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7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7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7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7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7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7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7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7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v_her_2011-12-31_2012-12-3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LARE_START</text:p>
          </table:table-cell>
          <table:table-cell table:style-name="Default" office:value-type="string" calcext:value-type="string">
            <text:p>FLARE_PEAK</text:p>
          </table:table-cell>
          <table:table-cell table:style-name="Default" office:value-type="string" calcext:value-type="string">
            <text:p>FLARE_EN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AIA_LOC</text:p>
          </table:table-cell>
          <table:table-cell office:value-type="string" calcext:value-type="string">
            <text:p>AIA_XCEN</text:p>
          </table:table-cell>
          <table:table-cell office:value-type="string" calcext:value-type="string">
            <text:p>AIA_YCEN</text:p>
          </table:table-cell>
          <table:table-cell office:value-type="string" calcext:value-type="string">
            <text:p>GEV_LOC</text:p>
          </table:table-cell>
          <table:table-cell office:value-type="string" calcext:value-type="string">
            <text:p>NOAA_AR</text:p>
          </table:table-cell>
        </table:table-row>
        <table:table-row table:style-name="ro1">
          <table:table-cell office:value-type="date" office:date-value="2012-08-01T01:20:00" calcext:value-type="date">
            <text:p>01/08/12 01:20</text:p>
          </table:table-cell>
          <table:table-cell office:value-type="date" office:date-value="2012-08-01T01:31:00" calcext:value-type="date">
            <text:p>01/08/12 01:31</text:p>
          </table:table-cell>
          <table:table-cell office:value-type="date" office:date-value="2012-08-01T01:35:00" calcext:value-type="date">
            <text:p>01/08/12 01:3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01T03:57:00" calcext:value-type="date">
            <text:p>01/08/12 03:57</text:p>
          </table:table-cell>
          <table:table-cell office:value-type="date" office:date-value="2012-08-01T04:02:00" calcext:value-type="date">
            <text:p>01/08/12 04:02</text:p>
          </table:table-cell>
          <table:table-cell office:value-type="date" office:date-value="2012-08-01T04:06:00" calcext:value-type="date">
            <text:p>01/08/12 04:06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1T05:26:00" calcext:value-type="date">
            <text:p>01/08/12 05:26</text:p>
          </table:table-cell>
          <table:table-cell office:value-type="date" office:date-value="2012-08-01T05:29:00" calcext:value-type="date">
            <text:p>01/08/12 05:29</text:p>
          </table:table-cell>
          <table:table-cell office:value-type="date" office:date-value="2012-08-01T05:32:00" calcext:value-type="date">
            <text:p>01/08/12 05:3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65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1T06:18:00" calcext:value-type="date">
            <text:p>01/08/12 06:18</text:p>
          </table:table-cell>
          <table:table-cell office:value-type="date" office:date-value="2012-08-01T06:22:00" calcext:value-type="date">
            <text:p>01/08/12 06:22</text:p>
          </table:table-cell>
          <table:table-cell office:value-type="date" office:date-value="2012-08-01T06:27:00" calcext:value-type="date">
            <text:p>01/08/12 06:2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02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8-01T09:45:00" calcext:value-type="date">
            <text:p>01/08/12 09:45</text:p>
          </table:table-cell>
          <table:table-cell office:value-type="date" office:date-value="2012-08-01T09:50:00" calcext:value-type="date">
            <text:p>01/08/12 09:50</text:p>
          </table:table-cell>
          <table:table-cell office:value-type="date" office:date-value="2012-08-01T10:03:00" calcext:value-type="date">
            <text:p>01/08/12 10:0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8-01T12:47:00" calcext:value-type="date">
            <text:p>01/08/12 12:47</text:p>
          </table:table-cell>
          <table:table-cell office:value-type="date" office:date-value="2012-08-01T12:52:00" calcext:value-type="date">
            <text:p>01/08/12 12:52</text:p>
          </table:table-cell>
          <table:table-cell office:value-type="date" office:date-value="2012-08-01T12:58:00" calcext:value-type="date">
            <text:p>01/08/12 12:58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45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8-01T14:01:00" calcext:value-type="date">
            <text:p>01/08/12 14:01</text:p>
          </table:table-cell>
          <table:table-cell office:value-type="date" office:date-value="2012-08-01T14:04:00" calcext:value-type="date">
            <text:p>01/08/12 14:04</text:p>
          </table:table-cell>
          <table:table-cell office:value-type="date" office:date-value="2012-08-01T14:09:00" calcext:value-type="date">
            <text:p>01/08/12 14:0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64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1T14:19:00" calcext:value-type="date">
            <text:p>01/08/12 14:19</text:p>
          </table:table-cell>
          <table:table-cell office:value-type="date" office:date-value="2012-08-01T14:23:00" calcext:value-type="date">
            <text:p>01/08/12 14:23</text:p>
          </table:table-cell>
          <table:table-cell office:value-type="date" office:date-value="2012-08-01T14:27:00" calcext:value-type="date">
            <text:p>01/08/12 14:2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65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1T14:46:00" calcext:value-type="date">
            <text:p>01/08/12 14:46</text:p>
          </table:table-cell>
          <table:table-cell office:value-type="date" office:date-value="2012-08-01T14:48:00" calcext:value-type="date">
            <text:p>01/08/12 14:48</text:p>
          </table:table-cell>
          <table:table-cell office:value-type="date" office:date-value="2012-08-01T14:53:00" calcext:value-type="date">
            <text:p>01/08/12 14:53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01T18:40:00" calcext:value-type="date">
            <text:p>01/08/12 18:40</text:p>
          </table:table-cell>
          <table:table-cell office:value-type="date" office:date-value="2012-08-01T18:46:00" calcext:value-type="date">
            <text:p>01/08/12 18:46</text:p>
          </table:table-cell>
          <table:table-cell office:value-type="date" office:date-value="2012-08-01T18:54:00" calcext:value-type="date">
            <text:p>01/08/12 18:54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06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8-01T23:39:00" calcext:value-type="date">
            <text:p>01/08/12 23:39</text:p>
          </table:table-cell>
          <table:table-cell office:value-type="date" office:date-value="2012-08-01T23:45:00" calcext:value-type="date">
            <text:p>01/08/12 23:45</text:p>
          </table:table-cell>
          <table:table-cell office:value-type="date" office:date-value="2012-08-01T23:49:00" calcext:value-type="date">
            <text:p>01/08/12 23:4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12-01T06:07:00" calcext:value-type="date">
            <text:p>01/12/12 06:07</text:p>
          </table:table-cell>
          <table:table-cell office:value-type="date" office:date-value="2012-12-01T06:10:00" calcext:value-type="date">
            <text:p>01/12/12 06:10</text:p>
          </table:table-cell>
          <table:table-cell office:value-type="date" office:date-value="2012-12-01T06:12:00" calcext:value-type="date">
            <text:p>01/12/12 06:12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1T08:31:00" calcext:value-type="date">
            <text:p>01/12/12 08:31</text:p>
          </table:table-cell>
          <table:table-cell office:value-type="date" office:date-value="2012-12-01T08:36:00" calcext:value-type="date">
            <text:p>01/12/12 08:36</text:p>
          </table:table-cell>
          <table:table-cell office:value-type="date" office:date-value="2012-12-01T08:44:00" calcext:value-type="date">
            <text:p>01/12/12 08:4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33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2-01T09:14:00" calcext:value-type="date">
            <text:p>01/12/12 09:14</text:p>
          </table:table-cell>
          <table:table-cell office:value-type="date" office:date-value="2012-12-01T09:17:00" calcext:value-type="date">
            <text:p>01/12/12 09:17</text:p>
          </table:table-cell>
          <table:table-cell office:value-type="date" office:date-value="2012-12-01T09:20:00" calcext:value-type="date">
            <text:p>01/12/12 09:20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2-01T10:17:00" calcext:value-type="date">
            <text:p>01/12/12 10:17</text:p>
          </table:table-cell>
          <table:table-cell office:value-type="date" office:date-value="2012-12-01T10:30:00" calcext:value-type="date">
            <text:p>01/12/12 10:30</text:p>
          </table:table-cell>
          <table:table-cell office:value-type="date" office:date-value="2012-12-01T10:42:00" calcext:value-type="date">
            <text:p>01/12/12 10:42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2-01T15:26:00" calcext:value-type="date">
            <text:p>01/12/12 15:26</text:p>
          </table:table-cell>
          <table:table-cell office:value-type="date" office:date-value="2012-12-01T15:30:00" calcext:value-type="date">
            <text:p>01/12/12 15:30</text:p>
          </table:table-cell>
          <table:table-cell office:value-type="date" office:date-value="2012-12-01T15:35:00" calcext:value-type="date">
            <text:p>01/12/12 15:35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1T15:55:00" calcext:value-type="date">
            <text:p>01/12/12 15:55</text:p>
          </table:table-cell>
          <table:table-cell office:value-type="date" office:date-value="2012-12-01T16:01:00" calcext:value-type="date">
            <text:p>01/12/12 16:01</text:p>
          </table:table-cell>
          <table:table-cell office:value-type="date" office:date-value="2012-12-01T16:07:00" calcext:value-type="date">
            <text:p>01/12/12 16:07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2-01T21:27:00" calcext:value-type="date">
            <text:p>01/12/12 21:27</text:p>
          </table:table-cell>
          <table:table-cell office:value-type="date" office:date-value="2012-12-01T21:42:00" calcext:value-type="date">
            <text:p>01/12/12 21:42</text:p>
          </table:table-cell>
          <table:table-cell office:value-type="date" office:date-value="2012-12-01T21:49:00" calcext:value-type="date">
            <text:p>01/12/12 21:4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1T22:37:00" calcext:value-type="date">
            <text:p>01/12/12 22:37</text:p>
          </table:table-cell>
          <table:table-cell office:value-type="date" office:date-value="2012-12-01T22:59:00" calcext:value-type="date">
            <text:p>01/12/12 22:59</text:p>
          </table:table-cell>
          <table:table-cell office:value-type="date" office:date-value="2012-12-01T23:06:00" calcext:value-type="date">
            <text:p>01/12/12 23:06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02-01T04:13:00" calcext:value-type="date">
            <text:p>01/02/12 04:13</text:p>
          </table:table-cell>
          <table:table-cell office:value-type="date" office:date-value="2012-02-01T04:41:00" calcext:value-type="date">
            <text:p>01/02/12 04:41</text:p>
          </table:table-cell>
          <table:table-cell office:value-type="date" office:date-value="2012-02-01T04:55:00" calcext:value-type="date">
            <text:p>01/02/12 04:5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date" office:date-value="2012-02-01T08:50:00" calcext:value-type="date">
            <text:p>01/02/12 08:50</text:p>
          </table:table-cell>
          <table:table-cell office:value-type="date" office:date-value="2012-02-01T09:16:00" calcext:value-type="date">
            <text:p>01/02/12 09:16</text:p>
          </table:table-cell>
          <table:table-cell office:value-type="date" office:date-value="2012-02-01T09:37:00" calcext:value-type="date">
            <text:p>01/02/12 09:37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date" office:date-value="2012-01-01T04:45:00" calcext:value-type="date">
            <text:p>01/01/12 04:45</text:p>
          </table:table-cell>
          <table:table-cell office:value-type="date" office:date-value="2012-01-01T04:50:00" calcext:value-type="date">
            <text:p>01/01/12 04:50</text:p>
          </table:table-cell>
          <table:table-cell office:value-type="date" office:date-value="2012-01-01T04:57:00" calcext:value-type="date">
            <text:p>01/01/12 04:57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1T07:24:00" calcext:value-type="date">
            <text:p>01/01/12 07:24</text:p>
          </table:table-cell>
          <table:table-cell office:value-type="date" office:date-value="2012-01-01T07:34:00" calcext:value-type="date">
            <text:p>01/01/12 07:34</text:p>
          </table:table-cell>
          <table:table-cell office:value-type="date" office:date-value="2012-01-01T07:44:00" calcext:value-type="date">
            <text:p>01/01/12 07:44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34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1T13:22:00" calcext:value-type="date">
            <text:p>01/01/12 13:22</text:p>
          </table:table-cell>
          <table:table-cell office:value-type="date" office:date-value="2012-01-01T13:26:00" calcext:value-type="date">
            <text:p>01/01/12 13:26</text:p>
          </table:table-cell>
          <table:table-cell office:value-type="date" office:date-value="2012-01-01T13:33:00" calcext:value-type="date">
            <text:p>01/01/12 13:33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1T18:54:00" calcext:value-type="date">
            <text:p>01/01/12 18:54</text:p>
          </table:table-cell>
          <table:table-cell office:value-type="date" office:date-value="2012-01-01T18:59:00" calcext:value-type="date">
            <text:p>01/01/12 18:59</text:p>
          </table:table-cell>
          <table:table-cell office:value-type="date" office:date-value="2012-01-01T19:06:00" calcext:value-type="date">
            <text:p>01/01/12 19:06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1T23:28:00" calcext:value-type="date">
            <text:p>01/01/12 23:28</text:p>
          </table:table-cell>
          <table:table-cell office:value-type="date" office:date-value="2012-01-01T23:36:00" calcext:value-type="date">
            <text:p>01/01/12 23:36</text:p>
          </table:table-cell>
          <table:table-cell office:value-type="date" office:date-value="2012-01-01T23:46:00" calcext:value-type="date">
            <text:p>01/01/12 23:4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1T01:02:00" calcext:value-type="date">
            <text:p>01/07/12 01:02</text:p>
          </table:table-cell>
          <table:table-cell office:value-type="date" office:date-value="2012-07-01T01:07:00" calcext:value-type="date">
            <text:p>01/07/12 01:07</text:p>
          </table:table-cell>
          <table:table-cell office:value-type="date" office:date-value="2012-07-01T01:10:00" calcext:value-type="date">
            <text:p>01/07/12 01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17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1T01:27:00" calcext:value-type="date">
            <text:p>01/07/12 01:27</text:p>
          </table:table-cell>
          <table:table-cell office:value-type="date" office:date-value="2012-07-01T01:30:00" calcext:value-type="date">
            <text:p>01/07/12 01:30</text:p>
          </table:table-cell>
          <table:table-cell office:value-type="date" office:date-value="2012-07-01T01:32:00" calcext:value-type="date">
            <text:p>01/07/12 01:32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1T07:11:00" calcext:value-type="date">
            <text:p>01/07/12 07:11</text:p>
          </table:table-cell>
          <table:table-cell office:value-type="date" office:date-value="2012-07-01T07:16:00" calcext:value-type="date">
            <text:p>01/07/12 07:16</text:p>
          </table:table-cell>
          <table:table-cell office:value-type="date" office:date-value="2012-07-01T07:20:00" calcext:value-type="date">
            <text:p>01/07/12 07:20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0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1T10:12:00" calcext:value-type="date">
            <text:p>01/07/12 10:12</text:p>
          </table:table-cell>
          <table:table-cell office:value-type="date" office:date-value="2012-07-01T10:23:00" calcext:value-type="date">
            <text:p>01/07/12 10:23</text:p>
          </table:table-cell>
          <table:table-cell office:value-type="date" office:date-value="2012-07-01T10:40:00" calcext:value-type="date">
            <text:p>01/07/12 10:4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3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1T15:26:00" calcext:value-type="date">
            <text:p>01/07/12 15:26</text:p>
          </table:table-cell>
          <table:table-cell office:value-type="date" office:date-value="2012-07-01T15:32:00" calcext:value-type="date">
            <text:p>01/07/12 15:32</text:p>
          </table:table-cell>
          <table:table-cell office:value-type="date" office:date-value="2012-07-01T15:37:00" calcext:value-type="date">
            <text:p>01/07/12 15:37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2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7-01T15:41:00" calcext:value-type="date">
            <text:p>01/07/12 15:41</text:p>
          </table:table-cell>
          <table:table-cell office:value-type="date" office:date-value="2012-07-01T15:45:00" calcext:value-type="date">
            <text:p>01/07/12 15:45</text:p>
          </table:table-cell>
          <table:table-cell office:value-type="date" office:date-value="2012-07-01T15:52:00" calcext:value-type="date">
            <text:p>01/07/12 15:52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2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1T18:00:00" calcext:value-type="date">
            <text:p>01/07/12 18:00</text:p>
          </table:table-cell>
          <table:table-cell office:value-type="date" office:date-value="2012-07-01T18:04:00" calcext:value-type="date">
            <text:p>01/07/12 18:04</text:p>
          </table:table-cell>
          <table:table-cell office:value-type="date" office:date-value="2012-07-01T18:06:00" calcext:value-type="date">
            <text:p>01/07/12 18:0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1T18:07:00" calcext:value-type="date">
            <text:p>01/07/12 18:07</text:p>
          </table:table-cell>
          <table:table-cell office:value-type="date" office:date-value="2012-07-01T18:12:00" calcext:value-type="date">
            <text:p>01/07/12 18:12</text:p>
          </table:table-cell>
          <table:table-cell office:value-type="date" office:date-value="2012-07-01T18:15:00" calcext:value-type="date">
            <text:p>01/07/12 18:15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1T19:11:00" calcext:value-type="date">
            <text:p>01/07/12 19:11</text:p>
          </table:table-cell>
          <table:table-cell office:value-type="date" office:date-value="2012-07-01T19:18:00" calcext:value-type="date">
            <text:p>01/07/12 19:18</text:p>
          </table:table-cell>
          <table:table-cell office:value-type="date" office:date-value="2012-07-01T19:21:00" calcext:value-type="date">
            <text:p>01/07/12 19:21</text:p>
          </table:table-cell>
          <table:table-cell office:value-type="string" calcext:value-type="string">
            <text:p>M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04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01T05:26:00" calcext:value-type="date">
            <text:p>01/06/12 05:26</text:p>
          </table:table-cell>
          <table:table-cell office:value-type="date" office:date-value="2012-06-01T05:34:00" calcext:value-type="date">
            <text:p>01/06/12 05:34</text:p>
          </table:table-cell>
          <table:table-cell office:value-type="date" office:date-value="2012-06-01T05:41:00" calcext:value-type="date">
            <text:p>01/06/12 05:41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date" office:date-value="2012-06-01T07:37:00" calcext:value-type="date">
            <text:p>01/06/12 07:37</text:p>
          </table:table-cell>
          <table:table-cell office:value-type="date" office:date-value="2012-06-01T07:40:00" calcext:value-type="date">
            <text:p>01/06/12 07:40</text:p>
          </table:table-cell>
          <table:table-cell office:value-type="date" office:date-value="2012-06-01T07:43:00" calcext:value-type="date">
            <text:p>01/06/12 07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59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6-01T17:02:00" calcext:value-type="date">
            <text:p>01/06/12 17:02</text:p>
          </table:table-cell>
          <table:table-cell office:value-type="date" office:date-value="2012-06-01T17:10:00" calcext:value-type="date">
            <text:p>01/06/12 17:10</text:p>
          </table:table-cell>
          <table:table-cell office:value-type="date" office:date-value="2012-06-01T17:16:00" calcext:value-type="date">
            <text:p>01/06/12 17:16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74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6-01T19:37:00" calcext:value-type="date">
            <text:p>01/06/12 19:37</text:p>
          </table:table-cell>
          <table:table-cell office:value-type="date" office:date-value="2012-06-01T19:40:00" calcext:value-type="date">
            <text:p>01/06/12 19:40</text:p>
          </table:table-cell>
          <table:table-cell office:value-type="date" office:date-value="2012-06-01T19:43:00" calcext:value-type="date">
            <text:p>01/06/12 19:43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81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date" office:date-value="2012-06-01T22:30:00" calcext:value-type="date">
            <text:p>01/06/12 22:30</text:p>
          </table:table-cell>
          <table:table-cell office:value-type="date" office:date-value="2012-06-01T22:41:00" calcext:value-type="date">
            <text:p>01/06/12 22:41</text:p>
          </table:table-cell>
          <table:table-cell office:value-type="date" office:date-value="2012-06-01T23:02:00" calcext:value-type="date">
            <text:p>01/06/12 23:02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1T08:52:00" calcext:value-type="date">
            <text:p>01/03/12 08:52</text:p>
          </table:table-cell>
          <table:table-cell office:value-type="date" office:date-value="2012-03-01T10:10:00" calcext:value-type="date">
            <text:p>01/03/12 10:10</text:p>
          </table:table-cell>
          <table:table-cell office:value-type="date" office:date-value="2012-03-01T11:16:00" calcext:value-type="date">
            <text:p>01/03/12 11:16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date" office:date-value="2012-03-01T15:10:00" calcext:value-type="date">
            <text:p>01/03/12 15:10</text:p>
          </table:table-cell>
          <table:table-cell office:value-type="date" office:date-value="2012-03-01T15:26:00" calcext:value-type="date">
            <text:p>01/03/12 15:26</text:p>
          </table:table-cell>
          <table:table-cell office:value-type="date" office:date-value="2012-03-01T15:36:00" calcext:value-type="date">
            <text:p>01/03/12 15:36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W13</text:p>
          </table:table-cell>
          <table:table-cell office:value-type="float" office:value="11423" calcext:value-type="float">
            <text:p>11423</text:p>
          </table:table-cell>
        </table:table-row>
        <table:table-row table:style-name="ro1">
          <table:table-cell office:value-type="date" office:date-value="2012-05-01T04:35:00" calcext:value-type="date">
            <text:p>01/05/12 04:35</text:p>
          </table:table-cell>
          <table:table-cell office:value-type="date" office:date-value="2012-05-01T04:43:00" calcext:value-type="date">
            <text:p>01/05/12 04:43</text:p>
          </table:table-cell>
          <table:table-cell office:value-type="date" office:date-value="2012-05-01T04:47:00" calcext:value-type="date">
            <text:p>01/05/12 04:47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38</text:p>
          </table:table-cell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date" office:date-value="2012-05-01T05:15:00" calcext:value-type="date">
            <text:p>01/05/12 05:15</text:p>
          </table:table-cell>
          <table:table-cell office:value-type="date" office:date-value="2012-05-01T05:45:00" calcext:value-type="date">
            <text:p>01/05/12 05:45</text:p>
          </table:table-cell>
          <table:table-cell office:value-type="date" office:date-value="2012-05-01T05:52:00" calcext:value-type="date">
            <text:p>01/05/12 05:52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5-01T17:11:00" calcext:value-type="date">
            <text:p>01/05/12 17:11</text:p>
          </table:table-cell>
          <table:table-cell office:value-type="date" office:date-value="2012-05-01T17:14:00" calcext:value-type="date">
            <text:p>01/05/12 17:14</text:p>
          </table:table-cell>
          <table:table-cell office:value-type="date" office:date-value="2012-05-01T17:17:00" calcext:value-type="date">
            <text:p>01/05/12 17:17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38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1T18:26:00" calcext:value-type="date">
            <text:p>01/05/12 18:26</text:p>
          </table:table-cell>
          <table:table-cell office:value-type="date" office:date-value="2012-05-01T18:31:00" calcext:value-type="date">
            <text:p>01/05/12 18:31</text:p>
          </table:table-cell>
          <table:table-cell office:value-type="date" office:date-value="2012-05-01T18:36:00" calcext:value-type="date">
            <text:p>01/05/12 18:36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34</text:p>
          </table:table-cell>
          <table:table-cell/>
        </table:table-row>
        <table:table-row table:style-name="ro1">
          <table:table-cell office:value-type="date" office:date-value="2012-05-01T22:46:00" calcext:value-type="date">
            <text:p>01/05/12 22:46</text:p>
          </table:table-cell>
          <table:table-cell office:value-type="date" office:date-value="2012-05-01T22:50:00" calcext:value-type="date">
            <text:p>01/05/12 22:50</text:p>
          </table:table-cell>
          <table:table-cell office:value-type="date" office:date-value="2012-05-01T22:52:00" calcext:value-type="date">
            <text:p>01/05/12 22:52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37</text:p>
          </table:table-cell>
          <table:table-cell office:value-type="float" office:value="11473" calcext:value-type="float">
            <text:p>11473</text:p>
          </table:table-cell>
        </table:table-row>
        <table:table-row table:style-name="ro1">
          <table:table-cell office:value-type="date" office:date-value="2012-11-01T14:00:00" calcext:value-type="date">
            <text:p>01/11/12 14:00</text:p>
          </table:table-cell>
          <table:table-cell office:value-type="date" office:date-value="2012-11-01T14:04:00" calcext:value-type="date">
            <text:p>01/11/12 14:04</text:p>
          </table:table-cell>
          <table:table-cell office:value-type="date" office:date-value="2012-11-01T14:12:00" calcext:value-type="date">
            <text:p>01/11/12 14:12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1-01T14:58:00" calcext:value-type="date">
            <text:p>01/11/12 14:58</text:p>
          </table:table-cell>
          <table:table-cell office:value-type="date" office:date-value="2012-11-01T15:05:00" calcext:value-type="date">
            <text:p>01/11/12 15:05</text:p>
          </table:table-cell>
          <table:table-cell office:value-type="date" office:date-value="2012-11-01T15:12:00" calcext:value-type="date">
            <text:p>01/11/12 15:12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01T01:29:00" calcext:value-type="date">
            <text:p>01/10/12 01:29</text:p>
          </table:table-cell>
          <table:table-cell office:value-type="date" office:date-value="2012-10-01T01:35:00" calcext:value-type="date">
            <text:p>01/10/12 01:35</text:p>
          </table:table-cell>
          <table:table-cell office:value-type="date" office:date-value="2012-10-01T01:37:00" calcext:value-type="date">
            <text:p>01/10/12 01:3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10-01T01:42:00" calcext:value-type="date">
            <text:p>01/10/12 01:42</text:p>
          </table:table-cell>
          <table:table-cell office:value-type="date" office:date-value="2012-10-01T01:47:00" calcext:value-type="date">
            <text:p>01/10/12 01:47</text:p>
          </table:table-cell>
          <table:table-cell office:value-type="date" office:date-value="2012-10-01T01:50:00" calcext:value-type="date">
            <text:p>01/10/12 01:50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10-01T03:48:00" calcext:value-type="date">
            <text:p>01/10/12 03:48</text:p>
          </table:table-cell>
          <table:table-cell office:value-type="date" office:date-value="2012-10-01T03:51:00" calcext:value-type="date">
            <text:p>01/10/12 03:51</text:p>
          </table:table-cell>
          <table:table-cell office:value-type="date" office:date-value="2012-10-01T03:54:00" calcext:value-type="date">
            <text:p>01/10/12 03:5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10-01T04:58:00" calcext:value-type="date">
            <text:p>01/10/12 04:58</text:p>
          </table:table-cell>
          <table:table-cell office:value-type="date" office:date-value="2012-10-01T05:04:00" calcext:value-type="date">
            <text:p>01/10/12 05:04</text:p>
          </table:table-cell>
          <table:table-cell office:value-type="date" office:date-value="2012-10-01T05:09:00" calcext:value-type="date">
            <text:p>01/10/12 05:0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10-01T06:17:00" calcext:value-type="date">
            <text:p>01/10/12 06:17</text:p>
          </table:table-cell>
          <table:table-cell office:value-type="date" office:date-value="2012-10-01T10:06:00" calcext:value-type="date">
            <text:p>01/10/12 10:06</text:p>
          </table:table-cell>
          <table:table-cell office:value-type="date" office:date-value="2012-10-01T11:47:00" calcext:value-type="date">
            <text:p>01/10/12 11:47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1T13:00:00" calcext:value-type="date">
            <text:p>01/10/12 13:00</text:p>
          </table:table-cell>
          <table:table-cell office:value-type="date" office:date-value="2012-10-01T13:13:00" calcext:value-type="date">
            <text:p>01/10/12 13:13</text:p>
          </table:table-cell>
          <table:table-cell office:value-type="date" office:date-value="2012-10-01T13:26:00" calcext:value-type="date">
            <text:p>01/10/12 13:26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10-01T15:16:00" calcext:value-type="date">
            <text:p>01/10/12 15:16</text:p>
          </table:table-cell>
          <table:table-cell office:value-type="date" office:date-value="2012-10-01T15:22:00" calcext:value-type="date">
            <text:p>01/10/12 15:22</text:p>
          </table:table-cell>
          <table:table-cell office:value-type="date" office:date-value="2012-10-01T15:29:00" calcext:value-type="date">
            <text:p>01/10/12 15:29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01T00:28:00" calcext:value-type="date">
            <text:p>01/09/12 00:28</text:p>
          </table:table-cell>
          <table:table-cell office:value-type="date" office:date-value="2012-09-01T00:39:00" calcext:value-type="date">
            <text:p>01/09/12 00:39</text:p>
          </table:table-cell>
          <table:table-cell office:value-type="date" office:date-value="2012-09-01T00:49:00" calcext:value-type="date">
            <text:p>01/09/12 00:49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82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9-01T17:33:00" calcext:value-type="date">
            <text:p>01/09/12 17:33</text:p>
          </table:table-cell>
          <table:table-cell office:value-type="date" office:date-value="2012-09-01T17:37:00" calcext:value-type="date">
            <text:p>01/09/12 17:37</text:p>
          </table:table-cell>
          <table:table-cell office:value-type="date" office:date-value="2012-09-01T17:48:00" calcext:value-type="date">
            <text:p>01/09/12 17:4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52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09-01T18:23:00" calcext:value-type="date">
            <text:p>01/09/12 18:23</text:p>
          </table:table-cell>
          <table:table-cell office:value-type="date" office:date-value="2012-09-01T18:28:00" calcext:value-type="date">
            <text:p>01/09/12 18:28</text:p>
          </table:table-cell>
          <table:table-cell office:value-type="date" office:date-value="2012-09-01T18:34:00" calcext:value-type="date">
            <text:p>01/09/12 18:34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9-01T18:54:00" calcext:value-type="date">
            <text:p>01/09/12 18:54</text:p>
          </table:table-cell>
          <table:table-cell office:value-type="date" office:date-value="2012-09-01T19:02:00" calcext:value-type="date">
            <text:p>01/09/12 19:02</text:p>
          </table:table-cell>
          <table:table-cell office:value-type="date" office:date-value="2012-09-01T19:12:00" calcext:value-type="date">
            <text:p>01/09/12 19:12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59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1T19:39:00" calcext:value-type="date">
            <text:p>01/09/12 19:39</text:p>
          </table:table-cell>
          <table:table-cell office:value-type="date" office:date-value="2012-09-01T19:45:00" calcext:value-type="date">
            <text:p>01/09/12 19:45</text:p>
          </table:table-cell>
          <table:table-cell office:value-type="date" office:date-value="2012-09-01T20:29:00" calcext:value-type="date">
            <text:p>01/09/12 20:2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54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04-02T02:28:00" calcext:value-type="date">
            <text:p>02/04/12 02:28</text:p>
          </table:table-cell>
          <table:table-cell office:value-type="date" office:date-value="2012-04-02T02:34:00" calcext:value-type="date">
            <text:p>02/04/12 02:34</text:p>
          </table:table-cell>
          <table:table-cell office:value-type="date" office:date-value="2012-04-02T02:41:00" calcext:value-type="date">
            <text:p>02/04/12 02:41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4-02T21:53:00" calcext:value-type="date">
            <text:p>02/04/12 21:53</text:p>
          </table:table-cell>
          <table:table-cell office:value-type="date" office:date-value="2012-04-02T22:20:00" calcext:value-type="date">
            <text:p>02/04/12 22:20</text:p>
          </table:table-cell>
          <table:table-cell office:value-type="date" office:date-value="2012-04-02T22:53:00" calcext:value-type="date">
            <text:p>02/04/12 22:53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8-02T04:53:00" calcext:value-type="date">
            <text:p>02/08/12 04:53</text:p>
          </table:table-cell>
          <table:table-cell office:value-type="date" office:date-value="2012-08-02T04:56:00" calcext:value-type="date">
            <text:p>02/08/12 04:56</text:p>
          </table:table-cell>
          <table:table-cell office:value-type="date" office:date-value="2012-08-02T04:59:00" calcext:value-type="date">
            <text:p>02/08/12 04:5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8-02T12:10:00" calcext:value-type="date">
            <text:p>02/08/12 12:10</text:p>
          </table:table-cell>
          <table:table-cell office:value-type="date" office:date-value="2012-08-02T13:10:00" calcext:value-type="date">
            <text:p>02/08/12 13:10</text:p>
          </table:table-cell>
          <table:table-cell office:value-type="date" office:date-value="2012-08-02T13:35:00" calcext:value-type="date">
            <text:p>02/08/12 13:3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02T15:17:00" calcext:value-type="date">
            <text:p>02/08/12 15:17</text:p>
          </table:table-cell>
          <table:table-cell office:value-type="date" office:date-value="2012-08-02T15:29:00" calcext:value-type="date">
            <text:p>02/08/12 15:29</text:p>
          </table:table-cell>
          <table:table-cell office:value-type="date" office:date-value="2012-08-02T15:35:00" calcext:value-type="date">
            <text:p>02/08/12 15:35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2T00:18:00" calcext:value-type="date">
            <text:p>02/12/12 00:18</text:p>
          </table:table-cell>
          <table:table-cell office:value-type="date" office:date-value="2012-12-02T00:21:00" calcext:value-type="date">
            <text:p>02/12/12 00:21</text:p>
          </table:table-cell>
          <table:table-cell office:value-type="date" office:date-value="2012-12-02T00:25:00" calcext:value-type="date">
            <text:p>02/12/12 00:25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2T13:57:00" calcext:value-type="date">
            <text:p>02/12/12 13:57</text:p>
          </table:table-cell>
          <table:table-cell office:value-type="date" office:date-value="2012-12-02T14:01:00" calcext:value-type="date">
            <text:p>02/12/12 14:01</text:p>
          </table:table-cell>
          <table:table-cell office:value-type="date" office:date-value="2012-12-02T14:04:00" calcext:value-type="date">
            <text:p>02/12/12 14:04</text:p>
          </table:table-cell>
          <table:table-cell office:value-type="string" calcext:value-type="string">
            <text:p>B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02-02T08:57:00" calcext:value-type="date">
            <text:p>02/02/12 08:57</text:p>
          </table:table-cell>
          <table:table-cell office:value-type="date" office:date-value="2012-02-02T09:07:00" calcext:value-type="date">
            <text:p>02/02/12 09:07</text:p>
          </table:table-cell>
          <table:table-cell office:value-type="date" office:date-value="2012-02-02T09:17:00" calcext:value-type="date">
            <text:p>02/02/12 09:17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date" office:date-value="2012-02-02T11:51:00" calcext:value-type="date">
            <text:p>02/02/12 11:51</text:p>
          </table:table-cell>
          <table:table-cell office:value-type="date" office:date-value="2012-02-02T11:54:00" calcext:value-type="date">
            <text:p>02/02/12 11:54</text:p>
          </table:table-cell>
          <table:table-cell office:value-type="date" office:date-value="2012-02-02T11:56:00" calcext:value-type="date">
            <text:p>02/02/12 11:56</text:p>
          </table:table-cell>
          <table:table-cell office:value-type="string" calcext:value-type="string">
            <text:p>B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2T18:06:00" calcext:value-type="date">
            <text:p>02/02/12 18:06</text:p>
          </table:table-cell>
          <table:table-cell office:value-type="date" office:date-value="2012-02-02T18:15:00" calcext:value-type="date">
            <text:p>02/02/12 18:15</text:p>
          </table:table-cell>
          <table:table-cell office:value-type="date" office:date-value="2012-02-02T18:21:00" calcext:value-type="date">
            <text:p>02/02/12 18:21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3" calcext:value-type="float">
            <text:p>11413</text:p>
          </table:table-cell>
        </table:table-row>
        <table:table-row table:style-name="ro1">
          <table:table-cell office:value-type="date" office:date-value="2012-01-02T02:55:00" calcext:value-type="date">
            <text:p>02/01/12 02:55</text:p>
          </table:table-cell>
          <table:table-cell office:value-type="date" office:date-value="2012-01-02T03:00:00" calcext:value-type="date">
            <text:p>02/01/12 03:00</text:p>
          </table:table-cell>
          <table:table-cell office:value-type="date" office:date-value="2012-01-02T03:07:00" calcext:value-type="date">
            <text:p>02/01/12 03:07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2T05:23:00" calcext:value-type="date">
            <text:p>02/01/12 05:23</text:p>
          </table:table-cell>
          <table:table-cell office:value-type="date" office:date-value="2012-01-02T05:28:00" calcext:value-type="date">
            <text:p>02/01/12 05:28</text:p>
          </table:table-cell>
          <table:table-cell office:value-type="date" office:date-value="2012-01-02T05:34:00" calcext:value-type="date">
            <text:p>02/01/12 05:3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20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2T07:05:00" calcext:value-type="date">
            <text:p>02/01/12 07:05</text:p>
          </table:table-cell>
          <table:table-cell office:value-type="date" office:date-value="2012-01-02T07:24:00" calcext:value-type="date">
            <text:p>02/01/12 07:24</text:p>
          </table:table-cell>
          <table:table-cell office:value-type="date" office:date-value="2012-01-02T07:32:00" calcext:value-type="date">
            <text:p>02/01/12 07:32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2T07:56:00" calcext:value-type="date">
            <text:p>02/01/12 07:56</text:p>
          </table:table-cell>
          <table:table-cell office:value-type="date" office:date-value="2012-01-02T08:02:00" calcext:value-type="date">
            <text:p>02/01/12 08:02</text:p>
          </table:table-cell>
          <table:table-cell office:value-type="date" office:date-value="2012-01-02T08:09:00" calcext:value-type="date">
            <text:p>02/01/12 08:09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2T09:27:00" calcext:value-type="date">
            <text:p>02/01/12 09:27</text:p>
          </table:table-cell>
          <table:table-cell office:value-type="date" office:date-value="2012-01-02T09:30:00" calcext:value-type="date">
            <text:p>02/01/12 09:30</text:p>
          </table:table-cell>
          <table:table-cell office:value-type="date" office:date-value="2012-01-02T09:32:00" calcext:value-type="date">
            <text:p>02/01/12 09:32</text:p>
          </table:table-cell>
          <table:table-cell office:value-type="string" calcext:value-type="string">
            <text:p>B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E21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2T11:11:00" calcext:value-type="date">
            <text:p>02/01/12 11:11</text:p>
          </table:table-cell>
          <table:table-cell office:value-type="date" office:date-value="2012-01-02T11:18:00" calcext:value-type="date">
            <text:p>02/01/12 11:18</text:p>
          </table:table-cell>
          <table:table-cell office:value-type="date" office:date-value="2012-01-02T11:26:00" calcext:value-type="date">
            <text:p>02/01/12 11:26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2T14:31:00" calcext:value-type="date">
            <text:p>02/01/12 14:31</text:p>
          </table:table-cell>
          <table:table-cell office:value-type="date" office:date-value="2012-01-02T15:24:00" calcext:value-type="date">
            <text:p>02/01/12 15:24</text:p>
          </table:table-cell>
          <table:table-cell office:value-type="date" office:date-value="2012-01-02T16:04:00" calcext:value-type="date">
            <text:p>02/01/12 16:04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2T00:26:00" calcext:value-type="date">
            <text:p>02/07/12 00:26</text:p>
          </table:table-cell>
          <table:table-cell office:value-type="date" office:date-value="2012-07-02T00:35:00" calcext:value-type="date">
            <text:p>02/07/12 00:35</text:p>
          </table:table-cell>
          <table:table-cell office:value-type="date" office:date-value="2012-07-02T00:40:00" calcext:value-type="date">
            <text:p>02/07/12 00:40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01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02:38:00" calcext:value-type="date">
            <text:p>02/07/12 02:38</text:p>
          </table:table-cell>
          <table:table-cell office:value-type="date" office:date-value="2012-07-02T02:42:00" calcext:value-type="date">
            <text:p>02/07/12 02:42</text:p>
          </table:table-cell>
          <table:table-cell office:value-type="date" office:date-value="2012-07-02T02:44:00" calcext:value-type="date">
            <text:p>02/07/12 02:4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00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02:51:00" calcext:value-type="date">
            <text:p>02/07/12 02:51</text:p>
          </table:table-cell>
          <table:table-cell office:value-type="date" office:date-value="2012-07-02T02:54:00" calcext:value-type="date">
            <text:p>02/07/12 02:54</text:p>
          </table:table-cell>
          <table:table-cell office:value-type="date" office:date-value="2012-07-02T02:57:00" calcext:value-type="date">
            <text:p>02/07/12 02:57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1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03:56:00" calcext:value-type="date">
            <text:p>02/07/12 03:56</text:p>
          </table:table-cell>
          <table:table-cell office:value-type="date" office:date-value="2012-07-02T04:00:00" calcext:value-type="date">
            <text:p>02/07/12 04:00</text:p>
          </table:table-cell>
          <table:table-cell office:value-type="date" office:date-value="2012-07-02T04:03:00" calcext:value-type="date">
            <text:p>02/07/12 04:03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2T04:47:00" calcext:value-type="date">
            <text:p>02/07/12 04:47</text:p>
          </table:table-cell>
          <table:table-cell office:value-type="date" office:date-value="2012-07-02T04:51:00" calcext:value-type="date">
            <text:p>02/07/12 04:51</text:p>
          </table:table-cell>
          <table:table-cell office:value-type="date" office:date-value="2012-07-02T04:56:00" calcext:value-type="date">
            <text:p>02/07/12 04:5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02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05:01:00" calcext:value-type="date">
            <text:p>02/07/12 05:01</text:p>
          </table:table-cell>
          <table:table-cell office:value-type="date" office:date-value="2012-07-02T05:08:00" calcext:value-type="date">
            <text:p>02/07/12 05:08</text:p>
          </table:table-cell>
          <table:table-cell office:value-type="date" office:date-value="2012-07-02T05:14:00" calcext:value-type="date">
            <text:p>02/07/12 05:14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07:03:00" calcext:value-type="date">
            <text:p>02/07/12 07:03</text:p>
          </table:table-cell>
          <table:table-cell office:value-type="date" office:date-value="2012-07-02T07:07:00" calcext:value-type="date">
            <text:p>02/07/12 07:07</text:p>
          </table:table-cell>
          <table:table-cell office:value-type="date" office:date-value="2012-07-02T07:10:00" calcext:value-type="date">
            <text:p>02/07/12 07:10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1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08:50:00" calcext:value-type="date">
            <text:p>02/07/12 08:50</text:p>
          </table:table-cell>
          <table:table-cell office:value-type="date" office:date-value="2012-07-02T08:55:00" calcext:value-type="date">
            <text:p>02/07/12 08:55</text:p>
          </table:table-cell>
          <table:table-cell office:value-type="date" office:date-value="2012-07-02T08:58:00" calcext:value-type="date">
            <text:p>02/07/12 08:5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10:33:00" calcext:value-type="date">
            <text:p>02/07/12 10:33</text:p>
          </table:table-cell>
          <table:table-cell office:value-type="date" office:date-value="2012-07-02T10:37:00" calcext:value-type="date">
            <text:p>02/07/12 10:37</text:p>
          </table:table-cell>
          <table:table-cell office:value-type="date" office:date-value="2012-07-02T10:41:00" calcext:value-type="date">
            <text:p>02/07/12 10:4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02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7-02T10:43:00" calcext:value-type="date">
            <text:p>02/07/12 10:43</text:p>
          </table:table-cell>
          <table:table-cell office:value-type="date" office:date-value="2012-07-02T10:52:00" calcext:value-type="date">
            <text:p>02/07/12 10:52</text:p>
          </table:table-cell>
          <table:table-cell office:value-type="date" office:date-value="2012-07-02T10:57:00" calcext:value-type="date">
            <text:p>02/07/12 10:57</text:p>
          </table:table-cell>
          <table:table-cell office:value-type="string" calcext:value-type="string">
            <text:p>M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12:19:00" calcext:value-type="date">
            <text:p>02/07/12 12:19</text:p>
          </table:table-cell>
          <table:table-cell office:value-type="date" office:date-value="2012-07-02T12:28:00" calcext:value-type="date">
            <text:p>02/07/12 12:28</text:p>
          </table:table-cell>
          <table:table-cell office:value-type="date" office:date-value="2012-07-02T12:42:00" calcext:value-type="date">
            <text:p>02/07/12 12:42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01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7-02T14:32:00" calcext:value-type="date">
            <text:p>02/07/12 14:32</text:p>
          </table:table-cell>
          <table:table-cell office:value-type="date" office:date-value="2012-07-02T14:46:00" calcext:value-type="date">
            <text:p>02/07/12 14:46</text:p>
          </table:table-cell>
          <table:table-cell office:value-type="date" office:date-value="2012-07-02T14:52:00" calcext:value-type="date">
            <text:p>02/07/12 14:52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06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16:37:00" calcext:value-type="date">
            <text:p>02/07/12 16:37</text:p>
          </table:table-cell>
          <table:table-cell office:value-type="date" office:date-value="2012-07-02T16:44:00" calcext:value-type="date">
            <text:p>02/07/12 16:44</text:p>
          </table:table-cell>
          <table:table-cell office:value-type="date" office:date-value="2012-07-02T16:52:00" calcext:value-type="date">
            <text:p>02/07/12 16:52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17:42:00" calcext:value-type="date">
            <text:p>02/07/12 17:42</text:p>
          </table:table-cell>
          <table:table-cell office:value-type="date" office:date-value="2012-07-02T17:50:00" calcext:value-type="date">
            <text:p>02/07/12 17:50</text:p>
          </table:table-cell>
          <table:table-cell office:value-type="date" office:date-value="2012-07-02T17:54:00" calcext:value-type="date">
            <text:p>02/07/12 17:54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3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18:03:00" calcext:value-type="date">
            <text:p>02/07/12 18:03</text:p>
          </table:table-cell>
          <table:table-cell office:value-type="date" office:date-value="2012-07-02T18:12:00" calcext:value-type="date">
            <text:p>02/07/12 18:12</text:p>
          </table:table-cell>
          <table:table-cell office:value-type="date" office:date-value="2012-07-02T18:22:00" calcext:value-type="date">
            <text:p>02/07/12 18:22</text:p>
          </table:table-cell>
          <table:table-cell office:value-type="string" calcext:value-type="string">
            <text:p>C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09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18:45:00" calcext:value-type="date">
            <text:p>02/07/12 18:45</text:p>
          </table:table-cell>
          <table:table-cell office:value-type="date" office:date-value="2012-07-02T18:56:00" calcext:value-type="date">
            <text:p>02/07/12 18:56</text:p>
          </table:table-cell>
          <table:table-cell office:value-type="date" office:date-value="2012-07-02T19:02:00" calcext:value-type="date">
            <text:p>02/07/12 19:02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2T19:27:00" calcext:value-type="date">
            <text:p>02/07/12 19:27</text:p>
          </table:table-cell>
          <table:table-cell office:value-type="date" office:date-value="2012-07-02T19:31:00" calcext:value-type="date">
            <text:p>02/07/12 19:31</text:p>
          </table:table-cell>
          <table:table-cell office:value-type="date" office:date-value="2012-07-02T19:34:00" calcext:value-type="date">
            <text:p>02/07/12 19:3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2T19:34:00" calcext:value-type="date">
            <text:p>02/07/12 19:34</text:p>
          </table:table-cell>
          <table:table-cell office:value-type="date" office:date-value="2012-07-02T19:43:00" calcext:value-type="date">
            <text:p>02/07/12 19:43</text:p>
          </table:table-cell>
          <table:table-cell office:value-type="date" office:date-value="2012-07-02T19:47:00" calcext:value-type="date">
            <text:p>02/07/12 19:47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19:59:00" calcext:value-type="date">
            <text:p>02/07/12 19:59</text:p>
          </table:table-cell>
          <table:table-cell office:value-type="date" office:date-value="2012-07-02T20:07:00" calcext:value-type="date">
            <text:p>02/07/12 20:07</text:p>
          </table:table-cell>
          <table:table-cell office:value-type="date" office:date-value="2012-07-02T20:13:00" calcext:value-type="date">
            <text:p>02/07/12 20:13</text:p>
          </table:table-cell>
          <table:table-cell office:value-type="string" calcext:value-type="string">
            <text:p>M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21:33:00" calcext:value-type="date">
            <text:p>02/07/12 21:33</text:p>
          </table:table-cell>
          <table:table-cell office:value-type="date" office:date-value="2012-07-02T21:36:00" calcext:value-type="date">
            <text:p>02/07/12 21:36</text:p>
          </table:table-cell>
          <table:table-cell office:value-type="date" office:date-value="2012-07-02T21:38:00" calcext:value-type="date">
            <text:p>02/07/12 21:3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22:05:00" calcext:value-type="date">
            <text:p>02/07/12 22:05</text:p>
          </table:table-cell>
          <table:table-cell office:value-type="date" office:date-value="2012-07-02T22:12:00" calcext:value-type="date">
            <text:p>02/07/12 22:12</text:p>
          </table:table-cell>
          <table:table-cell office:value-type="date" office:date-value="2012-07-02T22:15:00" calcext:value-type="date">
            <text:p>02/07/12 22:15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2T23:17:00" calcext:value-type="date">
            <text:p>02/07/12 23:17</text:p>
          </table:table-cell>
          <table:table-cell office:value-type="date" office:date-value="2012-07-02T23:39:00" calcext:value-type="date">
            <text:p>02/07/12 23:39</text:p>
          </table:table-cell>
          <table:table-cell office:value-type="date" office:date-value="2012-07-02T23:46:00" calcext:value-type="date">
            <text:p>02/07/12 23:46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12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2T23:49:00" calcext:value-type="date">
            <text:p>02/07/12 23:49</text:p>
          </table:table-cell>
          <table:table-cell office:value-type="date" office:date-value="2012-07-02T23:56:00" calcext:value-type="date">
            <text:p>02/07/12 23:56</text:p>
          </table:table-cell>
          <table:table-cell office:value-type="date" office:date-value="2012-07-03T00:03:00" calcext:value-type="date">
            <text:p>03/07/12 00:03</text:p>
          </table:table-cell>
          <table:table-cell office:value-type="string" calcext:value-type="string">
            <text:p>M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02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02T01:01:00" calcext:value-type="date">
            <text:p>02/06/12 01:01</text:p>
          </table:table-cell>
          <table:table-cell office:value-type="date" office:date-value="2012-06-02T01:05:00" calcext:value-type="date">
            <text:p>02/06/12 01:05</text:p>
          </table:table-cell>
          <table:table-cell office:value-type="date" office:date-value="2012-06-02T01:08:00" calcext:value-type="date">
            <text:p>02/06/12 01:08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6-02T04:15:00" calcext:value-type="date">
            <text:p>02/06/12 04:15</text:p>
          </table:table-cell>
          <table:table-cell office:value-type="date" office:date-value="2012-06-02T04:31:00" calcext:value-type="date">
            <text:p>02/06/12 04:31</text:p>
          </table:table-cell>
          <table:table-cell office:value-type="date" office:date-value="2012-06-02T04:55:00" calcext:value-type="date">
            <text:p>02/06/12 04:5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3-02T03:09:00" calcext:value-type="date">
            <text:p>02/03/12 03:09</text:p>
          </table:table-cell>
          <table:table-cell office:value-type="date" office:date-value="2012-03-02T03:13:00" calcext:value-type="date">
            <text:p>02/03/12 03:13</text:p>
          </table:table-cell>
          <table:table-cell office:value-type="date" office:date-value="2012-03-02T03:21:00" calcext:value-type="date">
            <text:p>02/03/12 03:21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2T17:29:00" calcext:value-type="date">
            <text:p>02/03/12 17:29</text:p>
          </table:table-cell>
          <table:table-cell office:value-type="date" office:date-value="2012-03-02T17:46:00" calcext:value-type="date">
            <text:p>02/03/12 17:46</text:p>
          </table:table-cell>
          <table:table-cell office:value-type="date" office:date-value="2012-03-02T18:07:00" calcext:value-type="date">
            <text:p>02/03/12 18:07</text:p>
          </table:table-cell>
          <table:table-cell office:value-type="string" calcext:value-type="string">
            <text:p>M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83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2T23:37:00" calcext:value-type="date">
            <text:p>02/03/12 23:37</text:p>
          </table:table-cell>
          <table:table-cell office:value-type="date" office:date-value="2012-03-02T23:43:00" calcext:value-type="date">
            <text:p>02/03/12 23:43</text:p>
          </table:table-cell>
          <table:table-cell office:value-type="date" office:date-value="2012-03-02T23:54:00" calcext:value-type="date">
            <text:p>02/03/12 23:54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2T01:31:00" calcext:value-type="date">
            <text:p>02/05/12 01:31</text:p>
          </table:table-cell>
          <table:table-cell office:value-type="date" office:date-value="2012-05-02T01:37:00" calcext:value-type="date">
            <text:p>02/05/12 01:37</text:p>
          </table:table-cell>
          <table:table-cell office:value-type="date" office:date-value="2012-05-02T01:41:00" calcext:value-type="date">
            <text:p>02/05/12 01:41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84</text:p>
          </table:table-cell>
          <table:table-cell office:value-type="float" office:value="11468" calcext:value-type="float">
            <text:p>11468</text:p>
          </table:table-cell>
        </table:table-row>
        <table:table-row table:style-name="ro1">
          <table:table-cell office:value-type="date" office:date-value="2012-05-02T11:32:00" calcext:value-type="date">
            <text:p>02/05/12 11:32</text:p>
          </table:table-cell>
          <table:table-cell office:value-type="date" office:date-value="2012-05-02T11:39:00" calcext:value-type="date">
            <text:p>02/05/12 11:39</text:p>
          </table:table-cell>
          <table:table-cell office:value-type="date" office:date-value="2012-05-02T11:46:00" calcext:value-type="date">
            <text:p>02/05/12 11:46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2T14:35:00" calcext:value-type="date">
            <text:p>02/05/12 14:35</text:p>
          </table:table-cell>
          <table:table-cell office:value-type="date" office:date-value="2012-05-02T14:41:00" calcext:value-type="date">
            <text:p>02/05/12 14:41</text:p>
          </table:table-cell>
          <table:table-cell office:value-type="date" office:date-value="2012-05-02T14:46:00" calcext:value-type="date">
            <text:p>02/05/12 14:46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W29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2T17:55:00" calcext:value-type="date">
            <text:p>02/05/12 17:55</text:p>
          </table:table-cell>
          <table:table-cell office:value-type="date" office:date-value="2012-05-02T18:05:00" calcext:value-type="date">
            <text:p>02/05/12 18:05</text:p>
          </table:table-cell>
          <table:table-cell office:value-type="date" office:date-value="2012-05-02T18:13:00" calcext:value-type="date">
            <text:p>02/05/12 18:13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W32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2T18:55:00" calcext:value-type="date">
            <text:p>02/05/12 18:55</text:p>
          </table:table-cell>
          <table:table-cell office:value-type="date" office:date-value="2012-05-02T19:02:00" calcext:value-type="date">
            <text:p>02/05/12 19:02</text:p>
          </table:table-cell>
          <table:table-cell office:value-type="date" office:date-value="2012-05-02T19:11:00" calcext:value-type="date">
            <text:p>02/05/12 19:11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W29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2T20:38:00" calcext:value-type="date">
            <text:p>02/05/12 20:38</text:p>
          </table:table-cell>
          <table:table-cell office:value-type="date" office:date-value="2012-05-02T20:50:00" calcext:value-type="date">
            <text:p>02/05/12 20:50</text:p>
          </table:table-cell>
          <table:table-cell office:value-type="date" office:date-value="2012-05-02T21:02:00" calcext:value-type="date">
            <text:p>02/05/12 21:02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33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11-02T06:58:00" calcext:value-type="date">
            <text:p>02/11/12 06:58</text:p>
          </table:table-cell>
          <table:table-cell office:value-type="date" office:date-value="2012-11-02T07:03:00" calcext:value-type="date">
            <text:p>02/11/12 07:03</text:p>
          </table:table-cell>
          <table:table-cell office:value-type="date" office:date-value="2012-11-02T07:07:00" calcext:value-type="date">
            <text:p>02/11/12 07:07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1-02T18:58:00" calcext:value-type="date">
            <text:p>02/11/12 18:58</text:p>
          </table:table-cell>
          <table:table-cell office:value-type="date" office:date-value="2012-11-02T19:20:00" calcext:value-type="date">
            <text:p>02/11/12 19:20</text:p>
          </table:table-cell>
          <table:table-cell office:value-type="date" office:date-value="2012-11-02T19:28:00" calcext:value-type="date">
            <text:p>02/11/12 19:28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1-02T23:18:00" calcext:value-type="date">
            <text:p>02/11/12 23:18</text:p>
          </table:table-cell>
          <table:table-cell office:value-type="date" office:date-value="2012-11-02T23:25:00" calcext:value-type="date">
            <text:p>02/11/12 23:25</text:p>
          </table:table-cell>
          <table:table-cell office:value-type="date" office:date-value="2012-11-02T23:33:00" calcext:value-type="date">
            <text:p>02/11/12 23:33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02T01:52:00" calcext:value-type="date">
            <text:p>02/10/12 01:52</text:p>
          </table:table-cell>
          <table:table-cell office:value-type="date" office:date-value="2012-10-02T01:55:00" calcext:value-type="date">
            <text:p>02/10/12 01:55</text:p>
          </table:table-cell>
          <table:table-cell office:value-type="date" office:date-value="2012-10-02T01:58:00" calcext:value-type="date">
            <text:p>02/10/12 01:58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2T09:00:00" calcext:value-type="date">
            <text:p>02/10/12 09:00</text:p>
          </table:table-cell>
          <table:table-cell office:value-type="date" office:date-value="2012-10-02T09:04:00" calcext:value-type="date">
            <text:p>02/10/12 09:04</text:p>
          </table:table-cell>
          <table:table-cell office:value-type="date" office:date-value="2012-10-02T09:06:00" calcext:value-type="date">
            <text:p>02/10/12 09:0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04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date" office:date-value="2012-10-02T22:25:00" calcext:value-type="date">
            <text:p>02/10/12 22:25</text:p>
          </table:table-cell>
          <table:table-cell office:value-type="date" office:date-value="2012-10-02T22:54:00" calcext:value-type="date">
            <text:p>02/10/12 22:54</text:p>
          </table:table-cell>
          <table:table-cell office:value-type="date" office:date-value="2012-10-02T23:08:00" calcext:value-type="date">
            <text:p>02/10/12 23:08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2T01:50:00" calcext:value-type="date">
            <text:p>02/09/12 01:50</text:p>
          </table:table-cell>
          <table:table-cell office:value-type="date" office:date-value="2012-09-02T01:58:00" calcext:value-type="date">
            <text:p>02/09/12 01:58</text:p>
          </table:table-cell>
          <table:table-cell office:value-type="date" office:date-value="2012-09-02T02:10:00" calcext:value-type="date">
            <text:p>02/09/12 02:10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3W05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2T10:15:00" calcext:value-type="date">
            <text:p>02/09/12 10:15</text:p>
          </table:table-cell>
          <table:table-cell office:value-type="date" office:date-value="2012-09-02T10:21:00" calcext:value-type="date">
            <text:p>02/09/12 10:21</text:p>
          </table:table-cell>
          <table:table-cell office:value-type="date" office:date-value="2012-09-02T10:26:00" calcext:value-type="date">
            <text:p>02/09/12 10:26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09-02T13:37:00" calcext:value-type="date">
            <text:p>02/09/12 13:37</text:p>
          </table:table-cell>
          <table:table-cell office:value-type="date" office:date-value="2012-09-02T13:42:00" calcext:value-type="date">
            <text:p>02/09/12 13:42</text:p>
          </table:table-cell>
          <table:table-cell office:value-type="date" office:date-value="2012-09-02T13:48:00" calcext:value-type="date">
            <text:p>02/09/12 13:4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65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09-02T18:00:00" calcext:value-type="date">
            <text:p>02/09/12 18:00</text:p>
          </table:table-cell>
          <table:table-cell office:value-type="date" office:date-value="2012-09-02T18:10:00" calcext:value-type="date">
            <text:p>02/09/12 18:10</text:p>
          </table:table-cell>
          <table:table-cell office:value-type="date" office:date-value="2012-09-02T18:15:00" calcext:value-type="date">
            <text:p>02/09/12 18:15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16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2T22:19:00" calcext:value-type="date">
            <text:p>02/09/12 22:19</text:p>
          </table:table-cell>
          <table:table-cell office:value-type="date" office:date-value="2012-09-02T22:30:00" calcext:value-type="date">
            <text:p>02/09/12 22:30</text:p>
          </table:table-cell>
          <table:table-cell office:value-type="date" office:date-value="2012-09-02T22:44:00" calcext:value-type="date">
            <text:p>02/09/12 22:44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4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03T12:25:00" calcext:value-type="date">
            <text:p>03/04/12 12:25</text:p>
          </table:table-cell>
          <table:table-cell office:value-type="date" office:date-value="2012-04-03T12:28:00" calcext:value-type="date">
            <text:p>03/04/12 12:28</text:p>
          </table:table-cell>
          <table:table-cell office:value-type="date" office:date-value="2012-04-03T12:35:00" calcext:value-type="date">
            <text:p>03/04/12 12:35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03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3T15:16:00" calcext:value-type="date">
            <text:p>03/04/12 15:16</text:p>
          </table:table-cell>
          <table:table-cell office:value-type="date" office:date-value="2012-04-03T15:35:00" calcext:value-type="date">
            <text:p>03/04/12 15:35</text:p>
          </table:table-cell>
          <table:table-cell office:value-type="date" office:date-value="2012-04-03T15:50:00" calcext:value-type="date">
            <text:p>03/04/12 15:50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4-03T21:15:00" calcext:value-type="date">
            <text:p>03/04/12 21:15</text:p>
          </table:table-cell>
          <table:table-cell office:value-type="date" office:date-value="2012-04-03T21:23:00" calcext:value-type="date">
            <text:p>03/04/12 21:23</text:p>
          </table:table-cell>
          <table:table-cell office:value-type="date" office:date-value="2012-04-03T21:38:00" calcext:value-type="date">
            <text:p>03/04/12 21:38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8-03T04:52:00" calcext:value-type="date">
            <text:p>03/08/12 04:52</text:p>
          </table:table-cell>
          <table:table-cell office:value-type="date" office:date-value="2012-08-03T04:56:00" calcext:value-type="date">
            <text:p>03/08/12 04:56</text:p>
          </table:table-cell>
          <table:table-cell office:value-type="date" office:date-value="2012-08-03T05:04:00" calcext:value-type="date">
            <text:p>03/08/12 05:04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46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3T05:51:00" calcext:value-type="date">
            <text:p>03/08/12 05:51</text:p>
          </table:table-cell>
          <table:table-cell office:value-type="date" office:date-value="2012-08-03T06:00:00" calcext:value-type="date">
            <text:p>03/08/12 06:00</text:p>
          </table:table-cell>
          <table:table-cell office:value-type="date" office:date-value="2012-08-03T06:08:00" calcext:value-type="date">
            <text:p>03/08/12 06:08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55</text:p>
          </table:table-cell>
          <table:table-cell office:value-type="float" office:value="11539" calcext:value-type="float">
            <text:p>11539</text:p>
          </table:table-cell>
        </table:table-row>
        <table:table-row table:style-name="ro1">
          <table:table-cell office:value-type="date" office:date-value="2012-08-03T07:52:00" calcext:value-type="date">
            <text:p>03/08/12 07:52</text:p>
          </table:table-cell>
          <table:table-cell office:value-type="date" office:date-value="2012-08-03T08:11:00" calcext:value-type="date">
            <text:p>03/08/12 08:11</text:p>
          </table:table-cell>
          <table:table-cell office:value-type="date" office:date-value="2012-08-03T08:23:00" calcext:value-type="date">
            <text:p>03/08/12 08:2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42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3T16:05:00" calcext:value-type="date">
            <text:p>03/08/12 16:05</text:p>
          </table:table-cell>
          <table:table-cell office:value-type="date" office:date-value="2012-08-03T16:27:00" calcext:value-type="date">
            <text:p>03/08/12 16:27</text:p>
          </table:table-cell>
          <table:table-cell office:value-type="date" office:date-value="2012-08-03T16:49:00" calcext:value-type="date">
            <text:p>03/08/12 16:49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E63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08-03T21:20:00" calcext:value-type="date">
            <text:p>03/08/12 21:20</text:p>
          </table:table-cell>
          <table:table-cell office:value-type="date" office:date-value="2012-08-03T21:27:00" calcext:value-type="date">
            <text:p>03/08/12 21:27</text:p>
          </table:table-cell>
          <table:table-cell office:value-type="date" office:date-value="2012-08-03T21:31:00" calcext:value-type="date">
            <text:p>03/08/12 21:31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14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12-03T00:23:00" calcext:value-type="date">
            <text:p>03/12/12 00:23</text:p>
          </table:table-cell>
          <table:table-cell office:value-type="date" office:date-value="2012-12-03T00:36:00" calcext:value-type="date">
            <text:p>03/12/12 00:36</text:p>
          </table:table-cell>
          <table:table-cell office:value-type="date" office:date-value="2012-12-03T00:50:00" calcext:value-type="date">
            <text:p>03/12/12 00:5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3T03:13:00" calcext:value-type="date">
            <text:p>03/12/12 03:13</text:p>
          </table:table-cell>
          <table:table-cell office:value-type="date" office:date-value="2012-12-03T04:00:00" calcext:value-type="date">
            <text:p>03/12/12 04:00</text:p>
          </table:table-cell>
          <table:table-cell office:value-type="date" office:date-value="2012-12-03T04:36:00" calcext:value-type="date">
            <text:p>03/12/12 04:36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3T10:04:00" calcext:value-type="date">
            <text:p>03/12/12 10:04</text:p>
          </table:table-cell>
          <table:table-cell office:value-type="date" office:date-value="2012-12-03T10:31:00" calcext:value-type="date">
            <text:p>03/12/12 10:31</text:p>
          </table:table-cell>
          <table:table-cell office:value-type="date" office:date-value="2012-12-03T10:42:00" calcext:value-type="date">
            <text:p>03/12/12 10:42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3T11:29:00" calcext:value-type="date">
            <text:p>03/12/12 11:29</text:p>
          </table:table-cell>
          <table:table-cell office:value-type="date" office:date-value="2012-12-03T11:38:00" calcext:value-type="date">
            <text:p>03/12/12 11:38</text:p>
          </table:table-cell>
          <table:table-cell office:value-type="date" office:date-value="2012-12-03T12:03:00" calcext:value-type="date">
            <text:p>03/12/12 12:03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3T18:51:00" calcext:value-type="date">
            <text:p>03/12/12 18:51</text:p>
          </table:table-cell>
          <table:table-cell office:value-type="date" office:date-value="2012-12-03T18:56:00" calcext:value-type="date">
            <text:p>03/12/12 18:56</text:p>
          </table:table-cell>
          <table:table-cell office:value-type="date" office:date-value="2012-12-03T19:03:00" calcext:value-type="date">
            <text:p>03/12/12 19:03</text:p>
          </table:table-cell>
          <table:table-cell office:value-type="string" calcext:value-type="string">
            <text:p>B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3T23:36:00" calcext:value-type="date">
            <text:p>03/12/12 23:36</text:p>
          </table:table-cell>
          <table:table-cell office:value-type="date" office:date-value="2012-12-03T23:41:00" calcext:value-type="date">
            <text:p>03/12/12 23:41</text:p>
          </table:table-cell>
          <table:table-cell office:value-type="date" office:date-value="2012-12-03T23:48:00" calcext:value-type="date">
            <text:p>03/12/12 23:48</text:p>
          </table:table-cell>
          <table:table-cell office:value-type="string" calcext:value-type="string">
            <text:p>B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02-03T04:39:00" calcext:value-type="date">
            <text:p>03/02/12 04:39</text:p>
          </table:table-cell>
          <table:table-cell office:value-type="date" office:date-value="2012-02-03T04:47:00" calcext:value-type="date">
            <text:p>03/02/12 04:47</text:p>
          </table:table-cell>
          <table:table-cell office:value-type="date" office:date-value="2012-02-03T04:52:00" calcext:value-type="date">
            <text:p>03/02/12 04:52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03T03:31:00" calcext:value-type="date">
            <text:p>03/01/12 03:31</text:p>
          </table:table-cell>
          <table:table-cell office:value-type="date" office:date-value="2012-01-03T03:34:00" calcext:value-type="date">
            <text:p>03/01/12 03:34</text:p>
          </table:table-cell>
          <table:table-cell office:value-type="date" office:date-value="2012-01-03T03:38:00" calcext:value-type="date">
            <text:p>03/01/12 03:38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3T04:14:00" calcext:value-type="date">
            <text:p>03/01/12 04:14</text:p>
          </table:table-cell>
          <table:table-cell office:value-type="date" office:date-value="2012-01-03T04:19:00" calcext:value-type="date">
            <text:p>03/01/12 04:19</text:p>
          </table:table-cell>
          <table:table-cell office:value-type="date" office:date-value="2012-01-03T04:27:00" calcext:value-type="date">
            <text:p>03/01/12 04:27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03T20:50:00" calcext:value-type="date">
            <text:p>03/01/12 20:50</text:p>
          </table:table-cell>
          <table:table-cell office:value-type="date" office:date-value="2012-01-03T20:53:00" calcext:value-type="date">
            <text:p>03/01/12 20:53</text:p>
          </table:table-cell>
          <table:table-cell office:value-type="date" office:date-value="2012-01-03T20:55:00" calcext:value-type="date">
            <text:p>03/01/12 20:55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02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7-03T00:43:00" calcext:value-type="date">
            <text:p>03/07/12 00:43</text:p>
          </table:table-cell>
          <table:table-cell office:value-type="date" office:date-value="2012-07-03T00:47:00" calcext:value-type="date">
            <text:p>03/07/12 00:47</text:p>
          </table:table-cell>
          <table:table-cell office:value-type="date" office:date-value="2012-07-03T00:49:00" calcext:value-type="date">
            <text:p>03/07/12 00:4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00:53:00" calcext:value-type="date">
            <text:p>03/07/12 00:53</text:p>
          </table:table-cell>
          <table:table-cell office:value-type="date" office:date-value="2012-07-03T00:57:00" calcext:value-type="date">
            <text:p>03/07/12 00:57</text:p>
          </table:table-cell>
          <table:table-cell office:value-type="date" office:date-value="2012-07-03T00:59:00" calcext:value-type="date">
            <text:p>03/07/12 00:59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02:38:00" calcext:value-type="date">
            <text:p>03/07/12 02:38</text:p>
          </table:table-cell>
          <table:table-cell office:value-type="date" office:date-value="2012-07-03T02:41:00" calcext:value-type="date">
            <text:p>03/07/12 02:41</text:p>
          </table:table-cell>
          <table:table-cell office:value-type="date" office:date-value="2012-07-03T02:44:00" calcext:value-type="date">
            <text:p>03/07/12 02:4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03:36:00" calcext:value-type="date">
            <text:p>03/07/12 03:36</text:p>
          </table:table-cell>
          <table:table-cell office:value-type="date" office:date-value="2012-07-03T03:42:00" calcext:value-type="date">
            <text:p>03/07/12 03:42</text:p>
          </table:table-cell>
          <table:table-cell office:value-type="date" office:date-value="2012-07-03T03:48:00" calcext:value-type="date">
            <text:p>03/07/12 03:48</text:p>
          </table:table-cell>
          <table:table-cell office:value-type="string" calcext:value-type="string">
            <text:p>C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04:14:00" calcext:value-type="date">
            <text:p>03/07/12 04:14</text:p>
          </table:table-cell>
          <table:table-cell office:value-type="date" office:date-value="2012-07-03T04:18:00" calcext:value-type="date">
            <text:p>03/07/12 04:18</text:p>
          </table:table-cell>
          <table:table-cell office:value-type="date" office:date-value="2012-07-03T04:20:00" calcext:value-type="date">
            <text:p>03/07/12 04:20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3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06:05:00" calcext:value-type="date">
            <text:p>03/07/12 06:05</text:p>
          </table:table-cell>
          <table:table-cell office:value-type="date" office:date-value="2012-07-03T06:09:00" calcext:value-type="date">
            <text:p>03/07/12 06:09</text:p>
          </table:table-cell>
          <table:table-cell office:value-type="date" office:date-value="2012-07-03T06:12:00" calcext:value-type="date">
            <text:p>03/07/12 06:12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3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12:12:00" calcext:value-type="date">
            <text:p>03/07/12 12:12</text:p>
          </table:table-cell>
          <table:table-cell office:value-type="date" office:date-value="2012-07-03T12:15:00" calcext:value-type="date">
            <text:p>03/07/12 12:15</text:p>
          </table:table-cell>
          <table:table-cell office:value-type="date" office:date-value="2012-07-03T12:18:00" calcext:value-type="date">
            <text:p>03/07/12 12:18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13:02:00" calcext:value-type="date">
            <text:p>03/07/12 13:02</text:p>
          </table:table-cell>
          <table:table-cell office:value-type="date" office:date-value="2012-07-03T13:06:00" calcext:value-type="date">
            <text:p>03/07/12 13:06</text:p>
          </table:table-cell>
          <table:table-cell office:value-type="date" office:date-value="2012-07-03T13:09:00" calcext:value-type="date">
            <text:p>03/07/12 13:09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13:56:00" calcext:value-type="date">
            <text:p>03/07/12 13:56</text:p>
          </table:table-cell>
          <table:table-cell office:value-type="date" office:date-value="2012-07-03T13:59:00" calcext:value-type="date">
            <text:p>03/07/12 13:59</text:p>
          </table:table-cell>
          <table:table-cell office:value-type="date" office:date-value="2012-07-03T14:02:00" calcext:value-type="date">
            <text:p>03/07/12 14:02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14:36:00" calcext:value-type="date">
            <text:p>03/07/12 14:36</text:p>
          </table:table-cell>
          <table:table-cell office:value-type="date" office:date-value="2012-07-03T14:41:00" calcext:value-type="date">
            <text:p>03/07/12 14:41</text:p>
          </table:table-cell>
          <table:table-cell office:value-type="date" office:date-value="2012-07-03T14:43:00" calcext:value-type="date">
            <text:p>03/07/12 14:43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16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3T15:19:00" calcext:value-type="date">
            <text:p>03/07/12 15:19</text:p>
          </table:table-cell>
          <table:table-cell office:value-type="date" office:date-value="2012-07-03T15:22:00" calcext:value-type="date">
            <text:p>03/07/12 15:22</text:p>
          </table:table-cell>
          <table:table-cell office:value-type="date" office:date-value="2012-07-03T15:24:00" calcext:value-type="date">
            <text:p>03/07/12 15:24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1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16:58:00" calcext:value-type="date">
            <text:p>03/07/12 16:58</text:p>
          </table:table-cell>
          <table:table-cell office:value-type="date" office:date-value="2012-07-03T17:02:00" calcext:value-type="date">
            <text:p>03/07/12 17:02</text:p>
          </table:table-cell>
          <table:table-cell office:value-type="date" office:date-value="2012-07-03T17:09:00" calcext:value-type="date">
            <text:p>03/07/12 17:09</text:p>
          </table:table-cell>
          <table:table-cell office:value-type="string" calcext:value-type="string">
            <text:p>C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20:14:00" calcext:value-type="date">
            <text:p>03/07/12 20:14</text:p>
          </table:table-cell>
          <table:table-cell office:value-type="date" office:date-value="2012-07-03T20:17:00" calcext:value-type="date">
            <text:p>03/07/12 20:17</text:p>
          </table:table-cell>
          <table:table-cell office:value-type="date" office:date-value="2012-07-03T20:19:00" calcext:value-type="date">
            <text:p>03/07/12 20:19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1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20:36:00" calcext:value-type="date">
            <text:p>03/07/12 20:36</text:p>
          </table:table-cell>
          <table:table-cell office:value-type="date" office:date-value="2012-07-03T20:45:00" calcext:value-type="date">
            <text:p>03/07/12 20:45</text:p>
          </table:table-cell>
          <table:table-cell office:value-type="date" office:date-value="2012-07-03T20:51:00" calcext:value-type="date">
            <text:p>03/07/12 20:51</text:p>
          </table:table-cell>
          <table:table-cell office:value-type="string" calcext:value-type="string">
            <text:p>C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3T21:47:00" calcext:value-type="date">
            <text:p>03/07/12 21:47</text:p>
          </table:table-cell>
          <table:table-cell office:value-type="date" office:date-value="2012-07-03T21:51:00" calcext:value-type="date">
            <text:p>03/07/12 21:51</text:p>
          </table:table-cell>
          <table:table-cell office:value-type="date" office:date-value="2012-07-03T21:54:00" calcext:value-type="date">
            <text:p>03/07/12 21:54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3T23:26:00" calcext:value-type="date">
            <text:p>03/07/12 23:26</text:p>
          </table:table-cell>
          <table:table-cell office:value-type="date" office:date-value="2012-07-03T23:30:00" calcext:value-type="date">
            <text:p>03/07/12 23:30</text:p>
          </table:table-cell>
          <table:table-cell office:value-type="date" office:date-value="2012-07-03T23:36:00" calcext:value-type="date">
            <text:p>03/07/12 23:36</text:p>
          </table:table-cell>
          <table:table-cell office:value-type="string" calcext:value-type="string">
            <text:p>C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03T12:06:00" calcext:value-type="date">
            <text:p>03/06/12 12:06</text:p>
          </table:table-cell>
          <table:table-cell office:value-type="date" office:date-value="2012-06-03T12:09:00" calcext:value-type="date">
            <text:p>03/06/12 12:09</text:p>
          </table:table-cell>
          <table:table-cell office:value-type="date" office:date-value="2012-06-03T12:11:00" calcext:value-type="date">
            <text:p>03/06/12 12:1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41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date" office:date-value="2012-06-03T17:48:00" calcext:value-type="date">
            <text:p>03/06/12 17:48</text:p>
          </table:table-cell>
          <table:table-cell office:value-type="date" office:date-value="2012-06-03T17:55:00" calcext:value-type="date">
            <text:p>03/06/12 17:55</text:p>
          </table:table-cell>
          <table:table-cell office:value-type="date" office:date-value="2012-06-03T17:57:00" calcext:value-type="date">
            <text:p>03/06/12 17:57</text:p>
          </table:table-cell>
          <table:table-cell office:value-type="string" calcext:value-type="string">
            <text:p>M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date" office:date-value="2012-03-03T00:56:00" calcext:value-type="date">
            <text:p>03/03/12 00:56</text:p>
          </table:table-cell>
          <table:table-cell office:value-type="date" office:date-value="2012-03-03T01:02:00" calcext:value-type="date">
            <text:p>03/03/12 01:02</text:p>
          </table:table-cell>
          <table:table-cell office:value-type="date" office:date-value="2012-03-03T01:27:00" calcext:value-type="date">
            <text:p>03/03/12 01:2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3T03:01:00" calcext:value-type="date">
            <text:p>03/03/12 03:01</text:p>
          </table:table-cell>
          <table:table-cell office:value-type="date" office:date-value="2012-03-03T03:08:00" calcext:value-type="date">
            <text:p>03/03/12 03:08</text:p>
          </table:table-cell>
          <table:table-cell office:value-type="date" office:date-value="2012-03-03T03:11:00" calcext:value-type="date">
            <text:p>03/03/12 03:1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17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date" office:date-value="2012-03-03T05:15:00" calcext:value-type="date">
            <text:p>03/03/12 05:15</text:p>
          </table:table-cell>
          <table:table-cell office:value-type="date" office:date-value="2012-03-03T05:20:00" calcext:value-type="date">
            <text:p>03/03/12 05:20</text:p>
          </table:table-cell>
          <table:table-cell office:value-type="date" office:date-value="2012-03-03T05:25:00" calcext:value-type="date">
            <text:p>03/03/12 05:2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3T05:34:00" calcext:value-type="date">
            <text:p>03/03/12 05:34</text:p>
          </table:table-cell>
          <table:table-cell office:value-type="date" office:date-value="2012-03-03T06:09:00" calcext:value-type="date">
            <text:p>03/03/12 06:09</text:p>
          </table:table-cell>
          <table:table-cell office:value-type="date" office:date-value="2012-03-03T06:37:00" calcext:value-type="date">
            <text:p>03/03/12 06:37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3T15:12:00" calcext:value-type="date">
            <text:p>03/03/12 15:12</text:p>
          </table:table-cell>
          <table:table-cell office:value-type="date" office:date-value="2012-03-03T15:15:00" calcext:value-type="date">
            <text:p>03/03/12 15:15</text:p>
          </table:table-cell>
          <table:table-cell office:value-type="date" office:date-value="2012-03-03T15:17:00" calcext:value-type="date">
            <text:p>03/03/12 15:17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3T17:56:00" calcext:value-type="date">
            <text:p>03/03/12 17:56</text:p>
          </table:table-cell>
          <table:table-cell office:value-type="date" office:date-value="2012-03-03T18:03:00" calcext:value-type="date">
            <text:p>03/03/12 18:03</text:p>
          </table:table-cell>
          <table:table-cell office:value-type="date" office:date-value="2012-03-03T18:05:00" calcext:value-type="date">
            <text:p>03/03/12 18:0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73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3T18:13:00" calcext:value-type="date">
            <text:p>03/03/12 18:13</text:p>
          </table:table-cell>
          <table:table-cell office:value-type="date" office:date-value="2012-03-03T19:48:00" calcext:value-type="date">
            <text:p>03/03/12 19:48</text:p>
          </table:table-cell>
          <table:table-cell office:value-type="date" office:date-value="2012-03-03T20:46:00" calcext:value-type="date">
            <text:p>03/03/12 20:4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03T00:28:00" calcext:value-type="date">
            <text:p>03/05/12 00:28</text:p>
          </table:table-cell>
          <table:table-cell office:value-type="date" office:date-value="2012-05-03T01:00:00" calcext:value-type="date">
            <text:p>03/05/12 01:00</text:p>
          </table:table-cell>
          <table:table-cell office:value-type="date" office:date-value="2012-05-03T01:18:00" calcext:value-type="date">
            <text:p>03/05/12 01:18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date" office:date-value="2012-05-03T05:21:00" calcext:value-type="date">
            <text:p>03/05/12 05:21</text:p>
          </table:table-cell>
          <table:table-cell office:value-type="date" office:date-value="2012-05-03T05:26:00" calcext:value-type="date">
            <text:p>03/05/12 05:26</text:p>
          </table:table-cell>
          <table:table-cell office:value-type="date" office:date-value="2012-05-03T05:37:00" calcext:value-type="date">
            <text:p>03/05/12 05:37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23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3T10:42:00" calcext:value-type="date">
            <text:p>03/05/12 10:42</text:p>
          </table:table-cell>
          <table:table-cell office:value-type="date" office:date-value="2012-05-03T11:06:00" calcext:value-type="date">
            <text:p>03/05/12 11:06</text:p>
          </table:table-cell>
          <table:table-cell office:value-type="date" office:date-value="2012-05-03T11:23:00" calcext:value-type="date">
            <text:p>03/05/12 11:2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W41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3T13:24:00" calcext:value-type="date">
            <text:p>03/05/12 13:24</text:p>
          </table:table-cell>
          <table:table-cell office:value-type="date" office:date-value="2012-05-03T14:32:00" calcext:value-type="date">
            <text:p>03/05/12 14:32</text:p>
          </table:table-cell>
          <table:table-cell office:value-type="date" office:date-value="2012-05-03T15:11:00" calcext:value-type="date">
            <text:p>03/05/12 15:1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74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date" office:date-value="2012-05-03T16:39:00" calcext:value-type="date">
            <text:p>03/05/12 16:39</text:p>
          </table:table-cell>
          <table:table-cell office:value-type="date" office:date-value="2012-05-03T16:56:00" calcext:value-type="date">
            <text:p>03/05/12 16:56</text:p>
          </table:table-cell>
          <table:table-cell office:value-type="date" office:date-value="2012-05-03T17:23:00" calcext:value-type="date">
            <text:p>03/05/12 17:23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date" office:date-value="2012-11-03T19:20:00" calcext:value-type="date">
            <text:p>03/11/12 19:20</text:p>
          </table:table-cell>
          <table:table-cell office:value-type="date" office:date-value="2012-11-03T19:25:00" calcext:value-type="date">
            <text:p>03/11/12 19:25</text:p>
          </table:table-cell>
          <table:table-cell office:value-type="date" office:date-value="2012-11-03T19:34:00" calcext:value-type="date">
            <text:p>03/11/12 19:34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9" calcext:value-type="float">
            <text:p>11599</text:p>
          </table:table-cell>
        </table:table-row>
        <table:table-row table:style-name="ro1">
          <table:table-cell office:value-type="date" office:date-value="2012-10-03T13:35:00" calcext:value-type="date">
            <text:p>03/10/12 13:35</text:p>
          </table:table-cell>
          <table:table-cell office:value-type="date" office:date-value="2012-10-03T13:38:00" calcext:value-type="date">
            <text:p>03/10/12 13:38</text:p>
          </table:table-cell>
          <table:table-cell office:value-type="date" office:date-value="2012-10-03T13:41:00" calcext:value-type="date">
            <text:p>03/10/12 13:41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62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03T14:18:00" calcext:value-type="date">
            <text:p>03/10/12 14:18</text:p>
          </table:table-cell>
          <table:table-cell office:value-type="date" office:date-value="2012-10-03T14:22:00" calcext:value-type="date">
            <text:p>03/10/12 14:22</text:p>
          </table:table-cell>
          <table:table-cell office:value-type="date" office:date-value="2012-10-03T14:24:00" calcext:value-type="date">
            <text:p>03/10/12 14:24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59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09-03T00:38:00" calcext:value-type="date">
            <text:p>03/09/12 00:38</text:p>
          </table:table-cell>
          <table:table-cell office:value-type="date" office:date-value="2012-09-03T00:47:00" calcext:value-type="date">
            <text:p>03/09/12 00:47</text:p>
          </table:table-cell>
          <table:table-cell office:value-type="date" office:date-value="2012-09-03T01:06:00" calcext:value-type="date">
            <text:p>03/09/12 01:0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3T01:46:00" calcext:value-type="date">
            <text:p>03/09/12 01:46</text:p>
          </table:table-cell>
          <table:table-cell office:value-type="date" office:date-value="2012-09-03T01:52:00" calcext:value-type="date">
            <text:p>03/09/12 01:52</text:p>
          </table:table-cell>
          <table:table-cell office:value-type="date" office:date-value="2012-09-03T01:59:00" calcext:value-type="date">
            <text:p>03/09/12 01:5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02:40:00" calcext:value-type="date">
            <text:p>03/09/12 02:40</text:p>
          </table:table-cell>
          <table:table-cell office:value-type="date" office:date-value="2012-09-03T02:47:00" calcext:value-type="date">
            <text:p>03/09/12 02:47</text:p>
          </table:table-cell>
          <table:table-cell office:value-type="date" office:date-value="2012-09-03T02:52:00" calcext:value-type="date">
            <text:p>03/09/12 02:52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09:35:00" calcext:value-type="date">
            <text:p>03/09/12 09:35</text:p>
          </table:table-cell>
          <table:table-cell office:value-type="date" office:date-value="2012-09-03T09:42:00" calcext:value-type="date">
            <text:p>03/09/12 09:42</text:p>
          </table:table-cell>
          <table:table-cell office:value-type="date" office:date-value="2012-09-03T09:58:00" calcext:value-type="date">
            <text:p>03/09/12 09:5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10:29:00" calcext:value-type="date">
            <text:p>03/09/12 10:29</text:p>
          </table:table-cell>
          <table:table-cell office:value-type="date" office:date-value="2012-09-03T10:46:00" calcext:value-type="date">
            <text:p>03/09/12 10:46</text:p>
          </table:table-cell>
          <table:table-cell office:value-type="date" office:date-value="2012-09-03T10:59:00" calcext:value-type="date">
            <text:p>03/09/12 10:59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13:06:00" calcext:value-type="date">
            <text:p>03/09/12 13:06</text:p>
          </table:table-cell>
          <table:table-cell office:value-type="date" office:date-value="2012-09-03T13:18:00" calcext:value-type="date">
            <text:p>03/09/12 13:18</text:p>
          </table:table-cell>
          <table:table-cell office:value-type="date" office:date-value="2012-09-03T13:31:00" calcext:value-type="date">
            <text:p>03/09/12 13:31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34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16:30:00" calcext:value-type="date">
            <text:p>03/09/12 16:30</text:p>
          </table:table-cell>
          <table:table-cell office:value-type="date" office:date-value="2012-09-03T16:35:00" calcext:value-type="date">
            <text:p>03/09/12 16:35</text:p>
          </table:table-cell>
          <table:table-cell office:value-type="date" office:date-value="2012-09-03T16:40:00" calcext:value-type="date">
            <text:p>03/09/12 16:4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30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3T18:25:00" calcext:value-type="date">
            <text:p>03/09/12 18:25</text:p>
          </table:table-cell>
          <table:table-cell office:value-type="date" office:date-value="2012-09-03T18:29:00" calcext:value-type="date">
            <text:p>03/09/12 18:29</text:p>
          </table:table-cell>
          <table:table-cell office:value-type="date" office:date-value="2012-09-03T18:37:00" calcext:value-type="date">
            <text:p>03/09/12 18:37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3T20:22:00" calcext:value-type="date">
            <text:p>03/09/12 20:22</text:p>
          </table:table-cell>
          <table:table-cell office:value-type="date" office:date-value="2012-09-03T20:27:00" calcext:value-type="date">
            <text:p>03/09/12 20:27</text:p>
          </table:table-cell>
          <table:table-cell office:value-type="date" office:date-value="2012-09-03T20:30:00" calcext:value-type="date">
            <text:p>03/09/12 20:3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3T22:08:00" calcext:value-type="date">
            <text:p>03/09/12 22:08</text:p>
          </table:table-cell>
          <table:table-cell office:value-type="date" office:date-value="2012-09-03T22:12:00" calcext:value-type="date">
            <text:p>03/09/12 22:12</text:p>
          </table:table-cell>
          <table:table-cell office:value-type="date" office:date-value="2012-09-03T22:15:00" calcext:value-type="date">
            <text:p>03/09/12 22:15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30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3T23:21:00" calcext:value-type="date">
            <text:p>03/09/12 23:21</text:p>
          </table:table-cell>
          <table:table-cell office:value-type="date" office:date-value="2012-09-03T23:31:00" calcext:value-type="date">
            <text:p>03/09/12 23:31</text:p>
          </table:table-cell>
          <table:table-cell office:value-type="date" office:date-value="2012-09-03T23:42:00" calcext:value-type="date">
            <text:p>03/09/12 23:42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30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04T03:23:00" calcext:value-type="date">
            <text:p>04/04/12 03:23</text:p>
          </table:table-cell>
          <table:table-cell office:value-type="date" office:date-value="2012-04-04T03:50:00" calcext:value-type="date">
            <text:p>04/04/12 03:50</text:p>
          </table:table-cell>
          <table:table-cell office:value-type="date" office:date-value="2012-04-04T04:03:00" calcext:value-type="date">
            <text:p>04/04/12 04:03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4-04T05:30:00" calcext:value-type="date">
            <text:p>04/04/12 05:30</text:p>
          </table:table-cell>
          <table:table-cell office:value-type="date" office:date-value="2012-04-04T05:57:00" calcext:value-type="date">
            <text:p>04/04/12 05:57</text:p>
          </table:table-cell>
          <table:table-cell office:value-type="date" office:date-value="2012-04-04T06:31:00" calcext:value-type="date">
            <text:p>04/04/12 06:31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4T16:17:00" calcext:value-type="date">
            <text:p>04/04/12 16:17</text:p>
          </table:table-cell>
          <table:table-cell office:value-type="date" office:date-value="2012-04-04T16:27:00" calcext:value-type="date">
            <text:p>04/04/12 16:27</text:p>
          </table:table-cell>
          <table:table-cell office:value-type="date" office:date-value="2012-04-04T16:51:00" calcext:value-type="date">
            <text:p>04/04/12 16:5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11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8-04T01:25:00" calcext:value-type="date">
            <text:p>04/08/12 01:25</text:p>
          </table:table-cell>
          <table:table-cell office:value-type="date" office:date-value="2012-08-04T01:30:00" calcext:value-type="date">
            <text:p>04/08/12 01:30</text:p>
          </table:table-cell>
          <table:table-cell office:value-type="date" office:date-value="2012-08-04T01:34:00" calcext:value-type="date">
            <text:p>04/08/12 01:3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12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8-04T04:13:00" calcext:value-type="date">
            <text:p>04/08/12 04:13</text:p>
          </table:table-cell>
          <table:table-cell office:value-type="date" office:date-value="2012-08-04T04:18:00" calcext:value-type="date">
            <text:p>04/08/12 04:18</text:p>
          </table:table-cell>
          <table:table-cell office:value-type="date" office:date-value="2012-08-04T04:22:00" calcext:value-type="date">
            <text:p>04/08/12 04:22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11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8-04T06:03:00" calcext:value-type="date">
            <text:p>04/08/12 06:03</text:p>
          </table:table-cell>
          <table:table-cell office:value-type="date" office:date-value="2012-08-04T06:08:00" calcext:value-type="date">
            <text:p>04/08/12 06:08</text:p>
          </table:table-cell>
          <table:table-cell office:value-type="date" office:date-value="2012-08-04T06:11:00" calcext:value-type="date">
            <text:p>04/08/12 06:1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12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8-04T11:04:00" calcext:value-type="date">
            <text:p>04/08/12 11:04</text:p>
          </table:table-cell>
          <table:table-cell office:value-type="date" office:date-value="2012-08-04T15:00:00" calcext:value-type="date">
            <text:p>04/08/12 15:00</text:p>
          </table:table-cell>
          <table:table-cell office:value-type="date" office:date-value="2012-08-04T16:49:00" calcext:value-type="date">
            <text:p>04/08/12 16:49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39</text:p>
          </table:table-cell>
          <table:table-cell office:value-type="float" office:value="11539" calcext:value-type="float">
            <text:p>11539</text:p>
          </table:table-cell>
        </table:table-row>
        <table:table-row table:style-name="ro1">
          <table:table-cell office:value-type="date" office:date-value="2012-12-04T01:57:00" calcext:value-type="date">
            <text:p>04/12/12 01:57</text:p>
          </table:table-cell>
          <table:table-cell office:value-type="date" office:date-value="2012-12-04T02:12:00" calcext:value-type="date">
            <text:p>04/12/12 02:12</text:p>
          </table:table-cell>
          <table:table-cell office:value-type="date" office:date-value="2012-12-04T02:21:00" calcext:value-type="date">
            <text:p>04/12/12 02:21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03:10:00" calcext:value-type="date">
            <text:p>04/12/12 03:10</text:p>
          </table:table-cell>
          <table:table-cell office:value-type="date" office:date-value="2012-12-04T03:15:00" calcext:value-type="date">
            <text:p>04/12/12 03:15</text:p>
          </table:table-cell>
          <table:table-cell office:value-type="date" office:date-value="2012-12-04T03:20:00" calcext:value-type="date">
            <text:p>04/12/12 03:20</text:p>
          </table:table-cell>
          <table:table-cell office:value-type="string" calcext:value-type="string">
            <text:p>B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04:13:00" calcext:value-type="date">
            <text:p>04/12/12 04:13</text:p>
          </table:table-cell>
          <table:table-cell office:value-type="date" office:date-value="2012-12-04T04:27:00" calcext:value-type="date">
            <text:p>04/12/12 04:27</text:p>
          </table:table-cell>
          <table:table-cell office:value-type="date" office:date-value="2012-12-04T04:31:00" calcext:value-type="date">
            <text:p>04/12/12 04:31</text:p>
          </table:table-cell>
          <table:table-cell office:value-type="string" calcext:value-type="string">
            <text:p>B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04:41:00" calcext:value-type="date">
            <text:p>04/12/12 04:41</text:p>
          </table:table-cell>
          <table:table-cell office:value-type="date" office:date-value="2012-12-04T04:49:00" calcext:value-type="date">
            <text:p>04/12/12 04:49</text:p>
          </table:table-cell>
          <table:table-cell office:value-type="date" office:date-value="2012-12-04T05:16:00" calcext:value-type="date">
            <text:p>04/12/12 05:16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08:10:00" calcext:value-type="date">
            <text:p>04/12/12 08:10</text:p>
          </table:table-cell>
          <table:table-cell office:value-type="date" office:date-value="2012-12-04T08:24:00" calcext:value-type="date">
            <text:p>04/12/12 08:24</text:p>
          </table:table-cell>
          <table:table-cell office:value-type="date" office:date-value="2012-12-04T08:30:00" calcext:value-type="date">
            <text:p>04/12/12 08:30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10:30:00" calcext:value-type="date">
            <text:p>04/12/12 10:30</text:p>
          </table:table-cell>
          <table:table-cell office:value-type="date" office:date-value="2012-12-04T10:39:00" calcext:value-type="date">
            <text:p>04/12/12 10:39</text:p>
          </table:table-cell>
          <table:table-cell office:value-type="date" office:date-value="2012-12-04T10:47:00" calcext:value-type="date">
            <text:p>04/12/12 10:47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14:18:00" calcext:value-type="date">
            <text:p>04/12/12 14:18</text:p>
          </table:table-cell>
          <table:table-cell office:value-type="date" office:date-value="2012-12-04T14:23:00" calcext:value-type="date">
            <text:p>04/12/12 14:23</text:p>
          </table:table-cell>
          <table:table-cell office:value-type="date" office:date-value="2012-12-04T14:28:00" calcext:value-type="date">
            <text:p>04/12/12 14:28</text:p>
          </table:table-cell>
          <table:table-cell office:value-type="string" calcext:value-type="string">
            <text:p>B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4T20:42:00" calcext:value-type="date">
            <text:p>04/12/12 20:42</text:p>
          </table:table-cell>
          <table:table-cell office:value-type="date" office:date-value="2012-12-04T20:46:00" calcext:value-type="date">
            <text:p>04/12/12 20:46</text:p>
          </table:table-cell>
          <table:table-cell office:value-type="date" office:date-value="2012-12-04T20:51:00" calcext:value-type="date">
            <text:p>04/12/12 20:51</text:p>
          </table:table-cell>
          <table:table-cell office:value-type="string" calcext:value-type="string">
            <text:p>B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date" office:date-value="2012-01-04T02:19:00" calcext:value-type="date">
            <text:p>04/01/12 02:19</text:p>
          </table:table-cell>
          <table:table-cell office:value-type="date" office:date-value="2012-01-04T02:22:00" calcext:value-type="date">
            <text:p>04/01/12 02:22</text:p>
          </table:table-cell>
          <table:table-cell office:value-type="date" office:date-value="2012-01-04T02:26:00" calcext:value-type="date">
            <text:p>04/01/12 02:26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date" office:date-value="2012-01-04T08:57:00" calcext:value-type="date">
            <text:p>04/01/12 08:57</text:p>
          </table:table-cell>
          <table:table-cell office:value-type="date" office:date-value="2012-01-04T09:02:00" calcext:value-type="date">
            <text:p>04/01/12 09:02</text:p>
          </table:table-cell>
          <table:table-cell office:value-type="date" office:date-value="2012-01-04T09:05:00" calcext:value-type="date">
            <text:p>04/01/12 09:0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date" office:date-value="2012-01-04T10:59:00" calcext:value-type="date">
            <text:p>04/01/12 10:59</text:p>
          </table:table-cell>
          <table:table-cell office:value-type="date" office:date-value="2012-01-04T11:06:00" calcext:value-type="date">
            <text:p>04/01/12 11:06</text:p>
          </table:table-cell>
          <table:table-cell office:value-type="date" office:date-value="2012-01-04T11:14:00" calcext:value-type="date">
            <text:p>04/01/12 11:1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6" calcext:value-type="float">
            <text:p>11386</text:p>
          </table:table-cell>
        </table:table-row>
        <table:table-row table:style-name="ro1">
          <table:table-cell office:value-type="date" office:date-value="2012-07-04T01:30:00" calcext:value-type="date">
            <text:p>04/07/12 01:30</text:p>
          </table:table-cell>
          <table:table-cell office:value-type="date" office:date-value="2012-07-04T01:45:00" calcext:value-type="date">
            <text:p>04/07/12 01:45</text:p>
          </table:table-cell>
          <table:table-cell office:value-type="date" office:date-value="2012-07-04T01:49:00" calcext:value-type="date">
            <text:p>04/07/12 01:49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13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04:03:00" calcext:value-type="date">
            <text:p>04/07/12 04:03</text:p>
          </table:table-cell>
          <table:table-cell office:value-type="date" office:date-value="2012-07-04T04:10:00" calcext:value-type="date">
            <text:p>04/07/12 04:10</text:p>
          </table:table-cell>
          <table:table-cell office:value-type="date" office:date-value="2012-07-04T04:21:00" calcext:value-type="date">
            <text:p>04/07/12 04:21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23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7-04T04:28:00" calcext:value-type="date">
            <text:p>04/07/12 04:28</text:p>
          </table:table-cell>
          <table:table-cell office:value-type="date" office:date-value="2012-07-04T04:37:00" calcext:value-type="date">
            <text:p>04/07/12 04:37</text:p>
          </table:table-cell>
          <table:table-cell office:value-type="date" office:date-value="2012-07-04T04:45:00" calcext:value-type="date">
            <text:p>04/07/12 04:45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1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09:00:00" calcext:value-type="date">
            <text:p>04/07/12 09:00</text:p>
          </table:table-cell>
          <table:table-cell office:value-type="date" office:date-value="2012-07-04T09:06:00" calcext:value-type="date">
            <text:p>04/07/12 09:06</text:p>
          </table:table-cell>
          <table:table-cell office:value-type="date" office:date-value="2012-07-04T09:09:00" calcext:value-type="date">
            <text:p>04/07/12 09:09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09:47:00" calcext:value-type="date">
            <text:p>04/07/12 09:47</text:p>
          </table:table-cell>
          <table:table-cell office:value-type="date" office:date-value="2012-07-04T09:55:00" calcext:value-type="date">
            <text:p>04/07/12 09:55</text:p>
          </table:table-cell>
          <table:table-cell office:value-type="date" office:date-value="2012-07-04T09:57:00" calcext:value-type="date">
            <text:p>04/07/12 09:57</text:p>
          </table:table-cell>
          <table:table-cell office:value-type="string" calcext:value-type="string">
            <text:p>M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1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1:13:00" calcext:value-type="date">
            <text:p>04/07/12 11:13</text:p>
          </table:table-cell>
          <table:table-cell office:value-type="date" office:date-value="2012-07-04T11:17:00" calcext:value-type="date">
            <text:p>04/07/12 11:17</text:p>
          </table:table-cell>
          <table:table-cell office:value-type="date" office:date-value="2012-07-04T11:19:00" calcext:value-type="date">
            <text:p>04/07/12 11:19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4T12:07:00" calcext:value-type="date">
            <text:p>04/07/12 12:07</text:p>
          </table:table-cell>
          <table:table-cell office:value-type="date" office:date-value="2012-07-04T12:24:00" calcext:value-type="date">
            <text:p>04/07/12 12:24</text:p>
          </table:table-cell>
          <table:table-cell office:value-type="date" office:date-value="2012-07-04T12:32:00" calcext:value-type="date">
            <text:p>04/07/12 12:32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4:10:00" calcext:value-type="date">
            <text:p>04/07/12 14:10</text:p>
          </table:table-cell>
          <table:table-cell office:value-type="date" office:date-value="2012-07-04T14:13:00" calcext:value-type="date">
            <text:p>04/07/12 14:13</text:p>
          </table:table-cell>
          <table:table-cell office:value-type="date" office:date-value="2012-07-04T14:17:00" calcext:value-type="date">
            <text:p>04/07/12 14:17</text:p>
          </table:table-cell>
          <table:table-cell office:value-type="string" calcext:value-type="string">
            <text:p>C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1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4:35:00" calcext:value-type="date">
            <text:p>04/07/12 14:35</text:p>
          </table:table-cell>
          <table:table-cell office:value-type="date" office:date-value="2012-07-04T14:40:00" calcext:value-type="date">
            <text:p>04/07/12 14:40</text:p>
          </table:table-cell>
          <table:table-cell office:value-type="date" office:date-value="2012-07-04T14:42:00" calcext:value-type="date">
            <text:p>04/07/12 14:4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1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4:45:00" calcext:value-type="date">
            <text:p>04/07/12 14:45</text:p>
          </table:table-cell>
          <table:table-cell office:value-type="date" office:date-value="2012-07-04T14:49:00" calcext:value-type="date">
            <text:p>04/07/12 14:49</text:p>
          </table:table-cell>
          <table:table-cell office:value-type="date" office:date-value="2012-07-04T14:52:00" calcext:value-type="date">
            <text:p>04/07/12 14:52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5:47:00" calcext:value-type="date">
            <text:p>04/07/12 15:47</text:p>
          </table:table-cell>
          <table:table-cell office:value-type="date" office:date-value="2012-07-04T15:50:00" calcext:value-type="date">
            <text:p>04/07/12 15:50</text:p>
          </table:table-cell>
          <table:table-cell office:value-type="date" office:date-value="2012-07-04T15:52:00" calcext:value-type="date">
            <text:p>04/07/12 15:52</text:p>
          </table:table-cell>
          <table:table-cell office:value-type="string" calcext:value-type="string">
            <text:p>C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1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6:08:00" calcext:value-type="date">
            <text:p>04/07/12 16:08</text:p>
          </table:table-cell>
          <table:table-cell office:value-type="date" office:date-value="2012-07-04T16:12:00" calcext:value-type="date">
            <text:p>04/07/12 16:12</text:p>
          </table:table-cell>
          <table:table-cell office:value-type="date" office:date-value="2012-07-04T16:15:00" calcext:value-type="date">
            <text:p>04/07/12 16:15</text:p>
          </table:table-cell>
          <table:table-cell office:value-type="string" calcext:value-type="string">
            <text:p>C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2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16:33:00" calcext:value-type="date">
            <text:p>04/07/12 16:33</text:p>
          </table:table-cell>
          <table:table-cell office:value-type="date" office:date-value="2012-07-04T16:39:00" calcext:value-type="date">
            <text:p>04/07/12 16:39</text:p>
          </table:table-cell>
          <table:table-cell office:value-type="date" office:date-value="2012-07-04T16:48:00" calcext:value-type="date">
            <text:p>04/07/12 16:48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34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4T19:30:00" calcext:value-type="date">
            <text:p>04/07/12 19:30</text:p>
          </table:table-cell>
          <table:table-cell office:value-type="date" office:date-value="2012-07-04T19:34:00" calcext:value-type="date">
            <text:p>04/07/12 19:34</text:p>
          </table:table-cell>
          <table:table-cell office:value-type="date" office:date-value="2012-07-04T19:37:00" calcext:value-type="date">
            <text:p>04/07/12 19:37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21:23:00" calcext:value-type="date">
            <text:p>04/07/12 21:23</text:p>
          </table:table-cell>
          <table:table-cell office:value-type="date" office:date-value="2012-07-04T21:27:00" calcext:value-type="date">
            <text:p>04/07/12 21:27</text:p>
          </table:table-cell>
          <table:table-cell office:value-type="date" office:date-value="2012-07-04T21:29:00" calcext:value-type="date">
            <text:p>04/07/12 21:29</text:p>
          </table:table-cell>
          <table:table-cell office:value-type="string" calcext:value-type="string">
            <text:p>C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22:03:00" calcext:value-type="date">
            <text:p>04/07/12 22:03</text:p>
          </table:table-cell>
          <table:table-cell office:value-type="date" office:date-value="2012-07-04T22:09:00" calcext:value-type="date">
            <text:p>04/07/12 22:09</text:p>
          </table:table-cell>
          <table:table-cell office:value-type="date" office:date-value="2012-07-04T22:15:00" calcext:value-type="date">
            <text:p>04/07/12 22:15</text:p>
          </table:table-cell>
          <table:table-cell office:value-type="string" calcext:value-type="string">
            <text:p>M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22:39:00" calcext:value-type="date">
            <text:p>04/07/12 22:39</text:p>
          </table:table-cell>
          <table:table-cell office:value-type="date" office:date-value="2012-07-04T22:45:00" calcext:value-type="date">
            <text:p>04/07/12 22:45</text:p>
          </table:table-cell>
          <table:table-cell office:value-type="date" office:date-value="2012-07-04T22:47:00" calcext:value-type="date">
            <text:p>04/07/12 22:47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4T23:47:00" calcext:value-type="date">
            <text:p>04/07/12 23:47</text:p>
          </table:table-cell>
          <table:table-cell office:value-type="date" office:date-value="2012-07-04T23:55:00" calcext:value-type="date">
            <text:p>04/07/12 23:55</text:p>
          </table:table-cell>
          <table:table-cell office:value-type="date" office:date-value="2012-07-05T00:02:00" calcext:value-type="date">
            <text:p>05/07/12 00:02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04T09:31:00" calcext:value-type="date">
            <text:p>04/06/12 09:31</text:p>
          </table:table-cell>
          <table:table-cell office:value-type="date" office:date-value="2012-06-04T09:36:00" calcext:value-type="date">
            <text:p>04/06/12 09:36</text:p>
          </table:table-cell>
          <table:table-cell office:value-type="date" office:date-value="2012-06-04T09:38:00" calcext:value-type="date">
            <text:p>04/06/12 09:3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30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date" office:date-value="2012-06-04T15:35:00" calcext:value-type="date">
            <text:p>04/06/12 15:35</text:p>
          </table:table-cell>
          <table:table-cell office:value-type="date" office:date-value="2012-06-04T15:42:00" calcext:value-type="date">
            <text:p>04/06/12 15:42</text:p>
          </table:table-cell>
          <table:table-cell office:value-type="date" office:date-value="2012-06-04T16:05:00" calcext:value-type="date">
            <text:p>04/06/12 16:05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26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4T16:46:00" calcext:value-type="date">
            <text:p>04/06/12 16:46</text:p>
          </table:table-cell>
          <table:table-cell office:value-type="date" office:date-value="2012-06-04T16:58:00" calcext:value-type="date">
            <text:p>04/06/12 16:58</text:p>
          </table:table-cell>
          <table:table-cell office:value-type="date" office:date-value="2012-06-04T17:16:00" calcext:value-type="date">
            <text:p>04/06/12 17:1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36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3-04T00:30:00" calcext:value-type="date">
            <text:p>04/03/12 00:30</text:p>
          </table:table-cell>
          <table:table-cell office:value-type="date" office:date-value="2012-03-04T00:34:00" calcext:value-type="date">
            <text:p>04/03/12 00:34</text:p>
          </table:table-cell>
          <table:table-cell office:value-type="date" office:date-value="2012-03-04T00:37:00" calcext:value-type="date">
            <text:p>04/03/12 00:37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4T01:40:00" calcext:value-type="date">
            <text:p>04/03/12 01:40</text:p>
          </table:table-cell>
          <table:table-cell office:value-type="date" office:date-value="2012-03-04T01:45:00" calcext:value-type="date">
            <text:p>04/03/12 01:45</text:p>
          </table:table-cell>
          <table:table-cell office:value-type="date" office:date-value="2012-03-04T01:48:00" calcext:value-type="date">
            <text:p>04/03/12 01:4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4T02:05:00" calcext:value-type="date">
            <text:p>04/03/12 02:05</text:p>
          </table:table-cell>
          <table:table-cell office:value-type="date" office:date-value="2012-03-04T02:10:00" calcext:value-type="date">
            <text:p>04/03/12 02:10</text:p>
          </table:table-cell>
          <table:table-cell office:value-type="date" office:date-value="2012-03-04T02:13:00" calcext:value-type="date">
            <text:p>04/03/12 02:13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4T03:28:00" calcext:value-type="date">
            <text:p>04/03/12 03:28</text:p>
          </table:table-cell>
          <table:table-cell office:value-type="date" office:date-value="2012-03-04T03:33:00" calcext:value-type="date">
            <text:p>04/03/12 03:33</text:p>
          </table:table-cell>
          <table:table-cell office:value-type="date" office:date-value="2012-03-04T03:38:00" calcext:value-type="date">
            <text:p>04/03/12 03:38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4T06:44:00" calcext:value-type="date">
            <text:p>04/03/12 06:44</text:p>
          </table:table-cell>
          <table:table-cell office:value-type="date" office:date-value="2012-03-04T06:51:00" calcext:value-type="date">
            <text:p>04/03/12 06:51</text:p>
          </table:table-cell>
          <table:table-cell office:value-type="date" office:date-value="2012-03-04T06:59:00" calcext:value-type="date">
            <text:p>04/03/12 06:5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4T10:29:00" calcext:value-type="date">
            <text:p>04/03/12 10:29</text:p>
          </table:table-cell>
          <table:table-cell office:value-type="date" office:date-value="2012-03-04T10:52:00" calcext:value-type="date">
            <text:p>04/03/12 10:52</text:p>
          </table:table-cell>
          <table:table-cell office:value-type="date" office:date-value="2012-03-04T12:16:00" calcext:value-type="date">
            <text:p>04/03/12 12:16</text:p>
          </table:table-cell>
          <table:table-cell office:value-type="string" calcext:value-type="string">
            <text:p>M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61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4T17:24:00" calcext:value-type="date">
            <text:p>04/03/12 17:24</text:p>
          </table:table-cell>
          <table:table-cell office:value-type="date" office:date-value="2012-03-04T17:31:00" calcext:value-type="date">
            <text:p>04/03/12 17:31</text:p>
          </table:table-cell>
          <table:table-cell office:value-type="date" office:date-value="2012-03-04T17:35:00" calcext:value-type="date">
            <text:p>04/03/12 17:35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39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date" office:date-value="2012-05-04T02:50:00" calcext:value-type="date">
            <text:p>04/05/12 02:50</text:p>
          </table:table-cell>
          <table:table-cell office:value-type="date" office:date-value="2012-05-04T02:55:00" calcext:value-type="date">
            <text:p>04/05/12 02:55</text:p>
          </table:table-cell>
          <table:table-cell office:value-type="date" office:date-value="2012-05-04T02:59:00" calcext:value-type="date">
            <text:p>04/05/12 02:59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4T04:48:00" calcext:value-type="date">
            <text:p>04/05/12 04:48</text:p>
          </table:table-cell>
          <table:table-cell office:value-type="date" office:date-value="2012-05-04T04:54:00" calcext:value-type="date">
            <text:p>04/05/12 04:54</text:p>
          </table:table-cell>
          <table:table-cell office:value-type="date" office:date-value="2012-05-04T04:58:00" calcext:value-type="date">
            <text:p>04/05/12 04:5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W50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4T07:50:00" calcext:value-type="date">
            <text:p>04/05/12 07:50</text:p>
          </table:table-cell>
          <table:table-cell office:value-type="date" office:date-value="2012-05-04T07:54:00" calcext:value-type="date">
            <text:p>04/05/12 07:54</text:p>
          </table:table-cell>
          <table:table-cell office:value-type="date" office:date-value="2012-05-04T07:58:00" calcext:value-type="date">
            <text:p>04/05/12 07:58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4T14:46:00" calcext:value-type="date">
            <text:p>04/05/12 14:46</text:p>
          </table:table-cell>
          <table:table-cell office:value-type="date" office:date-value="2012-05-04T14:50:00" calcext:value-type="date">
            <text:p>04/05/12 14:50</text:p>
          </table:table-cell>
          <table:table-cell office:value-type="date" office:date-value="2012-05-04T14:57:00" calcext:value-type="date">
            <text:p>04/05/12 14:57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5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4T19:22:00" calcext:value-type="date">
            <text:p>04/05/12 19:22</text:p>
          </table:table-cell>
          <table:table-cell office:value-type="date" office:date-value="2012-05-04T19:28:00" calcext:value-type="date">
            <text:p>04/05/12 19:28</text:p>
          </table:table-cell>
          <table:table-cell office:value-type="date" office:date-value="2012-05-04T19:32:00" calcext:value-type="date">
            <text:p>04/05/12 19:32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date" office:date-value="2012-05-04T19:34:00" calcext:value-type="date">
            <text:p>04/05/12 19:34</text:p>
          </table:table-cell>
          <table:table-cell office:value-type="date" office:date-value="2012-05-04T19:37:00" calcext:value-type="date">
            <text:p>04/05/12 19:37</text:p>
          </table:table-cell>
          <table:table-cell office:value-type="date" office:date-value="2012-05-04T19:40:00" calcext:value-type="date">
            <text:p>04/05/12 19:40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4T20:58:00" calcext:value-type="date">
            <text:p>04/05/12 20:58</text:p>
          </table:table-cell>
          <table:table-cell office:value-type="date" office:date-value="2012-05-04T21:02:00" calcext:value-type="date">
            <text:p>04/05/12 21:02</text:p>
          </table:table-cell>
          <table:table-cell office:value-type="date" office:date-value="2012-05-04T21:04:00" calcext:value-type="date">
            <text:p>04/05/12 21:0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47</text:p>
          </table:table-cell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date" office:date-value="2012-05-04T23:50:00" calcext:value-type="date">
            <text:p>04/05/12 23:50</text:p>
          </table:table-cell>
          <table:table-cell office:value-type="date" office:date-value="2012-05-04T23:56:00" calcext:value-type="date">
            <text:p>04/05/12 23:56</text:p>
          </table:table-cell>
          <table:table-cell office:value-type="date" office:date-value="2012-05-05T00:02:00" calcext:value-type="date">
            <text:p>05/05/12 00:02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11-04T22:38:00" calcext:value-type="date">
            <text:p>04/11/12 22:38</text:p>
          </table:table-cell>
          <table:table-cell office:value-type="date" office:date-value="2012-11-04T22:41:00" calcext:value-type="date">
            <text:p>04/11/12 22:41</text:p>
          </table:table-cell>
          <table:table-cell office:value-type="date" office:date-value="2012-11-04T22:43:00" calcext:value-type="date">
            <text:p>04/11/12 22:43</text:p>
          </table:table-cell>
          <table:table-cell office:value-type="string" calcext:value-type="string">
            <text:p>B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date" office:date-value="2012-10-04T00:48:00" calcext:value-type="date">
            <text:p>04/10/12 00:48</text:p>
          </table:table-cell>
          <table:table-cell office:value-type="date" office:date-value="2012-10-04T00:53:00" calcext:value-type="date">
            <text:p>04/10/12 00:53</text:p>
          </table:table-cell>
          <table:table-cell office:value-type="date" office:date-value="2012-10-04T00:58:00" calcext:value-type="date">
            <text:p>04/10/12 00:58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4T13:49:00" calcext:value-type="date">
            <text:p>04/10/12 13:49</text:p>
          </table:table-cell>
          <table:table-cell office:value-type="date" office:date-value="2012-10-04T13:54:00" calcext:value-type="date">
            <text:p>04/10/12 13:54</text:p>
          </table:table-cell>
          <table:table-cell office:value-type="date" office:date-value="2012-10-04T13:59:00" calcext:value-type="date">
            <text:p>04/10/12 13:59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4T15:07:00" calcext:value-type="date">
            <text:p>04/10/12 15:07</text:p>
          </table:table-cell>
          <table:table-cell office:value-type="date" office:date-value="2012-10-04T15:09:00" calcext:value-type="date">
            <text:p>04/10/12 15:09</text:p>
          </table:table-cell>
          <table:table-cell office:value-type="date" office:date-value="2012-10-04T15:12:00" calcext:value-type="date">
            <text:p>04/10/12 15:12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4T16:31:00" calcext:value-type="date">
            <text:p>04/10/12 16:31</text:p>
          </table:table-cell>
          <table:table-cell office:value-type="date" office:date-value="2012-10-04T16:37:00" calcext:value-type="date">
            <text:p>04/10/12 16:37</text:p>
          </table:table-cell>
          <table:table-cell office:value-type="date" office:date-value="2012-10-04T16:42:00" calcext:value-type="date">
            <text:p>04/10/12 16:42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4T04:57:00" calcext:value-type="date">
            <text:p>04/09/12 04:57</text:p>
          </table:table-cell>
          <table:table-cell office:value-type="date" office:date-value="2012-09-04T05:07:00" calcext:value-type="date">
            <text:p>04/09/12 05:07</text:p>
          </table:table-cell>
          <table:table-cell office:value-type="date" office:date-value="2012-09-04T05:14:00" calcext:value-type="date">
            <text:p>04/09/12 05:1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4T06:35:00" calcext:value-type="date">
            <text:p>04/09/12 06:35</text:p>
          </table:table-cell>
          <table:table-cell office:value-type="date" office:date-value="2012-09-04T06:42:00" calcext:value-type="date">
            <text:p>04/09/12 06:42</text:p>
          </table:table-cell>
          <table:table-cell office:value-type="date" office:date-value="2012-09-04T06:51:00" calcext:value-type="date">
            <text:p>04/09/12 06:5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28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4T07:09:00" calcext:value-type="date">
            <text:p>04/09/12 07:09</text:p>
          </table:table-cell>
          <table:table-cell office:value-type="date" office:date-value="2012-09-04T07:15:00" calcext:value-type="date">
            <text:p>04/09/12 07:15</text:p>
          </table:table-cell>
          <table:table-cell office:value-type="date" office:date-value="2012-09-04T07:20:00" calcext:value-type="date">
            <text:p>04/09/12 07:20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20</text:p>
          </table:table-cell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date" office:date-value="2012-09-04T07:31:00" calcext:value-type="date">
            <text:p>04/09/12 07:31</text:p>
          </table:table-cell>
          <table:table-cell office:value-type="date" office:date-value="2012-09-04T07:34:00" calcext:value-type="date">
            <text:p>04/09/12 07:34</text:p>
          </table:table-cell>
          <table:table-cell office:value-type="date" office:date-value="2012-09-04T07:38:00" calcext:value-type="date">
            <text:p>04/09/12 07:3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date" office:date-value="2012-09-04T09:42:00" calcext:value-type="date">
            <text:p>04/09/12 09:42</text:p>
          </table:table-cell>
          <table:table-cell office:value-type="date" office:date-value="2012-09-04T09:47:00" calcext:value-type="date">
            <text:p>04/09/12 09:47</text:p>
          </table:table-cell>
          <table:table-cell office:value-type="date" office:date-value="2012-09-04T09:54:00" calcext:value-type="date">
            <text:p>04/09/12 09:5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05T23:50:00" calcext:value-type="date">
            <text:p>05/04/12 23:50</text:p>
          </table:table-cell>
          <table:table-cell office:value-type="date" office:date-value="2012-04-05" calcext:value-type="date">
            <text:p>05/04/12 00:00</text:p>
          </table:table-cell>
          <table:table-cell office:value-type="date" office:date-value="2012-04-06T00:05:00" calcext:value-type="date">
            <text:p>06/04/12 00:0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5T10:11:00" calcext:value-type="date">
            <text:p>05/04/12 10:11</text:p>
          </table:table-cell>
          <table:table-cell office:value-type="date" office:date-value="2012-04-05T10:30:00" calcext:value-type="date">
            <text:p>05/04/12 10:30</text:p>
          </table:table-cell>
          <table:table-cell office:value-type="date" office:date-value="2012-04-05T10:49:00" calcext:value-type="date">
            <text:p>05/04/12 10:49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5T13:18:00" calcext:value-type="date">
            <text:p>05/04/12 13:18</text:p>
          </table:table-cell>
          <table:table-cell office:value-type="date" office:date-value="2012-04-05T13:27:00" calcext:value-type="date">
            <text:p>05/04/12 13:27</text:p>
          </table:table-cell>
          <table:table-cell office:value-type="date" office:date-value="2012-04-05T13:41:00" calcext:value-type="date">
            <text:p>05/04/12 13:41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5T16:16:00" calcext:value-type="date">
            <text:p>05/04/12 16:16</text:p>
          </table:table-cell>
          <table:table-cell office:value-type="date" office:date-value="2012-04-05T16:24:00" calcext:value-type="date">
            <text:p>05/04/12 16:24</text:p>
          </table:table-cell>
          <table:table-cell office:value-type="date" office:date-value="2012-04-05T16:32:00" calcext:value-type="date">
            <text:p>05/04/12 16:3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30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5T20:49:00" calcext:value-type="date">
            <text:p>05/04/12 20:49</text:p>
          </table:table-cell>
          <table:table-cell office:value-type="date" office:date-value="2012-04-05T21:10:00" calcext:value-type="date">
            <text:p>05/04/12 21:10</text:p>
          </table:table-cell>
          <table:table-cell office:value-type="date" office:date-value="2012-04-05T21:57:00" calcext:value-type="date">
            <text:p>05/04/12 21:57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29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8-05T02:20:00" calcext:value-type="date">
            <text:p>05/08/12 02:20</text:p>
          </table:table-cell>
          <table:table-cell office:value-type="date" office:date-value="2012-08-05T02:30:00" calcext:value-type="date">
            <text:p>05/08/12 02:30</text:p>
          </table:table-cell>
          <table:table-cell office:value-type="date" office:date-value="2012-08-05T02:33:00" calcext:value-type="date">
            <text:p>05/08/12 02:33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51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8-05T05:46:00" calcext:value-type="date">
            <text:p>05/08/12 05:46</text:p>
          </table:table-cell>
          <table:table-cell office:value-type="date" office:date-value="2012-08-05T06:25:00" calcext:value-type="date">
            <text:p>05/08/12 06:25</text:p>
          </table:table-cell>
          <table:table-cell office:value-type="date" office:date-value="2012-08-05T08:03:00" calcext:value-type="date">
            <text:p>05/08/12 08:0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9" calcext:value-type="float">
            <text:p>11539</text:p>
          </table:table-cell>
        </table:table-row>
        <table:table-row table:style-name="ro1">
          <table:table-cell office:value-type="date" office:date-value="2012-12-05T00:12:00" calcext:value-type="date">
            <text:p>05/12/12 00:12</text:p>
          </table:table-cell>
          <table:table-cell office:value-type="date" office:date-value="2012-12-05T00:28:00" calcext:value-type="date">
            <text:p>05/12/12 00:28</text:p>
          </table:table-cell>
          <table:table-cell office:value-type="date" office:date-value="2012-12-05T00:50:00" calcext:value-type="date">
            <text:p>05/12/12 00:50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date" office:date-value="2012-12-05T05:20:00" calcext:value-type="date">
            <text:p>05/12/12 05:20</text:p>
          </table:table-cell>
          <table:table-cell office:value-type="date" office:date-value="2012-12-05T05:56:00" calcext:value-type="date">
            <text:p>05/12/12 05:56</text:p>
          </table:table-cell>
          <table:table-cell office:value-type="date" office:date-value="2012-12-05T06:12:00" calcext:value-type="date">
            <text:p>05/12/12 06:12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5T17:39:00" calcext:value-type="date">
            <text:p>05/12/12 17:39</text:p>
          </table:table-cell>
          <table:table-cell office:value-type="date" office:date-value="2012-12-05T17:51:00" calcext:value-type="date">
            <text:p>05/12/12 17:51</text:p>
          </table:table-cell>
          <table:table-cell office:value-type="date" office:date-value="2012-12-05T18:05:00" calcext:value-type="date">
            <text:p>05/12/12 18:05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02-05T07:25:00" calcext:value-type="date">
            <text:p>05/02/12 07:25</text:p>
          </table:table-cell>
          <table:table-cell office:value-type="date" office:date-value="2012-02-05T07:29:00" calcext:value-type="date">
            <text:p>05/02/12 07:29</text:p>
          </table:table-cell>
          <table:table-cell office:value-type="date" office:date-value="2012-02-05T07:34:00" calcext:value-type="date">
            <text:p>05/02/12 07:34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5T12:43:00" calcext:value-type="date">
            <text:p>05/02/12 12:43</text:p>
          </table:table-cell>
          <table:table-cell office:value-type="date" office:date-value="2012-02-05T12:47:00" calcext:value-type="date">
            <text:p>05/02/12 12:47</text:p>
          </table:table-cell>
          <table:table-cell office:value-type="date" office:date-value="2012-02-05T12:51:00" calcext:value-type="date">
            <text:p>05/02/12 12:51</text:p>
          </table:table-cell>
          <table:table-cell office:value-type="string" calcext:value-type="string">
            <text:p>B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05T07:01:00" calcext:value-type="date">
            <text:p>05/01/12 07:01</text:p>
          </table:table-cell>
          <table:table-cell office:value-type="date" office:date-value="2012-01-05T07:22:00" calcext:value-type="date">
            <text:p>05/01/12 07:22</text:p>
          </table:table-cell>
          <table:table-cell office:value-type="date" office:date-value="2012-01-05T07:43:00" calcext:value-type="date">
            <text:p>05/01/12 07:43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date" office:date-value="2012-01-05T11:51:00" calcext:value-type="date">
            <text:p>05/01/12 11:51</text:p>
          </table:table-cell>
          <table:table-cell office:value-type="date" office:date-value="2012-01-05T12:38:00" calcext:value-type="date">
            <text:p>05/01/12 12:38</text:p>
          </table:table-cell>
          <table:table-cell office:value-type="date" office:date-value="2012-01-05T13:00:00" calcext:value-type="date">
            <text:p>05/01/12 13:00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date" office:date-value="2012-07-05T01:05:00" calcext:value-type="date">
            <text:p>05/07/12 01:05</text:p>
          </table:table-cell>
          <table:table-cell office:value-type="date" office:date-value="2012-07-05T01:10:00" calcext:value-type="date">
            <text:p>05/07/12 01:10</text:p>
          </table:table-cell>
          <table:table-cell office:value-type="date" office:date-value="2012-07-05T01:15:00" calcext:value-type="date">
            <text:p>05/07/12 01:15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2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2:01:00" calcext:value-type="date">
            <text:p>05/07/12 02:01</text:p>
          </table:table-cell>
          <table:table-cell office:value-type="date" office:date-value="2012-07-05T02:05:00" calcext:value-type="date">
            <text:p>05/07/12 02:05</text:p>
          </table:table-cell>
          <table:table-cell office:value-type="date" office:date-value="2012-07-05T02:32:00" calcext:value-type="date">
            <text:p>05/07/12 02:32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2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2:35:00" calcext:value-type="date">
            <text:p>05/07/12 02:35</text:p>
          </table:table-cell>
          <table:table-cell office:value-type="date" office:date-value="2012-07-05T02:42:00" calcext:value-type="date">
            <text:p>05/07/12 02:42</text:p>
          </table:table-cell>
          <table:table-cell office:value-type="date" office:date-value="2012-07-05T02:47:00" calcext:value-type="date">
            <text:p>05/07/12 02:47</text:p>
          </table:table-cell>
          <table:table-cell office:value-type="string" calcext:value-type="string">
            <text:p>M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3:25:00" calcext:value-type="date">
            <text:p>05/07/12 03:25</text:p>
          </table:table-cell>
          <table:table-cell office:value-type="date" office:date-value="2012-07-05T03:36:00" calcext:value-type="date">
            <text:p>05/07/12 03:36</text:p>
          </table:table-cell>
          <table:table-cell office:value-type="date" office:date-value="2012-07-05T03:39:00" calcext:value-type="date">
            <text:p>05/07/12 03:39</text:p>
          </table:table-cell>
          <table:table-cell office:value-type="string" calcext:value-type="string">
            <text:p>M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4:42:00" calcext:value-type="date">
            <text:p>05/07/12 04:42</text:p>
          </table:table-cell>
          <table:table-cell office:value-type="date" office:date-value="2012-07-05T04:45:00" calcext:value-type="date">
            <text:p>05/07/12 04:45</text:p>
          </table:table-cell>
          <table:table-cell office:value-type="date" office:date-value="2012-07-05T04:49:00" calcext:value-type="date">
            <text:p>05/07/12 04:49</text:p>
          </table:table-cell>
          <table:table-cell office:value-type="string" calcext:value-type="string">
            <text:p>C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05T06:49:00" calcext:value-type="date">
            <text:p>05/07/12 06:49</text:p>
          </table:table-cell>
          <table:table-cell office:value-type="date" office:date-value="2012-07-05T06:58:00" calcext:value-type="date">
            <text:p>05/07/12 06:58</text:p>
          </table:table-cell>
          <table:table-cell office:value-type="date" office:date-value="2012-07-05T07:05:00" calcext:value-type="date">
            <text:p>05/07/12 07:05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7:40:00" calcext:value-type="date">
            <text:p>05/07/12 07:40</text:p>
          </table:table-cell>
          <table:table-cell office:value-type="date" office:date-value="2012-07-05T07:45:00" calcext:value-type="date">
            <text:p>05/07/12 07:45</text:p>
          </table:table-cell>
          <table:table-cell office:value-type="date" office:date-value="2012-07-05T07:48:00" calcext:value-type="date">
            <text:p>05/07/12 07:48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05T09:05:00" calcext:value-type="date">
            <text:p>05/07/12 09:05</text:p>
          </table:table-cell>
          <table:table-cell office:value-type="date" office:date-value="2012-07-05T09:08:00" calcext:value-type="date">
            <text:p>05/07/12 09:08</text:p>
          </table:table-cell>
          <table:table-cell office:value-type="date" office:date-value="2012-07-05T09:11:00" calcext:value-type="date">
            <text:p>05/07/12 09:11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09:17:00" calcext:value-type="date">
            <text:p>05/07/12 09:17</text:p>
          </table:table-cell>
          <table:table-cell office:value-type="date" office:date-value="2012-07-05T09:20:00" calcext:value-type="date">
            <text:p>05/07/12 09:20</text:p>
          </table:table-cell>
          <table:table-cell office:value-type="date" office:date-value="2012-07-05T09:24:00" calcext:value-type="date">
            <text:p>05/07/12 09:24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0:44:00" calcext:value-type="date">
            <text:p>05/07/12 10:44</text:p>
          </table:table-cell>
          <table:table-cell office:value-type="date" office:date-value="2012-07-05T10:48:00" calcext:value-type="date">
            <text:p>05/07/12 10:48</text:p>
          </table:table-cell>
          <table:table-cell office:value-type="date" office:date-value="2012-07-05T10:50:00" calcext:value-type="date">
            <text:p>05/07/12 10:50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3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1:39:00" calcext:value-type="date">
            <text:p>05/07/12 11:39</text:p>
          </table:table-cell>
          <table:table-cell office:value-type="date" office:date-value="2012-07-05T11:44:00" calcext:value-type="date">
            <text:p>05/07/12 11:44</text:p>
          </table:table-cell>
          <table:table-cell office:value-type="date" office:date-value="2012-07-05T11:49:00" calcext:value-type="date">
            <text:p>05/07/12 11:49</text:p>
          </table:table-cell>
          <table:table-cell office:value-type="string" calcext:value-type="string">
            <text:p>M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6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3:05:00" calcext:value-type="date">
            <text:p>05/07/12 13:05</text:p>
          </table:table-cell>
          <table:table-cell office:value-type="date" office:date-value="2012-07-05T13:18:00" calcext:value-type="date">
            <text:p>05/07/12 13:18</text:p>
          </table:table-cell>
          <table:table-cell office:value-type="date" office:date-value="2012-07-05T13:32:00" calcext:value-type="date">
            <text:p>05/07/12 13:32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43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3:41:00" calcext:value-type="date">
            <text:p>05/07/12 13:41</text:p>
          </table:table-cell>
          <table:table-cell office:value-type="date" office:date-value="2012-07-05T13:52:00" calcext:value-type="date">
            <text:p>05/07/12 13:52</text:p>
          </table:table-cell>
          <table:table-cell office:value-type="date" office:date-value="2012-07-05T13:58:00" calcext:value-type="date">
            <text:p>05/07/12 13:58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6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4:15:00" calcext:value-type="date">
            <text:p>05/07/12 14:15</text:p>
          </table:table-cell>
          <table:table-cell office:value-type="date" office:date-value="2012-07-05T14:18:00" calcext:value-type="date">
            <text:p>05/07/12 14:18</text:p>
          </table:table-cell>
          <table:table-cell office:value-type="date" office:date-value="2012-07-05T14:20:00" calcext:value-type="date">
            <text:p>05/07/12 14:20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4:41:00" calcext:value-type="date">
            <text:p>05/07/12 14:41</text:p>
          </table:table-cell>
          <table:table-cell office:value-type="date" office:date-value="2012-07-05T14:45:00" calcext:value-type="date">
            <text:p>05/07/12 14:45</text:p>
          </table:table-cell>
          <table:table-cell office:value-type="date" office:date-value="2012-07-05T14:50:00" calcext:value-type="date">
            <text:p>05/07/12 14:50</text:p>
          </table:table-cell>
          <table:table-cell office:value-type="string" calcext:value-type="string">
            <text:p>C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5:56:00" calcext:value-type="date">
            <text:p>05/07/12 15:56</text:p>
          </table:table-cell>
          <table:table-cell office:value-type="date" office:date-value="2012-07-05T15:59:00" calcext:value-type="date">
            <text:p>05/07/12 15:59</text:p>
          </table:table-cell>
          <table:table-cell office:value-type="date" office:date-value="2012-07-05T16:01:00" calcext:value-type="date">
            <text:p>05/07/12 16:01</text:p>
          </table:table-cell>
          <table:table-cell office:value-type="string" calcext:value-type="string">
            <text:p>C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7:51:00" calcext:value-type="date">
            <text:p>05/07/12 17:51</text:p>
          </table:table-cell>
          <table:table-cell office:value-type="date" office:date-value="2012-07-05T17:54:00" calcext:value-type="date">
            <text:p>05/07/12 17:54</text:p>
          </table:table-cell>
          <table:table-cell office:value-type="date" office:date-value="2012-07-05T17:57:00" calcext:value-type="date">
            <text:p>05/07/12 17:57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8:12:00" calcext:value-type="date">
            <text:p>05/07/12 18:12</text:p>
          </table:table-cell>
          <table:table-cell office:value-type="date" office:date-value="2012-07-05T18:20:00" calcext:value-type="date">
            <text:p>05/07/12 18:20</text:p>
          </table:table-cell>
          <table:table-cell office:value-type="date" office:date-value="2012-07-05T18:24:00" calcext:value-type="date">
            <text:p>05/07/12 18:24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7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19:39:00" calcext:value-type="date">
            <text:p>05/07/12 19:39</text:p>
          </table:table-cell>
          <table:table-cell office:value-type="date" office:date-value="2012-07-05T19:44:00" calcext:value-type="date">
            <text:p>05/07/12 19:44</text:p>
          </table:table-cell>
          <table:table-cell office:value-type="date" office:date-value="2012-07-05T19:53:00" calcext:value-type="date">
            <text:p>05/07/12 19:53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42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20:09:00" calcext:value-type="date">
            <text:p>05/07/12 20:09</text:p>
          </table:table-cell>
          <table:table-cell office:value-type="date" office:date-value="2012-07-05T20:14:00" calcext:value-type="date">
            <text:p>05/07/12 20:14</text:p>
          </table:table-cell>
          <table:table-cell office:value-type="date" office:date-value="2012-07-05T20:28:00" calcext:value-type="date">
            <text:p>05/07/12 20:28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21:37:00" calcext:value-type="date">
            <text:p>05/07/12 21:37</text:p>
          </table:table-cell>
          <table:table-cell office:value-type="date" office:date-value="2012-07-05T21:45:00" calcext:value-type="date">
            <text:p>05/07/12 21:45</text:p>
          </table:table-cell>
          <table:table-cell office:value-type="date" office:date-value="2012-07-05T21:51:00" calcext:value-type="date">
            <text:p>05/07/12 21:51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4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5T23:34:00" calcext:value-type="date">
            <text:p>05/07/12 23:34</text:p>
          </table:table-cell>
          <table:table-cell office:value-type="date" office:date-value="2012-07-05T23:39:00" calcext:value-type="date">
            <text:p>05/07/12 23:39</text:p>
          </table:table-cell>
          <table:table-cell office:value-type="date" office:date-value="2012-07-05T23:41:00" calcext:value-type="date">
            <text:p>05/07/12 23:41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05T07:46:00" calcext:value-type="date">
            <text:p>05/06/12 07:46</text:p>
          </table:table-cell>
          <table:table-cell office:value-type="date" office:date-value="2012-06-05T07:55:00" calcext:value-type="date">
            <text:p>05/06/12 07:55</text:p>
          </table:table-cell>
          <table:table-cell office:value-type="date" office:date-value="2012-06-05T08:08:00" calcext:value-type="date">
            <text:p>05/06/12 08:0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5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5T11:53:00" calcext:value-type="date">
            <text:p>05/06/12 11:53</text:p>
          </table:table-cell>
          <table:table-cell office:value-type="date" office:date-value="2012-06-05T11:57:00" calcext:value-type="date">
            <text:p>05/06/12 11:57</text:p>
          </table:table-cell>
          <table:table-cell office:value-type="date" office:date-value="2012-06-05T11:59:00" calcext:value-type="date">
            <text:p>05/06/12 11:5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0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5T17:56:00" calcext:value-type="date">
            <text:p>05/06/12 17:56</text:p>
          </table:table-cell>
          <table:table-cell office:value-type="date" office:date-value="2012-06-05T17:59:00" calcext:value-type="date">
            <text:p>05/06/12 17:59</text:p>
          </table:table-cell>
          <table:table-cell office:value-type="date" office:date-value="2012-06-05T18:02:00" calcext:value-type="date">
            <text:p>05/06/12 18:02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27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5T20:49:00" calcext:value-type="date">
            <text:p>05/06/12 20:49</text:p>
          </table:table-cell>
          <table:table-cell office:value-type="date" office:date-value="2012-06-05T20:59:00" calcext:value-type="date">
            <text:p>05/06/12 20:59</text:p>
          </table:table-cell>
          <table:table-cell office:value-type="date" office:date-value="2012-06-05T21:09:00" calcext:value-type="date">
            <text:p>05/06/12 21:0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19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5T21:45:00" calcext:value-type="date">
            <text:p>05/06/12 21:45</text:p>
          </table:table-cell>
          <table:table-cell office:value-type="date" office:date-value="2012-06-05T21:54:00" calcext:value-type="date">
            <text:p>05/06/12 21:54</text:p>
          </table:table-cell>
          <table:table-cell office:value-type="date" office:date-value="2012-06-05T21:57:00" calcext:value-type="date">
            <text:p>05/06/12 21:5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24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5T23:06:00" calcext:value-type="date">
            <text:p>05/06/12 23:06</text:p>
          </table:table-cell>
          <table:table-cell office:value-type="date" office:date-value="2012-06-05T23:13:00" calcext:value-type="date">
            <text:p>05/06/12 23:13</text:p>
          </table:table-cell>
          <table:table-cell office:value-type="date" office:date-value="2012-06-05T23:26:00" calcext:value-type="date">
            <text:p>05/06/12 23:2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14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3-05T00:23:00" calcext:value-type="date">
            <text:p>05/03/12 00:23</text:p>
          </table:table-cell>
          <table:table-cell office:value-type="date" office:date-value="2012-03-05T00:36:00" calcext:value-type="date">
            <text:p>05/03/12 00:36</text:p>
          </table:table-cell>
          <table:table-cell office:value-type="date" office:date-value="2012-03-05T00:47:00" calcext:value-type="date">
            <text:p>05/03/12 00:47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54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00:58:00" calcext:value-type="date">
            <text:p>05/03/12 00:58</text:p>
          </table:table-cell>
          <table:table-cell office:value-type="date" office:date-value="2012-03-05T01:06:00" calcext:value-type="date">
            <text:p>05/03/12 01:06</text:p>
          </table:table-cell>
          <table:table-cell office:value-type="date" office:date-value="2012-03-05T01:19:00" calcext:value-type="date">
            <text:p>05/03/12 01:19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38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date" office:date-value="2012-03-05T02:30:00" calcext:value-type="date">
            <text:p>05/03/12 02:30</text:p>
          </table:table-cell>
          <table:table-cell office:value-type="date" office:date-value="2012-03-05T04:09:00" calcext:value-type="date">
            <text:p>05/03/12 04:09</text:p>
          </table:table-cell>
          <table:table-cell office:value-type="date" office:date-value="2012-03-05T04:43:00" calcext:value-type="date">
            <text:p>05/03/12 04:43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52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0:29:00" calcext:value-type="date">
            <text:p>05/03/12 10:29</text:p>
          </table:table-cell>
          <table:table-cell office:value-type="date" office:date-value="2012-03-05T10:32:00" calcext:value-type="date">
            <text:p>05/03/12 10:32</text:p>
          </table:table-cell>
          <table:table-cell office:value-type="date" office:date-value="2012-03-05T10:36:00" calcext:value-type="date">
            <text:p>05/03/12 10:36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2:05:00" calcext:value-type="date">
            <text:p>05/03/12 12:05</text:p>
          </table:table-cell>
          <table:table-cell office:value-type="date" office:date-value="2012-03-05T12:13:00" calcext:value-type="date">
            <text:p>05/03/12 12:13</text:p>
          </table:table-cell>
          <table:table-cell office:value-type="date" office:date-value="2012-03-05T12:21:00" calcext:value-type="date">
            <text:p>05/03/12 12:21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4:26:00" calcext:value-type="date">
            <text:p>05/03/12 14:26</text:p>
          </table:table-cell>
          <table:table-cell office:value-type="date" office:date-value="2012-03-05T14:29:00" calcext:value-type="date">
            <text:p>05/03/12 14:29</text:p>
          </table:table-cell>
          <table:table-cell office:value-type="date" office:date-value="2012-03-05T14:33:00" calcext:value-type="date">
            <text:p>05/03/12 14:3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5T14:54:00" calcext:value-type="date">
            <text:p>05/03/12 14:54</text:p>
          </table:table-cell>
          <table:table-cell office:value-type="date" office:date-value="2012-03-05T15:04:00" calcext:value-type="date">
            <text:p>05/03/12 15:04</text:p>
          </table:table-cell>
          <table:table-cell office:value-type="date" office:date-value="2012-03-05T15:09:00" calcext:value-type="date">
            <text:p>05/03/12 15:09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8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5:24:00" calcext:value-type="date">
            <text:p>05/03/12 15:24</text:p>
          </table:table-cell>
          <table:table-cell office:value-type="date" office:date-value="2012-03-05T15:29:00" calcext:value-type="date">
            <text:p>05/03/12 15:29</text:p>
          </table:table-cell>
          <table:table-cell office:value-type="date" office:date-value="2012-03-05T15:33:00" calcext:value-type="date">
            <text:p>05/03/12 15:33</text:p>
          </table:table-cell>
          <table:table-cell office:value-type="string" calcext:value-type="string">
            <text:p>C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8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6:16:00" calcext:value-type="date">
            <text:p>05/03/12 16:16</text:p>
          </table:table-cell>
          <table:table-cell office:value-type="date" office:date-value="2012-03-05T16:22:00" calcext:value-type="date">
            <text:p>05/03/12 16:22</text:p>
          </table:table-cell>
          <table:table-cell office:value-type="date" office:date-value="2012-03-05T16:26:00" calcext:value-type="date">
            <text:p>05/03/12 16:26</text:p>
          </table:table-cell>
          <table:table-cell office:value-type="string" calcext:value-type="string">
            <text:p>C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7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6:44:00" calcext:value-type="date">
            <text:p>05/03/12 16:44</text:p>
          </table:table-cell>
          <table:table-cell office:value-type="date" office:date-value="2012-03-05T16:50:00" calcext:value-type="date">
            <text:p>05/03/12 16:50</text:p>
          </table:table-cell>
          <table:table-cell office:value-type="date" office:date-value="2012-03-05T16:52:00" calcext:value-type="date">
            <text:p>05/03/12 16:52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7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7:25:00" calcext:value-type="date">
            <text:p>05/03/12 17:25</text:p>
          </table:table-cell>
          <table:table-cell office:value-type="date" office:date-value="2012-03-05T17:28:00" calcext:value-type="date">
            <text:p>05/03/12 17:28</text:p>
          </table:table-cell>
          <table:table-cell office:value-type="date" office:date-value="2012-03-05T17:38:00" calcext:value-type="date">
            <text:p>05/03/12 17:3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5T18:33:00" calcext:value-type="date">
            <text:p>05/03/12 18:33</text:p>
          </table:table-cell>
          <table:table-cell office:value-type="date" office:date-value="2012-03-05T18:37:00" calcext:value-type="date">
            <text:p>05/03/12 18:37</text:p>
          </table:table-cell>
          <table:table-cell office:value-type="date" office:date-value="2012-03-05T18:41:00" calcext:value-type="date">
            <text:p>05/03/12 18:41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6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9:10:00" calcext:value-type="date">
            <text:p>05/03/12 19:10</text:p>
          </table:table-cell>
          <table:table-cell office:value-type="date" office:date-value="2012-03-05T19:16:00" calcext:value-type="date">
            <text:p>05/03/12 19:16</text:p>
          </table:table-cell>
          <table:table-cell office:value-type="date" office:date-value="2012-03-05T19:21:00" calcext:value-type="date">
            <text:p>05/03/12 19:21</text:p>
          </table:table-cell>
          <table:table-cell office:value-type="string" calcext:value-type="string">
            <text:p>M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44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19:27:00" calcext:value-type="date">
            <text:p>05/03/12 19:27</text:p>
          </table:table-cell>
          <table:table-cell office:value-type="date" office:date-value="2012-03-05T19:30:00" calcext:value-type="date">
            <text:p>05/03/12 19:30</text:p>
          </table:table-cell>
          <table:table-cell office:value-type="date" office:date-value="2012-03-05T19:32:00" calcext:value-type="date">
            <text:p>05/03/12 19:32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44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20:10:00" calcext:value-type="date">
            <text:p>05/03/12 20:10</text:p>
          </table:table-cell>
          <table:table-cell office:value-type="date" office:date-value="2012-03-05T20:15:00" calcext:value-type="date">
            <text:p>05/03/12 20:15</text:p>
          </table:table-cell>
          <table:table-cell office:value-type="date" office:date-value="2012-03-05T20:17:00" calcext:value-type="date">
            <text:p>05/03/12 20:1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4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22:26:00" calcext:value-type="date">
            <text:p>05/03/12 22:26</text:p>
          </table:table-cell>
          <table:table-cell office:value-type="date" office:date-value="2012-03-05T22:34:00" calcext:value-type="date">
            <text:p>05/03/12 22:34</text:p>
          </table:table-cell>
          <table:table-cell office:value-type="date" office:date-value="2012-03-05T22:42:00" calcext:value-type="date">
            <text:p>05/03/12 22:4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22:53:00" calcext:value-type="date">
            <text:p>05/03/12 22:53</text:p>
          </table:table-cell>
          <table:table-cell office:value-type="date" office:date-value="2012-03-05T22:56:00" calcext:value-type="date">
            <text:p>05/03/12 22:56</text:p>
          </table:table-cell>
          <table:table-cell office:value-type="date" office:date-value="2012-03-05T22:59:00" calcext:value-type="date">
            <text:p>05/03/12 22:5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5T23:17:00" calcext:value-type="date">
            <text:p>05/03/12 23:17</text:p>
          </table:table-cell>
          <table:table-cell office:value-type="date" office:date-value="2012-03-05T23:20:00" calcext:value-type="date">
            <text:p>05/03/12 23:20</text:p>
          </table:table-cell>
          <table:table-cell office:value-type="date" office:date-value="2012-03-05T23:25:00" calcext:value-type="date">
            <text:p>05/03/12 23:2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1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05T01:00:00" calcext:value-type="date">
            <text:p>05/05/12 01:00</text:p>
          </table:table-cell>
          <table:table-cell office:value-type="date" office:date-value="2012-05-05T01:05:00" calcext:value-type="date">
            <text:p>05/05/12 01:05</text:p>
          </table:table-cell>
          <table:table-cell office:value-type="date" office:date-value="2012-05-05T01:09:00" calcext:value-type="date">
            <text:p>05/05/12 01:09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02:57:00" calcext:value-type="date">
            <text:p>05/05/12 02:57</text:p>
          </table:table-cell>
          <table:table-cell office:value-type="date" office:date-value="2012-05-05T03:02:00" calcext:value-type="date">
            <text:p>05/05/12 03:02</text:p>
          </table:table-cell>
          <table:table-cell office:value-type="date" office:date-value="2012-05-05T03:05:00" calcext:value-type="date">
            <text:p>05/05/12 03:05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05:19:00" calcext:value-type="date">
            <text:p>05/05/12 05:19</text:p>
          </table:table-cell>
          <table:table-cell office:value-type="date" office:date-value="2012-05-05T05:22:00" calcext:value-type="date">
            <text:p>05/05/12 05:22</text:p>
          </table:table-cell>
          <table:table-cell office:value-type="date" office:date-value="2012-05-05T05:33:00" calcext:value-type="date">
            <text:p>05/05/12 05:3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05:55:00" calcext:value-type="date">
            <text:p>05/05/12 05:55</text:p>
          </table:table-cell>
          <table:table-cell office:value-type="date" office:date-value="2012-05-05T06:39:00" calcext:value-type="date">
            <text:p>05/05/12 06:39</text:p>
          </table:table-cell>
          <table:table-cell office:value-type="date" office:date-value="2012-05-05T07:01:00" calcext:value-type="date">
            <text:p>05/05/12 07:01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16</text:p>
          </table:table-cell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date" office:date-value="2012-05-05T08:31:00" calcext:value-type="date">
            <text:p>05/05/12 08:31</text:p>
          </table:table-cell>
          <table:table-cell office:value-type="date" office:date-value="2012-05-05T08:38:00" calcext:value-type="date">
            <text:p>05/05/12 08:38</text:p>
          </table:table-cell>
          <table:table-cell office:value-type="date" office:date-value="2012-05-05T08:42:00" calcext:value-type="date">
            <text:p>05/05/12 08:42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09:30:00" calcext:value-type="date">
            <text:p>05/05/12 09:30</text:p>
          </table:table-cell>
          <table:table-cell office:value-type="date" office:date-value="2012-05-05T09:35:00" calcext:value-type="date">
            <text:p>05/05/12 09:35</text:p>
          </table:table-cell>
          <table:table-cell office:value-type="date" office:date-value="2012-05-05T09:40:00" calcext:value-type="date">
            <text:p>05/05/12 09:40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8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10:56:00" calcext:value-type="date">
            <text:p>05/05/12 10:56</text:p>
          </table:table-cell>
          <table:table-cell office:value-type="date" office:date-value="2012-05-05T10:59:00" calcext:value-type="date">
            <text:p>05/05/12 10:59</text:p>
          </table:table-cell>
          <table:table-cell office:value-type="date" office:date-value="2012-05-05T11:01:00" calcext:value-type="date">
            <text:p>05/05/12 11:01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13:12:00" calcext:value-type="date">
            <text:p>05/05/12 13:12</text:p>
          </table:table-cell>
          <table:table-cell office:value-type="date" office:date-value="2012-05-05T13:16:00" calcext:value-type="date">
            <text:p>05/05/12 13:16</text:p>
          </table:table-cell>
          <table:table-cell office:value-type="date" office:date-value="2012-05-05T13:18:00" calcext:value-type="date">
            <text:p>05/05/12 13:18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13:19:00" calcext:value-type="date">
            <text:p>05/05/12 13:19</text:p>
          </table:table-cell>
          <table:table-cell office:value-type="date" office:date-value="2012-05-05T13:23:00" calcext:value-type="date">
            <text:p>05/05/12 13:23</text:p>
          </table:table-cell>
          <table:table-cell office:value-type="date" office:date-value="2012-05-05T13:29:00" calcext:value-type="date">
            <text:p>05/05/12 13:29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8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16:42:00" calcext:value-type="date">
            <text:p>05/05/12 16:42</text:p>
          </table:table-cell>
          <table:table-cell office:value-type="date" office:date-value="2012-05-05T16:48:00" calcext:value-type="date">
            <text:p>05/05/12 16:48</text:p>
          </table:table-cell>
          <table:table-cell office:value-type="date" office:date-value="2012-05-05T16:51:00" calcext:value-type="date">
            <text:p>05/05/12 16:51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17:17:00" calcext:value-type="date">
            <text:p>05/05/12 17:17</text:p>
          </table:table-cell>
          <table:table-cell office:value-type="date" office:date-value="2012-05-05T17:21:00" calcext:value-type="date">
            <text:p>05/05/12 17:21</text:p>
          </table:table-cell>
          <table:table-cell office:value-type="date" office:date-value="2012-05-05T17:25:00" calcext:value-type="date">
            <text:p>05/05/12 17:2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17:56:00" calcext:value-type="date">
            <text:p>05/05/12 17:56</text:p>
          </table:table-cell>
          <table:table-cell office:value-type="date" office:date-value="2012-05-05T18:07:00" calcext:value-type="date">
            <text:p>05/05/12 18:07</text:p>
          </table:table-cell>
          <table:table-cell office:value-type="date" office:date-value="2012-05-05T18:16:00" calcext:value-type="date">
            <text:p>05/05/12 18:16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date" office:date-value="2012-05-05T18:24:00" calcext:value-type="date">
            <text:p>05/05/12 18:24</text:p>
          </table:table-cell>
          <table:table-cell office:value-type="date" office:date-value="2012-05-05T18:28:00" calcext:value-type="date">
            <text:p>05/05/12 18:28</text:p>
          </table:table-cell>
          <table:table-cell office:value-type="date" office:date-value="2012-05-05T18:30:00" calcext:value-type="date">
            <text:p>05/05/12 18:30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20:37:00" calcext:value-type="date">
            <text:p>05/05/12 20:37</text:p>
          </table:table-cell>
          <table:table-cell office:value-type="date" office:date-value="2012-05-05T21:14:00" calcext:value-type="date">
            <text:p>05/05/12 21:14</text:p>
          </table:table-cell>
          <table:table-cell office:value-type="date" office:date-value="2012-05-05T21:17:00" calcext:value-type="date">
            <text:p>05/05/12 21:1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5T21:24:00" calcext:value-type="date">
            <text:p>05/05/12 21:24</text:p>
          </table:table-cell>
          <table:table-cell office:value-type="date" office:date-value="2012-05-05T21:28:00" calcext:value-type="date">
            <text:p>05/05/12 21:28</text:p>
          </table:table-cell>
          <table:table-cell office:value-type="date" office:date-value="2012-05-05T21:31:00" calcext:value-type="date">
            <text:p>05/05/12 21:3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22:34:00" calcext:value-type="date">
            <text:p>05/05/12 22:34</text:p>
          </table:table-cell>
          <table:table-cell office:value-type="date" office:date-value="2012-05-05T22:38:00" calcext:value-type="date">
            <text:p>05/05/12 22:38</text:p>
          </table:table-cell>
          <table:table-cell office:value-type="date" office:date-value="2012-05-05T22:40:00" calcext:value-type="date">
            <text:p>05/05/12 22:4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5T22:41:00" calcext:value-type="date">
            <text:p>05/05/12 22:41</text:p>
          </table:table-cell>
          <table:table-cell office:value-type="date" office:date-value="2012-05-05T22:45:00" calcext:value-type="date">
            <text:p>05/05/12 22:45</text:p>
          </table:table-cell>
          <table:table-cell office:value-type="date" office:date-value="2012-05-05T22:49:00" calcext:value-type="date">
            <text:p>05/05/12 22:49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22:56:00" calcext:value-type="date">
            <text:p>05/05/12 22:56</text:p>
          </table:table-cell>
          <table:table-cell office:value-type="date" office:date-value="2012-05-05T23:01:00" calcext:value-type="date">
            <text:p>05/05/12 23:01</text:p>
          </table:table-cell>
          <table:table-cell office:value-type="date" office:date-value="2012-05-05T23:04:00" calcext:value-type="date">
            <text:p>05/05/12 23:04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75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5T23:28:00" calcext:value-type="date">
            <text:p>05/05/12 23:28</text:p>
          </table:table-cell>
          <table:table-cell office:value-type="date" office:date-value="2012-05-05T23:33:00" calcext:value-type="date">
            <text:p>05/05/12 23:33</text:p>
          </table:table-cell>
          <table:table-cell office:value-type="date" office:date-value="2012-05-05T23:36:00" calcext:value-type="date">
            <text:p>05/05/12 23:36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77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05T10:00:00" calcext:value-type="date">
            <text:p>05/11/12 10:00</text:p>
          </table:table-cell>
          <table:table-cell office:value-type="date" office:date-value="2012-11-05T10:06:00" calcext:value-type="date">
            <text:p>05/11/12 10:06</text:p>
          </table:table-cell>
          <table:table-cell office:value-type="date" office:date-value="2012-11-05T10:15:00" calcext:value-type="date">
            <text:p>05/11/12 10:15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5T11:56:00" calcext:value-type="date">
            <text:p>05/11/12 11:56</text:p>
          </table:table-cell>
          <table:table-cell office:value-type="date" office:date-value="2012-11-05T12:01:00" calcext:value-type="date">
            <text:p>05/11/12 12:01</text:p>
          </table:table-cell>
          <table:table-cell office:value-type="date" office:date-value="2012-11-05T12:09:00" calcext:value-type="date">
            <text:p>05/11/12 12:09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5T18:30:00" calcext:value-type="date">
            <text:p>05/11/12 18:30</text:p>
          </table:table-cell>
          <table:table-cell office:value-type="date" office:date-value="2012-11-05T18:39:00" calcext:value-type="date">
            <text:p>05/11/12 18:39</text:p>
          </table:table-cell>
          <table:table-cell office:value-type="date" office:date-value="2012-11-05T18:47:00" calcext:value-type="date">
            <text:p>05/11/12 18:47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5T03:17:00" calcext:value-type="date">
            <text:p>05/10/12 03:17</text:p>
          </table:table-cell>
          <table:table-cell office:value-type="date" office:date-value="2012-10-05T07:30:00" calcext:value-type="date">
            <text:p>05/10/12 07:30</text:p>
          </table:table-cell>
          <table:table-cell office:value-type="date" office:date-value="2012-10-05T10:46:00" calcext:value-type="date">
            <text:p>05/10/12 10:46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date" office:date-value="2012-09-04T23:10:00" calcext:value-type="date">
            <text:p>04/09/12 23:10</text:p>
          </table:table-cell>
          <table:table-cell office:value-type="date" office:date-value="2012-09-05T00:04:00" calcext:value-type="date">
            <text:p>05/09/12 00:04</text:p>
          </table:table-cell>
          <table:table-cell office:value-type="date" office:date-value="2012-09-05T00:22:00" calcext:value-type="date">
            <text:p>05/09/12 00:2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09-05T01:55:00" calcext:value-type="date">
            <text:p>05/09/12 01:55</text:p>
          </table:table-cell>
          <table:table-cell office:value-type="date" office:date-value="2012-09-05T02:34:00" calcext:value-type="date">
            <text:p>05/09/12 02:34</text:p>
          </table:table-cell>
          <table:table-cell office:value-type="date" office:date-value="2012-09-05T03:13:00" calcext:value-type="date">
            <text:p>05/09/12 03:1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5T03:38:00" calcext:value-type="date">
            <text:p>05/09/12 03:38</text:p>
          </table:table-cell>
          <table:table-cell office:value-type="date" office:date-value="2012-09-05T03:47:00" calcext:value-type="date">
            <text:p>05/09/12 03:47</text:p>
          </table:table-cell>
          <table:table-cell office:value-type="date" office:date-value="2012-09-05T04:02:00" calcext:value-type="date">
            <text:p>05/09/12 04:02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15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5T05:30:00" calcext:value-type="date">
            <text:p>05/09/12 05:30</text:p>
          </table:table-cell>
          <table:table-cell office:value-type="date" office:date-value="2012-09-05T05:51:00" calcext:value-type="date">
            <text:p>05/09/12 05:51</text:p>
          </table:table-cell>
          <table:table-cell office:value-type="date" office:date-value="2012-09-05T06:31:00" calcext:value-type="date">
            <text:p>05/09/12 06:31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15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5T07:02:00" calcext:value-type="date">
            <text:p>05/09/12 07:02</text:p>
          </table:table-cell>
          <table:table-cell office:value-type="date" office:date-value="2012-09-05T08:06:00" calcext:value-type="date">
            <text:p>05/09/12 08:06</text:p>
          </table:table-cell>
          <table:table-cell office:value-type="date" office:date-value="2012-09-05T08:33:00" calcext:value-type="date">
            <text:p>05/09/12 08:33</text:p>
          </table:table-cell>
          <table:table-cell office:value-type="string" calcext:value-type="string">
            <text:p>C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1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5T16:14:00" calcext:value-type="date">
            <text:p>05/09/12 16:14</text:p>
          </table:table-cell>
          <table:table-cell office:value-type="date" office:date-value="2012-09-05T16:18:00" calcext:value-type="date">
            <text:p>05/09/12 16:18</text:p>
          </table:table-cell>
          <table:table-cell office:value-type="date" office:date-value="2012-09-05T16:23:00" calcext:value-type="date">
            <text:p>05/09/12 16:2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3W52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5T19:19:00" calcext:value-type="date">
            <text:p>05/09/12 19:19</text:p>
          </table:table-cell>
          <table:table-cell office:value-type="date" office:date-value="2012-09-05T19:22:00" calcext:value-type="date">
            <text:p>05/09/12 19:22</text:p>
          </table:table-cell>
          <table:table-cell office:value-type="date" office:date-value="2012-09-05T19:25:00" calcext:value-type="date">
            <text:p>05/09/12 19:25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5T20:00:00" calcext:value-type="date">
            <text:p>05/09/12 20:00</text:p>
          </table:table-cell>
          <table:table-cell office:value-type="date" office:date-value="2012-09-05T20:09:00" calcext:value-type="date">
            <text:p>05/09/12 20:09</text:p>
          </table:table-cell>
          <table:table-cell office:value-type="date" office:date-value="2012-09-05T20:18:00" calcext:value-type="date">
            <text:p>05/09/12 20:1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5T20:28:00" calcext:value-type="date">
            <text:p>05/09/12 20:28</text:p>
          </table:table-cell>
          <table:table-cell office:value-type="date" office:date-value="2012-09-05T20:32:00" calcext:value-type="date">
            <text:p>05/09/12 20:32</text:p>
          </table:table-cell>
          <table:table-cell office:value-type="date" office:date-value="2012-09-05T20:38:00" calcext:value-type="date">
            <text:p>05/09/12 20:3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5T23:50:00" calcext:value-type="date">
            <text:p>05/09/12 23:50</text:p>
          </table:table-cell>
          <table:table-cell office:value-type="date" office:date-value="2012-09-05T23:56:00" calcext:value-type="date">
            <text:p>05/09/12 23:56</text:p>
          </table:table-cell>
          <table:table-cell office:value-type="date" office:date-value="2012-09-06T00:04:00" calcext:value-type="date">
            <text:p>06/09/12 00:0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3W59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4-06T03:58:00" calcext:value-type="date">
            <text:p>06/04/12 03:58</text:p>
          </table:table-cell>
          <table:table-cell office:value-type="date" office:date-value="2012-04-06T04:09:00" calcext:value-type="date">
            <text:p>06/04/12 04:09</text:p>
          </table:table-cell>
          <table:table-cell office:value-type="date" office:date-value="2012-04-06T04:25:00" calcext:value-type="date">
            <text:p>06/04/12 04:25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34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8-06T00:39:00" calcext:value-type="date">
            <text:p>06/08/12 00:39</text:p>
          </table:table-cell>
          <table:table-cell office:value-type="date" office:date-value="2012-08-06T00:45:00" calcext:value-type="date">
            <text:p>06/08/12 00:45</text:p>
          </table:table-cell>
          <table:table-cell office:value-type="date" office:date-value="2012-08-06T00:48:00" calcext:value-type="date">
            <text:p>06/08/12 00:48</text:p>
          </table:table-cell>
          <table:table-cell office:value-type="string" calcext:value-type="string">
            <text:p>C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03:29:00" calcext:value-type="date">
            <text:p>06/08/12 03:29</text:p>
          </table:table-cell>
          <table:table-cell office:value-type="date" office:date-value="2012-08-06T03:33:00" calcext:value-type="date">
            <text:p>06/08/12 03:33</text:p>
          </table:table-cell>
          <table:table-cell office:value-type="date" office:date-value="2012-08-06T03:37:00" calcext:value-type="date">
            <text:p>06/08/12 03:3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04:33:00" calcext:value-type="date">
            <text:p>06/08/12 04:33</text:p>
          </table:table-cell>
          <table:table-cell office:value-type="date" office:date-value="2012-08-06T04:38:00" calcext:value-type="date">
            <text:p>06/08/12 04:38</text:p>
          </table:table-cell>
          <table:table-cell office:value-type="date" office:date-value="2012-08-06T04:41:00" calcext:value-type="date">
            <text:p>06/08/12 04:41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07:09:00" calcext:value-type="date">
            <text:p>06/08/12 07:09</text:p>
          </table:table-cell>
          <table:table-cell office:value-type="date" office:date-value="2012-08-06T07:14:00" calcext:value-type="date">
            <text:p>06/08/12 07:14</text:p>
          </table:table-cell>
          <table:table-cell office:value-type="date" office:date-value="2012-08-06T07:18:00" calcext:value-type="date">
            <text:p>06/08/12 07:1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08:10:00" calcext:value-type="date">
            <text:p>06/08/12 08:10</text:p>
          </table:table-cell>
          <table:table-cell office:value-type="date" office:date-value="2012-08-06T08:17:00" calcext:value-type="date">
            <text:p>06/08/12 08:17</text:p>
          </table:table-cell>
          <table:table-cell office:value-type="date" office:date-value="2012-08-06T08:21:00" calcext:value-type="date">
            <text:p>06/08/12 08:21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08:44:00" calcext:value-type="date">
            <text:p>06/08/12 08:44</text:p>
          </table:table-cell>
          <table:table-cell office:value-type="date" office:date-value="2012-08-06T08:48:00" calcext:value-type="date">
            <text:p>06/08/12 08:48</text:p>
          </table:table-cell>
          <table:table-cell office:value-type="date" office:date-value="2012-08-06T08:51:00" calcext:value-type="date">
            <text:p>06/08/12 08:51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10:16:00" calcext:value-type="date">
            <text:p>06/08/12 10:16</text:p>
          </table:table-cell>
          <table:table-cell office:value-type="date" office:date-value="2012-08-06T10:24:00" calcext:value-type="date">
            <text:p>06/08/12 10:24</text:p>
          </table:table-cell>
          <table:table-cell office:value-type="date" office:date-value="2012-08-06T10:29:00" calcext:value-type="date">
            <text:p>06/08/12 10:29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11:30:00" calcext:value-type="date">
            <text:p>06/08/12 11:30</text:p>
          </table:table-cell>
          <table:table-cell office:value-type="date" office:date-value="2012-08-06T11:38:00" calcext:value-type="date">
            <text:p>06/08/12 11:38</text:p>
          </table:table-cell>
          <table:table-cell office:value-type="date" office:date-value="2012-08-06T11:43:00" calcext:value-type="date">
            <text:p>06/08/12 11:43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14:01:00" calcext:value-type="date">
            <text:p>06/08/12 14:01</text:p>
          </table:table-cell>
          <table:table-cell office:value-type="date" office:date-value="2012-08-06T14:08:00" calcext:value-type="date">
            <text:p>06/08/12 14:08</text:p>
          </table:table-cell>
          <table:table-cell office:value-type="date" office:date-value="2012-08-06T14:12:00" calcext:value-type="date">
            <text:p>06/08/12 14:12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16:51:00" calcext:value-type="date">
            <text:p>06/08/12 16:51</text:p>
          </table:table-cell>
          <table:table-cell office:value-type="date" office:date-value="2012-08-06T16:56:00" calcext:value-type="date">
            <text:p>06/08/12 16:56</text:p>
          </table:table-cell>
          <table:table-cell office:value-type="date" office:date-value="2012-08-06T17:01:00" calcext:value-type="date">
            <text:p>06/08/12 17:01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83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6T19:50:00" calcext:value-type="date">
            <text:p>06/08/12 19:50</text:p>
          </table:table-cell>
          <table:table-cell office:value-type="date" office:date-value="2012-08-06T19:55:00" calcext:value-type="date">
            <text:p>06/08/12 19:55</text:p>
          </table:table-cell>
          <table:table-cell office:value-type="date" office:date-value="2012-08-06T20:00:00" calcext:value-type="date">
            <text:p>06/08/12 20:0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06T03:34:00" calcext:value-type="date">
            <text:p>06/12/12 03:34</text:p>
          </table:table-cell>
          <table:table-cell office:value-type="date" office:date-value="2012-12-06T03:37:00" calcext:value-type="date">
            <text:p>06/12/12 03:37</text:p>
          </table:table-cell>
          <table:table-cell office:value-type="date" office:date-value="2012-12-06T03:41:00" calcext:value-type="date">
            <text:p>06/12/12 03:41</text:p>
          </table:table-cell>
          <table:table-cell office:value-type="string" calcext:value-type="string">
            <text:p>B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6T04:11:00" calcext:value-type="date">
            <text:p>06/12/12 04:11</text:p>
          </table:table-cell>
          <table:table-cell office:value-type="date" office:date-value="2012-12-06T04:20:00" calcext:value-type="date">
            <text:p>06/12/12 04:20</text:p>
          </table:table-cell>
          <table:table-cell office:value-type="date" office:date-value="2012-12-06T04:27:00" calcext:value-type="date">
            <text:p>06/12/12 04:27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2-06T17:40:00" calcext:value-type="date">
            <text:p>06/12/12 17:40</text:p>
          </table:table-cell>
          <table:table-cell office:value-type="date" office:date-value="2012-12-06T17:56:00" calcext:value-type="date">
            <text:p>06/12/12 17:56</text:p>
          </table:table-cell>
          <table:table-cell office:value-type="date" office:date-value="2012-12-06T18:08:00" calcext:value-type="date">
            <text:p>06/12/12 18:08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date" office:date-value="2012-12-06T21:54:00" calcext:value-type="date">
            <text:p>06/12/12 21:54</text:p>
          </table:table-cell>
          <table:table-cell office:value-type="date" office:date-value="2012-12-06T22:23:00" calcext:value-type="date">
            <text:p>06/12/12 22:23</text:p>
          </table:table-cell>
          <table:table-cell office:value-type="date" office:date-value="2012-12-06T22:31:00" calcext:value-type="date">
            <text:p>06/12/12 22:31</text:p>
          </table:table-cell>
          <table:table-cell office:value-type="string" calcext:value-type="string">
            <text:p>B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8" calcext:value-type="float">
            <text:p>11628</text:p>
          </table:table-cell>
        </table:table-row>
        <table:table-row table:style-name="ro1">
          <table:table-cell office:value-type="date" office:date-value="2012-02-06T07:23:00" calcext:value-type="date">
            <text:p>06/02/12 07:23</text:p>
          </table:table-cell>
          <table:table-cell office:value-type="date" office:date-value="2012-02-06T07:33:00" calcext:value-type="date">
            <text:p>06/02/12 07:33</text:p>
          </table:table-cell>
          <table:table-cell office:value-type="date" office:date-value="2012-02-06T07:46:00" calcext:value-type="date">
            <text:p>06/02/12 07:46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6T11:20:00" calcext:value-type="date">
            <text:p>06/02/12 11:20</text:p>
          </table:table-cell>
          <table:table-cell office:value-type="date" office:date-value="2012-02-06T11:23:00" calcext:value-type="date">
            <text:p>06/02/12 11:23</text:p>
          </table:table-cell>
          <table:table-cell office:value-type="date" office:date-value="2012-02-06T11:30:00" calcext:value-type="date">
            <text:p>06/02/12 11:30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6T13:10:00" calcext:value-type="date">
            <text:p>06/02/12 13:10</text:p>
          </table:table-cell>
          <table:table-cell office:value-type="date" office:date-value="2012-02-06T13:14:00" calcext:value-type="date">
            <text:p>06/02/12 13:14</text:p>
          </table:table-cell>
          <table:table-cell office:value-type="date" office:date-value="2012-02-06T13:19:00" calcext:value-type="date">
            <text:p>06/02/12 13:19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6T14:42:00" calcext:value-type="date">
            <text:p>06/02/12 14:42</text:p>
          </table:table-cell>
          <table:table-cell office:value-type="date" office:date-value="2012-02-06T14:47:00" calcext:value-type="date">
            <text:p>06/02/12 14:47</text:p>
          </table:table-cell>
          <table:table-cell office:value-type="date" office:date-value="2012-02-06T14:52:00" calcext:value-type="date">
            <text:p>06/02/12 14:52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W57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6T15:15:00" calcext:value-type="date">
            <text:p>06/02/12 15:15</text:p>
          </table:table-cell>
          <table:table-cell office:value-type="date" office:date-value="2012-02-06T15:18:00" calcext:value-type="date">
            <text:p>06/02/12 15:18</text:p>
          </table:table-cell>
          <table:table-cell office:value-type="date" office:date-value="2012-02-06T15:21:00" calcext:value-type="date">
            <text:p>06/02/12 15:21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6T16:18:00" calcext:value-type="date">
            <text:p>06/02/12 16:18</text:p>
          </table:table-cell>
          <table:table-cell office:value-type="date" office:date-value="2012-02-06T16:23:00" calcext:value-type="date">
            <text:p>06/02/12 16:23</text:p>
          </table:table-cell>
          <table:table-cell office:value-type="date" office:date-value="2012-02-06T16:26:00" calcext:value-type="date">
            <text:p>06/02/12 16:26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6T16:49:00" calcext:value-type="date">
            <text:p>06/02/12 16:49</text:p>
          </table:table-cell>
          <table:table-cell office:value-type="date" office:date-value="2012-02-06T16:54:00" calcext:value-type="date">
            <text:p>06/02/12 16:54</text:p>
          </table:table-cell>
          <table:table-cell office:value-type="date" office:date-value="2012-02-06T17:12:00" calcext:value-type="date">
            <text:p>06/02/12 17:12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6T17:20:00" calcext:value-type="date">
            <text:p>06/02/12 17:20</text:p>
          </table:table-cell>
          <table:table-cell office:value-type="date" office:date-value="2012-02-06T17:27:00" calcext:value-type="date">
            <text:p>06/02/12 17:27</text:p>
          </table:table-cell>
          <table:table-cell office:value-type="date" office:date-value="2012-02-06T17:37:00" calcext:value-type="date">
            <text:p>06/02/12 17:3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W58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6T19:31:00" calcext:value-type="date">
            <text:p>06/02/12 19:31</text:p>
          </table:table-cell>
          <table:table-cell office:value-type="date" office:date-value="2012-02-06T20:00:00" calcext:value-type="date">
            <text:p>06/02/12 20:00</text:p>
          </table:table-cell>
          <table:table-cell office:value-type="date" office:date-value="2012-02-06T20:17:00" calcext:value-type="date">
            <text:p>06/02/12 20:1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60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06T06:04:00" calcext:value-type="date">
            <text:p>06/01/12 06:04</text:p>
          </table:table-cell>
          <table:table-cell office:value-type="date" office:date-value="2012-01-06T06:08:00" calcext:value-type="date">
            <text:p>06/01/12 06:08</text:p>
          </table:table-cell>
          <table:table-cell office:value-type="date" office:date-value="2012-01-06T06:11:00" calcext:value-type="date">
            <text:p>06/01/12 06:1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41</text:p>
          </table:table-cell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6T11:14:00" calcext:value-type="date">
            <text:p>06/01/12 11:14</text:p>
          </table:table-cell>
          <table:table-cell office:value-type="date" office:date-value="2012-01-06T11:25:00" calcext:value-type="date">
            <text:p>06/01/12 11:25</text:p>
          </table:table-cell>
          <table:table-cell office:value-type="date" office:date-value="2012-01-06T11:35:00" calcext:value-type="date">
            <text:p>06/01/12 11:35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date" office:date-value="2012-01-06T17:03:00" calcext:value-type="date">
            <text:p>06/01/12 17:03</text:p>
          </table:table-cell>
          <table:table-cell office:value-type="date" office:date-value="2012-01-06T17:06:00" calcext:value-type="date">
            <text:p>06/01/12 17:06</text:p>
          </table:table-cell>
          <table:table-cell office:value-type="date" office:date-value="2012-01-06T17:09:00" calcext:value-type="date">
            <text:p>06/01/12 17:09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6T17:16:00" calcext:value-type="date">
            <text:p>06/01/12 17:16</text:p>
          </table:table-cell>
          <table:table-cell office:value-type="date" office:date-value="2012-01-06T17:19:00" calcext:value-type="date">
            <text:p>06/01/12 17:19</text:p>
          </table:table-cell>
          <table:table-cell office:value-type="date" office:date-value="2012-01-06T17:22:00" calcext:value-type="date">
            <text:p>06/01/12 17:2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82</text:p>
          </table:table-cell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date" office:date-value="2012-07-06T00:13:00" calcext:value-type="date">
            <text:p>06/07/12 00:13</text:p>
          </table:table-cell>
          <table:table-cell office:value-type="date" office:date-value="2012-07-06T00:21:00" calcext:value-type="date">
            <text:p>06/07/12 00:21</text:p>
          </table:table-cell>
          <table:table-cell office:value-type="date" office:date-value="2012-07-06T00:24:00" calcext:value-type="date">
            <text:p>06/07/12 00:24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7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1:37:00" calcext:value-type="date">
            <text:p>06/07/12 01:37</text:p>
          </table:table-cell>
          <table:table-cell office:value-type="date" office:date-value="2012-07-06T01:40:00" calcext:value-type="date">
            <text:p>06/07/12 01:40</text:p>
          </table:table-cell>
          <table:table-cell office:value-type="date" office:date-value="2012-07-06T01:42:00" calcext:value-type="date">
            <text:p>06/07/12 01:42</text:p>
          </table:table-cell>
          <table:table-cell office:value-type="string" calcext:value-type="string">
            <text:p>M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4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2:28:00" calcext:value-type="date">
            <text:p>06/07/12 02:28</text:p>
          </table:table-cell>
          <table:table-cell office:value-type="date" office:date-value="2012-07-06T02:31:00" calcext:value-type="date">
            <text:p>06/07/12 02:31</text:p>
          </table:table-cell>
          <table:table-cell office:value-type="date" office:date-value="2012-07-06T02:37:00" calcext:value-type="date">
            <text:p>06/07/12 02:37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1W5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2:44:00" calcext:value-type="date">
            <text:p>06/07/12 02:44</text:p>
          </table:table-cell>
          <table:table-cell office:value-type="date" office:date-value="2012-07-06T02:51:00" calcext:value-type="date">
            <text:p>06/07/12 02:51</text:p>
          </table:table-cell>
          <table:table-cell office:value-type="date" office:date-value="2012-07-06T02:58:00" calcext:value-type="date">
            <text:p>06/07/12 02:58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4:28:00" calcext:value-type="date">
            <text:p>06/07/12 04:28</text:p>
          </table:table-cell>
          <table:table-cell office:value-type="date" office:date-value="2012-07-06T04:33:00" calcext:value-type="date">
            <text:p>06/07/12 04:33</text:p>
          </table:table-cell>
          <table:table-cell office:value-type="date" office:date-value="2012-07-06T04:37:00" calcext:value-type="date">
            <text:p>06/07/12 04:37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4:52:00" calcext:value-type="date">
            <text:p>06/07/12 04:52</text:p>
          </table:table-cell>
          <table:table-cell office:value-type="date" office:date-value="2012-07-06T04:59:00" calcext:value-type="date">
            <text:p>06/07/12 04:59</text:p>
          </table:table-cell>
          <table:table-cell office:value-type="date" office:date-value="2012-07-06T05:24:00" calcext:value-type="date">
            <text:p>06/07/12 05:24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7:02:00" calcext:value-type="date">
            <text:p>06/07/12 07:02</text:p>
          </table:table-cell>
          <table:table-cell office:value-type="date" office:date-value="2012-07-06T07:07:00" calcext:value-type="date">
            <text:p>06/07/12 07:07</text:p>
          </table:table-cell>
          <table:table-cell office:value-type="date" office:date-value="2012-07-06T07:10:00" calcext:value-type="date">
            <text:p>06/07/12 07:10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4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8:17:00" calcext:value-type="date">
            <text:p>06/07/12 08:17</text:p>
          </table:table-cell>
          <table:table-cell office:value-type="date" office:date-value="2012-07-06T08:23:00" calcext:value-type="date">
            <text:p>06/07/12 08:23</text:p>
          </table:table-cell>
          <table:table-cell office:value-type="date" office:date-value="2012-07-06T08:27:00" calcext:value-type="date">
            <text:p>06/07/12 08:27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4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09:13:00" calcext:value-type="date">
            <text:p>06/07/12 09:13</text:p>
          </table:table-cell>
          <table:table-cell office:value-type="date" office:date-value="2012-07-06T09:18:00" calcext:value-type="date">
            <text:p>06/07/12 09:18</text:p>
          </table:table-cell>
          <table:table-cell office:value-type="date" office:date-value="2012-07-06T09:29:00" calcext:value-type="date">
            <text:p>06/07/12 09:29</text:p>
          </table:table-cell>
          <table:table-cell office:value-type="string" calcext:value-type="string">
            <text:p>C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0:24:00" calcext:value-type="date">
            <text:p>06/07/12 10:24</text:p>
          </table:table-cell>
          <table:table-cell office:value-type="date" office:date-value="2012-07-06T10:29:00" calcext:value-type="date">
            <text:p>06/07/12 10:29</text:p>
          </table:table-cell>
          <table:table-cell office:value-type="date" office:date-value="2012-07-06T10:32:00" calcext:value-type="date">
            <text:p>06/07/12 10:32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42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3:26:00" calcext:value-type="date">
            <text:p>06/07/12 13:26</text:p>
          </table:table-cell>
          <table:table-cell office:value-type="date" office:date-value="2012-07-06T13:30:00" calcext:value-type="date">
            <text:p>06/07/12 13:30</text:p>
          </table:table-cell>
          <table:table-cell office:value-type="date" office:date-value="2012-07-06T13:32:00" calcext:value-type="date">
            <text:p>06/07/12 13:32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4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4:50:00" calcext:value-type="date">
            <text:p>06/07/12 14:50</text:p>
          </table:table-cell>
          <table:table-cell office:value-type="date" office:date-value="2012-07-06T15:00:00" calcext:value-type="date">
            <text:p>06/07/12 15:00</text:p>
          </table:table-cell>
          <table:table-cell office:value-type="date" office:date-value="2012-07-06T15:12:00" calcext:value-type="date">
            <text:p>06/07/12 15:12</text:p>
          </table:table-cell>
          <table:table-cell office:value-type="string" calcext:value-type="string">
            <text:p>C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6T16:01:00" calcext:value-type="date">
            <text:p>06/07/12 16:01</text:p>
          </table:table-cell>
          <table:table-cell office:value-type="date" office:date-value="2012-07-06T16:05:00" calcext:value-type="date">
            <text:p>06/07/12 16:05</text:p>
          </table:table-cell>
          <table:table-cell office:value-type="date" office:date-value="2012-07-06T16:10:00" calcext:value-type="date">
            <text:p>06/07/12 16:10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5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7:07:00" calcext:value-type="date">
            <text:p>06/07/12 17:07</text:p>
          </table:table-cell>
          <table:table-cell office:value-type="date" office:date-value="2012-07-06T17:10:00" calcext:value-type="date">
            <text:p>06/07/12 17:10</text:p>
          </table:table-cell>
          <table:table-cell office:value-type="date" office:date-value="2012-07-06T17:15:00" calcext:value-type="date">
            <text:p>06/07/12 17:15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6T17:38:00" calcext:value-type="date">
            <text:p>06/07/12 17:38</text:p>
          </table:table-cell>
          <table:table-cell office:value-type="date" office:date-value="2012-07-06T17:43:00" calcext:value-type="date">
            <text:p>06/07/12 17:43</text:p>
          </table:table-cell>
          <table:table-cell office:value-type="date" office:date-value="2012-07-06T17:48:00" calcext:value-type="date">
            <text:p>06/07/12 17:48</text:p>
          </table:table-cell>
          <table:table-cell office:value-type="string" calcext:value-type="string">
            <text:p>C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8:48:00" calcext:value-type="date">
            <text:p>06/07/12 18:48</text:p>
          </table:table-cell>
          <table:table-cell office:value-type="date" office:date-value="2012-07-06T18:55:00" calcext:value-type="date">
            <text:p>06/07/12 18:55</text:p>
          </table:table-cell>
          <table:table-cell office:value-type="date" office:date-value="2012-07-06T19:05:00" calcext:value-type="date">
            <text:p>06/07/12 19:05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5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6T19:20:00" calcext:value-type="date">
            <text:p>06/07/12 19:20</text:p>
          </table:table-cell>
          <table:table-cell office:value-type="date" office:date-value="2012-07-06T19:24:00" calcext:value-type="date">
            <text:p>06/07/12 19:24</text:p>
          </table:table-cell>
          <table:table-cell office:value-type="date" office:date-value="2012-07-06T19:26:00" calcext:value-type="date">
            <text:p>06/07/12 19:26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6T23:01:00" calcext:value-type="date">
            <text:p>06/07/12 23:01</text:p>
          </table:table-cell>
          <table:table-cell office:value-type="date" office:date-value="2012-07-06T23:08:00" calcext:value-type="date">
            <text:p>06/07/12 23:08</text:p>
          </table:table-cell>
          <table:table-cell office:value-type="date" office:date-value="2012-07-06T23:14:00" calcext:value-type="date">
            <text:p>06/07/12 23:14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06T23:56:00" calcext:value-type="date">
            <text:p>06/06/12 23:56</text:p>
          </table:table-cell>
          <table:table-cell office:value-type="date" office:date-value="2012-06-06" calcext:value-type="date">
            <text:p>06/06/12 00:00</text:p>
          </table:table-cell>
          <table:table-cell office:value-type="date" office:date-value="2012-06-07T00:05:00" calcext:value-type="date">
            <text:p>07/06/12 00:0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06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6T02:12:00" calcext:value-type="date">
            <text:p>06/06/12 02:12</text:p>
          </table:table-cell>
          <table:table-cell office:value-type="date" office:date-value="2012-06-06T02:19:00" calcext:value-type="date">
            <text:p>06/06/12 02:19</text:p>
          </table:table-cell>
          <table:table-cell office:value-type="date" office:date-value="2012-06-06T02:26:00" calcext:value-type="date">
            <text:p>06/06/12 02:26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6T16:14:00" calcext:value-type="date">
            <text:p>06/06/12 16:14</text:p>
          </table:table-cell>
          <table:table-cell office:value-type="date" office:date-value="2012-06-06T16:20:00" calcext:value-type="date">
            <text:p>06/06/12 16:20</text:p>
          </table:table-cell>
          <table:table-cell office:value-type="date" office:date-value="2012-06-06T16:25:00" calcext:value-type="date">
            <text:p>06/06/12 16:2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15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6T17:03:00" calcext:value-type="date">
            <text:p>06/06/12 17:03</text:p>
          </table:table-cell>
          <table:table-cell office:value-type="date" office:date-value="2012-06-06T17:06:00" calcext:value-type="date">
            <text:p>06/06/12 17:06</text:p>
          </table:table-cell>
          <table:table-cell office:value-type="date" office:date-value="2012-06-06T17:11:00" calcext:value-type="date">
            <text:p>06/06/12 17:1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01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6T17:55:00" calcext:value-type="date">
            <text:p>06/06/12 17:55</text:p>
          </table:table-cell>
          <table:table-cell office:value-type="date" office:date-value="2012-06-06T18:05:00" calcext:value-type="date">
            <text:p>06/06/12 18:05</text:p>
          </table:table-cell>
          <table:table-cell office:value-type="date" office:date-value="2012-06-06T18:10:00" calcext:value-type="date">
            <text:p>06/06/12 18:1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6-06T19:54:00" calcext:value-type="date">
            <text:p>06/06/12 19:54</text:p>
          </table:table-cell>
          <table:table-cell office:value-type="date" office:date-value="2012-06-06T20:06:00" calcext:value-type="date">
            <text:p>06/06/12 20:06</text:p>
          </table:table-cell>
          <table:table-cell office:value-type="date" office:date-value="2012-06-06T20:13:00" calcext:value-type="date">
            <text:p>06/06/12 20:13</text:p>
          </table:table-cell>
          <table:table-cell office:value-type="string" calcext:value-type="string">
            <text:p>M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05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6T21:28:00" calcext:value-type="date">
            <text:p>06/06/12 21:28</text:p>
          </table:table-cell>
          <table:table-cell office:value-type="date" office:date-value="2012-06-06T21:32:00" calcext:value-type="date">
            <text:p>06/06/12 21:32</text:p>
          </table:table-cell>
          <table:table-cell office:value-type="date" office:date-value="2012-06-06T21:48:00" calcext:value-type="date">
            <text:p>06/06/12 21:4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14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6T22:29:00" calcext:value-type="date">
            <text:p>06/06/12 22:29</text:p>
          </table:table-cell>
          <table:table-cell office:value-type="date" office:date-value="2012-06-06T22:36:00" calcext:value-type="date">
            <text:p>06/06/12 22:36</text:p>
          </table:table-cell>
          <table:table-cell office:value-type="date" office:date-value="2012-06-06T22:41:00" calcext:value-type="date">
            <text:p>06/06/12 22:4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12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6T23:00:00" calcext:value-type="date">
            <text:p>06/06/12 23:00</text:p>
          </table:table-cell>
          <table:table-cell office:value-type="date" office:date-value="2012-06-06T23:04:00" calcext:value-type="date">
            <text:p>06/06/12 23:04</text:p>
          </table:table-cell>
          <table:table-cell office:value-type="date" office:date-value="2012-06-06T23:11:00" calcext:value-type="date">
            <text:p>06/06/12 23:1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3-05T23:53:00" calcext:value-type="date">
            <text:p>05/03/12 23:53</text:p>
          </table:table-cell>
          <table:table-cell office:value-type="date" office:date-value="2012-03-06T00:04:00" calcext:value-type="date">
            <text:p>06/03/12 00:04</text:p>
          </table:table-cell>
          <table:table-cell office:value-type="date" office:date-value="2012-03-06T00:09:00" calcext:value-type="date">
            <text:p>06/03/12 00:09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42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0:22:00" calcext:value-type="date">
            <text:p>06/03/12 00:22</text:p>
          </table:table-cell>
          <table:table-cell office:value-type="date" office:date-value="2012-03-06T00:28:00" calcext:value-type="date">
            <text:p>06/03/12 00:28</text:p>
          </table:table-cell>
          <table:table-cell office:value-type="date" office:date-value="2012-03-06T00:31:00" calcext:value-type="date">
            <text:p>06/03/12 00:31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1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1:13:00" calcext:value-type="date">
            <text:p>06/03/12 01:13</text:p>
          </table:table-cell>
          <table:table-cell office:value-type="date" office:date-value="2012-03-06T01:18:00" calcext:value-type="date">
            <text:p>06/03/12 01:18</text:p>
          </table:table-cell>
          <table:table-cell office:value-type="date" office:date-value="2012-03-06T01:25:00" calcext:value-type="date">
            <text:p>06/03/12 01:25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01:36:00" calcext:value-type="date">
            <text:p>06/03/12 01:36</text:p>
          </table:table-cell>
          <table:table-cell office:value-type="date" office:date-value="2012-03-06T01:44:00" calcext:value-type="date">
            <text:p>06/03/12 01:44</text:p>
          </table:table-cell>
          <table:table-cell office:value-type="date" office:date-value="2012-03-06T01:50:00" calcext:value-type="date">
            <text:p>06/03/12 01:50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2:26:00" calcext:value-type="date">
            <text:p>06/03/12 02:26</text:p>
          </table:table-cell>
          <table:table-cell office:value-type="date" office:date-value="2012-03-06T02:33:00" calcext:value-type="date">
            <text:p>06/03/12 02:33</text:p>
          </table:table-cell>
          <table:table-cell office:value-type="date" office:date-value="2012-03-06T02:37:00" calcext:value-type="date">
            <text:p>06/03/12 02:37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1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3:24:00" calcext:value-type="date">
            <text:p>06/03/12 03:24</text:p>
          </table:table-cell>
          <table:table-cell office:value-type="date" office:date-value="2012-03-06T03:28:00" calcext:value-type="date">
            <text:p>06/03/12 03:28</text:p>
          </table:table-cell>
          <table:table-cell office:value-type="date" office:date-value="2012-03-06T03:31:00" calcext:value-type="date">
            <text:p>06/03/12 03:31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0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4:01:00" calcext:value-type="date">
            <text:p>06/03/12 04:01</text:p>
          </table:table-cell>
          <table:table-cell office:value-type="date" office:date-value="2012-03-06T04:05:00" calcext:value-type="date">
            <text:p>06/03/12 04:05</text:p>
          </table:table-cell>
          <table:table-cell office:value-type="date" office:date-value="2012-03-06T04:08:00" calcext:value-type="date">
            <text:p>06/03/12 04:08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39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5:19:00" calcext:value-type="date">
            <text:p>06/03/12 05:19</text:p>
          </table:table-cell>
          <table:table-cell office:value-type="date" office:date-value="2012-03-06T05:28:00" calcext:value-type="date">
            <text:p>06/03/12 05:28</text:p>
          </table:table-cell>
          <table:table-cell office:value-type="date" office:date-value="2012-03-06T05:31:00" calcext:value-type="date">
            <text:p>06/03/12 05:3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7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5:48:00" calcext:value-type="date">
            <text:p>06/03/12 05:48</text:p>
          </table:table-cell>
          <table:table-cell office:value-type="date" office:date-value="2012-03-06T05:52:00" calcext:value-type="date">
            <text:p>06/03/12 05:52</text:p>
          </table:table-cell>
          <table:table-cell office:value-type="date" office:date-value="2012-03-06T05:58:00" calcext:value-type="date">
            <text:p>06/03/12 05:58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06:47:00" calcext:value-type="date">
            <text:p>06/03/12 06:47</text:p>
          </table:table-cell>
          <table:table-cell office:value-type="date" office:date-value="2012-03-06T06:50:00" calcext:value-type="date">
            <text:p>06/03/12 06:50</text:p>
          </table:table-cell>
          <table:table-cell office:value-type="date" office:date-value="2012-03-06T06:53:00" calcext:value-type="date">
            <text:p>06/03/12 06:53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07:31:00" calcext:value-type="date">
            <text:p>06/03/12 07:31</text:p>
          </table:table-cell>
          <table:table-cell office:value-type="date" office:date-value="2012-03-06T07:43:00" calcext:value-type="date">
            <text:p>06/03/12 07:43</text:p>
          </table:table-cell>
          <table:table-cell office:value-type="date" office:date-value="2012-03-06T07:47:00" calcext:value-type="date">
            <text:p>06/03/12 07:47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7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07:52:00" calcext:value-type="date">
            <text:p>06/03/12 07:52</text:p>
          </table:table-cell>
          <table:table-cell office:value-type="date" office:date-value="2012-03-06T07:55:00" calcext:value-type="date">
            <text:p>06/03/12 07:55</text:p>
          </table:table-cell>
          <table:table-cell office:value-type="date" office:date-value="2012-03-06T08:00:00" calcext:value-type="date">
            <text:p>06/03/12 08:00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11:10:00" calcext:value-type="date">
            <text:p>06/03/12 11:10</text:p>
          </table:table-cell>
          <table:table-cell office:value-type="date" office:date-value="2012-03-06T11:17:00" calcext:value-type="date">
            <text:p>06/03/12 11:17</text:p>
          </table:table-cell>
          <table:table-cell office:value-type="date" office:date-value="2012-03-06T11:22:00" calcext:value-type="date">
            <text:p>06/03/12 11:22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12:23:00" calcext:value-type="date">
            <text:p>06/03/12 12:23</text:p>
          </table:table-cell>
          <table:table-cell office:value-type="date" office:date-value="2012-03-06T12:41:00" calcext:value-type="date">
            <text:p>06/03/12 12:41</text:p>
          </table:table-cell>
          <table:table-cell office:value-type="date" office:date-value="2012-03-06T12:54:00" calcext:value-type="date">
            <text:p>06/03/12 12:54</text:p>
          </table:table-cell>
          <table:table-cell office:value-type="string" calcext:value-type="string">
            <text:p>M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36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6T16:45:00" calcext:value-type="date">
            <text:p>06/03/12 16:45</text:p>
          </table:table-cell>
          <table:table-cell office:value-type="date" office:date-value="2012-03-06T16:50:00" calcext:value-type="date">
            <text:p>06/03/12 16:50</text:p>
          </table:table-cell>
          <table:table-cell office:value-type="date" office:date-value="2012-03-06T16:54:00" calcext:value-type="date">
            <text:p>06/03/12 16:54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17:17:00" calcext:value-type="date">
            <text:p>06/03/12 17:17</text:p>
          </table:table-cell>
          <table:table-cell office:value-type="date" office:date-value="2012-03-06T17:20:00" calcext:value-type="date">
            <text:p>06/03/12 17:20</text:p>
          </table:table-cell>
          <table:table-cell office:value-type="date" office:date-value="2012-03-06T17:22:00" calcext:value-type="date">
            <text:p>06/03/12 17:22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19:43:00" calcext:value-type="date">
            <text:p>06/03/12 19:43</text:p>
          </table:table-cell>
          <table:table-cell office:value-type="date" office:date-value="2012-03-06T19:46:00" calcext:value-type="date">
            <text:p>06/03/12 19:46</text:p>
          </table:table-cell>
          <table:table-cell office:value-type="date" office:date-value="2012-03-06T19:49:00" calcext:value-type="date">
            <text:p>06/03/12 19:49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21:04:00" calcext:value-type="date">
            <text:p>06/03/12 21:04</text:p>
          </table:table-cell>
          <table:table-cell office:value-type="date" office:date-value="2012-03-06T21:11:00" calcext:value-type="date">
            <text:p>06/03/12 21:11</text:p>
          </table:table-cell>
          <table:table-cell office:value-type="date" office:date-value="2012-03-06T21:14:00" calcext:value-type="date">
            <text:p>06/03/12 21:14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21:52:00" calcext:value-type="date">
            <text:p>06/03/12 21:52</text:p>
          </table:table-cell>
          <table:table-cell office:value-type="date" office:date-value="2012-03-06T21:56:00" calcext:value-type="date">
            <text:p>06/03/12 21:56</text:p>
          </table:table-cell>
          <table:table-cell office:value-type="date" office:date-value="2012-03-06T22:11:00" calcext:value-type="date">
            <text:p>06/03/12 22:11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6T22:49:00" calcext:value-type="date">
            <text:p>06/03/12 22:49</text:p>
          </table:table-cell>
          <table:table-cell office:value-type="date" office:date-value="2012-03-06T22:53:00" calcext:value-type="date">
            <text:p>06/03/12 22:53</text:p>
          </table:table-cell>
          <table:table-cell office:value-type="date" office:date-value="2012-03-06T23:11:00" calcext:value-type="date">
            <text:p>06/03/12 23:11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06T01:12:00" calcext:value-type="date">
            <text:p>06/05/12 01:12</text:p>
          </table:table-cell>
          <table:table-cell office:value-type="date" office:date-value="2012-05-06T01:18:00" calcext:value-type="date">
            <text:p>06/05/12 01:18</text:p>
          </table:table-cell>
          <table:table-cell office:value-type="date" office:date-value="2012-05-06T01:20:00" calcext:value-type="date">
            <text:p>06/05/12 01:20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02:46:00" calcext:value-type="date">
            <text:p>06/05/12 02:46</text:p>
          </table:table-cell>
          <table:table-cell office:value-type="date" office:date-value="2012-05-06T02:50:00" calcext:value-type="date">
            <text:p>06/05/12 02:50</text:p>
          </table:table-cell>
          <table:table-cell office:value-type="date" office:date-value="2012-05-06T02:55:00" calcext:value-type="date">
            <text:p>06/05/12 02:5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5-06T03:13:00" calcext:value-type="date">
            <text:p>06/05/12 03:13</text:p>
          </table:table-cell>
          <table:table-cell office:value-type="date" office:date-value="2012-05-06T03:25:00" calcext:value-type="date">
            <text:p>06/05/12 03:25</text:p>
          </table:table-cell>
          <table:table-cell office:value-type="date" office:date-value="2012-05-06T03:37:00" calcext:value-type="date">
            <text:p>06/05/12 03:37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date" office:date-value="2012-05-06T04:31:00" calcext:value-type="date">
            <text:p>06/05/12 04:31</text:p>
          </table:table-cell>
          <table:table-cell office:value-type="date" office:date-value="2012-05-06T04:36:00" calcext:value-type="date">
            <text:p>06/05/12 04:36</text:p>
          </table:table-cell>
          <table:table-cell office:value-type="date" office:date-value="2012-05-06T04:43:00" calcext:value-type="date">
            <text:p>06/05/12 04:43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05:24:00" calcext:value-type="date">
            <text:p>06/05/12 05:24</text:p>
          </table:table-cell>
          <table:table-cell office:value-type="date" office:date-value="2012-05-06T05:30:00" calcext:value-type="date">
            <text:p>06/05/12 05:30</text:p>
          </table:table-cell>
          <table:table-cell office:value-type="date" office:date-value="2012-05-06T05:50:00" calcext:value-type="date">
            <text:p>06/05/12 05:50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07:01:00" calcext:value-type="date">
            <text:p>06/05/12 07:01</text:p>
          </table:table-cell>
          <table:table-cell office:value-type="date" office:date-value="2012-05-06T07:04:00" calcext:value-type="date">
            <text:p>06/05/12 07:04</text:p>
          </table:table-cell>
          <table:table-cell office:value-type="date" office:date-value="2012-05-06T07:07:00" calcext:value-type="date">
            <text:p>06/05/12 07:0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1:33:00" calcext:value-type="date">
            <text:p>06/05/12 11:33</text:p>
          </table:table-cell>
          <table:table-cell office:value-type="date" office:date-value="2012-05-06T11:42:00" calcext:value-type="date">
            <text:p>06/05/12 11:42</text:p>
          </table:table-cell>
          <table:table-cell office:value-type="date" office:date-value="2012-05-06T11:47:00" calcext:value-type="date">
            <text:p>06/05/12 11:4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3:37:00" calcext:value-type="date">
            <text:p>06/05/12 13:37</text:p>
          </table:table-cell>
          <table:table-cell office:value-type="date" office:date-value="2012-05-06T13:42:00" calcext:value-type="date">
            <text:p>06/05/12 13:42</text:p>
          </table:table-cell>
          <table:table-cell office:value-type="date" office:date-value="2012-05-06T13:46:00" calcext:value-type="date">
            <text:p>06/05/12 13:4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7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6:14:00" calcext:value-type="date">
            <text:p>06/05/12 16:14</text:p>
          </table:table-cell>
          <table:table-cell office:value-type="date" office:date-value="2012-05-06T16:20:00" calcext:value-type="date">
            <text:p>06/05/12 16:20</text:p>
          </table:table-cell>
          <table:table-cell office:value-type="date" office:date-value="2012-05-06T16:23:00" calcext:value-type="date">
            <text:p>06/05/12 16:2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6T16:39:00" calcext:value-type="date">
            <text:p>06/05/12 16:39</text:p>
          </table:table-cell>
          <table:table-cell office:value-type="date" office:date-value="2012-05-06T16:53:00" calcext:value-type="date">
            <text:p>06/05/12 16:53</text:p>
          </table:table-cell>
          <table:table-cell office:value-type="date" office:date-value="2012-05-06T16:59:00" calcext:value-type="date">
            <text:p>06/05/12 16:59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69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7:05:00" calcext:value-type="date">
            <text:p>06/05/12 17:05</text:p>
          </table:table-cell>
          <table:table-cell office:value-type="date" office:date-value="2012-05-06T17:09:00" calcext:value-type="date">
            <text:p>06/05/12 17:09</text:p>
          </table:table-cell>
          <table:table-cell office:value-type="date" office:date-value="2012-05-06T17:12:00" calcext:value-type="date">
            <text:p>06/05/12 17:12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6T17:31:00" calcext:value-type="date">
            <text:p>06/05/12 17:31</text:p>
          </table:table-cell>
          <table:table-cell office:value-type="date" office:date-value="2012-05-06T17:35:00" calcext:value-type="date">
            <text:p>06/05/12 17:35</text:p>
          </table:table-cell>
          <table:table-cell office:value-type="date" office:date-value="2012-05-06T17:37:00" calcext:value-type="date">
            <text:p>06/05/12 17:37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68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7:41:00" calcext:value-type="date">
            <text:p>06/05/12 17:41</text:p>
          </table:table-cell>
          <table:table-cell office:value-type="date" office:date-value="2012-05-06T17:47:00" calcext:value-type="date">
            <text:p>06/05/12 17:47</text:p>
          </table:table-cell>
          <table:table-cell office:value-type="date" office:date-value="2012-05-06T17:52:00" calcext:value-type="date">
            <text:p>06/05/12 17:5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6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19:22:00" calcext:value-type="date">
            <text:p>06/05/12 19:22</text:p>
          </table:table-cell>
          <table:table-cell office:value-type="date" office:date-value="2012-05-06T19:26:00" calcext:value-type="date">
            <text:p>06/05/12 19:26</text:p>
          </table:table-cell>
          <table:table-cell office:value-type="date" office:date-value="2012-05-06T19:32:00" calcext:value-type="date">
            <text:p>06/05/12 19:32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6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20:05:00" calcext:value-type="date">
            <text:p>06/05/12 20:05</text:p>
          </table:table-cell>
          <table:table-cell office:value-type="date" office:date-value="2012-05-06T20:15:00" calcext:value-type="date">
            <text:p>06/05/12 20:15</text:p>
          </table:table-cell>
          <table:table-cell office:value-type="date" office:date-value="2012-05-06T20:20:00" calcext:value-type="date">
            <text:p>06/05/12 20:20</text:p>
          </table:table-cell>
          <table:table-cell office:value-type="string" calcext:value-type="string">
            <text:p>C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6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22:27:00" calcext:value-type="date">
            <text:p>06/05/12 22:27</text:p>
          </table:table-cell>
          <table:table-cell office:value-type="date" office:date-value="2012-05-06T22:31:00" calcext:value-type="date">
            <text:p>06/05/12 22:31</text:p>
          </table:table-cell>
          <table:table-cell office:value-type="date" office:date-value="2012-05-06T22:38:00" calcext:value-type="date">
            <text:p>06/05/12 22:3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6T23:11:00" calcext:value-type="date">
            <text:p>06/05/12 23:11</text:p>
          </table:table-cell>
          <table:table-cell office:value-type="date" office:date-value="2012-05-06T23:14:00" calcext:value-type="date">
            <text:p>06/05/12 23:14</text:p>
          </table:table-cell>
          <table:table-cell office:value-type="date" office:date-value="2012-05-06T23:21:00" calcext:value-type="date">
            <text:p>06/05/12 23:2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06T00:17:00" calcext:value-type="date">
            <text:p>06/11/12 00:17</text:p>
          </table:table-cell>
          <table:table-cell office:value-type="date" office:date-value="2012-11-06T00:21:00" calcext:value-type="date">
            <text:p>06/11/12 00:21</text:p>
          </table:table-cell>
          <table:table-cell office:value-type="date" office:date-value="2012-11-06T00:28:00" calcext:value-type="date">
            <text:p>06/11/12 00:28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6" calcext:value-type="float">
            <text:p>11606</text:p>
          </table:table-cell>
        </table:table-row>
        <table:table-row table:style-name="ro1">
          <table:table-cell office:value-type="date" office:date-value="2012-11-06T04:52:00" calcext:value-type="date">
            <text:p>06/11/12 04:52</text:p>
          </table:table-cell>
          <table:table-cell office:value-type="date" office:date-value="2012-11-06T04:59:00" calcext:value-type="date">
            <text:p>06/11/12 04:59</text:p>
          </table:table-cell>
          <table:table-cell office:value-type="date" office:date-value="2012-11-06T05:06:00" calcext:value-type="date">
            <text:p>06/11/12 05:06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6T05:07:00" calcext:value-type="date">
            <text:p>06/11/12 05:07</text:p>
          </table:table-cell>
          <table:table-cell office:value-type="date" office:date-value="2012-11-06T05:11:00" calcext:value-type="date">
            <text:p>06/11/12 05:11</text:p>
          </table:table-cell>
          <table:table-cell office:value-type="date" office:date-value="2012-11-06T05:21:00" calcext:value-type="date">
            <text:p>06/11/12 05:21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6T00:37:00" calcext:value-type="date">
            <text:p>06/10/12 00:37</text:p>
          </table:table-cell>
          <table:table-cell office:value-type="date" office:date-value="2012-10-06T00:41:00" calcext:value-type="date">
            <text:p>06/10/12 00:41</text:p>
          </table:table-cell>
          <table:table-cell office:value-type="date" office:date-value="2012-10-06T00:45:00" calcext:value-type="date">
            <text:p>06/10/12 00:45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date" office:date-value="2012-10-06T02:05:00" calcext:value-type="date">
            <text:p>06/10/12 02:05</text:p>
          </table:table-cell>
          <table:table-cell office:value-type="date" office:date-value="2012-10-06T02:10:00" calcext:value-type="date">
            <text:p>06/10/12 02:10</text:p>
          </table:table-cell>
          <table:table-cell office:value-type="date" office:date-value="2012-10-06T02:15:00" calcext:value-type="date">
            <text:p>06/10/12 02:15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date" office:date-value="2012-10-06T05:23:00" calcext:value-type="date">
            <text:p>06/10/12 05:23</text:p>
          </table:table-cell>
          <table:table-cell office:value-type="date" office:date-value="2012-10-06T05:30:00" calcext:value-type="date">
            <text:p>06/10/12 05:30</text:p>
          </table:table-cell>
          <table:table-cell office:value-type="date" office:date-value="2012-10-06T05:35:00" calcext:value-type="date">
            <text:p>06/10/12 05:35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06T07:06:00" calcext:value-type="date">
            <text:p>06/10/12 07:06</text:p>
          </table:table-cell>
          <table:table-cell office:value-type="date" office:date-value="2012-10-06T07:13:00" calcext:value-type="date">
            <text:p>06/10/12 07:13</text:p>
          </table:table-cell>
          <table:table-cell office:value-type="date" office:date-value="2012-10-06T07:17:00" calcext:value-type="date">
            <text:p>06/10/12 07:17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06T11:19:00" calcext:value-type="date">
            <text:p>06/10/12 11:19</text:p>
          </table:table-cell>
          <table:table-cell office:value-type="date" office:date-value="2012-10-06T11:24:00" calcext:value-type="date">
            <text:p>06/10/12 11:24</text:p>
          </table:table-cell>
          <table:table-cell office:value-type="date" office:date-value="2012-10-06T11:30:00" calcext:value-type="date">
            <text:p>06/10/12 11:30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09-06T01:08:00" calcext:value-type="date">
            <text:p>06/09/12 01:08</text:p>
          </table:table-cell>
          <table:table-cell office:value-type="date" office:date-value="2012-09-06T01:14:00" calcext:value-type="date">
            <text:p>06/09/12 01:14</text:p>
          </table:table-cell>
          <table:table-cell office:value-type="date" office:date-value="2012-09-06T01:19:00" calcext:value-type="date">
            <text:p>06/09/12 01:1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01:51:00" calcext:value-type="date">
            <text:p>06/09/12 01:51</text:p>
          </table:table-cell>
          <table:table-cell office:value-type="date" office:date-value="2012-09-06T02:06:00" calcext:value-type="date">
            <text:p>06/09/12 02:06</text:p>
          </table:table-cell>
          <table:table-cell office:value-type="date" office:date-value="2012-09-06T02:15:00" calcext:value-type="date">
            <text:p>06/09/12 02:15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02:32:00" calcext:value-type="date">
            <text:p>06/09/12 02:32</text:p>
          </table:table-cell>
          <table:table-cell office:value-type="date" office:date-value="2012-09-06T02:41:00" calcext:value-type="date">
            <text:p>06/09/12 02:41</text:p>
          </table:table-cell>
          <table:table-cell office:value-type="date" office:date-value="2012-09-06T02:44:00" calcext:value-type="date">
            <text:p>06/09/12 02:44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01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6T03:11:00" calcext:value-type="date">
            <text:p>06/09/12 03:11</text:p>
          </table:table-cell>
          <table:table-cell office:value-type="date" office:date-value="2012-09-06T03:16:00" calcext:value-type="date">
            <text:p>06/09/12 03:16</text:p>
          </table:table-cell>
          <table:table-cell office:value-type="date" office:date-value="2012-09-06T03:20:00" calcext:value-type="date">
            <text:p>06/09/12 03:2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3W60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04:06:00" calcext:value-type="date">
            <text:p>06/09/12 04:06</text:p>
          </table:table-cell>
          <table:table-cell office:value-type="date" office:date-value="2012-09-06T04:13:00" calcext:value-type="date">
            <text:p>06/09/12 04:13</text:p>
          </table:table-cell>
          <table:table-cell office:value-type="date" office:date-value="2012-09-06T04:20:00" calcext:value-type="date">
            <text:p>06/09/12 04:20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07:40:00" calcext:value-type="date">
            <text:p>06/09/12 07:40</text:p>
          </table:table-cell>
          <table:table-cell office:value-type="date" office:date-value="2012-09-06T07:51:00" calcext:value-type="date">
            <text:p>06/09/12 07:51</text:p>
          </table:table-cell>
          <table:table-cell office:value-type="date" office:date-value="2012-09-06T08:00:00" calcext:value-type="date">
            <text:p>06/09/12 08:00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6T09:51:00" calcext:value-type="date">
            <text:p>06/09/12 09:51</text:p>
          </table:table-cell>
          <table:table-cell office:value-type="date" office:date-value="2012-09-06T09:56:00" calcext:value-type="date">
            <text:p>06/09/12 09:56</text:p>
          </table:table-cell>
          <table:table-cell office:value-type="date" office:date-value="2012-09-06T10:08:00" calcext:value-type="date">
            <text:p>06/09/12 10:0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11:54:00" calcext:value-type="date">
            <text:p>06/09/12 11:54</text:p>
          </table:table-cell>
          <table:table-cell office:value-type="date" office:date-value="2012-09-06T11:58:00" calcext:value-type="date">
            <text:p>06/09/12 11:58</text:p>
          </table:table-cell>
          <table:table-cell office:value-type="date" office:date-value="2012-09-06T12:00:00" calcext:value-type="date">
            <text:p>06/09/12 12:0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15:13:00" calcext:value-type="date">
            <text:p>06/09/12 15:13</text:p>
          </table:table-cell>
          <table:table-cell office:value-type="date" office:date-value="2012-09-06T15:21:00" calcext:value-type="date">
            <text:p>06/09/12 15:21</text:p>
          </table:table-cell>
          <table:table-cell office:value-type="date" office:date-value="2012-09-06T15:30:00" calcext:value-type="date">
            <text:p>06/09/12 15:30</text:p>
          </table:table-cell>
          <table:table-cell office:value-type="string" calcext:value-type="string">
            <text:p>C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6T17:27:00" calcext:value-type="date">
            <text:p>06/09/12 17:27</text:p>
          </table:table-cell>
          <table:table-cell office:value-type="date" office:date-value="2012-09-06T17:31:00" calcext:value-type="date">
            <text:p>06/09/12 17:31</text:p>
          </table:table-cell>
          <table:table-cell office:value-type="date" office:date-value="2012-09-06T17:34:00" calcext:value-type="date">
            <text:p>06/09/12 17:3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8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6T21:41:00" calcext:value-type="date">
            <text:p>06/09/12 21:41</text:p>
          </table:table-cell>
          <table:table-cell office:value-type="date" office:date-value="2012-09-06T21:45:00" calcext:value-type="date">
            <text:p>06/09/12 21:45</text:p>
          </table:table-cell>
          <table:table-cell office:value-type="date" office:date-value="2012-09-06T21:48:00" calcext:value-type="date">
            <text:p>06/09/12 21:48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4-07T00:21:00" calcext:value-type="date">
            <text:p>07/04/12 00:21</text:p>
          </table:table-cell>
          <table:table-cell office:value-type="date" office:date-value="2012-04-07T00:26:00" calcext:value-type="date">
            <text:p>07/04/12 00:26</text:p>
          </table:table-cell>
          <table:table-cell office:value-type="date" office:date-value="2012-04-07T00:35:00" calcext:value-type="date">
            <text:p>07/04/12 00:35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2" calcext:value-type="float">
            <text:p>11452</text:p>
          </table:table-cell>
        </table:table-row>
        <table:table-row table:style-name="ro1">
          <table:table-cell office:value-type="date" office:date-value="2012-04-07T08:22:00" calcext:value-type="date">
            <text:p>07/04/12 08:22</text:p>
          </table:table-cell>
          <table:table-cell office:value-type="date" office:date-value="2012-04-07T08:27:00" calcext:value-type="date">
            <text:p>07/04/12 08:27</text:p>
          </table:table-cell>
          <table:table-cell office:value-type="date" office:date-value="2012-04-07T08:35:00" calcext:value-type="date">
            <text:p>07/04/12 08:35</text:p>
          </table:table-cell>
          <table:table-cell office:value-type="string" calcext:value-type="string">
            <text:p>B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2" calcext:value-type="float">
            <text:p>11452</text:p>
          </table:table-cell>
        </table:table-row>
        <table:table-row table:style-name="ro1">
          <table:table-cell office:value-type="date" office:date-value="2012-04-07T09:27:00" calcext:value-type="date">
            <text:p>07/04/12 09:27</text:p>
          </table:table-cell>
          <table:table-cell office:value-type="date" office:date-value="2012-04-07T09:36:00" calcext:value-type="date">
            <text:p>07/04/12 09:36</text:p>
          </table:table-cell>
          <table:table-cell office:value-type="date" office:date-value="2012-04-07T09:41:00" calcext:value-type="date">
            <text:p>07/04/12 09:41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7T16:59:00" calcext:value-type="date">
            <text:p>07/04/12 16:59</text:p>
          </table:table-cell>
          <table:table-cell office:value-type="date" office:date-value="2012-04-07T17:08:00" calcext:value-type="date">
            <text:p>07/04/12 17:08</text:p>
          </table:table-cell>
          <table:table-cell office:value-type="date" office:date-value="2012-04-07T17:15:00" calcext:value-type="date">
            <text:p>07/04/12 17:15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2" calcext:value-type="float">
            <text:p>11452</text:p>
          </table:table-cell>
        </table:table-row>
        <table:table-row table:style-name="ro1">
          <table:table-cell office:value-type="date" office:date-value="2012-04-07T19:08:00" calcext:value-type="date">
            <text:p>07/04/12 19:08</text:p>
          </table:table-cell>
          <table:table-cell office:value-type="date" office:date-value="2012-04-07T19:55:00" calcext:value-type="date">
            <text:p>07/04/12 19:55</text:p>
          </table:table-cell>
          <table:table-cell office:value-type="date" office:date-value="2012-04-07T20:16:00" calcext:value-type="date">
            <text:p>07/04/12 20:16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8-07T01:31:00" calcext:value-type="date">
            <text:p>07/08/12 01:31</text:p>
          </table:table-cell>
          <table:table-cell office:value-type="date" office:date-value="2012-08-07T01:34:00" calcext:value-type="date">
            <text:p>07/08/12 01:34</text:p>
          </table:table-cell>
          <table:table-cell office:value-type="date" office:date-value="2012-08-07T01:36:00" calcext:value-type="date">
            <text:p>07/08/12 01:3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03:08:00" calcext:value-type="date">
            <text:p>07/08/12 03:08</text:p>
          </table:table-cell>
          <table:table-cell office:value-type="date" office:date-value="2012-08-07T03:17:00" calcext:value-type="date">
            <text:p>07/08/12 03:17</text:p>
          </table:table-cell>
          <table:table-cell office:value-type="date" office:date-value="2012-08-07T03:23:00" calcext:value-type="date">
            <text:p>07/08/12 03:23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6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07:01:00" calcext:value-type="date">
            <text:p>07/08/12 07:01</text:p>
          </table:table-cell>
          <table:table-cell office:value-type="date" office:date-value="2012-08-07T07:06:00" calcext:value-type="date">
            <text:p>07/08/12 07:06</text:p>
          </table:table-cell>
          <table:table-cell office:value-type="date" office:date-value="2012-08-07T07:10:00" calcext:value-type="date">
            <text:p>07/08/12 07:1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67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08:13:00" calcext:value-type="date">
            <text:p>07/08/12 08:13</text:p>
          </table:table-cell>
          <table:table-cell office:value-type="date" office:date-value="2012-08-07T08:18:00" calcext:value-type="date">
            <text:p>07/08/12 08:18</text:p>
          </table:table-cell>
          <table:table-cell office:value-type="date" office:date-value="2012-08-07T08:24:00" calcext:value-type="date">
            <text:p>07/08/12 08:24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70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10:19:00" calcext:value-type="date">
            <text:p>07/08/12 10:19</text:p>
          </table:table-cell>
          <table:table-cell office:value-type="date" office:date-value="2012-08-07T10:25:00" calcext:value-type="date">
            <text:p>07/08/12 10:25</text:p>
          </table:table-cell>
          <table:table-cell office:value-type="date" office:date-value="2012-08-07T10:31:00" calcext:value-type="date">
            <text:p>07/08/12 10:3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13:22:00" calcext:value-type="date">
            <text:p>07/08/12 13:22</text:p>
          </table:table-cell>
          <table:table-cell office:value-type="date" office:date-value="2012-08-07T13:30:00" calcext:value-type="date">
            <text:p>07/08/12 13:30</text:p>
          </table:table-cell>
          <table:table-cell office:value-type="date" office:date-value="2012-08-07T13:34:00" calcext:value-type="date">
            <text:p>07/08/12 13:34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6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18:38:00" calcext:value-type="date">
            <text:p>07/08/12 18:38</text:p>
          </table:table-cell>
          <table:table-cell office:value-type="date" office:date-value="2012-08-07T18:50:00" calcext:value-type="date">
            <text:p>07/08/12 18:50</text:p>
          </table:table-cell>
          <table:table-cell office:value-type="date" office:date-value="2012-08-07T18:54:00" calcext:value-type="date">
            <text:p>07/08/12 18:54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64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21:17:00" calcext:value-type="date">
            <text:p>07/08/12 21:17</text:p>
          </table:table-cell>
          <table:table-cell office:value-type="date" office:date-value="2012-08-07T21:37:00" calcext:value-type="date">
            <text:p>07/08/12 21:37</text:p>
          </table:table-cell>
          <table:table-cell office:value-type="date" office:date-value="2012-08-07T21:42:00" calcext:value-type="date">
            <text:p>07/08/12 21:42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23:14:00" calcext:value-type="date">
            <text:p>07/08/12 23:14</text:p>
          </table:table-cell>
          <table:table-cell office:value-type="date" office:date-value="2012-08-07T23:18:00" calcext:value-type="date">
            <text:p>07/08/12 23:18</text:p>
          </table:table-cell>
          <table:table-cell office:value-type="date" office:date-value="2012-08-07T23:22:00" calcext:value-type="date">
            <text:p>07/08/12 23:2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7T23:40:00" calcext:value-type="date">
            <text:p>07/08/12 23:40</text:p>
          </table:table-cell>
          <table:table-cell office:value-type="date" office:date-value="2012-08-07T23:49:00" calcext:value-type="date">
            <text:p>07/08/12 23:49</text:p>
          </table:table-cell>
          <table:table-cell office:value-type="date" office:date-value="2012-08-07T23:54:00" calcext:value-type="date">
            <text:p>07/08/12 23:54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07T05:13:00" calcext:value-type="date">
            <text:p>07/12/12 05:13</text:p>
          </table:table-cell>
          <table:table-cell office:value-type="date" office:date-value="2012-12-07T05:19:00" calcext:value-type="date">
            <text:p>07/12/12 05:19</text:p>
          </table:table-cell>
          <table:table-cell office:value-type="date" office:date-value="2012-12-07T05:29:00" calcext:value-type="date">
            <text:p>07/12/12 05:29</text:p>
          </table:table-cell>
          <table:table-cell office:value-type="string" calcext:value-type="string">
            <text:p>B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12-07T09:02:00" calcext:value-type="date">
            <text:p>07/12/12 09:02</text:p>
          </table:table-cell>
          <table:table-cell office:value-type="date" office:date-value="2012-12-07T10:07:00" calcext:value-type="date">
            <text:p>07/12/12 10:07</text:p>
          </table:table-cell>
          <table:table-cell office:value-type="date" office:date-value="2012-12-07T10:48:00" calcext:value-type="date">
            <text:p>07/12/12 10:48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12-07T14:26:00" calcext:value-type="date">
            <text:p>07/12/12 14:26</text:p>
          </table:table-cell>
          <table:table-cell office:value-type="date" office:date-value="2012-12-07T14:32:00" calcext:value-type="date">
            <text:p>07/12/12 14:32</text:p>
          </table:table-cell>
          <table:table-cell office:value-type="date" office:date-value="2012-12-07T14:36:00" calcext:value-type="date">
            <text:p>07/12/12 14:36</text:p>
          </table:table-cell>
          <table:table-cell office:value-type="string" calcext:value-type="string">
            <text:p>B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12-07T21:13:00" calcext:value-type="date">
            <text:p>07/12/12 21:13</text:p>
          </table:table-cell>
          <table:table-cell office:value-type="date" office:date-value="2012-12-07T21:21:00" calcext:value-type="date">
            <text:p>07/12/12 21:21</text:p>
          </table:table-cell>
          <table:table-cell office:value-type="date" office:date-value="2012-12-07T21:27:00" calcext:value-type="date">
            <text:p>07/12/12 21:27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02-07T01:15:00" calcext:value-type="date">
            <text:p>07/02/12 01:15</text:p>
          </table:table-cell>
          <table:table-cell office:value-type="date" office:date-value="2012-02-07T01:23:00" calcext:value-type="date">
            <text:p>07/02/12 01:23</text:p>
          </table:table-cell>
          <table:table-cell office:value-type="date" office:date-value="2012-02-07T01:30:00" calcext:value-type="date">
            <text:p>07/02/12 01:30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W61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7T02:32:00" calcext:value-type="date">
            <text:p>07/02/12 02:32</text:p>
          </table:table-cell>
          <table:table-cell office:value-type="date" office:date-value="2012-02-07T02:37:00" calcext:value-type="date">
            <text:p>07/02/12 02:37</text:p>
          </table:table-cell>
          <table:table-cell office:value-type="date" office:date-value="2012-02-07T02:42:00" calcext:value-type="date">
            <text:p>07/02/12 02:42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7T04:17:00" calcext:value-type="date">
            <text:p>07/02/12 04:17</text:p>
          </table:table-cell>
          <table:table-cell office:value-type="date" office:date-value="2012-02-07T04:24:00" calcext:value-type="date">
            <text:p>07/02/12 04:24</text:p>
          </table:table-cell>
          <table:table-cell office:value-type="date" office:date-value="2012-02-07T04:47:00" calcext:value-type="date">
            <text:p>07/02/12 04:4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61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7T10:34:00" calcext:value-type="date">
            <text:p>07/02/12 10:34</text:p>
          </table:table-cell>
          <table:table-cell office:value-type="date" office:date-value="2012-02-07T10:39:00" calcext:value-type="date">
            <text:p>07/02/12 10:39</text:p>
          </table:table-cell>
          <table:table-cell office:value-type="date" office:date-value="2012-02-07T10:42:00" calcext:value-type="date">
            <text:p>07/02/12 10:42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7T10:56:00" calcext:value-type="date">
            <text:p>07/02/12 10:56</text:p>
          </table:table-cell>
          <table:table-cell office:value-type="date" office:date-value="2012-02-07T11:03:00" calcext:value-type="date">
            <text:p>07/02/12 11:03</text:p>
          </table:table-cell>
          <table:table-cell office:value-type="date" office:date-value="2012-02-07T11:11:00" calcext:value-type="date">
            <text:p>07/02/12 11:11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2-07T12:33:00" calcext:value-type="date">
            <text:p>07/02/12 12:33</text:p>
          </table:table-cell>
          <table:table-cell office:value-type="date" office:date-value="2012-02-07T12:38:00" calcext:value-type="date">
            <text:p>07/02/12 12:38</text:p>
          </table:table-cell>
          <table:table-cell office:value-type="date" office:date-value="2012-02-07T12:52:00" calcext:value-type="date">
            <text:p>07/02/12 12:52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7T16:11:00" calcext:value-type="date">
            <text:p>07/02/12 16:11</text:p>
          </table:table-cell>
          <table:table-cell office:value-type="date" office:date-value="2012-02-07T17:34:00" calcext:value-type="date">
            <text:p>07/02/12 17:34</text:p>
          </table:table-cell>
          <table:table-cell office:value-type="date" office:date-value="2012-02-07T17:42:00" calcext:value-type="date">
            <text:p>07/02/12 17:42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7T20:18:00" calcext:value-type="date">
            <text:p>07/02/12 20:18</text:p>
          </table:table-cell>
          <table:table-cell office:value-type="date" office:date-value="2012-02-07T22:19:00" calcext:value-type="date">
            <text:p>07/02/12 22:19</text:p>
          </table:table-cell>
          <table:table-cell office:value-type="date" office:date-value="2012-02-07T23:21:00" calcext:value-type="date">
            <text:p>07/02/12 23:21</text:p>
          </table:table-cell>
          <table:table-cell office:value-type="string" calcext:value-type="string">
            <text:p>C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06T23:54:00" calcext:value-type="date">
            <text:p>06/01/12 23:54</text:p>
          </table:table-cell>
          <table:table-cell office:value-type="date" office:date-value="2012-01-07T00:09:00" calcext:value-type="date">
            <text:p>07/01/12 00:09</text:p>
          </table:table-cell>
          <table:table-cell office:value-type="date" office:date-value="2012-01-07T00:23:00" calcext:value-type="date">
            <text:p>07/01/12 00:23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W31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date" office:date-value="2012-01-07T02:20:00" calcext:value-type="date">
            <text:p>07/01/12 02:20</text:p>
          </table:table-cell>
          <table:table-cell office:value-type="date" office:date-value="2012-01-07T02:30:00" calcext:value-type="date">
            <text:p>07/01/12 02:30</text:p>
          </table:table-cell>
          <table:table-cell office:value-type="date" office:date-value="2012-01-07T02:38:00" calcext:value-type="date">
            <text:p>07/01/12 02:3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7T04:39:00" calcext:value-type="date">
            <text:p>07/01/12 04:39</text:p>
          </table:table-cell>
          <table:table-cell office:value-type="date" office:date-value="2012-01-07T04:53:00" calcext:value-type="date">
            <text:p>07/01/12 04:53</text:p>
          </table:table-cell>
          <table:table-cell office:value-type="date" office:date-value="2012-01-07T05:07:00" calcext:value-type="date">
            <text:p>07/01/12 05:07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7T10:39:00" calcext:value-type="date">
            <text:p>07/01/12 10:39</text:p>
          </table:table-cell>
          <table:table-cell office:value-type="date" office:date-value="2012-01-07T10:42:00" calcext:value-type="date">
            <text:p>07/01/12 10:42</text:p>
          </table:table-cell>
          <table:table-cell office:value-type="date" office:date-value="2012-01-07T10:47:00" calcext:value-type="date">
            <text:p>07/01/12 10:47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date" office:date-value="2012-07-07T03:10:00" calcext:value-type="date">
            <text:p>07/07/12 03:10</text:p>
          </table:table-cell>
          <table:table-cell office:value-type="date" office:date-value="2012-07-07T03:15:00" calcext:value-type="date">
            <text:p>07/07/12 03:15</text:p>
          </table:table-cell>
          <table:table-cell office:value-type="date" office:date-value="2012-07-07T03:23:00" calcext:value-type="date">
            <text:p>07/07/12 03:23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5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04:13:00" calcext:value-type="date">
            <text:p>07/07/12 04:13</text:p>
          </table:table-cell>
          <table:table-cell office:value-type="date" office:date-value="2012-07-07T04:19:00" calcext:value-type="date">
            <text:p>07/07/12 04:19</text:p>
          </table:table-cell>
          <table:table-cell office:value-type="date" office:date-value="2012-07-07T04:27:00" calcext:value-type="date">
            <text:p>07/07/12 04:27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65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7T08:18:00" calcext:value-type="date">
            <text:p>07/07/12 08:18</text:p>
          </table:table-cell>
          <table:table-cell office:value-type="date" office:date-value="2012-07-07T08:28:00" calcext:value-type="date">
            <text:p>07/07/12 08:28</text:p>
          </table:table-cell>
          <table:table-cell office:value-type="date" office:date-value="2012-07-07T08:39:00" calcext:value-type="date">
            <text:p>07/07/12 08:39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07T10:36:00" calcext:value-type="date">
            <text:p>07/07/12 10:36</text:p>
          </table:table-cell>
          <table:table-cell office:value-type="date" office:date-value="2012-07-07T10:44:00" calcext:value-type="date">
            <text:p>07/07/12 10:44</text:p>
          </table:table-cell>
          <table:table-cell office:value-type="date" office:date-value="2012-07-07T10:49:00" calcext:value-type="date">
            <text:p>07/07/12 10:49</text:p>
          </table:table-cell>
          <table:table-cell office:value-type="string" calcext:value-type="string">
            <text:p>C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0:57:00" calcext:value-type="date">
            <text:p>07/07/12 10:57</text:p>
          </table:table-cell>
          <table:table-cell office:value-type="date" office:date-value="2012-07-07T11:03:00" calcext:value-type="date">
            <text:p>07/07/12 11:03</text:p>
          </table:table-cell>
          <table:table-cell office:value-type="date" office:date-value="2012-07-07T11:07:00" calcext:value-type="date">
            <text:p>07/07/12 11:07</text:p>
          </table:table-cell>
          <table:table-cell office:value-type="string" calcext:value-type="string">
            <text:p>M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58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2:10:00" calcext:value-type="date">
            <text:p>07/07/12 12:10</text:p>
          </table:table-cell>
          <table:table-cell office:value-type="date" office:date-value="2012-07-07T12:13:00" calcext:value-type="date">
            <text:p>07/07/12 12:13</text:p>
          </table:table-cell>
          <table:table-cell office:value-type="date" office:date-value="2012-07-07T12:15:00" calcext:value-type="date">
            <text:p>07/07/12 12:15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7T13:02:00" calcext:value-type="date">
            <text:p>07/07/12 13:02</text:p>
          </table:table-cell>
          <table:table-cell office:value-type="date" office:date-value="2012-07-07T13:06:00" calcext:value-type="date">
            <text:p>07/07/12 13:06</text:p>
          </table:table-cell>
          <table:table-cell office:value-type="date" office:date-value="2012-07-07T13:09:00" calcext:value-type="date">
            <text:p>07/07/12 13:09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3:10:00" calcext:value-type="date">
            <text:p>07/07/12 13:10</text:p>
          </table:table-cell>
          <table:table-cell office:value-type="date" office:date-value="2012-07-07T13:14:00" calcext:value-type="date">
            <text:p>07/07/12 13:14</text:p>
          </table:table-cell>
          <table:table-cell office:value-type="date" office:date-value="2012-07-07T13:16:00" calcext:value-type="date">
            <text:p>07/07/12 13:16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3:45:00" calcext:value-type="date">
            <text:p>07/07/12 13:45</text:p>
          </table:table-cell>
          <table:table-cell office:value-type="date" office:date-value="2012-07-07T13:49:00" calcext:value-type="date">
            <text:p>07/07/12 13:49</text:p>
          </table:table-cell>
          <table:table-cell office:value-type="date" office:date-value="2012-07-07T13:52:00" calcext:value-type="date">
            <text:p>07/07/12 13:52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5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4:33:00" calcext:value-type="date">
            <text:p>07/07/12 14:33</text:p>
          </table:table-cell>
          <table:table-cell office:value-type="date" office:date-value="2012-07-07T14:36:00" calcext:value-type="date">
            <text:p>07/07/12 14:36</text:p>
          </table:table-cell>
          <table:table-cell office:value-type="date" office:date-value="2012-07-07T14:38:00" calcext:value-type="date">
            <text:p>07/07/12 14:38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66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7T14:42:00" calcext:value-type="date">
            <text:p>07/07/12 14:42</text:p>
          </table:table-cell>
          <table:table-cell office:value-type="date" office:date-value="2012-07-07T14:47:00" calcext:value-type="date">
            <text:p>07/07/12 14:47</text:p>
          </table:table-cell>
          <table:table-cell office:value-type="date" office:date-value="2012-07-07T14:54:00" calcext:value-type="date">
            <text:p>07/07/12 14:54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07T00:06:00" calcext:value-type="date">
            <text:p>07/06/12 00:06</text:p>
          </table:table-cell>
          <table:table-cell office:value-type="date" office:date-value="2012-06-07T00:15:00" calcext:value-type="date">
            <text:p>07/06/12 00:15</text:p>
          </table:table-cell>
          <table:table-cell office:value-type="date" office:date-value="2012-06-07T00:27:00" calcext:value-type="date">
            <text:p>07/06/12 00:27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5E01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6-07T00:37:00" calcext:value-type="date">
            <text:p>07/06/12 00:37</text:p>
          </table:table-cell>
          <table:table-cell office:value-type="date" office:date-value="2012-06-07T00:41:00" calcext:value-type="date">
            <text:p>07/06/12 00:41</text:p>
          </table:table-cell>
          <table:table-cell office:value-type="date" office:date-value="2012-06-07T00:44:00" calcext:value-type="date">
            <text:p>07/06/12 00:4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7T01:49:00" calcext:value-type="date">
            <text:p>07/06/12 01:49</text:p>
          </table:table-cell>
          <table:table-cell office:value-type="date" office:date-value="2012-06-07T01:58:00" calcext:value-type="date">
            <text:p>07/06/12 01:58</text:p>
          </table:table-cell>
          <table:table-cell office:value-type="date" office:date-value="2012-06-07T02:06:00" calcext:value-type="date">
            <text:p>07/06/12 02:0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6-07T02:23:00" calcext:value-type="date">
            <text:p>07/06/12 02:23</text:p>
          </table:table-cell>
          <table:table-cell office:value-type="date" office:date-value="2012-06-07T02:39:00" calcext:value-type="date">
            <text:p>07/06/12 02:39</text:p>
          </table:table-cell>
          <table:table-cell office:value-type="date" office:date-value="2012-06-07T02:55:00" calcext:value-type="date">
            <text:p>07/06/12 02:5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date" office:date-value="2012-06-07T03:11:00" calcext:value-type="date">
            <text:p>07/06/12 03:11</text:p>
          </table:table-cell>
          <table:table-cell office:value-type="date" office:date-value="2012-06-07T03:29:00" calcext:value-type="date">
            <text:p>07/06/12 03:29</text:p>
          </table:table-cell>
          <table:table-cell office:value-type="date" office:date-value="2012-06-07T03:36:00" calcext:value-type="date">
            <text:p>07/06/12 03:3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6-07T05:51:00" calcext:value-type="date">
            <text:p>07/06/12 05:51</text:p>
          </table:table-cell>
          <table:table-cell office:value-type="date" office:date-value="2012-06-07T05:56:00" calcext:value-type="date">
            <text:p>07/06/12 05:56</text:p>
          </table:table-cell>
          <table:table-cell office:value-type="date" office:date-value="2012-06-07T06:10:00" calcext:value-type="date">
            <text:p>07/06/12 06:1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7</text:p>
          </table:table-cell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7T12:06:00" calcext:value-type="date">
            <text:p>07/06/12 12:06</text:p>
          </table:table-cell>
          <table:table-cell office:value-type="date" office:date-value="2012-06-07T12:16:00" calcext:value-type="date">
            <text:p>07/06/12 12:16</text:p>
          </table:table-cell>
          <table:table-cell office:value-type="date" office:date-value="2012-06-07T12:26:00" calcext:value-type="date">
            <text:p>07/06/12 12:26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07T13:02:00" calcext:value-type="date">
            <text:p>07/06/12 13:02</text:p>
          </table:table-cell>
          <table:table-cell office:value-type="date" office:date-value="2012-06-07T13:03:00" calcext:value-type="date">
            <text:p>07/06/12 13:03</text:p>
          </table:table-cell>
          <table:table-cell office:value-type="date" office:date-value="2012-06-07T13:18:00" calcext:value-type="date">
            <text:p>07/06/12 13:1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02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table:number-columns-repeated="2" office:value-type="date" office:date-value="2012-06-07T13:40:00" calcext:value-type="date">
            <text:p>07/06/12 13:40</text:p>
          </table:table-cell>
          <table:table-cell office:value-type="date" office:date-value="2012-06-07T13:46:00" calcext:value-type="date">
            <text:p>07/06/12 13:4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00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7T14:19:00" calcext:value-type="date">
            <text:p>07/06/12 14:19</text:p>
          </table:table-cell>
          <table:table-cell office:value-type="date" office:date-value="2012-06-07T14:28:00" calcext:value-type="date">
            <text:p>07/06/12 14:28</text:p>
          </table:table-cell>
          <table:table-cell office:value-type="date" office:date-value="2012-06-07T14:37:00" calcext:value-type="date">
            <text:p>07/06/12 14:37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02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7T15:29:00" calcext:value-type="date">
            <text:p>07/06/12 15:29</text:p>
          </table:table-cell>
          <table:table-cell office:value-type="date" office:date-value="2012-06-07T15:43:00" calcext:value-type="date">
            <text:p>07/06/12 15:43</text:p>
          </table:table-cell>
          <table:table-cell office:value-type="date" office:date-value="2012-06-07T15:55:00" calcext:value-type="date">
            <text:p>07/06/12 15:55</text:p>
          </table:table-cell>
          <table:table-cell office:value-type="string" calcext:value-type="string">
            <text:p>C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06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7T19:27:00" calcext:value-type="date">
            <text:p>07/06/12 19:27</text:p>
          </table:table-cell>
          <table:table-cell office:value-type="date" office:date-value="2012-06-07T19:32:00" calcext:value-type="date">
            <text:p>07/06/12 19:32</text:p>
          </table:table-cell>
          <table:table-cell office:value-type="date" office:date-value="2012-06-07T19:35:00" calcext:value-type="date">
            <text:p>07/06/12 19:3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33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6-07T19:36:00" calcext:value-type="date">
            <text:p>07/06/12 19:36</text:p>
          </table:table-cell>
          <table:table-cell office:value-type="date" office:date-value="2012-06-07T19:42:00" calcext:value-type="date">
            <text:p>07/06/12 19:42</text:p>
          </table:table-cell>
          <table:table-cell office:value-type="date" office:date-value="2012-06-07T19:45:00" calcext:value-type="date">
            <text:p>07/06/12 19:4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3-07T00:02:00" calcext:value-type="date">
            <text:p>07/03/12 00:02</text:p>
          </table:table-cell>
          <table:table-cell office:value-type="date" office:date-value="2012-03-07T00:24:00" calcext:value-type="date">
            <text:p>07/03/12 00:24</text:p>
          </table:table-cell>
          <table:table-cell office:value-type="date" office:date-value="2012-03-07T00:40:00" calcext:value-type="date">
            <text:p>07/03/12 00:40</text:p>
          </table:table-cell>
          <table:table-cell office:value-type="string" calcext:value-type="string">
            <text:p>X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7T01:05:00" calcext:value-type="date">
            <text:p>07/03/12 01:05</text:p>
          </table:table-cell>
          <table:table-cell office:value-type="date" office:date-value="2012-03-07T01:14:00" calcext:value-type="date">
            <text:p>07/03/12 01:14</text:p>
          </table:table-cell>
          <table:table-cell office:value-type="date" office:date-value="2012-03-07T01:23:00" calcext:value-type="date">
            <text:p>07/03/12 01:23</text:p>
          </table:table-cell>
          <table:table-cell office:value-type="string" calcext:value-type="string">
            <text:p>X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E12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date" office:date-value="2012-03-07T16:19:00" calcext:value-type="date">
            <text:p>07/03/12 16:19</text:p>
          </table:table-cell>
          <table:table-cell office:value-type="date" office:date-value="2012-03-07T16:22:00" calcext:value-type="date">
            <text:p>07/03/12 16:22</text:p>
          </table:table-cell>
          <table:table-cell office:value-type="date" office:date-value="2012-03-07T16:26:00" calcext:value-type="date">
            <text:p>07/03/12 16:2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21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07T00:33:00" calcext:value-type="date">
            <text:p>07/05/12 00:33</text:p>
          </table:table-cell>
          <table:table-cell office:value-type="date" office:date-value="2012-05-07T00:36:00" calcext:value-type="date">
            <text:p>07/05/12 00:36</text:p>
          </table:table-cell>
          <table:table-cell office:value-type="date" office:date-value="2012-05-07T00:39:00" calcext:value-type="date">
            <text:p>07/05/12 00:3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2:37:00" calcext:value-type="date">
            <text:p>07/05/12 02:37</text:p>
          </table:table-cell>
          <table:table-cell office:value-type="date" office:date-value="2012-05-07T02:50:00" calcext:value-type="date">
            <text:p>07/05/12 02:50</text:p>
          </table:table-cell>
          <table:table-cell office:value-type="date" office:date-value="2012-05-07T02:59:00" calcext:value-type="date">
            <text:p>07/05/12 02:59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3:20:00" calcext:value-type="date">
            <text:p>07/05/12 03:20</text:p>
          </table:table-cell>
          <table:table-cell office:value-type="date" office:date-value="2012-05-07T03:25:00" calcext:value-type="date">
            <text:p>07/05/12 03:25</text:p>
          </table:table-cell>
          <table:table-cell office:value-type="date" office:date-value="2012-05-07T03:29:00" calcext:value-type="date">
            <text:p>07/05/12 03:29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3:39:00" calcext:value-type="date">
            <text:p>07/05/12 03:39</text:p>
          </table:table-cell>
          <table:table-cell office:value-type="date" office:date-value="2012-05-07T03:42:00" calcext:value-type="date">
            <text:p>07/05/12 03:42</text:p>
          </table:table-cell>
          <table:table-cell office:value-type="date" office:date-value="2012-05-07T03:45:00" calcext:value-type="date">
            <text:p>07/05/12 03:4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3:49:00" calcext:value-type="date">
            <text:p>07/05/12 03:49</text:p>
          </table:table-cell>
          <table:table-cell office:value-type="date" office:date-value="2012-05-07T03:52:00" calcext:value-type="date">
            <text:p>07/05/12 03:52</text:p>
          </table:table-cell>
          <table:table-cell office:value-type="date" office:date-value="2012-05-07T03:54:00" calcext:value-type="date">
            <text:p>07/05/12 03:5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6:09:00" calcext:value-type="date">
            <text:p>07/05/12 06:09</text:p>
          </table:table-cell>
          <table:table-cell office:value-type="date" office:date-value="2012-05-07T06:20:00" calcext:value-type="date">
            <text:p>07/05/12 06:20</text:p>
          </table:table-cell>
          <table:table-cell office:value-type="date" office:date-value="2012-05-07T06:25:00" calcext:value-type="date">
            <text:p>07/05/12 06:2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7T06:45:00" calcext:value-type="date">
            <text:p>07/05/12 06:45</text:p>
          </table:table-cell>
          <table:table-cell office:value-type="date" office:date-value="2012-05-07T07:03:00" calcext:value-type="date">
            <text:p>07/05/12 07:03</text:p>
          </table:table-cell>
          <table:table-cell office:value-type="date" office:date-value="2012-05-07T07:08:00" calcext:value-type="date">
            <text:p>07/05/12 07:08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08:26:00" calcext:value-type="date">
            <text:p>07/05/12 08:26</text:p>
          </table:table-cell>
          <table:table-cell office:value-type="date" office:date-value="2012-05-07T08:30:00" calcext:value-type="date">
            <text:p>07/05/12 08:30</text:p>
          </table:table-cell>
          <table:table-cell office:value-type="date" office:date-value="2012-05-07T08:33:00" calcext:value-type="date">
            <text:p>07/05/12 08:3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7T10:28:00" calcext:value-type="date">
            <text:p>07/05/12 10:28</text:p>
          </table:table-cell>
          <table:table-cell office:value-type="date" office:date-value="2012-05-07T10:33:00" calcext:value-type="date">
            <text:p>07/05/12 10:33</text:p>
          </table:table-cell>
          <table:table-cell office:value-type="date" office:date-value="2012-05-07T10:37:00" calcext:value-type="date">
            <text:p>07/05/12 10:3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7T11:02:00" calcext:value-type="date">
            <text:p>07/05/12 11:02</text:p>
          </table:table-cell>
          <table:table-cell office:value-type="date" office:date-value="2012-05-07T11:08:00" calcext:value-type="date">
            <text:p>07/05/12 11:08</text:p>
          </table:table-cell>
          <table:table-cell office:value-type="date" office:date-value="2012-05-07T11:11:00" calcext:value-type="date">
            <text:p>07/05/12 11:11</text:p>
          </table:table-cell>
          <table:table-cell office:value-type="string" calcext:value-type="string">
            <text:p>C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12:37:00" calcext:value-type="date">
            <text:p>07/05/12 12:37</text:p>
          </table:table-cell>
          <table:table-cell office:value-type="date" office:date-value="2012-05-07T12:41:00" calcext:value-type="date">
            <text:p>07/05/12 12:41</text:p>
          </table:table-cell>
          <table:table-cell office:value-type="date" office:date-value="2012-05-07T12:45:00" calcext:value-type="date">
            <text:p>07/05/12 12:4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7T14:03:00" calcext:value-type="date">
            <text:p>07/05/12 14:03</text:p>
          </table:table-cell>
          <table:table-cell office:value-type="date" office:date-value="2012-05-07T14:31:00" calcext:value-type="date">
            <text:p>07/05/12 14:31</text:p>
          </table:table-cell>
          <table:table-cell office:value-type="date" office:date-value="2012-05-07T14:52:00" calcext:value-type="date">
            <text:p>07/05/12 14:52</text:p>
          </table:table-cell>
          <table:table-cell office:value-type="string" calcext:value-type="string">
            <text:p>M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46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5-07T17:20:00" calcext:value-type="date">
            <text:p>07/05/12 17:20</text:p>
          </table:table-cell>
          <table:table-cell office:value-type="date" office:date-value="2012-05-07T17:26:00" calcext:value-type="date">
            <text:p>07/05/12 17:26</text:p>
          </table:table-cell>
          <table:table-cell office:value-type="date" office:date-value="2012-05-07T17:30:00" calcext:value-type="date">
            <text:p>07/05/12 17:30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5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7T21:33:00" calcext:value-type="date">
            <text:p>07/05/12 21:33</text:p>
          </table:table-cell>
          <table:table-cell office:value-type="date" office:date-value="2012-05-07T21:36:00" calcext:value-type="date">
            <text:p>07/05/12 21:36</text:p>
          </table:table-cell>
          <table:table-cell office:value-type="date" office:date-value="2012-05-07T21:41:00" calcext:value-type="date">
            <text:p>07/05/12 21:41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7T10:17:00" calcext:value-type="date">
            <text:p>07/11/12 10:17</text:p>
          </table:table-cell>
          <table:table-cell office:value-type="date" office:date-value="2012-11-07T10:27:00" calcext:value-type="date">
            <text:p>07/11/12 10:27</text:p>
          </table:table-cell>
          <table:table-cell office:value-type="date" office:date-value="2012-11-07T10:39:00" calcext:value-type="date">
            <text:p>07/11/12 10:39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7T12:29:00" calcext:value-type="date">
            <text:p>07/11/12 12:29</text:p>
          </table:table-cell>
          <table:table-cell office:value-type="date" office:date-value="2012-11-07T12:37:00" calcext:value-type="date">
            <text:p>07/11/12 12:37</text:p>
          </table:table-cell>
          <table:table-cell office:value-type="date" office:date-value="2012-11-07T12:47:00" calcext:value-type="date">
            <text:p>07/11/12 12:47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7T17:00:00" calcext:value-type="date">
            <text:p>07/11/12 17:00</text:p>
          </table:table-cell>
          <table:table-cell office:value-type="date" office:date-value="2012-11-07T17:05:00" calcext:value-type="date">
            <text:p>07/11/12 17:05</text:p>
          </table:table-cell>
          <table:table-cell office:value-type="date" office:date-value="2012-11-07T17:15:00" calcext:value-type="date">
            <text:p>07/11/12 17:15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7T03:16:00" calcext:value-type="date">
            <text:p>07/10/12 03:16</text:p>
          </table:table-cell>
          <table:table-cell office:value-type="date" office:date-value="2012-10-07T03:33:00" calcext:value-type="date">
            <text:p>07/10/12 03:33</text:p>
          </table:table-cell>
          <table:table-cell office:value-type="date" office:date-value="2012-10-07T03:48:00" calcext:value-type="date">
            <text:p>07/10/12 03:48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07T12:22:00" calcext:value-type="date">
            <text:p>07/10/12 12:22</text:p>
          </table:table-cell>
          <table:table-cell office:value-type="date" office:date-value="2012-10-07T12:46:00" calcext:value-type="date">
            <text:p>07/10/12 12:46</text:p>
          </table:table-cell>
          <table:table-cell office:value-type="date" office:date-value="2012-10-07T13:12:00" calcext:value-type="date">
            <text:p>07/10/12 13:12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07T20:21:00" calcext:value-type="date">
            <text:p>07/10/12 20:21</text:p>
          </table:table-cell>
          <table:table-cell office:value-type="date" office:date-value="2012-10-07T20:46:00" calcext:value-type="date">
            <text:p>07/10/12 20:46</text:p>
          </table:table-cell>
          <table:table-cell office:value-type="date" office:date-value="2012-10-07T21:14:00" calcext:value-type="date">
            <text:p>07/10/12 21:1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7T00:17:00" calcext:value-type="date">
            <text:p>07/09/12 00:17</text:p>
          </table:table-cell>
          <table:table-cell office:value-type="date" office:date-value="2012-09-07T00:28:00" calcext:value-type="date">
            <text:p>07/09/12 00:28</text:p>
          </table:table-cell>
          <table:table-cell office:value-type="date" office:date-value="2012-09-07T00:36:00" calcext:value-type="date">
            <text:p>07/09/12 00:3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9-07T00:36:00" calcext:value-type="date">
            <text:p>07/09/12 00:36</text:p>
          </table:table-cell>
          <table:table-cell office:value-type="date" office:date-value="2012-09-07T00:45:00" calcext:value-type="date">
            <text:p>07/09/12 00:45</text:p>
          </table:table-cell>
          <table:table-cell office:value-type="date" office:date-value="2012-09-07T00:53:00" calcext:value-type="date">
            <text:p>07/09/12 00:53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7T17:05:00" calcext:value-type="date">
            <text:p>07/09/12 17:05</text:p>
          </table:table-cell>
          <table:table-cell office:value-type="date" office:date-value="2012-09-07T17:11:00" calcext:value-type="date">
            <text:p>07/09/12 17:11</text:p>
          </table:table-cell>
          <table:table-cell office:value-type="date" office:date-value="2012-09-07T17:16:00" calcext:value-type="date">
            <text:p>07/09/12 17:1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57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date" office:date-value="2012-09-07T17:52:00" calcext:value-type="date">
            <text:p>07/09/12 17:52</text:p>
          </table:table-cell>
          <table:table-cell office:value-type="date" office:date-value="2012-09-07T18:03:00" calcext:value-type="date">
            <text:p>07/09/12 18:03</text:p>
          </table:table-cell>
          <table:table-cell office:value-type="date" office:date-value="2012-09-07T18:49:00" calcext:value-type="date">
            <text:p>07/09/12 18:4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date" office:date-value="2012-09-07T20:46:00" calcext:value-type="date">
            <text:p>07/09/12 20:46</text:p>
          </table:table-cell>
          <table:table-cell office:value-type="date" office:date-value="2012-09-07T20:51:00" calcext:value-type="date">
            <text:p>07/09/12 20:51</text:p>
          </table:table-cell>
          <table:table-cell office:value-type="date" office:date-value="2012-09-07T20:58:00" calcext:value-type="date">
            <text:p>07/09/12 20:5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5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7T22:37:00" calcext:value-type="date">
            <text:p>07/09/12 22:37</text:p>
          </table:table-cell>
          <table:table-cell office:value-type="date" office:date-value="2012-09-07T22:50:00" calcext:value-type="date">
            <text:p>07/09/12 22:50</text:p>
          </table:table-cell>
          <table:table-cell office:value-type="date" office:date-value="2012-09-07T22:58:00" calcext:value-type="date">
            <text:p>07/09/12 22:58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08T01:01:00" calcext:value-type="date">
            <text:p>08/04/12 01:01</text:p>
          </table:table-cell>
          <table:table-cell office:value-type="date" office:date-value="2012-04-08T01:05:00" calcext:value-type="date">
            <text:p>08/04/12 01:05</text:p>
          </table:table-cell>
          <table:table-cell office:value-type="date" office:date-value="2012-04-08T01:11:00" calcext:value-type="date">
            <text:p>08/04/12 01:11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08T02:49:00" calcext:value-type="date">
            <text:p>08/04/12 02:49</text:p>
          </table:table-cell>
          <table:table-cell office:value-type="date" office:date-value="2012-04-08T02:54:00" calcext:value-type="date">
            <text:p>08/04/12 02:54</text:p>
          </table:table-cell>
          <table:table-cell office:value-type="date" office:date-value="2012-04-08T03:01:00" calcext:value-type="date">
            <text:p>08/04/12 03:01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2" calcext:value-type="float">
            <text:p>11452</text:p>
          </table:table-cell>
        </table:table-row>
        <table:table-row table:style-name="ro1">
          <table:table-cell office:value-type="date" office:date-value="2012-04-08T11:26:00" calcext:value-type="date">
            <text:p>08/04/12 11:26</text:p>
          </table:table-cell>
          <table:table-cell office:value-type="date" office:date-value="2012-04-08T11:29:00" calcext:value-type="date">
            <text:p>08/04/12 11:29</text:p>
          </table:table-cell>
          <table:table-cell office:value-type="date" office:date-value="2012-04-08T11:32:00" calcext:value-type="date">
            <text:p>08/04/12 11:32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8T14:19:00" calcext:value-type="date">
            <text:p>08/04/12 14:19</text:p>
          </table:table-cell>
          <table:table-cell office:value-type="date" office:date-value="2012-04-08T14:24:00" calcext:value-type="date">
            <text:p>08/04/12 14:24</text:p>
          </table:table-cell>
          <table:table-cell office:value-type="date" office:date-value="2012-04-08T14:27:00" calcext:value-type="date">
            <text:p>08/04/12 14:27</text:p>
          </table:table-cell>
          <table:table-cell office:value-type="string" calcext:value-type="string">
            <text:p>B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64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8T14:53:00" calcext:value-type="date">
            <text:p>08/04/12 14:53</text:p>
          </table:table-cell>
          <table:table-cell office:value-type="date" office:date-value="2012-04-08T15:47:00" calcext:value-type="date">
            <text:p>08/04/12 15:47</text:p>
          </table:table-cell>
          <table:table-cell office:value-type="date" office:date-value="2012-04-08T16:07:00" calcext:value-type="date">
            <text:p>08/04/12 16:07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40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4-08T18:46:00" calcext:value-type="date">
            <text:p>08/04/12 18:46</text:p>
          </table:table-cell>
          <table:table-cell office:value-type="date" office:date-value="2012-04-08T18:53:00" calcext:value-type="date">
            <text:p>08/04/12 18:53</text:p>
          </table:table-cell>
          <table:table-cell office:value-type="date" office:date-value="2012-04-08T19:00:00" calcext:value-type="date">
            <text:p>08/04/12 19:00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W42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4-08T20:16:00" calcext:value-type="date">
            <text:p>08/04/12 20:16</text:p>
          </table:table-cell>
          <table:table-cell office:value-type="date" office:date-value="2012-04-08T20:23:00" calcext:value-type="date">
            <text:p>08/04/12 20:23</text:p>
          </table:table-cell>
          <table:table-cell office:value-type="date" office:date-value="2012-04-08T20:29:00" calcext:value-type="date">
            <text:p>08/04/12 20:29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08T23:34:00" calcext:value-type="date">
            <text:p>08/04/12 23:34</text:p>
          </table:table-cell>
          <table:table-cell office:value-type="date" office:date-value="2012-04-08T23:40:00" calcext:value-type="date">
            <text:p>08/04/12 23:40</text:p>
          </table:table-cell>
          <table:table-cell office:value-type="date" office:date-value="2012-04-08T23:49:00" calcext:value-type="date">
            <text:p>08/04/12 23:49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W44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8-08T03:56:00" calcext:value-type="date">
            <text:p>08/08/12 03:56</text:p>
          </table:table-cell>
          <table:table-cell office:value-type="date" office:date-value="2012-08-08T04:06:00" calcext:value-type="date">
            <text:p>08/08/12 04:06</text:p>
          </table:table-cell>
          <table:table-cell office:value-type="date" office:date-value="2012-08-08T04:13:00" calcext:value-type="date">
            <text:p>08/08/12 04:13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E04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08-08T07:26:00" calcext:value-type="date">
            <text:p>08/08/12 07:26</text:p>
          </table:table-cell>
          <table:table-cell office:value-type="date" office:date-value="2012-08-08T07:31:00" calcext:value-type="date">
            <text:p>08/08/12 07:31</text:p>
          </table:table-cell>
          <table:table-cell office:value-type="date" office:date-value="2012-08-08T07:35:00" calcext:value-type="date">
            <text:p>08/08/12 07:3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56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8T10:05:00" calcext:value-type="date">
            <text:p>08/08/12 10:05</text:p>
          </table:table-cell>
          <table:table-cell office:value-type="date" office:date-value="2012-08-08T10:09:00" calcext:value-type="date">
            <text:p>08/08/12 10:09</text:p>
          </table:table-cell>
          <table:table-cell office:value-type="date" office:date-value="2012-08-08T10:12:00" calcext:value-type="date">
            <text:p>08/08/12 10:12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61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8T11:17:00" calcext:value-type="date">
            <text:p>08/08/12 11:17</text:p>
          </table:table-cell>
          <table:table-cell office:value-type="date" office:date-value="2012-08-08T11:32:00" calcext:value-type="date">
            <text:p>08/08/12 11:32</text:p>
          </table:table-cell>
          <table:table-cell office:value-type="date" office:date-value="2012-08-08T11:42:00" calcext:value-type="date">
            <text:p>08/08/12 11:42</text:p>
          </table:table-cell>
          <table:table-cell office:value-type="string" calcext:value-type="string">
            <text:p>C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61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8T13:59:00" calcext:value-type="date">
            <text:p>08/08/12 13:59</text:p>
          </table:table-cell>
          <table:table-cell office:value-type="date" office:date-value="2012-08-08T14:04:00" calcext:value-type="date">
            <text:p>08/08/12 14:04</text:p>
          </table:table-cell>
          <table:table-cell office:value-type="date" office:date-value="2012-08-08T14:10:00" calcext:value-type="date">
            <text:p>08/08/12 14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8-08T14:42:00" calcext:value-type="date">
            <text:p>08/08/12 14:42</text:p>
          </table:table-cell>
          <table:table-cell office:value-type="date" office:date-value="2012-08-08T14:46:00" calcext:value-type="date">
            <text:p>08/08/12 14:46</text:p>
          </table:table-cell>
          <table:table-cell office:value-type="date" office:date-value="2012-08-08T14:50:00" calcext:value-type="date">
            <text:p>08/08/12 14:5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5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8T16:10:00" calcext:value-type="date">
            <text:p>08/08/12 16:10</text:p>
          </table:table-cell>
          <table:table-cell office:value-type="date" office:date-value="2012-08-08T16:21:00" calcext:value-type="date">
            <text:p>08/08/12 16:21</text:p>
          </table:table-cell>
          <table:table-cell office:value-type="date" office:date-value="2012-08-08T16:28:00" calcext:value-type="date">
            <text:p>08/08/12 16:2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5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8T20:07:00" calcext:value-type="date">
            <text:p>08/08/12 20:07</text:p>
          </table:table-cell>
          <table:table-cell office:value-type="date" office:date-value="2012-08-08T20:11:00" calcext:value-type="date">
            <text:p>08/08/12 20:11</text:p>
          </table:table-cell>
          <table:table-cell office:value-type="date" office:date-value="2012-08-08T20:19:00" calcext:value-type="date">
            <text:p>08/08/12 20:19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08T21:54:00" calcext:value-type="date">
            <text:p>08/08/12 21:54</text:p>
          </table:table-cell>
          <table:table-cell office:value-type="date" office:date-value="2012-08-08T22:21:00" calcext:value-type="date">
            <text:p>08/08/12 22:21</text:p>
          </table:table-cell>
          <table:table-cell office:value-type="date" office:date-value="2012-08-08T22:31:00" calcext:value-type="date">
            <text:p>08/08/12 22:3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12-08T00:42:00" calcext:value-type="date">
            <text:p>08/12/12 00:42</text:p>
          </table:table-cell>
          <table:table-cell office:value-type="date" office:date-value="2012-12-08T00:47:00" calcext:value-type="date">
            <text:p>08/12/12 00:47</text:p>
          </table:table-cell>
          <table:table-cell office:value-type="date" office:date-value="2012-12-08T00:51:00" calcext:value-type="date">
            <text:p>08/12/12 00:51</text:p>
          </table:table-cell>
          <table:table-cell office:value-type="string" calcext:value-type="string">
            <text:p>B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2-08T04:20:00" calcext:value-type="date">
            <text:p>08/12/12 04:20</text:p>
          </table:table-cell>
          <table:table-cell office:value-type="date" office:date-value="2012-12-08T04:25:00" calcext:value-type="date">
            <text:p>08/12/12 04:25</text:p>
          </table:table-cell>
          <table:table-cell office:value-type="date" office:date-value="2012-12-08T04:27:00" calcext:value-type="date">
            <text:p>08/12/12 04:27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05:16:00" calcext:value-type="date">
            <text:p>08/12/12 05:16</text:p>
          </table:table-cell>
          <table:table-cell office:value-type="date" office:date-value="2012-12-08T05:20:00" calcext:value-type="date">
            <text:p>08/12/12 05:20</text:p>
          </table:table-cell>
          <table:table-cell office:value-type="date" office:date-value="2012-12-08T05:22:00" calcext:value-type="date">
            <text:p>08/12/12 05:22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07:17:00" calcext:value-type="date">
            <text:p>08/12/12 07:17</text:p>
          </table:table-cell>
          <table:table-cell office:value-type="date" office:date-value="2012-12-08T07:20:00" calcext:value-type="date">
            <text:p>08/12/12 07:20</text:p>
          </table:table-cell>
          <table:table-cell office:value-type="date" office:date-value="2012-12-08T07:40:00" calcext:value-type="date">
            <text:p>08/12/12 07:40</text:p>
          </table:table-cell>
          <table:table-cell office:value-type="string" calcext:value-type="string">
            <text:p>B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8T08:59:00" calcext:value-type="date">
            <text:p>08/12/12 08:59</text:p>
          </table:table-cell>
          <table:table-cell office:value-type="date" office:date-value="2012-12-08T09:03:00" calcext:value-type="date">
            <text:p>08/12/12 09:03</text:p>
          </table:table-cell>
          <table:table-cell office:value-type="date" office:date-value="2012-12-08T09:06:00" calcext:value-type="date">
            <text:p>08/12/12 09:06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8T10:10:00" calcext:value-type="date">
            <text:p>08/12/12 10:10</text:p>
          </table:table-cell>
          <table:table-cell office:value-type="date" office:date-value="2012-12-08T10:14:00" calcext:value-type="date">
            <text:p>08/12/12 10:14</text:p>
          </table:table-cell>
          <table:table-cell office:value-type="date" office:date-value="2012-12-08T10:17:00" calcext:value-type="date">
            <text:p>08/12/12 10:17</text:p>
          </table:table-cell>
          <table:table-cell office:value-type="string" calcext:value-type="string">
            <text:p>B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8T10:17:00" calcext:value-type="date">
            <text:p>08/12/12 10:17</text:p>
          </table:table-cell>
          <table:table-cell office:value-type="date" office:date-value="2012-12-08T10:22:00" calcext:value-type="date">
            <text:p>08/12/12 10:22</text:p>
          </table:table-cell>
          <table:table-cell office:value-type="date" office:date-value="2012-12-08T10:24:00" calcext:value-type="date">
            <text:p>08/12/12 10:24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11:35:00" calcext:value-type="date">
            <text:p>08/12/12 11:35</text:p>
          </table:table-cell>
          <table:table-cell office:value-type="date" office:date-value="2012-12-08T11:38:00" calcext:value-type="date">
            <text:p>08/12/12 11:38</text:p>
          </table:table-cell>
          <table:table-cell office:value-type="date" office:date-value="2012-12-08T11:41:00" calcext:value-type="date">
            <text:p>08/12/12 11:41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13:23:00" calcext:value-type="date">
            <text:p>08/12/12 13:23</text:p>
          </table:table-cell>
          <table:table-cell office:value-type="date" office:date-value="2012-12-08T13:28:00" calcext:value-type="date">
            <text:p>08/12/12 13:28</text:p>
          </table:table-cell>
          <table:table-cell office:value-type="date" office:date-value="2012-12-08T13:33:00" calcext:value-type="date">
            <text:p>08/12/12 13:33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15:06:00" calcext:value-type="date">
            <text:p>08/12/12 15:06</text:p>
          </table:table-cell>
          <table:table-cell office:value-type="date" office:date-value="2012-12-08T15:10:00" calcext:value-type="date">
            <text:p>08/12/12 15:10</text:p>
          </table:table-cell>
          <table:table-cell office:value-type="date" office:date-value="2012-12-08T15:12:00" calcext:value-type="date">
            <text:p>08/12/12 15:12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37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17:00:00" calcext:value-type="date">
            <text:p>08/12/12 17:00</text:p>
          </table:table-cell>
          <table:table-cell office:value-type="date" office:date-value="2012-12-08T17:03:00" calcext:value-type="date">
            <text:p>08/12/12 17:03</text:p>
          </table:table-cell>
          <table:table-cell office:value-type="date" office:date-value="2012-12-08T17:07:00" calcext:value-type="date">
            <text:p>08/12/12 17:07</text:p>
          </table:table-cell>
          <table:table-cell office:value-type="string" calcext:value-type="string">
            <text:p>B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8T18:33:00" calcext:value-type="date">
            <text:p>08/12/12 18:33</text:p>
          </table:table-cell>
          <table:table-cell office:value-type="date" office:date-value="2012-12-08T18:37:00" calcext:value-type="date">
            <text:p>08/12/12 18:37</text:p>
          </table:table-cell>
          <table:table-cell office:value-type="date" office:date-value="2012-12-08T18:40:00" calcext:value-type="date">
            <text:p>08/12/12 18:40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02-08T07:07:00" calcext:value-type="date">
            <text:p>08/02/12 07:07</text:p>
          </table:table-cell>
          <table:table-cell office:value-type="date" office:date-value="2012-02-08T07:14:00" calcext:value-type="date">
            <text:p>08/02/12 07:14</text:p>
          </table:table-cell>
          <table:table-cell office:value-type="date" office:date-value="2012-02-08T07:22:00" calcext:value-type="date">
            <text:p>08/02/12 07:22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8T21:48:00" calcext:value-type="date">
            <text:p>08/02/12 21:48</text:p>
          </table:table-cell>
          <table:table-cell office:value-type="date" office:date-value="2012-02-08T22:17:00" calcext:value-type="date">
            <text:p>08/02/12 22:17</text:p>
          </table:table-cell>
          <table:table-cell office:value-type="date" office:date-value="2012-02-08T22:28:00" calcext:value-type="date">
            <text:p>08/02/12 22:28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59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date" office:date-value="2012-01-08T02:09:00" calcext:value-type="date">
            <text:p>08/01/12 02:09</text:p>
          </table:table-cell>
          <table:table-cell office:value-type="date" office:date-value="2012-01-08T02:27:00" calcext:value-type="date">
            <text:p>08/01/12 02:27</text:p>
          </table:table-cell>
          <table:table-cell office:value-type="date" office:date-value="2012-01-08T02:46:00" calcext:value-type="date">
            <text:p>08/01/12 02:46</text:p>
          </table:table-cell>
          <table:table-cell office:value-type="string" calcext:value-type="string">
            <text:p>C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8T03:21:00" calcext:value-type="date">
            <text:p>08/01/12 03:21</text:p>
          </table:table-cell>
          <table:table-cell office:value-type="date" office:date-value="2012-01-08T03:25:00" calcext:value-type="date">
            <text:p>08/01/12 03:25</text:p>
          </table:table-cell>
          <table:table-cell office:value-type="date" office:date-value="2012-01-08T03:29:00" calcext:value-type="date">
            <text:p>08/01/12 03:29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32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08T04:33:00" calcext:value-type="date">
            <text:p>08/01/12 04:33</text:p>
          </table:table-cell>
          <table:table-cell office:value-type="date" office:date-value="2012-01-08T04:38:00" calcext:value-type="date">
            <text:p>08/01/12 04:38</text:p>
          </table:table-cell>
          <table:table-cell office:value-type="date" office:date-value="2012-01-08T04:49:00" calcext:value-type="date">
            <text:p>08/01/12 04:4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8T06:08:00" calcext:value-type="date">
            <text:p>08/01/12 06:08</text:p>
          </table:table-cell>
          <table:table-cell office:value-type="date" office:date-value="2012-01-08T06:13:00" calcext:value-type="date">
            <text:p>08/01/12 06:13</text:p>
          </table:table-cell>
          <table:table-cell office:value-type="date" office:date-value="2012-01-08T06:16:00" calcext:value-type="date">
            <text:p>08/01/12 06:1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33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08T13:13:00" calcext:value-type="date">
            <text:p>08/01/12 13:13</text:p>
          </table:table-cell>
          <table:table-cell office:value-type="date" office:date-value="2012-01-08T13:19:00" calcext:value-type="date">
            <text:p>08/01/12 13:19</text:p>
          </table:table-cell>
          <table:table-cell office:value-type="date" office:date-value="2012-01-08T13:25:00" calcext:value-type="date">
            <text:p>08/01/12 13:2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8T14:56:00" calcext:value-type="date">
            <text:p>08/01/12 14:56</text:p>
          </table:table-cell>
          <table:table-cell office:value-type="date" office:date-value="2012-01-08T15:00:00" calcext:value-type="date">
            <text:p>08/01/12 15:00</text:p>
          </table:table-cell>
          <table:table-cell office:value-type="date" office:date-value="2012-01-08T15:02:00" calcext:value-type="date">
            <text:p>08/01/12 15:0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8T17:20:00" calcext:value-type="date">
            <text:p>08/01/12 17:20</text:p>
          </table:table-cell>
          <table:table-cell office:value-type="date" office:date-value="2012-01-08T17:26:00" calcext:value-type="date">
            <text:p>08/01/12 17:26</text:p>
          </table:table-cell>
          <table:table-cell office:value-type="date" office:date-value="2012-01-08T17:33:00" calcext:value-type="date">
            <text:p>08/01/12 17:3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date" office:date-value="2012-01-08T19:14:00" calcext:value-type="date">
            <text:p>08/01/12 19:14</text:p>
          </table:table-cell>
          <table:table-cell office:value-type="date" office:date-value="2012-01-08T19:18:00" calcext:value-type="date">
            <text:p>08/01/12 19:18</text:p>
          </table:table-cell>
          <table:table-cell office:value-type="date" office:date-value="2012-01-08T19:26:00" calcext:value-type="date">
            <text:p>08/01/12 19:26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08T20:17:00" calcext:value-type="date">
            <text:p>08/01/12 20:17</text:p>
          </table:table-cell>
          <table:table-cell office:value-type="date" office:date-value="2012-01-08T20:22:00" calcext:value-type="date">
            <text:p>08/01/12 20:22</text:p>
          </table:table-cell>
          <table:table-cell office:value-type="date" office:date-value="2012-01-08T20:38:00" calcext:value-type="date">
            <text:p>08/01/12 20:38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07T23:56:00" calcext:value-type="date">
            <text:p>07/07/12 23:56</text:p>
          </table:table-cell>
          <table:table-cell office:value-type="date" office:date-value="2012-07-08T00:09:00" calcext:value-type="date">
            <text:p>08/07/12 00:09</text:p>
          </table:table-cell>
          <table:table-cell office:value-type="date" office:date-value="2012-07-08T00:16:00" calcext:value-type="date">
            <text:p>08/07/12 00:16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76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7-08T02:03:00" calcext:value-type="date">
            <text:p>08/07/12 02:03</text:p>
          </table:table-cell>
          <table:table-cell office:value-type="date" office:date-value="2012-07-08T02:09:00" calcext:value-type="date">
            <text:p>08/07/12 02:09</text:p>
          </table:table-cell>
          <table:table-cell office:value-type="date" office:date-value="2012-07-08T02:14:00" calcext:value-type="date">
            <text:p>08/07/12 02:14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6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03:28:00" calcext:value-type="date">
            <text:p>08/07/12 03:28</text:p>
          </table:table-cell>
          <table:table-cell office:value-type="date" office:date-value="2012-07-08T03:32:00" calcext:value-type="date">
            <text:p>08/07/12 03:32</text:p>
          </table:table-cell>
          <table:table-cell office:value-type="date" office:date-value="2012-07-08T03:35:00" calcext:value-type="date">
            <text:p>08/07/12 03:35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78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7-08T04:14:00" calcext:value-type="date">
            <text:p>08/07/12 04:14</text:p>
          </table:table-cell>
          <table:table-cell office:value-type="date" office:date-value="2012-07-08T04:19:00" calcext:value-type="date">
            <text:p>08/07/12 04:19</text:p>
          </table:table-cell>
          <table:table-cell office:value-type="date" office:date-value="2012-07-08T04:24:00" calcext:value-type="date">
            <text:p>08/07/12 04:24</text:p>
          </table:table-cell>
          <table:table-cell office:value-type="string" calcext:value-type="string">
            <text:p>C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6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05:28:00" calcext:value-type="date">
            <text:p>08/07/12 05:28</text:p>
          </table:table-cell>
          <table:table-cell office:value-type="date" office:date-value="2012-07-08T05:34:00" calcext:value-type="date">
            <text:p>08/07/12 05:34</text:p>
          </table:table-cell>
          <table:table-cell office:value-type="date" office:date-value="2012-07-08T05:40:00" calcext:value-type="date">
            <text:p>08/07/12 05:40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6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05:41:00" calcext:value-type="date">
            <text:p>08/07/12 05:41</text:p>
          </table:table-cell>
          <table:table-cell office:value-type="date" office:date-value="2012-07-08T05:46:00" calcext:value-type="date">
            <text:p>08/07/12 05:46</text:p>
          </table:table-cell>
          <table:table-cell office:value-type="date" office:date-value="2012-07-08T05:52:00" calcext:value-type="date">
            <text:p>08/07/12 05:5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65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06:21:00" calcext:value-type="date">
            <text:p>08/07/12 06:21</text:p>
          </table:table-cell>
          <table:table-cell office:value-type="date" office:date-value="2012-07-08T06:25:00" calcext:value-type="date">
            <text:p>08/07/12 06:25</text:p>
          </table:table-cell>
          <table:table-cell office:value-type="date" office:date-value="2012-07-08T06:28:00" calcext:value-type="date">
            <text:p>08/07/12 06:28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8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09:44:00" calcext:value-type="date">
            <text:p>08/07/12 09:44</text:p>
          </table:table-cell>
          <table:table-cell office:value-type="date" office:date-value="2012-07-08T09:53:00" calcext:value-type="date">
            <text:p>08/07/12 09:53</text:p>
          </table:table-cell>
          <table:table-cell office:value-type="date" office:date-value="2012-07-08T09:57:00" calcext:value-type="date">
            <text:p>08/07/12 09:57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67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0:21:00" calcext:value-type="date">
            <text:p>08/07/12 10:21</text:p>
          </table:table-cell>
          <table:table-cell office:value-type="date" office:date-value="2012-07-08T10:30:00" calcext:value-type="date">
            <text:p>08/07/12 10:30</text:p>
          </table:table-cell>
          <table:table-cell office:value-type="date" office:date-value="2012-07-08T10:39:00" calcext:value-type="date">
            <text:p>08/07/12 10:39</text:p>
          </table:table-cell>
          <table:table-cell office:value-type="string" calcext:value-type="string">
            <text:p>C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7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0:44:00" calcext:value-type="date">
            <text:p>08/07/12 10:44</text:p>
          </table:table-cell>
          <table:table-cell office:value-type="date" office:date-value="2012-07-08T10:50:00" calcext:value-type="date">
            <text:p>08/07/12 10:50</text:p>
          </table:table-cell>
          <table:table-cell office:value-type="date" office:date-value="2012-07-08T10:56:00" calcext:value-type="date">
            <text:p>08/07/12 10:56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7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2:06:00" calcext:value-type="date">
            <text:p>08/07/12 12:06</text:p>
          </table:table-cell>
          <table:table-cell office:value-type="date" office:date-value="2012-07-08T12:10:00" calcext:value-type="date">
            <text:p>08/07/12 12:10</text:p>
          </table:table-cell>
          <table:table-cell office:value-type="date" office:date-value="2012-07-08T12:13:00" calcext:value-type="date">
            <text:p>08/07/12 12:13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6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2:54:00" calcext:value-type="date">
            <text:p>08/07/12 12:54</text:p>
          </table:table-cell>
          <table:table-cell office:value-type="date" office:date-value="2012-07-08T13:02:00" calcext:value-type="date">
            <text:p>08/07/12 13:02</text:p>
          </table:table-cell>
          <table:table-cell office:value-type="date" office:date-value="2012-07-08T13:13:00" calcext:value-type="date">
            <text:p>08/07/12 13:13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63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08T14:35:00" calcext:value-type="date">
            <text:p>08/07/12 14:35</text:p>
          </table:table-cell>
          <table:table-cell office:value-type="date" office:date-value="2012-07-08T14:43:00" calcext:value-type="date">
            <text:p>08/07/12 14:43</text:p>
          </table:table-cell>
          <table:table-cell office:value-type="date" office:date-value="2012-07-08T14:55:00" calcext:value-type="date">
            <text:p>08/07/12 14:55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7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6:23:00" calcext:value-type="date">
            <text:p>08/07/12 16:23</text:p>
          </table:table-cell>
          <table:table-cell office:value-type="date" office:date-value="2012-07-08T16:32:00" calcext:value-type="date">
            <text:p>08/07/12 16:32</text:p>
          </table:table-cell>
          <table:table-cell office:value-type="date" office:date-value="2012-07-08T16:42:00" calcext:value-type="date">
            <text:p>08/07/12 16:42</text:p>
          </table:table-cell>
          <table:table-cell office:value-type="string" calcext:value-type="string">
            <text:p>M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7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8T17:29:00" calcext:value-type="date">
            <text:p>08/07/12 17:29</text:p>
          </table:table-cell>
          <table:table-cell office:value-type="date" office:date-value="2012-07-08T17:34:00" calcext:value-type="date">
            <text:p>08/07/12 17:34</text:p>
          </table:table-cell>
          <table:table-cell office:value-type="date" office:date-value="2012-07-08T17:47:00" calcext:value-type="date">
            <text:p>08/07/12 17:47</text:p>
          </table:table-cell>
          <table:table-cell office:value-type="string" calcext:value-type="string">
            <text:p>C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48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08T17:48:00" calcext:value-type="date">
            <text:p>08/07/12 17:48</text:p>
          </table:table-cell>
          <table:table-cell office:value-type="date" office:date-value="2012-07-08T18:03:00" calcext:value-type="date">
            <text:p>08/07/12 18:03</text:p>
          </table:table-cell>
          <table:table-cell office:value-type="date" office:date-value="2012-07-08T18:09:00" calcext:value-type="date">
            <text:p>08/07/12 18:09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30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08T19:21:00" calcext:value-type="date">
            <text:p>08/07/12 19:21</text:p>
          </table:table-cell>
          <table:table-cell office:value-type="date" office:date-value="2012-07-08T19:24:00" calcext:value-type="date">
            <text:p>08/07/12 19:24</text:p>
          </table:table-cell>
          <table:table-cell office:value-type="date" office:date-value="2012-07-08T19:28:00" calcext:value-type="date">
            <text:p>08/07/12 19:28</text:p>
          </table:table-cell>
          <table:table-cell office:value-type="string" calcext:value-type="string">
            <text:p>C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46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08T02:51:00" calcext:value-type="date">
            <text:p>08/06/12 02:51</text:p>
          </table:table-cell>
          <table:table-cell office:value-type="date" office:date-value="2012-06-08T03:07:00" calcext:value-type="date">
            <text:p>08/06/12 03:07</text:p>
          </table:table-cell>
          <table:table-cell office:value-type="date" office:date-value="2012-06-08T03:22:00" calcext:value-type="date">
            <text:p>08/06/12 03:22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6-08T07:11:00" calcext:value-type="date">
            <text:p>08/06/12 07:11</text:p>
          </table:table-cell>
          <table:table-cell office:value-type="date" office:date-value="2012-06-08T07:16:00" calcext:value-type="date">
            <text:p>08/06/12 07:16</text:p>
          </table:table-cell>
          <table:table-cell office:value-type="date" office:date-value="2012-06-08T07:18:00" calcext:value-type="date">
            <text:p>08/06/12 07:18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3-08T02:49:00" calcext:value-type="date">
            <text:p>08/03/12 02:49</text:p>
          </table:table-cell>
          <table:table-cell office:value-type="date" office:date-value="2012-03-08T02:53:00" calcext:value-type="date">
            <text:p>08/03/12 02:53</text:p>
          </table:table-cell>
          <table:table-cell office:value-type="date" office:date-value="2012-03-08T02:56:00" calcext:value-type="date">
            <text:p>08/03/12 02:56</text:p>
          </table:table-cell>
          <table:table-cell office:value-type="string" calcext:value-type="string">
            <text:p>C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3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date" office:date-value="2012-03-08T10:19:00" calcext:value-type="date">
            <text:p>08/03/12 10:19</text:p>
          </table:table-cell>
          <table:table-cell office:value-type="date" office:date-value="2012-03-08T10:23:00" calcext:value-type="date">
            <text:p>08/03/12 10:23</text:p>
          </table:table-cell>
          <table:table-cell office:value-type="date" office:date-value="2012-03-08T10:26:00" calcext:value-type="date">
            <text:p>08/03/12 10:26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8T16:17:00" calcext:value-type="date">
            <text:p>08/03/12 16:17</text:p>
          </table:table-cell>
          <table:table-cell office:value-type="date" office:date-value="2012-03-08T16:23:00" calcext:value-type="date">
            <text:p>08/03/12 16:23</text:p>
          </table:table-cell>
          <table:table-cell office:value-type="date" office:date-value="2012-03-08T16:27:00" calcext:value-type="date">
            <text:p>08/03/12 16:2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8T19:28:00" calcext:value-type="date">
            <text:p>08/03/12 19:28</text:p>
          </table:table-cell>
          <table:table-cell office:value-type="date" office:date-value="2012-03-08T19:31:00" calcext:value-type="date">
            <text:p>08/03/12 19:31</text:p>
          </table:table-cell>
          <table:table-cell office:value-type="date" office:date-value="2012-03-08T19:34:00" calcext:value-type="date">
            <text:p>08/03/12 19:34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8T19:58:00" calcext:value-type="date">
            <text:p>08/03/12 19:58</text:p>
          </table:table-cell>
          <table:table-cell office:value-type="date" office:date-value="2012-03-08T20:22:00" calcext:value-type="date">
            <text:p>08/03/12 20:22</text:p>
          </table:table-cell>
          <table:table-cell office:value-type="date" office:date-value="2012-03-08T20:33:00" calcext:value-type="date">
            <text:p>08/03/12 20:33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8T23:22:00" calcext:value-type="date">
            <text:p>08/03/12 23:22</text:p>
          </table:table-cell>
          <table:table-cell office:value-type="date" office:date-value="2012-03-08T23:27:00" calcext:value-type="date">
            <text:p>08/03/12 23:27</text:p>
          </table:table-cell>
          <table:table-cell office:value-type="date" office:date-value="2012-03-08T23:31:00" calcext:value-type="date">
            <text:p>08/03/12 23:3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8T08:00:00" calcext:value-type="date">
            <text:p>08/05/12 08:00</text:p>
          </table:table-cell>
          <table:table-cell office:value-type="date" office:date-value="2012-05-08T08:04:00" calcext:value-type="date">
            <text:p>08/05/12 08:04</text:p>
          </table:table-cell>
          <table:table-cell office:value-type="date" office:date-value="2012-05-08T08:07:00" calcext:value-type="date">
            <text:p>08/05/12 08:07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date" office:date-value="2012-05-08T08:23:00" calcext:value-type="date">
            <text:p>08/05/12 08:23</text:p>
          </table:table-cell>
          <table:table-cell office:value-type="date" office:date-value="2012-05-08T08:36:00" calcext:value-type="date">
            <text:p>08/05/12 08:36</text:p>
          </table:table-cell>
          <table:table-cell office:value-type="date" office:date-value="2012-05-08T08:40:00" calcext:value-type="date">
            <text:p>08/05/12 08:4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8T09:21:00" calcext:value-type="date">
            <text:p>08/05/12 09:21</text:p>
          </table:table-cell>
          <table:table-cell office:value-type="date" office:date-value="2012-05-08T09:28:00" calcext:value-type="date">
            <text:p>08/05/12 09:28</text:p>
          </table:table-cell>
          <table:table-cell office:value-type="date" office:date-value="2012-05-08T09:31:00" calcext:value-type="date">
            <text:p>08/05/12 09: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40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8T10:36:00" calcext:value-type="date">
            <text:p>08/05/12 10:36</text:p>
          </table:table-cell>
          <table:table-cell office:value-type="date" office:date-value="2012-05-08T10:39:00" calcext:value-type="date">
            <text:p>08/05/12 10:39</text:p>
          </table:table-cell>
          <table:table-cell office:value-type="date" office:date-value="2012-05-08T10:42:00" calcext:value-type="date">
            <text:p>08/05/12 10:42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8T13:02:00" calcext:value-type="date">
            <text:p>08/05/12 13:02</text:p>
          </table:table-cell>
          <table:table-cell office:value-type="date" office:date-value="2012-05-08T13:08:00" calcext:value-type="date">
            <text:p>08/05/12 13:08</text:p>
          </table:table-cell>
          <table:table-cell office:value-type="date" office:date-value="2012-05-08T13:12:00" calcext:value-type="date">
            <text:p>08/05/12 13:12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4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8T19:32:00" calcext:value-type="date">
            <text:p>08/05/12 19:32</text:p>
          </table:table-cell>
          <table:table-cell office:value-type="date" office:date-value="2012-05-08T19:39:00" calcext:value-type="date">
            <text:p>08/05/12 19:39</text:p>
          </table:table-cell>
          <table:table-cell office:value-type="date" office:date-value="2012-05-08T19:44:00" calcext:value-type="date">
            <text:p>08/05/12 19:4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8T21:37:00" calcext:value-type="date">
            <text:p>08/05/12 21:37</text:p>
          </table:table-cell>
          <table:table-cell office:value-type="date" office:date-value="2012-05-08T21:41:00" calcext:value-type="date">
            <text:p>08/05/12 21:41</text:p>
          </table:table-cell>
          <table:table-cell office:value-type="date" office:date-value="2012-05-08T21:43:00" calcext:value-type="date">
            <text:p>08/05/12 21:43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8T02:08:00" calcext:value-type="date">
            <text:p>08/11/12 02:08</text:p>
          </table:table-cell>
          <table:table-cell office:value-type="date" office:date-value="2012-11-08T02:23:00" calcext:value-type="date">
            <text:p>08/11/12 02:23</text:p>
          </table:table-cell>
          <table:table-cell office:value-type="date" office:date-value="2012-11-08T02:55:00" calcext:value-type="date">
            <text:p>08/11/12 02:55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date" office:date-value="2012-11-08T22:19:00" calcext:value-type="date">
            <text:p>08/11/12 22:19</text:p>
          </table:table-cell>
          <table:table-cell office:value-type="date" office:date-value="2012-11-08T22:38:00" calcext:value-type="date">
            <text:p>08/11/12 22:38</text:p>
          </table:table-cell>
          <table:table-cell office:value-type="date" office:date-value="2012-11-08T22:57:00" calcext:value-type="date">
            <text:p>08/11/12 22:57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65</text:p>
          </table:table-cell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date" office:date-value="2012-11-08T23:34:00" calcext:value-type="date">
            <text:p>08/11/12 23:34</text:p>
          </table:table-cell>
          <table:table-cell office:value-type="date" office:date-value="2012-11-08T23:38:00" calcext:value-type="date">
            <text:p>08/11/12 23:38</text:p>
          </table:table-cell>
          <table:table-cell office:value-type="date" office:date-value="2012-11-08T23:40:00" calcext:value-type="date">
            <text:p>08/11/12 23:40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0-08T05:57:00" calcext:value-type="date">
            <text:p>08/10/12 05:57</text:p>
          </table:table-cell>
          <table:table-cell office:value-type="date" office:date-value="2012-10-08T07:43:00" calcext:value-type="date">
            <text:p>08/10/12 07:43</text:p>
          </table:table-cell>
          <table:table-cell office:value-type="date" office:date-value="2012-10-08T07:51:00" calcext:value-type="date">
            <text:p>08/10/12 07:51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08:01:00" calcext:value-type="date">
            <text:p>08/10/12 08:01</text:p>
          </table:table-cell>
          <table:table-cell office:value-type="date" office:date-value="2012-10-08T08:06:00" calcext:value-type="date">
            <text:p>08/10/12 08:06</text:p>
          </table:table-cell>
          <table:table-cell office:value-type="date" office:date-value="2012-10-08T08:11:00" calcext:value-type="date">
            <text:p>08/10/12 08:1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08:41:00" calcext:value-type="date">
            <text:p>08/10/12 08:41</text:p>
          </table:table-cell>
          <table:table-cell office:value-type="date" office:date-value="2012-10-08T09:03:00" calcext:value-type="date">
            <text:p>08/10/12 09:03</text:p>
          </table:table-cell>
          <table:table-cell office:value-type="date" office:date-value="2012-10-08T09:12:00" calcext:value-type="date">
            <text:p>08/10/12 09:12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11:05:00" calcext:value-type="date">
            <text:p>08/10/12 11:05</text:p>
          </table:table-cell>
          <table:table-cell office:value-type="date" office:date-value="2012-10-08T11:17:00" calcext:value-type="date">
            <text:p>08/10/12 11:17</text:p>
          </table:table-cell>
          <table:table-cell office:value-type="date" office:date-value="2012-10-08T11:23:00" calcext:value-type="date">
            <text:p>08/10/12 11:23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13:52:00" calcext:value-type="date">
            <text:p>08/10/12 13:52</text:p>
          </table:table-cell>
          <table:table-cell office:value-type="date" office:date-value="2012-10-08T13:55:00" calcext:value-type="date">
            <text:p>08/10/12 13:55</text:p>
          </table:table-cell>
          <table:table-cell office:value-type="date" office:date-value="2012-10-08T14:29:00" calcext:value-type="date">
            <text:p>08/10/12 14:2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18:14:00" calcext:value-type="date">
            <text:p>08/10/12 18:14</text:p>
          </table:table-cell>
          <table:table-cell office:value-type="date" office:date-value="2012-10-08T18:18:00" calcext:value-type="date">
            <text:p>08/10/12 18:18</text:p>
          </table:table-cell>
          <table:table-cell office:value-type="date" office:date-value="2012-10-08T18:28:00" calcext:value-type="date">
            <text:p>08/10/12 18:28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18:41:00" calcext:value-type="date">
            <text:p>08/10/12 18:41</text:p>
          </table:table-cell>
          <table:table-cell office:value-type="date" office:date-value="2012-10-08T18:47:00" calcext:value-type="date">
            <text:p>08/10/12 18:47</text:p>
          </table:table-cell>
          <table:table-cell office:value-type="date" office:date-value="2012-10-08T18:56:00" calcext:value-type="date">
            <text:p>08/10/12 18:56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8T23:00:00" calcext:value-type="date">
            <text:p>08/10/12 23:00</text:p>
          </table:table-cell>
          <table:table-cell office:value-type="date" office:date-value="2012-10-08T23:10:00" calcext:value-type="date">
            <text:p>08/10/12 23:10</text:p>
          </table:table-cell>
          <table:table-cell office:value-type="date" office:date-value="2012-10-08T23:26:00" calcext:value-type="date">
            <text:p>08/10/12 23:26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8T06:36:00" calcext:value-type="date">
            <text:p>08/09/12 06:36</text:p>
          </table:table-cell>
          <table:table-cell office:value-type="date" office:date-value="2012-09-08T07:30:00" calcext:value-type="date">
            <text:p>08/09/12 07:30</text:p>
          </table:table-cell>
          <table:table-cell office:value-type="date" office:date-value="2012-09-08T08:11:00" calcext:value-type="date">
            <text:p>08/09/12 08:11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29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8T16:52:00" calcext:value-type="date">
            <text:p>08/09/12 16:52</text:p>
          </table:table-cell>
          <table:table-cell office:value-type="date" office:date-value="2012-09-08T16:57:00" calcext:value-type="date">
            <text:p>08/09/12 16:57</text:p>
          </table:table-cell>
          <table:table-cell office:value-type="date" office:date-value="2012-09-08T17:07:00" calcext:value-type="date">
            <text:p>08/09/12 17:0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8T17:35:00" calcext:value-type="date">
            <text:p>08/09/12 17:35</text:p>
          </table:table-cell>
          <table:table-cell office:value-type="date" office:date-value="2012-09-08T17:59:00" calcext:value-type="date">
            <text:p>08/09/12 17:59</text:p>
          </table:table-cell>
          <table:table-cell office:value-type="date" office:date-value="2012-09-08T18:20:00" calcext:value-type="date">
            <text:p>08/09/12 18:20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8T19:57:00" calcext:value-type="date">
            <text:p>08/09/12 19:57</text:p>
          </table:table-cell>
          <table:table-cell office:value-type="date" office:date-value="2012-09-08T20:18:00" calcext:value-type="date">
            <text:p>08/09/12 20:18</text:p>
          </table:table-cell>
          <table:table-cell office:value-type="date" office:date-value="2012-09-08T20:27:00" calcext:value-type="date">
            <text:p>08/09/12 20:2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8T21:04:00" calcext:value-type="date">
            <text:p>08/09/12 21:04</text:p>
          </table:table-cell>
          <table:table-cell office:value-type="date" office:date-value="2012-09-08T22:22:00" calcext:value-type="date">
            <text:p>08/09/12 22:22</text:p>
          </table:table-cell>
          <table:table-cell office:value-type="date" office:date-value="2012-09-08T22:48:00" calcext:value-type="date">
            <text:p>08/09/12 22:4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09T01:11:00" calcext:value-type="date">
            <text:p>09/04/12 01:11</text:p>
          </table:table-cell>
          <table:table-cell office:value-type="date" office:date-value="2012-04-09T01:22:00" calcext:value-type="date">
            <text:p>09/04/12 01:22</text:p>
          </table:table-cell>
          <table:table-cell office:value-type="date" office:date-value="2012-04-09T01:31:00" calcext:value-type="date">
            <text:p>09/04/12 01:31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date" office:date-value="2012-04-09T06:20:00" calcext:value-type="date">
            <text:p>09/04/12 06:20</text:p>
          </table:table-cell>
          <table:table-cell office:value-type="date" office:date-value="2012-04-09T06:24:00" calcext:value-type="date">
            <text:p>09/04/12 06:24</text:p>
          </table:table-cell>
          <table:table-cell office:value-type="date" office:date-value="2012-04-09T06:41:00" calcext:value-type="date">
            <text:p>09/04/12 06:41</text:p>
          </table:table-cell>
          <table:table-cell office:value-type="string" calcext:value-type="string">
            <text:p>B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09T08:25:00" calcext:value-type="date">
            <text:p>09/04/12 08:25</text:p>
          </table:table-cell>
          <table:table-cell office:value-type="date" office:date-value="2012-04-09T08:28:00" calcext:value-type="date">
            <text:p>09/04/12 08:28</text:p>
          </table:table-cell>
          <table:table-cell office:value-type="date" office:date-value="2012-04-09T08:33:00" calcext:value-type="date">
            <text:p>09/04/12 08:33</text:p>
          </table:table-cell>
          <table:table-cell office:value-type="string" calcext:value-type="string">
            <text:p>B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09T12:12:00" calcext:value-type="date">
            <text:p>09/04/12 12:12</text:p>
          </table:table-cell>
          <table:table-cell office:value-type="date" office:date-value="2012-04-09T12:44:00" calcext:value-type="date">
            <text:p>09/04/12 12:44</text:p>
          </table:table-cell>
          <table:table-cell office:value-type="date" office:date-value="2012-04-09T13:08:00" calcext:value-type="date">
            <text:p>09/04/12 13:08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8-09T00:08:00" calcext:value-type="date">
            <text:p>09/08/12 00:08</text:p>
          </table:table-cell>
          <table:table-cell office:value-type="date" office:date-value="2012-08-09T00:14:00" calcext:value-type="date">
            <text:p>09/08/12 00:14</text:p>
          </table:table-cell>
          <table:table-cell office:value-type="date" office:date-value="2012-08-09T00:25:00" calcext:value-type="date">
            <text:p>09/08/12 00:25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E06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08-09T01:09:00" calcext:value-type="date">
            <text:p>09/08/12 01:09</text:p>
          </table:table-cell>
          <table:table-cell office:value-type="date" office:date-value="2012-08-09T02:24:00" calcext:value-type="date">
            <text:p>09/08/12 02:24</text:p>
          </table:table-cell>
          <table:table-cell office:value-type="date" office:date-value="2012-08-09T02:58:00" calcext:value-type="date">
            <text:p>09/08/12 02:5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52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9T05:27:00" calcext:value-type="date">
            <text:p>09/08/12 05:27</text:p>
          </table:table-cell>
          <table:table-cell office:value-type="date" office:date-value="2012-08-09T05:33:00" calcext:value-type="date">
            <text:p>09/08/12 05:33</text:p>
          </table:table-cell>
          <table:table-cell office:value-type="date" office:date-value="2012-08-09T05:35:00" calcext:value-type="date">
            <text:p>09/08/12 05:35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W35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9T07:00:00" calcext:value-type="date">
            <text:p>09/08/12 07:00</text:p>
          </table:table-cell>
          <table:table-cell office:value-type="date" office:date-value="2012-08-09T07:10:00" calcext:value-type="date">
            <text:p>09/08/12 07:10</text:p>
          </table:table-cell>
          <table:table-cell office:value-type="date" office:date-value="2012-08-09T07:20:00" calcext:value-type="date">
            <text:p>09/08/12 07:2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E04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08-09T11:36:00" calcext:value-type="date">
            <text:p>09/08/12 11:36</text:p>
          </table:table-cell>
          <table:table-cell office:value-type="date" office:date-value="2012-08-09T11:47:00" calcext:value-type="date">
            <text:p>09/08/12 11:47</text:p>
          </table:table-cell>
          <table:table-cell office:value-type="date" office:date-value="2012-08-09T12:00:00" calcext:value-type="date">
            <text:p>09/08/12 12:00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49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9T16:54:00" calcext:value-type="date">
            <text:p>09/08/12 16:54</text:p>
          </table:table-cell>
          <table:table-cell office:value-type="date" office:date-value="2012-08-09T16:58:00" calcext:value-type="date">
            <text:p>09/08/12 16:58</text:p>
          </table:table-cell>
          <table:table-cell office:value-type="date" office:date-value="2012-08-09T17:01:00" calcext:value-type="date">
            <text:p>09/08/12 17:0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08-09T19:18:00" calcext:value-type="date">
            <text:p>09/08/12 19:18</text:p>
          </table:table-cell>
          <table:table-cell office:value-type="date" office:date-value="2012-08-09T19:21:00" calcext:value-type="date">
            <text:p>09/08/12 19:21</text:p>
          </table:table-cell>
          <table:table-cell office:value-type="date" office:date-value="2012-08-09T19:24:00" calcext:value-type="date">
            <text:p>09/08/12 19:2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09T21:26:00" calcext:value-type="date">
            <text:p>09/08/12 21:26</text:p>
          </table:table-cell>
          <table:table-cell office:value-type="date" office:date-value="2012-08-09T21:52:00" calcext:value-type="date">
            <text:p>09/08/12 21:52</text:p>
          </table:table-cell>
          <table:table-cell office:value-type="date" office:date-value="2012-08-09T22:19:00" calcext:value-type="date">
            <text:p>09/08/12 22:1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8-09T22:42:00" calcext:value-type="date">
            <text:p>09/08/12 22:42</text:p>
          </table:table-cell>
          <table:table-cell office:value-type="date" office:date-value="2012-08-09T22:47:00" calcext:value-type="date">
            <text:p>09/08/12 22:47</text:p>
          </table:table-cell>
          <table:table-cell office:value-type="date" office:date-value="2012-08-09T22:55:00" calcext:value-type="date">
            <text:p>09/08/12 22:5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3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09T01:52:00" calcext:value-type="date">
            <text:p>09/12/12 01:52</text:p>
          </table:table-cell>
          <table:table-cell office:value-type="date" office:date-value="2012-12-09T01:56:00" calcext:value-type="date">
            <text:p>09/12/12 01:56</text:p>
          </table:table-cell>
          <table:table-cell office:value-type="date" office:date-value="2012-12-09T02:00:00" calcext:value-type="date">
            <text:p>09/12/12 02:00</text:p>
          </table:table-cell>
          <table:table-cell office:value-type="string" calcext:value-type="string">
            <text:p>B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09T10:36:00" calcext:value-type="date">
            <text:p>09/12/12 10:36</text:p>
          </table:table-cell>
          <table:table-cell office:value-type="date" office:date-value="2012-12-09T11:37:00" calcext:value-type="date">
            <text:p>09/12/12 11:37</text:p>
          </table:table-cell>
          <table:table-cell office:value-type="date" office:date-value="2012-12-09T11:51:00" calcext:value-type="date">
            <text:p>09/12/12 11:51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09T17:41:00" calcext:value-type="date">
            <text:p>09/12/12 17:41</text:p>
          </table:table-cell>
          <table:table-cell office:value-type="date" office:date-value="2012-12-09T17:47:00" calcext:value-type="date">
            <text:p>09/12/12 17:47</text:p>
          </table:table-cell>
          <table:table-cell office:value-type="date" office:date-value="2012-12-09T17:52:00" calcext:value-type="date">
            <text:p>09/12/12 17:5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09T19:14:00" calcext:value-type="date">
            <text:p>09/12/12 19:14</text:p>
          </table:table-cell>
          <table:table-cell office:value-type="date" office:date-value="2012-12-09T19:18:00" calcext:value-type="date">
            <text:p>09/12/12 19:18</text:p>
          </table:table-cell>
          <table:table-cell office:value-type="date" office:date-value="2012-12-09T19:24:00" calcext:value-type="date">
            <text:p>09/12/12 19:24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09T19:55:00" calcext:value-type="date">
            <text:p>09/12/12 19:55</text:p>
          </table:table-cell>
          <table:table-cell office:value-type="date" office:date-value="2012-12-09T20:08:00" calcext:value-type="date">
            <text:p>09/12/12 20:08</text:p>
          </table:table-cell>
          <table:table-cell office:value-type="date" office:date-value="2012-12-09T20:40:00" calcext:value-type="date">
            <text:p>09/12/12 20:40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09T20:44:00" calcext:value-type="date">
            <text:p>09/12/12 20:44</text:p>
          </table:table-cell>
          <table:table-cell office:value-type="date" office:date-value="2012-12-09T20:47:00" calcext:value-type="date">
            <text:p>09/12/12 20:47</text:p>
          </table:table-cell>
          <table:table-cell office:value-type="date" office:date-value="2012-12-09T20:50:00" calcext:value-type="date">
            <text:p>09/12/12 20:50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09T20:56:00" calcext:value-type="date">
            <text:p>09/12/12 20:56</text:p>
          </table:table-cell>
          <table:table-cell office:value-type="date" office:date-value="2012-12-09T21:00:00" calcext:value-type="date">
            <text:p>09/12/12 21:00</text:p>
          </table:table-cell>
          <table:table-cell office:value-type="date" office:date-value="2012-12-09T21:03:00" calcext:value-type="date">
            <text:p>09/12/12 21:03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09T22:06:00" calcext:value-type="date">
            <text:p>09/12/12 22:06</text:p>
          </table:table-cell>
          <table:table-cell office:value-type="date" office:date-value="2012-12-09T23:02:00" calcext:value-type="date">
            <text:p>09/12/12 23:02</text:p>
          </table:table-cell>
          <table:table-cell office:value-type="date" office:date-value="2012-12-09T23:09:00" calcext:value-type="date">
            <text:p>09/12/12 23:09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09T04:59:00" calcext:value-type="date">
            <text:p>09/02/12 04:59</text:p>
          </table:table-cell>
          <table:table-cell office:value-type="date" office:date-value="2012-02-09T05:09:00" calcext:value-type="date">
            <text:p>09/02/12 05:09</text:p>
          </table:table-cell>
          <table:table-cell office:value-type="date" office:date-value="2012-02-09T05:14:00" calcext:value-type="date">
            <text:p>09/02/12 05:14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09T09:20:00" calcext:value-type="date">
            <text:p>09/02/12 09:20</text:p>
          </table:table-cell>
          <table:table-cell office:value-type="date" office:date-value="2012-02-09T09:33:00" calcext:value-type="date">
            <text:p>09/02/12 09:33</text:p>
          </table:table-cell>
          <table:table-cell office:value-type="date" office:date-value="2012-02-09T09:50:00" calcext:value-type="date">
            <text:p>09/02/12 09:5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date" office:date-value="2012-02-09T12:00:00" calcext:value-type="date">
            <text:p>09/02/12 12:00</text:p>
          </table:table-cell>
          <table:table-cell office:value-type="date" office:date-value="2012-02-09T12:16:00" calcext:value-type="date">
            <text:p>09/02/12 12:16</text:p>
          </table:table-cell>
          <table:table-cell office:value-type="date" office:date-value="2012-02-09T12:28:00" calcext:value-type="date">
            <text:p>09/02/12 12:28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09T22:01:00" calcext:value-type="date">
            <text:p>09/02/12 22:01</text:p>
          </table:table-cell>
          <table:table-cell office:value-type="date" office:date-value="2012-02-09T22:07:00" calcext:value-type="date">
            <text:p>09/02/12 22:07</text:p>
          </table:table-cell>
          <table:table-cell office:value-type="date" office:date-value="2012-02-09T22:17:00" calcext:value-type="date">
            <text:p>09/02/12 22:17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09T10:31:00" calcext:value-type="date">
            <text:p>09/01/12 10:31</text:p>
          </table:table-cell>
          <table:table-cell office:value-type="date" office:date-value="2012-01-09T10:42:00" calcext:value-type="date">
            <text:p>09/01/12 10:42</text:p>
          </table:table-cell>
          <table:table-cell office:value-type="date" office:date-value="2012-01-09T10:47:00" calcext:value-type="date">
            <text:p>09/01/12 10:4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09T14:51:00" calcext:value-type="date">
            <text:p>09/01/12 14:51</text:p>
          </table:table-cell>
          <table:table-cell office:value-type="date" office:date-value="2012-01-09T14:56:00" calcext:value-type="date">
            <text:p>09/01/12 14:56</text:p>
          </table:table-cell>
          <table:table-cell office:value-type="date" office:date-value="2012-01-09T14:58:00" calcext:value-type="date">
            <text:p>09/01/12 14:5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09T17:15:00" calcext:value-type="date">
            <text:p>09/01/12 17:15</text:p>
          </table:table-cell>
          <table:table-cell office:value-type="date" office:date-value="2012-01-09T17:18:00" calcext:value-type="date">
            <text:p>09/01/12 17:18</text:p>
          </table:table-cell>
          <table:table-cell office:value-type="date" office:date-value="2012-01-09T17:21:00" calcext:value-type="date">
            <text:p>09/01/12 17:2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09T20:01:00" calcext:value-type="date">
            <text:p>09/01/12 20:01</text:p>
          </table:table-cell>
          <table:table-cell office:value-type="date" office:date-value="2012-01-09T20:13:00" calcext:value-type="date">
            <text:p>09/01/12 20:13</text:p>
          </table:table-cell>
          <table:table-cell office:value-type="date" office:date-value="2012-01-09T20:28:00" calcext:value-type="date">
            <text:p>09/01/12 20:28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date" office:date-value="2012-07-09T07:06:00" calcext:value-type="date">
            <text:p>09/07/12 07:06</text:p>
          </table:table-cell>
          <table:table-cell office:value-type="date" office:date-value="2012-07-09T07:13:00" calcext:value-type="date">
            <text:p>09/07/12 07:13</text:p>
          </table:table-cell>
          <table:table-cell office:value-type="date" office:date-value="2012-07-09T07:22:00" calcext:value-type="date">
            <text:p>09/07/12 07:22</text:p>
          </table:table-cell>
          <table:table-cell office:value-type="string" calcext:value-type="string">
            <text:p>C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63</text:p>
          </table:table-cell>
          <table:table-cell office:value-type="float" office:value="11516" calcext:value-type="float">
            <text:p>11516</text:p>
          </table:table-cell>
        </table:table-row>
        <table:table-row table:style-name="ro1">
          <table:table-cell office:value-type="date" office:date-value="2012-07-09T08:05:00" calcext:value-type="date">
            <text:p>09/07/12 08:05</text:p>
          </table:table-cell>
          <table:table-cell office:value-type="date" office:date-value="2012-07-09T08:30:00" calcext:value-type="date">
            <text:p>09/07/12 08:30</text:p>
          </table:table-cell>
          <table:table-cell office:value-type="date" office:date-value="2012-07-09T08:58:00" calcext:value-type="date">
            <text:p>09/07/12 08:58</text:p>
          </table:table-cell>
          <table:table-cell office:value-type="string" calcext:value-type="string">
            <text:p>C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82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9T09:21:00" calcext:value-type="date">
            <text:p>09/07/12 09:21</text:p>
          </table:table-cell>
          <table:table-cell office:value-type="date" office:date-value="2012-07-09T09:32:00" calcext:value-type="date">
            <text:p>09/07/12 09:32</text:p>
          </table:table-cell>
          <table:table-cell office:value-type="date" office:date-value="2012-07-09T10:05:00" calcext:value-type="date">
            <text:p>09/07/12 10:05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9T19:46:00" calcext:value-type="date">
            <text:p>09/07/12 19:46</text:p>
          </table:table-cell>
          <table:table-cell office:value-type="date" office:date-value="2012-07-09T19:52:00" calcext:value-type="date">
            <text:p>09/07/12 19:52</text:p>
          </table:table-cell>
          <table:table-cell office:value-type="date" office:date-value="2012-07-09T19:56:00" calcext:value-type="date">
            <text:p>09/07/12 19:56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09T22:07:00" calcext:value-type="date">
            <text:p>09/07/12 22:07</text:p>
          </table:table-cell>
          <table:table-cell office:value-type="date" office:date-value="2012-07-09T22:17:00" calcext:value-type="date">
            <text:p>09/07/12 22:17</text:p>
          </table:table-cell>
          <table:table-cell office:value-type="date" office:date-value="2012-07-09T22:28:00" calcext:value-type="date">
            <text:p>09/07/12 22:28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09T23:03:00" calcext:value-type="date">
            <text:p>09/07/12 23:03</text:p>
          </table:table-cell>
          <table:table-cell office:value-type="date" office:date-value="2012-07-09T23:07:00" calcext:value-type="date">
            <text:p>09/07/12 23:07</text:p>
          </table:table-cell>
          <table:table-cell office:value-type="date" office:date-value="2012-07-09T23:11:00" calcext:value-type="date">
            <text:p>09/07/12 23:11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09T03:00:00" calcext:value-type="date">
            <text:p>09/06/12 03:00</text:p>
          </table:table-cell>
          <table:table-cell office:value-type="date" office:date-value="2012-06-09T03:08:00" calcext:value-type="date">
            <text:p>09/06/12 03:08</text:p>
          </table:table-cell>
          <table:table-cell office:value-type="date" office:date-value="2012-06-09T03:20:00" calcext:value-type="date">
            <text:p>09/06/12 03:2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21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9T10:27:00" calcext:value-type="date">
            <text:p>09/06/12 10:27</text:p>
          </table:table-cell>
          <table:table-cell office:value-type="date" office:date-value="2012-06-09T10:32:00" calcext:value-type="date">
            <text:p>09/06/12 10:32</text:p>
          </table:table-cell>
          <table:table-cell office:value-type="date" office:date-value="2012-06-09T10:37:00" calcext:value-type="date">
            <text:p>09/06/12 10:37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09T11:20:00" calcext:value-type="date">
            <text:p>09/06/12 11:20</text:p>
          </table:table-cell>
          <table:table-cell office:value-type="date" office:date-value="2012-06-09T11:32:00" calcext:value-type="date">
            <text:p>09/06/12 11:32</text:p>
          </table:table-cell>
          <table:table-cell office:value-type="date" office:date-value="2012-06-09T11:35:00" calcext:value-type="date">
            <text:p>09/06/12 11:35</text:p>
          </table:table-cell>
          <table:table-cell office:value-type="string" calcext:value-type="string">
            <text:p>M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09T15:23:00" calcext:value-type="date">
            <text:p>09/06/12 15:23</text:p>
          </table:table-cell>
          <table:table-cell office:value-type="date" office:date-value="2012-06-09T15:27:00" calcext:value-type="date">
            <text:p>09/06/12 15:27</text:p>
          </table:table-cell>
          <table:table-cell office:value-type="date" office:date-value="2012-06-09T15:31:00" calcext:value-type="date">
            <text:p>09/06/12 15: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09T16:45:00" calcext:value-type="date">
            <text:p>09/06/12 16:45</text:p>
          </table:table-cell>
          <table:table-cell office:value-type="date" office:date-value="2012-06-09T16:53:00" calcext:value-type="date">
            <text:p>09/06/12 16:53</text:p>
          </table:table-cell>
          <table:table-cell office:value-type="date" office:date-value="2012-06-09T16:56:00" calcext:value-type="date">
            <text:p>09/06/12 16:56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74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09T18:30:00" calcext:value-type="date">
            <text:p>09/06/12 18:30</text:p>
          </table:table-cell>
          <table:table-cell office:value-type="date" office:date-value="2012-06-09T18:34:00" calcext:value-type="date">
            <text:p>09/06/12 18:34</text:p>
          </table:table-cell>
          <table:table-cell office:value-type="date" office:date-value="2012-06-09T18:36:00" calcext:value-type="date">
            <text:p>09/06/12 18:3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09T23:11:00" calcext:value-type="date">
            <text:p>09/06/12 23:11</text:p>
          </table:table-cell>
          <table:table-cell office:value-type="date" office:date-value="2012-06-09T23:14:00" calcext:value-type="date">
            <text:p>09/06/12 23:14</text:p>
          </table:table-cell>
          <table:table-cell office:value-type="date" office:date-value="2012-06-09T23:16:00" calcext:value-type="date">
            <text:p>09/06/12 23:16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00:34:00" calcext:value-type="date">
            <text:p>09/03/12 00:34</text:p>
          </table:table-cell>
          <table:table-cell office:value-type="date" office:date-value="2012-03-09T00:37:00" calcext:value-type="date">
            <text:p>09/03/12 00:37</text:p>
          </table:table-cell>
          <table:table-cell office:value-type="date" office:date-value="2012-03-09T00:46:00" calcext:value-type="date">
            <text:p>09/03/12 00:4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01:23:00" calcext:value-type="date">
            <text:p>09/03/12 01:23</text:p>
          </table:table-cell>
          <table:table-cell office:value-type="date" office:date-value="2012-03-09T01:28:00" calcext:value-type="date">
            <text:p>09/03/12 01:28</text:p>
          </table:table-cell>
          <table:table-cell office:value-type="date" office:date-value="2012-03-09T01:34:00" calcext:value-type="date">
            <text:p>09/03/12 01:34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01:55:00" calcext:value-type="date">
            <text:p>09/03/12 01:55</text:p>
          </table:table-cell>
          <table:table-cell office:value-type="date" office:date-value="2012-03-09T02:00:00" calcext:value-type="date">
            <text:p>09/03/12 02:00</text:p>
          </table:table-cell>
          <table:table-cell office:value-type="date" office:date-value="2012-03-09T02:06:00" calcext:value-type="date">
            <text:p>09/03/12 02:06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03:01:00" calcext:value-type="date">
            <text:p>09/03/12 03:01</text:p>
          </table:table-cell>
          <table:table-cell office:value-type="date" office:date-value="2012-03-09T03:04:00" calcext:value-type="date">
            <text:p>09/03/12 03:04</text:p>
          </table:table-cell>
          <table:table-cell office:value-type="date" office:date-value="2012-03-09T03:08:00" calcext:value-type="date">
            <text:p>09/03/12 03:0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03:22:00" calcext:value-type="date">
            <text:p>09/03/12 03:22</text:p>
          </table:table-cell>
          <table:table-cell office:value-type="date" office:date-value="2012-03-09T03:53:00" calcext:value-type="date">
            <text:p>09/03/12 03:53</text:p>
          </table:table-cell>
          <table:table-cell office:value-type="date" office:date-value="2012-03-09T04:18:00" calcext:value-type="date">
            <text:p>09/03/12 04:18</text:p>
          </table:table-cell>
          <table:table-cell office:value-type="string" calcext:value-type="string">
            <text:p>M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09T10:20:00" calcext:value-type="date">
            <text:p>09/03/12 10:20</text:p>
          </table:table-cell>
          <table:table-cell office:value-type="date" office:date-value="2012-03-09T10:23:00" calcext:value-type="date">
            <text:p>09/03/12 10:23</text:p>
          </table:table-cell>
          <table:table-cell office:value-type="date" office:date-value="2012-03-09T10:26:00" calcext:value-type="date">
            <text:p>09/03/12 10:26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16:02:00" calcext:value-type="date">
            <text:p>09/03/12 16:02</text:p>
          </table:table-cell>
          <table:table-cell office:value-type="date" office:date-value="2012-03-09T16:06:00" calcext:value-type="date">
            <text:p>09/03/12 16:06</text:p>
          </table:table-cell>
          <table:table-cell office:value-type="date" office:date-value="2012-03-09T16:10:00" calcext:value-type="date">
            <text:p>09/03/12 16:1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16:12:00" calcext:value-type="date">
            <text:p>09/03/12 16:12</text:p>
          </table:table-cell>
          <table:table-cell office:value-type="date" office:date-value="2012-03-09T16:17:00" calcext:value-type="date">
            <text:p>09/03/12 16:17</text:p>
          </table:table-cell>
          <table:table-cell office:value-type="date" office:date-value="2012-03-09T16:26:00" calcext:value-type="date">
            <text:p>09/03/12 16:26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date" office:date-value="2012-03-09T18:00:00" calcext:value-type="date">
            <text:p>09/03/12 18:00</text:p>
          </table:table-cell>
          <table:table-cell office:value-type="date" office:date-value="2012-03-09T18:03:00" calcext:value-type="date">
            <text:p>09/03/12 18:03</text:p>
          </table:table-cell>
          <table:table-cell office:value-type="date" office:date-value="2012-03-09T18:05:00" calcext:value-type="date">
            <text:p>09/03/12 18:0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09T19:59:00" calcext:value-type="date">
            <text:p>09/03/12 19:59</text:p>
          </table:table-cell>
          <table:table-cell office:value-type="date" office:date-value="2012-03-09T20:25:00" calcext:value-type="date">
            <text:p>09/03/12 20:25</text:p>
          </table:table-cell>
          <table:table-cell office:value-type="date" office:date-value="2012-03-09T20:49:00" calcext:value-type="date">
            <text:p>09/03/12 20:49</text:p>
          </table:table-cell>
          <table:table-cell office:value-type="string" calcext:value-type="string">
            <text:p>C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09T21:45:00" calcext:value-type="date">
            <text:p>09/03/12 21:45</text:p>
          </table:table-cell>
          <table:table-cell office:value-type="date" office:date-value="2012-03-09T21:50:00" calcext:value-type="date">
            <text:p>09/03/12 21:50</text:p>
          </table:table-cell>
          <table:table-cell office:value-type="date" office:date-value="2012-03-09T21:56:00" calcext:value-type="date">
            <text:p>09/03/12 21:56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date" office:date-value="2012-05-09T00:27:00" calcext:value-type="date">
            <text:p>09/05/12 00:27</text:p>
          </table:table-cell>
          <table:table-cell office:value-type="date" office:date-value="2012-05-09T00:30:00" calcext:value-type="date">
            <text:p>09/05/12 00:30</text:p>
          </table:table-cell>
          <table:table-cell office:value-type="date" office:date-value="2012-05-09T00:32:00" calcext:value-type="date">
            <text:p>09/05/12 00:32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3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02:20:00" calcext:value-type="date">
            <text:p>09/05/12 02:20</text:p>
          </table:table-cell>
          <table:table-cell office:value-type="date" office:date-value="2012-05-09T02:23:00" calcext:value-type="date">
            <text:p>09/05/12 02:23</text:p>
          </table:table-cell>
          <table:table-cell office:value-type="date" office:date-value="2012-05-09T02:26:00" calcext:value-type="date">
            <text:p>09/05/12 02:26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04:10:00" calcext:value-type="date">
            <text:p>09/05/12 04:10</text:p>
          </table:table-cell>
          <table:table-cell office:value-type="date" office:date-value="2012-05-09T04:15:00" calcext:value-type="date">
            <text:p>09/05/12 04:15</text:p>
          </table:table-cell>
          <table:table-cell office:value-type="date" office:date-value="2012-05-09T04:20:00" calcext:value-type="date">
            <text:p>09/05/12 04:20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06:02:00" calcext:value-type="date">
            <text:p>09/05/12 06:02</text:p>
          </table:table-cell>
          <table:table-cell office:value-type="date" office:date-value="2012-05-09T06:08:00" calcext:value-type="date">
            <text:p>09/05/12 06:08</text:p>
          </table:table-cell>
          <table:table-cell office:value-type="date" office:date-value="2012-05-09T06:15:00" calcext:value-type="date">
            <text:p>09/05/12 06:15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07:16:00" calcext:value-type="date">
            <text:p>09/05/12 07:16</text:p>
          </table:table-cell>
          <table:table-cell office:value-type="date" office:date-value="2012-05-09T07:20:00" calcext:value-type="date">
            <text:p>09/05/12 07:20</text:p>
          </table:table-cell>
          <table:table-cell office:value-type="date" office:date-value="2012-05-09T07:22:00" calcext:value-type="date">
            <text:p>09/05/12 07:22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07:35:00" calcext:value-type="date">
            <text:p>09/05/12 07:35</text:p>
          </table:table-cell>
          <table:table-cell office:value-type="date" office:date-value="2012-05-09T07:39:00" calcext:value-type="date">
            <text:p>09/05/12 07:39</text:p>
          </table:table-cell>
          <table:table-cell office:value-type="date" office:date-value="2012-05-09T07:42:00" calcext:value-type="date">
            <text:p>09/05/12 07:42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08:37:00" calcext:value-type="date">
            <text:p>09/05/12 08:37</text:p>
          </table:table-cell>
          <table:table-cell office:value-type="date" office:date-value="2012-05-09T08:41:00" calcext:value-type="date">
            <text:p>09/05/12 08:41</text:p>
          </table:table-cell>
          <table:table-cell office:value-type="date" office:date-value="2012-05-09T08:43:00" calcext:value-type="date">
            <text:p>09/05/12 08:4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09:47:00" calcext:value-type="date">
            <text:p>09/05/12 09:47</text:p>
          </table:table-cell>
          <table:table-cell office:value-type="date" office:date-value="2012-05-09T09:50:00" calcext:value-type="date">
            <text:p>09/05/12 09:50</text:p>
          </table:table-cell>
          <table:table-cell office:value-type="date" office:date-value="2012-05-09T09:52:00" calcext:value-type="date">
            <text:p>09/05/12 09:5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10:24:00" calcext:value-type="date">
            <text:p>09/05/12 10:24</text:p>
          </table:table-cell>
          <table:table-cell office:value-type="date" office:date-value="2012-05-09T10:27:00" calcext:value-type="date">
            <text:p>09/05/12 10:27</text:p>
          </table:table-cell>
          <table:table-cell office:value-type="date" office:date-value="2012-05-09T10:31:00" calcext:value-type="date">
            <text:p>09/05/12 10:31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11:32:00" calcext:value-type="date">
            <text:p>09/05/12 11:32</text:p>
          </table:table-cell>
          <table:table-cell office:value-type="date" office:date-value="2012-05-09T11:39:00" calcext:value-type="date">
            <text:p>09/05/12 11:39</text:p>
          </table:table-cell>
          <table:table-cell office:value-type="date" office:date-value="2012-05-09T11:45:00" calcext:value-type="date">
            <text:p>09/05/12 11:45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12:21:00" calcext:value-type="date">
            <text:p>09/05/12 12:21</text:p>
          </table:table-cell>
          <table:table-cell office:value-type="date" office:date-value="2012-05-09T12:32:00" calcext:value-type="date">
            <text:p>09/05/12 12:32</text:p>
          </table:table-cell>
          <table:table-cell office:value-type="date" office:date-value="2012-05-09T12:36:00" calcext:value-type="date">
            <text:p>09/05/12 12:36</text:p>
          </table:table-cell>
          <table:table-cell office:value-type="string" calcext:value-type="string">
            <text:p>M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3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14:02:00" calcext:value-type="date">
            <text:p>09/05/12 14:02</text:p>
          </table:table-cell>
          <table:table-cell office:value-type="date" office:date-value="2012-05-09T14:08:00" calcext:value-type="date">
            <text:p>09/05/12 14:08</text:p>
          </table:table-cell>
          <table:table-cell office:value-type="date" office:date-value="2012-05-09T14:14:00" calcext:value-type="date">
            <text:p>09/05/12 14:14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E2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16:26:00" calcext:value-type="date">
            <text:p>09/05/12 16:26</text:p>
          </table:table-cell>
          <table:table-cell office:value-type="date" office:date-value="2012-05-09T16:42:00" calcext:value-type="date">
            <text:p>09/05/12 16:42</text:p>
          </table:table-cell>
          <table:table-cell office:value-type="date" office:date-value="2012-05-09T16:45:00" calcext:value-type="date">
            <text:p>09/05/12 16:45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E2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17:10:00" calcext:value-type="date">
            <text:p>09/05/12 17:10</text:p>
          </table:table-cell>
          <table:table-cell office:value-type="date" office:date-value="2012-05-09T17:14:00" calcext:value-type="date">
            <text:p>09/05/12 17:14</text:p>
          </table:table-cell>
          <table:table-cell office:value-type="date" office:date-value="2012-05-09T17:17:00" calcext:value-type="date">
            <text:p>09/05/12 17:17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18:09:00" calcext:value-type="date">
            <text:p>09/05/12 18:09</text:p>
          </table:table-cell>
          <table:table-cell office:value-type="date" office:date-value="2012-05-09T18:13:00" calcext:value-type="date">
            <text:p>09/05/12 18:13</text:p>
          </table:table-cell>
          <table:table-cell office:value-type="date" office:date-value="2012-05-09T18:16:00" calcext:value-type="date">
            <text:p>09/05/12 18:1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19:51:00" calcext:value-type="date">
            <text:p>09/05/12 19:51</text:p>
          </table:table-cell>
          <table:table-cell office:value-type="date" office:date-value="2012-05-09T19:55:00" calcext:value-type="date">
            <text:p>09/05/12 19:55</text:p>
          </table:table-cell>
          <table:table-cell office:value-type="date" office:date-value="2012-05-09T19:58:00" calcext:value-type="date">
            <text:p>09/05/12 19:5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20:45:00" calcext:value-type="date">
            <text:p>09/05/12 20:45</text:p>
          </table:table-cell>
          <table:table-cell office:value-type="date" office:date-value="2012-05-09T20:52:00" calcext:value-type="date">
            <text:p>09/05/12 20:52</text:p>
          </table:table-cell>
          <table:table-cell office:value-type="date" office:date-value="2012-05-09T20:55:00" calcext:value-type="date">
            <text:p>09/05/12 20:55</text:p>
          </table:table-cell>
          <table:table-cell office:value-type="string" calcext:value-type="string">
            <text:p>C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21:01:00" calcext:value-type="date">
            <text:p>09/05/12 21:01</text:p>
          </table:table-cell>
          <table:table-cell office:value-type="date" office:date-value="2012-05-09T21:05:00" calcext:value-type="date">
            <text:p>09/05/12 21:05</text:p>
          </table:table-cell>
          <table:table-cell office:value-type="date" office:date-value="2012-05-09T21:09:00" calcext:value-type="date">
            <text:p>09/05/12 21:09</text:p>
          </table:table-cell>
          <table:table-cell office:value-type="string" calcext:value-type="string">
            <text:p>M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09T22:28:00" calcext:value-type="date">
            <text:p>09/05/12 22:28</text:p>
          </table:table-cell>
          <table:table-cell office:value-type="date" office:date-value="2012-05-09T22:32:00" calcext:value-type="date">
            <text:p>09/05/12 22:32</text:p>
          </table:table-cell>
          <table:table-cell office:value-type="date" office:date-value="2012-05-09T22:36:00" calcext:value-type="date">
            <text:p>09/05/12 22:3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22:43:00" calcext:value-type="date">
            <text:p>09/05/12 22:43</text:p>
          </table:table-cell>
          <table:table-cell office:value-type="date" office:date-value="2012-05-09T22:46:00" calcext:value-type="date">
            <text:p>09/05/12 22:46</text:p>
          </table:table-cell>
          <table:table-cell office:value-type="date" office:date-value="2012-05-09T22:49:00" calcext:value-type="date">
            <text:p>09/05/12 22:49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09T22:58:00" calcext:value-type="date">
            <text:p>09/05/12 22:58</text:p>
          </table:table-cell>
          <table:table-cell office:value-type="date" office:date-value="2012-05-09T23:01:00" calcext:value-type="date">
            <text:p>09/05/12 23:01</text:p>
          </table:table-cell>
          <table:table-cell office:value-type="date" office:date-value="2012-05-09T23:04:00" calcext:value-type="date">
            <text:p>09/05/12 23:0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09T00:12:00" calcext:value-type="date">
            <text:p>09/11/12 00:12</text:p>
          </table:table-cell>
          <table:table-cell office:value-type="date" office:date-value="2012-11-09T01:51:00" calcext:value-type="date">
            <text:p>09/11/12 01:51</text:p>
          </table:table-cell>
          <table:table-cell office:value-type="date" office:date-value="2012-11-09T02:41:00" calcext:value-type="date">
            <text:p>09/11/12 02:4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4" calcext:value-type="float">
            <text:p>11604</text:p>
          </table:table-cell>
        </table:table-row>
        <table:table-row table:style-name="ro1">
          <table:table-cell office:value-type="date" office:date-value="2012-11-09T10:41:00" calcext:value-type="date">
            <text:p>09/11/12 10:41</text:p>
          </table:table-cell>
          <table:table-cell office:value-type="date" office:date-value="2012-11-09T10:54:00" calcext:value-type="date">
            <text:p>09/11/12 10:54</text:p>
          </table:table-cell>
          <table:table-cell office:value-type="date" office:date-value="2012-11-09T11:01:00" calcext:value-type="date">
            <text:p>09/11/12 11:01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09T18:02:00" calcext:value-type="date">
            <text:p>09/11/12 18:02</text:p>
          </table:table-cell>
          <table:table-cell office:value-type="date" office:date-value="2012-11-09T18:18:00" calcext:value-type="date">
            <text:p>09/11/12 18:18</text:p>
          </table:table-cell>
          <table:table-cell office:value-type="date" office:date-value="2012-11-09T18:27:00" calcext:value-type="date">
            <text:p>09/11/12 18:27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09T23:15:00" calcext:value-type="date">
            <text:p>09/11/12 23:15</text:p>
          </table:table-cell>
          <table:table-cell office:value-type="date" office:date-value="2012-11-09T23:53:00" calcext:value-type="date">
            <text:p>09/11/12 23:53</text:p>
          </table:table-cell>
          <table:table-cell office:value-type="date" office:date-value="2012-11-10T00:16:00" calcext:value-type="date">
            <text:p>10/11/12 00:16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0-08T23:56:00" calcext:value-type="date">
            <text:p>08/10/12 23:56</text:p>
          </table:table-cell>
          <table:table-cell office:value-type="date" office:date-value="2012-10-09T01:06:00" calcext:value-type="date">
            <text:p>09/10/12 01:06</text:p>
          </table:table-cell>
          <table:table-cell office:value-type="date" office:date-value="2012-10-09T02:01:00" calcext:value-type="date">
            <text:p>09/10/12 02:01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09T03:25:00" calcext:value-type="date">
            <text:p>09/10/12 03:25</text:p>
          </table:table-cell>
          <table:table-cell office:value-type="date" office:date-value="2012-10-09T03:35:00" calcext:value-type="date">
            <text:p>09/10/12 03:35</text:p>
          </table:table-cell>
          <table:table-cell office:value-type="date" office:date-value="2012-10-09T03:47:00" calcext:value-type="date">
            <text:p>09/10/12 03:4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8W63</text:p>
          </table:table-cell>
          <table:table-cell/>
        </table:table-row>
        <table:table-row table:style-name="ro1">
          <table:table-cell office:value-type="date" office:date-value="2012-10-09T04:17:00" calcext:value-type="date">
            <text:p>09/10/12 04:17</text:p>
          </table:table-cell>
          <table:table-cell office:value-type="date" office:date-value="2012-10-09T04:23:00" calcext:value-type="date">
            <text:p>09/10/12 04:23</text:p>
          </table:table-cell>
          <table:table-cell office:value-type="date" office:date-value="2012-10-09T04:33:00" calcext:value-type="date">
            <text:p>09/10/12 04:3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8W64</text:p>
          </table:table-cell>
          <table:table-cell/>
        </table:table-row>
        <table:table-row table:style-name="ro1">
          <table:table-cell office:value-type="date" office:date-value="2012-10-09T06:13:00" calcext:value-type="date">
            <text:p>09/10/12 06:13</text:p>
          </table:table-cell>
          <table:table-cell office:value-type="date" office:date-value="2012-10-09T06:37:00" calcext:value-type="date">
            <text:p>09/10/12 06:37</text:p>
          </table:table-cell>
          <table:table-cell office:value-type="date" office:date-value="2012-10-09T06:48:00" calcext:value-type="date">
            <text:p>09/10/12 06:4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48</text:p>
          </table:table-cell>
          <table:table-cell/>
        </table:table-row>
        <table:table-row table:style-name="ro1">
          <table:table-cell office:value-type="date" office:date-value="2012-10-09T08:45:00" calcext:value-type="date">
            <text:p>09/10/12 08:45</text:p>
          </table:table-cell>
          <table:table-cell office:value-type="date" office:date-value="2012-10-09T08:51:00" calcext:value-type="date">
            <text:p>09/10/12 08:51</text:p>
          </table:table-cell>
          <table:table-cell office:value-type="date" office:date-value="2012-10-09T09:03:00" calcext:value-type="date">
            <text:p>09/10/12 09:0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11:34:00" calcext:value-type="date">
            <text:p>09/10/12 11:34</text:p>
          </table:table-cell>
          <table:table-cell office:value-type="date" office:date-value="2012-10-09T11:51:00" calcext:value-type="date">
            <text:p>09/10/12 11:51</text:p>
          </table:table-cell>
          <table:table-cell office:value-type="date" office:date-value="2012-10-09T12:07:00" calcext:value-type="date">
            <text:p>09/10/12 12:0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14:48:00" calcext:value-type="date">
            <text:p>09/10/12 14:48</text:p>
          </table:table-cell>
          <table:table-cell office:value-type="date" office:date-value="2012-10-09T15:01:00" calcext:value-type="date">
            <text:p>09/10/12 15:01</text:p>
          </table:table-cell>
          <table:table-cell office:value-type="date" office:date-value="2012-10-09T15:11:00" calcext:value-type="date">
            <text:p>09/10/12 15:11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15:17:00" calcext:value-type="date">
            <text:p>09/10/12 15:17</text:p>
          </table:table-cell>
          <table:table-cell office:value-type="date" office:date-value="2012-10-09T15:25:00" calcext:value-type="date">
            <text:p>09/10/12 15:25</text:p>
          </table:table-cell>
          <table:table-cell office:value-type="date" office:date-value="2012-10-09T15:33:00" calcext:value-type="date">
            <text:p>09/10/12 15:33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20:43:00" calcext:value-type="date">
            <text:p>09/10/12 20:43</text:p>
          </table:table-cell>
          <table:table-cell office:value-type="date" office:date-value="2012-10-09T20:50:00" calcext:value-type="date">
            <text:p>09/10/12 20:50</text:p>
          </table:table-cell>
          <table:table-cell office:value-type="date" office:date-value="2012-10-09T20:55:00" calcext:value-type="date">
            <text:p>09/10/12 20:55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21:32:00" calcext:value-type="date">
            <text:p>09/10/12 21:32</text:p>
          </table:table-cell>
          <table:table-cell office:value-type="date" office:date-value="2012-10-09T21:51:00" calcext:value-type="date">
            <text:p>09/10/12 21:51</text:p>
          </table:table-cell>
          <table:table-cell office:value-type="date" office:date-value="2012-10-09T22:03:00" calcext:value-type="date">
            <text:p>09/10/12 22:03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22:14:00" calcext:value-type="date">
            <text:p>09/10/12 22:14</text:p>
          </table:table-cell>
          <table:table-cell office:value-type="date" office:date-value="2012-10-09T22:19:00" calcext:value-type="date">
            <text:p>09/10/12 22:19</text:p>
          </table:table-cell>
          <table:table-cell office:value-type="date" office:date-value="2012-10-09T22:29:00" calcext:value-type="date">
            <text:p>09/10/12 22:29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09T23:22:00" calcext:value-type="date">
            <text:p>09/10/12 23:22</text:p>
          </table:table-cell>
          <table:table-cell office:value-type="date" office:date-value="2012-10-09T23:31:00" calcext:value-type="date">
            <text:p>09/10/12 23:31</text:p>
          </table:table-cell>
          <table:table-cell office:value-type="date" office:date-value="2012-10-09T23:35:00" calcext:value-type="date">
            <text:p>09/10/12 23:35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09T06:52:00" calcext:value-type="date">
            <text:p>09/09/12 06:52</text:p>
          </table:table-cell>
          <table:table-cell office:value-type="date" office:date-value="2012-09-09T07:00:00" calcext:value-type="date">
            <text:p>09/09/12 07:00</text:p>
          </table:table-cell>
          <table:table-cell office:value-type="date" office:date-value="2012-09-09T07:08:00" calcext:value-type="date">
            <text:p>09/09/12 07:08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47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9T14:51:00" calcext:value-type="date">
            <text:p>09/09/12 14:51</text:p>
          </table:table-cell>
          <table:table-cell office:value-type="date" office:date-value="2012-09-09T14:58:00" calcext:value-type="date">
            <text:p>09/09/12 14:58</text:p>
          </table:table-cell>
          <table:table-cell office:value-type="date" office:date-value="2012-09-09T15:05:00" calcext:value-type="date">
            <text:p>09/09/12 15:0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1W20</text:p>
          </table:table-cell>
          <table:table-cell office:value-type="float" office:value="11568" calcext:value-type="float">
            <text:p>11568</text:p>
          </table:table-cell>
        </table:table-row>
        <table:table-row table:style-name="ro1">
          <table:table-cell office:value-type="date" office:date-value="2012-09-09T19:14:00" calcext:value-type="date">
            <text:p>09/09/12 19:14</text:p>
          </table:table-cell>
          <table:table-cell office:value-type="date" office:date-value="2012-09-09T19:20:00" calcext:value-type="date">
            <text:p>09/09/12 19:20</text:p>
          </table:table-cell>
          <table:table-cell office:value-type="date" office:date-value="2012-09-09T19:28:00" calcext:value-type="date">
            <text:p>09/09/12 19:28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9T21:24:00" calcext:value-type="date">
            <text:p>09/09/12 21:24</text:p>
          </table:table-cell>
          <table:table-cell office:value-type="date" office:date-value="2012-09-09T21:28:00" calcext:value-type="date">
            <text:p>09/09/12 21:28</text:p>
          </table:table-cell>
          <table:table-cell office:value-type="date" office:date-value="2012-09-09T21:34:00" calcext:value-type="date">
            <text:p>09/09/12 21:34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09T21:50:00" calcext:value-type="date">
            <text:p>09/09/12 21:50</text:p>
          </table:table-cell>
          <table:table-cell office:value-type="date" office:date-value="2012-09-09T22:36:00" calcext:value-type="date">
            <text:p>09/09/12 22:36</text:p>
          </table:table-cell>
          <table:table-cell office:value-type="date" office:date-value="2012-09-09T22:56:00" calcext:value-type="date">
            <text:p>09/09/12 22:56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52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10T03:44:00" calcext:value-type="date">
            <text:p>10/04/12 03:44</text:p>
          </table:table-cell>
          <table:table-cell office:value-type="date" office:date-value="2012-04-10T03:49:00" calcext:value-type="date">
            <text:p>10/04/12 03:49</text:p>
          </table:table-cell>
          <table:table-cell office:value-type="date" office:date-value="2012-04-10T03:54:00" calcext:value-type="date">
            <text:p>10/04/12 03:54</text:p>
          </table:table-cell>
          <table:table-cell office:value-type="string" calcext:value-type="string">
            <text:p>B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0T11:19:00" calcext:value-type="date">
            <text:p>10/04/12 11:19</text:p>
          </table:table-cell>
          <table:table-cell office:value-type="date" office:date-value="2012-04-10T11:22:00" calcext:value-type="date">
            <text:p>10/04/12 11:22</text:p>
          </table:table-cell>
          <table:table-cell office:value-type="date" office:date-value="2012-04-10T11:24:00" calcext:value-type="date">
            <text:p>10/04/12 11:24</text:p>
          </table:table-cell>
          <table:table-cell office:value-type="string" calcext:value-type="string">
            <text:p>B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0T11:33:00" calcext:value-type="date">
            <text:p>10/04/12 11:33</text:p>
          </table:table-cell>
          <table:table-cell office:value-type="date" office:date-value="2012-04-10T11:37:00" calcext:value-type="date">
            <text:p>10/04/12 11:37</text:p>
          </table:table-cell>
          <table:table-cell office:value-type="date" office:date-value="2012-04-10T11:40:00" calcext:value-type="date">
            <text:p>10/04/12 11:40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0T04:07:00" calcext:value-type="date">
            <text:p>10/08/12 04:07</text:p>
          </table:table-cell>
          <table:table-cell office:value-type="date" office:date-value="2012-08-10T04:16:00" calcext:value-type="date">
            <text:p>10/08/12 04:16</text:p>
          </table:table-cell>
          <table:table-cell office:value-type="date" office:date-value="2012-08-10T04:45:00" calcext:value-type="date">
            <text:p>10/08/12 04:45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36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0T04:58:00" calcext:value-type="date">
            <text:p>10/08/12 04:58</text:p>
          </table:table-cell>
          <table:table-cell office:value-type="date" office:date-value="2012-08-10T05:02:00" calcext:value-type="date">
            <text:p>10/08/12 05:02</text:p>
          </table:table-cell>
          <table:table-cell office:value-type="date" office:date-value="2012-08-10T05:05:00" calcext:value-type="date">
            <text:p>10/08/12 05:05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0T06:35:00" calcext:value-type="date">
            <text:p>10/08/12 06:35</text:p>
          </table:table-cell>
          <table:table-cell office:value-type="date" office:date-value="2012-08-10T06:40:00" calcext:value-type="date">
            <text:p>10/08/12 06:40</text:p>
          </table:table-cell>
          <table:table-cell office:value-type="date" office:date-value="2012-08-10T06:54:00" calcext:value-type="date">
            <text:p>10/08/12 06:54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36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0T15:44:00" calcext:value-type="date">
            <text:p>10/08/12 15:44</text:p>
          </table:table-cell>
          <table:table-cell office:value-type="date" office:date-value="2012-08-10T15:47:00" calcext:value-type="date">
            <text:p>10/08/12 15:47</text:p>
          </table:table-cell>
          <table:table-cell office:value-type="date" office:date-value="2012-08-10T15:50:00" calcext:value-type="date">
            <text:p>10/08/12 15:50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39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0T17:32:00" calcext:value-type="date">
            <text:p>10/08/12 17:32</text:p>
          </table:table-cell>
          <table:table-cell office:value-type="date" office:date-value="2012-08-10T17:40:00" calcext:value-type="date">
            <text:p>10/08/12 17:40</text:p>
          </table:table-cell>
          <table:table-cell office:value-type="date" office:date-value="2012-08-10T17:46:00" calcext:value-type="date">
            <text:p>10/08/12 17:46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W12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08-10T18:38:00" calcext:value-type="date">
            <text:p>10/08/12 18:38</text:p>
          </table:table-cell>
          <table:table-cell office:value-type="date" office:date-value="2012-08-10T19:13:00" calcext:value-type="date">
            <text:p>10/08/12 19:13</text:p>
          </table:table-cell>
          <table:table-cell office:value-type="date" office:date-value="2012-08-10T20:04:00" calcext:value-type="date">
            <text:p>10/08/12 20:0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27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10T00:44:00" calcext:value-type="date">
            <text:p>10/12/12 00:44</text:p>
          </table:table-cell>
          <table:table-cell office:value-type="date" office:date-value="2012-12-10T00:52:00" calcext:value-type="date">
            <text:p>10/12/12 00:52</text:p>
          </table:table-cell>
          <table:table-cell office:value-type="date" office:date-value="2012-12-10T00:56:00" calcext:value-type="date">
            <text:p>10/12/12 00:56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02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0T03:32:00" calcext:value-type="date">
            <text:p>10/12/12 03:32</text:p>
          </table:table-cell>
          <table:table-cell office:value-type="date" office:date-value="2012-12-10T03:38:00" calcext:value-type="date">
            <text:p>10/12/12 03:38</text:p>
          </table:table-cell>
          <table:table-cell office:value-type="date" office:date-value="2012-12-10T03:42:00" calcext:value-type="date">
            <text:p>10/12/12 03:42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00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0T05:49:00" calcext:value-type="date">
            <text:p>10/12/12 05:49</text:p>
          </table:table-cell>
          <table:table-cell office:value-type="date" office:date-value="2012-12-10T05:58:00" calcext:value-type="date">
            <text:p>10/12/12 05:58</text:p>
          </table:table-cell>
          <table:table-cell office:value-type="date" office:date-value="2012-12-10T06:01:00" calcext:value-type="date">
            <text:p>10/12/12 06:01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0T09:31:00" calcext:value-type="date">
            <text:p>10/12/12 09:31</text:p>
          </table:table-cell>
          <table:table-cell office:value-type="date" office:date-value="2012-12-10T09:35:00" calcext:value-type="date">
            <text:p>10/12/12 09:35</text:p>
          </table:table-cell>
          <table:table-cell office:value-type="date" office:date-value="2012-12-10T09:38:00" calcext:value-type="date">
            <text:p>10/12/12 09:38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02-10T00:06:00" calcext:value-type="date">
            <text:p>10/02/12 00:06</text:p>
          </table:table-cell>
          <table:table-cell office:value-type="date" office:date-value="2012-02-10T00:27:00" calcext:value-type="date">
            <text:p>10/02/12 00:27</text:p>
          </table:table-cell>
          <table:table-cell office:value-type="date" office:date-value="2012-02-10T00:47:00" calcext:value-type="date">
            <text:p>10/02/12 00:47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25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0T04:34:00" calcext:value-type="date">
            <text:p>10/02/12 04:34</text:p>
          </table:table-cell>
          <table:table-cell office:value-type="date" office:date-value="2012-02-10T04:35:00" calcext:value-type="date">
            <text:p>10/02/12 04:35</text:p>
          </table:table-cell>
          <table:table-cell office:value-type="date" office:date-value="2012-02-10T04:37:00" calcext:value-type="date">
            <text:p>10/02/12 04:37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0T08:10:00" calcext:value-type="date">
            <text:p>10/02/12 08:10</text:p>
          </table:table-cell>
          <table:table-cell office:value-type="date" office:date-value="2012-02-10T08:13:00" calcext:value-type="date">
            <text:p>10/02/12 08:13</text:p>
          </table:table-cell>
          <table:table-cell office:value-type="date" office:date-value="2012-02-10T08:15:00" calcext:value-type="date">
            <text:p>10/02/12 08:15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0T12:05:00" calcext:value-type="date">
            <text:p>10/02/12 12:05</text:p>
          </table:table-cell>
          <table:table-cell office:value-type="date" office:date-value="2012-02-10T12:12:00" calcext:value-type="date">
            <text:p>10/02/12 12:12</text:p>
          </table:table-cell>
          <table:table-cell office:value-type="date" office:date-value="2012-02-10T12:19:00" calcext:value-type="date">
            <text:p>10/02/12 12:1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date" office:date-value="2012-02-10T15:20:00" calcext:value-type="date">
            <text:p>10/02/12 15:20</text:p>
          </table:table-cell>
          <table:table-cell office:value-type="date" office:date-value="2012-02-10T15:36:00" calcext:value-type="date">
            <text:p>10/02/12 15:36</text:p>
          </table:table-cell>
          <table:table-cell office:value-type="date" office:date-value="2012-02-10T16:00:00" calcext:value-type="date">
            <text:p>10/02/12 16:0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date" office:date-value="2012-02-10T18:27:00" calcext:value-type="date">
            <text:p>10/02/12 18:27</text:p>
          </table:table-cell>
          <table:table-cell office:value-type="date" office:date-value="2012-02-10T18:31:00" calcext:value-type="date">
            <text:p>10/02/12 18:31</text:p>
          </table:table-cell>
          <table:table-cell office:value-type="date" office:date-value="2012-02-10T18:33:00" calcext:value-type="date">
            <text:p>10/02/12 18:33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15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0T20:55:00" calcext:value-type="date">
            <text:p>10/02/12 20:55</text:p>
          </table:table-cell>
          <table:table-cell office:value-type="date" office:date-value="2012-02-10T21:04:00" calcext:value-type="date">
            <text:p>10/02/12 21:04</text:p>
          </table:table-cell>
          <table:table-cell office:value-type="date" office:date-value="2012-02-10T21:19:00" calcext:value-type="date">
            <text:p>10/02/12 21:19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0T23:21:00" calcext:value-type="date">
            <text:p>10/02/12 23:21</text:p>
          </table:table-cell>
          <table:table-cell office:value-type="date" office:date-value="2012-02-10T23:26:00" calcext:value-type="date">
            <text:p>10/02/12 23:26</text:p>
          </table:table-cell>
          <table:table-cell office:value-type="date" office:date-value="2012-02-10T23:30:00" calcext:value-type="date">
            <text:p>10/02/12 23:30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12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0T23:48:00" calcext:value-type="date">
            <text:p>10/02/12 23:48</text:p>
          </table:table-cell>
          <table:table-cell office:value-type="date" office:date-value="2012-02-10T23:52:00" calcext:value-type="date">
            <text:p>10/02/12 23:52</text:p>
          </table:table-cell>
          <table:table-cell office:value-type="date" office:date-value="2012-02-10T23:54:00" calcext:value-type="date">
            <text:p>10/02/12 23:54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12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1-10T01:49:00" calcext:value-type="date">
            <text:p>10/01/12 01:49</text:p>
          </table:table-cell>
          <table:table-cell office:value-type="date" office:date-value="2012-01-10T01:53:00" calcext:value-type="date">
            <text:p>10/01/12 01:53</text:p>
          </table:table-cell>
          <table:table-cell office:value-type="date" office:date-value="2012-01-10T01:56:00" calcext:value-type="date">
            <text:p>10/01/12 01:5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57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0T04:14:00" calcext:value-type="date">
            <text:p>10/01/12 04:14</text:p>
          </table:table-cell>
          <table:table-cell office:value-type="date" office:date-value="2012-01-10T04:18:00" calcext:value-type="date">
            <text:p>10/01/12 04:18</text:p>
          </table:table-cell>
          <table:table-cell office:value-type="date" office:date-value="2012-01-10T04:24:00" calcext:value-type="date">
            <text:p>10/01/12 04:24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10T22:34:00" calcext:value-type="date">
            <text:p>10/01/12 22:34</text:p>
          </table:table-cell>
          <table:table-cell office:value-type="date" office:date-value="2012-01-10T23:01:00" calcext:value-type="date">
            <text:p>10/01/12 23:01</text:p>
          </table:table-cell>
          <table:table-cell office:value-type="date" office:date-value="2012-01-10T23:12:00" calcext:value-type="date">
            <text:p>10/01/12 23:12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21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7-10T03:37:00" calcext:value-type="date">
            <text:p>10/07/12 03:37</text:p>
          </table:table-cell>
          <table:table-cell office:value-type="date" office:date-value="2012-07-10T03:43:00" calcext:value-type="date">
            <text:p>10/07/12 03:43</text:p>
          </table:table-cell>
          <table:table-cell office:value-type="date" office:date-value="2012-07-10T03:48:00" calcext:value-type="date">
            <text:p>10/07/12 03:48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34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04:31:00" calcext:value-type="date">
            <text:p>10/07/12 04:31</text:p>
          </table:table-cell>
          <table:table-cell office:value-type="date" office:date-value="2012-07-10T04:39:00" calcext:value-type="date">
            <text:p>10/07/12 04:39</text:p>
          </table:table-cell>
          <table:table-cell office:value-type="date" office:date-value="2012-07-10T04:45:00" calcext:value-type="date">
            <text:p>10/07/12 04:45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0T04:58:00" calcext:value-type="date">
            <text:p>10/07/12 04:58</text:p>
          </table:table-cell>
          <table:table-cell office:value-type="date" office:date-value="2012-07-10T05:14:00" calcext:value-type="date">
            <text:p>10/07/12 05:14</text:p>
          </table:table-cell>
          <table:table-cell office:value-type="date" office:date-value="2012-07-10T05:31:00" calcext:value-type="date">
            <text:p>10/07/12 05:31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06:05:00" calcext:value-type="date">
            <text:p>10/07/12 06:05</text:p>
          </table:table-cell>
          <table:table-cell office:value-type="date" office:date-value="2012-07-10T06:27:00" calcext:value-type="date">
            <text:p>10/07/12 06:27</text:p>
          </table:table-cell>
          <table:table-cell office:value-type="date" office:date-value="2012-07-10T06:47:00" calcext:value-type="date">
            <text:p>10/07/12 06:47</text:p>
          </table:table-cell>
          <table:table-cell office:value-type="string" calcext:value-type="string">
            <text:p>M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3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08:16:00" calcext:value-type="date">
            <text:p>10/07/12 08:16</text:p>
          </table:table-cell>
          <table:table-cell office:value-type="date" office:date-value="2012-07-10T08:34:00" calcext:value-type="date">
            <text:p>10/07/12 08:34</text:p>
          </table:table-cell>
          <table:table-cell office:value-type="date" office:date-value="2012-07-10T08:38:00" calcext:value-type="date">
            <text:p>10/07/12 08:38</text:p>
          </table:table-cell>
          <table:table-cell office:value-type="string" calcext:value-type="string">
            <text:p>C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07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10T09:00:00" calcext:value-type="date">
            <text:p>10/07/12 09:00</text:p>
          </table:table-cell>
          <table:table-cell office:value-type="date" office:date-value="2012-07-10T09:04:00" calcext:value-type="date">
            <text:p>10/07/12 09:04</text:p>
          </table:table-cell>
          <table:table-cell office:value-type="date" office:date-value="2012-07-10T09:08:00" calcext:value-type="date">
            <text:p>10/07/12 09:08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16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0T12:08:00" calcext:value-type="date">
            <text:p>10/07/12 12:08</text:p>
          </table:table-cell>
          <table:table-cell office:value-type="date" office:date-value="2012-07-10T12:24:00" calcext:value-type="date">
            <text:p>10/07/12 12:24</text:p>
          </table:table-cell>
          <table:table-cell office:value-type="date" office:date-value="2012-07-10T12:31:00" calcext:value-type="date">
            <text:p>10/07/12 12:31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12:37:00" calcext:value-type="date">
            <text:p>10/07/12 12:37</text:p>
          </table:table-cell>
          <table:table-cell office:value-type="date" office:date-value="2012-07-10T12:44:00" calcext:value-type="date">
            <text:p>10/07/12 12:44</text:p>
          </table:table-cell>
          <table:table-cell office:value-type="date" office:date-value="2012-07-10T12:49:00" calcext:value-type="date">
            <text:p>10/07/12 12:49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13:39:00" calcext:value-type="date">
            <text:p>10/07/12 13:39</text:p>
          </table:table-cell>
          <table:table-cell office:value-type="date" office:date-value="2012-07-10T13:45:00" calcext:value-type="date">
            <text:p>10/07/12 13:45</text:p>
          </table:table-cell>
          <table:table-cell office:value-type="date" office:date-value="2012-07-10T13:49:00" calcext:value-type="date">
            <text:p>10/07/12 13:49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17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0T15:27:00" calcext:value-type="date">
            <text:p>10/07/12 15:27</text:p>
          </table:table-cell>
          <table:table-cell office:value-type="date" office:date-value="2012-07-10T15:45:00" calcext:value-type="date">
            <text:p>10/07/12 15:45</text:p>
          </table:table-cell>
          <table:table-cell office:value-type="date" office:date-value="2012-07-10T15:50:00" calcext:value-type="date">
            <text:p>10/07/12 15:50</text:p>
          </table:table-cell>
          <table:table-cell office:value-type="string" calcext:value-type="string">
            <text:p>C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0T20:07:00" calcext:value-type="date">
            <text:p>10/07/12 20:07</text:p>
          </table:table-cell>
          <table:table-cell office:value-type="date" office:date-value="2012-07-10T20:14:00" calcext:value-type="date">
            <text:p>10/07/12 20:14</text:p>
          </table:table-cell>
          <table:table-cell office:value-type="date" office:date-value="2012-07-10T20:16:00" calcext:value-type="date">
            <text:p>10/07/12 20:16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0T00:19:00" calcext:value-type="date">
            <text:p>10/06/12 00:19</text:p>
          </table:table-cell>
          <table:table-cell office:value-type="date" office:date-value="2012-06-10T00:26:00" calcext:value-type="date">
            <text:p>10/06/12 00:26</text:p>
          </table:table-cell>
          <table:table-cell office:value-type="date" office:date-value="2012-06-10T00:32:00" calcext:value-type="date">
            <text:p>10/06/12 00:32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0T01:27:00" calcext:value-type="date">
            <text:p>10/06/12 01:27</text:p>
          </table:table-cell>
          <table:table-cell office:value-type="date" office:date-value="2012-06-10T02:08:00" calcext:value-type="date">
            <text:p>10/06/12 02:08</text:p>
          </table:table-cell>
          <table:table-cell office:value-type="date" office:date-value="2012-06-10T02:20:00" calcext:value-type="date">
            <text:p>10/06/12 02:2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0T04:39:00" calcext:value-type="date">
            <text:p>10/06/12 04:39</text:p>
          </table:table-cell>
          <table:table-cell office:value-type="date" office:date-value="2012-06-10T04:51:00" calcext:value-type="date">
            <text:p>10/06/12 04:51</text:p>
          </table:table-cell>
          <table:table-cell office:value-type="date" office:date-value="2012-06-10T04:59:00" calcext:value-type="date">
            <text:p>10/06/12 04:5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0T06:39:00" calcext:value-type="date">
            <text:p>10/06/12 06:39</text:p>
          </table:table-cell>
          <table:table-cell office:value-type="date" office:date-value="2012-06-10T06:45:00" calcext:value-type="date">
            <text:p>10/06/12 06:45</text:p>
          </table:table-cell>
          <table:table-cell office:value-type="date" office:date-value="2012-06-10T06:50:00" calcext:value-type="date">
            <text:p>10/06/12 06:50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0T18:10:00" calcext:value-type="date">
            <text:p>10/06/12 18:10</text:p>
          </table:table-cell>
          <table:table-cell office:value-type="date" office:date-value="2012-06-10T18:15:00" calcext:value-type="date">
            <text:p>10/06/12 18:15</text:p>
          </table:table-cell>
          <table:table-cell office:value-type="date" office:date-value="2012-06-10T18:21:00" calcext:value-type="date">
            <text:p>10/06/12 18:2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59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0T19:42:00" calcext:value-type="date">
            <text:p>10/06/12 19:42</text:p>
          </table:table-cell>
          <table:table-cell office:value-type="date" office:date-value="2012-06-10T19:51:00" calcext:value-type="date">
            <text:p>10/06/12 19:51</text:p>
          </table:table-cell>
          <table:table-cell office:value-type="date" office:date-value="2012-06-10T19:58:00" calcext:value-type="date">
            <text:p>10/06/12 19:58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59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0T23:16:00" calcext:value-type="date">
            <text:p>10/06/12 23:16</text:p>
          </table:table-cell>
          <table:table-cell office:value-type="date" office:date-value="2012-06-10T23:21:00" calcext:value-type="date">
            <text:p>10/06/12 23:21</text:p>
          </table:table-cell>
          <table:table-cell office:value-type="date" office:date-value="2012-06-10T23:25:00" calcext:value-type="date">
            <text:p>10/06/12 23:2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56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10T00:19:00" calcext:value-type="date">
            <text:p>10/03/12 00:19</text:p>
          </table:table-cell>
          <table:table-cell office:value-type="date" office:date-value="2012-03-10T01:19:00" calcext:value-type="date">
            <text:p>10/03/12 01:19</text:p>
          </table:table-cell>
          <table:table-cell office:value-type="date" office:date-value="2012-03-10T01:45:00" calcext:value-type="date">
            <text:p>10/03/12 01:45</text:p>
          </table:table-cell>
          <table:table-cell office:value-type="string" calcext:value-type="string">
            <text:p>C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0T02:33:00" calcext:value-type="date">
            <text:p>10/03/12 02:33</text:p>
          </table:table-cell>
          <table:table-cell office:value-type="date" office:date-value="2012-03-10T02:39:00" calcext:value-type="date">
            <text:p>10/03/12 02:39</text:p>
          </table:table-cell>
          <table:table-cell office:value-type="date" office:date-value="2012-03-10T02:45:00" calcext:value-type="date">
            <text:p>10/03/12 02:45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0T04:43:00" calcext:value-type="date">
            <text:p>10/03/12 04:43</text:p>
          </table:table-cell>
          <table:table-cell office:value-type="date" office:date-value="2012-03-10T04:46:00" calcext:value-type="date">
            <text:p>10/03/12 04:46</text:p>
          </table:table-cell>
          <table:table-cell office:value-type="date" office:date-value="2012-03-10T04:50:00" calcext:value-type="date">
            <text:p>10/03/12 04:5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0T05:50:00" calcext:value-type="date">
            <text:p>10/03/12 05:50</text:p>
          </table:table-cell>
          <table:table-cell office:value-type="date" office:date-value="2012-03-10T05:55:00" calcext:value-type="date">
            <text:p>10/03/12 05:55</text:p>
          </table:table-cell>
          <table:table-cell office:value-type="date" office:date-value="2012-03-10T06:01:00" calcext:value-type="date">
            <text:p>10/03/12 06:01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0T06:53:00" calcext:value-type="date">
            <text:p>10/03/12 06:53</text:p>
          </table:table-cell>
          <table:table-cell office:value-type="date" office:date-value="2012-03-10T07:02:00" calcext:value-type="date">
            <text:p>10/03/12 07:02</text:p>
          </table:table-cell>
          <table:table-cell office:value-type="date" office:date-value="2012-03-10T07:06:00" calcext:value-type="date">
            <text:p>10/03/12 07:0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32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date" office:date-value="2012-03-10T07:31:00" calcext:value-type="date">
            <text:p>10/03/12 07:31</text:p>
          </table:table-cell>
          <table:table-cell office:value-type="date" office:date-value="2012-03-10T07:46:00" calcext:value-type="date">
            <text:p>10/03/12 07:46</text:p>
          </table:table-cell>
          <table:table-cell office:value-type="date" office:date-value="2012-03-10T08:01:00" calcext:value-type="date">
            <text:p>10/03/12 08:01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20</text:p>
          </table:table-cell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0T08:02:00" calcext:value-type="date">
            <text:p>10/03/12 08:02</text:p>
          </table:table-cell>
          <table:table-cell office:value-type="date" office:date-value="2012-03-10T08:05:00" calcext:value-type="date">
            <text:p>10/03/12 08:05</text:p>
          </table:table-cell>
          <table:table-cell office:value-type="date" office:date-value="2012-03-10T08:09:00" calcext:value-type="date">
            <text:p>10/03/12 08:0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0T13:22:00" calcext:value-type="date">
            <text:p>10/03/12 13:22</text:p>
          </table:table-cell>
          <table:table-cell office:value-type="date" office:date-value="2012-03-10T13:26:00" calcext:value-type="date">
            <text:p>10/03/12 13:26</text:p>
          </table:table-cell>
          <table:table-cell office:value-type="date" office:date-value="2012-03-10T13:29:00" calcext:value-type="date">
            <text:p>10/03/12 13:2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0T14:43:00" calcext:value-type="date">
            <text:p>10/03/12 14:43</text:p>
          </table:table-cell>
          <table:table-cell office:value-type="date" office:date-value="2012-03-10T15:52:00" calcext:value-type="date">
            <text:p>10/03/12 15:52</text:p>
          </table:table-cell>
          <table:table-cell office:value-type="date" office:date-value="2012-03-10T16:16:00" calcext:value-type="date">
            <text:p>10/03/12 16:16</text:p>
          </table:table-cell>
          <table:table-cell office:value-type="string" calcext:value-type="string">
            <text:p>C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date" office:date-value="2012-03-10T17:15:00" calcext:value-type="date">
            <text:p>10/03/12 17:15</text:p>
          </table:table-cell>
          <table:table-cell office:value-type="date" office:date-value="2012-03-10T17:44:00" calcext:value-type="date">
            <text:p>10/03/12 17:44</text:p>
          </table:table-cell>
          <table:table-cell office:value-type="date" office:date-value="2012-03-10T18:30:00" calcext:value-type="date">
            <text:p>10/03/12 18:30</text:p>
          </table:table-cell>
          <table:table-cell office:value-type="string" calcext:value-type="string">
            <text:p>M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09T23:57:00" calcext:value-type="date">
            <text:p>09/05/12 23:57</text:p>
          </table:table-cell>
          <table:table-cell office:value-type="date" office:date-value="2012-05-10T00:01:00" calcext:value-type="date">
            <text:p>10/05/12 00:01</text:p>
          </table:table-cell>
          <table:table-cell office:value-type="date" office:date-value="2012-05-10T00:04:00" calcext:value-type="date">
            <text:p>10/05/12 00:04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0:10:00" calcext:value-type="date">
            <text:p>10/05/12 00:10</text:p>
          </table:table-cell>
          <table:table-cell office:value-type="date" office:date-value="2012-05-10T00:14:00" calcext:value-type="date">
            <text:p>10/05/12 00:14</text:p>
          </table:table-cell>
          <table:table-cell office:value-type="date" office:date-value="2012-05-10T00:16:00" calcext:value-type="date">
            <text:p>10/05/12 00:1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1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0:48:00" calcext:value-type="date">
            <text:p>10/05/12 00:48</text:p>
          </table:table-cell>
          <table:table-cell office:value-type="date" office:date-value="2012-05-10T00:51:00" calcext:value-type="date">
            <text:p>10/05/12 00:51</text:p>
          </table:table-cell>
          <table:table-cell office:value-type="date" office:date-value="2012-05-10T00:53:00" calcext:value-type="date">
            <text:p>10/05/12 00:53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date" office:date-value="2012-05-10T01:44:00" calcext:value-type="date">
            <text:p>10/05/12 01:44</text:p>
          </table:table-cell>
          <table:table-cell office:value-type="date" office:date-value="2012-05-10T01:48:00" calcext:value-type="date">
            <text:p>10/05/12 01:48</text:p>
          </table:table-cell>
          <table:table-cell office:value-type="date" office:date-value="2012-05-10T01:52:00" calcext:value-type="date">
            <text:p>10/05/12 01:5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19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1:57:00" calcext:value-type="date">
            <text:p>10/05/12 01:57</text:p>
          </table:table-cell>
          <table:table-cell office:value-type="date" office:date-value="2012-05-10T02:00:00" calcext:value-type="date">
            <text:p>10/05/12 02:00</text:p>
          </table:table-cell>
          <table:table-cell office:value-type="date" office:date-value="2012-05-10T02:04:00" calcext:value-type="date">
            <text:p>10/05/12 02:04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0T02:09:00" calcext:value-type="date">
            <text:p>10/05/12 02:09</text:p>
          </table:table-cell>
          <table:table-cell office:value-type="date" office:date-value="2012-05-10T02:13:00" calcext:value-type="date">
            <text:p>10/05/12 02:13</text:p>
          </table:table-cell>
          <table:table-cell office:value-type="date" office:date-value="2012-05-10T02:16:00" calcext:value-type="date">
            <text:p>10/05/12 02:1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29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4:11:00" calcext:value-type="date">
            <text:p>10/05/12 04:11</text:p>
          </table:table-cell>
          <table:table-cell office:value-type="date" office:date-value="2012-05-10T04:18:00" calcext:value-type="date">
            <text:p>10/05/12 04:18</text:p>
          </table:table-cell>
          <table:table-cell office:value-type="date" office:date-value="2012-05-10T04:23:00" calcext:value-type="date">
            <text:p>10/05/12 04:23</text:p>
          </table:table-cell>
          <table:table-cell office:value-type="string" calcext:value-type="string">
            <text:p>M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2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5:04:00" calcext:value-type="date">
            <text:p>10/05/12 05:04</text:p>
          </table:table-cell>
          <table:table-cell office:value-type="date" office:date-value="2012-05-10T05:10:00" calcext:value-type="date">
            <text:p>10/05/12 05:10</text:p>
          </table:table-cell>
          <table:table-cell office:value-type="date" office:date-value="2012-05-10T05:16:00" calcext:value-type="date">
            <text:p>10/05/12 05:16</text:p>
          </table:table-cell>
          <table:table-cell office:value-type="string" calcext:value-type="string">
            <text:p>C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17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5:17:00" calcext:value-type="date">
            <text:p>10/05/12 05:17</text:p>
          </table:table-cell>
          <table:table-cell office:value-type="date" office:date-value="2012-05-10T05:22:00" calcext:value-type="date">
            <text:p>10/05/12 05:22</text:p>
          </table:table-cell>
          <table:table-cell office:value-type="date" office:date-value="2012-05-10T05:25:00" calcext:value-type="date">
            <text:p>10/05/12 05:25</text:p>
          </table:table-cell>
          <table:table-cell office:value-type="string" calcext:value-type="string">
            <text:p>C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5:55:00" calcext:value-type="date">
            <text:p>10/05/12 05:55</text:p>
          </table:table-cell>
          <table:table-cell office:value-type="date" office:date-value="2012-05-10T06:01:00" calcext:value-type="date">
            <text:p>10/05/12 06:01</text:p>
          </table:table-cell>
          <table:table-cell office:value-type="date" office:date-value="2012-05-10T06:06:00" calcext:value-type="date">
            <text:p>10/05/12 06:06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17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6:19:00" calcext:value-type="date">
            <text:p>10/05/12 06:19</text:p>
          </table:table-cell>
          <table:table-cell office:value-type="date" office:date-value="2012-05-10T06:22:00" calcext:value-type="date">
            <text:p>10/05/12 06:22</text:p>
          </table:table-cell>
          <table:table-cell office:value-type="date" office:date-value="2012-05-10T06:29:00" calcext:value-type="date">
            <text:p>10/05/12 06:29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7:32:00" calcext:value-type="date">
            <text:p>10/05/12 07:32</text:p>
          </table:table-cell>
          <table:table-cell office:value-type="date" office:date-value="2012-05-10T07:35:00" calcext:value-type="date">
            <text:p>10/05/12 07:35</text:p>
          </table:table-cell>
          <table:table-cell office:value-type="date" office:date-value="2012-05-10T07:38:00" calcext:value-type="date">
            <text:p>10/05/12 07:3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15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08:08:00" calcext:value-type="date">
            <text:p>10/05/12 08:08</text:p>
          </table:table-cell>
          <table:table-cell office:value-type="date" office:date-value="2012-05-10T08:11:00" calcext:value-type="date">
            <text:p>10/05/12 08:11</text:p>
          </table:table-cell>
          <table:table-cell office:value-type="date" office:date-value="2012-05-10T08:14:00" calcext:value-type="date">
            <text:p>10/05/12 08:14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15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0:22:00" calcext:value-type="date">
            <text:p>10/05/12 10:22</text:p>
          </table:table-cell>
          <table:table-cell office:value-type="date" office:date-value="2012-05-10T10:35:00" calcext:value-type="date">
            <text:p>10/05/12 10:35</text:p>
          </table:table-cell>
          <table:table-cell office:value-type="date" office:date-value="2012-05-10T10:39:00" calcext:value-type="date">
            <text:p>10/05/12 10:3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1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2:10:00" calcext:value-type="date">
            <text:p>10/05/12 12:10</text:p>
          </table:table-cell>
          <table:table-cell office:value-type="date" office:date-value="2012-05-10T12:15:00" calcext:value-type="date">
            <text:p>10/05/12 12:15</text:p>
          </table:table-cell>
          <table:table-cell office:value-type="date" office:date-value="2012-05-10T12:21:00" calcext:value-type="date">
            <text:p>10/05/12 12:2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1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2:34:00" calcext:value-type="date">
            <text:p>10/05/12 12:34</text:p>
          </table:table-cell>
          <table:table-cell office:value-type="date" office:date-value="2012-05-10T12:37:00" calcext:value-type="date">
            <text:p>10/05/12 12:37</text:p>
          </table:table-cell>
          <table:table-cell office:value-type="date" office:date-value="2012-05-10T12:42:00" calcext:value-type="date">
            <text:p>10/05/12 12:42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1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3:10:00" calcext:value-type="date">
            <text:p>10/05/12 13:10</text:p>
          </table:table-cell>
          <table:table-cell office:value-type="date" office:date-value="2012-05-10T13:15:00" calcext:value-type="date">
            <text:p>10/05/12 13:15</text:p>
          </table:table-cell>
          <table:table-cell office:value-type="date" office:date-value="2012-05-10T13:26:00" calcext:value-type="date">
            <text:p>10/05/12 13:2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09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3:34:00" calcext:value-type="date">
            <text:p>10/05/12 13:34</text:p>
          </table:table-cell>
          <table:table-cell office:value-type="date" office:date-value="2012-05-10T13:40:00" calcext:value-type="date">
            <text:p>10/05/12 13:40</text:p>
          </table:table-cell>
          <table:table-cell office:value-type="date" office:date-value="2012-05-10T13:44:00" calcext:value-type="date">
            <text:p>10/05/12 13:44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3:52:00" calcext:value-type="date">
            <text:p>10/05/12 13:52</text:p>
          </table:table-cell>
          <table:table-cell office:value-type="date" office:date-value="2012-05-10T13:57:00" calcext:value-type="date">
            <text:p>10/05/12 13:57</text:p>
          </table:table-cell>
          <table:table-cell office:value-type="date" office:date-value="2012-05-10T14:01:00" calcext:value-type="date">
            <text:p>10/05/12 14:01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6:55:00" calcext:value-type="date">
            <text:p>10/05/12 16:55</text:p>
          </table:table-cell>
          <table:table-cell office:value-type="date" office:date-value="2012-05-10T16:59:00" calcext:value-type="date">
            <text:p>10/05/12 16:59</text:p>
          </table:table-cell>
          <table:table-cell office:value-type="date" office:date-value="2012-05-10T17:04:00" calcext:value-type="date">
            <text:p>10/05/12 17:04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1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0T19:10:00" calcext:value-type="date">
            <text:p>10/05/12 19:10</text:p>
          </table:table-cell>
          <table:table-cell office:value-type="date" office:date-value="2012-05-10T19:18:00" calcext:value-type="date">
            <text:p>10/05/12 19:18</text:p>
          </table:table-cell>
          <table:table-cell office:value-type="date" office:date-value="2012-05-10T19:28:00" calcext:value-type="date">
            <text:p>10/05/12 19:2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0T20:20:00" calcext:value-type="date">
            <text:p>10/05/12 20:20</text:p>
          </table:table-cell>
          <table:table-cell office:value-type="date" office:date-value="2012-05-10T20:26:00" calcext:value-type="date">
            <text:p>10/05/12 20:26</text:p>
          </table:table-cell>
          <table:table-cell office:value-type="date" office:date-value="2012-05-10T20:30:00" calcext:value-type="date">
            <text:p>10/05/12 20:30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10T01:22:00" calcext:value-type="date">
            <text:p>10/11/12 01:22</text:p>
          </table:table-cell>
          <table:table-cell office:value-type="date" office:date-value="2012-11-10T01:32:00" calcext:value-type="date">
            <text:p>10/11/12 01:32</text:p>
          </table:table-cell>
          <table:table-cell office:value-type="date" office:date-value="2012-11-10T01:44:00" calcext:value-type="date">
            <text:p>10/11/12 01:4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0T04:22:00" calcext:value-type="date">
            <text:p>10/11/12 04:22</text:p>
          </table:table-cell>
          <table:table-cell office:value-type="date" office:date-value="2012-11-10T05:04:00" calcext:value-type="date">
            <text:p>10/11/12 05:04</text:p>
          </table:table-cell>
          <table:table-cell office:value-type="date" office:date-value="2012-11-10T05:47:00" calcext:value-type="date">
            <text:p>10/11/12 05:4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8" calcext:value-type="float">
            <text:p>11608</text:p>
          </table:table-cell>
        </table:table-row>
        <table:table-row table:style-name="ro1">
          <table:table-cell office:value-type="date" office:date-value="2012-11-10T10:53:00" calcext:value-type="date">
            <text:p>10/11/12 10:53</text:p>
          </table:table-cell>
          <table:table-cell office:value-type="date" office:date-value="2012-11-10T11:03:00" calcext:value-type="date">
            <text:p>10/11/12 11:03</text:p>
          </table:table-cell>
          <table:table-cell office:value-type="date" office:date-value="2012-11-10T11:31:00" calcext:value-type="date">
            <text:p>10/11/12 11:3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date" office:date-value="2012-11-10T16:15:00" calcext:value-type="date">
            <text:p>10/11/12 16:15</text:p>
          </table:table-cell>
          <table:table-cell office:value-type="date" office:date-value="2012-11-10T16:20:00" calcext:value-type="date">
            <text:p>10/11/12 16:20</text:p>
          </table:table-cell>
          <table:table-cell office:value-type="date" office:date-value="2012-11-10T16:25:00" calcext:value-type="date">
            <text:p>10/11/12 16:2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0T17:15:00" calcext:value-type="date">
            <text:p>10/11/12 17:15</text:p>
          </table:table-cell>
          <table:table-cell office:value-type="date" office:date-value="2012-11-10T17:24:00" calcext:value-type="date">
            <text:p>10/11/12 17:24</text:p>
          </table:table-cell>
          <table:table-cell office:value-type="date" office:date-value="2012-11-10T17:44:00" calcext:value-type="date">
            <text:p>10/11/12 17:4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0T20:13:00" calcext:value-type="date">
            <text:p>10/11/12 20:13</text:p>
          </table:table-cell>
          <table:table-cell office:value-type="date" office:date-value="2012-11-10T20:19:00" calcext:value-type="date">
            <text:p>10/11/12 20:19</text:p>
          </table:table-cell>
          <table:table-cell office:value-type="date" office:date-value="2012-11-10T20:25:00" calcext:value-type="date">
            <text:p>10/11/12 20:2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date" office:date-value="2012-11-10T21:30:00" calcext:value-type="date">
            <text:p>10/11/12 21:30</text:p>
          </table:table-cell>
          <table:table-cell office:value-type="date" office:date-value="2012-11-10T21:33:00" calcext:value-type="date">
            <text:p>10/11/12 21:33</text:p>
          </table:table-cell>
          <table:table-cell office:value-type="date" office:date-value="2012-11-10T21:37:00" calcext:value-type="date">
            <text:p>10/11/12 21:37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07" calcext:value-type="float">
            <text:p>11607</text:p>
          </table:table-cell>
        </table:table-row>
        <table:table-row table:style-name="ro1">
          <table:table-cell office:value-type="date" office:date-value="2012-11-10T23:15:00" calcext:value-type="date">
            <text:p>10/11/12 23:15</text:p>
          </table:table-cell>
          <table:table-cell office:value-type="date" office:date-value="2012-11-10T23:34:00" calcext:value-type="date">
            <text:p>10/11/12 23:34</text:p>
          </table:table-cell>
          <table:table-cell office:value-type="date" office:date-value="2012-11-10T23:51:00" calcext:value-type="date">
            <text:p>10/11/12 23: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0:57:00" calcext:value-type="date">
            <text:p>10/10/12 00:57</text:p>
          </table:table-cell>
          <table:table-cell office:value-type="date" office:date-value="2012-10-10T01:01:00" calcext:value-type="date">
            <text:p>10/10/12 01:01</text:p>
          </table:table-cell>
          <table:table-cell office:value-type="date" office:date-value="2012-10-10T01:06:00" calcext:value-type="date">
            <text:p>10/10/12 01:0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7W75</text:p>
          </table:table-cell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date" office:date-value="2012-10-10T01:38:00" calcext:value-type="date">
            <text:p>10/10/12 01:38</text:p>
          </table:table-cell>
          <table:table-cell office:value-type="date" office:date-value="2012-10-10T01:44:00" calcext:value-type="date">
            <text:p>10/10/12 01:44</text:p>
          </table:table-cell>
          <table:table-cell office:value-type="date" office:date-value="2012-10-10T01:48:00" calcext:value-type="date">
            <text:p>10/10/12 01:48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2:50:00" calcext:value-type="date">
            <text:p>10/10/12 02:50</text:p>
          </table:table-cell>
          <table:table-cell office:value-type="date" office:date-value="2012-10-10T03:10:00" calcext:value-type="date">
            <text:p>10/10/12 03:10</text:p>
          </table:table-cell>
          <table:table-cell office:value-type="date" office:date-value="2012-10-10T03:19:00" calcext:value-type="date">
            <text:p>10/10/12 03:19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4:51:00" calcext:value-type="date">
            <text:p>10/10/12 04:51</text:p>
          </table:table-cell>
          <table:table-cell office:value-type="date" office:date-value="2012-10-10T05:04:00" calcext:value-type="date">
            <text:p>10/10/12 05:04</text:p>
          </table:table-cell>
          <table:table-cell office:value-type="date" office:date-value="2012-10-10T05:20:00" calcext:value-type="date">
            <text:p>10/10/12 05:20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6:40:00" calcext:value-type="date">
            <text:p>10/10/12 06:40</text:p>
          </table:table-cell>
          <table:table-cell office:value-type="date" office:date-value="2012-10-10T06:44:00" calcext:value-type="date">
            <text:p>10/10/12 06:44</text:p>
          </table:table-cell>
          <table:table-cell office:value-type="date" office:date-value="2012-10-10T06:46:00" calcext:value-type="date">
            <text:p>10/10/12 06:46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6:59:00" calcext:value-type="date">
            <text:p>10/10/12 06:59</text:p>
          </table:table-cell>
          <table:table-cell office:value-type="date" office:date-value="2012-10-10T07:06:00" calcext:value-type="date">
            <text:p>10/10/12 07:06</text:p>
          </table:table-cell>
          <table:table-cell office:value-type="date" office:date-value="2012-10-10T07:10:00" calcext:value-type="date">
            <text:p>10/10/12 07:10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08:32:00" calcext:value-type="date">
            <text:p>10/10/12 08:32</text:p>
          </table:table-cell>
          <table:table-cell office:value-type="date" office:date-value="2012-10-10T08:36:00" calcext:value-type="date">
            <text:p>10/10/12 08:36</text:p>
          </table:table-cell>
          <table:table-cell office:value-type="date" office:date-value="2012-10-10T08:38:00" calcext:value-type="date">
            <text:p>10/10/12 08:38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0:44:00" calcext:value-type="date">
            <text:p>10/10/12 10:44</text:p>
          </table:table-cell>
          <table:table-cell office:value-type="date" office:date-value="2012-10-10T10:49:00" calcext:value-type="date">
            <text:p>10/10/12 10:49</text:p>
          </table:table-cell>
          <table:table-cell office:value-type="date" office:date-value="2012-10-10T10:52:00" calcext:value-type="date">
            <text:p>10/10/12 10:52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0:56:00" calcext:value-type="date">
            <text:p>10/10/12 10:56</text:p>
          </table:table-cell>
          <table:table-cell office:value-type="date" office:date-value="2012-10-10T11:00:00" calcext:value-type="date">
            <text:p>10/10/12 11:00</text:p>
          </table:table-cell>
          <table:table-cell office:value-type="date" office:date-value="2012-10-10T11:02:00" calcext:value-type="date">
            <text:p>10/10/12 11:02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4:11:00" calcext:value-type="date">
            <text:p>10/10/12 14:11</text:p>
          </table:table-cell>
          <table:table-cell office:value-type="date" office:date-value="2012-10-10T14:14:00" calcext:value-type="date">
            <text:p>10/10/12 14:14</text:p>
          </table:table-cell>
          <table:table-cell office:value-type="date" office:date-value="2012-10-10T14:16:00" calcext:value-type="date">
            <text:p>10/10/12 14:1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4:25:00" calcext:value-type="date">
            <text:p>10/10/12 14:25</text:p>
          </table:table-cell>
          <table:table-cell office:value-type="date" office:date-value="2012-10-10T14:31:00" calcext:value-type="date">
            <text:p>10/10/12 14:31</text:p>
          </table:table-cell>
          <table:table-cell office:value-type="date" office:date-value="2012-10-10T14:34:00" calcext:value-type="date">
            <text:p>10/10/12 14:34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37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10T15:13:00" calcext:value-type="date">
            <text:p>10/10/12 15:13</text:p>
          </table:table-cell>
          <table:table-cell office:value-type="date" office:date-value="2012-10-10T15:16:00" calcext:value-type="date">
            <text:p>10/10/12 15:16</text:p>
          </table:table-cell>
          <table:table-cell office:value-type="date" office:date-value="2012-10-10T15:19:00" calcext:value-type="date">
            <text:p>10/10/12 15:19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5:34:00" calcext:value-type="date">
            <text:p>10/10/12 15:34</text:p>
          </table:table-cell>
          <table:table-cell office:value-type="date" office:date-value="2012-10-10T15:37:00" calcext:value-type="date">
            <text:p>10/10/12 15:37</text:p>
          </table:table-cell>
          <table:table-cell office:value-type="date" office:date-value="2012-10-10T15:40:00" calcext:value-type="date">
            <text:p>10/10/12 15:40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0T18:48:00" calcext:value-type="date">
            <text:p>10/10/12 18:48</text:p>
          </table:table-cell>
          <table:table-cell office:value-type="date" office:date-value="2012-10-10T18:53:00" calcext:value-type="date">
            <text:p>10/10/12 18:53</text:p>
          </table:table-cell>
          <table:table-cell office:value-type="date" office:date-value="2012-10-10T18:56:00" calcext:value-type="date">
            <text:p>10/10/12 18:5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41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10T19:07:00" calcext:value-type="date">
            <text:p>10/10/12 19:07</text:p>
          </table:table-cell>
          <table:table-cell office:value-type="date" office:date-value="2012-10-10T19:10:00" calcext:value-type="date">
            <text:p>10/10/12 19:10</text:p>
          </table:table-cell>
          <table:table-cell office:value-type="date" office:date-value="2012-10-10T19:13:00" calcext:value-type="date">
            <text:p>10/10/12 19:13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10T21:40:00" calcext:value-type="date">
            <text:p>10/10/12 21:40</text:p>
          </table:table-cell>
          <table:table-cell office:value-type="date" office:date-value="2012-10-10T21:45:00" calcext:value-type="date">
            <text:p>10/10/12 21:45</text:p>
          </table:table-cell>
          <table:table-cell office:value-type="date" office:date-value="2012-10-10T21:47:00" calcext:value-type="date">
            <text:p>10/10/12 21:47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65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09-10T07:18:00" calcext:value-type="date">
            <text:p>10/09/12 07:18</text:p>
          </table:table-cell>
          <table:table-cell office:value-type="date" office:date-value="2012-09-10T07:21:00" calcext:value-type="date">
            <text:p>10/09/12 07:21</text:p>
          </table:table-cell>
          <table:table-cell office:value-type="date" office:date-value="2012-09-10T07:24:00" calcext:value-type="date">
            <text:p>10/09/12 07:24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56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0T09:22:00" calcext:value-type="date">
            <text:p>10/09/12 09:22</text:p>
          </table:table-cell>
          <table:table-cell office:value-type="date" office:date-value="2012-09-10T09:32:00" calcext:value-type="date">
            <text:p>10/09/12 09:32</text:p>
          </table:table-cell>
          <table:table-cell office:value-type="date" office:date-value="2012-09-10T09:37:00" calcext:value-type="date">
            <text:p>10/09/12 09:37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57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0T10:18:00" calcext:value-type="date">
            <text:p>10/09/12 10:18</text:p>
          </table:table-cell>
          <table:table-cell office:value-type="date" office:date-value="2012-09-10T10:23:00" calcext:value-type="date">
            <text:p>10/09/12 10:23</text:p>
          </table:table-cell>
          <table:table-cell office:value-type="date" office:date-value="2012-09-10T10:31:00" calcext:value-type="date">
            <text:p>10/09/12 10:3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22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date" office:date-value="2012-09-10T12:50:00" calcext:value-type="date">
            <text:p>10/09/12 12:50</text:p>
          </table:table-cell>
          <table:table-cell office:value-type="date" office:date-value="2012-09-10T12:55:00" calcext:value-type="date">
            <text:p>10/09/12 12:55</text:p>
          </table:table-cell>
          <table:table-cell office:value-type="date" office:date-value="2012-09-10T12:59:00" calcext:value-type="date">
            <text:p>10/09/12 12:59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60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0T19:56:00" calcext:value-type="date">
            <text:p>10/09/12 19:56</text:p>
          </table:table-cell>
          <table:table-cell office:value-type="date" office:date-value="2012-09-10T20:01:00" calcext:value-type="date">
            <text:p>10/09/12 20:01</text:p>
          </table:table-cell>
          <table:table-cell office:value-type="date" office:date-value="2012-09-10T20:05:00" calcext:value-type="date">
            <text:p>10/09/12 20:05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70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0T21:14:00" calcext:value-type="date">
            <text:p>10/09/12 21:14</text:p>
          </table:table-cell>
          <table:table-cell office:value-type="date" office:date-value="2012-09-10T21:31:00" calcext:value-type="date">
            <text:p>10/09/12 21:31</text:p>
          </table:table-cell>
          <table:table-cell office:value-type="date" office:date-value="2012-09-10T21:35:00" calcext:value-type="date">
            <text:p>10/09/12 21:35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70</text:p>
          </table:table-cell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0T23:42:00" calcext:value-type="date">
            <text:p>10/09/12 23:42</text:p>
          </table:table-cell>
          <table:table-cell office:value-type="date" office:date-value="2012-09-10T23:56:00" calcext:value-type="date">
            <text:p>10/09/12 23:56</text:p>
          </table:table-cell>
          <table:table-cell office:value-type="date" office:date-value="2012-09-11T00:08:00" calcext:value-type="date">
            <text:p>11/09/12 00:08</text:p>
          </table:table-cell>
          <table:table-cell office:value-type="string" calcext:value-type="string">
            <text:p>C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11T10:23:00" calcext:value-type="date">
            <text:p>11/04/12 10:23</text:p>
          </table:table-cell>
          <table:table-cell office:value-type="date" office:date-value="2012-04-11T10:30:00" calcext:value-type="date">
            <text:p>11/04/12 10:30</text:p>
          </table:table-cell>
          <table:table-cell office:value-type="date" office:date-value="2012-04-11T10:39:00" calcext:value-type="date">
            <text:p>11/04/12 10:39</text:p>
          </table:table-cell>
          <table:table-cell office:value-type="string" calcext:value-type="string">
            <text:p>B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8-11T01:13:00" calcext:value-type="date">
            <text:p>11/08/12 01:13</text:p>
          </table:table-cell>
          <table:table-cell office:value-type="date" office:date-value="2012-08-11T01:19:00" calcext:value-type="date">
            <text:p>11/08/12 01:19</text:p>
          </table:table-cell>
          <table:table-cell office:value-type="date" office:date-value="2012-08-11T01:30:00" calcext:value-type="date">
            <text:p>11/08/12 01:3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W20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date" office:date-value="2012-08-11T06:35:00" calcext:value-type="date">
            <text:p>11/08/12 06:35</text:p>
          </table:table-cell>
          <table:table-cell office:value-type="date" office:date-value="2012-08-11T06:38:00" calcext:value-type="date">
            <text:p>11/08/12 06:38</text:p>
          </table:table-cell>
          <table:table-cell office:value-type="date" office:date-value="2012-08-11T06:41:00" calcext:value-type="date">
            <text:p>11/08/12 06:41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23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1T07:18:00" calcext:value-type="date">
            <text:p>11/08/12 07:18</text:p>
          </table:table-cell>
          <table:table-cell office:value-type="date" office:date-value="2012-08-11T07:22:00" calcext:value-type="date">
            <text:p>11/08/12 07:22</text:p>
          </table:table-cell>
          <table:table-cell office:value-type="date" office:date-value="2012-08-11T07:28:00" calcext:value-type="date">
            <text:p>11/08/12 07:28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21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1T09:02:00" calcext:value-type="date">
            <text:p>11/08/12 09:02</text:p>
          </table:table-cell>
          <table:table-cell office:value-type="date" office:date-value="2012-08-11T09:08:00" calcext:value-type="date">
            <text:p>11/08/12 09:08</text:p>
          </table:table-cell>
          <table:table-cell office:value-type="date" office:date-value="2012-08-11T09:14:00" calcext:value-type="date">
            <text:p>11/08/12 09:14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1T11:55:00" calcext:value-type="date">
            <text:p>11/08/12 11:55</text:p>
          </table:table-cell>
          <table:table-cell office:value-type="date" office:date-value="2012-08-11T12:20:00" calcext:value-type="date">
            <text:p>11/08/12 12:20</text:p>
          </table:table-cell>
          <table:table-cell office:value-type="date" office:date-value="2012-08-11T12:57:00" calcext:value-type="date">
            <text:p>11/08/12 12:5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W38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08-11T16:28:00" calcext:value-type="date">
            <text:p>11/08/12 16:28</text:p>
          </table:table-cell>
          <table:table-cell office:value-type="date" office:date-value="2012-08-11T16:42:00" calcext:value-type="date">
            <text:p>11/08/12 16:42</text:p>
          </table:table-cell>
          <table:table-cell office:value-type="date" office:date-value="2012-08-11T17:03:00" calcext:value-type="date">
            <text:p>11/08/12 17:03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1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11T00:40:00" calcext:value-type="date">
            <text:p>11/12/12 00:40</text:p>
          </table:table-cell>
          <table:table-cell office:value-type="date" office:date-value="2012-12-11T00:46:00" calcext:value-type="date">
            <text:p>11/12/12 00:46</text:p>
          </table:table-cell>
          <table:table-cell office:value-type="date" office:date-value="2012-12-11T00:49:00" calcext:value-type="date">
            <text:p>11/12/12 00:49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1T03:02:00" calcext:value-type="date">
            <text:p>11/12/12 03:02</text:p>
          </table:table-cell>
          <table:table-cell office:value-type="date" office:date-value="2012-12-11T03:10:00" calcext:value-type="date">
            <text:p>11/12/12 03:10</text:p>
          </table:table-cell>
          <table:table-cell office:value-type="date" office:date-value="2012-12-11T03:15:00" calcext:value-type="date">
            <text:p>11/12/12 03:15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12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1T23:41:00" calcext:value-type="date">
            <text:p>11/12/12 23:41</text:p>
          </table:table-cell>
          <table:table-cell office:value-type="date" office:date-value="2012-12-11T23:46:00" calcext:value-type="date">
            <text:p>11/12/12 23:46</text:p>
          </table:table-cell>
          <table:table-cell office:value-type="date" office:date-value="2012-12-11T23:49:00" calcext:value-type="date">
            <text:p>11/12/12 23:49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02-11T08:49:00" calcext:value-type="date">
            <text:p>11/02/12 08:49</text:p>
          </table:table-cell>
          <table:table-cell office:value-type="date" office:date-value="2012-02-11T08:55:00" calcext:value-type="date">
            <text:p>11/02/12 08:55</text:p>
          </table:table-cell>
          <table:table-cell office:value-type="date" office:date-value="2012-02-11T09:01:00" calcext:value-type="date">
            <text:p>11/02/12 09:0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1T09:55:00" calcext:value-type="date">
            <text:p>11/02/12 09:55</text:p>
          </table:table-cell>
          <table:table-cell office:value-type="date" office:date-value="2012-02-11T10:04:00" calcext:value-type="date">
            <text:p>11/02/12 10:04</text:p>
          </table:table-cell>
          <table:table-cell office:value-type="date" office:date-value="2012-02-11T10:11:00" calcext:value-type="date">
            <text:p>11/02/12 10:11</text:p>
          </table:table-cell>
          <table:table-cell office:value-type="string" calcext:value-type="string">
            <text:p>C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1T10:41:00" calcext:value-type="date">
            <text:p>11/02/12 10:41</text:p>
          </table:table-cell>
          <table:table-cell office:value-type="date" office:date-value="2012-02-11T10:44:00" calcext:value-type="date">
            <text:p>11/02/12 10:44</text:p>
          </table:table-cell>
          <table:table-cell office:value-type="date" office:date-value="2012-02-11T10:49:00" calcext:value-type="date">
            <text:p>11/02/12 10:4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1T12:10:00" calcext:value-type="date">
            <text:p>11/02/12 12:10</text:p>
          </table:table-cell>
          <table:table-cell office:value-type="date" office:date-value="2012-02-11T12:14:00" calcext:value-type="date">
            <text:p>11/02/12 12:14</text:p>
          </table:table-cell>
          <table:table-cell office:value-type="date" office:date-value="2012-02-11T12:18:00" calcext:value-type="date">
            <text:p>11/02/12 12:18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1T15:12:00" calcext:value-type="date">
            <text:p>11/02/12 15:12</text:p>
          </table:table-cell>
          <table:table-cell office:value-type="date" office:date-value="2012-02-11T15:26:00" calcext:value-type="date">
            <text:p>11/02/12 15:26</text:p>
          </table:table-cell>
          <table:table-cell office:value-type="date" office:date-value="2012-02-11T15:32:00" calcext:value-type="date">
            <text:p>11/02/12 15:32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1T15:55:00" calcext:value-type="date">
            <text:p>11/02/12 15:55</text:p>
          </table:table-cell>
          <table:table-cell office:value-type="date" office:date-value="2012-02-11T16:05:00" calcext:value-type="date">
            <text:p>11/02/12 16:05</text:p>
          </table:table-cell>
          <table:table-cell office:value-type="date" office:date-value="2012-02-11T16:09:00" calcext:value-type="date">
            <text:p>11/02/12 16:09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1T18:47:00" calcext:value-type="date">
            <text:p>11/02/12 18:47</text:p>
          </table:table-cell>
          <table:table-cell office:value-type="date" office:date-value="2012-02-11T18:54:00" calcext:value-type="date">
            <text:p>11/02/12 18:54</text:p>
          </table:table-cell>
          <table:table-cell office:value-type="date" office:date-value="2012-02-11T19:06:00" calcext:value-type="date">
            <text:p>11/02/12 19:06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1T19:08:00" calcext:value-type="date">
            <text:p>11/02/12 19:08</text:p>
          </table:table-cell>
          <table:table-cell office:value-type="date" office:date-value="2012-02-11T19:12:00" calcext:value-type="date">
            <text:p>11/02/12 19:12</text:p>
          </table:table-cell>
          <table:table-cell office:value-type="date" office:date-value="2012-02-11T19:20:00" calcext:value-type="date">
            <text:p>11/02/12 19:20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1T20:38:00" calcext:value-type="date">
            <text:p>11/02/12 20:38</text:p>
          </table:table-cell>
          <table:table-cell office:value-type="date" office:date-value="2012-02-11T20:44:00" calcext:value-type="date">
            <text:p>11/02/12 20:44</text:p>
          </table:table-cell>
          <table:table-cell office:value-type="date" office:date-value="2012-02-11T20:50:00" calcext:value-type="date">
            <text:p>11/02/12 20:50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1T23:26:00" calcext:value-type="date">
            <text:p>11/02/12 23:26</text:p>
          </table:table-cell>
          <table:table-cell office:value-type="date" office:date-value="2012-02-11T23:33:00" calcext:value-type="date">
            <text:p>11/02/12 23:33</text:p>
          </table:table-cell>
          <table:table-cell office:value-type="date" office:date-value="2012-02-11T23:36:00" calcext:value-type="date">
            <text:p>11/02/12 23:36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1-11T00:01:00" calcext:value-type="date">
            <text:p>11/01/12 00:01</text:p>
          </table:table-cell>
          <table:table-cell office:value-type="date" office:date-value="2012-01-11T00:11:00" calcext:value-type="date">
            <text:p>11/01/12 00:11</text:p>
          </table:table-cell>
          <table:table-cell office:value-type="date" office:date-value="2012-01-11T00:23:00" calcext:value-type="date">
            <text:p>11/01/12 00:23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1T01:40:00" calcext:value-type="date">
            <text:p>11/01/12 01:40</text:p>
          </table:table-cell>
          <table:table-cell office:value-type="date" office:date-value="2012-01-11T01:47:00" calcext:value-type="date">
            <text:p>11/01/12 01:47</text:p>
          </table:table-cell>
          <table:table-cell office:value-type="date" office:date-value="2012-01-11T01:55:00" calcext:value-type="date">
            <text:p>11/01/12 01:5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date" office:date-value="2012-01-11T04:31:00" calcext:value-type="date">
            <text:p>11/01/12 04:31</text:p>
          </table:table-cell>
          <table:table-cell office:value-type="date" office:date-value="2012-01-11T04:46:00" calcext:value-type="date">
            <text:p>11/01/12 04:46</text:p>
          </table:table-cell>
          <table:table-cell office:value-type="date" office:date-value="2012-01-11T05:09:00" calcext:value-type="date">
            <text:p>11/01/12 05:09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71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1T11:04:00" calcext:value-type="date">
            <text:p>11/01/12 11:04</text:p>
          </table:table-cell>
          <table:table-cell office:value-type="date" office:date-value="2012-01-11T11:12:00" calcext:value-type="date">
            <text:p>11/01/12 11:12</text:p>
          </table:table-cell>
          <table:table-cell office:value-type="date" office:date-value="2012-01-11T11:19:00" calcext:value-type="date">
            <text:p>11/01/12 11:19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28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date" office:date-value="2012-01-11T13:06:00" calcext:value-type="date">
            <text:p>11/01/12 13:06</text:p>
          </table:table-cell>
          <table:table-cell office:value-type="date" office:date-value="2012-01-11T13:11:00" calcext:value-type="date">
            <text:p>11/01/12 13:11</text:p>
          </table:table-cell>
          <table:table-cell office:value-type="date" office:date-value="2012-01-11T13:29:00" calcext:value-type="date">
            <text:p>11/01/12 13:29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1T20:45:00" calcext:value-type="date">
            <text:p>11/01/12 20:45</text:p>
          </table:table-cell>
          <table:table-cell office:value-type="date" office:date-value="2012-01-11T20:50:00" calcext:value-type="date">
            <text:p>11/01/12 20:50</text:p>
          </table:table-cell>
          <table:table-cell office:value-type="date" office:date-value="2012-01-11T20:54:00" calcext:value-type="date">
            <text:p>11/01/12 20:5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7-10T23:57:00" calcext:value-type="date">
            <text:p>10/07/12 23:57</text:p>
          </table:table-cell>
          <table:table-cell office:value-type="date" office:date-value="2012-07-11T00:09:00" calcext:value-type="date">
            <text:p>11/07/12 00:09</text:p>
          </table:table-cell>
          <table:table-cell office:value-type="date" office:date-value="2012-07-11T00:23:00" calcext:value-type="date">
            <text:p>11/07/12 00:23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7-11T05:26:00" calcext:value-type="date">
            <text:p>11/07/12 05:26</text:p>
          </table:table-cell>
          <table:table-cell office:value-type="date" office:date-value="2012-07-11T05:33:00" calcext:value-type="date">
            <text:p>11/07/12 05:33</text:p>
          </table:table-cell>
          <table:table-cell office:value-type="date" office:date-value="2012-07-11T05:38:00" calcext:value-type="date">
            <text:p>11/07/12 05:38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08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1T08:24:00" calcext:value-type="date">
            <text:p>11/07/12 08:24</text:p>
          </table:table-cell>
          <table:table-cell office:value-type="date" office:date-value="2012-07-11T08:31:00" calcext:value-type="date">
            <text:p>11/07/12 08:31</text:p>
          </table:table-cell>
          <table:table-cell office:value-type="date" office:date-value="2012-07-11T08:37:00" calcext:value-type="date">
            <text:p>11/07/12 08:37</text:p>
          </table:table-cell>
          <table:table-cell office:value-type="string" calcext:value-type="string">
            <text:p>C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05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1T14:35:00" calcext:value-type="date">
            <text:p>11/07/12 14:35</text:p>
          </table:table-cell>
          <table:table-cell office:value-type="date" office:date-value="2012-07-11T14:42:00" calcext:value-type="date">
            <text:p>11/07/12 14:42</text:p>
          </table:table-cell>
          <table:table-cell office:value-type="date" office:date-value="2012-07-11T14:49:00" calcext:value-type="date">
            <text:p>11/07/12 14:49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09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11T15:57:00" calcext:value-type="date">
            <text:p>11/07/12 15:57</text:p>
          </table:table-cell>
          <table:table-cell office:value-type="date" office:date-value="2012-07-11T16:02:00" calcext:value-type="date">
            <text:p>11/07/12 16:02</text:p>
          </table:table-cell>
          <table:table-cell office:value-type="date" office:date-value="2012-07-11T16:06:00" calcext:value-type="date">
            <text:p>11/07/12 16:0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5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1T21:24:00" calcext:value-type="date">
            <text:p>11/07/12 21:24</text:p>
          </table:table-cell>
          <table:table-cell office:value-type="date" office:date-value="2012-07-11T22:27:00" calcext:value-type="date">
            <text:p>11/07/12 22:27</text:p>
          </table:table-cell>
          <table:table-cell office:value-type="date" office:date-value="2012-07-11T22:49:00" calcext:value-type="date">
            <text:p>11/07/12 22:49</text:p>
          </table:table-cell>
          <table:table-cell office:value-type="string" calcext:value-type="string">
            <text:p>C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12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1T04:12:00" calcext:value-type="date">
            <text:p>11/06/12 04:12</text:p>
          </table:table-cell>
          <table:table-cell office:value-type="date" office:date-value="2012-06-11T04:27:00" calcext:value-type="date">
            <text:p>11/06/12 04:27</text:p>
          </table:table-cell>
          <table:table-cell office:value-type="date" office:date-value="2012-06-11T04:43:00" calcext:value-type="date">
            <text:p>11/06/12 04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11T11:25:00" calcext:value-type="date">
            <text:p>11/06/12 11:25</text:p>
          </table:table-cell>
          <table:table-cell office:value-type="date" office:date-value="2012-06-11T11:29:00" calcext:value-type="date">
            <text:p>11/06/12 11:29</text:p>
          </table:table-cell>
          <table:table-cell office:value-type="date" office:date-value="2012-06-11T11:35:00" calcext:value-type="date">
            <text:p>11/06/12 11:3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12:32:00" calcext:value-type="date">
            <text:p>11/06/12 12:32</text:p>
          </table:table-cell>
          <table:table-cell office:value-type="date" office:date-value="2012-06-11T12:37:00" calcext:value-type="date">
            <text:p>11/06/12 12:37</text:p>
          </table:table-cell>
          <table:table-cell office:value-type="date" office:date-value="2012-06-11T13:06:00" calcext:value-type="date">
            <text:p>11/06/12 13:06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14:43:00" calcext:value-type="date">
            <text:p>11/06/12 14:43</text:p>
          </table:table-cell>
          <table:table-cell office:value-type="date" office:date-value="2012-06-11T14:47:00" calcext:value-type="date">
            <text:p>11/06/12 14:47</text:p>
          </table:table-cell>
          <table:table-cell office:value-type="date" office:date-value="2012-06-11T14:52:00" calcext:value-type="date">
            <text:p>11/06/12 14:5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27</text:p>
          </table:table-cell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15:35:00" calcext:value-type="date">
            <text:p>11/06/12 15:35</text:p>
          </table:table-cell>
          <table:table-cell office:value-type="date" office:date-value="2012-06-11T15:42:00" calcext:value-type="date">
            <text:p>11/06/12 15:42</text:p>
          </table:table-cell>
          <table:table-cell office:value-type="date" office:date-value="2012-06-11T15:50:00" calcext:value-type="date">
            <text:p>11/06/12 15:5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19</text:p>
          </table:table-cell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17:01:00" calcext:value-type="date">
            <text:p>11/06/12 17:01</text:p>
          </table:table-cell>
          <table:table-cell office:value-type="date" office:date-value="2012-06-11T17:04:00" calcext:value-type="date">
            <text:p>11/06/12 17:04</text:p>
          </table:table-cell>
          <table:table-cell office:value-type="date" office:date-value="2012-06-11T17:08:00" calcext:value-type="date">
            <text:p>11/06/12 17:0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18:59:00" calcext:value-type="date">
            <text:p>11/06/12 18:59</text:p>
          </table:table-cell>
          <table:table-cell office:value-type="date" office:date-value="2012-06-11T19:03:00" calcext:value-type="date">
            <text:p>11/06/12 19:03</text:p>
          </table:table-cell>
          <table:table-cell office:value-type="date" office:date-value="2012-06-11T19:11:00" calcext:value-type="date">
            <text:p>11/06/12 19:1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18</text:p>
          </table:table-cell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1T21:01:00" calcext:value-type="date">
            <text:p>11/06/12 21:01</text:p>
          </table:table-cell>
          <table:table-cell office:value-type="date" office:date-value="2012-06-11T21:05:00" calcext:value-type="date">
            <text:p>11/06/12 21:05</text:p>
          </table:table-cell>
          <table:table-cell office:value-type="date" office:date-value="2012-06-11T21:10:00" calcext:value-type="date">
            <text:p>11/06/12 21:1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55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3-11T03:21:00" calcext:value-type="date">
            <text:p>11/03/12 03:21</text:p>
          </table:table-cell>
          <table:table-cell office:value-type="date" office:date-value="2012-03-11T03:23:00" calcext:value-type="date">
            <text:p>11/03/12 03:23</text:p>
          </table:table-cell>
          <table:table-cell office:value-type="date" office:date-value="2012-03-11T03:26:00" calcext:value-type="date">
            <text:p>11/03/12 03:26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1T04:26:00" calcext:value-type="date">
            <text:p>11/03/12 04:26</text:p>
          </table:table-cell>
          <table:table-cell office:value-type="date" office:date-value="2012-03-11T04:28:00" calcext:value-type="date">
            <text:p>11/03/12 04:28</text:p>
          </table:table-cell>
          <table:table-cell office:value-type="date" office:date-value="2012-03-11T04:32:00" calcext:value-type="date">
            <text:p>11/03/12 04:3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date" office:date-value="2012-03-11T06:38:00" calcext:value-type="date">
            <text:p>11/03/12 06:38</text:p>
          </table:table-cell>
          <table:table-cell office:value-type="date" office:date-value="2012-03-11T06:44:00" calcext:value-type="date">
            <text:p>11/03/12 06:44</text:p>
          </table:table-cell>
          <table:table-cell office:value-type="date" office:date-value="2012-03-11T06:46:00" calcext:value-type="date">
            <text:p>11/03/12 06:4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1T07:23:00" calcext:value-type="date">
            <text:p>11/03/12 07:23</text:p>
          </table:table-cell>
          <table:table-cell office:value-type="date" office:date-value="2012-03-11T07:28:00" calcext:value-type="date">
            <text:p>11/03/12 07:28</text:p>
          </table:table-cell>
          <table:table-cell office:value-type="date" office:date-value="2012-03-11T07:35:00" calcext:value-type="date">
            <text:p>11/03/12 07:3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1T10:58:00" calcext:value-type="date">
            <text:p>11/03/12 10:58</text:p>
          </table:table-cell>
          <table:table-cell office:value-type="date" office:date-value="2012-03-11T11:03:00" calcext:value-type="date">
            <text:p>11/03/12 11:03</text:p>
          </table:table-cell>
          <table:table-cell office:value-type="date" office:date-value="2012-03-11T11:13:00" calcext:value-type="date">
            <text:p>11/03/12 11:13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date" office:date-value="2012-03-11T13:59:00" calcext:value-type="date">
            <text:p>11/03/12 13:59</text:p>
          </table:table-cell>
          <table:table-cell office:value-type="date" office:date-value="2012-03-11T14:02:00" calcext:value-type="date">
            <text:p>11/03/12 14:02</text:p>
          </table:table-cell>
          <table:table-cell office:value-type="date" office:date-value="2012-03-11T14:04:00" calcext:value-type="date">
            <text:p>11/03/12 14:04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03:35:00" calcext:value-type="date">
            <text:p>11/05/12 03:35</text:p>
          </table:table-cell>
          <table:table-cell office:value-type="date" office:date-value="2012-05-11T03:42:00" calcext:value-type="date">
            <text:p>11/05/12 03:42</text:p>
          </table:table-cell>
          <table:table-cell office:value-type="date" office:date-value="2012-05-11T03:46:00" calcext:value-type="date">
            <text:p>11/05/12 03:46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1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4:18:00" calcext:value-type="date">
            <text:p>11/05/12 04:18</text:p>
          </table:table-cell>
          <table:table-cell office:value-type="date" office:date-value="2012-05-11T04:21:00" calcext:value-type="date">
            <text:p>11/05/12 04:21</text:p>
          </table:table-cell>
          <table:table-cell office:value-type="date" office:date-value="2012-05-11T04:27:00" calcext:value-type="date">
            <text:p>11/05/12 04:2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04:28:00" calcext:value-type="date">
            <text:p>11/05/12 04:28</text:p>
          </table:table-cell>
          <table:table-cell office:value-type="date" office:date-value="2012-05-11T04:35:00" calcext:value-type="date">
            <text:p>11/05/12 04:35</text:p>
          </table:table-cell>
          <table:table-cell office:value-type="date" office:date-value="2012-05-11T04:39:00" calcext:value-type="date">
            <text:p>11/05/12 04:3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0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5:24:00" calcext:value-type="date">
            <text:p>11/05/12 05:24</text:p>
          </table:table-cell>
          <table:table-cell office:value-type="date" office:date-value="2012-05-11T05:27:00" calcext:value-type="date">
            <text:p>11/05/12 05:27</text:p>
          </table:table-cell>
          <table:table-cell office:value-type="date" office:date-value="2012-05-11T05:30:00" calcext:value-type="date">
            <text:p>11/05/12 05:3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0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5:33:00" calcext:value-type="date">
            <text:p>11/05/12 05:33</text:p>
          </table:table-cell>
          <table:table-cell office:value-type="date" office:date-value="2012-05-11T05:37:00" calcext:value-type="date">
            <text:p>11/05/12 05:37</text:p>
          </table:table-cell>
          <table:table-cell office:value-type="date" office:date-value="2012-05-11T05:41:00" calcext:value-type="date">
            <text:p>11/05/12 05:4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07:00:00" calcext:value-type="date">
            <text:p>11/05/12 07:00</text:p>
          </table:table-cell>
          <table:table-cell office:value-type="date" office:date-value="2012-05-11T07:05:00" calcext:value-type="date">
            <text:p>11/05/12 07:05</text:p>
          </table:table-cell>
          <table:table-cell office:value-type="date" office:date-value="2012-05-11T07:18:00" calcext:value-type="date">
            <text:p>11/05/12 07:1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0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7:39:00" calcext:value-type="date">
            <text:p>11/05/12 07:39</text:p>
          </table:table-cell>
          <table:table-cell office:value-type="date" office:date-value="2012-05-11T07:43:00" calcext:value-type="date">
            <text:p>11/05/12 07:43</text:p>
          </table:table-cell>
          <table:table-cell office:value-type="date" office:date-value="2012-05-11T07:45:00" calcext:value-type="date">
            <text:p>11/05/12 07:4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0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8:09:00" calcext:value-type="date">
            <text:p>11/05/12 08:09</text:p>
          </table:table-cell>
          <table:table-cell office:value-type="date" office:date-value="2012-05-11T08:16:00" calcext:value-type="date">
            <text:p>11/05/12 08:16</text:p>
          </table:table-cell>
          <table:table-cell office:value-type="date" office:date-value="2012-05-11T08:20:00" calcext:value-type="date">
            <text:p>11/05/12 08:20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02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8:29:00" calcext:value-type="date">
            <text:p>11/05/12 08:29</text:p>
          </table:table-cell>
          <table:table-cell office:value-type="date" office:date-value="2012-05-11T08:35:00" calcext:value-type="date">
            <text:p>11/05/12 08:35</text:p>
          </table:table-cell>
          <table:table-cell office:value-type="date" office:date-value="2012-05-11T08:51:00" calcext:value-type="date">
            <text:p>11/05/12 08:51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0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09:37:00" calcext:value-type="date">
            <text:p>11/05/12 09:37</text:p>
          </table:table-cell>
          <table:table-cell office:value-type="date" office:date-value="2012-05-11T09:46:00" calcext:value-type="date">
            <text:p>11/05/12 09:46</text:p>
          </table:table-cell>
          <table:table-cell office:value-type="date" office:date-value="2012-05-11T09:52:00" calcext:value-type="date">
            <text:p>11/05/12 09:52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0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0:13:00" calcext:value-type="date">
            <text:p>11/05/12 10:13</text:p>
          </table:table-cell>
          <table:table-cell office:value-type="date" office:date-value="2012-05-11T10:16:00" calcext:value-type="date">
            <text:p>11/05/12 10:16</text:p>
          </table:table-cell>
          <table:table-cell office:value-type="date" office:date-value="2012-05-11T10:19:00" calcext:value-type="date">
            <text:p>11/05/12 10:1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10:35:00" calcext:value-type="date">
            <text:p>11/05/12 10:35</text:p>
          </table:table-cell>
          <table:table-cell office:value-type="date" office:date-value="2012-05-11T10:40:00" calcext:value-type="date">
            <text:p>11/05/12 10:40</text:p>
          </table:table-cell>
          <table:table-cell office:value-type="date" office:date-value="2012-05-11T10:42:00" calcext:value-type="date">
            <text:p>11/05/12 10:42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11:02:00" calcext:value-type="date">
            <text:p>11/05/12 11:02</text:p>
          </table:table-cell>
          <table:table-cell office:value-type="date" office:date-value="2012-05-11T11:22:00" calcext:value-type="date">
            <text:p>11/05/12 11:22</text:p>
          </table:table-cell>
          <table:table-cell office:value-type="date" office:date-value="2012-05-11T11:33:00" calcext:value-type="date">
            <text:p>11/05/12 11:3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12:00:00" calcext:value-type="date">
            <text:p>11/05/12 12:00</text:p>
          </table:table-cell>
          <table:table-cell office:value-type="date" office:date-value="2012-05-11T12:03:00" calcext:value-type="date">
            <text:p>11/05/12 12:03</text:p>
          </table:table-cell>
          <table:table-cell office:value-type="date" office:date-value="2012-05-11T12:05:00" calcext:value-type="date">
            <text:p>11/05/12 12:0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1T12:10:00" calcext:value-type="date">
            <text:p>11/05/12 12:10</text:p>
          </table:table-cell>
          <table:table-cell office:value-type="date" office:date-value="2012-05-11T12:16:00" calcext:value-type="date">
            <text:p>11/05/12 12:16</text:p>
          </table:table-cell>
          <table:table-cell office:value-type="date" office:date-value="2012-05-11T12:25:00" calcext:value-type="date">
            <text:p>11/05/12 12:2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0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2:58:00" calcext:value-type="date">
            <text:p>11/05/12 12:58</text:p>
          </table:table-cell>
          <table:table-cell office:value-type="date" office:date-value="2012-05-11T13:10:00" calcext:value-type="date">
            <text:p>11/05/12 13:10</text:p>
          </table:table-cell>
          <table:table-cell office:value-type="date" office:date-value="2012-05-11T13:14:00" calcext:value-type="date">
            <text:p>11/05/12 13:14</text:p>
          </table:table-cell>
          <table:table-cell office:value-type="string" calcext:value-type="string">
            <text:p>C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0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4:18:00" calcext:value-type="date">
            <text:p>11/05/12 14:18</text:p>
          </table:table-cell>
          <table:table-cell office:value-type="date" office:date-value="2012-05-11T14:23:00" calcext:value-type="date">
            <text:p>11/05/12 14:23</text:p>
          </table:table-cell>
          <table:table-cell office:value-type="date" office:date-value="2012-05-11T14:25:00" calcext:value-type="date">
            <text:p>11/05/12 14:25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0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7:08:00" calcext:value-type="date">
            <text:p>11/05/12 17:08</text:p>
          </table:table-cell>
          <table:table-cell office:value-type="date" office:date-value="2012-05-11T17:16:00" calcext:value-type="date">
            <text:p>11/05/12 17:16</text:p>
          </table:table-cell>
          <table:table-cell office:value-type="date" office:date-value="2012-05-11T17:20:00" calcext:value-type="date">
            <text:p>11/05/12 17:20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7:31:00" calcext:value-type="date">
            <text:p>11/05/12 17:31</text:p>
          </table:table-cell>
          <table:table-cell office:value-type="date" office:date-value="2012-05-11T17:38:00" calcext:value-type="date">
            <text:p>11/05/12 17:38</text:p>
          </table:table-cell>
          <table:table-cell office:value-type="date" office:date-value="2012-05-11T17:46:00" calcext:value-type="date">
            <text:p>11/05/12 17:46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8:52:00" calcext:value-type="date">
            <text:p>11/05/12 18:52</text:p>
          </table:table-cell>
          <table:table-cell office:value-type="date" office:date-value="2012-05-11T18:56:00" calcext:value-type="date">
            <text:p>11/05/12 18:56</text:p>
          </table:table-cell>
          <table:table-cell office:value-type="date" office:date-value="2012-05-11T19:00:00" calcext:value-type="date">
            <text:p>11/05/12 19:00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19:54:00" calcext:value-type="date">
            <text:p>11/05/12 19:54</text:p>
          </table:table-cell>
          <table:table-cell office:value-type="date" office:date-value="2012-05-11T20:16:00" calcext:value-type="date">
            <text:p>11/05/12 20:16</text:p>
          </table:table-cell>
          <table:table-cell office:value-type="date" office:date-value="2012-05-11T20:38:00" calcext:value-type="date">
            <text:p>11/05/12 20:38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1T23:02:00" calcext:value-type="date">
            <text:p>11/05/12 23:02</text:p>
          </table:table-cell>
          <table:table-cell office:value-type="date" office:date-value="2012-05-11T23:44:00" calcext:value-type="date">
            <text:p>11/05/12 23:44</text:p>
          </table:table-cell>
          <table:table-cell office:value-type="date" office:date-value="2012-05-12T00:33:00" calcext:value-type="date">
            <text:p>12/05/12 00:33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5W10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11T00:45:00" calcext:value-type="date">
            <text:p>11/11/12 00:45</text:p>
          </table:table-cell>
          <table:table-cell office:value-type="date" office:date-value="2012-11-11T00:54:00" calcext:value-type="date">
            <text:p>11/11/12 00:54</text:p>
          </table:table-cell>
          <table:table-cell office:value-type="date" office:date-value="2012-11-11T01:04:00" calcext:value-type="date">
            <text:p>11/11/12 01:0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1T02:11:00" calcext:value-type="date">
            <text:p>11/11/12 02:11</text:p>
          </table:table-cell>
          <table:table-cell office:value-type="date" office:date-value="2012-11-11T02:33:00" calcext:value-type="date">
            <text:p>11/11/12 02:33</text:p>
          </table:table-cell>
          <table:table-cell office:value-type="date" office:date-value="2012-11-11T02:52:00" calcext:value-type="date">
            <text:p>11/11/12 02:52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1T05:18:00" calcext:value-type="date">
            <text:p>11/11/12 05:18</text:p>
          </table:table-cell>
          <table:table-cell office:value-type="date" office:date-value="2012-11-11T05:30:00" calcext:value-type="date">
            <text:p>11/11/12 05:30</text:p>
          </table:table-cell>
          <table:table-cell office:value-type="date" office:date-value="2012-11-11T05:46:00" calcext:value-type="date">
            <text:p>11/11/12 05:4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1T19:02:00" calcext:value-type="date">
            <text:p>11/11/12 19:02</text:p>
          </table:table-cell>
          <table:table-cell office:value-type="date" office:date-value="2012-11-11T19:06:00" calcext:value-type="date">
            <text:p>11/11/12 19:06</text:p>
          </table:table-cell>
          <table:table-cell office:value-type="date" office:date-value="2012-11-11T19:09:00" calcext:value-type="date">
            <text:p>11/11/12 19:0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0-11T04:23:00" calcext:value-type="date">
            <text:p>11/10/12 04:23</text:p>
          </table:table-cell>
          <table:table-cell office:value-type="date" office:date-value="2012-10-11T04:28:00" calcext:value-type="date">
            <text:p>11/10/12 04:28</text:p>
          </table:table-cell>
          <table:table-cell office:value-type="date" office:date-value="2012-10-11T04:31:00" calcext:value-type="date">
            <text:p>11/10/12 04:3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44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11T07:58:00" calcext:value-type="date">
            <text:p>11/10/12 07:58</text:p>
          </table:table-cell>
          <table:table-cell office:value-type="date" office:date-value="2012-10-11T08:04:00" calcext:value-type="date">
            <text:p>11/10/12 08:04</text:p>
          </table:table-cell>
          <table:table-cell office:value-type="date" office:date-value="2012-10-11T08:08:00" calcext:value-type="date">
            <text:p>11/10/12 08:08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56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1T09:20:00" calcext:value-type="date">
            <text:p>11/10/12 09:20</text:p>
          </table:table-cell>
          <table:table-cell office:value-type="date" office:date-value="2012-10-11T09:24:00" calcext:value-type="date">
            <text:p>11/10/12 09:24</text:p>
          </table:table-cell>
          <table:table-cell office:value-type="date" office:date-value="2012-10-11T09:30:00" calcext:value-type="date">
            <text:p>11/10/12 09:30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1T10:16:00" calcext:value-type="date">
            <text:p>11/10/12 10:16</text:p>
          </table:table-cell>
          <table:table-cell office:value-type="date" office:date-value="2012-10-11T10:20:00" calcext:value-type="date">
            <text:p>11/10/12 10:20</text:p>
          </table:table-cell>
          <table:table-cell office:value-type="date" office:date-value="2012-10-11T10:22:00" calcext:value-type="date">
            <text:p>11/10/12 10:2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46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date" office:date-value="2012-10-11T22:30:00" calcext:value-type="date">
            <text:p>11/10/12 22:30</text:p>
          </table:table-cell>
          <table:table-cell office:value-type="date" office:date-value="2012-10-11T22:46:00" calcext:value-type="date">
            <text:p>11/10/12 22:46</text:p>
          </table:table-cell>
          <table:table-cell office:value-type="date" office:date-value="2012-10-11T22:55:00" calcext:value-type="date">
            <text:p>11/10/12 22:55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09-11T01:00:00" calcext:value-type="date">
            <text:p>11/09/12 01:00</text:p>
          </table:table-cell>
          <table:table-cell office:value-type="date" office:date-value="2012-09-11T01:11:00" calcext:value-type="date">
            <text:p>11/09/12 01:11</text:p>
          </table:table-cell>
          <table:table-cell office:value-type="date" office:date-value="2012-09-11T01:18:00" calcext:value-type="date">
            <text:p>11/09/12 01:18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66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1T08:25:00" calcext:value-type="date">
            <text:p>11/09/12 08:25</text:p>
          </table:table-cell>
          <table:table-cell office:value-type="date" office:date-value="2012-09-11T09:32:00" calcext:value-type="date">
            <text:p>11/09/12 09:32</text:p>
          </table:table-cell>
          <table:table-cell office:value-type="date" office:date-value="2012-09-11T09:41:00" calcext:value-type="date">
            <text:p>11/09/12 09:4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date" office:date-value="2012-09-11T10:28:00" calcext:value-type="date">
            <text:p>11/09/12 10:28</text:p>
          </table:table-cell>
          <table:table-cell office:value-type="date" office:date-value="2012-09-11T11:10:00" calcext:value-type="date">
            <text:p>11/09/12 11:10</text:p>
          </table:table-cell>
          <table:table-cell office:value-type="date" office:date-value="2012-09-11T11:43:00" calcext:value-type="date">
            <text:p>11/09/12 11:4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1T14:00:00" calcext:value-type="date">
            <text:p>11/09/12 14:00</text:p>
          </table:table-cell>
          <table:table-cell office:value-type="date" office:date-value="2012-09-11T14:04:00" calcext:value-type="date">
            <text:p>11/09/12 14:04</text:p>
          </table:table-cell>
          <table:table-cell office:value-type="date" office:date-value="2012-09-11T14:06:00" calcext:value-type="date">
            <text:p>11/09/12 14:06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1T20:54:00" calcext:value-type="date">
            <text:p>11/09/12 20:54</text:p>
          </table:table-cell>
          <table:table-cell office:value-type="date" office:date-value="2012-09-11T20:58:00" calcext:value-type="date">
            <text:p>11/09/12 20:58</text:p>
          </table:table-cell>
          <table:table-cell office:value-type="date" office:date-value="2012-09-11T21:01:00" calcext:value-type="date">
            <text:p>11/09/12 21:0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1T21:43:00" calcext:value-type="date">
            <text:p>11/09/12 21:43</text:p>
          </table:table-cell>
          <table:table-cell office:value-type="date" office:date-value="2012-09-11T22:07:00" calcext:value-type="date">
            <text:p>11/09/12 22:07</text:p>
          </table:table-cell>
          <table:table-cell office:value-type="date" office:date-value="2012-09-11T22:46:00" calcext:value-type="date">
            <text:p>11/09/12 22:46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4-12T08:09:00" calcext:value-type="date">
            <text:p>12/04/12 08:09</text:p>
          </table:table-cell>
          <table:table-cell office:value-type="date" office:date-value="2012-04-12T08:48:00" calcext:value-type="date">
            <text:p>12/04/12 08:48</text:p>
          </table:table-cell>
          <table:table-cell office:value-type="date" office:date-value="2012-04-12T09:17:00" calcext:value-type="date">
            <text:p>12/04/12 09:17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2T09:29:00" calcext:value-type="date">
            <text:p>12/04/12 09:29</text:p>
          </table:table-cell>
          <table:table-cell office:value-type="date" office:date-value="2012-04-12T09:32:00" calcext:value-type="date">
            <text:p>12/04/12 09:32</text:p>
          </table:table-cell>
          <table:table-cell office:value-type="date" office:date-value="2012-04-12T09:34:00" calcext:value-type="date">
            <text:p>12/04/12 09:34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2T23:24:00" calcext:value-type="date">
            <text:p>12/04/12 23:24</text:p>
          </table:table-cell>
          <table:table-cell office:value-type="date" office:date-value="2012-04-12T23:28:00" calcext:value-type="date">
            <text:p>12/04/12 23:28</text:p>
          </table:table-cell>
          <table:table-cell office:value-type="date" office:date-value="2012-04-12T23:30:00" calcext:value-type="date">
            <text:p>12/04/12 23:30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2T13:28:00" calcext:value-type="date">
            <text:p>12/08/12 13:28</text:p>
          </table:table-cell>
          <table:table-cell office:value-type="date" office:date-value="2012-08-12T13:34:00" calcext:value-type="date">
            <text:p>12/08/12 13:34</text:p>
          </table:table-cell>
          <table:table-cell office:value-type="date" office:date-value="2012-08-12T13:44:00" calcext:value-type="date">
            <text:p>12/08/12 13:44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2T13:46:00" calcext:value-type="date">
            <text:p>12/08/12 13:46</text:p>
          </table:table-cell>
          <table:table-cell office:value-type="date" office:date-value="2012-08-12T13:51:00" calcext:value-type="date">
            <text:p>12/08/12 13:51</text:p>
          </table:table-cell>
          <table:table-cell office:value-type="date" office:date-value="2012-08-12T13:57:00" calcext:value-type="date">
            <text:p>12/08/12 13:57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05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12T00:02:00" calcext:value-type="date">
            <text:p>12/12/12 00:02</text:p>
          </table:table-cell>
          <table:table-cell office:value-type="date" office:date-value="2012-12-12T00:11:00" calcext:value-type="date">
            <text:p>12/12/12 00:11</text:p>
          </table:table-cell>
          <table:table-cell office:value-type="date" office:date-value="2012-12-12T00:18:00" calcext:value-type="date">
            <text:p>12/12/12 00:18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24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date" office:date-value="2012-12-12T01:05:00" calcext:value-type="date">
            <text:p>12/12/12 01:05</text:p>
          </table:table-cell>
          <table:table-cell office:value-type="date" office:date-value="2012-12-12T01:09:00" calcext:value-type="date">
            <text:p>12/12/12 01:09</text:p>
          </table:table-cell>
          <table:table-cell office:value-type="date" office:date-value="2012-12-12T01:12:00" calcext:value-type="date">
            <text:p>12/12/12 01:12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12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2T03:02:00" calcext:value-type="date">
            <text:p>12/12/12 03:02</text:p>
          </table:table-cell>
          <table:table-cell office:value-type="date" office:date-value="2012-12-12T03:06:00" calcext:value-type="date">
            <text:p>12/12/12 03:06</text:p>
          </table:table-cell>
          <table:table-cell office:value-type="date" office:date-value="2012-12-12T03:09:00" calcext:value-type="date">
            <text:p>12/12/12 03:09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2T07:22:00" calcext:value-type="date">
            <text:p>12/12/12 07:22</text:p>
          </table:table-cell>
          <table:table-cell office:value-type="date" office:date-value="2012-12-12T07:27:00" calcext:value-type="date">
            <text:p>12/12/12 07:27</text:p>
          </table:table-cell>
          <table:table-cell office:value-type="date" office:date-value="2012-12-12T07:30:00" calcext:value-type="date">
            <text:p>12/12/12 07:30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16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2T12:26:00" calcext:value-type="date">
            <text:p>12/12/12 12:26</text:p>
          </table:table-cell>
          <table:table-cell office:value-type="date" office:date-value="2012-12-12T12:39:00" calcext:value-type="date">
            <text:p>12/12/12 12:39</text:p>
          </table:table-cell>
          <table:table-cell office:value-type="date" office:date-value="2012-12-12T12:44:00" calcext:value-type="date">
            <text:p>12/12/12 12:44</text:p>
          </table:table-cell>
          <table:table-cell office:value-type="string" calcext:value-type="string">
            <text:p>B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2T13:28:00" calcext:value-type="date">
            <text:p>12/12/12 13:28</text:p>
          </table:table-cell>
          <table:table-cell office:value-type="date" office:date-value="2012-12-12T13:35:00" calcext:value-type="date">
            <text:p>12/12/12 13:35</text:p>
          </table:table-cell>
          <table:table-cell office:value-type="date" office:date-value="2012-12-12T13:46:00" calcext:value-type="date">
            <text:p>12/12/12 13:46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2T18:35:00" calcext:value-type="date">
            <text:p>12/12/12 18:35</text:p>
          </table:table-cell>
          <table:table-cell office:value-type="date" office:date-value="2012-12-12T18:47:00" calcext:value-type="date">
            <text:p>12/12/12 18:47</text:p>
          </table:table-cell>
          <table:table-cell office:value-type="date" office:date-value="2012-12-12T18:55:00" calcext:value-type="date">
            <text:p>12/12/12 18:55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2T19:43:00" calcext:value-type="date">
            <text:p>12/12/12 19:43</text:p>
          </table:table-cell>
          <table:table-cell office:value-type="date" office:date-value="2012-12-12T19:46:00" calcext:value-type="date">
            <text:p>12/12/12 19:46</text:p>
          </table:table-cell>
          <table:table-cell office:value-type="date" office:date-value="2012-12-12T19:48:00" calcext:value-type="date">
            <text:p>12/12/12 19:48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2T04:42:00" calcext:value-type="date">
            <text:p>12/02/12 04:42</text:p>
          </table:table-cell>
          <table:table-cell office:value-type="date" office:date-value="2012-02-12T04:46:00" calcext:value-type="date">
            <text:p>12/02/12 04:46</text:p>
          </table:table-cell>
          <table:table-cell office:value-type="date" office:date-value="2012-02-12T04:51:00" calcext:value-type="date">
            <text:p>12/02/12 04:5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2T06:53:00" calcext:value-type="date">
            <text:p>12/02/12 06:53</text:p>
          </table:table-cell>
          <table:table-cell office:value-type="date" office:date-value="2012-02-12T07:01:00" calcext:value-type="date">
            <text:p>12/02/12 07:01</text:p>
          </table:table-cell>
          <table:table-cell office:value-type="date" office:date-value="2012-02-12T07:05:00" calcext:value-type="date">
            <text:p>12/02/12 07:0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2T07:32:00" calcext:value-type="date">
            <text:p>12/02/12 07:32</text:p>
          </table:table-cell>
          <table:table-cell office:value-type="date" office:date-value="2012-02-12T07:38:00" calcext:value-type="date">
            <text:p>12/02/12 07:38</text:p>
          </table:table-cell>
          <table:table-cell office:value-type="date" office:date-value="2012-02-12T07:46:00" calcext:value-type="date">
            <text:p>12/02/12 07:46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2T11:03:00" calcext:value-type="date">
            <text:p>12/02/12 11:03</text:p>
          </table:table-cell>
          <table:table-cell office:value-type="date" office:date-value="2012-02-12T11:06:00" calcext:value-type="date">
            <text:p>12/02/12 11:06</text:p>
          </table:table-cell>
          <table:table-cell office:value-type="date" office:date-value="2012-02-12T11:08:00" calcext:value-type="date">
            <text:p>12/02/12 11:08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2T14:37:00" calcext:value-type="date">
            <text:p>12/02/12 14:37</text:p>
          </table:table-cell>
          <table:table-cell office:value-type="date" office:date-value="2012-02-12T14:43:00" calcext:value-type="date">
            <text:p>12/02/12 14:43</text:p>
          </table:table-cell>
          <table:table-cell office:value-type="date" office:date-value="2012-02-12T14:46:00" calcext:value-type="date">
            <text:p>12/02/12 14:46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2T16:18:00" calcext:value-type="date">
            <text:p>12/02/12 16:18</text:p>
          </table:table-cell>
          <table:table-cell office:value-type="date" office:date-value="2012-02-12T16:22:00" calcext:value-type="date">
            <text:p>12/02/12 16:22</text:p>
          </table:table-cell>
          <table:table-cell office:value-type="date" office:date-value="2012-02-12T16:24:00" calcext:value-type="date">
            <text:p>12/02/12 16:24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8" calcext:value-type="float">
            <text:p>11418</text:p>
          </table:table-cell>
        </table:table-row>
        <table:table-row table:style-name="ro1">
          <table:table-cell office:value-type="date" office:date-value="2012-02-12T18:51:00" calcext:value-type="date">
            <text:p>12/02/12 18:51</text:p>
          </table:table-cell>
          <table:table-cell office:value-type="date" office:date-value="2012-02-12T18:55:00" calcext:value-type="date">
            <text:p>12/02/12 18:55</text:p>
          </table:table-cell>
          <table:table-cell office:value-type="date" office:date-value="2012-02-12T18:58:00" calcext:value-type="date">
            <text:p>12/02/12 18:58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2T21:52:00" calcext:value-type="date">
            <text:p>12/02/12 21:52</text:p>
          </table:table-cell>
          <table:table-cell office:value-type="date" office:date-value="2012-02-12T21:55:00" calcext:value-type="date">
            <text:p>12/02/12 21:55</text:p>
          </table:table-cell>
          <table:table-cell office:value-type="date" office:date-value="2012-02-12T21:57:00" calcext:value-type="date">
            <text:p>12/02/12 21:57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2T23:02:00" calcext:value-type="date">
            <text:p>12/02/12 23:02</text:p>
          </table:table-cell>
          <table:table-cell office:value-type="date" office:date-value="2012-02-12T23:10:00" calcext:value-type="date">
            <text:p>12/02/12 23:10</text:p>
          </table:table-cell>
          <table:table-cell office:value-type="date" office:date-value="2012-02-12T23:13:00" calcext:value-type="date">
            <text:p>12/02/12 23:13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12T23:42:00" calcext:value-type="date">
            <text:p>12/02/12 23:42</text:p>
          </table:table-cell>
          <table:table-cell office:value-type="date" office:date-value="2012-02-12T23:46:00" calcext:value-type="date">
            <text:p>12/02/12 23:46</text:p>
          </table:table-cell>
          <table:table-cell office:value-type="date" office:date-value="2012-02-12T23:49:00" calcext:value-type="date">
            <text:p>12/02/12 23:49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7E70</text:p>
          </table:table-cell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1-12T00:49:00" calcext:value-type="date">
            <text:p>12/01/12 00:49</text:p>
          </table:table-cell>
          <table:table-cell office:value-type="date" office:date-value="2012-01-12T00:58:00" calcext:value-type="date">
            <text:p>12/01/12 00:58</text:p>
          </table:table-cell>
          <table:table-cell office:value-type="date" office:date-value="2012-01-12T01:06:00" calcext:value-type="date">
            <text:p>12/01/12 01:06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19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date" office:date-value="2012-01-12T02:12:00" calcext:value-type="date">
            <text:p>12/01/12 02:12</text:p>
          </table:table-cell>
          <table:table-cell office:value-type="date" office:date-value="2012-01-12T02:20:00" calcext:value-type="date">
            <text:p>12/01/12 02:20</text:p>
          </table:table-cell>
          <table:table-cell office:value-type="date" office:date-value="2012-01-12T02:28:00" calcext:value-type="date">
            <text:p>12/01/12 02:28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2T04:19:00" calcext:value-type="date">
            <text:p>12/01/12 04:19</text:p>
          </table:table-cell>
          <table:table-cell office:value-type="date" office:date-value="2012-01-12T04:23:00" calcext:value-type="date">
            <text:p>12/01/12 04:23</text:p>
          </table:table-cell>
          <table:table-cell office:value-type="date" office:date-value="2012-01-12T04:27:00" calcext:value-type="date">
            <text:p>12/01/12 04:27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1-12T07:54:00" calcext:value-type="date">
            <text:p>12/01/12 07:54</text:p>
          </table:table-cell>
          <table:table-cell office:value-type="date" office:date-value="2012-01-12T10:01:00" calcext:value-type="date">
            <text:p>12/01/12 10:01</text:p>
          </table:table-cell>
          <table:table-cell office:value-type="date" office:date-value="2012-01-12T12:16:00" calcext:value-type="date">
            <text:p>12/01/12 12:16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2T13:11:00" calcext:value-type="date">
            <text:p>12/01/12 13:11</text:p>
          </table:table-cell>
          <table:table-cell office:value-type="date" office:date-value="2012-01-12T13:23:00" calcext:value-type="date">
            <text:p>12/01/12 13:23</text:p>
          </table:table-cell>
          <table:table-cell office:value-type="date" office:date-value="2012-01-12T13:33:00" calcext:value-type="date">
            <text:p>12/01/12 13:33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date" office:date-value="2012-07-12T01:05:00" calcext:value-type="date">
            <text:p>12/07/12 01:05</text:p>
          </table:table-cell>
          <table:table-cell office:value-type="date" office:date-value="2012-07-12T01:09:00" calcext:value-type="date">
            <text:p>12/07/12 01:09</text:p>
          </table:table-cell>
          <table:table-cell office:value-type="date" office:date-value="2012-07-12T01:17:00" calcext:value-type="date">
            <text:p>12/07/12 01:1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03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2T01:23:00" calcext:value-type="date">
            <text:p>12/07/12 01:23</text:p>
          </table:table-cell>
          <table:table-cell office:value-type="date" office:date-value="2012-07-12T01:36:00" calcext:value-type="date">
            <text:p>12/07/12 01:36</text:p>
          </table:table-cell>
          <table:table-cell office:value-type="date" office:date-value="2012-07-12T01:43:00" calcext:value-type="date">
            <text:p>12/07/12 01:43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11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2T07:23:00" calcext:value-type="date">
            <text:p>12/07/12 07:23</text:p>
          </table:table-cell>
          <table:table-cell office:value-type="date" office:date-value="2012-07-12T07:27:00" calcext:value-type="date">
            <text:p>12/07/12 07:27</text:p>
          </table:table-cell>
          <table:table-cell office:value-type="date" office:date-value="2012-07-12T07:46:00" calcext:value-type="date">
            <text:p>12/07/12 07:4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2T07:46:00" calcext:value-type="date">
            <text:p>12/07/12 07:46</text:p>
          </table:table-cell>
          <table:table-cell office:value-type="date" office:date-value="2012-07-12T08:05:00" calcext:value-type="date">
            <text:p>12/07/12 08:05</text:p>
          </table:table-cell>
          <table:table-cell office:value-type="date" office:date-value="2012-07-12T08:21:00" calcext:value-type="date">
            <text:p>12/07/12 08:21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07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2T15:37:00" calcext:value-type="date">
            <text:p>12/07/12 15:37</text:p>
          </table:table-cell>
          <table:table-cell office:value-type="date" office:date-value="2012-07-12T16:49:00" calcext:value-type="date">
            <text:p>12/07/12 16:49</text:p>
          </table:table-cell>
          <table:table-cell office:value-type="date" office:date-value="2012-07-12T17:30:00" calcext:value-type="date">
            <text:p>12/07/12 17:30</text:p>
          </table:table-cell>
          <table:table-cell office:value-type="string" calcext:value-type="string">
            <text:p>X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01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2T02:13:00" calcext:value-type="date">
            <text:p>12/06/12 02:13</text:p>
          </table:table-cell>
          <table:table-cell office:value-type="date" office:date-value="2012-06-12T02:17:00" calcext:value-type="date">
            <text:p>12/06/12 02:17</text:p>
          </table:table-cell>
          <table:table-cell office:value-type="date" office:date-value="2012-06-12T02:20:00" calcext:value-type="date">
            <text:p>12/06/12 02:2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2:34:00" calcext:value-type="date">
            <text:p>12/06/12 02:34</text:p>
          </table:table-cell>
          <table:table-cell office:value-type="date" office:date-value="2012-06-12T02:38:00" calcext:value-type="date">
            <text:p>12/06/12 02:38</text:p>
          </table:table-cell>
          <table:table-cell office:value-type="date" office:date-value="2012-06-12T02:49:00" calcext:value-type="date">
            <text:p>12/06/12 02:4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3:11:00" calcext:value-type="date">
            <text:p>12/06/12 03:11</text:p>
          </table:table-cell>
          <table:table-cell office:value-type="date" office:date-value="2012-06-12T03:15:00" calcext:value-type="date">
            <text:p>12/06/12 03:15</text:p>
          </table:table-cell>
          <table:table-cell office:value-type="date" office:date-value="2012-06-12T03:19:00" calcext:value-type="date">
            <text:p>12/06/12 03:19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4:12:00" calcext:value-type="date">
            <text:p>12/06/12 04:12</text:p>
          </table:table-cell>
          <table:table-cell office:value-type="date" office:date-value="2012-06-12T04:20:00" calcext:value-type="date">
            <text:p>12/06/12 04:20</text:p>
          </table:table-cell>
          <table:table-cell office:value-type="date" office:date-value="2012-06-12T04:22:00" calcext:value-type="date">
            <text:p>12/06/12 04:2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49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5:12:00" calcext:value-type="date">
            <text:p>12/06/12 05:12</text:p>
          </table:table-cell>
          <table:table-cell office:value-type="date" office:date-value="2012-06-12T05:16:00" calcext:value-type="date">
            <text:p>12/06/12 05:16</text:p>
          </table:table-cell>
          <table:table-cell office:value-type="date" office:date-value="2012-06-12T05:24:00" calcext:value-type="date">
            <text:p>12/06/12 05:24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49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5:31:00" calcext:value-type="date">
            <text:p>12/06/12 05:31</text:p>
          </table:table-cell>
          <table:table-cell office:value-type="date" office:date-value="2012-06-12T05:33:00" calcext:value-type="date">
            <text:p>12/06/12 05:33</text:p>
          </table:table-cell>
          <table:table-cell office:value-type="date" office:date-value="2012-06-12T05:35:00" calcext:value-type="date">
            <text:p>12/06/12 05:3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48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05:47:00" calcext:value-type="date">
            <text:p>12/06/12 05:47</text:p>
          </table:table-cell>
          <table:table-cell office:value-type="date" office:date-value="2012-06-12T05:55:00" calcext:value-type="date">
            <text:p>12/06/12 05:55</text:p>
          </table:table-cell>
          <table:table-cell office:value-type="date" office:date-value="2012-06-12T05:59:00" calcext:value-type="date">
            <text:p>12/06/12 05:5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12T06:38:00" calcext:value-type="date">
            <text:p>12/06/12 06:38</text:p>
          </table:table-cell>
          <table:table-cell office:value-type="date" office:date-value="2012-06-12T06:43:00" calcext:value-type="date">
            <text:p>12/06/12 06:43</text:p>
          </table:table-cell>
          <table:table-cell office:value-type="date" office:date-value="2012-06-12T06:48:00" calcext:value-type="date">
            <text:p>12/06/12 06:48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2T07:10:00" calcext:value-type="date">
            <text:p>12/06/12 07:10</text:p>
          </table:table-cell>
          <table:table-cell office:value-type="date" office:date-value="2012-06-12T07:14:00" calcext:value-type="date">
            <text:p>12/06/12 07:14</text:p>
          </table:table-cell>
          <table:table-cell office:value-type="date" office:date-value="2012-06-12T07:16:00" calcext:value-type="date">
            <text:p>12/06/12 07:1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2T09:00:00" calcext:value-type="date">
            <text:p>12/06/12 09:00</text:p>
          </table:table-cell>
          <table:table-cell office:value-type="date" office:date-value="2012-06-12T09:10:00" calcext:value-type="date">
            <text:p>12/06/12 09:10</text:p>
          </table:table-cell>
          <table:table-cell office:value-type="date" office:date-value="2012-06-12T09:15:00" calcext:value-type="date">
            <text:p>12/06/12 09:1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2T12:15:00" calcext:value-type="date">
            <text:p>12/06/12 12:15</text:p>
          </table:table-cell>
          <table:table-cell office:value-type="date" office:date-value="2012-06-12T12:18:00" calcext:value-type="date">
            <text:p>12/06/12 12:18</text:p>
          </table:table-cell>
          <table:table-cell office:value-type="date" office:date-value="2012-06-12T12:20:00" calcext:value-type="date">
            <text:p>12/06/12 12:2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2T13:17:00" calcext:value-type="date">
            <text:p>12/06/12 13:17</text:p>
          </table:table-cell>
          <table:table-cell office:value-type="date" office:date-value="2012-06-12T13:22:00" calcext:value-type="date">
            <text:p>12/06/12 13:22</text:p>
          </table:table-cell>
          <table:table-cell office:value-type="date" office:date-value="2012-06-12T13:30:00" calcext:value-type="date">
            <text:p>12/06/12 13:30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65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12T16:01:00" calcext:value-type="date">
            <text:p>12/06/12 16:01</text:p>
          </table:table-cell>
          <table:table-cell office:value-type="date" office:date-value="2012-06-12T17:32:00" calcext:value-type="date">
            <text:p>12/06/12 17:32</text:p>
          </table:table-cell>
          <table:table-cell office:value-type="date" office:date-value="2012-06-12T17:42:00" calcext:value-type="date">
            <text:p>12/06/12 17:4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E09</text:p>
          </table:table-cell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2T19:04:00" calcext:value-type="date">
            <text:p>12/06/12 19:04</text:p>
          </table:table-cell>
          <table:table-cell office:value-type="date" office:date-value="2012-06-12T19:09:00" calcext:value-type="date">
            <text:p>12/06/12 19:09</text:p>
          </table:table-cell>
          <table:table-cell office:value-type="date" office:date-value="2012-06-12T19:12:00" calcext:value-type="date">
            <text:p>12/06/12 19:12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6-12T22:50:00" calcext:value-type="date">
            <text:p>12/06/12 22:50</text:p>
          </table:table-cell>
          <table:table-cell office:value-type="date" office:date-value="2012-06-12T23:11:00" calcext:value-type="date">
            <text:p>12/06/12 23:11</text:p>
          </table:table-cell>
          <table:table-cell office:value-type="date" office:date-value="2012-06-12T23:19:00" calcext:value-type="date">
            <text:p>12/06/12 23:1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12T23:40:00" calcext:value-type="date">
            <text:p>12/06/12 23:40</text:p>
          </table:table-cell>
          <table:table-cell office:value-type="date" office:date-value="2012-06-12T23:57:00" calcext:value-type="date">
            <text:p>12/06/12 23:57</text:p>
          </table:table-cell>
          <table:table-cell office:value-type="date" office:date-value="2012-06-13T00:05:00" calcext:value-type="date">
            <text:p>13/06/12 00:0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date" office:date-value="2012-03-12T00:07:00" calcext:value-type="date">
            <text:p>12/03/12 00:07</text:p>
          </table:table-cell>
          <table:table-cell office:value-type="date" office:date-value="2012-03-12T00:11:00" calcext:value-type="date">
            <text:p>12/03/12 00:11</text:p>
          </table:table-cell>
          <table:table-cell office:value-type="date" office:date-value="2012-03-12T00:14:00" calcext:value-type="date">
            <text:p>12/03/12 00:1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2T01:34:00" calcext:value-type="date">
            <text:p>12/03/12 01:34</text:p>
          </table:table-cell>
          <table:table-cell office:value-type="date" office:date-value="2012-03-12T01:55:00" calcext:value-type="date">
            <text:p>12/03/12 01:55</text:p>
          </table:table-cell>
          <table:table-cell office:value-type="date" office:date-value="2012-03-12T02:08:00" calcext:value-type="date">
            <text:p>12/03/12 02:08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date" office:date-value="2012-03-12T10:50:00" calcext:value-type="date">
            <text:p>12/03/12 10:50</text:p>
          </table:table-cell>
          <table:table-cell office:value-type="date" office:date-value="2012-03-12T10:55:00" calcext:value-type="date">
            <text:p>12/03/12 10:55</text:p>
          </table:table-cell>
          <table:table-cell office:value-type="date" office:date-value="2012-03-12T11:01:00" calcext:value-type="date">
            <text:p>12/03/12 11:01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date" office:date-value="2012-03-12T11:57:00" calcext:value-type="date">
            <text:p>12/03/12 11:57</text:p>
          </table:table-cell>
          <table:table-cell office:value-type="date" office:date-value="2012-03-12T12:09:00" calcext:value-type="date">
            <text:p>12/03/12 12:09</text:p>
          </table:table-cell>
          <table:table-cell office:value-type="date" office:date-value="2012-03-12T12:19:00" calcext:value-type="date">
            <text:p>12/03/12 12:19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35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5-12T03:17:00" calcext:value-type="date">
            <text:p>12/05/12 03:17</text:p>
          </table:table-cell>
          <table:table-cell office:value-type="date" office:date-value="2012-05-12T03:21:00" calcext:value-type="date">
            <text:p>12/05/12 03:21</text:p>
          </table:table-cell>
          <table:table-cell office:value-type="date" office:date-value="2012-05-12T03:26:00" calcext:value-type="date">
            <text:p>12/05/12 03:2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2T04:36:00" calcext:value-type="date">
            <text:p>12/05/12 04:36</text:p>
          </table:table-cell>
          <table:table-cell office:value-type="date" office:date-value="2012-05-12T04:39:00" calcext:value-type="date">
            <text:p>12/05/12 04:39</text:p>
          </table:table-cell>
          <table:table-cell office:value-type="date" office:date-value="2012-05-12T04:43:00" calcext:value-type="date">
            <text:p>12/05/12 04:4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05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2T05:07:00" calcext:value-type="date">
            <text:p>12/05/12 05:07</text:p>
          </table:table-cell>
          <table:table-cell office:value-type="date" office:date-value="2012-05-12T05:17:00" calcext:value-type="date">
            <text:p>12/05/12 05:17</text:p>
          </table:table-cell>
          <table:table-cell office:value-type="date" office:date-value="2012-05-12T05:23:00" calcext:value-type="date">
            <text:p>12/05/12 05:23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1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2T06:49:00" calcext:value-type="date">
            <text:p>12/05/12 06:49</text:p>
          </table:table-cell>
          <table:table-cell office:value-type="date" office:date-value="2012-05-12T06:55:00" calcext:value-type="date">
            <text:p>12/05/12 06:55</text:p>
          </table:table-cell>
          <table:table-cell office:value-type="date" office:date-value="2012-05-12T07:00:00" calcext:value-type="date">
            <text:p>12/05/12 07:00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1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2T07:11:00" calcext:value-type="date">
            <text:p>12/05/12 07:11</text:p>
          </table:table-cell>
          <table:table-cell office:value-type="date" office:date-value="2012-05-12T07:15:00" calcext:value-type="date">
            <text:p>12/05/12 07:15</text:p>
          </table:table-cell>
          <table:table-cell office:value-type="date" office:date-value="2012-05-12T07:19:00" calcext:value-type="date">
            <text:p>12/05/12 07:1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2T09:18:00" calcext:value-type="date">
            <text:p>12/05/12 09:18</text:p>
          </table:table-cell>
          <table:table-cell office:value-type="date" office:date-value="2012-05-12T09:24:00" calcext:value-type="date">
            <text:p>12/05/12 09:24</text:p>
          </table:table-cell>
          <table:table-cell office:value-type="date" office:date-value="2012-05-12T09:30:00" calcext:value-type="date">
            <text:p>12/05/12 09:30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18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2T12:37:00" calcext:value-type="date">
            <text:p>12/05/12 12:37</text:p>
          </table:table-cell>
          <table:table-cell office:value-type="date" office:date-value="2012-05-12T12:48:00" calcext:value-type="date">
            <text:p>12/05/12 12:48</text:p>
          </table:table-cell>
          <table:table-cell office:value-type="date" office:date-value="2012-05-12T12:51:00" calcext:value-type="date">
            <text:p>12/05/12 12:5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1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2T13:19:00" calcext:value-type="date">
            <text:p>12/05/12 13:19</text:p>
          </table:table-cell>
          <table:table-cell office:value-type="date" office:date-value="2012-05-12T13:25:00" calcext:value-type="date">
            <text:p>12/05/12 13:25</text:p>
          </table:table-cell>
          <table:table-cell office:value-type="date" office:date-value="2012-05-12T13:37:00" calcext:value-type="date">
            <text:p>12/05/12 13:37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17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12T08:06:00" calcext:value-type="date">
            <text:p>12/11/12 08:06</text:p>
          </table:table-cell>
          <table:table-cell office:value-type="date" office:date-value="2012-11-12T08:10:00" calcext:value-type="date">
            <text:p>12/11/12 08:10</text:p>
          </table:table-cell>
          <table:table-cell office:value-type="date" office:date-value="2012-11-12T08:12:00" calcext:value-type="date">
            <text:p>12/11/12 08:1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2T10:17:00" calcext:value-type="date">
            <text:p>12/11/12 10:17</text:p>
          </table:table-cell>
          <table:table-cell office:value-type="date" office:date-value="2012-11-12T10:22:00" calcext:value-type="date">
            <text:p>12/11/12 10:22</text:p>
          </table:table-cell>
          <table:table-cell office:value-type="date" office:date-value="2012-11-12T10:25:00" calcext:value-type="date">
            <text:p>12/11/12 10:25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2T11:49:00" calcext:value-type="date">
            <text:p>12/11/12 11:49</text:p>
          </table:table-cell>
          <table:table-cell office:value-type="date" office:date-value="2012-11-12T12:14:00" calcext:value-type="date">
            <text:p>12/11/12 12:14</text:p>
          </table:table-cell>
          <table:table-cell office:value-type="date" office:date-value="2012-11-12T12:23:00" calcext:value-type="date">
            <text:p>12/11/12 12:2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2T14:27:00" calcext:value-type="date">
            <text:p>12/11/12 14:27</text:p>
          </table:table-cell>
          <table:table-cell office:value-type="date" office:date-value="2012-11-12T14:33:00" calcext:value-type="date">
            <text:p>12/11/12 14:33</text:p>
          </table:table-cell>
          <table:table-cell office:value-type="date" office:date-value="2012-11-12T14:41:00" calcext:value-type="date">
            <text:p>12/11/12 14:4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2T18:43:00" calcext:value-type="date">
            <text:p>12/11/12 18:43</text:p>
          </table:table-cell>
          <table:table-cell office:value-type="date" office:date-value="2012-11-12T18:51:00" calcext:value-type="date">
            <text:p>12/11/12 18:51</text:p>
          </table:table-cell>
          <table:table-cell office:value-type="date" office:date-value="2012-11-12T18:59:00" calcext:value-type="date">
            <text:p>12/11/12 18:5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47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2T21:33:00" calcext:value-type="date">
            <text:p>12/11/12 21:33</text:p>
          </table:table-cell>
          <table:table-cell office:value-type="date" office:date-value="2012-11-12T21:39:00" calcext:value-type="date">
            <text:p>12/11/12 21:39</text:p>
          </table:table-cell>
          <table:table-cell office:value-type="date" office:date-value="2012-11-12T21:41:00" calcext:value-type="date">
            <text:p>12/11/12 21:41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48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2T22:36:00" calcext:value-type="date">
            <text:p>12/11/12 22:36</text:p>
          </table:table-cell>
          <table:table-cell office:value-type="date" office:date-value="2012-11-12T22:41:00" calcext:value-type="date">
            <text:p>12/11/12 22:41</text:p>
          </table:table-cell>
          <table:table-cell office:value-type="date" office:date-value="2012-11-12T22:46:00" calcext:value-type="date">
            <text:p>12/11/12 22:4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2T23:13:00" calcext:value-type="date">
            <text:p>12/11/12 23:13</text:p>
          </table:table-cell>
          <table:table-cell office:value-type="date" office:date-value="2012-11-12T23:28:00" calcext:value-type="date">
            <text:p>12/11/12 23:28</text:p>
          </table:table-cell>
          <table:table-cell office:value-type="date" office:date-value="2012-11-12T23:33:00" calcext:value-type="date">
            <text:p>12/11/12 23:33</text:p>
          </table:table-cell>
          <table:table-cell office:value-type="string" calcext:value-type="string">
            <text:p>M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0-12T02:52:00" calcext:value-type="date">
            <text:p>12/10/12 02:52</text:p>
          </table:table-cell>
          <table:table-cell office:value-type="date" office:date-value="2012-10-12T03:03:00" calcext:value-type="date">
            <text:p>12/10/12 03:03</text:p>
          </table:table-cell>
          <table:table-cell office:value-type="date" office:date-value="2012-10-12T03:16:00" calcext:value-type="date">
            <text:p>12/10/12 03:1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E63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date" office:date-value="2012-10-12T05:48:00" calcext:value-type="date">
            <text:p>12/10/12 05:48</text:p>
          </table:table-cell>
          <table:table-cell office:value-type="date" office:date-value="2012-10-12T06:37:00" calcext:value-type="date">
            <text:p>12/10/12 06:37</text:p>
          </table:table-cell>
          <table:table-cell office:value-type="date" office:date-value="2012-10-12T06:45:00" calcext:value-type="date">
            <text:p>12/10/12 06:4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51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2T07:44:00" calcext:value-type="date">
            <text:p>12/10/12 07:44</text:p>
          </table:table-cell>
          <table:table-cell office:value-type="date" office:date-value="2012-10-12T07:54:00" calcext:value-type="date">
            <text:p>12/10/12 07:54</text:p>
          </table:table-cell>
          <table:table-cell office:value-type="date" office:date-value="2012-10-12T08:00:00" calcext:value-type="date">
            <text:p>12/10/12 08:00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51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2T08:08:00" calcext:value-type="date">
            <text:p>12/10/12 08:08</text:p>
          </table:table-cell>
          <table:table-cell office:value-type="date" office:date-value="2012-10-12T08:20:00" calcext:value-type="date">
            <text:p>12/10/12 08:20</text:p>
          </table:table-cell>
          <table:table-cell office:value-type="date" office:date-value="2012-10-12T08:29:00" calcext:value-type="date">
            <text:p>12/10/12 08:29</text:p>
          </table:table-cell>
          <table:table-cell office:value-type="string" calcext:value-type="string">
            <text:p>C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47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2T09:00:00" calcext:value-type="date">
            <text:p>12/10/12 09:00</text:p>
          </table:table-cell>
          <table:table-cell office:value-type="date" office:date-value="2012-10-12T09:04:00" calcext:value-type="date">
            <text:p>12/10/12 09:04</text:p>
          </table:table-cell>
          <table:table-cell office:value-type="date" office:date-value="2012-10-12T09:07:00" calcext:value-type="date">
            <text:p>12/10/12 09:07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2T12:52:00" calcext:value-type="date">
            <text:p>12/10/12 12:52</text:p>
          </table:table-cell>
          <table:table-cell office:value-type="date" office:date-value="2012-10-12T12:54:00" calcext:value-type="date">
            <text:p>12/10/12 12:54</text:p>
          </table:table-cell>
          <table:table-cell office:value-type="date" office:date-value="2012-10-12T12:57:00" calcext:value-type="date">
            <text:p>12/10/12 12:57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2T18:47:00" calcext:value-type="date">
            <text:p>12/10/12 18:47</text:p>
          </table:table-cell>
          <table:table-cell office:value-type="date" office:date-value="2012-10-12T18:51:00" calcext:value-type="date">
            <text:p>12/10/12 18:51</text:p>
          </table:table-cell>
          <table:table-cell office:value-type="date" office:date-value="2012-10-12T18:57:00" calcext:value-type="date">
            <text:p>12/10/12 18:57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date" office:date-value="2012-10-12T19:45:00" calcext:value-type="date">
            <text:p>12/10/12 19:45</text:p>
          </table:table-cell>
          <table:table-cell office:value-type="date" office:date-value="2012-10-12T19:49:00" calcext:value-type="date">
            <text:p>12/10/12 19:49</text:p>
          </table:table-cell>
          <table:table-cell office:value-type="date" office:date-value="2012-10-12T19:52:00" calcext:value-type="date">
            <text:p>12/10/12 19:5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09-12T01:01:00" calcext:value-type="date">
            <text:p>12/09/12 01:01</text:p>
          </table:table-cell>
          <table:table-cell office:value-type="date" office:date-value="2012-09-12T01:04:00" calcext:value-type="date">
            <text:p>12/09/12 01:04</text:p>
          </table:table-cell>
          <table:table-cell office:value-type="date" office:date-value="2012-09-12T01:06:00" calcext:value-type="date">
            <text:p>12/09/12 01:0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2T04:33:00" calcext:value-type="date">
            <text:p>12/09/12 04:33</text:p>
          </table:table-cell>
          <table:table-cell office:value-type="date" office:date-value="2012-09-12T04:36:00" calcext:value-type="date">
            <text:p>12/09/12 04:36</text:p>
          </table:table-cell>
          <table:table-cell office:value-type="date" office:date-value="2012-09-12T04:38:00" calcext:value-type="date">
            <text:p>12/09/12 04:38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2T10:05:00" calcext:value-type="date">
            <text:p>12/09/12 10:05</text:p>
          </table:table-cell>
          <table:table-cell office:value-type="date" office:date-value="2012-09-12T10:31:00" calcext:value-type="date">
            <text:p>12/09/12 10:31</text:p>
          </table:table-cell>
          <table:table-cell office:value-type="date" office:date-value="2012-09-12T10:51:00" calcext:value-type="date">
            <text:p>12/09/12 10:5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2T14:10:00" calcext:value-type="date">
            <text:p>12/09/12 14:10</text:p>
          </table:table-cell>
          <table:table-cell office:value-type="date" office:date-value="2012-09-12T14:28:00" calcext:value-type="date">
            <text:p>12/09/12 14:28</text:p>
          </table:table-cell>
          <table:table-cell office:value-type="date" office:date-value="2012-09-12T14:37:00" calcext:value-type="date">
            <text:p>12/09/12 14:3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2T17:27:00" calcext:value-type="date">
            <text:p>12/09/12 17:27</text:p>
          </table:table-cell>
          <table:table-cell office:value-type="date" office:date-value="2012-09-12T18:03:00" calcext:value-type="date">
            <text:p>12/09/12 18:03</text:p>
          </table:table-cell>
          <table:table-cell office:value-type="date" office:date-value="2012-09-12T19:04:00" calcext:value-type="date">
            <text:p>12/09/12 19:04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2T22:38:00" calcext:value-type="date">
            <text:p>12/09/12 22:38</text:p>
          </table:table-cell>
          <table:table-cell office:value-type="date" office:date-value="2012-09-12T22:41:00" calcext:value-type="date">
            <text:p>12/09/12 22:41</text:p>
          </table:table-cell>
          <table:table-cell office:value-type="date" office:date-value="2012-09-12T22:45:00" calcext:value-type="date">
            <text:p>12/09/12 22:45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2T22:59:00" calcext:value-type="date">
            <text:p>12/09/12 22:59</text:p>
          </table:table-cell>
          <table:table-cell office:value-type="date" office:date-value="2012-09-12T23:24:00" calcext:value-type="date">
            <text:p>12/09/12 23:24</text:p>
          </table:table-cell>
          <table:table-cell office:value-type="date" office:date-value="2012-09-12T23:37:00" calcext:value-type="date">
            <text:p>12/09/12 23:37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4-13T04:11:00" calcext:value-type="date">
            <text:p>13/04/12 04:11</text:p>
          </table:table-cell>
          <table:table-cell office:value-type="date" office:date-value="2012-04-13T04:21:00" calcext:value-type="date">
            <text:p>13/04/12 04:21</text:p>
          </table:table-cell>
          <table:table-cell office:value-type="date" office:date-value="2012-04-13T04:39:00" calcext:value-type="date">
            <text:p>13/04/12 04:39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3T05:02:00" calcext:value-type="date">
            <text:p>13/04/12 05:02</text:p>
          </table:table-cell>
          <table:table-cell office:value-type="date" office:date-value="2012-04-13T05:07:00" calcext:value-type="date">
            <text:p>13/04/12 05:07</text:p>
          </table:table-cell>
          <table:table-cell office:value-type="date" office:date-value="2012-04-13T05:12:00" calcext:value-type="date">
            <text:p>13/04/12 05:12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3T14:34:00" calcext:value-type="date">
            <text:p>13/04/12 14:34</text:p>
          </table:table-cell>
          <table:table-cell office:value-type="date" office:date-value="2012-04-13T14:38:00" calcext:value-type="date">
            <text:p>13/04/12 14:38</text:p>
          </table:table-cell>
          <table:table-cell office:value-type="date" office:date-value="2012-04-13T14:47:00" calcext:value-type="date">
            <text:p>13/04/12 14:47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3T23:30:00" calcext:value-type="date">
            <text:p>13/04/12 23:30</text:p>
          </table:table-cell>
          <table:table-cell office:value-type="date" office:date-value="2012-04-13T23:33:00" calcext:value-type="date">
            <text:p>13/04/12 23:33</text:p>
          </table:table-cell>
          <table:table-cell office:value-type="date" office:date-value="2012-04-13T23:39:00" calcext:value-type="date">
            <text:p>13/04/12 23:39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3T04:05:00" calcext:value-type="date">
            <text:p>13/08/12 04:05</text:p>
          </table:table-cell>
          <table:table-cell office:value-type="date" office:date-value="2012-08-13T04:13:00" calcext:value-type="date">
            <text:p>13/08/12 04:13</text:p>
          </table:table-cell>
          <table:table-cell office:value-type="date" office:date-value="2012-08-13T04:27:00" calcext:value-type="date">
            <text:p>13/08/12 04:2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4E02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3T09:19:00" calcext:value-type="date">
            <text:p>13/08/12 09:19</text:p>
          </table:table-cell>
          <table:table-cell office:value-type="date" office:date-value="2012-08-13T09:30:00" calcext:value-type="date">
            <text:p>13/08/12 09:30</text:p>
          </table:table-cell>
          <table:table-cell office:value-type="date" office:date-value="2012-08-13T09:41:00" calcext:value-type="date">
            <text:p>13/08/12 09:4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08-13T12:33:00" calcext:value-type="date">
            <text:p>13/08/12 12:33</text:p>
          </table:table-cell>
          <table:table-cell office:value-type="date" office:date-value="2012-08-13T12:40:00" calcext:value-type="date">
            <text:p>13/08/12 12:40</text:p>
          </table:table-cell>
          <table:table-cell office:value-type="date" office:date-value="2012-08-13T12:49:00" calcext:value-type="date">
            <text:p>13/08/12 12:49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3T21:44:00" calcext:value-type="date">
            <text:p>13/08/12 21:44</text:p>
          </table:table-cell>
          <table:table-cell office:value-type="date" office:date-value="2012-08-13T21:59:00" calcext:value-type="date">
            <text:p>13/08/12 21:59</text:p>
          </table:table-cell>
          <table:table-cell office:value-type="date" office:date-value="2012-08-13T22:08:00" calcext:value-type="date">
            <text:p>13/08/12 22:08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12-13T11:57:00" calcext:value-type="date">
            <text:p>13/12/12 11:57</text:p>
          </table:table-cell>
          <table:table-cell office:value-type="date" office:date-value="2012-12-13T12:02:00" calcext:value-type="date">
            <text:p>13/12/12 12:02</text:p>
          </table:table-cell>
          <table:table-cell office:value-type="date" office:date-value="2012-12-13T12:10:00" calcext:value-type="date">
            <text:p>13/12/12 12:10</text:p>
          </table:table-cell>
          <table:table-cell office:value-type="string" calcext:value-type="string">
            <text:p>B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3T13:38:00" calcext:value-type="date">
            <text:p>13/12/12 13:38</text:p>
          </table:table-cell>
          <table:table-cell office:value-type="date" office:date-value="2012-12-13T13:50:00" calcext:value-type="date">
            <text:p>13/12/12 13:50</text:p>
          </table:table-cell>
          <table:table-cell office:value-type="date" office:date-value="2012-12-13T13:54:00" calcext:value-type="date">
            <text:p>13/12/12 13:54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3T14:03:00" calcext:value-type="date">
            <text:p>13/12/12 14:03</text:p>
          </table:table-cell>
          <table:table-cell office:value-type="date" office:date-value="2012-12-13T14:07:00" calcext:value-type="date">
            <text:p>13/12/12 14:07</text:p>
          </table:table-cell>
          <table:table-cell office:value-type="date" office:date-value="2012-12-13T14:15:00" calcext:value-type="date">
            <text:p>13/12/12 14:15</text:p>
          </table:table-cell>
          <table:table-cell office:value-type="string" calcext:value-type="string">
            <text:p>B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3T19:11:00" calcext:value-type="date">
            <text:p>13/12/12 19:11</text:p>
          </table:table-cell>
          <table:table-cell office:value-type="date" office:date-value="2012-12-13T19:22:00" calcext:value-type="date">
            <text:p>13/12/12 19:22</text:p>
          </table:table-cell>
          <table:table-cell office:value-type="date" office:date-value="2012-12-13T19:33:00" calcext:value-type="date">
            <text:p>13/12/12 19:3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21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02-13T00:18:00" calcext:value-type="date">
            <text:p>13/02/12 00:18</text:p>
          </table:table-cell>
          <table:table-cell office:value-type="date" office:date-value="2012-02-13T00:22:00" calcext:value-type="date">
            <text:p>13/02/12 00:22</text:p>
          </table:table-cell>
          <table:table-cell office:value-type="date" office:date-value="2012-02-13T00:26:00" calcext:value-type="date">
            <text:p>13/02/12 00:26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3T06:01:00" calcext:value-type="date">
            <text:p>13/01/12 06:01</text:p>
          </table:table-cell>
          <table:table-cell office:value-type="date" office:date-value="2012-01-13T06:05:00" calcext:value-type="date">
            <text:p>13/01/12 06:05</text:p>
          </table:table-cell>
          <table:table-cell office:value-type="date" office:date-value="2012-01-13T06:08:00" calcext:value-type="date">
            <text:p>13/01/12 06:08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57</text:p>
          </table:table-cell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13T09:19:00" calcext:value-type="date">
            <text:p>13/01/12 09:19</text:p>
          </table:table-cell>
          <table:table-cell office:value-type="date" office:date-value="2012-01-13T09:23:00" calcext:value-type="date">
            <text:p>13/01/12 09:23</text:p>
          </table:table-cell>
          <table:table-cell office:value-type="date" office:date-value="2012-01-13T09:26:00" calcext:value-type="date">
            <text:p>13/01/12 09:26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13T06:23:00" calcext:value-type="date">
            <text:p>13/07/12 06:23</text:p>
          </table:table-cell>
          <table:table-cell office:value-type="date" office:date-value="2012-07-13T06:29:00" calcext:value-type="date">
            <text:p>13/07/12 06:29</text:p>
          </table:table-cell>
          <table:table-cell office:value-type="date" office:date-value="2012-07-13T06:37:00" calcext:value-type="date">
            <text:p>13/07/12 06:37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W24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3T11:07:00" calcext:value-type="date">
            <text:p>13/07/12 11:07</text:p>
          </table:table-cell>
          <table:table-cell office:value-type="date" office:date-value="2012-07-13T11:11:00" calcext:value-type="date">
            <text:p>13/07/12 11:11</text:p>
          </table:table-cell>
          <table:table-cell office:value-type="date" office:date-value="2012-07-13T11:13:00" calcext:value-type="date">
            <text:p>13/07/12 11:1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08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3T12:15:00" calcext:value-type="date">
            <text:p>13/07/12 12:15</text:p>
          </table:table-cell>
          <table:table-cell office:value-type="date" office:date-value="2012-07-13T12:19:00" calcext:value-type="date">
            <text:p>13/07/12 12:19</text:p>
          </table:table-cell>
          <table:table-cell office:value-type="date" office:date-value="2012-07-13T12:22:00" calcext:value-type="date">
            <text:p>13/07/12 12:22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W27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3T19:00:00" calcext:value-type="date">
            <text:p>13/07/12 19:00</text:p>
          </table:table-cell>
          <table:table-cell office:value-type="date" office:date-value="2012-07-13T19:04:00" calcext:value-type="date">
            <text:p>13/07/12 19:04</text:p>
          </table:table-cell>
          <table:table-cell office:value-type="date" office:date-value="2012-07-13T19:27:00" calcext:value-type="date">
            <text:p>13/07/12 19:2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17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3T22:01:00" calcext:value-type="date">
            <text:p>13/07/12 22:01</text:p>
          </table:table-cell>
          <table:table-cell office:value-type="date" office:date-value="2012-07-13T22:10:00" calcext:value-type="date">
            <text:p>13/07/12 22:10</text:p>
          </table:table-cell>
          <table:table-cell office:value-type="date" office:date-value="2012-07-13T22:19:00" calcext:value-type="date">
            <text:p>13/07/12 22:19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18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3T22:28:00" calcext:value-type="date">
            <text:p>13/07/12 22:28</text:p>
          </table:table-cell>
          <table:table-cell office:value-type="date" office:date-value="2012-07-13T22:35:00" calcext:value-type="date">
            <text:p>13/07/12 22:35</text:p>
          </table:table-cell>
          <table:table-cell office:value-type="date" office:date-value="2012-07-13T22:42:00" calcext:value-type="date">
            <text:p>13/07/12 22:42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6-13T00:32:00" calcext:value-type="date">
            <text:p>13/06/12 00:32</text:p>
          </table:table-cell>
          <table:table-cell office:value-type="date" office:date-value="2012-06-13T00:36:00" calcext:value-type="date">
            <text:p>13/06/12 00:36</text:p>
          </table:table-cell>
          <table:table-cell office:value-type="date" office:date-value="2012-06-13T00:38:00" calcext:value-type="date">
            <text:p>13/06/12 00:3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date" office:date-value="2012-06-13T01:38:00" calcext:value-type="date">
            <text:p>13/06/12 01:38</text:p>
          </table:table-cell>
          <table:table-cell office:value-type="date" office:date-value="2012-06-13T01:49:00" calcext:value-type="date">
            <text:p>13/06/12 01:49</text:p>
          </table:table-cell>
          <table:table-cell office:value-type="date" office:date-value="2012-06-13T01:56:00" calcext:value-type="date">
            <text:p>13/06/12 01:5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date" office:date-value="2012-06-13T02:10:00" calcext:value-type="date">
            <text:p>13/06/12 02:10</text:p>
          </table:table-cell>
          <table:table-cell office:value-type="date" office:date-value="2012-06-13T02:27:00" calcext:value-type="date">
            <text:p>13/06/12 02:27</text:p>
          </table:table-cell>
          <table:table-cell office:value-type="date" office:date-value="2012-06-13T02:35:00" calcext:value-type="date">
            <text:p>13/06/12 02:3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3T03:15:00" calcext:value-type="date">
            <text:p>13/06/12 03:15</text:p>
          </table:table-cell>
          <table:table-cell office:value-type="date" office:date-value="2012-06-13T03:20:00" calcext:value-type="date">
            <text:p>13/06/12 03:20</text:p>
          </table:table-cell>
          <table:table-cell office:value-type="date" office:date-value="2012-06-13T03:31:00" calcext:value-type="date">
            <text:p>13/06/12 03:31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05:40:00" calcext:value-type="date">
            <text:p>13/06/12 05:40</text:p>
          </table:table-cell>
          <table:table-cell office:value-type="date" office:date-value="2012-06-13T06:21:00" calcext:value-type="date">
            <text:p>13/06/12 06:21</text:p>
          </table:table-cell>
          <table:table-cell office:value-type="date" office:date-value="2012-06-13T06:31:00" calcext:value-type="date">
            <text:p>13/06/12 06:3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25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09:13:00" calcext:value-type="date">
            <text:p>13/06/12 09:13</text:p>
          </table:table-cell>
          <table:table-cell office:value-type="date" office:date-value="2012-06-13T09:19:00" calcext:value-type="date">
            <text:p>13/06/12 09:19</text:p>
          </table:table-cell>
          <table:table-cell office:value-type="date" office:date-value="2012-06-13T09:24:00" calcext:value-type="date">
            <text:p>13/06/12 09:2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22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09:36:00" calcext:value-type="date">
            <text:p>13/06/12 09:36</text:p>
          </table:table-cell>
          <table:table-cell office:value-type="date" office:date-value="2012-06-13T09:39:00" calcext:value-type="date">
            <text:p>13/06/12 09:39</text:p>
          </table:table-cell>
          <table:table-cell office:value-type="date" office:date-value="2012-06-13T09:41:00" calcext:value-type="date">
            <text:p>13/06/12 09:4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26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11:29:00" calcext:value-type="date">
            <text:p>13/06/12 11:29</text:p>
          </table:table-cell>
          <table:table-cell office:value-type="date" office:date-value="2012-06-13T13:17:00" calcext:value-type="date">
            <text:p>13/06/12 13:17</text:p>
          </table:table-cell>
          <table:table-cell office:value-type="date" office:date-value="2012-06-13T14:31:00" calcext:value-type="date">
            <text:p>13/06/12 14:31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18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14:41:00" calcext:value-type="date">
            <text:p>13/06/12 14:41</text:p>
          </table:table-cell>
          <table:table-cell office:value-type="date" office:date-value="2012-06-13T14:48:00" calcext:value-type="date">
            <text:p>13/06/12 14:48</text:p>
          </table:table-cell>
          <table:table-cell office:value-type="date" office:date-value="2012-06-13T14:59:00" calcext:value-type="date">
            <text:p>13/06/12 14:59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W01</text:p>
          </table:table-cell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3T15:25:00" calcext:value-type="date">
            <text:p>13/06/12 15:25</text:p>
          </table:table-cell>
          <table:table-cell office:value-type="date" office:date-value="2012-06-13T15:27:00" calcext:value-type="date">
            <text:p>13/06/12 15:27</text:p>
          </table:table-cell>
          <table:table-cell office:value-type="date" office:date-value="2012-06-13T15:30:00" calcext:value-type="date">
            <text:p>13/06/12 15:30</text:p>
          </table:table-cell>
          <table:table-cell office:value-type="string" calcext:value-type="string">
            <text:p>C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7" calcext:value-type="float">
            <text:p>11507</text:p>
          </table:table-cell>
        </table:table-row>
        <table:table-row table:style-name="ro1">
          <table:table-cell office:value-type="date" office:date-value="2012-06-13T18:47:00" calcext:value-type="date">
            <text:p>13/06/12 18:47</text:p>
          </table:table-cell>
          <table:table-cell office:value-type="date" office:date-value="2012-06-13T18:52:00" calcext:value-type="date">
            <text:p>13/06/12 18:52</text:p>
          </table:table-cell>
          <table:table-cell office:value-type="date" office:date-value="2012-06-13T18:57:00" calcext:value-type="date">
            <text:p>13/06/12 18:57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3T19:17:00" calcext:value-type="date">
            <text:p>13/06/12 19:17</text:p>
          </table:table-cell>
          <table:table-cell office:value-type="date" office:date-value="2012-06-13T19:26:00" calcext:value-type="date">
            <text:p>13/06/12 19:26</text:p>
          </table:table-cell>
          <table:table-cell office:value-type="date" office:date-value="2012-06-13T19:55:00" calcext:value-type="date">
            <text:p>13/06/12 19:55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20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3T22:59:00" calcext:value-type="date">
            <text:p>13/06/12 22:59</text:p>
          </table:table-cell>
          <table:table-cell office:value-type="date" office:date-value="2012-06-13T23:02:00" calcext:value-type="date">
            <text:p>13/06/12 23:02</text:p>
          </table:table-cell>
          <table:table-cell office:value-type="date" office:date-value="2012-06-13T23:05:00" calcext:value-type="date">
            <text:p>13/06/12 23:0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2T22:20:00" calcext:value-type="date">
            <text:p>12/03/12 22:20</text:p>
          </table:table-cell>
          <table:table-cell office:value-type="date" office:date-value="2012-03-13T00:39:00" calcext:value-type="date">
            <text:p>13/03/12 00:39</text:p>
          </table:table-cell>
          <table:table-cell office:value-type="date" office:date-value="2012-03-13T00:56:00" calcext:value-type="date">
            <text:p>13/03/12 00:56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3T01:45:00" calcext:value-type="date">
            <text:p>13/03/12 01:45</text:p>
          </table:table-cell>
          <table:table-cell office:value-type="date" office:date-value="2012-03-13T01:50:00" calcext:value-type="date">
            <text:p>13/03/12 01:50</text:p>
          </table:table-cell>
          <table:table-cell office:value-type="date" office:date-value="2012-03-13T01:56:00" calcext:value-type="date">
            <text:p>13/03/12 01:5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date" office:date-value="2012-03-13T06:55:00" calcext:value-type="date">
            <text:p>13/03/12 06:55</text:p>
          </table:table-cell>
          <table:table-cell office:value-type="date" office:date-value="2012-03-13T07:28:00" calcext:value-type="date">
            <text:p>13/03/12 07:28</text:p>
          </table:table-cell>
          <table:table-cell office:value-type="date" office:date-value="2012-03-13T08:35:00" calcext:value-type="date">
            <text:p>13/03/12 08:35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3T17:12:00" calcext:value-type="date">
            <text:p>13/03/12 17:12</text:p>
          </table:table-cell>
          <table:table-cell office:value-type="date" office:date-value="2012-03-13T17:41:00" calcext:value-type="date">
            <text:p>13/03/12 17:41</text:p>
          </table:table-cell>
          <table:table-cell office:value-type="date" office:date-value="2012-03-13T18:25:00" calcext:value-type="date">
            <text:p>13/03/12 18:25</text:p>
          </table:table-cell>
          <table:table-cell office:value-type="string" calcext:value-type="string">
            <text:p>M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13T01:55:00" calcext:value-type="date">
            <text:p>13/05/12 01:55</text:p>
          </table:table-cell>
          <table:table-cell office:value-type="date" office:date-value="2012-05-13T02:02:00" calcext:value-type="date">
            <text:p>13/05/12 02:02</text:p>
          </table:table-cell>
          <table:table-cell office:value-type="date" office:date-value="2012-05-13T02:09:00" calcext:value-type="date">
            <text:p>13/05/12 02:0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2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3T02:51:00" calcext:value-type="date">
            <text:p>13/05/12 02:51</text:p>
          </table:table-cell>
          <table:table-cell office:value-type="date" office:date-value="2012-05-13T02:57:00" calcext:value-type="date">
            <text:p>13/05/12 02:57</text:p>
          </table:table-cell>
          <table:table-cell office:value-type="date" office:date-value="2012-05-13T03:02:00" calcext:value-type="date">
            <text:p>13/05/12 03:02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3T04:01:00" calcext:value-type="date">
            <text:p>13/05/12 04:01</text:p>
          </table:table-cell>
          <table:table-cell office:value-type="date" office:date-value="2012-05-13T04:08:00" calcext:value-type="date">
            <text:p>13/05/12 04:08</text:p>
          </table:table-cell>
          <table:table-cell office:value-type="date" office:date-value="2012-05-13T04:15:00" calcext:value-type="date">
            <text:p>13/05/12 04:15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2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3T07:21:00" calcext:value-type="date">
            <text:p>13/05/12 07:21</text:p>
          </table:table-cell>
          <table:table-cell office:value-type="date" office:date-value="2012-05-13T08:14:00" calcext:value-type="date">
            <text:p>13/05/12 08:14</text:p>
          </table:table-cell>
          <table:table-cell office:value-type="date" office:date-value="2012-05-13T08:20:00" calcext:value-type="date">
            <text:p>13/05/12 08:20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3T22:26:00" calcext:value-type="date">
            <text:p>13/05/12 22:26</text:p>
          </table:table-cell>
          <table:table-cell office:value-type="date" office:date-value="2012-05-13T22:32:00" calcext:value-type="date">
            <text:p>13/05/12 22:32</text:p>
          </table:table-cell>
          <table:table-cell office:value-type="date" office:date-value="2012-05-13T22:43:00" calcext:value-type="date">
            <text:p>13/05/12 22:43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3T00:17:00" calcext:value-type="date">
            <text:p>13/11/12 00:17</text:p>
          </table:table-cell>
          <table:table-cell office:value-type="date" office:date-value="2012-11-13T00:22:00" calcext:value-type="date">
            <text:p>13/11/12 00:22</text:p>
          </table:table-cell>
          <table:table-cell office:value-type="date" office:date-value="2012-11-13T00:25:00" calcext:value-type="date">
            <text:p>13/11/12 00:25</text:p>
          </table:table-cell>
          <table:table-cell office:value-type="string" calcext:value-type="string">
            <text:p>C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1:12:00" calcext:value-type="date">
            <text:p>13/11/12 01:12</text:p>
          </table:table-cell>
          <table:table-cell office:value-type="date" office:date-value="2012-11-13T01:18:00" calcext:value-type="date">
            <text:p>13/11/12 01:18</text:p>
          </table:table-cell>
          <table:table-cell office:value-type="date" office:date-value="2012-11-13T01:26:00" calcext:value-type="date">
            <text:p>13/11/12 01:26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1:58:00" calcext:value-type="date">
            <text:p>13/11/12 01:58</text:p>
          </table:table-cell>
          <table:table-cell office:value-type="date" office:date-value="2012-11-13T02:04:00" calcext:value-type="date">
            <text:p>13/11/12 02:04</text:p>
          </table:table-cell>
          <table:table-cell office:value-type="date" office:date-value="2012-11-13T02:06:00" calcext:value-type="date">
            <text:p>13/11/12 02:06</text:p>
          </table:table-cell>
          <table:table-cell office:value-type="string" calcext:value-type="string">
            <text:p>M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4:31:00" calcext:value-type="date">
            <text:p>13/11/12 04:31</text:p>
          </table:table-cell>
          <table:table-cell office:value-type="date" office:date-value="2012-11-13T04:34:00" calcext:value-type="date">
            <text:p>13/11/12 04:34</text:p>
          </table:table-cell>
          <table:table-cell office:value-type="date" office:date-value="2012-11-13T04:40:00" calcext:value-type="date">
            <text:p>13/11/12 04:4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5:42:00" calcext:value-type="date">
            <text:p>13/11/12 05:42</text:p>
          </table:table-cell>
          <table:table-cell office:value-type="date" office:date-value="2012-11-13T05:50:00" calcext:value-type="date">
            <text:p>13/11/12 05:50</text:p>
          </table:table-cell>
          <table:table-cell office:value-type="date" office:date-value="2012-11-13T05:54:00" calcext:value-type="date">
            <text:p>13/11/12 05:54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6:51:00" calcext:value-type="date">
            <text:p>13/11/12 06:51</text:p>
          </table:table-cell>
          <table:table-cell office:value-type="date" office:date-value="2012-11-13T06:56:00" calcext:value-type="date">
            <text:p>13/11/12 06:56</text:p>
          </table:table-cell>
          <table:table-cell office:value-type="date" office:date-value="2012-11-13T07:02:00" calcext:value-type="date">
            <text:p>13/11/12 07:02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08:02:00" calcext:value-type="date">
            <text:p>13/11/12 08:02</text:p>
          </table:table-cell>
          <table:table-cell office:value-type="date" office:date-value="2012-11-13T08:06:00" calcext:value-type="date">
            <text:p>13/11/12 08:06</text:p>
          </table:table-cell>
          <table:table-cell office:value-type="date" office:date-value="2012-11-13T08:10:00" calcext:value-type="date">
            <text:p>13/11/12 08:10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3T10:05:00" calcext:value-type="date">
            <text:p>13/11/12 10:05</text:p>
          </table:table-cell>
          <table:table-cell office:value-type="date" office:date-value="2012-11-13T10:12:00" calcext:value-type="date">
            <text:p>13/11/12 10:12</text:p>
          </table:table-cell>
          <table:table-cell office:value-type="date" office:date-value="2012-11-13T10:15:00" calcext:value-type="date">
            <text:p>13/11/12 10:15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10:53:00" calcext:value-type="date">
            <text:p>13/11/12 10:53</text:p>
          </table:table-cell>
          <table:table-cell office:value-type="date" office:date-value="2012-11-13T10:57:00" calcext:value-type="date">
            <text:p>13/11/12 10:57</text:p>
          </table:table-cell>
          <table:table-cell office:value-type="date" office:date-value="2012-11-13T11:00:00" calcext:value-type="date">
            <text:p>13/11/12 11:00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3T17:34:00" calcext:value-type="date">
            <text:p>13/11/12 17:34</text:p>
          </table:table-cell>
          <table:table-cell office:value-type="date" office:date-value="2012-11-13T17:43:00" calcext:value-type="date">
            <text:p>13/11/12 17:43</text:p>
          </table:table-cell>
          <table:table-cell office:value-type="date" office:date-value="2012-11-13T17:48:00" calcext:value-type="date">
            <text:p>13/11/12 17:4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36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3T19:54:00" calcext:value-type="date">
            <text:p>13/11/12 19:54</text:p>
          </table:table-cell>
          <table:table-cell office:value-type="date" office:date-value="2012-11-13T20:00:00" calcext:value-type="date">
            <text:p>13/11/12 20:00</text:p>
          </table:table-cell>
          <table:table-cell office:value-type="date" office:date-value="2012-11-13T20:04:00" calcext:value-type="date">
            <text:p>13/11/12 20:0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3T20:50:00" calcext:value-type="date">
            <text:p>13/11/12 20:50</text:p>
          </table:table-cell>
          <table:table-cell office:value-type="date" office:date-value="2012-11-13T20:54:00" calcext:value-type="date">
            <text:p>13/11/12 20:54</text:p>
          </table:table-cell>
          <table:table-cell office:value-type="date" office:date-value="2012-11-13T20:57:00" calcext:value-type="date">
            <text:p>13/11/12 20:57</text:p>
          </table:table-cell>
          <table:table-cell office:value-type="string" calcext:value-type="string">
            <text:p>M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33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0-13T23:46:00" calcext:value-type="date">
            <text:p>13/10/12 23:46</text:p>
          </table:table-cell>
          <table:table-cell office:value-type="date" office:date-value="2012-10-13" calcext:value-type="date">
            <text:p>13/10/12 00:00</text:p>
          </table:table-cell>
          <table:table-cell office:value-type="date" office:date-value="2012-10-14T00:18:00" calcext:value-type="date">
            <text:p>14/10/12 00:1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25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3T12:11:00" calcext:value-type="date">
            <text:p>13/10/12 12:11</text:p>
          </table:table-cell>
          <table:table-cell office:value-type="date" office:date-value="2012-10-13T12:58:00" calcext:value-type="date">
            <text:p>13/10/12 12:58</text:p>
          </table:table-cell>
          <table:table-cell office:value-type="date" office:date-value="2012-10-13T13:31:00" calcext:value-type="date">
            <text:p>13/10/12 13:31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3T01:19:00" calcext:value-type="date">
            <text:p>13/09/12 01:19</text:p>
          </table:table-cell>
          <table:table-cell office:value-type="date" office:date-value="2012-09-13T01:23:00" calcext:value-type="date">
            <text:p>13/09/12 01:23</text:p>
          </table:table-cell>
          <table:table-cell office:value-type="date" office:date-value="2012-09-13T01:26:00" calcext:value-type="date">
            <text:p>13/09/12 01:26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39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03:08:00" calcext:value-type="date">
            <text:p>13/09/12 03:08</text:p>
          </table:table-cell>
          <table:table-cell office:value-type="date" office:date-value="2012-09-13T05:08:00" calcext:value-type="date">
            <text:p>13/09/12 05:08</text:p>
          </table:table-cell>
          <table:table-cell office:value-type="date" office:date-value="2012-09-13T05:39:00" calcext:value-type="date">
            <text:p>13/09/12 05:39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9-13T07:10:00" calcext:value-type="date">
            <text:p>13/09/12 07:10</text:p>
          </table:table-cell>
          <table:table-cell office:value-type="date" office:date-value="2012-09-13T07:16:00" calcext:value-type="date">
            <text:p>13/09/12 07:16</text:p>
          </table:table-cell>
          <table:table-cell office:value-type="date" office:date-value="2012-09-13T07:20:00" calcext:value-type="date">
            <text:p>13/09/12 07:2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36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07:36:00" calcext:value-type="date">
            <text:p>13/09/12 07:36</text:p>
          </table:table-cell>
          <table:table-cell office:value-type="date" office:date-value="2012-09-13T07:46:00" calcext:value-type="date">
            <text:p>13/09/12 07:46</text:p>
          </table:table-cell>
          <table:table-cell office:value-type="date" office:date-value="2012-09-13T08:01:00" calcext:value-type="date">
            <text:p>13/09/12 08:01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3T08:23:00" calcext:value-type="date">
            <text:p>13/09/12 08:23</text:p>
          </table:table-cell>
          <table:table-cell office:value-type="date" office:date-value="2012-09-13T08:34:00" calcext:value-type="date">
            <text:p>13/09/12 08:34</text:p>
          </table:table-cell>
          <table:table-cell office:value-type="date" office:date-value="2012-09-13T08:57:00" calcext:value-type="date">
            <text:p>13/09/12 08:57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09:48:00" calcext:value-type="date">
            <text:p>13/09/12 09:48</text:p>
          </table:table-cell>
          <table:table-cell office:value-type="date" office:date-value="2012-09-13T09:52:00" calcext:value-type="date">
            <text:p>13/09/12 09:52</text:p>
          </table:table-cell>
          <table:table-cell office:value-type="date" office:date-value="2012-09-13T09:55:00" calcext:value-type="date">
            <text:p>13/09/12 09:55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13:02:00" calcext:value-type="date">
            <text:p>13/09/12 13:02</text:p>
          </table:table-cell>
          <table:table-cell office:value-type="date" office:date-value="2012-09-13T13:06:00" calcext:value-type="date">
            <text:p>13/09/12 13:06</text:p>
          </table:table-cell>
          <table:table-cell office:value-type="date" office:date-value="2012-09-13T13:08:00" calcext:value-type="date">
            <text:p>13/09/12 13:0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3T14:27:00" calcext:value-type="date">
            <text:p>13/09/12 14:27</text:p>
          </table:table-cell>
          <table:table-cell office:value-type="date" office:date-value="2012-09-13T14:32:00" calcext:value-type="date">
            <text:p>13/09/12 14:32</text:p>
          </table:table-cell>
          <table:table-cell office:value-type="date" office:date-value="2012-09-13T14:36:00" calcext:value-type="date">
            <text:p>13/09/12 14:36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15:56:00" calcext:value-type="date">
            <text:p>13/09/12 15:56</text:p>
          </table:table-cell>
          <table:table-cell office:value-type="date" office:date-value="2012-09-13T16:01:00" calcext:value-type="date">
            <text:p>13/09/12 16:01</text:p>
          </table:table-cell>
          <table:table-cell office:value-type="date" office:date-value="2012-09-13T16:05:00" calcext:value-type="date">
            <text:p>13/09/12 16:0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16:39:00" calcext:value-type="date">
            <text:p>13/09/12 16:39</text:p>
          </table:table-cell>
          <table:table-cell office:value-type="date" office:date-value="2012-09-13T16:44:00" calcext:value-type="date">
            <text:p>13/09/12 16:44</text:p>
          </table:table-cell>
          <table:table-cell office:value-type="date" office:date-value="2012-09-13T16:47:00" calcext:value-type="date">
            <text:p>13/09/12 16:47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17:13:00" calcext:value-type="date">
            <text:p>13/09/12 17:13</text:p>
          </table:table-cell>
          <table:table-cell office:value-type="date" office:date-value="2012-09-13T17:18:00" calcext:value-type="date">
            <text:p>13/09/12 17:18</text:p>
          </table:table-cell>
          <table:table-cell office:value-type="date" office:date-value="2012-09-13T17:26:00" calcext:value-type="date">
            <text:p>13/09/12 17:26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3T18:17:00" calcext:value-type="date">
            <text:p>13/09/12 18:17</text:p>
          </table:table-cell>
          <table:table-cell office:value-type="date" office:date-value="2012-09-13T18:22:00" calcext:value-type="date">
            <text:p>13/09/12 18:22</text:p>
          </table:table-cell>
          <table:table-cell office:value-type="date" office:date-value="2012-09-13T18:27:00" calcext:value-type="date">
            <text:p>13/09/12 18:2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3T22:50:00" calcext:value-type="date">
            <text:p>13/09/12 22:50</text:p>
          </table:table-cell>
          <table:table-cell office:value-type="date" office:date-value="2012-09-13T22:56:00" calcext:value-type="date">
            <text:p>13/09/12 22:56</text:p>
          </table:table-cell>
          <table:table-cell office:value-type="date" office:date-value="2012-09-13T23:01:00" calcext:value-type="date">
            <text:p>13/09/12 23:01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4-14T00:35:00" calcext:value-type="date">
            <text:p>14/04/12 00:35</text:p>
          </table:table-cell>
          <table:table-cell office:value-type="date" office:date-value="2012-04-14T00:47:00" calcext:value-type="date">
            <text:p>14/04/12 00:47</text:p>
          </table:table-cell>
          <table:table-cell office:value-type="date" office:date-value="2012-04-14T01:02:00" calcext:value-type="date">
            <text:p>14/04/12 01:02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4T08:05:00" calcext:value-type="date">
            <text:p>14/04/12 08:05</text:p>
          </table:table-cell>
          <table:table-cell office:value-type="date" office:date-value="2012-04-14T08:11:00" calcext:value-type="date">
            <text:p>14/04/12 08:11</text:p>
          </table:table-cell>
          <table:table-cell office:value-type="date" office:date-value="2012-04-14T08:18:00" calcext:value-type="date">
            <text:p>14/04/12 08:18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4T22:10:00" calcext:value-type="date">
            <text:p>14/04/12 22:10</text:p>
          </table:table-cell>
          <table:table-cell office:value-type="date" office:date-value="2012-04-14T22:18:00" calcext:value-type="date">
            <text:p>14/04/12 22:18</text:p>
          </table:table-cell>
          <table:table-cell office:value-type="date" office:date-value="2012-04-14T23:06:00" calcext:value-type="date">
            <text:p>14/04/12 23:06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8-14T00:23:00" calcext:value-type="date">
            <text:p>14/08/12 00:23</text:p>
          </table:table-cell>
          <table:table-cell office:value-type="date" office:date-value="2012-08-14T00:31:00" calcext:value-type="date">
            <text:p>14/08/12 00:31</text:p>
          </table:table-cell>
          <table:table-cell office:value-type="date" office:date-value="2012-08-14T00:42:00" calcext:value-type="date">
            <text:p>14/08/12 00:4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08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4T02:18:00" calcext:value-type="date">
            <text:p>14/08/12 02:18</text:p>
          </table:table-cell>
          <table:table-cell office:value-type="date" office:date-value="2012-08-14T03:03:00" calcext:value-type="date">
            <text:p>14/08/12 03:03</text:p>
          </table:table-cell>
          <table:table-cell office:value-type="date" office:date-value="2012-08-14T04:47:00" calcext:value-type="date">
            <text:p>14/08/12 04:4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17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4T11:28:00" calcext:value-type="date">
            <text:p>14/08/12 11:28</text:p>
          </table:table-cell>
          <table:table-cell office:value-type="date" office:date-value="2012-08-14T11:37:00" calcext:value-type="date">
            <text:p>14/08/12 11:37</text:p>
          </table:table-cell>
          <table:table-cell office:value-type="date" office:date-value="2012-08-14T11:43:00" calcext:value-type="date">
            <text:p>14/08/12 11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4T18:33:00" calcext:value-type="date">
            <text:p>14/08/12 18:33</text:p>
          </table:table-cell>
          <table:table-cell office:value-type="date" office:date-value="2012-08-14T18:41:00" calcext:value-type="date">
            <text:p>14/08/12 18:41</text:p>
          </table:table-cell>
          <table:table-cell office:value-type="date" office:date-value="2012-08-14T19:04:00" calcext:value-type="date">
            <text:p>14/08/12 19:04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4T19:12:00" calcext:value-type="date">
            <text:p>14/08/12 19:12</text:p>
          </table:table-cell>
          <table:table-cell office:value-type="date" office:date-value="2012-08-14T20:26:00" calcext:value-type="date">
            <text:p>14/08/12 20:26</text:p>
          </table:table-cell>
          <table:table-cell office:value-type="date" office:date-value="2012-08-14T21:43:00" calcext:value-type="date">
            <text:p>14/08/12 21:4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date" office:date-value="2012-08-14T22:23:00" calcext:value-type="date">
            <text:p>14/08/12 22:23</text:p>
          </table:table-cell>
          <table:table-cell office:value-type="date" office:date-value="2012-08-14T22:32:00" calcext:value-type="date">
            <text:p>14/08/12 22:32</text:p>
          </table:table-cell>
          <table:table-cell office:value-type="date" office:date-value="2012-08-14T22:46:00" calcext:value-type="date">
            <text:p>14/08/12 22:4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04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14T09:29:00" calcext:value-type="date">
            <text:p>14/12/12 09:29</text:p>
          </table:table-cell>
          <table:table-cell office:value-type="date" office:date-value="2012-12-14T09:32:00" calcext:value-type="date">
            <text:p>14/12/12 09:32</text:p>
          </table:table-cell>
          <table:table-cell office:value-type="date" office:date-value="2012-12-14T09:36:00" calcext:value-type="date">
            <text:p>14/12/12 09:36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4T12:13:00" calcext:value-type="date">
            <text:p>14/12/12 12:13</text:p>
          </table:table-cell>
          <table:table-cell office:value-type="date" office:date-value="2012-12-14T12:17:00" calcext:value-type="date">
            <text:p>14/12/12 12:17</text:p>
          </table:table-cell>
          <table:table-cell office:value-type="date" office:date-value="2012-12-14T12:23:00" calcext:value-type="date">
            <text:p>14/12/12 12:2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4T14:06:00" calcext:value-type="date">
            <text:p>14/12/12 14:06</text:p>
          </table:table-cell>
          <table:table-cell office:value-type="date" office:date-value="2012-12-14T14:12:00" calcext:value-type="date">
            <text:p>14/12/12 14:12</text:p>
          </table:table-cell>
          <table:table-cell office:value-type="date" office:date-value="2012-12-14T14:21:00" calcext:value-type="date">
            <text:p>14/12/12 14:21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4T21:58:00" calcext:value-type="date">
            <text:p>14/12/12 21:58</text:p>
          </table:table-cell>
          <table:table-cell office:value-type="date" office:date-value="2012-12-14T22:24:00" calcext:value-type="date">
            <text:p>14/12/12 22:24</text:p>
          </table:table-cell>
          <table:table-cell office:value-type="date" office:date-value="2012-12-14T22:42:00" calcext:value-type="date">
            <text:p>14/12/12 22:42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02-14T10:17:00" calcext:value-type="date">
            <text:p>14/02/12 10:17</text:p>
          </table:table-cell>
          <table:table-cell office:value-type="date" office:date-value="2012-02-14T10:23:00" calcext:value-type="date">
            <text:p>14/02/12 10:23</text:p>
          </table:table-cell>
          <table:table-cell office:value-type="date" office:date-value="2012-02-14T10:27:00" calcext:value-type="date">
            <text:p>14/02/12 10:27</text:p>
          </table:table-cell>
          <table:table-cell office:value-type="string" calcext:value-type="string">
            <text:p>B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date" office:date-value="2012-02-14T11:31:00" calcext:value-type="date">
            <text:p>14/02/12 11:31</text:p>
          </table:table-cell>
          <table:table-cell office:value-type="date" office:date-value="2012-02-14T11:43:00" calcext:value-type="date">
            <text:p>14/02/12 11:43</text:p>
          </table:table-cell>
          <table:table-cell office:value-type="date" office:date-value="2012-02-14T11:51:00" calcext:value-type="date">
            <text:p>14/02/12 11:51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date" office:date-value="2012-02-14T18:53:00" calcext:value-type="date">
            <text:p>14/02/12 18:53</text:p>
          </table:table-cell>
          <table:table-cell office:value-type="date" office:date-value="2012-02-14T18:57:00" calcext:value-type="date">
            <text:p>14/02/12 18:57</text:p>
          </table:table-cell>
          <table:table-cell office:value-type="date" office:date-value="2012-02-14T19:00:00" calcext:value-type="date">
            <text:p>14/02/12 19:00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date" office:date-value="2012-02-14T23:07:00" calcext:value-type="date">
            <text:p>14/02/12 23:07</text:p>
          </table:table-cell>
          <table:table-cell office:value-type="date" office:date-value="2012-02-14T23:24:00" calcext:value-type="date">
            <text:p>14/02/12 23:24</text:p>
          </table:table-cell>
          <table:table-cell office:value-type="date" office:date-value="2012-02-14T23:37:00" calcext:value-type="date">
            <text:p>14/02/12 23:37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date" office:date-value="2012-01-14T03:19:00" calcext:value-type="date">
            <text:p>14/01/12 03:19</text:p>
          </table:table-cell>
          <table:table-cell office:value-type="date" office:date-value="2012-01-14T03:35:00" calcext:value-type="date">
            <text:p>14/01/12 03:35</text:p>
          </table:table-cell>
          <table:table-cell office:value-type="date" office:date-value="2012-01-14T04:03:00" calcext:value-type="date">
            <text:p>14/01/12 04:0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24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date" office:date-value="2012-01-14T12:00:00" calcext:value-type="date">
            <text:p>14/01/12 12:00</text:p>
          </table:table-cell>
          <table:table-cell office:value-type="date" office:date-value="2012-01-14T12:09:00" calcext:value-type="date">
            <text:p>14/01/12 12:09</text:p>
          </table:table-cell>
          <table:table-cell office:value-type="date" office:date-value="2012-01-14T12:20:00" calcext:value-type="date">
            <text:p>14/01/12 12:20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4T13:14:00" calcext:value-type="date">
            <text:p>14/01/12 13:14</text:p>
          </table:table-cell>
          <table:table-cell office:value-type="date" office:date-value="2012-01-14T13:18:00" calcext:value-type="date">
            <text:p>14/01/12 13:18</text:p>
          </table:table-cell>
          <table:table-cell office:value-type="date" office:date-value="2012-01-14T13:20:00" calcext:value-type="date">
            <text:p>14/01/12 13:20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4T18:35:00" calcext:value-type="date">
            <text:p>14/01/12 18:35</text:p>
          </table:table-cell>
          <table:table-cell office:value-type="date" office:date-value="2012-01-14T18:40:00" calcext:value-type="date">
            <text:p>14/01/12 18:40</text:p>
          </table:table-cell>
          <table:table-cell office:value-type="date" office:date-value="2012-01-14T18:43:00" calcext:value-type="date">
            <text:p>14/01/12 18:43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4T21:41:00" calcext:value-type="date">
            <text:p>14/01/12 21:41</text:p>
          </table:table-cell>
          <table:table-cell office:value-type="date" office:date-value="2012-01-14T21:54:00" calcext:value-type="date">
            <text:p>14/01/12 21:54</text:p>
          </table:table-cell>
          <table:table-cell office:value-type="date" office:date-value="2012-01-14T22:10:00" calcext:value-type="date">
            <text:p>14/01/12 22:10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4T23:21:00" calcext:value-type="date">
            <text:p>14/01/12 23:21</text:p>
          </table:table-cell>
          <table:table-cell office:value-type="date" office:date-value="2012-01-14T23:25:00" calcext:value-type="date">
            <text:p>14/01/12 23:25</text:p>
          </table:table-cell>
          <table:table-cell office:value-type="date" office:date-value="2012-01-14T23:30:00" calcext:value-type="date">
            <text:p>14/01/12 23:3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7-14T04:51:00" calcext:value-type="date">
            <text:p>14/07/12 04:51</text:p>
          </table:table-cell>
          <table:table-cell office:value-type="date" office:date-value="2012-07-14T04:58:00" calcext:value-type="date">
            <text:p>14/07/12 04:58</text:p>
          </table:table-cell>
          <table:table-cell office:value-type="date" office:date-value="2012-07-14T05:05:00" calcext:value-type="date">
            <text:p>14/07/12 05:05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W36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4T07:31:00" calcext:value-type="date">
            <text:p>14/07/12 07:31</text:p>
          </table:table-cell>
          <table:table-cell office:value-type="date" office:date-value="2012-07-14T07:34:00" calcext:value-type="date">
            <text:p>14/07/12 07:34</text:p>
          </table:table-cell>
          <table:table-cell office:value-type="date" office:date-value="2012-07-14T07:37:00" calcext:value-type="date">
            <text:p>14/07/12 07:3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37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4T09:07:00" calcext:value-type="date">
            <text:p>14/07/12 09:07</text:p>
          </table:table-cell>
          <table:table-cell office:value-type="date" office:date-value="2012-07-14T09:12:00" calcext:value-type="date">
            <text:p>14/07/12 09:12</text:p>
          </table:table-cell>
          <table:table-cell office:value-type="date" office:date-value="2012-07-14T09:16:00" calcext:value-type="date">
            <text:p>14/07/12 09:1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39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date" office:date-value="2012-07-14T10:29:00" calcext:value-type="date">
            <text:p>14/07/12 10:29</text:p>
          </table:table-cell>
          <table:table-cell office:value-type="date" office:date-value="2012-07-14T10:39:00" calcext:value-type="date">
            <text:p>14/07/12 10:39</text:p>
          </table:table-cell>
          <table:table-cell office:value-type="date" office:date-value="2012-07-14T10:51:00" calcext:value-type="date">
            <text:p>14/07/12 10:51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25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4T14:08:00" calcext:value-type="date">
            <text:p>14/07/12 14:08</text:p>
          </table:table-cell>
          <table:table-cell office:value-type="date" office:date-value="2012-07-14T14:16:00" calcext:value-type="date">
            <text:p>14/07/12 14:16</text:p>
          </table:table-cell>
          <table:table-cell office:value-type="date" office:date-value="2012-07-14T14:23:00" calcext:value-type="date">
            <text:p>14/07/12 14:23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8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4T15:38:00" calcext:value-type="date">
            <text:p>14/07/12 15:38</text:p>
          </table:table-cell>
          <table:table-cell office:value-type="date" office:date-value="2012-07-14T15:44:00" calcext:value-type="date">
            <text:p>14/07/12 15:44</text:p>
          </table:table-cell>
          <table:table-cell office:value-type="date" office:date-value="2012-07-14T15:49:00" calcext:value-type="date">
            <text:p>14/07/12 15:4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25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3T23:25:00" calcext:value-type="date">
            <text:p>13/06/12 23:25</text:p>
          </table:table-cell>
          <table:table-cell office:value-type="date" office:date-value="2012-06-14T00:02:00" calcext:value-type="date">
            <text:p>14/06/12 00:02</text:p>
          </table:table-cell>
          <table:table-cell office:value-type="date" office:date-value="2012-06-14T00:21:00" calcext:value-type="date">
            <text:p>14/06/12 00:2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date" office:date-value="2012-06-14T01:43:00" calcext:value-type="date">
            <text:p>14/06/12 01:43</text:p>
          </table:table-cell>
          <table:table-cell office:value-type="date" office:date-value="2012-06-14T01:47:00" calcext:value-type="date">
            <text:p>14/06/12 01:47</text:p>
          </table:table-cell>
          <table:table-cell office:value-type="date" office:date-value="2012-06-14T01:50:00" calcext:value-type="date">
            <text:p>14/06/12 01:5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date" office:date-value="2012-06-14T02:49:00" calcext:value-type="date">
            <text:p>14/06/12 02:49</text:p>
          </table:table-cell>
          <table:table-cell office:value-type="date" office:date-value="2012-06-14T02:52:00" calcext:value-type="date">
            <text:p>14/06/12 02:52</text:p>
          </table:table-cell>
          <table:table-cell office:value-type="date" office:date-value="2012-06-14T02:54:00" calcext:value-type="date">
            <text:p>14/06/12 02:5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4T04:59:00" calcext:value-type="date">
            <text:p>14/06/12 04:59</text:p>
          </table:table-cell>
          <table:table-cell office:value-type="date" office:date-value="2012-06-14T05:04:00" calcext:value-type="date">
            <text:p>14/06/12 05:04</text:p>
          </table:table-cell>
          <table:table-cell office:value-type="date" office:date-value="2012-06-14T05:09:00" calcext:value-type="date">
            <text:p>14/06/12 05:09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4T07:31:00" calcext:value-type="date">
            <text:p>14/06/12 07:31</text:p>
          </table:table-cell>
          <table:table-cell office:value-type="date" office:date-value="2012-06-14T07:37:00" calcext:value-type="date">
            <text:p>14/06/12 07:37</text:p>
          </table:table-cell>
          <table:table-cell office:value-type="date" office:date-value="2012-06-14T07:42:00" calcext:value-type="date">
            <text:p>14/06/12 07:42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12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4T08:02:00" calcext:value-type="date">
            <text:p>14/06/12 08:02</text:p>
          </table:table-cell>
          <table:table-cell office:value-type="date" office:date-value="2012-06-14T08:06:00" calcext:value-type="date">
            <text:p>14/06/12 08:06</text:p>
          </table:table-cell>
          <table:table-cell office:value-type="date" office:date-value="2012-06-14T08:10:00" calcext:value-type="date">
            <text:p>14/06/12 08:10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4T10:45:00" calcext:value-type="date">
            <text:p>14/06/12 10:45</text:p>
          </table:table-cell>
          <table:table-cell office:value-type="date" office:date-value="2012-06-14T10:50:00" calcext:value-type="date">
            <text:p>14/06/12 10:50</text:p>
          </table:table-cell>
          <table:table-cell office:value-type="date" office:date-value="2012-06-14T10:56:00" calcext:value-type="date">
            <text:p>14/06/12 10:56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0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4T11:05:00" calcext:value-type="date">
            <text:p>14/06/12 11:05</text:p>
          </table:table-cell>
          <table:table-cell office:value-type="date" office:date-value="2012-06-14T11:12:00" calcext:value-type="date">
            <text:p>14/06/12 11:12</text:p>
          </table:table-cell>
          <table:table-cell office:value-type="date" office:date-value="2012-06-14T11:22:00" calcext:value-type="date">
            <text:p>14/06/12 11:22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07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4T12:33:00" calcext:value-type="date">
            <text:p>14/06/12 12:33</text:p>
          </table:table-cell>
          <table:table-cell office:value-type="date" office:date-value="2012-06-14T12:37:00" calcext:value-type="date">
            <text:p>14/06/12 12:37</text:p>
          </table:table-cell>
          <table:table-cell office:value-type="date" office:date-value="2012-06-14T12:39:00" calcext:value-type="date">
            <text:p>14/06/12 12:39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12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4T12:52:00" calcext:value-type="date">
            <text:p>14/06/12 12:52</text:p>
          </table:table-cell>
          <table:table-cell office:value-type="date" office:date-value="2012-06-14T14:35:00" calcext:value-type="date">
            <text:p>14/06/12 14:35</text:p>
          </table:table-cell>
          <table:table-cell office:value-type="date" office:date-value="2012-06-14T15:56:00" calcext:value-type="date">
            <text:p>14/06/12 15:56</text:p>
          </table:table-cell>
          <table:table-cell office:value-type="string" calcext:value-type="string">
            <text:p>M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4T20:47:00" calcext:value-type="date">
            <text:p>14/06/12 20:47</text:p>
          </table:table-cell>
          <table:table-cell office:value-type="date" office:date-value="2012-06-14T20:52:00" calcext:value-type="date">
            <text:p>14/06/12 20:52</text:p>
          </table:table-cell>
          <table:table-cell office:value-type="date" office:date-value="2012-06-14T21:02:00" calcext:value-type="date">
            <text:p>14/06/12 21:02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14T15:08:00" calcext:value-type="date">
            <text:p>14/03/12 15:08</text:p>
          </table:table-cell>
          <table:table-cell office:value-type="date" office:date-value="2012-03-14T15:21:00" calcext:value-type="date">
            <text:p>14/03/12 15:21</text:p>
          </table:table-cell>
          <table:table-cell office:value-type="date" office:date-value="2012-03-14T15:36:00" calcext:value-type="date">
            <text:p>14/03/12 15:36</text:p>
          </table:table-cell>
          <table:table-cell office:value-type="string" calcext:value-type="string">
            <text:p>M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05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5-14T00:38:00" calcext:value-type="date">
            <text:p>14/05/12 00:38</text:p>
          </table:table-cell>
          <table:table-cell office:value-type="date" office:date-value="2012-05-14T00:45:00" calcext:value-type="date">
            <text:p>14/05/12 00:45</text:p>
          </table:table-cell>
          <table:table-cell office:value-type="date" office:date-value="2012-05-14T00:52:00" calcext:value-type="date">
            <text:p>14/05/12 00:5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04:24:00" calcext:value-type="date">
            <text:p>14/05/12 04:24</text:p>
          </table:table-cell>
          <table:table-cell office:value-type="date" office:date-value="2012-05-14T04:29:00" calcext:value-type="date">
            <text:p>14/05/12 04:29</text:p>
          </table:table-cell>
          <table:table-cell office:value-type="date" office:date-value="2012-05-14T04:35:00" calcext:value-type="date">
            <text:p>14/05/12 04:35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07:14:00" calcext:value-type="date">
            <text:p>14/05/12 07:14</text:p>
          </table:table-cell>
          <table:table-cell office:value-type="date" office:date-value="2012-05-14T07:38:00" calcext:value-type="date">
            <text:p>14/05/12 07:38</text:p>
          </table:table-cell>
          <table:table-cell office:value-type="date" office:date-value="2012-05-14T07:43:00" calcext:value-type="date">
            <text:p>14/05/12 07:43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09:35:00" calcext:value-type="date">
            <text:p>14/05/12 09:35</text:p>
          </table:table-cell>
          <table:table-cell office:value-type="date" office:date-value="2012-05-14T09:39:00" calcext:value-type="date">
            <text:p>14/05/12 09:39</text:p>
          </table:table-cell>
          <table:table-cell office:value-type="date" office:date-value="2012-05-14T09:46:00" calcext:value-type="date">
            <text:p>14/05/12 09:46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10:25:00" calcext:value-type="date">
            <text:p>14/05/12 10:25</text:p>
          </table:table-cell>
          <table:table-cell office:value-type="date" office:date-value="2012-05-14T10:28:00" calcext:value-type="date">
            <text:p>14/05/12 10:28</text:p>
          </table:table-cell>
          <table:table-cell office:value-type="date" office:date-value="2012-05-14T10:31:00" calcext:value-type="date">
            <text:p>14/05/12 10:31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13:33:00" calcext:value-type="date">
            <text:p>14/05/12 13:33</text:p>
          </table:table-cell>
          <table:table-cell office:value-type="date" office:date-value="2012-05-14T13:38:00" calcext:value-type="date">
            <text:p>14/05/12 13:38</text:p>
          </table:table-cell>
          <table:table-cell office:value-type="date" office:date-value="2012-05-14T13:42:00" calcext:value-type="date">
            <text:p>14/05/12 13:4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15:42:00" calcext:value-type="date">
            <text:p>14/05/12 15:42</text:p>
          </table:table-cell>
          <table:table-cell office:value-type="date" office:date-value="2012-05-14T15:48:00" calcext:value-type="date">
            <text:p>14/05/12 15:48</text:p>
          </table:table-cell>
          <table:table-cell office:value-type="date" office:date-value="2012-05-14T15:52:00" calcext:value-type="date">
            <text:p>14/05/12 15:52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16:09:00" calcext:value-type="date">
            <text:p>14/05/12 16:09</text:p>
          </table:table-cell>
          <table:table-cell office:value-type="date" office:date-value="2012-05-14T16:15:00" calcext:value-type="date">
            <text:p>14/05/12 16:15</text:p>
          </table:table-cell>
          <table:table-cell office:value-type="date" office:date-value="2012-05-14T16:20:00" calcext:value-type="date">
            <text:p>14/05/12 16:20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18:35:00" calcext:value-type="date">
            <text:p>14/05/12 18:35</text:p>
          </table:table-cell>
          <table:table-cell office:value-type="date" office:date-value="2012-05-14T18:45:00" calcext:value-type="date">
            <text:p>14/05/12 18:45</text:p>
          </table:table-cell>
          <table:table-cell office:value-type="date" office:date-value="2012-05-14T18:56:00" calcext:value-type="date">
            <text:p>14/05/12 18:56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4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4T19:22:00" calcext:value-type="date">
            <text:p>14/05/12 19:22</text:p>
          </table:table-cell>
          <table:table-cell office:value-type="date" office:date-value="2012-05-14T19:26:00" calcext:value-type="date">
            <text:p>14/05/12 19:26</text:p>
          </table:table-cell>
          <table:table-cell office:value-type="date" office:date-value="2012-05-14T19:31:00" calcext:value-type="date">
            <text:p>14/05/12 19: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E44</text:p>
          </table:table-cell>
          <table:table-cell office:value-type="float" office:value="11483" calcext:value-type="float">
            <text:p>11483</text:p>
          </table:table-cell>
        </table:table-row>
        <table:table-row table:style-name="ro1">
          <table:table-cell office:value-type="date" office:date-value="2012-05-14T20:20:00" calcext:value-type="date">
            <text:p>14/05/12 20:20</text:p>
          </table:table-cell>
          <table:table-cell office:value-type="date" office:date-value="2012-05-14T20:23:00" calcext:value-type="date">
            <text:p>14/05/12 20:23</text:p>
          </table:table-cell>
          <table:table-cell office:value-type="date" office:date-value="2012-05-14T20:28:00" calcext:value-type="date">
            <text:p>14/05/12 20:28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4T22:04:00" calcext:value-type="date">
            <text:p>14/05/12 22:04</text:p>
          </table:table-cell>
          <table:table-cell office:value-type="date" office:date-value="2012-05-14T22:09:00" calcext:value-type="date">
            <text:p>14/05/12 22:09</text:p>
          </table:table-cell>
          <table:table-cell office:value-type="date" office:date-value="2012-05-14T22:19:00" calcext:value-type="date">
            <text:p>14/05/12 22:19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44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14T02:14:00" calcext:value-type="date">
            <text:p>14/11/12 02:14</text:p>
          </table:table-cell>
          <table:table-cell office:value-type="date" office:date-value="2012-11-14T02:25:00" calcext:value-type="date">
            <text:p>14/11/12 02:25</text:p>
          </table:table-cell>
          <table:table-cell office:value-type="date" office:date-value="2012-11-14T02:43:00" calcext:value-type="date">
            <text:p>14/11/12 02:43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4T03:11:00" calcext:value-type="date">
            <text:p>14/11/12 03:11</text:p>
          </table:table-cell>
          <table:table-cell office:value-type="date" office:date-value="2012-11-14T03:16:00" calcext:value-type="date">
            <text:p>14/11/12 03:16</text:p>
          </table:table-cell>
          <table:table-cell office:value-type="date" office:date-value="2012-11-14T03:19:00" calcext:value-type="date">
            <text:p>14/11/12 03:19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4T03:59:00" calcext:value-type="date">
            <text:p>14/11/12 03:59</text:p>
          </table:table-cell>
          <table:table-cell office:value-type="date" office:date-value="2012-11-14T04:04:00" calcext:value-type="date">
            <text:p>14/11/12 04:04</text:p>
          </table:table-cell>
          <table:table-cell office:value-type="date" office:date-value="2012-11-14T04:07:00" calcext:value-type="date">
            <text:p>14/11/12 04:07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4T04:56:00" calcext:value-type="date">
            <text:p>14/11/12 04:56</text:p>
          </table:table-cell>
          <table:table-cell office:value-type="date" office:date-value="2012-11-14T05:02:00" calcext:value-type="date">
            <text:p>14/11/12 05:02</text:p>
          </table:table-cell>
          <table:table-cell office:value-type="date" office:date-value="2012-11-14T05:07:00" calcext:value-type="date">
            <text:p>14/11/12 05:0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4T13:22:00" calcext:value-type="date">
            <text:p>14/11/12 13:22</text:p>
          </table:table-cell>
          <table:table-cell office:value-type="date" office:date-value="2012-11-14T13:27:00" calcext:value-type="date">
            <text:p>14/11/12 13:27</text:p>
          </table:table-cell>
          <table:table-cell office:value-type="date" office:date-value="2012-11-14T13:33:00" calcext:value-type="date">
            <text:p>14/11/12 13:3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4T13:35:00" calcext:value-type="date">
            <text:p>14/11/12 13:35</text:p>
          </table:table-cell>
          <table:table-cell office:value-type="date" office:date-value="2012-11-14T13:45:00" calcext:value-type="date">
            <text:p>14/11/12 13:45</text:p>
          </table:table-cell>
          <table:table-cell office:value-type="date" office:date-value="2012-11-14T14:01:00" calcext:value-type="date">
            <text:p>14/11/12 14:01</text:p>
          </table:table-cell>
          <table:table-cell office:value-type="string" calcext:value-type="string">
            <text:p>C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4T16:58:00" calcext:value-type="date">
            <text:p>14/11/12 16:58</text:p>
          </table:table-cell>
          <table:table-cell office:value-type="date" office:date-value="2012-11-14T17:04:00" calcext:value-type="date">
            <text:p>14/11/12 17:04</text:p>
          </table:table-cell>
          <table:table-cell office:value-type="date" office:date-value="2012-11-14T17:10:00" calcext:value-type="date">
            <text:p>14/11/12 17:10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4T18:21:00" calcext:value-type="date">
            <text:p>14/11/12 18:21</text:p>
          </table:table-cell>
          <table:table-cell office:value-type="date" office:date-value="2012-11-14T18:29:00" calcext:value-type="date">
            <text:p>14/11/12 18:29</text:p>
          </table:table-cell>
          <table:table-cell office:value-type="date" office:date-value="2012-11-14T18:45:00" calcext:value-type="date">
            <text:p>14/11/12 18:45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4T23:33:00" calcext:value-type="date">
            <text:p>14/11/12 23:33</text:p>
          </table:table-cell>
          <table:table-cell office:value-type="date" office:date-value="2012-11-14T23:41:00" calcext:value-type="date">
            <text:p>14/11/12 23:41</text:p>
          </table:table-cell>
          <table:table-cell office:value-type="date" office:date-value="2012-11-14T23:48:00" calcext:value-type="date">
            <text:p>14/11/12 23:4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18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0-14T02:15:00" calcext:value-type="date">
            <text:p>14/10/12 02:15</text:p>
          </table:table-cell>
          <table:table-cell office:value-type="date" office:date-value="2012-10-14T02:30:00" calcext:value-type="date">
            <text:p>14/10/12 02:30</text:p>
          </table:table-cell>
          <table:table-cell office:value-type="date" office:date-value="2012-10-14T03:09:00" calcext:value-type="date">
            <text:p>14/10/12 03:09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4T06:27:00" calcext:value-type="date">
            <text:p>14/10/12 06:27</text:p>
          </table:table-cell>
          <table:table-cell office:value-type="date" office:date-value="2012-10-14T06:32:00" calcext:value-type="date">
            <text:p>14/10/12 06:32</text:p>
          </table:table-cell>
          <table:table-cell office:value-type="date" office:date-value="2012-10-14T06:37:00" calcext:value-type="date">
            <text:p>14/10/12 06:3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4T07:53:00" calcext:value-type="date">
            <text:p>14/10/12 07:53</text:p>
          </table:table-cell>
          <table:table-cell office:value-type="date" office:date-value="2012-10-14T07:59:00" calcext:value-type="date">
            <text:p>14/10/12 07:59</text:p>
          </table:table-cell>
          <table:table-cell office:value-type="date" office:date-value="2012-10-14T08:06:00" calcext:value-type="date">
            <text:p>14/10/12 08:0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4T12:30:00" calcext:value-type="date">
            <text:p>14/10/12 12:30</text:p>
          </table:table-cell>
          <table:table-cell office:value-type="date" office:date-value="2012-10-14T12:32:00" calcext:value-type="date">
            <text:p>14/10/12 12:32</text:p>
          </table:table-cell>
          <table:table-cell office:value-type="date" office:date-value="2012-10-14T12:36:00" calcext:value-type="date">
            <text:p>14/10/12 12:36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4T12:48:00" calcext:value-type="date">
            <text:p>14/10/12 12:48</text:p>
          </table:table-cell>
          <table:table-cell office:value-type="date" office:date-value="2012-10-14T12:52:00" calcext:value-type="date">
            <text:p>14/10/12 12:52</text:p>
          </table:table-cell>
          <table:table-cell office:value-type="date" office:date-value="2012-10-14T12:55:00" calcext:value-type="date">
            <text:p>14/10/12 12:5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56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4T16:35:00" calcext:value-type="date">
            <text:p>14/10/12 16:35</text:p>
          </table:table-cell>
          <table:table-cell office:value-type="date" office:date-value="2012-10-14T16:39:00" calcext:value-type="date">
            <text:p>14/10/12 16:39</text:p>
          </table:table-cell>
          <table:table-cell office:value-type="date" office:date-value="2012-10-14T16:46:00" calcext:value-type="date">
            <text:p>14/10/12 16:46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date" office:date-value="2012-10-14T18:45:00" calcext:value-type="date">
            <text:p>14/10/12 18:45</text:p>
          </table:table-cell>
          <table:table-cell office:value-type="date" office:date-value="2012-10-14T18:50:00" calcext:value-type="date">
            <text:p>14/10/12 18:50</text:p>
          </table:table-cell>
          <table:table-cell office:value-type="date" office:date-value="2012-10-14T18:59:00" calcext:value-type="date">
            <text:p>14/10/12 18:59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4T20:28:00" calcext:value-type="date">
            <text:p>14/10/12 20:28</text:p>
          </table:table-cell>
          <table:table-cell office:value-type="date" office:date-value="2012-10-14T20:34:00" calcext:value-type="date">
            <text:p>14/10/12 20:34</text:p>
          </table:table-cell>
          <table:table-cell office:value-type="date" office:date-value="2012-10-14T20:38:00" calcext:value-type="date">
            <text:p>14/10/12 20:3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52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4T21:54:00" calcext:value-type="date">
            <text:p>14/10/12 21:54</text:p>
          </table:table-cell>
          <table:table-cell office:value-type="date" office:date-value="2012-10-14T21:59:00" calcext:value-type="date">
            <text:p>14/10/12 21:59</text:p>
          </table:table-cell>
          <table:table-cell office:value-type="date" office:date-value="2012-10-14T22:06:00" calcext:value-type="date">
            <text:p>14/10/12 22:06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51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09-14T01:40:00" calcext:value-type="date">
            <text:p>14/09/12 01:40</text:p>
          </table:table-cell>
          <table:table-cell office:value-type="date" office:date-value="2012-09-14T01:46:00" calcext:value-type="date">
            <text:p>14/09/12 01:46</text:p>
          </table:table-cell>
          <table:table-cell office:value-type="date" office:date-value="2012-09-14T01:51:00" calcext:value-type="date">
            <text:p>14/09/12 01:51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4T13:14:00" calcext:value-type="date">
            <text:p>14/09/12 13:14</text:p>
          </table:table-cell>
          <table:table-cell office:value-type="date" office:date-value="2012-09-14T13:23:00" calcext:value-type="date">
            <text:p>14/09/12 13:23</text:p>
          </table:table-cell>
          <table:table-cell office:value-type="date" office:date-value="2012-09-14T13:28:00" calcext:value-type="date">
            <text:p>14/09/12 13:28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12-09-14T23:24:00" calcext:value-type="date">
            <text:p>14/09/12 23:24</text:p>
          </table:table-cell>
          <table:table-cell office:value-type="date" office:date-value="2012-09-14T23:41:00" calcext:value-type="date">
            <text:p>14/09/12 23:41</text:p>
          </table:table-cell>
          <table:table-cell office:value-type="date" office:date-value="2012-09-14T23:51:00" calcext:value-type="date">
            <text:p>14/09/12 23:51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date" office:date-value="2012-04-15T00:57:00" calcext:value-type="date">
            <text:p>15/04/12 00:57</text:p>
          </table:table-cell>
          <table:table-cell office:value-type="date" office:date-value="2012-04-15T01:40:00" calcext:value-type="date">
            <text:p>15/04/12 01:40</text:p>
          </table:table-cell>
          <table:table-cell office:value-type="date" office:date-value="2012-04-15T02:05:00" calcext:value-type="date">
            <text:p>15/04/12 02:05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5T02:16:00" calcext:value-type="date">
            <text:p>15/04/12 02:16</text:p>
          </table:table-cell>
          <table:table-cell office:value-type="date" office:date-value="2012-04-15T02:34:00" calcext:value-type="date">
            <text:p>15/04/12 02:34</text:p>
          </table:table-cell>
          <table:table-cell office:value-type="date" office:date-value="2012-04-15T02:45:00" calcext:value-type="date">
            <text:p>15/04/12 02:4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5T04:07:00" calcext:value-type="date">
            <text:p>15/04/12 04:07</text:p>
          </table:table-cell>
          <table:table-cell office:value-type="date" office:date-value="2012-04-15T04:23:00" calcext:value-type="date">
            <text:p>15/04/12 04:23</text:p>
          </table:table-cell>
          <table:table-cell office:value-type="date" office:date-value="2012-04-15T04:36:00" calcext:value-type="date">
            <text:p>15/04/12 04:36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15T09:05:00" calcext:value-type="date">
            <text:p>15/04/12 09:05</text:p>
          </table:table-cell>
          <table:table-cell office:value-type="date" office:date-value="2012-04-15T09:08:00" calcext:value-type="date">
            <text:p>15/04/12 09:08</text:p>
          </table:table-cell>
          <table:table-cell office:value-type="date" office:date-value="2012-04-15T09:10:00" calcext:value-type="date">
            <text:p>15/04/12 09:10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82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15T22:38:00" calcext:value-type="date">
            <text:p>15/04/12 22:38</text:p>
          </table:table-cell>
          <table:table-cell office:value-type="date" office:date-value="2012-04-15T22:41:00" calcext:value-type="date">
            <text:p>15/04/12 22:41</text:p>
          </table:table-cell>
          <table:table-cell office:value-type="date" office:date-value="2012-04-15T22:46:00" calcext:value-type="date">
            <text:p>15/04/12 22:46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5T03:37:00" calcext:value-type="date">
            <text:p>15/08/12 03:37</text:p>
          </table:table-cell>
          <table:table-cell office:value-type="date" office:date-value="2012-08-15T03:46:00" calcext:value-type="date">
            <text:p>15/08/12 03:46</text:p>
          </table:table-cell>
          <table:table-cell office:value-type="date" office:date-value="2012-08-15T03:54:00" calcext:value-type="date">
            <text:p>15/08/12 03:54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25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5T14:48:00" calcext:value-type="date">
            <text:p>15/08/12 14:48</text:p>
          </table:table-cell>
          <table:table-cell office:value-type="date" office:date-value="2012-08-15T14:54:00" calcext:value-type="date">
            <text:p>15/08/12 14:54</text:p>
          </table:table-cell>
          <table:table-cell office:value-type="date" office:date-value="2012-08-15T15:12:00" calcext:value-type="date">
            <text:p>15/08/12 15:12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40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12-15T09:06:00" calcext:value-type="date">
            <text:p>15/12/12 09:06</text:p>
          </table:table-cell>
          <table:table-cell office:value-type="date" office:date-value="2012-12-15T09:11:00" calcext:value-type="date">
            <text:p>15/12/12 09:11</text:p>
          </table:table-cell>
          <table:table-cell office:value-type="date" office:date-value="2012-12-15T09:15:00" calcext:value-type="date">
            <text:p>15/12/12 09:15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5T09:52:00" calcext:value-type="date">
            <text:p>15/12/12 09:52</text:p>
          </table:table-cell>
          <table:table-cell office:value-type="date" office:date-value="2012-12-15T09:56:00" calcext:value-type="date">
            <text:p>15/12/12 09:56</text:p>
          </table:table-cell>
          <table:table-cell office:value-type="date" office:date-value="2012-12-15T09:59:00" calcext:value-type="date">
            <text:p>15/12/12 09:59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0:37:00" calcext:value-type="date">
            <text:p>15/12/12 10:37</text:p>
          </table:table-cell>
          <table:table-cell office:value-type="date" office:date-value="2012-12-15T10:47:00" calcext:value-type="date">
            <text:p>15/12/12 10:47</text:p>
          </table:table-cell>
          <table:table-cell office:value-type="date" office:date-value="2012-12-15T10:52:00" calcext:value-type="date">
            <text:p>15/12/12 10:52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1:44:00" calcext:value-type="date">
            <text:p>15/12/12 11:44</text:p>
          </table:table-cell>
          <table:table-cell office:value-type="date" office:date-value="2012-12-15T11:51:00" calcext:value-type="date">
            <text:p>15/12/12 11:51</text:p>
          </table:table-cell>
          <table:table-cell office:value-type="date" office:date-value="2012-12-15T11:55:00" calcext:value-type="date">
            <text:p>15/12/12 11:55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5T12:14:00" calcext:value-type="date">
            <text:p>15/12/12 12:14</text:p>
          </table:table-cell>
          <table:table-cell office:value-type="date" office:date-value="2012-12-15T12:24:00" calcext:value-type="date">
            <text:p>15/12/12 12:24</text:p>
          </table:table-cell>
          <table:table-cell office:value-type="date" office:date-value="2012-12-15T12:29:00" calcext:value-type="date">
            <text:p>15/12/12 12:29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5T12:34:00" calcext:value-type="date">
            <text:p>15/12/12 12:34</text:p>
          </table:table-cell>
          <table:table-cell office:value-type="date" office:date-value="2012-12-15T12:39:00" calcext:value-type="date">
            <text:p>15/12/12 12:39</text:p>
          </table:table-cell>
          <table:table-cell office:value-type="date" office:date-value="2012-12-15T12:42:00" calcext:value-type="date">
            <text:p>15/12/12 12:42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2:43:00" calcext:value-type="date">
            <text:p>15/12/12 12:43</text:p>
          </table:table-cell>
          <table:table-cell office:value-type="date" office:date-value="2012-12-15T12:44:00" calcext:value-type="date">
            <text:p>15/12/12 12:44</text:p>
          </table:table-cell>
          <table:table-cell office:value-type="date" office:date-value="2012-12-15T12:46:00" calcext:value-type="date">
            <text:p>15/12/12 12:46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2:57:00" calcext:value-type="date">
            <text:p>15/12/12 12:57</text:p>
          </table:table-cell>
          <table:table-cell office:value-type="date" office:date-value="2012-12-15T13:05:00" calcext:value-type="date">
            <text:p>15/12/12 13:05</text:p>
          </table:table-cell>
          <table:table-cell office:value-type="date" office:date-value="2012-12-15T13:08:00" calcext:value-type="date">
            <text:p>15/12/12 13:08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5T13:50:00" calcext:value-type="date">
            <text:p>15/12/12 13:50</text:p>
          </table:table-cell>
          <table:table-cell office:value-type="date" office:date-value="2012-12-15T13:58:00" calcext:value-type="date">
            <text:p>15/12/12 13:58</text:p>
          </table:table-cell>
          <table:table-cell office:value-type="date" office:date-value="2012-12-15T14:06:00" calcext:value-type="date">
            <text:p>15/12/12 14:06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4:46:00" calcext:value-type="date">
            <text:p>15/12/12 14:46</text:p>
          </table:table-cell>
          <table:table-cell office:value-type="date" office:date-value="2012-12-15T14:52:00" calcext:value-type="date">
            <text:p>15/12/12 14:52</text:p>
          </table:table-cell>
          <table:table-cell office:value-type="date" office:date-value="2012-12-15T14:57:00" calcext:value-type="date">
            <text:p>15/12/12 14:57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16:18:00" calcext:value-type="date">
            <text:p>15/12/12 16:18</text:p>
          </table:table-cell>
          <table:table-cell office:value-type="date" office:date-value="2012-12-15T16:19:00" calcext:value-type="date">
            <text:p>15/12/12 16:19</text:p>
          </table:table-cell>
          <table:table-cell office:value-type="date" office:date-value="2012-12-15T16:24:00" calcext:value-type="date">
            <text:p>15/12/12 16:24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5T19:42:00" calcext:value-type="date">
            <text:p>15/12/12 19:42</text:p>
          </table:table-cell>
          <table:table-cell office:value-type="date" office:date-value="2012-12-15T19:47:00" calcext:value-type="date">
            <text:p>15/12/12 19:47</text:p>
          </table:table-cell>
          <table:table-cell office:value-type="date" office:date-value="2012-12-15T19:54:00" calcext:value-type="date">
            <text:p>15/12/12 19:5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5T21:09:00" calcext:value-type="date">
            <text:p>15/12/12 21:09</text:p>
          </table:table-cell>
          <table:table-cell office:value-type="date" office:date-value="2012-12-15T21:19:00" calcext:value-type="date">
            <text:p>15/12/12 21:19</text:p>
          </table:table-cell>
          <table:table-cell office:value-type="date" office:date-value="2012-12-15T21:36:00" calcext:value-type="date">
            <text:p>15/12/12 21:36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5T22:19:00" calcext:value-type="date">
            <text:p>15/12/12 22:19</text:p>
          </table:table-cell>
          <table:table-cell office:value-type="date" office:date-value="2012-12-15T22:23:00" calcext:value-type="date">
            <text:p>15/12/12 22:23</text:p>
          </table:table-cell>
          <table:table-cell office:value-type="date" office:date-value="2012-12-15T22:26:00" calcext:value-type="date">
            <text:p>15/12/12 22:26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02-15T07:40:00" calcext:value-type="date">
            <text:p>15/02/12 07:40</text:p>
          </table:table-cell>
          <table:table-cell office:value-type="date" office:date-value="2012-02-15T07:45:00" calcext:value-type="date">
            <text:p>15/02/12 07:45</text:p>
          </table:table-cell>
          <table:table-cell office:value-type="date" office:date-value="2012-02-15T07:51:00" calcext:value-type="date">
            <text:p>15/02/12 07:51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5T01:23:00" calcext:value-type="date">
            <text:p>15/01/12 01:23</text:p>
          </table:table-cell>
          <table:table-cell office:value-type="date" office:date-value="2012-01-15T01:30:00" calcext:value-type="date">
            <text:p>15/01/12 01:30</text:p>
          </table:table-cell>
          <table:table-cell office:value-type="date" office:date-value="2012-01-15T01:38:00" calcext:value-type="date">
            <text:p>15/01/12 01:3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5T02:06:00" calcext:value-type="date">
            <text:p>15/01/12 02:06</text:p>
          </table:table-cell>
          <table:table-cell office:value-type="date" office:date-value="2012-01-15T02:09:00" calcext:value-type="date">
            <text:p>15/01/12 02:09</text:p>
          </table:table-cell>
          <table:table-cell office:value-type="date" office:date-value="2012-01-15T02:13:00" calcext:value-type="date">
            <text:p>15/01/12 02:13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1" calcext:value-type="float">
            <text:p>11391</text:p>
          </table:table-cell>
        </table:table-row>
        <table:table-row table:style-name="ro1">
          <table:table-cell office:value-type="date" office:date-value="2012-01-15T02:48:00" calcext:value-type="date">
            <text:p>15/01/12 02:48</text:p>
          </table:table-cell>
          <table:table-cell office:value-type="date" office:date-value="2012-01-15T02:52:00" calcext:value-type="date">
            <text:p>15/01/12 02:52</text:p>
          </table:table-cell>
          <table:table-cell office:value-type="date" office:date-value="2012-01-15T02:59:00" calcext:value-type="date">
            <text:p>15/01/12 02:59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5T10:57:00" calcext:value-type="date">
            <text:p>15/01/12 10:57</text:p>
          </table:table-cell>
          <table:table-cell office:value-type="date" office:date-value="2012-01-15T11:01:00" calcext:value-type="date">
            <text:p>15/01/12 11:01</text:p>
          </table:table-cell>
          <table:table-cell office:value-type="date" office:date-value="2012-01-15T11:03:00" calcext:value-type="date">
            <text:p>15/01/12 11:0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5T23:56:00" calcext:value-type="date">
            <text:p>15/01/12 23:56</text:p>
          </table:table-cell>
          <table:table-cell office:value-type="date" office:date-value="2012-01-15T23:59:00" calcext:value-type="date">
            <text:p>15/01/12 23:59</text:p>
          </table:table-cell>
          <table:table-cell office:value-type="date" office:date-value="2012-01-16T00:05:00" calcext:value-type="date">
            <text:p>16/01/12 00:0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15T14:32:00" calcext:value-type="date">
            <text:p>15/07/12 14:32</text:p>
          </table:table-cell>
          <table:table-cell office:value-type="date" office:date-value="2012-07-15T14:36:00" calcext:value-type="date">
            <text:p>15/07/12 14:36</text:p>
          </table:table-cell>
          <table:table-cell office:value-type="date" office:date-value="2012-07-15T14:40:00" calcext:value-type="date">
            <text:p>15/07/12 14:4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57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5T17:25:00" calcext:value-type="date">
            <text:p>15/07/12 17:25</text:p>
          </table:table-cell>
          <table:table-cell office:value-type="date" office:date-value="2012-07-15T17:30:00" calcext:value-type="date">
            <text:p>15/07/12 17:30</text:p>
          </table:table-cell>
          <table:table-cell office:value-type="date" office:date-value="2012-07-15T17:35:00" calcext:value-type="date">
            <text:p>15/07/12 17:3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15T18:38:00" calcext:value-type="date">
            <text:p>15/07/12 18:38</text:p>
          </table:table-cell>
          <table:table-cell office:value-type="date" office:date-value="2012-07-15T18:47:00" calcext:value-type="date">
            <text:p>15/07/12 18:47</text:p>
          </table:table-cell>
          <table:table-cell office:value-type="date" office:date-value="2012-07-15T18:49:00" calcext:value-type="date">
            <text:p>15/07/12 18:49</text:p>
          </table:table-cell>
          <table:table-cell office:value-type="string" calcext:value-type="string">
            <text:p>C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65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15T19:47:00" calcext:value-type="date">
            <text:p>15/07/12 19:47</text:p>
          </table:table-cell>
          <table:table-cell office:value-type="date" office:date-value="2012-07-15T19:51:00" calcext:value-type="date">
            <text:p>15/07/12 19:51</text:p>
          </table:table-cell>
          <table:table-cell office:value-type="date" office:date-value="2012-07-15T19:53:00" calcext:value-type="date">
            <text:p>15/07/12 19:53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60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15T20:27:00" calcext:value-type="date">
            <text:p>15/07/12 20:27</text:p>
          </table:table-cell>
          <table:table-cell office:value-type="date" office:date-value="2012-07-15T20:46:00" calcext:value-type="date">
            <text:p>15/07/12 20:46</text:p>
          </table:table-cell>
          <table:table-cell office:value-type="date" office:date-value="2012-07-15T20:51:00" calcext:value-type="date">
            <text:p>15/07/12 20:5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60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7-15T20:52:00" calcext:value-type="date">
            <text:p>15/07/12 20:52</text:p>
          </table:table-cell>
          <table:table-cell office:value-type="date" office:date-value="2012-07-15T20:56:00" calcext:value-type="date">
            <text:p>15/07/12 20:56</text:p>
          </table:table-cell>
          <table:table-cell office:value-type="date" office:date-value="2012-07-15T20:58:00" calcext:value-type="date">
            <text:p>15/07/12 20:58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15T21:43:00" calcext:value-type="date">
            <text:p>15/07/12 21:43</text:p>
          </table:table-cell>
          <table:table-cell office:value-type="date" office:date-value="2012-07-15T21:49:00" calcext:value-type="date">
            <text:p>15/07/12 21:49</text:p>
          </table:table-cell>
          <table:table-cell office:value-type="date" office:date-value="2012-07-15T21:52:00" calcext:value-type="date">
            <text:p>15/07/12 21:5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44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5T23:53:00" calcext:value-type="date">
            <text:p>15/07/12 23:53</text:p>
          </table:table-cell>
          <table:table-cell office:value-type="date" office:date-value="2012-07-15T23:59:00" calcext:value-type="date">
            <text:p>15/07/12 23:59</text:p>
          </table:table-cell>
          <table:table-cell office:value-type="date" office:date-value="2012-07-16T00:03:00" calcext:value-type="date">
            <text:p>16/07/12 00:03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63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date" office:date-value="2012-06-15T00:32:00" calcext:value-type="date">
            <text:p>15/06/12 00:32</text:p>
          </table:table-cell>
          <table:table-cell office:value-type="date" office:date-value="2012-06-15T00:52:00" calcext:value-type="date">
            <text:p>15/06/12 00:52</text:p>
          </table:table-cell>
          <table:table-cell office:value-type="date" office:date-value="2012-06-15T01:06:00" calcext:value-type="date">
            <text:p>15/06/12 01:06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03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5T13:07:00" calcext:value-type="date">
            <text:p>15/06/12 13:07</text:p>
          </table:table-cell>
          <table:table-cell office:value-type="date" office:date-value="2012-06-15T13:24:00" calcext:value-type="date">
            <text:p>15/06/12 13:24</text:p>
          </table:table-cell>
          <table:table-cell office:value-type="date" office:date-value="2012-06-15T13:33:00" calcext:value-type="date">
            <text:p>15/06/12 13:33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6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5T15:39:00" calcext:value-type="date">
            <text:p>15/06/12 15:39</text:p>
          </table:table-cell>
          <table:table-cell office:value-type="date" office:date-value="2012-06-15T15:50:00" calcext:value-type="date">
            <text:p>15/06/12 15:50</text:p>
          </table:table-cell>
          <table:table-cell office:value-type="date" office:date-value="2012-06-15T15:54:00" calcext:value-type="date">
            <text:p>15/06/12 15:5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08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5T18:05:00" calcext:value-type="date">
            <text:p>15/06/12 18:05</text:p>
          </table:table-cell>
          <table:table-cell office:value-type="date" office:date-value="2012-06-15T18:16:00" calcext:value-type="date">
            <text:p>15/06/12 18:16</text:p>
          </table:table-cell>
          <table:table-cell office:value-type="date" office:date-value="2012-06-15T18:27:00" calcext:value-type="date">
            <text:p>15/06/12 18:2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05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15T01:27:00" calcext:value-type="date">
            <text:p>15/03/12 01:27</text:p>
          </table:table-cell>
          <table:table-cell office:value-type="date" office:date-value="2012-03-15T01:34:00" calcext:value-type="date">
            <text:p>15/03/12 01:34</text:p>
          </table:table-cell>
          <table:table-cell office:value-type="date" office:date-value="2012-03-15T01:39:00" calcext:value-type="date">
            <text:p>15/03/12 01:3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5T07:23:00" calcext:value-type="date">
            <text:p>15/03/12 07:23</text:p>
          </table:table-cell>
          <table:table-cell office:value-type="date" office:date-value="2012-03-15T07:52:00" calcext:value-type="date">
            <text:p>15/03/12 07:52</text:p>
          </table:table-cell>
          <table:table-cell office:value-type="date" office:date-value="2012-03-15T08:08:00" calcext:value-type="date">
            <text:p>15/03/12 08:08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03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5T14:04:00" calcext:value-type="date">
            <text:p>15/03/12 14:04</text:p>
          </table:table-cell>
          <table:table-cell office:value-type="date" office:date-value="2012-03-15T14:10:00" calcext:value-type="date">
            <text:p>15/03/12 14:10</text:p>
          </table:table-cell>
          <table:table-cell office:value-type="date" office:date-value="2012-03-15T14:15:00" calcext:value-type="date">
            <text:p>15/03/12 14:1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3-15T18:51:00" calcext:value-type="date">
            <text:p>15/03/12 18:51</text:p>
          </table:table-cell>
          <table:table-cell office:value-type="date" office:date-value="2012-03-15T18:57:00" calcext:value-type="date">
            <text:p>15/03/12 18:57</text:p>
          </table:table-cell>
          <table:table-cell office:value-type="date" office:date-value="2012-03-15T19:00:00" calcext:value-type="date">
            <text:p>15/03/12 19:00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9" calcext:value-type="float">
            <text:p>11429</text:p>
          </table:table-cell>
        </table:table-row>
        <table:table-row table:style-name="ro1">
          <table:table-cell office:value-type="date" office:date-value="2012-05-14T23:51:00" calcext:value-type="date">
            <text:p>14/05/12 23:51</text:p>
          </table:table-cell>
          <table:table-cell office:value-type="date" office:date-value="2012-05-15T00:03:00" calcext:value-type="date">
            <text:p>15/05/12 00:03</text:p>
          </table:table-cell>
          <table:table-cell office:value-type="date" office:date-value="2012-05-15T00:13:00" calcext:value-type="date">
            <text:p>15/05/12 00:1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4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5T09:37:00" calcext:value-type="date">
            <text:p>15/05/12 09:37</text:p>
          </table:table-cell>
          <table:table-cell office:value-type="date" office:date-value="2012-05-15T09:45:00" calcext:value-type="date">
            <text:p>15/05/12 09:45</text:p>
          </table:table-cell>
          <table:table-cell office:value-type="date" office:date-value="2012-05-15T10:04:00" calcext:value-type="date">
            <text:p>15/05/12 10:04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5T11:46:00" calcext:value-type="date">
            <text:p>15/05/12 11:46</text:p>
          </table:table-cell>
          <table:table-cell office:value-type="date" office:date-value="2012-05-15T11:50:00" calcext:value-type="date">
            <text:p>15/05/12 11:50</text:p>
          </table:table-cell>
          <table:table-cell office:value-type="date" office:date-value="2012-05-15T11:55:00" calcext:value-type="date">
            <text:p>15/05/12 11:55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5T19:41:00" calcext:value-type="date">
            <text:p>15/05/12 19:41</text:p>
          </table:table-cell>
          <table:table-cell office:value-type="date" office:date-value="2012-05-15T19:45:00" calcext:value-type="date">
            <text:p>15/05/12 19:45</text:p>
          </table:table-cell>
          <table:table-cell office:value-type="date" office:date-value="2012-05-15T19:47:00" calcext:value-type="date">
            <text:p>15/05/12 19:47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26</text:p>
          </table:table-cell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date" office:date-value="2012-05-15T19:54:00" calcext:value-type="date">
            <text:p>15/05/12 19:54</text:p>
          </table:table-cell>
          <table:table-cell office:value-type="date" office:date-value="2012-05-15T19:57:00" calcext:value-type="date">
            <text:p>15/05/12 19:57</text:p>
          </table:table-cell>
          <table:table-cell office:value-type="date" office:date-value="2012-05-15T20:00:00" calcext:value-type="date">
            <text:p>15/05/12 20:0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58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5T22:11:00" calcext:value-type="date">
            <text:p>15/05/12 22:11</text:p>
          </table:table-cell>
          <table:table-cell office:value-type="date" office:date-value="2012-05-15T22:16:00" calcext:value-type="date">
            <text:p>15/05/12 22:16</text:p>
          </table:table-cell>
          <table:table-cell office:value-type="date" office:date-value="2012-05-15T22:18:00" calcext:value-type="date">
            <text:p>15/05/12 22:18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61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11-15T03:30:00" calcext:value-type="date">
            <text:p>15/11/12 03:30</text:p>
          </table:table-cell>
          <table:table-cell office:value-type="date" office:date-value="2012-11-15T03:34:00" calcext:value-type="date">
            <text:p>15/11/12 03:34</text:p>
          </table:table-cell>
          <table:table-cell office:value-type="date" office:date-value="2012-11-15T03:44:00" calcext:value-type="date">
            <text:p>15/11/12 03:44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5T04:22:00" calcext:value-type="date">
            <text:p>15/11/12 04:22</text:p>
          </table:table-cell>
          <table:table-cell office:value-type="date" office:date-value="2012-11-15T04:37:00" calcext:value-type="date">
            <text:p>15/11/12 04:37</text:p>
          </table:table-cell>
          <table:table-cell office:value-type="date" office:date-value="2012-11-15T04:51:00" calcext:value-type="date">
            <text:p>15/11/12 04:51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5T07:56:00" calcext:value-type="date">
            <text:p>15/11/12 07:56</text:p>
          </table:table-cell>
          <table:table-cell office:value-type="date" office:date-value="2012-11-15T08:02:00" calcext:value-type="date">
            <text:p>15/11/12 08:02</text:p>
          </table:table-cell>
          <table:table-cell office:value-type="date" office:date-value="2012-11-15T08:06:00" calcext:value-type="date">
            <text:p>15/11/12 08:06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5T12:40:00" calcext:value-type="date">
            <text:p>15/11/12 12:40</text:p>
          </table:table-cell>
          <table:table-cell office:value-type="date" office:date-value="2012-11-15T12:54:00" calcext:value-type="date">
            <text:p>15/11/12 12:54</text:p>
          </table:table-cell>
          <table:table-cell office:value-type="date" office:date-value="2012-11-15T13:10:00" calcext:value-type="date">
            <text:p>15/11/12 13:10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date" office:date-value="2012-11-15T14:23:00" calcext:value-type="date">
            <text:p>15/11/12 14:23</text:p>
          </table:table-cell>
          <table:table-cell office:value-type="date" office:date-value="2012-11-15T14:30:00" calcext:value-type="date">
            <text:p>15/11/12 14:30</text:p>
          </table:table-cell>
          <table:table-cell office:value-type="date" office:date-value="2012-11-15T14:35:00" calcext:value-type="date">
            <text:p>15/11/12 14:35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5T20:14:00" calcext:value-type="date">
            <text:p>15/11/12 20:14</text:p>
          </table:table-cell>
          <table:table-cell office:value-type="date" office:date-value="2012-11-15T20:21:00" calcext:value-type="date">
            <text:p>15/11/12 20:21</text:p>
          </table:table-cell>
          <table:table-cell office:value-type="date" office:date-value="2012-11-15T20:25:00" calcext:value-type="date">
            <text:p>15/11/12 20:2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09</text:p>
          </table:table-cell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5T22:00:00" calcext:value-type="date">
            <text:p>15/11/12 22:00</text:p>
          </table:table-cell>
          <table:table-cell office:value-type="date" office:date-value="2012-11-15T22:14:00" calcext:value-type="date">
            <text:p>15/11/12 22:14</text:p>
          </table:table-cell>
          <table:table-cell office:value-type="date" office:date-value="2012-11-15T22:47:00" calcext:value-type="date">
            <text:p>15/11/12 22:47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date" office:date-value="2012-10-15T02:18:00" calcext:value-type="date">
            <text:p>15/10/12 02:18</text:p>
          </table:table-cell>
          <table:table-cell office:value-type="date" office:date-value="2012-10-15T02:22:00" calcext:value-type="date">
            <text:p>15/10/12 02:22</text:p>
          </table:table-cell>
          <table:table-cell office:value-type="date" office:date-value="2012-10-15T02:26:00" calcext:value-type="date">
            <text:p>15/10/12 02:26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5T03:26:00" calcext:value-type="date">
            <text:p>15/10/12 03:26</text:p>
          </table:table-cell>
          <table:table-cell office:value-type="date" office:date-value="2012-10-15T03:33:00" calcext:value-type="date">
            <text:p>15/10/12 03:33</text:p>
          </table:table-cell>
          <table:table-cell office:value-type="date" office:date-value="2012-10-15T03:39:00" calcext:value-type="date">
            <text:p>15/10/12 03:39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15T04:15:00" calcext:value-type="date">
            <text:p>15/10/12 04:15</text:p>
          </table:table-cell>
          <table:table-cell office:value-type="date" office:date-value="2012-10-15T04:24:00" calcext:value-type="date">
            <text:p>15/10/12 04:24</text:p>
          </table:table-cell>
          <table:table-cell office:value-type="date" office:date-value="2012-10-15T04:32:00" calcext:value-type="date">
            <text:p>15/10/12 04:32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15T08:04:00" calcext:value-type="date">
            <text:p>15/10/12 08:04</text:p>
          </table:table-cell>
          <table:table-cell office:value-type="date" office:date-value="2012-10-15T08:09:00" calcext:value-type="date">
            <text:p>15/10/12 08:09</text:p>
          </table:table-cell>
          <table:table-cell office:value-type="date" office:date-value="2012-10-15T08:13:00" calcext:value-type="date">
            <text:p>15/10/12 08:1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45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5T14:55:00" calcext:value-type="date">
            <text:p>15/10/12 14:55</text:p>
          </table:table-cell>
          <table:table-cell office:value-type="date" office:date-value="2012-10-15T15:42:00" calcext:value-type="date">
            <text:p>15/10/12 15:42</text:p>
          </table:table-cell>
          <table:table-cell office:value-type="date" office:date-value="2012-10-15T16:13:00" calcext:value-type="date">
            <text:p>15/10/12 16:13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15T18:44:00" calcext:value-type="date">
            <text:p>15/10/12 18:44</text:p>
          </table:table-cell>
          <table:table-cell office:value-type="date" office:date-value="2012-10-15T18:59:00" calcext:value-type="date">
            <text:p>15/10/12 18:59</text:p>
          </table:table-cell>
          <table:table-cell office:value-type="date" office:date-value="2012-10-15T19:06:00" calcext:value-type="date">
            <text:p>15/10/12 19:0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5T22:51:00" calcext:value-type="date">
            <text:p>15/10/12 22:51</text:p>
          </table:table-cell>
          <table:table-cell office:value-type="date" office:date-value="2012-10-15T22:57:00" calcext:value-type="date">
            <text:p>15/10/12 22:57</text:p>
          </table:table-cell>
          <table:table-cell office:value-type="date" office:date-value="2012-10-15T23:05:00" calcext:value-type="date">
            <text:p>15/10/12 23:05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5T23:56:00" calcext:value-type="date">
            <text:p>15/10/12 23:56</text:p>
          </table:table-cell>
          <table:table-cell office:value-type="date" office:date-value="2012-10-15T23:59:00" calcext:value-type="date">
            <text:p>15/10/12 23:59</text:p>
          </table:table-cell>
          <table:table-cell office:value-type="date" office:date-value="2012-10-16T00:04:00" calcext:value-type="date">
            <text:p>16/10/12 00:04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14:31:00" calcext:value-type="date">
            <text:p>15/09/12 14:31</text:p>
          </table:table-cell>
          <table:table-cell office:value-type="date" office:date-value="2012-09-15T14:35:00" calcext:value-type="date">
            <text:p>15/09/12 14:35</text:p>
          </table:table-cell>
          <table:table-cell office:value-type="date" office:date-value="2012-09-15T14:37:00" calcext:value-type="date">
            <text:p>15/09/12 14:37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16:54:00" calcext:value-type="date">
            <text:p>15/09/12 16:54</text:p>
          </table:table-cell>
          <table:table-cell office:value-type="date" office:date-value="2012-09-15T16:59:00" calcext:value-type="date">
            <text:p>15/09/12 16:59</text:p>
          </table:table-cell>
          <table:table-cell office:value-type="date" office:date-value="2012-09-15T17:02:00" calcext:value-type="date">
            <text:p>15/09/12 17:02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18:36:00" calcext:value-type="date">
            <text:p>15/09/12 18:36</text:p>
          </table:table-cell>
          <table:table-cell office:value-type="date" office:date-value="2012-09-15T18:41:00" calcext:value-type="date">
            <text:p>15/09/12 18:41</text:p>
          </table:table-cell>
          <table:table-cell office:value-type="date" office:date-value="2012-09-15T18:44:00" calcext:value-type="date">
            <text:p>15/09/12 18:44</text:p>
          </table:table-cell>
          <table:table-cell office:value-type="string" calcext:value-type="string">
            <text:p>B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18:58:00" calcext:value-type="date">
            <text:p>15/09/12 18:58</text:p>
          </table:table-cell>
          <table:table-cell office:value-type="date" office:date-value="2012-09-15T19:03:00" calcext:value-type="date">
            <text:p>15/09/12 19:03</text:p>
          </table:table-cell>
          <table:table-cell office:value-type="date" office:date-value="2012-09-15T19:06:00" calcext:value-type="date">
            <text:p>15/09/12 19:06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20:07:00" calcext:value-type="date">
            <text:p>15/09/12 20:07</text:p>
          </table:table-cell>
          <table:table-cell office:value-type="date" office:date-value="2012-09-15T20:11:00" calcext:value-type="date">
            <text:p>15/09/12 20:11</text:p>
          </table:table-cell>
          <table:table-cell office:value-type="date" office:date-value="2012-09-15T20:14:00" calcext:value-type="date">
            <text:p>15/09/12 20:14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5T21:42:00" calcext:value-type="date">
            <text:p>15/09/12 21:42</text:p>
          </table:table-cell>
          <table:table-cell office:value-type="date" office:date-value="2012-09-15T21:47:00" calcext:value-type="date">
            <text:p>15/09/12 21:47</text:p>
          </table:table-cell>
          <table:table-cell office:value-type="date" office:date-value="2012-09-15T21:50:00" calcext:value-type="date">
            <text:p>15/09/12 21:50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9-15T22:41:00" calcext:value-type="date">
            <text:p>15/09/12 22:41</text:p>
          </table:table-cell>
          <table:table-cell office:value-type="date" office:date-value="2012-09-15T22:44:00" calcext:value-type="date">
            <text:p>15/09/12 22:44</text:p>
          </table:table-cell>
          <table:table-cell office:value-type="date" office:date-value="2012-09-15T22:47:00" calcext:value-type="date">
            <text:p>15/09/12 22:47</text:p>
          </table:table-cell>
          <table:table-cell office:value-type="string" calcext:value-type="string">
            <text:p>B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9-15T22:53:00" calcext:value-type="date">
            <text:p>15/09/12 22:53</text:p>
          </table:table-cell>
          <table:table-cell office:value-type="date" office:date-value="2012-09-15T22:59:00" calcext:value-type="date">
            <text:p>15/09/12 22:59</text:p>
          </table:table-cell>
          <table:table-cell office:value-type="date" office:date-value="2012-09-15T23:05:00" calcext:value-type="date">
            <text:p>15/09/12 23:05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date" office:date-value="2012-09-15T23:35:00" calcext:value-type="date">
            <text:p>15/09/12 23:35</text:p>
          </table:table-cell>
          <table:table-cell office:value-type="date" office:date-value="2012-09-15T23:41:00" calcext:value-type="date">
            <text:p>15/09/12 23:41</text:p>
          </table:table-cell>
          <table:table-cell office:value-type="date" office:date-value="2012-09-15T23:46:00" calcext:value-type="date">
            <text:p>15/09/12 23:46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80</text:p>
          </table:table-cell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4-16T00:24:00" calcext:value-type="date">
            <text:p>16/04/12 00:24</text:p>
          </table:table-cell>
          <table:table-cell office:value-type="date" office:date-value="2012-04-16T00:46:00" calcext:value-type="date">
            <text:p>16/04/12 00:46</text:p>
          </table:table-cell>
          <table:table-cell office:value-type="date" office:date-value="2012-04-16T01:08:00" calcext:value-type="date">
            <text:p>16/04/12 01:0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6T14:35:00" calcext:value-type="date">
            <text:p>16/04/12 14:35</text:p>
          </table:table-cell>
          <table:table-cell office:value-type="date" office:date-value="2012-04-16T14:41:00" calcext:value-type="date">
            <text:p>16/04/12 14:41</text:p>
          </table:table-cell>
          <table:table-cell office:value-type="date" office:date-value="2012-04-16T14:45:00" calcext:value-type="date">
            <text:p>16/04/12 14:45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6T17:24:00" calcext:value-type="date">
            <text:p>16/04/12 17:24</text:p>
          </table:table-cell>
          <table:table-cell office:value-type="date" office:date-value="2012-04-16T17:45:00" calcext:value-type="date">
            <text:p>16/04/12 17:45</text:p>
          </table:table-cell>
          <table:table-cell office:value-type="date" office:date-value="2012-04-16T18:00:00" calcext:value-type="date">
            <text:p>16/04/12 18:00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8-16T01:51:00" calcext:value-type="date">
            <text:p>16/08/12 01:51</text:p>
          </table:table-cell>
          <table:table-cell office:value-type="date" office:date-value="2012-08-16T02:07:00" calcext:value-type="date">
            <text:p>16/08/12 02:07</text:p>
          </table:table-cell>
          <table:table-cell office:value-type="date" office:date-value="2012-08-16T02:22:00" calcext:value-type="date">
            <text:p>16/08/12 02:22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41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date" office:date-value="2012-08-16T06:06:00" calcext:value-type="date">
            <text:p>16/08/12 06:06</text:p>
          </table:table-cell>
          <table:table-cell office:value-type="date" office:date-value="2012-08-16T06:11:00" calcext:value-type="date">
            <text:p>16/08/12 06:11</text:p>
          </table:table-cell>
          <table:table-cell office:value-type="date" office:date-value="2012-08-16T06:17:00" calcext:value-type="date">
            <text:p>16/08/12 06:17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35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6T12:41:00" calcext:value-type="date">
            <text:p>16/08/12 12:41</text:p>
          </table:table-cell>
          <table:table-cell office:value-type="date" office:date-value="2012-08-16T13:16:00" calcext:value-type="date">
            <text:p>16/08/12 13:16</text:p>
          </table:table-cell>
          <table:table-cell office:value-type="date" office:date-value="2012-08-16T13:48:00" calcext:value-type="date">
            <text:p>16/08/12 13:48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36</text:p>
          </table:table-cell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12-16T01:11:00" calcext:value-type="date">
            <text:p>16/12/12 01:11</text:p>
          </table:table-cell>
          <table:table-cell office:value-type="date" office:date-value="2012-12-16T01:15:00" calcext:value-type="date">
            <text:p>16/12/12 01:15</text:p>
          </table:table-cell>
          <table:table-cell office:value-type="date" office:date-value="2012-12-16T01:20:00" calcext:value-type="date">
            <text:p>16/12/12 01:20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6T10:44:00" calcext:value-type="date">
            <text:p>16/12/12 10:44</text:p>
          </table:table-cell>
          <table:table-cell office:value-type="date" office:date-value="2012-12-16T10:47:00" calcext:value-type="date">
            <text:p>16/12/12 10:47</text:p>
          </table:table-cell>
          <table:table-cell office:value-type="date" office:date-value="2012-12-16T10:49:00" calcext:value-type="date">
            <text:p>16/12/12 10:49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6T14:52:00" calcext:value-type="date">
            <text:p>16/12/12 14:52</text:p>
          </table:table-cell>
          <table:table-cell office:value-type="date" office:date-value="2012-12-16T14:55:00" calcext:value-type="date">
            <text:p>16/12/12 14:55</text:p>
          </table:table-cell>
          <table:table-cell office:value-type="date" office:date-value="2012-12-16T14:58:00" calcext:value-type="date">
            <text:p>16/12/12 14:58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6T15:18:00" calcext:value-type="date">
            <text:p>16/12/12 15:18</text:p>
          </table:table-cell>
          <table:table-cell office:value-type="date" office:date-value="2012-12-16T15:21:00" calcext:value-type="date">
            <text:p>16/12/12 15:21</text:p>
          </table:table-cell>
          <table:table-cell office:value-type="date" office:date-value="2012-12-16T15:23:00" calcext:value-type="date">
            <text:p>16/12/12 15:23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6T20:28:00" calcext:value-type="date">
            <text:p>16/12/12 20:28</text:p>
          </table:table-cell>
          <table:table-cell office:value-type="date" office:date-value="2012-12-16T21:03:00" calcext:value-type="date">
            <text:p>16/12/12 21:03</text:p>
          </table:table-cell>
          <table:table-cell office:value-type="date" office:date-value="2012-12-16T21:32:00" calcext:value-type="date">
            <text:p>16/12/12 21:3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6T22:07:00" calcext:value-type="date">
            <text:p>16/12/12 22:07</text:p>
          </table:table-cell>
          <table:table-cell office:value-type="date" office:date-value="2012-12-16T22:11:00" calcext:value-type="date">
            <text:p>16/12/12 22:11</text:p>
          </table:table-cell>
          <table:table-cell office:value-type="date" office:date-value="2012-12-16T22:15:00" calcext:value-type="date">
            <text:p>16/12/12 22:1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12-16T23:20:00" calcext:value-type="date">
            <text:p>16/12/12 23:20</text:p>
          </table:table-cell>
          <table:table-cell office:value-type="date" office:date-value="2012-12-16T23:23:00" calcext:value-type="date">
            <text:p>16/12/12 23:23</text:p>
          </table:table-cell>
          <table:table-cell office:value-type="date" office:date-value="2012-12-16T23:25:00" calcext:value-type="date">
            <text:p>16/12/12 23:25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70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01-16T00:14:00" calcext:value-type="date">
            <text:p>16/01/12 00:14</text:p>
          </table:table-cell>
          <table:table-cell office:value-type="date" office:date-value="2012-01-16T00:18:00" calcext:value-type="date">
            <text:p>16/01/12 00:18</text:p>
          </table:table-cell>
          <table:table-cell office:value-type="date" office:date-value="2012-01-16T00:22:00" calcext:value-type="date">
            <text:p>16/01/12 00:22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68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6T02:36:00" calcext:value-type="date">
            <text:p>16/01/12 02:36</text:p>
          </table:table-cell>
          <table:table-cell office:value-type="date" office:date-value="2012-01-16T04:44:00" calcext:value-type="date">
            <text:p>16/01/12 04:44</text:p>
          </table:table-cell>
          <table:table-cell office:value-type="date" office:date-value="2012-01-16T06:46:00" calcext:value-type="date">
            <text:p>16/01/12 06:46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16T08:08:00" calcext:value-type="date">
            <text:p>16/01/12 08:08</text:p>
          </table:table-cell>
          <table:table-cell office:value-type="date" office:date-value="2012-01-16T08:12:00" calcext:value-type="date">
            <text:p>16/01/12 08:12</text:p>
          </table:table-cell>
          <table:table-cell office:value-type="date" office:date-value="2012-01-16T08:18:00" calcext:value-type="date">
            <text:p>16/01/12 08:18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67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6T10:31:00" calcext:value-type="date">
            <text:p>16/01/12 10:31</text:p>
          </table:table-cell>
          <table:table-cell office:value-type="date" office:date-value="2012-01-16T10:38:00" calcext:value-type="date">
            <text:p>16/01/12 10:38</text:p>
          </table:table-cell>
          <table:table-cell office:value-type="date" office:date-value="2012-01-16T11:22:00" calcext:value-type="date">
            <text:p>16/01/12 11:22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6T22:50:00" calcext:value-type="date">
            <text:p>16/01/12 22:50</text:p>
          </table:table-cell>
          <table:table-cell office:value-type="date" office:date-value="2012-01-16T23:16:00" calcext:value-type="date">
            <text:p>16/01/12 23:16</text:p>
          </table:table-cell>
          <table:table-cell office:value-type="date" office:date-value="2012-01-16T23:57:00" calcext:value-type="date">
            <text:p>16/01/12 23:57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55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7-16T04:52:00" calcext:value-type="date">
            <text:p>16/07/12 04:52</text:p>
          </table:table-cell>
          <table:table-cell office:value-type="date" office:date-value="2012-07-16T04:58:00" calcext:value-type="date">
            <text:p>16/07/12 04:58</text:p>
          </table:table-cell>
          <table:table-cell office:value-type="date" office:date-value="2012-07-16T05:09:00" calcext:value-type="date">
            <text:p>16/07/12 05:09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62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date" office:date-value="2012-07-16T13:01:00" calcext:value-type="date">
            <text:p>16/07/12 13:01</text:p>
          </table:table-cell>
          <table:table-cell office:value-type="date" office:date-value="2012-07-16T13:10:00" calcext:value-type="date">
            <text:p>16/07/12 13:10</text:p>
          </table:table-cell>
          <table:table-cell office:value-type="date" office:date-value="2012-07-16T13:19:00" calcext:value-type="date">
            <text:p>16/07/12 13:19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6T18:29:00" calcext:value-type="date">
            <text:p>16/07/12 18:29</text:p>
          </table:table-cell>
          <table:table-cell office:value-type="date" office:date-value="2012-07-16T18:36:00" calcext:value-type="date">
            <text:p>16/07/12 18:36</text:p>
          </table:table-cell>
          <table:table-cell office:value-type="date" office:date-value="2012-07-16T18:40:00" calcext:value-type="date">
            <text:p>16/07/12 18:4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6T19:19:00" calcext:value-type="date">
            <text:p>16/07/12 19:19</text:p>
          </table:table-cell>
          <table:table-cell office:value-type="date" office:date-value="2012-07-16T20:03:00" calcext:value-type="date">
            <text:p>16/07/12 20:03</text:p>
          </table:table-cell>
          <table:table-cell office:value-type="date" office:date-value="2012-07-16T20:43:00" calcext:value-type="date">
            <text:p>16/07/12 20:43</text:p>
          </table:table-cell>
          <table:table-cell office:value-type="string" calcext:value-type="string">
            <text:p>C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55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6T21:35:00" calcext:value-type="date">
            <text:p>16/07/12 21:35</text:p>
          </table:table-cell>
          <table:table-cell office:value-type="date" office:date-value="2012-07-16T21:39:00" calcext:value-type="date">
            <text:p>16/07/12 21:39</text:p>
          </table:table-cell>
          <table:table-cell office:value-type="date" office:date-value="2012-07-16T21:45:00" calcext:value-type="date">
            <text:p>16/07/12 21:45</text:p>
          </table:table-cell>
          <table:table-cell office:value-type="string" calcext:value-type="string">
            <text:p>C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68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6-16T00:43:00" calcext:value-type="date">
            <text:p>16/06/12 00:43</text:p>
          </table:table-cell>
          <table:table-cell office:value-type="date" office:date-value="2012-06-16T00:48:00" calcext:value-type="date">
            <text:p>16/06/12 00:48</text:p>
          </table:table-cell>
          <table:table-cell office:value-type="date" office:date-value="2012-06-16T00:50:00" calcext:value-type="date">
            <text:p>16/06/12 00:50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7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6T01:20:00" calcext:value-type="date">
            <text:p>16/06/12 01:20</text:p>
          </table:table-cell>
          <table:table-cell office:value-type="date" office:date-value="2012-06-16T01:25:00" calcext:value-type="date">
            <text:p>16/06/12 01:25</text:p>
          </table:table-cell>
          <table:table-cell office:value-type="date" office:date-value="2012-06-16T01:34:00" calcext:value-type="date">
            <text:p>16/06/12 01:34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14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6T06:20:00" calcext:value-type="date">
            <text:p>16/06/12 06:20</text:p>
          </table:table-cell>
          <table:table-cell office:value-type="date" office:date-value="2012-06-16T06:29:00" calcext:value-type="date">
            <text:p>16/06/12 06:29</text:p>
          </table:table-cell>
          <table:table-cell office:value-type="date" office:date-value="2012-06-16T06:35:00" calcext:value-type="date">
            <text:p>16/06/12 06:3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6T14:44:00" calcext:value-type="date">
            <text:p>16/06/12 14:44</text:p>
          </table:table-cell>
          <table:table-cell office:value-type="date" office:date-value="2012-06-16T14:53:00" calcext:value-type="date">
            <text:p>16/06/12 14:53</text:p>
          </table:table-cell>
          <table:table-cell office:value-type="date" office:date-value="2012-06-16T14:59:00" calcext:value-type="date">
            <text:p>16/06/12 14:5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21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6T18:31:00" calcext:value-type="date">
            <text:p>16/06/12 18:31</text:p>
          </table:table-cell>
          <table:table-cell office:value-type="date" office:date-value="2012-06-16T18:35:00" calcext:value-type="date">
            <text:p>16/06/12 18:35</text:p>
          </table:table-cell>
          <table:table-cell office:value-type="date" office:date-value="2012-06-16T18:40:00" calcext:value-type="date">
            <text:p>16/06/12 18:4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6T02:21:00" calcext:value-type="date">
            <text:p>16/03/12 02:21</text:p>
          </table:table-cell>
          <table:table-cell office:value-type="date" office:date-value="2012-03-16T02:31:00" calcext:value-type="date">
            <text:p>16/03/12 02:31</text:p>
          </table:table-cell>
          <table:table-cell office:value-type="date" office:date-value="2012-03-16T02:43:00" calcext:value-type="date">
            <text:p>16/03/12 02:4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18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6T03:03:00" calcext:value-type="date">
            <text:p>16/03/12 03:03</text:p>
          </table:table-cell>
          <table:table-cell office:value-type="date" office:date-value="2012-03-16T03:09:00" calcext:value-type="date">
            <text:p>16/03/12 03:09</text:p>
          </table:table-cell>
          <table:table-cell office:value-type="date" office:date-value="2012-03-16T03:17:00" calcext:value-type="date">
            <text:p>16/03/12 03:17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07</text:p>
          </table:table-cell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date" office:date-value="2012-03-16T07:46:00" calcext:value-type="date">
            <text:p>16/03/12 07:46</text:p>
          </table:table-cell>
          <table:table-cell office:value-type="date" office:date-value="2012-03-16T07:50:00" calcext:value-type="date">
            <text:p>16/03/12 07:50</text:p>
          </table:table-cell>
          <table:table-cell office:value-type="date" office:date-value="2012-03-16T07:53:00" calcext:value-type="date">
            <text:p>16/03/12 07:53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date" office:date-value="2012-03-16T08:24:00" calcext:value-type="date">
            <text:p>16/03/12 08:24</text:p>
          </table:table-cell>
          <table:table-cell office:value-type="date" office:date-value="2012-03-16T08:28:00" calcext:value-type="date">
            <text:p>16/03/12 08:28</text:p>
          </table:table-cell>
          <table:table-cell office:value-type="date" office:date-value="2012-03-16T08:33:00" calcext:value-type="date">
            <text:p>16/03/12 08:33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6T12:34:00" calcext:value-type="date">
            <text:p>16/03/12 12:34</text:p>
          </table:table-cell>
          <table:table-cell office:value-type="date" office:date-value="2012-03-16T12:40:00" calcext:value-type="date">
            <text:p>16/03/12 12:40</text:p>
          </table:table-cell>
          <table:table-cell office:value-type="date" office:date-value="2012-03-16T12:45:00" calcext:value-type="date">
            <text:p>16/03/12 12:4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20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6T13:14:00" calcext:value-type="date">
            <text:p>16/03/12 13:14</text:p>
          </table:table-cell>
          <table:table-cell office:value-type="date" office:date-value="2012-03-16T13:18:00" calcext:value-type="date">
            <text:p>16/03/12 13:18</text:p>
          </table:table-cell>
          <table:table-cell office:value-type="date" office:date-value="2012-03-16T13:21:00" calcext:value-type="date">
            <text:p>16/03/12 13:21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6T17:05:00" calcext:value-type="date">
            <text:p>16/03/12 17:05</text:p>
          </table:table-cell>
          <table:table-cell office:value-type="date" office:date-value="2012-03-16T17:38:00" calcext:value-type="date">
            <text:p>16/03/12 17:38</text:p>
          </table:table-cell>
          <table:table-cell office:value-type="date" office:date-value="2012-03-16T18:00:00" calcext:value-type="date">
            <text:p>16/03/12 18:0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22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6T20:51:00" calcext:value-type="date">
            <text:p>16/03/12 20:51</text:p>
          </table:table-cell>
          <table:table-cell office:value-type="date" office:date-value="2012-03-16T21:08:00" calcext:value-type="date">
            <text:p>16/03/12 21:08</text:p>
          </table:table-cell>
          <table:table-cell office:value-type="date" office:date-value="2012-03-16T21:21:00" calcext:value-type="date">
            <text:p>16/03/12 21:21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6T00:14:00" calcext:value-type="date">
            <text:p>16/05/12 00:14</text:p>
          </table:table-cell>
          <table:table-cell office:value-type="date" office:date-value="2012-05-16T00:18:00" calcext:value-type="date">
            <text:p>16/05/12 00:18</text:p>
          </table:table-cell>
          <table:table-cell office:value-type="date" office:date-value="2012-05-16T00:21:00" calcext:value-type="date">
            <text:p>16/05/12 00:2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6T09:10:00" calcext:value-type="date">
            <text:p>16/05/12 09:10</text:p>
          </table:table-cell>
          <table:table-cell office:value-type="date" office:date-value="2012-05-16T09:21:00" calcext:value-type="date">
            <text:p>16/05/12 09:21</text:p>
          </table:table-cell>
          <table:table-cell office:value-type="date" office:date-value="2012-05-16T09:33:00" calcext:value-type="date">
            <text:p>16/05/12 09:33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63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6T12:21:00" calcext:value-type="date">
            <text:p>16/05/12 12:21</text:p>
          </table:table-cell>
          <table:table-cell office:value-type="date" office:date-value="2012-05-16T12:26:00" calcext:value-type="date">
            <text:p>16/05/12 12:26</text:p>
          </table:table-cell>
          <table:table-cell office:value-type="date" office:date-value="2012-05-16T12:30:00" calcext:value-type="date">
            <text:p>16/05/12 12:3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6T06:41:00" calcext:value-type="date">
            <text:p>16/11/12 06:41</text:p>
          </table:table-cell>
          <table:table-cell office:value-type="date" office:date-value="2012-11-16T07:51:00" calcext:value-type="date">
            <text:p>16/11/12 07:51</text:p>
          </table:table-cell>
          <table:table-cell office:value-type="date" office:date-value="2012-11-16T10:21:00" calcext:value-type="date">
            <text:p>16/11/12 10:2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6T14:44:00" calcext:value-type="date">
            <text:p>16/11/12 14:44</text:p>
          </table:table-cell>
          <table:table-cell office:value-type="date" office:date-value="2012-11-16T14:47:00" calcext:value-type="date">
            <text:p>16/11/12 14:47</text:p>
          </table:table-cell>
          <table:table-cell office:value-type="date" office:date-value="2012-11-16T15:03:00" calcext:value-type="date">
            <text:p>16/11/12 15:03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1-16T15:34:00" calcext:value-type="date">
            <text:p>16/11/12 15:34</text:p>
          </table:table-cell>
          <table:table-cell office:value-type="date" office:date-value="2012-11-16T15:39:00" calcext:value-type="date">
            <text:p>16/11/12 15:39</text:p>
          </table:table-cell>
          <table:table-cell office:value-type="date" office:date-value="2012-11-16T15:42:00" calcext:value-type="date">
            <text:p>16/11/12 15:42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16T19:49:00" calcext:value-type="date">
            <text:p>16/11/12 19:49</text:p>
          </table:table-cell>
          <table:table-cell office:value-type="date" office:date-value="2012-11-16T19:55:00" calcext:value-type="date">
            <text:p>16/11/12 19:55</text:p>
          </table:table-cell>
          <table:table-cell office:value-type="date" office:date-value="2012-11-16T20:01:00" calcext:value-type="date">
            <text:p>16/11/12 20:0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6T21:55:00" calcext:value-type="date">
            <text:p>16/11/12 21:55</text:p>
          </table:table-cell>
          <table:table-cell office:value-type="date" office:date-value="2012-11-16T22:04:00" calcext:value-type="date">
            <text:p>16/11/12 22:04</text:p>
          </table:table-cell>
          <table:table-cell office:value-type="date" office:date-value="2012-11-16T22:19:00" calcext:value-type="date">
            <text:p>16/11/12 22:19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05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date" office:date-value="2012-10-16T01:44:00" calcext:value-type="date">
            <text:p>16/10/12 01:44</text:p>
          </table:table-cell>
          <table:table-cell office:value-type="date" office:date-value="2012-10-16T01:48:00" calcext:value-type="date">
            <text:p>16/10/12 01:48</text:p>
          </table:table-cell>
          <table:table-cell office:value-type="date" office:date-value="2012-10-16T01:51:00" calcext:value-type="date">
            <text:p>16/10/12 01:51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6T06:13:00" calcext:value-type="date">
            <text:p>16/10/12 06:13</text:p>
          </table:table-cell>
          <table:table-cell office:value-type="date" office:date-value="2012-10-16T06:17:00" calcext:value-type="date">
            <text:p>16/10/12 06:17</text:p>
          </table:table-cell>
          <table:table-cell office:value-type="date" office:date-value="2012-10-16T06:21:00" calcext:value-type="date">
            <text:p>16/10/12 06:21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6T06:46:00" calcext:value-type="date">
            <text:p>16/10/12 06:46</text:p>
          </table:table-cell>
          <table:table-cell office:value-type="date" office:date-value="2012-10-16T06:53:00" calcext:value-type="date">
            <text:p>16/10/12 06:53</text:p>
          </table:table-cell>
          <table:table-cell office:value-type="date" office:date-value="2012-10-16T06:58:00" calcext:value-type="date">
            <text:p>16/10/12 06:5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32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date" office:date-value="2012-10-16T16:12:00" calcext:value-type="date">
            <text:p>16/10/12 16:12</text:p>
          </table:table-cell>
          <table:table-cell office:value-type="date" office:date-value="2012-10-16T16:27:00" calcext:value-type="date">
            <text:p>16/10/12 16:27</text:p>
          </table:table-cell>
          <table:table-cell office:value-type="date" office:date-value="2012-10-16T16:39:00" calcext:value-type="date">
            <text:p>16/10/12 16:39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11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6T23:06:00" calcext:value-type="date">
            <text:p>16/10/12 23:06</text:p>
          </table:table-cell>
          <table:table-cell office:value-type="date" office:date-value="2012-10-16T23:10:00" calcext:value-type="date">
            <text:p>16/10/12 23:10</text:p>
          </table:table-cell>
          <table:table-cell office:value-type="date" office:date-value="2012-10-16T23:13:00" calcext:value-type="date">
            <text:p>16/10/12 23:1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04-17T03:06:00" calcext:value-type="date">
            <text:p>17/04/12 03:06</text:p>
          </table:table-cell>
          <table:table-cell office:value-type="date" office:date-value="2012-04-17T03:13:00" calcext:value-type="date">
            <text:p>17/04/12 03:13</text:p>
          </table:table-cell>
          <table:table-cell office:value-type="date" office:date-value="2012-04-17T03:23:00" calcext:value-type="date">
            <text:p>17/04/12 03:23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7T06:06:00" calcext:value-type="date">
            <text:p>17/04/12 06:06</text:p>
          </table:table-cell>
          <table:table-cell office:value-type="date" office:date-value="2012-04-17T08:09:00" calcext:value-type="date">
            <text:p>17/04/12 08:09</text:p>
          </table:table-cell>
          <table:table-cell office:value-type="date" office:date-value="2012-04-17T08:52:00" calcext:value-type="date">
            <text:p>17/04/12 08:5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4-17T11:15:00" calcext:value-type="date">
            <text:p>17/04/12 11:15</text:p>
          </table:table-cell>
          <table:table-cell office:value-type="date" office:date-value="2012-04-17T11:29:00" calcext:value-type="date">
            <text:p>17/04/12 11:29</text:p>
          </table:table-cell>
          <table:table-cell office:value-type="date" office:date-value="2012-04-17T11:50:00" calcext:value-type="date">
            <text:p>17/04/12 11:50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4-17T20:25:00" calcext:value-type="date">
            <text:p>17/04/12 20:25</text:p>
          </table:table-cell>
          <table:table-cell office:value-type="date" office:date-value="2012-04-17T20:30:00" calcext:value-type="date">
            <text:p>17/04/12 20:30</text:p>
          </table:table-cell>
          <table:table-cell office:value-type="date" office:date-value="2012-04-17T20:32:00" calcext:value-type="date">
            <text:p>17/04/12 20:32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17T22:07:00" calcext:value-type="date">
            <text:p>17/04/12 22:07</text:p>
          </table:table-cell>
          <table:table-cell office:value-type="date" office:date-value="2012-04-17T22:25:00" calcext:value-type="date">
            <text:p>17/04/12 22:25</text:p>
          </table:table-cell>
          <table:table-cell office:value-type="date" office:date-value="2012-04-17T22:38:00" calcext:value-type="date">
            <text:p>17/04/12 22:38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date" office:date-value="2012-08-17T01:05:00" calcext:value-type="date">
            <text:p>17/08/12 01:05</text:p>
          </table:table-cell>
          <table:table-cell office:value-type="date" office:date-value="2012-08-17T01:13:00" calcext:value-type="date">
            <text:p>17/08/12 01:13</text:p>
          </table:table-cell>
          <table:table-cell office:value-type="date" office:date-value="2012-08-17T01:18:00" calcext:value-type="date">
            <text:p>17/08/12 01:18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05:06:00" calcext:value-type="date">
            <text:p>17/08/12 05:06</text:p>
          </table:table-cell>
          <table:table-cell office:value-type="date" office:date-value="2012-08-17T05:14:00" calcext:value-type="date">
            <text:p>17/08/12 05:14</text:p>
          </table:table-cell>
          <table:table-cell office:value-type="date" office:date-value="2012-08-17T05:23:00" calcext:value-type="date">
            <text:p>17/08/12 05:23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06:53:00" calcext:value-type="date">
            <text:p>17/08/12 06:53</text:p>
          </table:table-cell>
          <table:table-cell office:value-type="date" office:date-value="2012-08-17T06:58:00" calcext:value-type="date">
            <text:p>17/08/12 06:58</text:p>
          </table:table-cell>
          <table:table-cell office:value-type="date" office:date-value="2012-08-17T07:05:00" calcext:value-type="date">
            <text:p>17/08/12 07:05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7T08:29:00" calcext:value-type="date">
            <text:p>17/08/12 08:29</text:p>
          </table:table-cell>
          <table:table-cell office:value-type="date" office:date-value="2012-08-17T08:37:00" calcext:value-type="date">
            <text:p>17/08/12 08:37</text:p>
          </table:table-cell>
          <table:table-cell office:value-type="date" office:date-value="2012-08-17T08:44:00" calcext:value-type="date">
            <text:p>17/08/12 08:44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11:21:00" calcext:value-type="date">
            <text:p>17/08/12 11:21</text:p>
          </table:table-cell>
          <table:table-cell office:value-type="date" office:date-value="2012-08-17T11:28:00" calcext:value-type="date">
            <text:p>17/08/12 11:28</text:p>
          </table:table-cell>
          <table:table-cell office:value-type="date" office:date-value="2012-08-17T11:37:00" calcext:value-type="date">
            <text:p>17/08/12 11:37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12:09:00" calcext:value-type="date">
            <text:p>17/08/12 12:09</text:p>
          </table:table-cell>
          <table:table-cell office:value-type="date" office:date-value="2012-08-17T12:18:00" calcext:value-type="date">
            <text:p>17/08/12 12:18</text:p>
          </table:table-cell>
          <table:table-cell office:value-type="date" office:date-value="2012-08-17T12:30:00" calcext:value-type="date">
            <text:p>17/08/12 12:30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13:12:00" calcext:value-type="date">
            <text:p>17/08/12 13:12</text:p>
          </table:table-cell>
          <table:table-cell office:value-type="date" office:date-value="2012-08-17T13:19:00" calcext:value-type="date">
            <text:p>17/08/12 13:19</text:p>
          </table:table-cell>
          <table:table-cell office:value-type="date" office:date-value="2012-08-17T13:23:00" calcext:value-type="date">
            <text:p>17/08/12 13:23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7T14:23:00" calcext:value-type="date">
            <text:p>17/08/12 14:23</text:p>
          </table:table-cell>
          <table:table-cell office:value-type="date" office:date-value="2012-08-17T14:27:00" calcext:value-type="date">
            <text:p>17/08/12 14:27</text:p>
          </table:table-cell>
          <table:table-cell office:value-type="date" office:date-value="2012-08-17T14:29:00" calcext:value-type="date">
            <text:p>17/08/12 14:29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15:21:00" calcext:value-type="date">
            <text:p>17/08/12 15:21</text:p>
          </table:table-cell>
          <table:table-cell office:value-type="date" office:date-value="2012-08-17T15:32:00" calcext:value-type="date">
            <text:p>17/08/12 15:32</text:p>
          </table:table-cell>
          <table:table-cell office:value-type="date" office:date-value="2012-08-17T15:42:00" calcext:value-type="date">
            <text:p>17/08/12 15:4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7T16:05:00" calcext:value-type="date">
            <text:p>17/08/12 16:05</text:p>
          </table:table-cell>
          <table:table-cell office:value-type="date" office:date-value="2012-08-17T16:11:00" calcext:value-type="date">
            <text:p>17/08/12 16:11</text:p>
          </table:table-cell>
          <table:table-cell office:value-type="date" office:date-value="2012-08-17T16:15:00" calcext:value-type="date">
            <text:p>17/08/12 16:1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08-17T17:08:00" calcext:value-type="date">
            <text:p>17/08/12 17:08</text:p>
          </table:table-cell>
          <table:table-cell office:value-type="date" office:date-value="2012-08-17T17:20:00" calcext:value-type="date">
            <text:p>17/08/12 17:20</text:p>
          </table:table-cell>
          <table:table-cell office:value-type="date" office:date-value="2012-08-17T17:27:00" calcext:value-type="date">
            <text:p>17/08/12 17:2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7T17:53:00" calcext:value-type="date">
            <text:p>17/08/12 17:53</text:p>
          </table:table-cell>
          <table:table-cell office:value-type="date" office:date-value="2012-08-17T17:58:00" calcext:value-type="date">
            <text:p>17/08/12 17:58</text:p>
          </table:table-cell>
          <table:table-cell office:value-type="date" office:date-value="2012-08-17T18:00:00" calcext:value-type="date">
            <text:p>17/08/12 18:0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21:23:00" calcext:value-type="date">
            <text:p>17/08/12 21:23</text:p>
          </table:table-cell>
          <table:table-cell office:value-type="date" office:date-value="2012-08-17T21:27:00" calcext:value-type="date">
            <text:p>17/08/12 21:27</text:p>
          </table:table-cell>
          <table:table-cell office:value-type="date" office:date-value="2012-08-17T21:35:00" calcext:value-type="date">
            <text:p>17/08/12 21:35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7T22:23:00" calcext:value-type="date">
            <text:p>17/08/12 22:23</text:p>
          </table:table-cell>
          <table:table-cell office:value-type="date" office:date-value="2012-08-17T22:28:00" calcext:value-type="date">
            <text:p>17/08/12 22:28</text:p>
          </table:table-cell>
          <table:table-cell office:value-type="date" office:date-value="2012-08-17T22:36:00" calcext:value-type="date">
            <text:p>17/08/12 22:36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17T00:16:00" calcext:value-type="date">
            <text:p>17/12/12 00:16</text:p>
          </table:table-cell>
          <table:table-cell office:value-type="date" office:date-value="2012-12-17T00:27:00" calcext:value-type="date">
            <text:p>17/12/12 00:27</text:p>
          </table:table-cell>
          <table:table-cell office:value-type="date" office:date-value="2012-12-17T00:29:00" calcext:value-type="date">
            <text:p>17/12/12 00:2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70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12-17T01:15:00" calcext:value-type="date">
            <text:p>17/12/12 01:15</text:p>
          </table:table-cell>
          <table:table-cell office:value-type="date" office:date-value="2012-12-17T01:21:00" calcext:value-type="date">
            <text:p>17/12/12 01:21</text:p>
          </table:table-cell>
          <table:table-cell office:value-type="date" office:date-value="2012-12-17T01:27:00" calcext:value-type="date">
            <text:p>17/12/12 01:2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72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12-17T01:32:00" calcext:value-type="date">
            <text:p>17/12/12 01:32</text:p>
          </table:table-cell>
          <table:table-cell office:value-type="date" office:date-value="2012-12-17T02:20:00" calcext:value-type="date">
            <text:p>17/12/12 02:20</text:p>
          </table:table-cell>
          <table:table-cell office:value-type="date" office:date-value="2012-12-17T04:39:00" calcext:value-type="date">
            <text:p>17/12/12 04:3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9" calcext:value-type="float">
            <text:p>11629</text:p>
          </table:table-cell>
        </table:table-row>
        <table:table-row table:style-name="ro1">
          <table:table-cell office:value-type="date" office:date-value="2012-12-17T07:31:00" calcext:value-type="date">
            <text:p>17/12/12 07:31</text:p>
          </table:table-cell>
          <table:table-cell office:value-type="date" office:date-value="2012-12-17T07:37:00" calcext:value-type="date">
            <text:p>17/12/12 07:37</text:p>
          </table:table-cell>
          <table:table-cell office:value-type="date" office:date-value="2012-12-17T07:43:00" calcext:value-type="date">
            <text:p>17/12/12 07:43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date" office:date-value="2012-12-17T08:07:00" calcext:value-type="date">
            <text:p>17/12/12 08:07</text:p>
          </table:table-cell>
          <table:table-cell office:value-type="date" office:date-value="2012-12-17T08:12:00" calcext:value-type="date">
            <text:p>17/12/12 08:12</text:p>
          </table:table-cell>
          <table:table-cell office:value-type="date" office:date-value="2012-12-17T08:15:00" calcext:value-type="date">
            <text:p>17/12/12 08:15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63</text:p>
          </table:table-cell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7T12:16:00" calcext:value-type="date">
            <text:p>17/12/12 12:16</text:p>
          </table:table-cell>
          <table:table-cell office:value-type="date" office:date-value="2012-12-17T12:20:00" calcext:value-type="date">
            <text:p>17/12/12 12:20</text:p>
          </table:table-cell>
          <table:table-cell office:value-type="date" office:date-value="2012-12-17T12:23:00" calcext:value-type="date">
            <text:p>17/12/12 12:23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7T13:44:00" calcext:value-type="date">
            <text:p>17/12/12 13:44</text:p>
          </table:table-cell>
          <table:table-cell office:value-type="date" office:date-value="2012-12-17T13:51:00" calcext:value-type="date">
            <text:p>17/12/12 13:51</text:p>
          </table:table-cell>
          <table:table-cell office:value-type="date" office:date-value="2012-12-17T14:06:00" calcext:value-type="date">
            <text:p>17/12/12 14:06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date" office:date-value="2012-12-17T14:41:00" calcext:value-type="date">
            <text:p>17/12/12 14:41</text:p>
          </table:table-cell>
          <table:table-cell office:value-type="date" office:date-value="2012-12-17T15:02:00" calcext:value-type="date">
            <text:p>17/12/12 15:02</text:p>
          </table:table-cell>
          <table:table-cell office:value-type="date" office:date-value="2012-12-17T15:17:00" calcext:value-type="date">
            <text:p>17/12/12 15:1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7T22:19:00" calcext:value-type="date">
            <text:p>17/12/12 22:19</text:p>
          </table:table-cell>
          <table:table-cell office:value-type="date" office:date-value="2012-12-17T22:23:00" calcext:value-type="date">
            <text:p>17/12/12 22:23</text:p>
          </table:table-cell>
          <table:table-cell office:value-type="date" office:date-value="2012-12-17T22:27:00" calcext:value-type="date">
            <text:p>17/12/12 22:27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01-17T04:41:00" calcext:value-type="date">
            <text:p>17/01/12 04:41</text:p>
          </table:table-cell>
          <table:table-cell office:value-type="date" office:date-value="2012-01-17T04:53:00" calcext:value-type="date">
            <text:p>17/01/12 04:53</text:p>
          </table:table-cell>
          <table:table-cell office:value-type="date" office:date-value="2012-01-17T05:07:00" calcext:value-type="date">
            <text:p>17/01/12 05:0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54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7T17:19:00" calcext:value-type="date">
            <text:p>17/01/12 17:19</text:p>
          </table:table-cell>
          <table:table-cell office:value-type="date" office:date-value="2012-01-17T17:23:00" calcext:value-type="date">
            <text:p>17/01/12 17:23</text:p>
          </table:table-cell>
          <table:table-cell office:value-type="date" office:date-value="2012-01-17T17:25:00" calcext:value-type="date">
            <text:p>17/01/12 17:2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7T18:32:00" calcext:value-type="date">
            <text:p>17/01/12 18:32</text:p>
          </table:table-cell>
          <table:table-cell office:value-type="date" office:date-value="2012-01-17T18:37:00" calcext:value-type="date">
            <text:p>17/01/12 18:37</text:p>
          </table:table-cell>
          <table:table-cell office:value-type="date" office:date-value="2012-01-17T18:40:00" calcext:value-type="date">
            <text:p>17/01/12 18:40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7T23:53:00" calcext:value-type="date">
            <text:p>17/01/12 23:53</text:p>
          </table:table-cell>
          <table:table-cell office:value-type="date" office:date-value="2012-01-17T23:57:00" calcext:value-type="date">
            <text:p>17/01/12 23:57</text:p>
          </table:table-cell>
          <table:table-cell office:value-type="date" office:date-value="2012-01-18T00:03:00" calcext:value-type="date">
            <text:p>18/01/12 00:0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37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7-17T04:03:00" calcext:value-type="date">
            <text:p>17/07/12 04:03</text:p>
          </table:table-cell>
          <table:table-cell office:value-type="date" office:date-value="2012-07-17T04:15:00" calcext:value-type="date">
            <text:p>17/07/12 04:15</text:p>
          </table:table-cell>
          <table:table-cell office:value-type="date" office:date-value="2012-07-17T04:21:00" calcext:value-type="date">
            <text:p>17/07/12 04:21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67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7T05:52:00" calcext:value-type="date">
            <text:p>17/07/12 05:52</text:p>
          </table:table-cell>
          <table:table-cell office:value-type="date" office:date-value="2012-07-17T06:05:00" calcext:value-type="date">
            <text:p>17/07/12 06:05</text:p>
          </table:table-cell>
          <table:table-cell office:value-type="date" office:date-value="2012-07-17T06:10:00" calcext:value-type="date">
            <text:p>17/07/12 06:1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W84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office:value-type="date" office:date-value="2012-07-17T12:03:00" calcext:value-type="date">
            <text:p>17/07/12 12:03</text:p>
          </table:table-cell>
          <table:table-cell office:value-type="date" office:date-value="2012-07-17T17:15:00" calcext:value-type="date">
            <text:p>17/07/12 17:15</text:p>
          </table:table-cell>
          <table:table-cell office:value-type="date" office:date-value="2012-07-17T19:04:00" calcext:value-type="date">
            <text:p>17/07/12 19:04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8W65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7T17:25:00" calcext:value-type="date">
            <text:p>17/06/12 17:25</text:p>
          </table:table-cell>
          <table:table-cell office:value-type="date" office:date-value="2012-06-17T17:28:00" calcext:value-type="date">
            <text:p>17/06/12 17:28</text:p>
          </table:table-cell>
          <table:table-cell office:value-type="date" office:date-value="2012-06-17T17:31:00" calcext:value-type="date">
            <text:p>17/06/12 17:3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5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7T17:36:00" calcext:value-type="date">
            <text:p>17/06/12 17:36</text:p>
          </table:table-cell>
          <table:table-cell office:value-type="date" office:date-value="2012-06-17T17:40:00" calcext:value-type="date">
            <text:p>17/06/12 17:40</text:p>
          </table:table-cell>
          <table:table-cell office:value-type="date" office:date-value="2012-06-17T17:46:00" calcext:value-type="date">
            <text:p>17/06/12 17:46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5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7T19:51:00" calcext:value-type="date">
            <text:p>17/06/12 19:51</text:p>
          </table:table-cell>
          <table:table-cell office:value-type="date" office:date-value="2012-06-17T19:57:00" calcext:value-type="date">
            <text:p>17/06/12 19:57</text:p>
          </table:table-cell>
          <table:table-cell office:value-type="date" office:date-value="2012-06-17T20:02:00" calcext:value-type="date">
            <text:p>17/06/12 20:0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4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7T21:32:00" calcext:value-type="date">
            <text:p>17/06/12 21:32</text:p>
          </table:table-cell>
          <table:table-cell office:value-type="date" office:date-value="2012-06-17T21:39:00" calcext:value-type="date">
            <text:p>17/06/12 21:39</text:p>
          </table:table-cell>
          <table:table-cell office:value-type="date" office:date-value="2012-06-17T21:47:00" calcext:value-type="date">
            <text:p>17/06/12 21:47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37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7T22:15:00" calcext:value-type="date">
            <text:p>17/06/12 22:15</text:p>
          </table:table-cell>
          <table:table-cell office:value-type="date" office:date-value="2012-06-17T22:18:00" calcext:value-type="date">
            <text:p>17/06/12 22:18</text:p>
          </table:table-cell>
          <table:table-cell office:value-type="date" office:date-value="2012-06-17T22:20:00" calcext:value-type="date">
            <text:p>17/06/12 22:2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8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7T23:03:00" calcext:value-type="date">
            <text:p>17/06/12 23:03</text:p>
          </table:table-cell>
          <table:table-cell office:value-type="date" office:date-value="2012-06-17T23:07:00" calcext:value-type="date">
            <text:p>17/06/12 23:07</text:p>
          </table:table-cell>
          <table:table-cell office:value-type="date" office:date-value="2012-06-17T23:11:00" calcext:value-type="date">
            <text:p>17/06/12 23:1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7T23:37:00" calcext:value-type="date">
            <text:p>17/06/12 23:37</text:p>
          </table:table-cell>
          <table:table-cell office:value-type="date" office:date-value="2012-06-17T23:42:00" calcext:value-type="date">
            <text:p>17/06/12 23:42</text:p>
          </table:table-cell>
          <table:table-cell office:value-type="date" office:date-value="2012-06-17T23:45:00" calcext:value-type="date">
            <text:p>17/06/12 23:4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38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17T03:00:00" calcext:value-type="date">
            <text:p>17/03/12 03:00</text:p>
          </table:table-cell>
          <table:table-cell office:value-type="date" office:date-value="2012-03-17T03:12:00" calcext:value-type="date">
            <text:p>17/03/12 03:12</text:p>
          </table:table-cell>
          <table:table-cell office:value-type="date" office:date-value="2012-03-17T03:18:00" calcext:value-type="date">
            <text:p>17/03/12 03:1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7T08:33:00" calcext:value-type="date">
            <text:p>17/03/12 08:33</text:p>
          </table:table-cell>
          <table:table-cell office:value-type="date" office:date-value="2012-03-17T11:20:00" calcext:value-type="date">
            <text:p>17/03/12 11:20</text:p>
          </table:table-cell>
          <table:table-cell office:value-type="date" office:date-value="2012-03-17T11:59:00" calcext:value-type="date">
            <text:p>17/03/12 11:59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7T18:04:00" calcext:value-type="date">
            <text:p>17/03/12 18:04</text:p>
          </table:table-cell>
          <table:table-cell office:value-type="date" office:date-value="2012-03-17T18:14:00" calcext:value-type="date">
            <text:p>17/03/12 18:14</text:p>
          </table:table-cell>
          <table:table-cell office:value-type="date" office:date-value="2012-03-17T18:25:00" calcext:value-type="date">
            <text:p>17/03/12 18:25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7T20:32:00" calcext:value-type="date">
            <text:p>17/03/12 20:32</text:p>
          </table:table-cell>
          <table:table-cell office:value-type="date" office:date-value="2012-03-17T20:39:00" calcext:value-type="date">
            <text:p>17/03/12 20:39</text:p>
          </table:table-cell>
          <table:table-cell office:value-type="date" office:date-value="2012-03-17T20:42:00" calcext:value-type="date">
            <text:p>17/03/12 20:4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25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7T23:20:00" calcext:value-type="date">
            <text:p>17/03/12 23:20</text:p>
          </table:table-cell>
          <table:table-cell office:value-type="date" office:date-value="2012-03-17T23:41:00" calcext:value-type="date">
            <text:p>17/03/12 23:41</text:p>
          </table:table-cell>
          <table:table-cell office:value-type="date" office:date-value="2012-03-17T23:55:00" calcext:value-type="date">
            <text:p>17/03/12 23:55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7T01:25:00" calcext:value-type="date">
            <text:p>17/05/12 01:25</text:p>
          </table:table-cell>
          <table:table-cell office:value-type="date" office:date-value="2012-05-17T01:47:00" calcext:value-type="date">
            <text:p>17/05/12 01:47</text:p>
          </table:table-cell>
          <table:table-cell office:value-type="date" office:date-value="2012-05-17T02:14:00" calcext:value-type="date">
            <text:p>17/05/12 02:14</text:p>
          </table:table-cell>
          <table:table-cell office:value-type="string" calcext:value-type="string">
            <text:p>M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76</text:p>
          </table:table-cell>
          <table:table-cell office:value-type="float" office:value="11476" calcext:value-type="float">
            <text:p>11476</text:p>
          </table:table-cell>
        </table:table-row>
        <table:table-row table:style-name="ro1">
          <table:table-cell office:value-type="date" office:date-value="2012-05-17T11:50:00" calcext:value-type="date">
            <text:p>17/05/12 11:50</text:p>
          </table:table-cell>
          <table:table-cell office:value-type="date" office:date-value="2012-05-17T11:54:00" calcext:value-type="date">
            <text:p>17/05/12 11:54</text:p>
          </table:table-cell>
          <table:table-cell office:value-type="date" office:date-value="2012-05-17T12:00:00" calcext:value-type="date">
            <text:p>17/05/12 12:0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7T18:52:00" calcext:value-type="date">
            <text:p>17/05/12 18:52</text:p>
          </table:table-cell>
          <table:table-cell office:value-type="date" office:date-value="2012-05-17T19:02:00" calcext:value-type="date">
            <text:p>17/05/12 19:02</text:p>
          </table:table-cell>
          <table:table-cell office:value-type="date" office:date-value="2012-05-17T19:37:00" calcext:value-type="date">
            <text:p>17/05/12 19:3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7T19:47:00" calcext:value-type="date">
            <text:p>17/05/12 19:47</text:p>
          </table:table-cell>
          <table:table-cell office:value-type="date" office:date-value="2012-05-17T19:58:00" calcext:value-type="date">
            <text:p>17/05/12 19:58</text:p>
          </table:table-cell>
          <table:table-cell office:value-type="date" office:date-value="2012-05-17T20:17:00" calcext:value-type="date">
            <text:p>17/05/12 20:1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7T21:17:00" calcext:value-type="date">
            <text:p>17/05/12 21:17</text:p>
          </table:table-cell>
          <table:table-cell office:value-type="date" office:date-value="2012-05-17T21:32:00" calcext:value-type="date">
            <text:p>17/05/12 21:32</text:p>
          </table:table-cell>
          <table:table-cell office:value-type="date" office:date-value="2012-05-17T21:44:00" calcext:value-type="date">
            <text:p>17/05/12 21:4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7T22:45:00" calcext:value-type="date">
            <text:p>17/05/12 22:45</text:p>
          </table:table-cell>
          <table:table-cell office:value-type="date" office:date-value="2012-05-17T23:03:00" calcext:value-type="date">
            <text:p>17/05/12 23:03</text:p>
          </table:table-cell>
          <table:table-cell office:value-type="date" office:date-value="2012-05-17T23:25:00" calcext:value-type="date">
            <text:p>17/05/12 23:2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7T02:59:00" calcext:value-type="date">
            <text:p>17/11/12 02:59</text:p>
          </table:table-cell>
          <table:table-cell office:value-type="date" office:date-value="2012-11-17T03:08:00" calcext:value-type="date">
            <text:p>17/11/12 03:08</text:p>
          </table:table-cell>
          <table:table-cell office:value-type="date" office:date-value="2012-11-17T03:23:00" calcext:value-type="date">
            <text:p>17/11/12 03:23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07</text:p>
          </table:table-cell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date" office:date-value="2012-11-17T04:02:00" calcext:value-type="date">
            <text:p>17/11/12 04:02</text:p>
          </table:table-cell>
          <table:table-cell office:value-type="date" office:date-value="2012-11-17T04:08:00" calcext:value-type="date">
            <text:p>17/11/12 04:08</text:p>
          </table:table-cell>
          <table:table-cell office:value-type="date" office:date-value="2012-11-17T04:23:00" calcext:value-type="date">
            <text:p>17/11/12 04:2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7T04:55:00" calcext:value-type="date">
            <text:p>17/11/12 04:55</text:p>
          </table:table-cell>
          <table:table-cell office:value-type="date" office:date-value="2012-11-17T05:22:00" calcext:value-type="date">
            <text:p>17/11/12 05:22</text:p>
          </table:table-cell>
          <table:table-cell office:value-type="date" office:date-value="2012-11-17T05:44:00" calcext:value-type="date">
            <text:p>17/11/12 05:44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1-17T15:58:00" calcext:value-type="date">
            <text:p>17/11/12 15:58</text:p>
          </table:table-cell>
          <table:table-cell office:value-type="date" office:date-value="2012-11-17T16:06:00" calcext:value-type="date">
            <text:p>17/11/12 16:06</text:p>
          </table:table-cell>
          <table:table-cell office:value-type="date" office:date-value="2012-11-17T16:15:00" calcext:value-type="date">
            <text:p>17/11/12 16:1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17T18:02:00" calcext:value-type="date">
            <text:p>17/11/12 18:02</text:p>
          </table:table-cell>
          <table:table-cell office:value-type="date" office:date-value="2012-11-17T18:10:00" calcext:value-type="date">
            <text:p>17/11/12 18:10</text:p>
          </table:table-cell>
          <table:table-cell office:value-type="date" office:date-value="2012-11-17T18:14:00" calcext:value-type="date">
            <text:p>17/11/12 18:14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0-17T00:44:00" calcext:value-type="date">
            <text:p>17/10/12 00:44</text:p>
          </table:table-cell>
          <table:table-cell office:value-type="date" office:date-value="2012-10-17T00:49:00" calcext:value-type="date">
            <text:p>17/10/12 00:49</text:p>
          </table:table-cell>
          <table:table-cell office:value-type="date" office:date-value="2012-10-17T01:02:00" calcext:value-type="date">
            <text:p>17/10/12 01: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17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7T05:56:00" calcext:value-type="date">
            <text:p>17/10/12 05:56</text:p>
          </table:table-cell>
          <table:table-cell office:value-type="date" office:date-value="2012-10-17T06:05:00" calcext:value-type="date">
            <text:p>17/10/12 06:05</text:p>
          </table:table-cell>
          <table:table-cell office:value-type="date" office:date-value="2012-10-17T06:15:00" calcext:value-type="date">
            <text:p>17/10/12 06:1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17T07:52:00" calcext:value-type="date">
            <text:p>17/10/12 07:52</text:p>
          </table:table-cell>
          <table:table-cell office:value-type="date" office:date-value="2012-10-17T08:02:00" calcext:value-type="date">
            <text:p>17/10/12 08:02</text:p>
          </table:table-cell>
          <table:table-cell office:value-type="date" office:date-value="2012-10-17T08:16:00" calcext:value-type="date">
            <text:p>17/10/12 08:16</text:p>
          </table:table-cell>
          <table:table-cell office:value-type="string" calcext:value-type="string">
            <text:p>C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17T12:16:00" calcext:value-type="date">
            <text:p>17/10/12 12:16</text:p>
          </table:table-cell>
          <table:table-cell office:value-type="date" office:date-value="2012-10-17T12:21:00" calcext:value-type="date">
            <text:p>17/10/12 12:21</text:p>
          </table:table-cell>
          <table:table-cell office:value-type="date" office:date-value="2012-10-17T12:26:00" calcext:value-type="date">
            <text:p>17/10/12 12:2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17T14:27:00" calcext:value-type="date">
            <text:p>17/10/12 14:27</text:p>
          </table:table-cell>
          <table:table-cell office:value-type="date" office:date-value="2012-10-17T14:34:00" calcext:value-type="date">
            <text:p>17/10/12 14:34</text:p>
          </table:table-cell>
          <table:table-cell office:value-type="date" office:date-value="2012-10-17T14:40:00" calcext:value-type="date">
            <text:p>17/10/12 14:40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17T15:50:00" calcext:value-type="date">
            <text:p>17/10/12 15:50</text:p>
          </table:table-cell>
          <table:table-cell office:value-type="date" office:date-value="2012-10-17T15:56:00" calcext:value-type="date">
            <text:p>17/10/12 15:56</text:p>
          </table:table-cell>
          <table:table-cell office:value-type="date" office:date-value="2012-10-17T16:03:00" calcext:value-type="date">
            <text:p>17/10/12 16:0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7T06:14:00" calcext:value-type="date">
            <text:p>17/09/12 06:14</text:p>
          </table:table-cell>
          <table:table-cell office:value-type="date" office:date-value="2012-09-17T06:49:00" calcext:value-type="date">
            <text:p>17/09/12 06:49</text:p>
          </table:table-cell>
          <table:table-cell office:value-type="date" office:date-value="2012-09-17T08:13:00" calcext:value-type="date">
            <text:p>17/09/12 08:13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date" office:date-value="2012-09-17T09:04:00" calcext:value-type="date">
            <text:p>17/09/12 09:04</text:p>
          </table:table-cell>
          <table:table-cell office:value-type="date" office:date-value="2012-09-17T09:08:00" calcext:value-type="date">
            <text:p>17/09/12 09:08</text:p>
          </table:table-cell>
          <table:table-cell office:value-type="date" office:date-value="2012-09-17T09:10:00" calcext:value-type="date">
            <text:p>17/09/12 09:1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date" office:date-value="2012-09-17T11:35:00" calcext:value-type="date">
            <text:p>17/09/12 11:35</text:p>
          </table:table-cell>
          <table:table-cell office:value-type="date" office:date-value="2012-09-17T11:46:00" calcext:value-type="date">
            <text:p>17/09/12 11:46</text:p>
          </table:table-cell>
          <table:table-cell office:value-type="date" office:date-value="2012-09-17T12:01:00" calcext:value-type="date">
            <text:p>17/09/12 12:0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17T13:50:00" calcext:value-type="date">
            <text:p>17/09/12 13:50</text:p>
          </table:table-cell>
          <table:table-cell office:value-type="date" office:date-value="2012-09-17T14:06:00" calcext:value-type="date">
            <text:p>17/09/12 14:06</text:p>
          </table:table-cell>
          <table:table-cell office:value-type="date" office:date-value="2012-09-17T14:13:00" calcext:value-type="date">
            <text:p>17/09/12 14:1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17T22:06:00" calcext:value-type="date">
            <text:p>17/09/12 22:06</text:p>
          </table:table-cell>
          <table:table-cell office:value-type="date" office:date-value="2012-09-17T22:12:00" calcext:value-type="date">
            <text:p>17/09/12 22:12</text:p>
          </table:table-cell>
          <table:table-cell office:value-type="date" office:date-value="2012-09-17T22:22:00" calcext:value-type="date">
            <text:p>17/09/12 22:22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4-18T02:59:00" calcext:value-type="date">
            <text:p>18/04/12 02:59</text:p>
          </table:table-cell>
          <table:table-cell office:value-type="date" office:date-value="2012-04-18T03:07:00" calcext:value-type="date">
            <text:p>18/04/12 03:07</text:p>
          </table:table-cell>
          <table:table-cell office:value-type="date" office:date-value="2012-04-18T03:10:00" calcext:value-type="date">
            <text:p>18/04/12 03:10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24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05:26:00" calcext:value-type="date">
            <text:p>18/04/12 05:26</text:p>
          </table:table-cell>
          <table:table-cell office:value-type="date" office:date-value="2012-04-18T05:30:00" calcext:value-type="date">
            <text:p>18/04/12 05:30</text:p>
          </table:table-cell>
          <table:table-cell office:value-type="date" office:date-value="2012-04-18T05:33:00" calcext:value-type="date">
            <text:p>18/04/12 05:3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8T06:40:00" calcext:value-type="date">
            <text:p>18/04/12 06:40</text:p>
          </table:table-cell>
          <table:table-cell office:value-type="date" office:date-value="2012-04-18T06:43:00" calcext:value-type="date">
            <text:p>18/04/12 06:43</text:p>
          </table:table-cell>
          <table:table-cell office:value-type="date" office:date-value="2012-04-18T06:45:00" calcext:value-type="date">
            <text:p>18/04/12 06:45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8T07:52:00" calcext:value-type="date">
            <text:p>18/04/12 07:52</text:p>
          </table:table-cell>
          <table:table-cell office:value-type="date" office:date-value="2012-04-18T08:01:00" calcext:value-type="date">
            <text:p>18/04/12 08:01</text:p>
          </table:table-cell>
          <table:table-cell office:value-type="date" office:date-value="2012-04-18T08:36:00" calcext:value-type="date">
            <text:p>18/04/12 08:36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09:38:00" calcext:value-type="date">
            <text:p>18/04/12 09:38</text:p>
          </table:table-cell>
          <table:table-cell office:value-type="date" office:date-value="2012-04-18T09:43:00" calcext:value-type="date">
            <text:p>18/04/12 09:43</text:p>
          </table:table-cell>
          <table:table-cell office:value-type="date" office:date-value="2012-04-18T09:51:00" calcext:value-type="date">
            <text:p>18/04/12 09:51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date" office:date-value="2012-04-18T11:28:00" calcext:value-type="date">
            <text:p>18/04/12 11:28</text:p>
          </table:table-cell>
          <table:table-cell office:value-type="date" office:date-value="2012-04-18T11:44:00" calcext:value-type="date">
            <text:p>18/04/12 11:44</text:p>
          </table:table-cell>
          <table:table-cell office:value-type="date" office:date-value="2012-04-18T11:54:00" calcext:value-type="date">
            <text:p>18/04/12 11:5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28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12:32:00" calcext:value-type="date">
            <text:p>18/04/12 12:32</text:p>
          </table:table-cell>
          <table:table-cell office:value-type="date" office:date-value="2012-04-18T12:39:00" calcext:value-type="date">
            <text:p>18/04/12 12:39</text:p>
          </table:table-cell>
          <table:table-cell office:value-type="date" office:date-value="2012-04-18T12:50:00" calcext:value-type="date">
            <text:p>18/04/12 12:50</text:p>
          </table:table-cell>
          <table:table-cell office:value-type="string" calcext:value-type="string">
            <text:p>C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27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14:16:00" calcext:value-type="date">
            <text:p>18/04/12 14:16</text:p>
          </table:table-cell>
          <table:table-cell office:value-type="date" office:date-value="2012-04-18T14:21:00" calcext:value-type="date">
            <text:p>18/04/12 14:21</text:p>
          </table:table-cell>
          <table:table-cell office:value-type="date" office:date-value="2012-04-18T14:25:00" calcext:value-type="date">
            <text:p>18/04/12 14:25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W31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14:51:00" calcext:value-type="date">
            <text:p>18/04/12 14:51</text:p>
          </table:table-cell>
          <table:table-cell office:value-type="date" office:date-value="2012-04-18T15:13:00" calcext:value-type="date">
            <text:p>18/04/12 15:13</text:p>
          </table:table-cell>
          <table:table-cell office:value-type="date" office:date-value="2012-04-18T15:18:00" calcext:value-type="date">
            <text:p>18/04/12 15:18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W31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16:54:00" calcext:value-type="date">
            <text:p>18/04/12 16:54</text:p>
          </table:table-cell>
          <table:table-cell office:value-type="date" office:date-value="2012-04-18T17:06:00" calcext:value-type="date">
            <text:p>18/04/12 17:06</text:p>
          </table:table-cell>
          <table:table-cell office:value-type="date" office:date-value="2012-04-18T17:18:00" calcext:value-type="date">
            <text:p>18/04/12 17:18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8T18:12:00" calcext:value-type="date">
            <text:p>18/04/12 18:12</text:p>
          </table:table-cell>
          <table:table-cell office:value-type="date" office:date-value="2012-04-18T18:15:00" calcext:value-type="date">
            <text:p>18/04/12 18:15</text:p>
          </table:table-cell>
          <table:table-cell office:value-type="date" office:date-value="2012-04-18T18:20:00" calcext:value-type="date">
            <text:p>18/04/12 18:2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8T22:57:00" calcext:value-type="date">
            <text:p>18/04/12 22:57</text:p>
          </table:table-cell>
          <table:table-cell office:value-type="date" office:date-value="2012-04-18T23:01:00" calcext:value-type="date">
            <text:p>18/04/12 23:01</text:p>
          </table:table-cell>
          <table:table-cell office:value-type="date" office:date-value="2012-04-18T23:04:00" calcext:value-type="date">
            <text:p>18/04/12 23:04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00:24:00" calcext:value-type="date">
            <text:p>18/08/12 00:24</text:p>
          </table:table-cell>
          <table:table-cell office:value-type="date" office:date-value="2012-08-18T01:02:00" calcext:value-type="date">
            <text:p>18/08/12 01:02</text:p>
          </table:table-cell>
          <table:table-cell office:value-type="date" office:date-value="2012-08-18T01:07:00" calcext:value-type="date">
            <text:p>18/08/12 01:0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8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03:17:00" calcext:value-type="date">
            <text:p>18/08/12 03:17</text:p>
          </table:table-cell>
          <table:table-cell office:value-type="date" office:date-value="2012-08-18T03:23:00" calcext:value-type="date">
            <text:p>18/08/12 03:23</text:p>
          </table:table-cell>
          <table:table-cell office:value-type="date" office:date-value="2012-08-18T03:30:00" calcext:value-type="date">
            <text:p>18/08/12 03:30</text:p>
          </table:table-cell>
          <table:table-cell office:value-type="string" calcext:value-type="string">
            <text:p>M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8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06:09:00" calcext:value-type="date">
            <text:p>18/08/12 06:09</text:p>
          </table:table-cell>
          <table:table-cell office:value-type="date" office:date-value="2012-08-18T06:18:00" calcext:value-type="date">
            <text:p>18/08/12 06:18</text:p>
          </table:table-cell>
          <table:table-cell office:value-type="date" office:date-value="2012-08-18T06:31:00" calcext:value-type="date">
            <text:p>18/08/12 06:31</text:p>
          </table:table-cell>
          <table:table-cell office:value-type="string" calcext:value-type="string">
            <text:p>C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83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08:30:00" calcext:value-type="date">
            <text:p>18/08/12 08:30</text:p>
          </table:table-cell>
          <table:table-cell office:value-type="date" office:date-value="2012-08-18T08:37:00" calcext:value-type="date">
            <text:p>18/08/12 08:37</text:p>
          </table:table-cell>
          <table:table-cell office:value-type="date" office:date-value="2012-08-18T08:40:00" calcext:value-type="date">
            <text:p>18/08/12 08:40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E89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08:50:00" calcext:value-type="date">
            <text:p>18/08/12 08:50</text:p>
          </table:table-cell>
          <table:table-cell office:value-type="date" office:date-value="2012-08-18T08:58:00" calcext:value-type="date">
            <text:p>18/08/12 08:58</text:p>
          </table:table-cell>
          <table:table-cell office:value-type="date" office:date-value="2012-08-18T09:04:00" calcext:value-type="date">
            <text:p>18/08/12 09:04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09:46:00" calcext:value-type="date">
            <text:p>18/08/12 09:46</text:p>
          </table:table-cell>
          <table:table-cell office:value-type="date" office:date-value="2012-08-18T09:53:00" calcext:value-type="date">
            <text:p>18/08/12 09:53</text:p>
          </table:table-cell>
          <table:table-cell office:value-type="date" office:date-value="2012-08-18T10:08:00" calcext:value-type="date">
            <text:p>18/08/12 10:0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E85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0:32:00" calcext:value-type="date">
            <text:p>18/08/12 10:32</text:p>
          </table:table-cell>
          <table:table-cell office:value-type="date" office:date-value="2012-08-18T10:37:00" calcext:value-type="date">
            <text:p>18/08/12 10:37</text:p>
          </table:table-cell>
          <table:table-cell office:value-type="date" office:date-value="2012-08-18T10:39:00" calcext:value-type="date">
            <text:p>18/08/12 10:3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E8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1:41:00" calcext:value-type="date">
            <text:p>18/08/12 11:41</text:p>
          </table:table-cell>
          <table:table-cell office:value-type="date" office:date-value="2012-08-18T11:45:00" calcext:value-type="date">
            <text:p>18/08/12 11:45</text:p>
          </table:table-cell>
          <table:table-cell office:value-type="date" office:date-value="2012-08-18T11:47:00" calcext:value-type="date">
            <text:p>18/08/12 11:4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2E8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1:49:00" calcext:value-type="date">
            <text:p>18/08/12 11:49</text:p>
          </table:table-cell>
          <table:table-cell office:value-type="date" office:date-value="2012-08-18T11:53:00" calcext:value-type="date">
            <text:p>18/08/12 11:53</text:p>
          </table:table-cell>
          <table:table-cell office:value-type="date" office:date-value="2012-08-18T11:55:00" calcext:value-type="date">
            <text:p>18/08/12 11:55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12:23:00" calcext:value-type="date">
            <text:p>18/08/12 12:23</text:p>
          </table:table-cell>
          <table:table-cell office:value-type="date" office:date-value="2012-08-18T12:26:00" calcext:value-type="date">
            <text:p>18/08/12 12:26</text:p>
          </table:table-cell>
          <table:table-cell office:value-type="date" office:date-value="2012-08-18T12:28:00" calcext:value-type="date">
            <text:p>18/08/12 12:2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12:30:00" calcext:value-type="date">
            <text:p>18/08/12 12:30</text:p>
          </table:table-cell>
          <table:table-cell office:value-type="date" office:date-value="2012-08-18T12:33:00" calcext:value-type="date">
            <text:p>18/08/12 12:33</text:p>
          </table:table-cell>
          <table:table-cell office:value-type="date" office:date-value="2012-08-18T12:36:00" calcext:value-type="date">
            <text:p>18/08/12 12:36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13:29:00" calcext:value-type="date">
            <text:p>18/08/12 13:29</text:p>
          </table:table-cell>
          <table:table-cell office:value-type="date" office:date-value="2012-08-18T13:38:00" calcext:value-type="date">
            <text:p>18/08/12 13:38</text:p>
          </table:table-cell>
          <table:table-cell office:value-type="date" office:date-value="2012-08-18T13:42:00" calcext:value-type="date">
            <text:p>18/08/12 13:42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81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4:18:00" calcext:value-type="date">
            <text:p>18/08/12 14:18</text:p>
          </table:table-cell>
          <table:table-cell office:value-type="date" office:date-value="2012-08-18T14:27:00" calcext:value-type="date">
            <text:p>18/08/12 14:27</text:p>
          </table:table-cell>
          <table:table-cell office:value-type="date" office:date-value="2012-08-18T14:30:00" calcext:value-type="date">
            <text:p>18/08/12 14:30</text:p>
          </table:table-cell>
          <table:table-cell office:value-type="string" calcext:value-type="string">
            <text:p>C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81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4:58:00" calcext:value-type="date">
            <text:p>18/08/12 14:58</text:p>
          </table:table-cell>
          <table:table-cell office:value-type="date" office:date-value="2012-08-18T15:07:00" calcext:value-type="date">
            <text:p>18/08/12 15:07</text:p>
          </table:table-cell>
          <table:table-cell office:value-type="date" office:date-value="2012-08-18T15:18:00" calcext:value-type="date">
            <text:p>18/08/12 15:1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82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6:02:00" calcext:value-type="date">
            <text:p>18/08/12 16:02</text:p>
          </table:table-cell>
          <table:table-cell office:value-type="date" office:date-value="2012-08-18T16:07:00" calcext:value-type="date">
            <text:p>18/08/12 16:07</text:p>
          </table:table-cell>
          <table:table-cell office:value-type="date" office:date-value="2012-08-18T16:09:00" calcext:value-type="date">
            <text:p>18/08/12 16:09</text:p>
          </table:table-cell>
          <table:table-cell office:value-type="string" calcext:value-type="string">
            <text:p>M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80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7:22:00" calcext:value-type="date">
            <text:p>18/08/12 17:22</text:p>
          </table:table-cell>
          <table:table-cell office:value-type="date" office:date-value="2012-08-18T17:31:00" calcext:value-type="date">
            <text:p>18/08/12 17:31</text:p>
          </table:table-cell>
          <table:table-cell office:value-type="date" office:date-value="2012-08-18T17:34:00" calcext:value-type="date">
            <text:p>18/08/12 17:34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80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17:49:00" calcext:value-type="date">
            <text:p>18/08/12 17:49</text:p>
          </table:table-cell>
          <table:table-cell office:value-type="date" office:date-value="2012-08-18T17:52:00" calcext:value-type="date">
            <text:p>18/08/12 17:52</text:p>
          </table:table-cell>
          <table:table-cell office:value-type="date" office:date-value="2012-08-18T17:58:00" calcext:value-type="date">
            <text:p>18/08/12 17:58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18:10:00" calcext:value-type="date">
            <text:p>18/08/12 18:10</text:p>
          </table:table-cell>
          <table:table-cell office:value-type="date" office:date-value="2012-08-18T18:14:00" calcext:value-type="date">
            <text:p>18/08/12 18:14</text:p>
          </table:table-cell>
          <table:table-cell office:value-type="date" office:date-value="2012-08-18T18:17:00" calcext:value-type="date">
            <text:p>18/08/12 18:17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19:06:00" calcext:value-type="date">
            <text:p>18/08/12 19:06</text:p>
          </table:table-cell>
          <table:table-cell office:value-type="date" office:date-value="2012-08-18T19:13:00" calcext:value-type="date">
            <text:p>18/08/12 19:13</text:p>
          </table:table-cell>
          <table:table-cell office:value-type="date" office:date-value="2012-08-18T19:19:00" calcext:value-type="date">
            <text:p>18/08/12 19:1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78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21:20:00" calcext:value-type="date">
            <text:p>18/08/12 21:20</text:p>
          </table:table-cell>
          <table:table-cell office:value-type="date" office:date-value="2012-08-18T21:27:00" calcext:value-type="date">
            <text:p>18/08/12 21:27</text:p>
          </table:table-cell>
          <table:table-cell office:value-type="date" office:date-value="2012-08-18T21:33:00" calcext:value-type="date">
            <text:p>18/08/12 21:3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78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22:20:00" calcext:value-type="date">
            <text:p>18/08/12 22:20</text:p>
          </table:table-cell>
          <table:table-cell office:value-type="date" office:date-value="2012-08-18T22:23:00" calcext:value-type="date">
            <text:p>18/08/12 22:23</text:p>
          </table:table-cell>
          <table:table-cell office:value-type="date" office:date-value="2012-08-18T22:26:00" calcext:value-type="date">
            <text:p>18/08/12 22:26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8T22:46:00" calcext:value-type="date">
            <text:p>18/08/12 22:46</text:p>
          </table:table-cell>
          <table:table-cell office:value-type="date" office:date-value="2012-08-18T22:54:00" calcext:value-type="date">
            <text:p>18/08/12 22:54</text:p>
          </table:table-cell>
          <table:table-cell office:value-type="date" office:date-value="2012-08-18T23:00:00" calcext:value-type="date">
            <text:p>18/08/12 23:00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78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8T23:15:00" calcext:value-type="date">
            <text:p>18/08/12 23:15</text:p>
          </table:table-cell>
          <table:table-cell office:value-type="date" office:date-value="2012-08-18T23:22:00" calcext:value-type="date">
            <text:p>18/08/12 23:22</text:p>
          </table:table-cell>
          <table:table-cell office:value-type="date" office:date-value="2012-08-18T23:32:00" calcext:value-type="date">
            <text:p>18/08/12 23:3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7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12-18T13:00:00" calcext:value-type="date">
            <text:p>18/12/12 13:00</text:p>
          </table:table-cell>
          <table:table-cell office:value-type="date" office:date-value="2012-12-18T13:08:00" calcext:value-type="date">
            <text:p>18/12/12 13:08</text:p>
          </table:table-cell>
          <table:table-cell office:value-type="date" office:date-value="2012-12-18T13:12:00" calcext:value-type="date">
            <text:p>18/12/12 13:1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date" office:date-value="2012-12-18T16:37:00" calcext:value-type="date">
            <text:p>18/12/12 16:37</text:p>
          </table:table-cell>
          <table:table-cell office:value-type="date" office:date-value="2012-12-18T16:42:00" calcext:value-type="date">
            <text:p>18/12/12 16:42</text:p>
          </table:table-cell>
          <table:table-cell office:value-type="date" office:date-value="2012-12-18T16:45:00" calcext:value-type="date">
            <text:p>18/12/12 16:45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6E25</text:p>
          </table:table-cell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8T19:59:00" calcext:value-type="date">
            <text:p>18/12/12 19:59</text:p>
          </table:table-cell>
          <table:table-cell office:value-type="date" office:date-value="2012-12-18T20:03:00" calcext:value-type="date">
            <text:p>18/12/12 20:03</text:p>
          </table:table-cell>
          <table:table-cell office:value-type="date" office:date-value="2012-12-18T20:07:00" calcext:value-type="date">
            <text:p>18/12/12 20:07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date" office:date-value="2012-02-18T13:12:00" calcext:value-type="date">
            <text:p>18/02/12 13:12</text:p>
          </table:table-cell>
          <table:table-cell office:value-type="date" office:date-value="2012-02-18T13:16:00" calcext:value-type="date">
            <text:p>18/02/12 13:16</text:p>
          </table:table-cell>
          <table:table-cell office:value-type="date" office:date-value="2012-02-18T13:21:00" calcext:value-type="date">
            <text:p>18/02/12 13:21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8T01:17:00" calcext:value-type="date">
            <text:p>18/01/12 01:17</text:p>
          </table:table-cell>
          <table:table-cell office:value-type="date" office:date-value="2012-01-18T01:21:00" calcext:value-type="date">
            <text:p>18/01/12 01:21</text:p>
          </table:table-cell>
          <table:table-cell office:value-type="date" office:date-value="2012-01-18T01:26:00" calcext:value-type="date">
            <text:p>18/01/12 01:26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3" calcext:value-type="float">
            <text:p>11403</text:p>
          </table:table-cell>
        </table:table-row>
        <table:table-row table:style-name="ro1">
          <table:table-cell office:value-type="date" office:date-value="2012-01-18T08:09:00" calcext:value-type="date">
            <text:p>18/01/12 08:09</text:p>
          </table:table-cell>
          <table:table-cell office:value-type="date" office:date-value="2012-01-18T08:14:00" calcext:value-type="date">
            <text:p>18/01/12 08:14</text:p>
          </table:table-cell>
          <table:table-cell office:value-type="date" office:date-value="2012-01-18T08:18:00" calcext:value-type="date">
            <text:p>18/01/12 08:18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8T09:05:00" calcext:value-type="date">
            <text:p>18/01/12 09:05</text:p>
          </table:table-cell>
          <table:table-cell office:value-type="date" office:date-value="2012-01-18T09:10:00" calcext:value-type="date">
            <text:p>18/01/12 09:10</text:p>
          </table:table-cell>
          <table:table-cell office:value-type="date" office:date-value="2012-01-18T09:17:00" calcext:value-type="date">
            <text:p>18/01/12 09:17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8T09:51:00" calcext:value-type="date">
            <text:p>18/01/12 09:51</text:p>
          </table:table-cell>
          <table:table-cell office:value-type="date" office:date-value="2012-01-18T09:54:00" calcext:value-type="date">
            <text:p>18/01/12 09:54</text:p>
          </table:table-cell>
          <table:table-cell office:value-type="date" office:date-value="2012-01-18T09:56:00" calcext:value-type="date">
            <text:p>18/01/12 09:5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8T10:16:00" calcext:value-type="date">
            <text:p>18/01/12 10:16</text:p>
          </table:table-cell>
          <table:table-cell office:value-type="date" office:date-value="2012-01-18T10:30:00" calcext:value-type="date">
            <text:p>18/01/12 10:30</text:p>
          </table:table-cell>
          <table:table-cell office:value-type="date" office:date-value="2012-01-18T10:45:00" calcext:value-type="date">
            <text:p>18/01/12 10:45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8T12:10:00" calcext:value-type="date">
            <text:p>18/01/12 12:10</text:p>
          </table:table-cell>
          <table:table-cell office:value-type="date" office:date-value="2012-01-18T12:30:00" calcext:value-type="date">
            <text:p>18/01/12 12:30</text:p>
          </table:table-cell>
          <table:table-cell office:value-type="date" office:date-value="2012-01-18T12:33:00" calcext:value-type="date">
            <text:p>18/01/12 12:33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9" calcext:value-type="float">
            <text:p>11399</text:p>
          </table:table-cell>
        </table:table-row>
        <table:table-row table:style-name="ro1">
          <table:table-cell office:value-type="date" office:date-value="2012-01-18T19:04:00" calcext:value-type="date">
            <text:p>18/01/12 19:04</text:p>
          </table:table-cell>
          <table:table-cell office:value-type="date" office:date-value="2012-01-18T19:12:00" calcext:value-type="date">
            <text:p>18/01/12 19:12</text:p>
          </table:table-cell>
          <table:table-cell office:value-type="date" office:date-value="2012-01-18T19:27:00" calcext:value-type="date">
            <text:p>18/01/12 19:27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3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18T22:57:00" calcext:value-type="date">
            <text:p>18/01/12 22:57</text:p>
          </table:table-cell>
          <table:table-cell office:value-type="date" office:date-value="2012-01-18T23:20:00" calcext:value-type="date">
            <text:p>18/01/12 23:20</text:p>
          </table:table-cell>
          <table:table-cell office:value-type="date" office:date-value="2012-01-18T23:33:00" calcext:value-type="date">
            <text:p>18/01/12 23:33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date" office:date-value="2012-07-18T02:57:00" calcext:value-type="date">
            <text:p>18/07/12 02:57</text:p>
          </table:table-cell>
          <table:table-cell office:value-type="date" office:date-value="2012-07-18T03:09:00" calcext:value-type="date">
            <text:p>18/07/12 03:09</text:p>
          </table:table-cell>
          <table:table-cell office:value-type="date" office:date-value="2012-07-18T03:17:00" calcext:value-type="date">
            <text:p>18/07/12 03:17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8T05:55:00" calcext:value-type="date">
            <text:p>18/07/12 05:55</text:p>
          </table:table-cell>
          <table:table-cell office:value-type="date" office:date-value="2012-07-18T06:02:00" calcext:value-type="date">
            <text:p>18/07/12 06:02</text:p>
          </table:table-cell>
          <table:table-cell office:value-type="date" office:date-value="2012-07-18T06:09:00" calcext:value-type="date">
            <text:p>18/07/12 06:09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8T22:03:00" calcext:value-type="date">
            <text:p>18/07/12 22:03</text:p>
          </table:table-cell>
          <table:table-cell office:value-type="date" office:date-value="2012-07-18T22:18:00" calcext:value-type="date">
            <text:p>18/07/12 22:18</text:p>
          </table:table-cell>
          <table:table-cell office:value-type="date" office:date-value="2012-07-18T22:33:00" calcext:value-type="date">
            <text:p>18/07/12 22:33</text:p>
          </table:table-cell>
          <table:table-cell office:value-type="string" calcext:value-type="string">
            <text:p>C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6-18T00:52:00" calcext:value-type="date">
            <text:p>18/06/12 00:52</text:p>
          </table:table-cell>
          <table:table-cell office:value-type="date" office:date-value="2012-06-18T00:59:00" calcext:value-type="date">
            <text:p>18/06/12 00:59</text:p>
          </table:table-cell>
          <table:table-cell office:value-type="date" office:date-value="2012-06-18T01:04:00" calcext:value-type="date">
            <text:p>18/06/12 01:0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8T02:01:00" calcext:value-type="date">
            <text:p>18/06/12 02:01</text:p>
          </table:table-cell>
          <table:table-cell office:value-type="date" office:date-value="2012-06-18T02:05:00" calcext:value-type="date">
            <text:p>18/06/12 02:05</text:p>
          </table:table-cell>
          <table:table-cell office:value-type="date" office:date-value="2012-06-18T02:08:00" calcext:value-type="date">
            <text:p>18/06/12 02:08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18T06:41:00" calcext:value-type="date">
            <text:p>18/06/12 06:41</text:p>
          </table:table-cell>
          <table:table-cell office:value-type="date" office:date-value="2012-06-18T07:14:00" calcext:value-type="date">
            <text:p>18/06/12 07:14</text:p>
          </table:table-cell>
          <table:table-cell office:value-type="date" office:date-value="2012-06-18T08:01:00" calcext:value-type="date">
            <text:p>18/06/12 08:0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W55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date" office:date-value="2012-06-18T21:32:00" calcext:value-type="date">
            <text:p>18/06/12 21:32</text:p>
          </table:table-cell>
          <table:table-cell office:value-type="date" office:date-value="2012-06-18T21:36:00" calcext:value-type="date">
            <text:p>18/06/12 21:36</text:p>
          </table:table-cell>
          <table:table-cell office:value-type="date" office:date-value="2012-06-18T21:39:00" calcext:value-type="date">
            <text:p>18/06/12 21:39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W68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date" office:date-value="2012-03-18T02:28:00" calcext:value-type="date">
            <text:p>18/03/12 02:28</text:p>
          </table:table-cell>
          <table:table-cell office:value-type="date" office:date-value="2012-03-18T02:37:00" calcext:value-type="date">
            <text:p>18/03/12 02:37</text:p>
          </table:table-cell>
          <table:table-cell office:value-type="date" office:date-value="2012-03-18T02:44:00" calcext:value-type="date">
            <text:p>18/03/12 02:44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27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8T08:07:00" calcext:value-type="date">
            <text:p>18/03/12 08:07</text:p>
          </table:table-cell>
          <table:table-cell office:value-type="date" office:date-value="2012-03-18T08:18:00" calcext:value-type="date">
            <text:p>18/03/12 08:18</text:p>
          </table:table-cell>
          <table:table-cell office:value-type="date" office:date-value="2012-03-18T08:32:00" calcext:value-type="date">
            <text:p>18/03/12 08:32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8T19:39:00" calcext:value-type="date">
            <text:p>18/03/12 19:39</text:p>
          </table:table-cell>
          <table:table-cell office:value-type="date" office:date-value="2012-03-18T19:42:00" calcext:value-type="date">
            <text:p>18/03/12 19:42</text:p>
          </table:table-cell>
          <table:table-cell office:value-type="date" office:date-value="2012-03-18T19:47:00" calcext:value-type="date">
            <text:p>18/03/12 19:47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8T21:35:00" calcext:value-type="date">
            <text:p>18/03/12 21:35</text:p>
          </table:table-cell>
          <table:table-cell office:value-type="date" office:date-value="2012-03-18T21:38:00" calcext:value-type="date">
            <text:p>18/03/12 21:38</text:p>
          </table:table-cell>
          <table:table-cell office:value-type="date" office:date-value="2012-03-18T21:45:00" calcext:value-type="date">
            <text:p>18/03/12 21:45</text:p>
          </table:table-cell>
          <table:table-cell office:value-type="string" calcext:value-type="string">
            <text:p>B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8T22:25:00" calcext:value-type="date">
            <text:p>18/03/12 22:25</text:p>
          </table:table-cell>
          <table:table-cell office:value-type="date" office:date-value="2012-03-18T22:28:00" calcext:value-type="date">
            <text:p>18/03/12 22:28</text:p>
          </table:table-cell>
          <table:table-cell office:value-type="date" office:date-value="2012-03-18T22:32:00" calcext:value-type="date">
            <text:p>18/03/12 22:32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8T23:35:00" calcext:value-type="date">
            <text:p>18/03/12 23:35</text:p>
          </table:table-cell>
          <table:table-cell office:value-type="date" office:date-value="2012-03-18T23:40:00" calcext:value-type="date">
            <text:p>18/03/12 23:40</text:p>
          </table:table-cell>
          <table:table-cell office:value-type="date" office:date-value="2012-03-18T23:43:00" calcext:value-type="date">
            <text:p>18/03/12 23:43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5-18T04:45:00" calcext:value-type="date">
            <text:p>18/05/12 04:45</text:p>
          </table:table-cell>
          <table:table-cell office:value-type="date" office:date-value="2012-05-18T04:51:00" calcext:value-type="date">
            <text:p>18/05/12 04:51</text:p>
          </table:table-cell>
          <table:table-cell office:value-type="date" office:date-value="2012-05-18T04:55:00" calcext:value-type="date">
            <text:p>18/05/12 04:55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07:53:00" calcext:value-type="date">
            <text:p>18/05/12 07:53</text:p>
          </table:table-cell>
          <table:table-cell office:value-type="date" office:date-value="2012-05-18T08:23:00" calcext:value-type="date">
            <text:p>18/05/12 08:23</text:p>
          </table:table-cell>
          <table:table-cell office:value-type="date" office:date-value="2012-05-18T08:39:00" calcext:value-type="date">
            <text:p>18/05/12 08:39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12:52:00" calcext:value-type="date">
            <text:p>18/05/12 12:52</text:p>
          </table:table-cell>
          <table:table-cell office:value-type="date" office:date-value="2012-05-18T13:15:00" calcext:value-type="date">
            <text:p>18/05/12 13:15</text:p>
          </table:table-cell>
          <table:table-cell office:value-type="date" office:date-value="2012-05-18T13:34:00" calcext:value-type="date">
            <text:p>18/05/12 13:34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13:36:00" calcext:value-type="date">
            <text:p>18/05/12 13:36</text:p>
          </table:table-cell>
          <table:table-cell office:value-type="date" office:date-value="2012-05-18T13:47:00" calcext:value-type="date">
            <text:p>18/05/12 13:47</text:p>
          </table:table-cell>
          <table:table-cell office:value-type="date" office:date-value="2012-05-18T13:55:00" calcext:value-type="date">
            <text:p>18/05/12 13:55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14:47:00" calcext:value-type="date">
            <text:p>18/05/12 14:47</text:p>
          </table:table-cell>
          <table:table-cell office:value-type="date" office:date-value="2012-05-18T14:57:00" calcext:value-type="date">
            <text:p>18/05/12 14:57</text:p>
          </table:table-cell>
          <table:table-cell office:value-type="date" office:date-value="2012-05-18T15:11:00" calcext:value-type="date">
            <text:p>18/05/12 15:1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15:44:00" calcext:value-type="date">
            <text:p>18/05/12 15:44</text:p>
          </table:table-cell>
          <table:table-cell office:value-type="date" office:date-value="2012-05-18T15:56:00" calcext:value-type="date">
            <text:p>18/05/12 15:56</text:p>
          </table:table-cell>
          <table:table-cell office:value-type="date" office:date-value="2012-05-18T16:14:00" calcext:value-type="date">
            <text:p>18/05/12 16:14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18:30:00" calcext:value-type="date">
            <text:p>18/05/12 18:30</text:p>
          </table:table-cell>
          <table:table-cell office:value-type="date" office:date-value="2012-05-18T18:59:00" calcext:value-type="date">
            <text:p>18/05/12 18:59</text:p>
          </table:table-cell>
          <table:table-cell office:value-type="date" office:date-value="2012-05-18T19:21:00" calcext:value-type="date">
            <text:p>18/05/12 19:21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18T23:41:00" calcext:value-type="date">
            <text:p>18/05/12 23:41</text:p>
          </table:table-cell>
          <table:table-cell office:value-type="date" office:date-value="2012-05-18T23:59:00" calcext:value-type="date">
            <text:p>18/05/12 23:59</text:p>
          </table:table-cell>
          <table:table-cell office:value-type="date" office:date-value="2012-05-19T00:22:00" calcext:value-type="date">
            <text:p>19/05/12 00:22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8T03:55:00" calcext:value-type="date">
            <text:p>18/11/12 03:55</text:p>
          </table:table-cell>
          <table:table-cell office:value-type="date" office:date-value="2012-11-18T04:07:00" calcext:value-type="date">
            <text:p>18/11/12 04:07</text:p>
          </table:table-cell>
          <table:table-cell office:value-type="date" office:date-value="2012-11-18T04:15:00" calcext:value-type="date">
            <text:p>18/11/12 04:15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07</text:p>
          </table:table-cell>
          <table:table-cell office:value-type="float" office:value="11615" calcext:value-type="float">
            <text:p>11615</text:p>
          </table:table-cell>
        </table:table-row>
        <table:table-row table:style-name="ro1">
          <table:table-cell office:value-type="date" office:date-value="2012-11-18T08:11:00" calcext:value-type="date">
            <text:p>18/11/12 08:11</text:p>
          </table:table-cell>
          <table:table-cell office:value-type="date" office:date-value="2012-11-18T08:15:00" calcext:value-type="date">
            <text:p>18/11/12 08:15</text:p>
          </table:table-cell>
          <table:table-cell office:value-type="date" office:date-value="2012-11-18T08:18:00" calcext:value-type="date">
            <text:p>18/11/12 08:1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3" calcext:value-type="float">
            <text:p>11613</text:p>
          </table:table-cell>
        </table:table-row>
        <table:table-row table:style-name="ro1">
          <table:table-cell office:value-type="date" office:date-value="2012-11-18T11:03:00" calcext:value-type="date">
            <text:p>18/11/12 11:03</text:p>
          </table:table-cell>
          <table:table-cell office:value-type="date" office:date-value="2012-11-18T11:07:00" calcext:value-type="date">
            <text:p>18/11/12 11:07</text:p>
          </table:table-cell>
          <table:table-cell office:value-type="date" office:date-value="2012-11-18T11:12:00" calcext:value-type="date">
            <text:p>18/11/12 11:12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9" calcext:value-type="float">
            <text:p>11619</text:p>
          </table:table-cell>
        </table:table-row>
        <table:table-row table:style-name="ro1">
          <table:table-cell office:value-type="date" office:date-value="2012-11-18T13:03:00" calcext:value-type="date">
            <text:p>18/11/12 13:03</text:p>
          </table:table-cell>
          <table:table-cell office:value-type="date" office:date-value="2012-11-18T13:07:00" calcext:value-type="date">
            <text:p>18/11/12 13:07</text:p>
          </table:table-cell>
          <table:table-cell office:value-type="date" office:date-value="2012-11-18T13:09:00" calcext:value-type="date">
            <text:p>18/11/12 13:09</text:p>
          </table:table-cell>
          <table:table-cell office:value-type="string" calcext:value-type="string">
            <text:p>C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9" calcext:value-type="float">
            <text:p>11619</text:p>
          </table:table-cell>
        </table:table-row>
        <table:table-row table:style-name="ro1">
          <table:table-cell office:value-type="date" office:date-value="2012-11-18T15:28:00" calcext:value-type="date">
            <text:p>18/11/12 15:28</text:p>
          </table:table-cell>
          <table:table-cell office:value-type="date" office:date-value="2012-11-18T15:32:00" calcext:value-type="date">
            <text:p>18/11/12 15:32</text:p>
          </table:table-cell>
          <table:table-cell office:value-type="date" office:date-value="2012-11-18T15:37:00" calcext:value-type="date">
            <text:p>18/11/12 15:3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18T19:21:00" calcext:value-type="date">
            <text:p>18/11/12 19:21</text:p>
          </table:table-cell>
          <table:table-cell office:value-type="date" office:date-value="2012-11-18T19:26:00" calcext:value-type="date">
            <text:p>18/11/12 19:26</text:p>
          </table:table-cell>
          <table:table-cell office:value-type="date" office:date-value="2012-11-18T19:37:00" calcext:value-type="date">
            <text:p>18/11/12 19:3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18T21:16:00" calcext:value-type="date">
            <text:p>18/11/12 21:16</text:p>
          </table:table-cell>
          <table:table-cell office:value-type="date" office:date-value="2012-11-18T21:23:00" calcext:value-type="date">
            <text:p>18/11/12 21:23</text:p>
          </table:table-cell>
          <table:table-cell office:value-type="date" office:date-value="2012-11-18T21:30:00" calcext:value-type="date">
            <text:p>18/11/12 21:3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0-18T19:59:00" calcext:value-type="date">
            <text:p>18/10/12 19:59</text:p>
          </table:table-cell>
          <table:table-cell office:value-type="date" office:date-value="2012-10-18T20:12:00" calcext:value-type="date">
            <text:p>18/10/12 20:12</text:p>
          </table:table-cell>
          <table:table-cell office:value-type="date" office:date-value="2012-10-18T20:22:00" calcext:value-type="date">
            <text:p>18/10/12 20:22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18T22:30:00" calcext:value-type="date">
            <text:p>18/10/12 22:30</text:p>
          </table:table-cell>
          <table:table-cell office:value-type="date" office:date-value="2012-10-18T22:59:00" calcext:value-type="date">
            <text:p>18/10/12 22:59</text:p>
          </table:table-cell>
          <table:table-cell office:value-type="date" office:date-value="2012-10-18T23:21:00" calcext:value-type="date">
            <text:p>18/10/12 23:2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09-18T00:22:00" calcext:value-type="date">
            <text:p>18/09/12 00:22</text:p>
          </table:table-cell>
          <table:table-cell office:value-type="date" office:date-value="2012-09-18T00:26:00" calcext:value-type="date">
            <text:p>18/09/12 00:26</text:p>
          </table:table-cell>
          <table:table-cell office:value-type="date" office:date-value="2012-09-18T00:37:00" calcext:value-type="date">
            <text:p>18/09/12 00:37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18T08:21:00" calcext:value-type="date">
            <text:p>18/09/12 08:21</text:p>
          </table:table-cell>
          <table:table-cell office:value-type="date" office:date-value="2012-09-18T08:28:00" calcext:value-type="date">
            <text:p>18/09/12 08:28</text:p>
          </table:table-cell>
          <table:table-cell office:value-type="date" office:date-value="2012-09-18T08:34:00" calcext:value-type="date">
            <text:p>18/09/12 08:34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18T09:43:00" calcext:value-type="date">
            <text:p>18/09/12 09:43</text:p>
          </table:table-cell>
          <table:table-cell office:value-type="date" office:date-value="2012-09-18T10:09:00" calcext:value-type="date">
            <text:p>18/09/12 10:09</text:p>
          </table:table-cell>
          <table:table-cell office:value-type="date" office:date-value="2012-09-18T10:19:00" calcext:value-type="date">
            <text:p>18/09/12 10:1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4-19" calcext:value-type="date">
            <text:p>19/04/12 00:00</text:p>
          </table:table-cell>
          <table:table-cell office:value-type="date" office:date-value="2012-04-19T00:11:00" calcext:value-type="date">
            <text:p>19/04/12 00:11</text:p>
          </table:table-cell>
          <table:table-cell office:value-type="date" office:date-value="2012-04-19T00:18:00" calcext:value-type="date">
            <text:p>19/04/12 00:1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14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19T02:54:00" calcext:value-type="date">
            <text:p>19/04/12 02:54</text:p>
          </table:table-cell>
          <table:table-cell office:value-type="date" office:date-value="2012-04-19T03:01:00" calcext:value-type="date">
            <text:p>19/04/12 03:01</text:p>
          </table:table-cell>
          <table:table-cell office:value-type="date" office:date-value="2012-04-19T03:05:00" calcext:value-type="date">
            <text:p>19/04/12 03:05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9W35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19T05:01:00" calcext:value-type="date">
            <text:p>19/04/12 05:01</text:p>
          </table:table-cell>
          <table:table-cell office:value-type="date" office:date-value="2012-04-19T05:06:00" calcext:value-type="date">
            <text:p>19/04/12 05:06</text:p>
          </table:table-cell>
          <table:table-cell office:value-type="date" office:date-value="2012-04-19T05:16:00" calcext:value-type="date">
            <text:p>19/04/12 05:1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9T11:05:00" calcext:value-type="date">
            <text:p>19/04/12 11:05</text:p>
          </table:table-cell>
          <table:table-cell office:value-type="date" office:date-value="2012-04-19T11:26:00" calcext:value-type="date">
            <text:p>19/04/12 11:26</text:p>
          </table:table-cell>
          <table:table-cell office:value-type="date" office:date-value="2012-04-19T11:44:00" calcext:value-type="date">
            <text:p>19/04/12 11:44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19T14:42:00" calcext:value-type="date">
            <text:p>19/04/12 14:42</text:p>
          </table:table-cell>
          <table:table-cell office:value-type="date" office:date-value="2012-04-19T15:15:00" calcext:value-type="date">
            <text:p>19/04/12 15:15</text:p>
          </table:table-cell>
          <table:table-cell office:value-type="date" office:date-value="2012-04-19T15:26:00" calcext:value-type="date">
            <text:p>19/04/12 15:26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9T01:27:00" calcext:value-type="date">
            <text:p>19/08/12 01:27</text:p>
          </table:table-cell>
          <table:table-cell office:value-type="date" office:date-value="2012-08-19T01:31:00" calcext:value-type="date">
            <text:p>19/08/12 01:31</text:p>
          </table:table-cell>
          <table:table-cell office:value-type="date" office:date-value="2012-08-19T01:35:00" calcext:value-type="date">
            <text:p>19/08/12 01:35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9T02:19:00" calcext:value-type="date">
            <text:p>19/08/12 02:19</text:p>
          </table:table-cell>
          <table:table-cell office:value-type="date" office:date-value="2012-08-19T02:23:00" calcext:value-type="date">
            <text:p>19/08/12 02:23</text:p>
          </table:table-cell>
          <table:table-cell office:value-type="date" office:date-value="2012-08-19T02:26:00" calcext:value-type="date">
            <text:p>19/08/12 02:26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76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9T02:31:00" calcext:value-type="date">
            <text:p>19/08/12 02:31</text:p>
          </table:table-cell>
          <table:table-cell office:value-type="date" office:date-value="2012-08-19T02:41:00" calcext:value-type="date">
            <text:p>19/08/12 02:41</text:p>
          </table:table-cell>
          <table:table-cell office:value-type="date" office:date-value="2012-08-19T02:48:00" calcext:value-type="date">
            <text:p>19/08/12 02:48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9T03:01:00" calcext:value-type="date">
            <text:p>19/08/12 03:01</text:p>
          </table:table-cell>
          <table:table-cell office:value-type="date" office:date-value="2012-08-19T03:05:00" calcext:value-type="date">
            <text:p>19/08/12 03:05</text:p>
          </table:table-cell>
          <table:table-cell office:value-type="date" office:date-value="2012-08-19T03:08:00" calcext:value-type="date">
            <text:p>19/08/12 03:08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9T04:03:00" calcext:value-type="date">
            <text:p>19/08/12 04:03</text:p>
          </table:table-cell>
          <table:table-cell office:value-type="date" office:date-value="2012-08-19T04:23:00" calcext:value-type="date">
            <text:p>19/08/12 04:23</text:p>
          </table:table-cell>
          <table:table-cell office:value-type="date" office:date-value="2012-08-19T04:40:00" calcext:value-type="date">
            <text:p>19/08/12 04:40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71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9T05:39:00" calcext:value-type="date">
            <text:p>19/08/12 05:39</text:p>
          </table:table-cell>
          <table:table-cell office:value-type="date" office:date-value="2012-08-19T05:44:00" calcext:value-type="date">
            <text:p>19/08/12 05:44</text:p>
          </table:table-cell>
          <table:table-cell office:value-type="date" office:date-value="2012-08-19T05:47:00" calcext:value-type="date">
            <text:p>19/08/12 05:47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72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9T07:07:00" calcext:value-type="date">
            <text:p>19/08/12 07:07</text:p>
          </table:table-cell>
          <table:table-cell office:value-type="date" office:date-value="2012-08-19T07:11:00" calcext:value-type="date">
            <text:p>19/08/12 07:11</text:p>
          </table:table-cell>
          <table:table-cell office:value-type="date" office:date-value="2012-08-19T07:14:00" calcext:value-type="date">
            <text:p>19/08/12 07:14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69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9T08:23:00" calcext:value-type="date">
            <text:p>19/08/12 08:23</text:p>
          </table:table-cell>
          <table:table-cell office:value-type="date" office:date-value="2012-08-19T08:28:00" calcext:value-type="date">
            <text:p>19/08/12 08:28</text:p>
          </table:table-cell>
          <table:table-cell office:value-type="date" office:date-value="2012-08-19T08:32:00" calcext:value-type="date">
            <text:p>19/08/12 08:32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E71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19T16:51:00" calcext:value-type="date">
            <text:p>19/08/12 16:51</text:p>
          </table:table-cell>
          <table:table-cell office:value-type="date" office:date-value="2012-08-19T16:55:00" calcext:value-type="date">
            <text:p>19/08/12 16:55</text:p>
          </table:table-cell>
          <table:table-cell office:value-type="date" office:date-value="2012-08-19T17:00:00" calcext:value-type="date">
            <text:p>19/08/12 17:00</text:p>
          </table:table-cell>
          <table:table-cell office:value-type="string" calcext:value-type="string">
            <text:p>B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19T22:43:00" calcext:value-type="date">
            <text:p>19/08/12 22:43</text:p>
          </table:table-cell>
          <table:table-cell office:value-type="date" office:date-value="2012-08-19T23:15:00" calcext:value-type="date">
            <text:p>19/08/12 23:15</text:p>
          </table:table-cell>
          <table:table-cell office:value-type="date" office:date-value="2012-08-19T23:38:00" calcext:value-type="date">
            <text:p>19/08/12 23:38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3" calcext:value-type="float">
            <text:p>11543</text:p>
          </table:table-cell>
        </table:table-row>
        <table:table-row table:style-name="ro1">
          <table:table-cell office:value-type="date" office:date-value="2012-12-19T04:43:00" calcext:value-type="date">
            <text:p>19/12/12 04:43</text:p>
          </table:table-cell>
          <table:table-cell office:value-type="date" office:date-value="2012-12-19T04:47:00" calcext:value-type="date">
            <text:p>19/12/12 04:47</text:p>
          </table:table-cell>
          <table:table-cell office:value-type="date" office:date-value="2012-12-19T04:53:00" calcext:value-type="date">
            <text:p>19/12/12 04:53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19T22:39:00" calcext:value-type="date">
            <text:p>19/12/12 22:39</text:p>
          </table:table-cell>
          <table:table-cell office:value-type="date" office:date-value="2012-12-19T22:42:00" calcext:value-type="date">
            <text:p>19/12/12 22:42</text:p>
          </table:table-cell>
          <table:table-cell office:value-type="date" office:date-value="2012-12-19T22:44:00" calcext:value-type="date">
            <text:p>19/12/12 22:44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02-19T08:41:00" calcext:value-type="date">
            <text:p>19/02/12 08:41</text:p>
          </table:table-cell>
          <table:table-cell office:value-type="date" office:date-value="2012-02-19T08:51:00" calcext:value-type="date">
            <text:p>19/02/12 08:51</text:p>
          </table:table-cell>
          <table:table-cell office:value-type="date" office:date-value="2012-02-19T09:00:00" calcext:value-type="date">
            <text:p>19/02/12 09:0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11</text:p>
          </table:table-cell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19T18:18:00" calcext:value-type="date">
            <text:p>19/02/12 18:18</text:p>
          </table:table-cell>
          <table:table-cell office:value-type="date" office:date-value="2012-02-19T18:21:00" calcext:value-type="date">
            <text:p>19/02/12 18:21</text:p>
          </table:table-cell>
          <table:table-cell office:value-type="date" office:date-value="2012-02-19T18:28:00" calcext:value-type="date">
            <text:p>19/02/12 18:28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19T18:56:00" calcext:value-type="date">
            <text:p>19/02/12 18:56</text:p>
          </table:table-cell>
          <table:table-cell office:value-type="date" office:date-value="2012-02-19T19:00:00" calcext:value-type="date">
            <text:p>19/02/12 19:00</text:p>
          </table:table-cell>
          <table:table-cell office:value-type="date" office:date-value="2012-02-19T19:02:00" calcext:value-type="date">
            <text:p>19/02/12 19:02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19T19:46:00" calcext:value-type="date">
            <text:p>19/02/12 19:46</text:p>
          </table:table-cell>
          <table:table-cell office:value-type="date" office:date-value="2012-02-19T19:49:00" calcext:value-type="date">
            <text:p>19/02/12 19:49</text:p>
          </table:table-cell>
          <table:table-cell office:value-type="date" office:date-value="2012-02-19T19:55:00" calcext:value-type="date">
            <text:p>19/02/12 19:55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1-19T03:52:00" calcext:value-type="date">
            <text:p>19/01/12 03:52</text:p>
          </table:table-cell>
          <table:table-cell office:value-type="date" office:date-value="2012-01-19T03:55:00" calcext:value-type="date">
            <text:p>19/01/12 03:55</text:p>
          </table:table-cell>
          <table:table-cell office:value-type="date" office:date-value="2012-01-19T03:57:00" calcext:value-type="date">
            <text:p>19/01/12 03:5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19T10:22:00" calcext:value-type="date">
            <text:p>19/01/12 10:22</text:p>
          </table:table-cell>
          <table:table-cell office:value-type="date" office:date-value="2012-01-19T10:26:00" calcext:value-type="date">
            <text:p>19/01/12 10:26</text:p>
          </table:table-cell>
          <table:table-cell office:value-type="date" office:date-value="2012-01-19T10:31:00" calcext:value-type="date">
            <text:p>19/01/12 10:31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19T12:41:00" calcext:value-type="date">
            <text:p>19/01/12 12:41</text:p>
          </table:table-cell>
          <table:table-cell office:value-type="date" office:date-value="2012-01-19T12:50:00" calcext:value-type="date">
            <text:p>19/01/12 12:50</text:p>
          </table:table-cell>
          <table:table-cell office:value-type="date" office:date-value="2012-01-19T13:00:00" calcext:value-type="date">
            <text:p>19/01/12 13:00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4W55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date" office:date-value="2012-01-19T13:44:00" calcext:value-type="date">
            <text:p>19/01/12 13:44</text:p>
          </table:table-cell>
          <table:table-cell office:value-type="date" office:date-value="2012-01-19T16:05:00" calcext:value-type="date">
            <text:p>19/01/12 16:05</text:p>
          </table:table-cell>
          <table:table-cell office:value-type="date" office:date-value="2012-01-19T17:50:00" calcext:value-type="date">
            <text:p>19/01/12 17:50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32E22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7-19" calcext:value-type="date">
            <text:p>19/07/12 00:00</text:p>
          </table:table-cell>
          <table:table-cell office:value-type="date" office:date-value="2012-07-19T00:09:00" calcext:value-type="date">
            <text:p>19/07/12 00:09</text:p>
          </table:table-cell>
          <table:table-cell office:value-type="date" office:date-value="2012-07-19T00:14:00" calcext:value-type="date">
            <text:p>19/07/12 00:14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date" office:date-value="2012-07-19T01:34:00" calcext:value-type="date">
            <text:p>19/07/12 01:34</text:p>
          </table:table-cell>
          <table:table-cell office:value-type="date" office:date-value="2012-07-19T01:37:00" calcext:value-type="date">
            <text:p>19/07/12 01:37</text:p>
          </table:table-cell>
          <table:table-cell office:value-type="date" office:date-value="2012-07-19T01:39:00" calcext:value-type="date">
            <text:p>19/07/12 01:3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date" office:date-value="2012-07-19T04:17:00" calcext:value-type="date">
            <text:p>19/07/12 04:17</text:p>
          </table:table-cell>
          <table:table-cell office:value-type="date" office:date-value="2012-07-19T05:58:00" calcext:value-type="date">
            <text:p>19/07/12 05:58</text:p>
          </table:table-cell>
          <table:table-cell office:value-type="date" office:date-value="2012-07-19T06:56:00" calcext:value-type="date">
            <text:p>19/07/12 06:56</text:p>
          </table:table-cell>
          <table:table-cell office:value-type="string" calcext:value-type="string">
            <text:p>M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date" office:date-value="2012-07-19T18:32:00" calcext:value-type="date">
            <text:p>19/07/12 18:32</text:p>
          </table:table-cell>
          <table:table-cell office:value-type="date" office:date-value="2012-07-19T18:36:00" calcext:value-type="date">
            <text:p>19/07/12 18:36</text:p>
          </table:table-cell>
          <table:table-cell office:value-type="date" office:date-value="2012-07-19T18:38:00" calcext:value-type="date">
            <text:p>19/07/12 18:3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25</text:p>
          </table:table-cell>
          <table:table-cell office:value-type="float" office:value="11525" calcext:value-type="float">
            <text:p>11525</text:p>
          </table:table-cell>
        </table:table-row>
        <table:table-row table:style-name="ro1">
          <table:table-cell office:value-type="date" office:date-value="2012-07-19T21:44:00" calcext:value-type="date">
            <text:p>19/07/12 21:44</text:p>
          </table:table-cell>
          <table:table-cell office:value-type="date" office:date-value="2012-07-19T21:48:00" calcext:value-type="date">
            <text:p>19/07/12 21:48</text:p>
          </table:table-cell>
          <table:table-cell office:value-type="date" office:date-value="2012-07-19T21:51:00" calcext:value-type="date">
            <text:p>19/07/12 21: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5" calcext:value-type="float">
            <text:p>11525</text:p>
          </table:table-cell>
        </table:table-row>
        <table:table-row table:style-name="ro1">
          <table:table-cell office:value-type="date" office:date-value="2012-06-19T04:00:00" calcext:value-type="date">
            <text:p>19/06/12 04:00</text:p>
          </table:table-cell>
          <table:table-cell office:value-type="date" office:date-value="2012-06-19T04:45:00" calcext:value-type="date">
            <text:p>19/06/12 04:45</text:p>
          </table:table-cell>
          <table:table-cell office:value-type="date" office:date-value="2012-06-19T05:23:00" calcext:value-type="date">
            <text:p>19/06/12 05:2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9T13:27:00" calcext:value-type="date">
            <text:p>19/06/12 13:27</text:p>
          </table:table-cell>
          <table:table-cell office:value-type="date" office:date-value="2012-06-19T13:35:00" calcext:value-type="date">
            <text:p>19/06/12 13:35</text:p>
          </table:table-cell>
          <table:table-cell office:value-type="date" office:date-value="2012-06-19T14:11:00" calcext:value-type="date">
            <text:p>19/06/12 14:1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9T14:15:00" calcext:value-type="date">
            <text:p>19/06/12 14:15</text:p>
          </table:table-cell>
          <table:table-cell office:value-type="date" office:date-value="2012-06-19T14:18:00" calcext:value-type="date">
            <text:p>19/06/12 14:18</text:p>
          </table:table-cell>
          <table:table-cell office:value-type="date" office:date-value="2012-06-19T14:28:00" calcext:value-type="date">
            <text:p>19/06/12 14:2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19T18:48:00" calcext:value-type="date">
            <text:p>19/06/12 18:48</text:p>
          </table:table-cell>
          <table:table-cell office:value-type="date" office:date-value="2012-06-19T18:52:00" calcext:value-type="date">
            <text:p>19/06/12 18:52</text:p>
          </table:table-cell>
          <table:table-cell office:value-type="date" office:date-value="2012-06-19T18:56:00" calcext:value-type="date">
            <text:p>19/06/12 18:56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9T00:05:00" calcext:value-type="date">
            <text:p>19/03/12 00:05</text:p>
          </table:table-cell>
          <table:table-cell office:value-type="date" office:date-value="2012-03-19T00:08:00" calcext:value-type="date">
            <text:p>19/03/12 00:08</text:p>
          </table:table-cell>
          <table:table-cell office:value-type="date" office:date-value="2012-03-19T00:10:00" calcext:value-type="date">
            <text:p>19/03/12 00:10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9T00:24:00" calcext:value-type="date">
            <text:p>19/03/12 00:24</text:p>
          </table:table-cell>
          <table:table-cell office:value-type="date" office:date-value="2012-03-19T00:29:00" calcext:value-type="date">
            <text:p>19/03/12 00:29</text:p>
          </table:table-cell>
          <table:table-cell office:value-type="date" office:date-value="2012-03-19T00:31:00" calcext:value-type="date">
            <text:p>19/03/12 00:31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9T02:13:00" calcext:value-type="date">
            <text:p>19/03/12 02:13</text:p>
          </table:table-cell>
          <table:table-cell office:value-type="date" office:date-value="2012-03-19T02:19:00" calcext:value-type="date">
            <text:p>19/03/12 02:19</text:p>
          </table:table-cell>
          <table:table-cell office:value-type="date" office:date-value="2012-03-19T02:23:00" calcext:value-type="date">
            <text:p>19/03/12 02:23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W43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9T02:28:00" calcext:value-type="date">
            <text:p>19/03/12 02:28</text:p>
          </table:table-cell>
          <table:table-cell office:value-type="date" office:date-value="2012-03-19T02:31:00" calcext:value-type="date">
            <text:p>19/03/12 02:31</text:p>
          </table:table-cell>
          <table:table-cell office:value-type="date" office:date-value="2012-03-19T02:35:00" calcext:value-type="date">
            <text:p>19/03/12 02:35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W43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9T03:41:00" calcext:value-type="date">
            <text:p>19/03/12 03:41</text:p>
          </table:table-cell>
          <table:table-cell office:value-type="date" office:date-value="2012-03-19T03:45:00" calcext:value-type="date">
            <text:p>19/03/12 03:45</text:p>
          </table:table-cell>
          <table:table-cell office:value-type="date" office:date-value="2012-03-19T03:48:00" calcext:value-type="date">
            <text:p>19/03/12 03:48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W43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9T04:37:00" calcext:value-type="date">
            <text:p>19/03/12 04:37</text:p>
          </table:table-cell>
          <table:table-cell office:value-type="date" office:date-value="2012-03-19T04:41:00" calcext:value-type="date">
            <text:p>19/03/12 04:41</text:p>
          </table:table-cell>
          <table:table-cell office:value-type="date" office:date-value="2012-03-19T04:44:00" calcext:value-type="date">
            <text:p>19/03/12 04:44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W44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19T08:32:00" calcext:value-type="date">
            <text:p>19/03/12 08:32</text:p>
          </table:table-cell>
          <table:table-cell office:value-type="date" office:date-value="2012-03-19T11:02:00" calcext:value-type="date">
            <text:p>19/03/12 11:02</text:p>
          </table:table-cell>
          <table:table-cell office:value-type="date" office:date-value="2012-03-19T11:07:00" calcext:value-type="date">
            <text:p>19/03/12 11:07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9T12:48:00" calcext:value-type="date">
            <text:p>19/03/12 12:48</text:p>
          </table:table-cell>
          <table:table-cell office:value-type="date" office:date-value="2012-03-19T13:07:00" calcext:value-type="date">
            <text:p>19/03/12 13:07</text:p>
          </table:table-cell>
          <table:table-cell office:value-type="date" office:date-value="2012-03-19T13:15:00" calcext:value-type="date">
            <text:p>19/03/12 13:15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9T13:41:00" calcext:value-type="date">
            <text:p>19/03/12 13:41</text:p>
          </table:table-cell>
          <table:table-cell office:value-type="date" office:date-value="2012-03-19T13:51:00" calcext:value-type="date">
            <text:p>19/03/12 13:51</text:p>
          </table:table-cell>
          <table:table-cell office:value-type="date" office:date-value="2012-03-19T14:13:00" calcext:value-type="date">
            <text:p>19/03/12 14:1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61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19T17:06:00" calcext:value-type="date">
            <text:p>19/03/12 17:06</text:p>
          </table:table-cell>
          <table:table-cell office:value-type="date" office:date-value="2012-03-19T17:09:00" calcext:value-type="date">
            <text:p>19/03/12 17:09</text:p>
          </table:table-cell>
          <table:table-cell office:value-type="date" office:date-value="2012-03-19T17:11:00" calcext:value-type="date">
            <text:p>19/03/12 17:11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19T21:55:00" calcext:value-type="date">
            <text:p>19/03/12 21:55</text:p>
          </table:table-cell>
          <table:table-cell office:value-type="date" office:date-value="2012-03-19T22:04:00" calcext:value-type="date">
            <text:p>19/03/12 22:04</text:p>
          </table:table-cell>
          <table:table-cell office:value-type="date" office:date-value="2012-03-19T22:16:00" calcext:value-type="date">
            <text:p>19/03/12 22:16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5-19T01:15:00" calcext:value-type="date">
            <text:p>19/05/12 01:15</text:p>
          </table:table-cell>
          <table:table-cell office:value-type="date" office:date-value="2012-05-19T01:23:00" calcext:value-type="date">
            <text:p>19/05/12 01:23</text:p>
          </table:table-cell>
          <table:table-cell office:value-type="date" office:date-value="2012-05-19T01:31:00" calcext:value-type="date">
            <text:p>19/05/12 01:3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24</text:p>
          </table:table-cell>
          <table:table-cell office:value-type="float" office:value="11479" calcext:value-type="float">
            <text:p>11479</text:p>
          </table:table-cell>
        </table:table-row>
        <table:table-row table:style-name="ro1">
          <table:table-cell office:value-type="date" office:date-value="2012-05-19T12:04:00" calcext:value-type="date">
            <text:p>19/05/12 12:04</text:p>
          </table:table-cell>
          <table:table-cell office:value-type="date" office:date-value="2012-05-19T12:18:00" calcext:value-type="date">
            <text:p>19/05/12 12:18</text:p>
          </table:table-cell>
          <table:table-cell office:value-type="date" office:date-value="2012-05-19T12:31:00" calcext:value-type="date">
            <text:p>19/05/12 12:3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30</text:p>
          </table:table-cell>
          <table:table-cell office:value-type="float" office:value="11479" calcext:value-type="float">
            <text:p>11479</text:p>
          </table:table-cell>
        </table:table-row>
        <table:table-row table:style-name="ro1">
          <table:table-cell office:value-type="date" office:date-value="2012-11-19T00:02:00" calcext:value-type="date">
            <text:p>19/11/12 00:02</text:p>
          </table:table-cell>
          <table:table-cell office:value-type="date" office:date-value="2012-11-19T00:12:00" calcext:value-type="date">
            <text:p>19/11/12 00:12</text:p>
          </table:table-cell>
          <table:table-cell office:value-type="date" office:date-value="2012-11-19T00:25:00" calcext:value-type="date">
            <text:p>19/11/12 00:2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9" calcext:value-type="float">
            <text:p>11619</text:p>
          </table:table-cell>
        </table:table-row>
        <table:table-row table:style-name="ro1">
          <table:table-cell office:value-type="date" office:date-value="2012-11-19T02:20:00" calcext:value-type="date">
            <text:p>19/11/12 02:20</text:p>
          </table:table-cell>
          <table:table-cell office:value-type="date" office:date-value="2012-11-19T02:28:00" calcext:value-type="date">
            <text:p>19/11/12 02:28</text:p>
          </table:table-cell>
          <table:table-cell office:value-type="date" office:date-value="2012-11-19T02:31:00" calcext:value-type="date">
            <text:p>19/11/12 02:31</text:p>
          </table:table-cell>
          <table:table-cell office:value-type="string" calcext:value-type="string">
            <text:p>C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19T10:55:00" calcext:value-type="date">
            <text:p>19/11/12 10:55</text:p>
          </table:table-cell>
          <table:table-cell office:value-type="date" office:date-value="2012-11-19T11:04:00" calcext:value-type="date">
            <text:p>19/11/12 11:04</text:p>
          </table:table-cell>
          <table:table-cell office:value-type="date" office:date-value="2012-11-19T11:15:00" calcext:value-type="date">
            <text:p>19/11/12 11:1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date" office:date-value="2012-10-19T01:06:00" calcext:value-type="date">
            <text:p>19/10/12 01:06</text:p>
          </table:table-cell>
          <table:table-cell office:value-type="date" office:date-value="2012-10-19T01:15:00" calcext:value-type="date">
            <text:p>19/10/12 01:15</text:p>
          </table:table-cell>
          <table:table-cell office:value-type="date" office:date-value="2012-10-19T01:33:00" calcext:value-type="date">
            <text:p>19/10/12 01:3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43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9T04:37:00" calcext:value-type="date">
            <text:p>19/10/12 04:37</text:p>
          </table:table-cell>
          <table:table-cell office:value-type="date" office:date-value="2012-10-19T04:41:00" calcext:value-type="date">
            <text:p>19/10/12 04:41</text:p>
          </table:table-cell>
          <table:table-cell office:value-type="date" office:date-value="2012-10-19T04:51:00" calcext:value-type="date">
            <text:p>19/10/12 04:51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7" calcext:value-type="float">
            <text:p>11597</text:p>
          </table:table-cell>
        </table:table-row>
        <table:table-row table:style-name="ro1">
          <table:table-cell office:value-type="date" office:date-value="2012-10-19T05:10:00" calcext:value-type="date">
            <text:p>19/10/12 05:10</text:p>
          </table:table-cell>
          <table:table-cell office:value-type="date" office:date-value="2012-10-19T05:19:00" calcext:value-type="date">
            <text:p>19/10/12 05:19</text:p>
          </table:table-cell>
          <table:table-cell office:value-type="date" office:date-value="2012-10-19T05:36:00" calcext:value-type="date">
            <text:p>19/10/12 05:36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46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date" office:date-value="2012-10-19T18:42:00" calcext:value-type="date">
            <text:p>19/10/12 18:42</text:p>
          </table:table-cell>
          <table:table-cell office:value-type="date" office:date-value="2012-10-19T18:51:00" calcext:value-type="date">
            <text:p>19/10/12 18:51</text:p>
          </table:table-cell>
          <table:table-cell office:value-type="date" office:date-value="2012-10-19T19:01:00" calcext:value-type="date">
            <text:p>19/10/12 19:0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15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19T20:46:00" calcext:value-type="date">
            <text:p>19/10/12 20:46</text:p>
          </table:table-cell>
          <table:table-cell office:value-type="date" office:date-value="2012-10-19T20:52:00" calcext:value-type="date">
            <text:p>19/10/12 20:52</text:p>
          </table:table-cell>
          <table:table-cell office:value-type="date" office:date-value="2012-10-19T20:55:00" calcext:value-type="date">
            <text:p>19/10/12 20:55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09-19T05:43:00" calcext:value-type="date">
            <text:p>19/09/12 05:43</text:p>
          </table:table-cell>
          <table:table-cell office:value-type="date" office:date-value="2012-09-19T05:48:00" calcext:value-type="date">
            <text:p>19/09/12 05:48</text:p>
          </table:table-cell>
          <table:table-cell office:value-type="date" office:date-value="2012-09-19T05:51:00" calcext:value-type="date">
            <text:p>19/09/12 05:51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84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19T10:27:00" calcext:value-type="date">
            <text:p>19/09/12 10:27</text:p>
          </table:table-cell>
          <table:table-cell office:value-type="date" office:date-value="2012-09-19T10:31:00" calcext:value-type="date">
            <text:p>19/09/12 10:31</text:p>
          </table:table-cell>
          <table:table-cell office:value-type="date" office:date-value="2012-09-19T10:34:00" calcext:value-type="date">
            <text:p>19/09/12 10:34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9T15:04:00" calcext:value-type="date">
            <text:p>19/09/12 15:04</text:p>
          </table:table-cell>
          <table:table-cell office:value-type="date" office:date-value="2012-09-19T15:12:00" calcext:value-type="date">
            <text:p>19/09/12 15:12</text:p>
          </table:table-cell>
          <table:table-cell office:value-type="date" office:date-value="2012-09-19T15:21:00" calcext:value-type="date">
            <text:p>19/09/12 15:21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69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date" office:date-value="2012-09-19T16:27:00" calcext:value-type="date">
            <text:p>19/09/12 16:27</text:p>
          </table:table-cell>
          <table:table-cell office:value-type="date" office:date-value="2012-09-19T16:31:00" calcext:value-type="date">
            <text:p>19/09/12 16:31</text:p>
          </table:table-cell>
          <table:table-cell office:value-type="date" office:date-value="2012-09-19T16:36:00" calcext:value-type="date">
            <text:p>19/09/12 16:36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19T16:37:00" calcext:value-type="date">
            <text:p>19/09/12 16:37</text:p>
          </table:table-cell>
          <table:table-cell office:value-type="date" office:date-value="2012-09-19T16:42:00" calcext:value-type="date">
            <text:p>19/09/12 16:42</text:p>
          </table:table-cell>
          <table:table-cell office:value-type="date" office:date-value="2012-09-19T16:52:00" calcext:value-type="date">
            <text:p>19/09/12 16:52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67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date" office:date-value="2012-04-20T01:55:00" calcext:value-type="date">
            <text:p>20/04/12 01:55</text:p>
          </table:table-cell>
          <table:table-cell office:value-type="date" office:date-value="2012-04-20T02:02:00" calcext:value-type="date">
            <text:p>20/04/12 02:02</text:p>
          </table:table-cell>
          <table:table-cell office:value-type="date" office:date-value="2012-04-20T02:09:00" calcext:value-type="date">
            <text:p>20/04/12 02:09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20T03:15:00" calcext:value-type="date">
            <text:p>20/04/12 03:15</text:p>
          </table:table-cell>
          <table:table-cell office:value-type="date" office:date-value="2012-04-20T03:22:00" calcext:value-type="date">
            <text:p>20/04/12 03:22</text:p>
          </table:table-cell>
          <table:table-cell office:value-type="date" office:date-value="2012-04-20T03:28:00" calcext:value-type="date">
            <text:p>20/04/12 03:2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date" office:date-value="2012-04-20T14:49:00" calcext:value-type="date">
            <text:p>20/04/12 14:49</text:p>
          </table:table-cell>
          <table:table-cell office:value-type="date" office:date-value="2012-04-20T15:01:00" calcext:value-type="date">
            <text:p>20/04/12 15:01</text:p>
          </table:table-cell>
          <table:table-cell office:value-type="date" office:date-value="2012-04-20T15:32:00" calcext:value-type="date">
            <text:p>20/04/12 15:3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0T16:46:00" calcext:value-type="date">
            <text:p>20/04/12 16:46</text:p>
          </table:table-cell>
          <table:table-cell office:value-type="date" office:date-value="2012-04-20T16:47:00" calcext:value-type="date">
            <text:p>20/04/12 16:47</text:p>
          </table:table-cell>
          <table:table-cell office:value-type="date" office:date-value="2012-04-20T16:49:00" calcext:value-type="date">
            <text:p>20/04/12 16:49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0T17:22:00" calcext:value-type="date">
            <text:p>20/04/12 17:22</text:p>
          </table:table-cell>
          <table:table-cell office:value-type="date" office:date-value="2012-04-20T17:26:00" calcext:value-type="date">
            <text:p>20/04/12 17:26</text:p>
          </table:table-cell>
          <table:table-cell office:value-type="date" office:date-value="2012-04-20T17:36:00" calcext:value-type="date">
            <text:p>20/04/12 17:3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44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0T20:00:00" calcext:value-type="date">
            <text:p>20/04/12 20:00</text:p>
          </table:table-cell>
          <table:table-cell office:value-type="date" office:date-value="2012-04-20T20:07:00" calcext:value-type="date">
            <text:p>20/04/12 20:07</text:p>
          </table:table-cell>
          <table:table-cell office:value-type="date" office:date-value="2012-04-20T20:10:00" calcext:value-type="date">
            <text:p>20/04/12 20:1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0T20:44:00" calcext:value-type="date">
            <text:p>20/04/12 20:44</text:p>
          </table:table-cell>
          <table:table-cell office:value-type="date" office:date-value="2012-04-20T20:48:00" calcext:value-type="date">
            <text:p>20/04/12 20:48</text:p>
          </table:table-cell>
          <table:table-cell office:value-type="date" office:date-value="2012-04-20T20:51:00" calcext:value-type="date">
            <text:p>20/04/12 20:5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42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0T22:25:00" calcext:value-type="date">
            <text:p>20/04/12 22:25</text:p>
          </table:table-cell>
          <table:table-cell office:value-type="date" office:date-value="2012-04-20T22:35:00" calcext:value-type="date">
            <text:p>20/04/12 22:35</text:p>
          </table:table-cell>
          <table:table-cell office:value-type="date" office:date-value="2012-04-20T22:44:00" calcext:value-type="date">
            <text:p>20/04/12 22:4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42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8-20T03:10:00" calcext:value-type="date">
            <text:p>20/08/12 03:10</text:p>
          </table:table-cell>
          <table:table-cell office:value-type="date" office:date-value="2012-08-20T03:28:00" calcext:value-type="date">
            <text:p>20/08/12 03:28</text:p>
          </table:table-cell>
          <table:table-cell office:value-type="date" office:date-value="2012-08-20T03:44:00" calcext:value-type="date">
            <text:p>20/08/12 03:44</text:p>
          </table:table-cell>
          <table:table-cell office:value-type="string" calcext:value-type="string">
            <text:p>B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20T06:18:00" calcext:value-type="date">
            <text:p>20/08/12 06:18</text:p>
          </table:table-cell>
          <table:table-cell office:value-type="date" office:date-value="2012-08-20T06:43:00" calcext:value-type="date">
            <text:p>20/08/12 06:43</text:p>
          </table:table-cell>
          <table:table-cell office:value-type="date" office:date-value="2012-08-20T07:13:00" calcext:value-type="date">
            <text:p>20/08/12 07:13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62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20T08:59:00" calcext:value-type="date">
            <text:p>20/08/12 08:59</text:p>
          </table:table-cell>
          <table:table-cell office:value-type="date" office:date-value="2012-08-20T09:03:00" calcext:value-type="date">
            <text:p>20/08/12 09:03</text:p>
          </table:table-cell>
          <table:table-cell office:value-type="date" office:date-value="2012-08-20T09:06:00" calcext:value-type="date">
            <text:p>20/08/12 09:06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0T07:19:00" calcext:value-type="date">
            <text:p>20/12/12 07:19</text:p>
          </table:table-cell>
          <table:table-cell office:value-type="date" office:date-value="2012-12-20T07:22:00" calcext:value-type="date">
            <text:p>20/12/12 07:22</text:p>
          </table:table-cell>
          <table:table-cell office:value-type="date" office:date-value="2012-12-20T07:26:00" calcext:value-type="date">
            <text:p>20/12/12 07:26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0T09:43:00" calcext:value-type="date">
            <text:p>20/12/12 09:43</text:p>
          </table:table-cell>
          <table:table-cell office:value-type="date" office:date-value="2012-12-20T09:46:00" calcext:value-type="date">
            <text:p>20/12/12 09:46</text:p>
          </table:table-cell>
          <table:table-cell office:value-type="date" office:date-value="2012-12-20T09:49:00" calcext:value-type="date">
            <text:p>20/12/12 09:49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0T16:21:00" calcext:value-type="date">
            <text:p>20/12/12 16:21</text:p>
          </table:table-cell>
          <table:table-cell office:value-type="date" office:date-value="2012-12-20T16:34:00" calcext:value-type="date">
            <text:p>20/12/12 16:34</text:p>
          </table:table-cell>
          <table:table-cell office:value-type="date" office:date-value="2012-12-20T16:40:00" calcext:value-type="date">
            <text:p>20/12/12 16:40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date" office:date-value="2012-02-20T01:41:00" calcext:value-type="date">
            <text:p>20/02/12 01:41</text:p>
          </table:table-cell>
          <table:table-cell office:value-type="date" office:date-value="2012-02-20T01:49:00" calcext:value-type="date">
            <text:p>20/02/12 01:49</text:p>
          </table:table-cell>
          <table:table-cell office:value-type="date" office:date-value="2012-02-20T01:58:00" calcext:value-type="date">
            <text:p>20/02/12 01:58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01</text:p>
          </table:table-cell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0T03:39:00" calcext:value-type="date">
            <text:p>20/02/12 03:39</text:p>
          </table:table-cell>
          <table:table-cell office:value-type="date" office:date-value="2012-02-20T03:46:00" calcext:value-type="date">
            <text:p>20/02/12 03:46</text:p>
          </table:table-cell>
          <table:table-cell office:value-type="date" office:date-value="2012-02-20T03:52:00" calcext:value-type="date">
            <text:p>20/02/12 03:5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0T04:41:00" calcext:value-type="date">
            <text:p>20/02/12 04:41</text:p>
          </table:table-cell>
          <table:table-cell office:value-type="date" office:date-value="2012-02-20T05:09:00" calcext:value-type="date">
            <text:p>20/02/12 05:09</text:p>
          </table:table-cell>
          <table:table-cell office:value-type="date" office:date-value="2012-02-20T05:35:00" calcext:value-type="date">
            <text:p>20/02/12 05:35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47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office:value-type="date" office:date-value="2012-02-20T11:20:00" calcext:value-type="date">
            <text:p>20/02/12 11:20</text:p>
          </table:table-cell>
          <table:table-cell office:value-type="date" office:date-value="2012-02-20T11:27:00" calcext:value-type="date">
            <text:p>20/02/12 11:27</text:p>
          </table:table-cell>
          <table:table-cell office:value-type="date" office:date-value="2012-02-20T11:32:00" calcext:value-type="date">
            <text:p>20/02/12 11:3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0T23:39:00" calcext:value-type="date">
            <text:p>20/02/12 23:39</text:p>
          </table:table-cell>
          <table:table-cell office:value-type="date" office:date-value="2012-02-20T23:53:00" calcext:value-type="date">
            <text:p>20/02/12 23:53</text:p>
          </table:table-cell>
          <table:table-cell office:value-type="date" office:date-value="2012-02-21T00:03:00" calcext:value-type="date">
            <text:p>21/02/12 00:03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10</text:p>
          </table:table-cell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1-20T14:58:00" calcext:value-type="date">
            <text:p>20/01/12 14:58</text:p>
          </table:table-cell>
          <table:table-cell office:value-type="date" office:date-value="2012-01-20T15:01:00" calcext:value-type="date">
            <text:p>20/01/12 15:01</text:p>
          </table:table-cell>
          <table:table-cell office:value-type="date" office:date-value="2012-01-20T15:04:00" calcext:value-type="date">
            <text:p>20/01/12 15:04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0T21:01:00" calcext:value-type="date">
            <text:p>20/01/12 21:01</text:p>
          </table:table-cell>
          <table:table-cell office:value-type="date" office:date-value="2012-01-20T21:12:00" calcext:value-type="date">
            <text:p>20/01/12 21:12</text:p>
          </table:table-cell>
          <table:table-cell office:value-type="date" office:date-value="2012-01-20T21:22:00" calcext:value-type="date">
            <text:p>20/01/12 21:2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date" office:date-value="2012-01-20T21:48:00" calcext:value-type="date">
            <text:p>20/01/12 21:48</text:p>
          </table:table-cell>
          <table:table-cell office:value-type="date" office:date-value="2012-01-20T23:33:00" calcext:value-type="date">
            <text:p>20/01/12 23:33</text:p>
          </table:table-cell>
          <table:table-cell office:value-type="date" office:date-value="2012-01-21T00:36:00" calcext:value-type="date">
            <text:p>21/01/12 00:3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0T21:31:00" calcext:value-type="date">
            <text:p>20/07/12 21:31</text:p>
          </table:table-cell>
          <table:table-cell office:value-type="date" office:date-value="2012-07-20T21:37:00" calcext:value-type="date">
            <text:p>20/07/12 21:37</text:p>
          </table:table-cell>
          <table:table-cell office:value-type="date" office:date-value="2012-07-20T21:45:00" calcext:value-type="date">
            <text:p>20/07/12 21:45</text:p>
          </table:table-cell>
          <table:table-cell office:value-type="string" calcext:value-type="string">
            <text:p>B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5" calcext:value-type="float">
            <text:p>11525</text:p>
          </table:table-cell>
        </table:table-row>
        <table:table-row table:style-name="ro1">
          <table:table-cell office:value-type="date" office:date-value="2012-07-20T22:18:00" calcext:value-type="date">
            <text:p>20/07/12 22:18</text:p>
          </table:table-cell>
          <table:table-cell office:value-type="date" office:date-value="2012-07-20T22:22:00" calcext:value-type="date">
            <text:p>20/07/12 22:22</text:p>
          </table:table-cell>
          <table:table-cell office:value-type="date" office:date-value="2012-07-20T22:26:00" calcext:value-type="date">
            <text:p>20/07/12 22:26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5" calcext:value-type="float">
            <text:p>11525</text:p>
          </table:table-cell>
        </table:table-row>
        <table:table-row table:style-name="ro1">
          <table:table-cell office:value-type="date" office:date-value="2012-06-20T01:46:00" calcext:value-type="date">
            <text:p>20/06/12 01:46</text:p>
          </table:table-cell>
          <table:table-cell office:value-type="date" office:date-value="2012-06-20T02:03:00" calcext:value-type="date">
            <text:p>20/06/12 02:03</text:p>
          </table:table-cell>
          <table:table-cell office:value-type="date" office:date-value="2012-06-20T02:23:00" calcext:value-type="date">
            <text:p>20/06/12 02:2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04:15:00" calcext:value-type="date">
            <text:p>20/06/12 04:15</text:p>
          </table:table-cell>
          <table:table-cell office:value-type="date" office:date-value="2012-06-20T04:21:00" calcext:value-type="date">
            <text:p>20/06/12 04:21</text:p>
          </table:table-cell>
          <table:table-cell office:value-type="date" office:date-value="2012-06-20T04:30:00" calcext:value-type="date">
            <text:p>20/06/12 04:3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05:49:00" calcext:value-type="date">
            <text:p>20/06/12 05:49</text:p>
          </table:table-cell>
          <table:table-cell office:value-type="date" office:date-value="2012-06-20T05:58:00" calcext:value-type="date">
            <text:p>20/06/12 05:58</text:p>
          </table:table-cell>
          <table:table-cell office:value-type="date" office:date-value="2012-06-20T06:10:00" calcext:value-type="date">
            <text:p>20/06/12 06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06:34:00" calcext:value-type="date">
            <text:p>20/06/12 06:34</text:p>
          </table:table-cell>
          <table:table-cell office:value-type="date" office:date-value="2012-06-20T06:40:00" calcext:value-type="date">
            <text:p>20/06/12 06:40</text:p>
          </table:table-cell>
          <table:table-cell office:value-type="date" office:date-value="2012-06-20T06:45:00" calcext:value-type="date">
            <text:p>20/06/12 06:45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10:59:00" calcext:value-type="date">
            <text:p>20/06/12 10:59</text:p>
          </table:table-cell>
          <table:table-cell office:value-type="date" office:date-value="2012-06-20T11:08:00" calcext:value-type="date">
            <text:p>20/06/12 11:08</text:p>
          </table:table-cell>
          <table:table-cell office:value-type="date" office:date-value="2012-06-20T11:25:00" calcext:value-type="date">
            <text:p>20/06/12 11:2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15:45:00" calcext:value-type="date">
            <text:p>20/06/12 15:45</text:p>
          </table:table-cell>
          <table:table-cell office:value-type="date" office:date-value="2012-06-20T15:53:00" calcext:value-type="date">
            <text:p>20/06/12 15:53</text:p>
          </table:table-cell>
          <table:table-cell office:value-type="date" office:date-value="2012-06-20T16:00:00" calcext:value-type="date">
            <text:p>20/06/12 16:00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W78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6-20T16:14:00" calcext:value-type="date">
            <text:p>20/06/12 16:14</text:p>
          </table:table-cell>
          <table:table-cell office:value-type="date" office:date-value="2012-06-20T16:28:00" calcext:value-type="date">
            <text:p>20/06/12 16:28</text:p>
          </table:table-cell>
          <table:table-cell office:value-type="date" office:date-value="2012-06-20T16:37:00" calcext:value-type="date">
            <text:p>20/06/12 16:37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20T01:47:00" calcext:value-type="date">
            <text:p>20/03/12 01:47</text:p>
          </table:table-cell>
          <table:table-cell office:value-type="date" office:date-value="2012-03-20T01:51:00" calcext:value-type="date">
            <text:p>20/03/12 01:51</text:p>
          </table:table-cell>
          <table:table-cell office:value-type="date" office:date-value="2012-03-20T01:54:00" calcext:value-type="date">
            <text:p>20/03/12 01:54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0T14:50:00" calcext:value-type="date">
            <text:p>20/03/12 14:50</text:p>
          </table:table-cell>
          <table:table-cell office:value-type="date" office:date-value="2012-03-20T14:54:00" calcext:value-type="date">
            <text:p>20/03/12 14:54</text:p>
          </table:table-cell>
          <table:table-cell office:value-type="date" office:date-value="2012-03-20T14:57:00" calcext:value-type="date">
            <text:p>20/03/12 14:57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11-20T01:37:00" calcext:value-type="date">
            <text:p>20/11/12 01:37</text:p>
          </table:table-cell>
          <table:table-cell office:value-type="date" office:date-value="2012-11-20T02:07:00" calcext:value-type="date">
            <text:p>20/11/12 02:07</text:p>
          </table:table-cell>
          <table:table-cell office:value-type="date" office:date-value="2012-11-20T03:05:00" calcext:value-type="date">
            <text:p>20/11/12 03:05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27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04:04:00" calcext:value-type="date">
            <text:p>20/11/12 04:04</text:p>
          </table:table-cell>
          <table:table-cell office:value-type="date" office:date-value="2012-11-20T04:10:00" calcext:value-type="date">
            <text:p>20/11/12 04:10</text:p>
          </table:table-cell>
          <table:table-cell office:value-type="date" office:date-value="2012-11-20T04:27:00" calcext:value-type="date">
            <text:p>20/11/12 04:2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25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06:25:00" calcext:value-type="date">
            <text:p>20/11/12 06:25</text:p>
          </table:table-cell>
          <table:table-cell office:value-type="date" office:date-value="2012-11-20T06:33:00" calcext:value-type="date">
            <text:p>20/11/12 06:33</text:p>
          </table:table-cell>
          <table:table-cell office:value-type="date" office:date-value="2012-11-20T06:44:00" calcext:value-type="date">
            <text:p>20/11/12 06:44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22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12:36:00" calcext:value-type="date">
            <text:p>20/11/12 12:36</text:p>
          </table:table-cell>
          <table:table-cell office:value-type="date" office:date-value="2012-11-20T12:41:00" calcext:value-type="date">
            <text:p>20/11/12 12:41</text:p>
          </table:table-cell>
          <table:table-cell office:value-type="date" office:date-value="2012-11-20T12:46:00" calcext:value-type="date">
            <text:p>20/11/12 12:46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0T13:48:00" calcext:value-type="date">
            <text:p>20/11/12 13:48</text:p>
          </table:table-cell>
          <table:table-cell office:value-type="date" office:date-value="2012-11-20T13:51:00" calcext:value-type="date">
            <text:p>20/11/12 13:51</text:p>
          </table:table-cell>
          <table:table-cell office:value-type="date" office:date-value="2012-11-20T13:54:00" calcext:value-type="date">
            <text:p>20/11/12 13:5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15:18:00" calcext:value-type="date">
            <text:p>20/11/12 15:18</text:p>
          </table:table-cell>
          <table:table-cell office:value-type="date" office:date-value="2012-11-20T15:29:00" calcext:value-type="date">
            <text:p>20/11/12 15:29</text:p>
          </table:table-cell>
          <table:table-cell office:value-type="date" office:date-value="2012-11-20T15:41:00" calcext:value-type="date">
            <text:p>20/11/12 15:41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19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17:40:00" calcext:value-type="date">
            <text:p>20/11/12 17:40</text:p>
          </table:table-cell>
          <table:table-cell office:value-type="date" office:date-value="2012-11-20T17:43:00" calcext:value-type="date">
            <text:p>20/11/12 17:43</text:p>
          </table:table-cell>
          <table:table-cell office:value-type="date" office:date-value="2012-11-20T17:47:00" calcext:value-type="date">
            <text:p>20/11/12 17:47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22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19:21:00" calcext:value-type="date">
            <text:p>20/11/12 19:21</text:p>
          </table:table-cell>
          <table:table-cell office:value-type="date" office:date-value="2012-11-20T19:28:00" calcext:value-type="date">
            <text:p>20/11/12 19:28</text:p>
          </table:table-cell>
          <table:table-cell office:value-type="date" office:date-value="2012-11-20T19:32:00" calcext:value-type="date">
            <text:p>20/11/12 19:32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E15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0T22:52:00" calcext:value-type="date">
            <text:p>20/11/12 22:52</text:p>
          </table:table-cell>
          <table:table-cell office:value-type="date" office:date-value="2012-11-20T23:07:00" calcext:value-type="date">
            <text:p>20/11/12 23:07</text:p>
          </table:table-cell>
          <table:table-cell office:value-type="date" office:date-value="2012-11-20T23:18:00" calcext:value-type="date">
            <text:p>20/11/12 23:18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20T14:29:00" calcext:value-type="date">
            <text:p>20/10/12 14:29</text:p>
          </table:table-cell>
          <table:table-cell office:value-type="date" office:date-value="2012-10-20T14:48:00" calcext:value-type="date">
            <text:p>20/10/12 14:48</text:p>
          </table:table-cell>
          <table:table-cell office:value-type="date" office:date-value="2012-10-20T15:03:00" calcext:value-type="date">
            <text:p>20/10/12 15:03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0T17:18:00" calcext:value-type="date">
            <text:p>20/10/12 17:18</text:p>
          </table:table-cell>
          <table:table-cell office:value-type="date" office:date-value="2012-10-20T17:37:00" calcext:value-type="date">
            <text:p>20/10/12 17:37</text:p>
          </table:table-cell>
          <table:table-cell office:value-type="date" office:date-value="2012-10-20T17:46:00" calcext:value-type="date">
            <text:p>20/10/12 17:46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0T18:05:00" calcext:value-type="date">
            <text:p>20/10/12 18:05</text:p>
          </table:table-cell>
          <table:table-cell office:value-type="date" office:date-value="2012-10-20T18:14:00" calcext:value-type="date">
            <text:p>20/10/12 18:14</text:p>
          </table:table-cell>
          <table:table-cell office:value-type="date" office:date-value="2012-10-20T18:19:00" calcext:value-type="date">
            <text:p>20/10/12 18:19</text:p>
          </table:table-cell>
          <table:table-cell office:value-type="string" calcext:value-type="string">
            <text:p>M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0T20:02:00" calcext:value-type="date">
            <text:p>20/10/12 20:02</text:p>
          </table:table-cell>
          <table:table-cell office:value-type="date" office:date-value="2012-10-20T20:10:00" calcext:value-type="date">
            <text:p>20/10/12 20:10</text:p>
          </table:table-cell>
          <table:table-cell office:value-type="date" office:date-value="2012-10-20T20:22:00" calcext:value-type="date">
            <text:p>20/10/12 20:22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09-20T01:18:00" calcext:value-type="date">
            <text:p>20/09/12 01:18</text:p>
          </table:table-cell>
          <table:table-cell office:value-type="date" office:date-value="2012-09-20T01:25:00" calcext:value-type="date">
            <text:p>20/09/12 01:25</text:p>
          </table:table-cell>
          <table:table-cell office:value-type="date" office:date-value="2012-09-20T01:31:00" calcext:value-type="date">
            <text:p>20/09/12 01:31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0T09:18:00" calcext:value-type="date">
            <text:p>20/09/12 09:18</text:p>
          </table:table-cell>
          <table:table-cell office:value-type="date" office:date-value="2012-09-20T09:22:00" calcext:value-type="date">
            <text:p>20/09/12 09:22</text:p>
          </table:table-cell>
          <table:table-cell office:value-type="date" office:date-value="2012-09-20T09:26:00" calcext:value-type="date">
            <text:p>20/09/12 09:26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W63</text:p>
          </table:table-cell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date" office:date-value="2012-09-20T11:27:00" calcext:value-type="date">
            <text:p>20/09/12 11:27</text:p>
          </table:table-cell>
          <table:table-cell office:value-type="date" office:date-value="2012-09-20T11:39:00" calcext:value-type="date">
            <text:p>20/09/12 11:39</text:p>
          </table:table-cell>
          <table:table-cell office:value-type="date" office:date-value="2012-09-20T11:52:00" calcext:value-type="date">
            <text:p>20/09/12 11:5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date" office:date-value="2012-04-21T01:27:00" calcext:value-type="date">
            <text:p>21/04/12 01:27</text:p>
          </table:table-cell>
          <table:table-cell office:value-type="date" office:date-value="2012-04-21T01:32:00" calcext:value-type="date">
            <text:p>21/04/12 01:32</text:p>
          </table:table-cell>
          <table:table-cell office:value-type="date" office:date-value="2012-04-21T01:34:00" calcext:value-type="date">
            <text:p>21/04/12 01:34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13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21T11:00:00" calcext:value-type="date">
            <text:p>21/04/12 11:00</text:p>
          </table:table-cell>
          <table:table-cell office:value-type="date" office:date-value="2012-04-21T11:14:00" calcext:value-type="date">
            <text:p>21/04/12 11:14</text:p>
          </table:table-cell>
          <table:table-cell office:value-type="date" office:date-value="2012-04-21T11:24:00" calcext:value-type="date">
            <text:p>21/04/12 11:2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date" office:date-value="2012-04-21T12:11:00" calcext:value-type="date">
            <text:p>21/04/12 12:11</text:p>
          </table:table-cell>
          <table:table-cell office:value-type="date" office:date-value="2012-04-21T12:15:00" calcext:value-type="date">
            <text:p>21/04/12 12:15</text:p>
          </table:table-cell>
          <table:table-cell office:value-type="date" office:date-value="2012-04-21T12:22:00" calcext:value-type="date">
            <text:p>21/04/12 12:22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1T20:10:00" calcext:value-type="date">
            <text:p>21/04/12 20:10</text:p>
          </table:table-cell>
          <table:table-cell office:value-type="date" office:date-value="2012-04-21T20:14:00" calcext:value-type="date">
            <text:p>21/04/12 20:14</text:p>
          </table:table-cell>
          <table:table-cell office:value-type="date" office:date-value="2012-04-21T20:19:00" calcext:value-type="date">
            <text:p>21/04/12 20:1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10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8-21T02:58:00" calcext:value-type="date">
            <text:p>21/08/12 02:58</text:p>
          </table:table-cell>
          <table:table-cell office:value-type="date" office:date-value="2012-08-21T03:07:00" calcext:value-type="date">
            <text:p>21/08/12 03:07</text:p>
          </table:table-cell>
          <table:table-cell office:value-type="date" office:date-value="2012-08-21T03:16:00" calcext:value-type="date">
            <text:p>21/08/12 03:16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1T08:36:00" calcext:value-type="date">
            <text:p>21/08/12 08:36</text:p>
          </table:table-cell>
          <table:table-cell office:value-type="date" office:date-value="2012-08-21T08:45:00" calcext:value-type="date">
            <text:p>21/08/12 08:45</text:p>
          </table:table-cell>
          <table:table-cell office:value-type="date" office:date-value="2012-08-21T08:55:00" calcext:value-type="date">
            <text:p>21/08/12 08:55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1T09:53:00" calcext:value-type="date">
            <text:p>21/08/12 09:53</text:p>
          </table:table-cell>
          <table:table-cell office:value-type="date" office:date-value="2012-08-21T10:00:00" calcext:value-type="date">
            <text:p>21/08/12 10:00</text:p>
          </table:table-cell>
          <table:table-cell office:value-type="date" office:date-value="2012-08-21T10:06:00" calcext:value-type="date">
            <text:p>21/08/12 10:06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1T14:46:00" calcext:value-type="date">
            <text:p>21/08/12 14:46</text:p>
          </table:table-cell>
          <table:table-cell office:value-type="date" office:date-value="2012-08-21T14:54:00" calcext:value-type="date">
            <text:p>21/08/12 14:54</text:p>
          </table:table-cell>
          <table:table-cell office:value-type="date" office:date-value="2012-08-21T15:08:00" calcext:value-type="date">
            <text:p>21/08/12 15:08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1T04:50:00" calcext:value-type="date">
            <text:p>21/12/12 04:50</text:p>
          </table:table-cell>
          <table:table-cell office:value-type="date" office:date-value="2012-12-21T04:54:00" calcext:value-type="date">
            <text:p>21/12/12 04:54</text:p>
          </table:table-cell>
          <table:table-cell office:value-type="date" office:date-value="2012-12-21T04:58:00" calcext:value-type="date">
            <text:p>21/12/12 04:58</text:p>
          </table:table-cell>
          <table:table-cell office:value-type="string" calcext:value-type="string">
            <text:p>B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8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06:07:00" calcext:value-type="date">
            <text:p>21/12/12 06:07</text:p>
          </table:table-cell>
          <table:table-cell office:value-type="date" office:date-value="2012-12-21T06:13:00" calcext:value-type="date">
            <text:p>21/12/12 06:13</text:p>
          </table:table-cell>
          <table:table-cell office:value-type="date" office:date-value="2012-12-21T06:18:00" calcext:value-type="date">
            <text:p>21/12/12 06:18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1T12:16:00" calcext:value-type="date">
            <text:p>21/12/12 12:16</text:p>
          </table:table-cell>
          <table:table-cell office:value-type="date" office:date-value="2012-12-21T12:20:00" calcext:value-type="date">
            <text:p>21/12/12 12:20</text:p>
          </table:table-cell>
          <table:table-cell office:value-type="date" office:date-value="2012-12-21T12:22:00" calcext:value-type="date">
            <text:p>21/12/12 12:22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14:08:00" calcext:value-type="date">
            <text:p>21/12/12 14:08</text:p>
          </table:table-cell>
          <table:table-cell office:value-type="date" office:date-value="2012-12-21T14:12:00" calcext:value-type="date">
            <text:p>21/12/12 14:12</text:p>
          </table:table-cell>
          <table:table-cell office:value-type="date" office:date-value="2012-12-21T14:15:00" calcext:value-type="date">
            <text:p>21/12/12 14:15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15:04:00" calcext:value-type="date">
            <text:p>21/12/12 15:04</text:p>
          </table:table-cell>
          <table:table-cell office:value-type="date" office:date-value="2012-12-21T15:08:00" calcext:value-type="date">
            <text:p>21/12/12 15:08</text:p>
          </table:table-cell>
          <table:table-cell office:value-type="date" office:date-value="2012-12-21T15:15:00" calcext:value-type="date">
            <text:p>21/12/12 15:15</text:p>
          </table:table-cell>
          <table:table-cell office:value-type="string" calcext:value-type="string">
            <text:p>B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17:03:00" calcext:value-type="date">
            <text:p>21/12/12 17:03</text:p>
          </table:table-cell>
          <table:table-cell office:value-type="date" office:date-value="2012-12-21T17:08:00" calcext:value-type="date">
            <text:p>21/12/12 17:08</text:p>
          </table:table-cell>
          <table:table-cell office:value-type="date" office:date-value="2012-12-21T17:11:00" calcext:value-type="date">
            <text:p>21/12/12 17:11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19:29:00" calcext:value-type="date">
            <text:p>21/12/12 19:29</text:p>
          </table:table-cell>
          <table:table-cell office:value-type="date" office:date-value="2012-12-21T19:34:00" calcext:value-type="date">
            <text:p>21/12/12 19:34</text:p>
          </table:table-cell>
          <table:table-cell office:value-type="date" office:date-value="2012-12-21T19:39:00" calcext:value-type="date">
            <text:p>21/12/12 19:39</text:p>
          </table:table-cell>
          <table:table-cell office:value-type="string" calcext:value-type="string">
            <text:p>B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36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20:28:00" calcext:value-type="date">
            <text:p>21/12/12 20:28</text:p>
          </table:table-cell>
          <table:table-cell office:value-type="date" office:date-value="2012-12-21T20:41:00" calcext:value-type="date">
            <text:p>21/12/12 20:41</text:p>
          </table:table-cell>
          <table:table-cell office:value-type="date" office:date-value="2012-12-21T20:59:00" calcext:value-type="date">
            <text:p>21/12/12 20:59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40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22:26:00" calcext:value-type="date">
            <text:p>21/12/12 22:26</text:p>
          </table:table-cell>
          <table:table-cell office:value-type="date" office:date-value="2012-12-21T22:33:00" calcext:value-type="date">
            <text:p>21/12/12 22:33</text:p>
          </table:table-cell>
          <table:table-cell office:value-type="date" office:date-value="2012-12-21T22:39:00" calcext:value-type="date">
            <text:p>21/12/12 22:39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1T23:52:00" calcext:value-type="date">
            <text:p>21/12/12 23:52</text:p>
          </table:table-cell>
          <table:table-cell office:value-type="date" office:date-value="2012-12-21T23:55:00" calcext:value-type="date">
            <text:p>21/12/12 23:55</text:p>
          </table:table-cell>
          <table:table-cell office:value-type="date" office:date-value="2012-12-22" calcext:value-type="date">
            <text:p>22/12/12 00:0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02-21T11:42:00" calcext:value-type="date">
            <text:p>21/02/12 11:42</text:p>
          </table:table-cell>
          <table:table-cell office:value-type="date" office:date-value="2012-02-21T11:48:00" calcext:value-type="date">
            <text:p>21/02/12 11:48</text:p>
          </table:table-cell>
          <table:table-cell office:value-type="date" office:date-value="2012-02-21T11:55:00" calcext:value-type="date">
            <text:p>21/02/12 11:5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1T19:32:00" calcext:value-type="date">
            <text:p>21/02/12 19:32</text:p>
          </table:table-cell>
          <table:table-cell office:value-type="date" office:date-value="2012-02-21T19:37:00" calcext:value-type="date">
            <text:p>21/02/12 19:37</text:p>
          </table:table-cell>
          <table:table-cell office:value-type="date" office:date-value="2012-02-21T19:41:00" calcext:value-type="date">
            <text:p>21/02/12 19:41</text:p>
          </table:table-cell>
          <table:table-cell office:value-type="string" calcext:value-type="string">
            <text:p>B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1T20:37:00" calcext:value-type="date">
            <text:p>21/02/12 20:37</text:p>
          </table:table-cell>
          <table:table-cell office:value-type="date" office:date-value="2012-02-21T20:41:00" calcext:value-type="date">
            <text:p>21/02/12 20:41</text:p>
          </table:table-cell>
          <table:table-cell office:value-type="date" office:date-value="2012-02-21T20:45:00" calcext:value-type="date">
            <text:p>21/02/12 20:45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1-21T13:35:00" calcext:value-type="date">
            <text:p>21/01/12 13:35</text:p>
          </table:table-cell>
          <table:table-cell office:value-type="date" office:date-value="2012-01-21T13:42:00" calcext:value-type="date">
            <text:p>21/01/12 13:42</text:p>
          </table:table-cell>
          <table:table-cell office:value-type="date" office:date-value="2012-01-21T13:47:00" calcext:value-type="date">
            <text:p>21/01/12 13:47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1T20:44:00" calcext:value-type="date">
            <text:p>21/01/12 20:44</text:p>
          </table:table-cell>
          <table:table-cell office:value-type="date" office:date-value="2012-01-21T21:20:00" calcext:value-type="date">
            <text:p>21/01/12 21:20</text:p>
          </table:table-cell>
          <table:table-cell office:value-type="date" office:date-value="2012-01-21T21:43:00" calcext:value-type="date">
            <text:p>21/01/12 21:4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7W03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7-21T23:19:00" calcext:value-type="date">
            <text:p>21/07/12 23:19</text:p>
          </table:table-cell>
          <table:table-cell office:value-type="date" office:date-value="2012-07-21T23:24:00" calcext:value-type="date">
            <text:p>21/07/12 23:24</text:p>
          </table:table-cell>
          <table:table-cell office:value-type="date" office:date-value="2012-07-21T23:29:00" calcext:value-type="date">
            <text:p>21/07/12 23:29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date" office:date-value="2012-06-21T17:16:00" calcext:value-type="date">
            <text:p>21/06/12 17:16</text:p>
          </table:table-cell>
          <table:table-cell office:value-type="date" office:date-value="2012-06-21T18:14:00" calcext:value-type="date">
            <text:p>21/06/12 18:14</text:p>
          </table:table-cell>
          <table:table-cell office:value-type="date" office:date-value="2012-06-21T19:15:00" calcext:value-type="date">
            <text:p>21/06/12 19:15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date" office:date-value="2012-03-20T23:43:00" calcext:value-type="date">
            <text:p>20/03/12 23:43</text:p>
          </table:table-cell>
          <table:table-cell office:value-type="date" office:date-value="2012-03-21T00:08:00" calcext:value-type="date">
            <text:p>21/03/12 00:08</text:p>
          </table:table-cell>
          <table:table-cell office:value-type="date" office:date-value="2012-03-21T00:38:00" calcext:value-type="date">
            <text:p>21/03/12 00:38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21T03:20:00" calcext:value-type="date">
            <text:p>21/03/12 03:20</text:p>
          </table:table-cell>
          <table:table-cell office:value-type="date" office:date-value="2012-03-21T03:25:00" calcext:value-type="date">
            <text:p>21/03/12 03:25</text:p>
          </table:table-cell>
          <table:table-cell office:value-type="date" office:date-value="2012-03-21T03:32:00" calcext:value-type="date">
            <text:p>21/03/12 03:32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date" office:date-value="2012-03-21T06:25:00" calcext:value-type="date">
            <text:p>21/03/12 06:25</text:p>
          </table:table-cell>
          <table:table-cell office:value-type="date" office:date-value="2012-03-21T06:28:00" calcext:value-type="date">
            <text:p>21/03/12 06:28</text:p>
          </table:table-cell>
          <table:table-cell office:value-type="date" office:date-value="2012-03-21T06:31:00" calcext:value-type="date">
            <text:p>21/03/12 06:31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21T06:32:00" calcext:value-type="date">
            <text:p>21/03/12 06:32</text:p>
          </table:table-cell>
          <table:table-cell office:value-type="date" office:date-value="2012-03-21T06:44:00" calcext:value-type="date">
            <text:p>21/03/12 06:44</text:p>
          </table:table-cell>
          <table:table-cell office:value-type="date" office:date-value="2012-03-21T06:52:00" calcext:value-type="date">
            <text:p>21/03/12 06:52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date" office:date-value="2012-03-21T09:55:00" calcext:value-type="date">
            <text:p>21/03/12 09:55</text:p>
          </table:table-cell>
          <table:table-cell office:value-type="date" office:date-value="2012-03-21T10:07:00" calcext:value-type="date">
            <text:p>21/03/12 10:07</text:p>
          </table:table-cell>
          <table:table-cell office:value-type="date" office:date-value="2012-03-21T10:12:00" calcext:value-type="date">
            <text:p>21/03/12 10:12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1T12:38:00" calcext:value-type="date">
            <text:p>21/03/12 12:38</text:p>
          </table:table-cell>
          <table:table-cell office:value-type="date" office:date-value="2012-03-21T12:52:00" calcext:value-type="date">
            <text:p>21/03/12 12:52</text:p>
          </table:table-cell>
          <table:table-cell office:value-type="date" office:date-value="2012-03-21T13:01:00" calcext:value-type="date">
            <text:p>21/03/12 13:0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2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date" office:date-value="2012-03-21T13:54:00" calcext:value-type="date">
            <text:p>21/03/12 13:54</text:p>
          </table:table-cell>
          <table:table-cell office:value-type="date" office:date-value="2012-03-21T13:59:00" calcext:value-type="date">
            <text:p>21/03/12 13:59</text:p>
          </table:table-cell>
          <table:table-cell office:value-type="date" office:date-value="2012-03-21T14:04:00" calcext:value-type="date">
            <text:p>21/03/12 14:0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7W20</text:p>
          </table:table-cell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date" office:date-value="2012-03-21T15:42:00" calcext:value-type="date">
            <text:p>21/03/12 15:42</text:p>
          </table:table-cell>
          <table:table-cell office:value-type="date" office:date-value="2012-03-21T15:50:00" calcext:value-type="date">
            <text:p>21/03/12 15:50</text:p>
          </table:table-cell>
          <table:table-cell office:value-type="date" office:date-value="2012-03-21T15:56:00" calcext:value-type="date">
            <text:p>21/03/12 15:5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date" office:date-value="2012-03-21T18:07:00" calcext:value-type="date">
            <text:p>21/03/12 18:07</text:p>
          </table:table-cell>
          <table:table-cell office:value-type="date" office:date-value="2012-03-21T18:11:00" calcext:value-type="date">
            <text:p>21/03/12 18:11</text:p>
          </table:table-cell>
          <table:table-cell office:value-type="date" office:date-value="2012-03-21T18:17:00" calcext:value-type="date">
            <text:p>21/03/12 18:17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1T06:45:00" calcext:value-type="date">
            <text:p>21/11/12 06:45</text:p>
          </table:table-cell>
          <table:table-cell office:value-type="date" office:date-value="2012-11-21T06:56:00" calcext:value-type="date">
            <text:p>21/11/12 06:56</text:p>
          </table:table-cell>
          <table:table-cell office:value-type="date" office:date-value="2012-11-21T07:08:00" calcext:value-type="date">
            <text:p>21/11/12 07:08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E10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1T08:52:00" calcext:value-type="date">
            <text:p>21/11/12 08:52</text:p>
          </table:table-cell>
          <table:table-cell office:value-type="date" office:date-value="2012-11-21T08:57:00" calcext:value-type="date">
            <text:p>21/11/12 08:57</text:p>
          </table:table-cell>
          <table:table-cell office:value-type="date" office:date-value="2012-11-21T09:00:00" calcext:value-type="date">
            <text:p>21/11/12 09:00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E10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1T09:17:00" calcext:value-type="date">
            <text:p>21/11/12 09:17</text:p>
          </table:table-cell>
          <table:table-cell office:value-type="date" office:date-value="2012-11-21T09:41:00" calcext:value-type="date">
            <text:p>21/11/12 09:41</text:p>
          </table:table-cell>
          <table:table-cell office:value-type="date" office:date-value="2012-11-21T09:43:00" calcext:value-type="date">
            <text:p>21/11/12 09:43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E10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1T15:10:00" calcext:value-type="date">
            <text:p>21/11/12 15:10</text:p>
          </table:table-cell>
          <table:table-cell office:value-type="date" office:date-value="2012-11-21T15:30:00" calcext:value-type="date">
            <text:p>21/11/12 15:30</text:p>
          </table:table-cell>
          <table:table-cell office:value-type="date" office:date-value="2012-11-21T15:38:00" calcext:value-type="date">
            <text:p>21/11/12 15: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1T20:39:00" calcext:value-type="date">
            <text:p>21/11/12 20:39</text:p>
          </table:table-cell>
          <table:table-cell office:value-type="date" office:date-value="2012-11-21T20:43:00" calcext:value-type="date">
            <text:p>21/11/12 20:43</text:p>
          </table:table-cell>
          <table:table-cell office:value-type="date" office:date-value="2012-11-21T20:50:00" calcext:value-type="date">
            <text:p>21/11/12 20:5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1T21:12:00" calcext:value-type="date">
            <text:p>21/11/12 21:12</text:p>
          </table:table-cell>
          <table:table-cell office:value-type="date" office:date-value="2012-11-21T21:16:00" calcext:value-type="date">
            <text:p>21/11/12 21:16</text:p>
          </table:table-cell>
          <table:table-cell office:value-type="date" office:date-value="2012-11-21T21:21:00" calcext:value-type="date">
            <text:p>21/11/12 21:21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1T23:09:00" calcext:value-type="date">
            <text:p>21/11/12 23:09</text:p>
          </table:table-cell>
          <table:table-cell office:value-type="date" office:date-value="2012-11-21T23:12:00" calcext:value-type="date">
            <text:p>21/11/12 23:12</text:p>
          </table:table-cell>
          <table:table-cell office:value-type="date" office:date-value="2012-11-21T23:14:00" calcext:value-type="date">
            <text:p>21/11/12 23:1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0-21T02:54:00" calcext:value-type="date">
            <text:p>21/10/12 02:54</text:p>
          </table:table-cell>
          <table:table-cell office:value-type="date" office:date-value="2012-10-21T03:08:00" calcext:value-type="date">
            <text:p>21/10/12 03:08</text:p>
          </table:table-cell>
          <table:table-cell office:value-type="date" office:date-value="2012-10-21T03:16:00" calcext:value-type="date">
            <text:p>21/10/12 03:16</text:p>
          </table:table-cell>
          <table:table-cell office:value-type="string" calcext:value-type="string">
            <text:p>C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05:24:00" calcext:value-type="date">
            <text:p>21/10/12 05:24</text:p>
          </table:table-cell>
          <table:table-cell office:value-type="date" office:date-value="2012-10-21T05:34:00" calcext:value-type="date">
            <text:p>21/10/12 05:34</text:p>
          </table:table-cell>
          <table:table-cell office:value-type="date" office:date-value="2012-10-21T05:46:00" calcext:value-type="date">
            <text:p>21/10/12 05:46</text:p>
          </table:table-cell>
          <table:table-cell office:value-type="string" calcext:value-type="string">
            <text:p>C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11:06:00" calcext:value-type="date">
            <text:p>21/10/12 11:06</text:p>
          </table:table-cell>
          <table:table-cell office:value-type="date" office:date-value="2012-10-21T11:09:00" calcext:value-type="date">
            <text:p>21/10/12 11:09</text:p>
          </table:table-cell>
          <table:table-cell office:value-type="date" office:date-value="2012-10-21T11:18:00" calcext:value-type="date">
            <text:p>21/10/12 11:1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21T12:58:00" calcext:value-type="date">
            <text:p>21/10/12 12:58</text:p>
          </table:table-cell>
          <table:table-cell office:value-type="date" office:date-value="2012-10-21T13:16:00" calcext:value-type="date">
            <text:p>21/10/12 13:16</text:p>
          </table:table-cell>
          <table:table-cell office:value-type="date" office:date-value="2012-10-21T13:32:00" calcext:value-type="date">
            <text:p>21/10/12 13:32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21T17:52:00" calcext:value-type="date">
            <text:p>21/10/12 17:52</text:p>
          </table:table-cell>
          <table:table-cell office:value-type="date" office:date-value="2012-10-21T18:18:00" calcext:value-type="date">
            <text:p>21/10/12 18:18</text:p>
          </table:table-cell>
          <table:table-cell office:value-type="date" office:date-value="2012-10-21T18:31:00" calcext:value-type="date">
            <text:p>21/10/12 18:3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18:42:00" calcext:value-type="date">
            <text:p>21/10/12 18:42</text:p>
          </table:table-cell>
          <table:table-cell office:value-type="date" office:date-value="2012-10-21T18:45:00" calcext:value-type="date">
            <text:p>21/10/12 18:45</text:p>
          </table:table-cell>
          <table:table-cell office:value-type="date" office:date-value="2012-10-21T18:48:00" calcext:value-type="date">
            <text:p>21/10/12 18:4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19:46:00" calcext:value-type="date">
            <text:p>21/10/12 19:46</text:p>
          </table:table-cell>
          <table:table-cell office:value-type="date" office:date-value="2012-10-21T20:03:00" calcext:value-type="date">
            <text:p>21/10/12 20:03</text:p>
          </table:table-cell>
          <table:table-cell office:value-type="date" office:date-value="2012-10-21T20:20:00" calcext:value-type="date">
            <text:p>21/10/12 20:20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0E76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21:45:00" calcext:value-type="date">
            <text:p>21/10/12 21:45</text:p>
          </table:table-cell>
          <table:table-cell office:value-type="date" office:date-value="2012-10-21T21:51:00" calcext:value-type="date">
            <text:p>21/10/12 21:51</text:p>
          </table:table-cell>
          <table:table-cell office:value-type="date" office:date-value="2012-10-21T21:59:00" calcext:value-type="date">
            <text:p>21/10/12 21:5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22:38:00" calcext:value-type="date">
            <text:p>21/10/12 22:38</text:p>
          </table:table-cell>
          <table:table-cell office:value-type="date" office:date-value="2012-10-21T23:00:00" calcext:value-type="date">
            <text:p>21/10/12 23:00</text:p>
          </table:table-cell>
          <table:table-cell office:value-type="date" office:date-value="2012-10-21T23:08:00" calcext:value-type="date">
            <text:p>21/10/12 23:0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1T23:39:00" calcext:value-type="date">
            <text:p>21/10/12 23:39</text:p>
          </table:table-cell>
          <table:table-cell office:value-type="date" office:date-value="2012-10-21T23:48:00" calcext:value-type="date">
            <text:p>21/10/12 23:48</text:p>
          </table:table-cell>
          <table:table-cell office:value-type="date" office:date-value="2012-10-21T23:53:00" calcext:value-type="date">
            <text:p>21/10/12 23:5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09-21T11:56:00" calcext:value-type="date">
            <text:p>21/09/12 11:56</text:p>
          </table:table-cell>
          <table:table-cell office:value-type="date" office:date-value="2012-09-21T12:21:00" calcext:value-type="date">
            <text:p>21/09/12 12:21</text:p>
          </table:table-cell>
          <table:table-cell office:value-type="date" office:date-value="2012-09-21T12:48:00" calcext:value-type="date">
            <text:p>21/09/12 12:48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06</text:p>
          </table:table-cell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9-21T19:28:00" calcext:value-type="date">
            <text:p>21/09/12 19:28</text:p>
          </table:table-cell>
          <table:table-cell office:value-type="date" office:date-value="2012-09-21T19:32:00" calcext:value-type="date">
            <text:p>21/09/12 19:32</text:p>
          </table:table-cell>
          <table:table-cell office:value-type="date" office:date-value="2012-09-21T19:38:00" calcext:value-type="date">
            <text:p>21/09/12 19:38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4" calcext:value-type="float">
            <text:p>11574</text:p>
          </table:table-cell>
        </table:table-row>
        <table:table-row table:style-name="ro1">
          <table:table-cell office:value-type="date" office:date-value="2012-04-22T07:05:00" calcext:value-type="date">
            <text:p>22/04/12 07:05</text:p>
          </table:table-cell>
          <table:table-cell office:value-type="date" office:date-value="2012-04-22T07:08:00" calcext:value-type="date">
            <text:p>22/04/12 07:08</text:p>
          </table:table-cell>
          <table:table-cell office:value-type="date" office:date-value="2012-04-22T07:10:00" calcext:value-type="date">
            <text:p>22/04/12 07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2T09:11:00" calcext:value-type="date">
            <text:p>22/04/12 09:11</text:p>
          </table:table-cell>
          <table:table-cell office:value-type="date" office:date-value="2012-04-22T09:15:00" calcext:value-type="date">
            <text:p>22/04/12 09:15</text:p>
          </table:table-cell>
          <table:table-cell office:value-type="date" office:date-value="2012-04-22T09:22:00" calcext:value-type="date">
            <text:p>22/04/12 09:22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4-22T09:26:00" calcext:value-type="date">
            <text:p>22/04/12 09:26</text:p>
          </table:table-cell>
          <table:table-cell office:value-type="date" office:date-value="2012-04-22T09:28:00" calcext:value-type="date">
            <text:p>22/04/12 09:28</text:p>
          </table:table-cell>
          <table:table-cell office:value-type="date" office:date-value="2012-04-22T09:30:00" calcext:value-type="date">
            <text:p>22/04/12 09:3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4-22T13:59:00" calcext:value-type="date">
            <text:p>22/04/12 13:59</text:p>
          </table:table-cell>
          <table:table-cell office:value-type="date" office:date-value="2012-04-22T14:05:00" calcext:value-type="date">
            <text:p>22/04/12 14:05</text:p>
          </table:table-cell>
          <table:table-cell office:value-type="date" office:date-value="2012-04-22T14:13:00" calcext:value-type="date">
            <text:p>22/04/12 14:13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date" office:date-value="2012-04-22T16:32:00" calcext:value-type="date">
            <text:p>22/04/12 16:32</text:p>
          </table:table-cell>
          <table:table-cell office:value-type="date" office:date-value="2012-04-22T16:39:00" calcext:value-type="date">
            <text:p>22/04/12 16:39</text:p>
          </table:table-cell>
          <table:table-cell office:value-type="date" office:date-value="2012-04-22T16:48:00" calcext:value-type="date">
            <text:p>22/04/12 16:4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21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2T17:48:00" calcext:value-type="date">
            <text:p>22/04/12 17:48</text:p>
          </table:table-cell>
          <table:table-cell office:value-type="date" office:date-value="2012-04-22T17:54:00" calcext:value-type="date">
            <text:p>22/04/12 17:54</text:p>
          </table:table-cell>
          <table:table-cell office:value-type="date" office:date-value="2012-04-22T18:00:00" calcext:value-type="date">
            <text:p>22/04/12 18:00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20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2T20:52:00" calcext:value-type="date">
            <text:p>22/04/12 20:52</text:p>
          </table:table-cell>
          <table:table-cell office:value-type="date" office:date-value="2012-04-22T20:56:00" calcext:value-type="date">
            <text:p>22/04/12 20:56</text:p>
          </table:table-cell>
          <table:table-cell office:value-type="date" office:date-value="2012-04-22T21:00:00" calcext:value-type="date">
            <text:p>22/04/12 21:0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24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2T21:05:00" calcext:value-type="date">
            <text:p>22/04/12 21:05</text:p>
          </table:table-cell>
          <table:table-cell office:value-type="date" office:date-value="2012-04-22T21:10:00" calcext:value-type="date">
            <text:p>22/04/12 21:10</text:p>
          </table:table-cell>
          <table:table-cell office:value-type="date" office:date-value="2012-04-22T21:17:00" calcext:value-type="date">
            <text:p>22/04/12 21:1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38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22T21:42:00" calcext:value-type="date">
            <text:p>22/04/12 21:42</text:p>
          </table:table-cell>
          <table:table-cell office:value-type="date" office:date-value="2012-04-22T21:48:00" calcext:value-type="date">
            <text:p>22/04/12 21:48</text:p>
          </table:table-cell>
          <table:table-cell office:value-type="date" office:date-value="2012-04-22T21:53:00" calcext:value-type="date">
            <text:p>22/04/12 21:53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18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8-22T00:22:00" calcext:value-type="date">
            <text:p>22/08/12 00:22</text:p>
          </table:table-cell>
          <table:table-cell office:value-type="date" office:date-value="2012-08-22T00:56:00" calcext:value-type="date">
            <text:p>22/08/12 00:56</text:p>
          </table:table-cell>
          <table:table-cell office:value-type="date" office:date-value="2012-08-22T01:12:00" calcext:value-type="date">
            <text:p>22/08/12 01:12</text:p>
          </table:table-cell>
          <table:table-cell office:value-type="string" calcext:value-type="string">
            <text:p>B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2T01:32:00" calcext:value-type="date">
            <text:p>22/08/12 01:32</text:p>
          </table:table-cell>
          <table:table-cell office:value-type="date" office:date-value="2012-08-22T01:45:00" calcext:value-type="date">
            <text:p>22/08/12 01:45</text:p>
          </table:table-cell>
          <table:table-cell office:value-type="date" office:date-value="2012-08-22T01:56:00" calcext:value-type="date">
            <text:p>22/08/12 01:56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2" calcext:value-type="float">
            <text:p>11552</text:p>
          </table:table-cell>
        </table:table-row>
        <table:table-row table:style-name="ro1">
          <table:table-cell office:value-type="date" office:date-value="2012-08-22T15:59:00" calcext:value-type="date">
            <text:p>22/08/12 15:59</text:p>
          </table:table-cell>
          <table:table-cell office:value-type="date" office:date-value="2012-08-22T16:04:00" calcext:value-type="date">
            <text:p>22/08/12 16:04</text:p>
          </table:table-cell>
          <table:table-cell office:value-type="date" office:date-value="2012-08-22T16:13:00" calcext:value-type="date">
            <text:p>22/08/12 16:13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2T16:50:00" calcext:value-type="date">
            <text:p>22/08/12 16:50</text:p>
          </table:table-cell>
          <table:table-cell office:value-type="date" office:date-value="2012-08-22T16:58:00" calcext:value-type="date">
            <text:p>22/08/12 16:58</text:p>
          </table:table-cell>
          <table:table-cell office:value-type="date" office:date-value="2012-08-22T17:08:00" calcext:value-type="date">
            <text:p>22/08/12 17:08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29</text:p>
          </table:table-cell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08-22T19:04:00" calcext:value-type="date">
            <text:p>22/08/12 19:04</text:p>
          </table:table-cell>
          <table:table-cell office:value-type="date" office:date-value="2012-08-22T19:07:00" calcext:value-type="date">
            <text:p>22/08/12 19:07</text:p>
          </table:table-cell>
          <table:table-cell office:value-type="date" office:date-value="2012-08-22T19:10:00" calcext:value-type="date">
            <text:p>22/08/12 19:10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2T20:00:00" calcext:value-type="date">
            <text:p>22/08/12 20:00</text:p>
          </table:table-cell>
          <table:table-cell office:value-type="date" office:date-value="2012-08-22T20:03:00" calcext:value-type="date">
            <text:p>22/08/12 20:03</text:p>
          </table:table-cell>
          <table:table-cell office:value-type="date" office:date-value="2012-08-22T20:07:00" calcext:value-type="date">
            <text:p>22/08/12 20:07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2T21:06:00" calcext:value-type="date">
            <text:p>22/08/12 21:06</text:p>
          </table:table-cell>
          <table:table-cell office:value-type="date" office:date-value="2012-08-22T21:12:00" calcext:value-type="date">
            <text:p>22/08/12 21:12</text:p>
          </table:table-cell>
          <table:table-cell office:value-type="date" office:date-value="2012-08-22T21:16:00" calcext:value-type="date">
            <text:p>22/08/12 21:16</text:p>
          </table:table-cell>
          <table:table-cell office:value-type="string" calcext:value-type="string">
            <text:p>B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2T01:27:00" calcext:value-type="date">
            <text:p>22/12/12 01:27</text:p>
          </table:table-cell>
          <table:table-cell office:value-type="date" office:date-value="2012-12-22T01:30:00" calcext:value-type="date">
            <text:p>22/12/12 01:30</text:p>
          </table:table-cell>
          <table:table-cell office:value-type="date" office:date-value="2012-12-22T01:32:00" calcext:value-type="date">
            <text:p>22/12/12 01:32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03:57:00" calcext:value-type="date">
            <text:p>22/12/12 03:57</text:p>
          </table:table-cell>
          <table:table-cell office:value-type="date" office:date-value="2012-12-22T04:05:00" calcext:value-type="date">
            <text:p>22/12/12 04:05</text:p>
          </table:table-cell>
          <table:table-cell office:value-type="date" office:date-value="2012-12-22T04:09:00" calcext:value-type="date">
            <text:p>22/12/12 04:0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31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2T09:24:00" calcext:value-type="date">
            <text:p>22/12/12 09:24</text:p>
          </table:table-cell>
          <table:table-cell office:value-type="date" office:date-value="2012-12-22T09:30:00" calcext:value-type="date">
            <text:p>22/12/12 09:30</text:p>
          </table:table-cell>
          <table:table-cell office:value-type="date" office:date-value="2012-12-22T09:35:00" calcext:value-type="date">
            <text:p>22/12/12 09:35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2T13:56:00" calcext:value-type="date">
            <text:p>22/12/12 13:56</text:p>
          </table:table-cell>
          <table:table-cell office:value-type="date" office:date-value="2012-12-22T14:07:00" calcext:value-type="date">
            <text:p>22/12/12 14:07</text:p>
          </table:table-cell>
          <table:table-cell office:value-type="date" office:date-value="2012-12-22T14:25:00" calcext:value-type="date">
            <text:p>22/12/12 14:25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2T17:25:00" calcext:value-type="date">
            <text:p>22/12/12 17:25</text:p>
          </table:table-cell>
          <table:table-cell office:value-type="date" office:date-value="2012-12-22T17:26:00" calcext:value-type="date">
            <text:p>22/12/12 17:26</text:p>
          </table:table-cell>
          <table:table-cell office:value-type="date" office:date-value="2012-12-22T17:27:00" calcext:value-type="date">
            <text:p>22/12/12 17:27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17:31:00" calcext:value-type="date">
            <text:p>22/12/12 17:31</text:p>
          </table:table-cell>
          <table:table-cell office:value-type="date" office:date-value="2012-12-22T17:32:00" calcext:value-type="date">
            <text:p>22/12/12 17:32</text:p>
          </table:table-cell>
          <table:table-cell office:value-type="date" office:date-value="2012-12-22T17:33:00" calcext:value-type="date">
            <text:p>22/12/12 17:3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18:02:00" calcext:value-type="date">
            <text:p>22/12/12 18:02</text:p>
          </table:table-cell>
          <table:table-cell office:value-type="date" office:date-value="2012-12-22T18:09:00" calcext:value-type="date">
            <text:p>22/12/12 18:09</text:p>
          </table:table-cell>
          <table:table-cell office:value-type="date" office:date-value="2012-12-22T18:17:00" calcext:value-type="date">
            <text:p>22/12/12 18:17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2T20:42:00" calcext:value-type="date">
            <text:p>22/12/12 20:42</text:p>
          </table:table-cell>
          <table:table-cell office:value-type="date" office:date-value="2012-12-22T20:47:00" calcext:value-type="date">
            <text:p>22/12/12 20:47</text:p>
          </table:table-cell>
          <table:table-cell office:value-type="date" office:date-value="2012-12-22T20:50:00" calcext:value-type="date">
            <text:p>22/12/12 20:5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22:15:00" calcext:value-type="date">
            <text:p>22/12/12 22:15</text:p>
          </table:table-cell>
          <table:table-cell office:value-type="date" office:date-value="2012-12-22T22:20:00" calcext:value-type="date">
            <text:p>22/12/12 22:20</text:p>
          </table:table-cell>
          <table:table-cell office:value-type="date" office:date-value="2012-12-22T22:23:00" calcext:value-type="date">
            <text:p>22/12/12 22:23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22:56:00" calcext:value-type="date">
            <text:p>22/12/12 22:56</text:p>
          </table:table-cell>
          <table:table-cell office:value-type="date" office:date-value="2012-12-22T23:04:00" calcext:value-type="date">
            <text:p>22/12/12 23:04</text:p>
          </table:table-cell>
          <table:table-cell office:value-type="date" office:date-value="2012-12-22T23:09:00" calcext:value-type="date">
            <text:p>22/12/12 23:0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2T23:31:00" calcext:value-type="date">
            <text:p>22/12/12 23:31</text:p>
          </table:table-cell>
          <table:table-cell office:value-type="date" office:date-value="2012-12-22T23:34:00" calcext:value-type="date">
            <text:p>22/12/12 23:34</text:p>
          </table:table-cell>
          <table:table-cell office:value-type="date" office:date-value="2012-12-22T23:38:00" calcext:value-type="date">
            <text:p>22/12/12 23:38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2T02:32:00" calcext:value-type="date">
            <text:p>22/01/12 02:32</text:p>
          </table:table-cell>
          <table:table-cell office:value-type="date" office:date-value="2012-01-22T02:57:00" calcext:value-type="date">
            <text:p>22/01/12 02:57</text:p>
          </table:table-cell>
          <table:table-cell office:value-type="date" office:date-value="2012-01-22T03:06:00" calcext:value-type="date">
            <text:p>22/01/12 03:06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2T08:47:00" calcext:value-type="date">
            <text:p>22/01/12 08:47</text:p>
          </table:table-cell>
          <table:table-cell office:value-type="date" office:date-value="2012-01-22T08:54:00" calcext:value-type="date">
            <text:p>22/01/12 08:54</text:p>
          </table:table-cell>
          <table:table-cell office:value-type="date" office:date-value="2012-01-22T09:01:00" calcext:value-type="date">
            <text:p>22/01/12 09:01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14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22T12:38:00" calcext:value-type="date">
            <text:p>22/01/12 12:38</text:p>
          </table:table-cell>
          <table:table-cell office:value-type="date" office:date-value="2012-01-22T12:55:00" calcext:value-type="date">
            <text:p>22/01/12 12:55</text:p>
          </table:table-cell>
          <table:table-cell office:value-type="date" office:date-value="2012-01-22T13:47:00" calcext:value-type="date">
            <text:p>22/01/12 13:47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1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1-22T19:15:00" calcext:value-type="date">
            <text:p>22/01/12 19:15</text:p>
          </table:table-cell>
          <table:table-cell office:value-type="date" office:date-value="2012-01-22T19:18:00" calcext:value-type="date">
            <text:p>22/01/12 19:18</text:p>
          </table:table-cell>
          <table:table-cell office:value-type="date" office:date-value="2012-01-22T19:20:00" calcext:value-type="date">
            <text:p>22/01/12 19:20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2T20:22:00" calcext:value-type="date">
            <text:p>22/01/12 20:22</text:p>
          </table:table-cell>
          <table:table-cell office:value-type="date" office:date-value="2012-01-22T20:26:00" calcext:value-type="date">
            <text:p>22/01/12 20:26</text:p>
          </table:table-cell>
          <table:table-cell office:value-type="date" office:date-value="2012-01-22T20:31:00" calcext:value-type="date">
            <text:p>22/01/12 20:31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33W16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2T20:47:00" calcext:value-type="date">
            <text:p>22/01/12 20:47</text:p>
          </table:table-cell>
          <table:table-cell office:value-type="date" office:date-value="2012-01-22T20:53:00" calcext:value-type="date">
            <text:p>22/01/12 20:53</text:p>
          </table:table-cell>
          <table:table-cell office:value-type="date" office:date-value="2012-01-22T20:59:00" calcext:value-type="date">
            <text:p>22/01/12 20:5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20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3-22T17:39:00" calcext:value-type="date">
            <text:p>22/03/12 17:39</text:p>
          </table:table-cell>
          <table:table-cell office:value-type="date" office:date-value="2012-03-22T17:50:00" calcext:value-type="date">
            <text:p>22/03/12 17:50</text:p>
          </table:table-cell>
          <table:table-cell office:value-type="date" office:date-value="2012-03-22T17:56:00" calcext:value-type="date">
            <text:p>22/03/12 17:5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0" calcext:value-type="float">
            <text:p>11440</text:p>
          </table:table-cell>
        </table:table-row>
        <table:table-row table:style-name="ro1">
          <table:table-cell office:value-type="date" office:date-value="2012-05-22T04:00:00" calcext:value-type="date">
            <text:p>22/05/12 04:00</text:p>
          </table:table-cell>
          <table:table-cell office:value-type="date" office:date-value="2012-05-22T04:04:00" calcext:value-type="date">
            <text:p>22/05/12 04:04</text:p>
          </table:table-cell>
          <table:table-cell office:value-type="date" office:date-value="2012-05-22T04:10:00" calcext:value-type="date">
            <text:p>22/05/12 04:10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85" calcext:value-type="float">
            <text:p>11485</text:p>
          </table:table-cell>
        </table:table-row>
        <table:table-row table:style-name="ro1">
          <table:table-cell office:value-type="date" office:date-value="2012-05-22T07:31:00" calcext:value-type="date">
            <text:p>22/05/12 07:31</text:p>
          </table:table-cell>
          <table:table-cell office:value-type="date" office:date-value="2012-05-22T07:35:00" calcext:value-type="date">
            <text:p>22/05/12 07:35</text:p>
          </table:table-cell>
          <table:table-cell office:value-type="date" office:date-value="2012-05-22T07:38:00" calcext:value-type="date">
            <text:p>22/05/12 07:38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date" office:date-value="2012-11-22T07:49:00" calcext:value-type="date">
            <text:p>22/11/12 07:49</text:p>
          </table:table-cell>
          <table:table-cell office:value-type="date" office:date-value="2012-11-22T07:53:00" calcext:value-type="date">
            <text:p>22/11/12 07:53</text:p>
          </table:table-cell>
          <table:table-cell office:value-type="date" office:date-value="2012-11-22T07:55:00" calcext:value-type="date">
            <text:p>22/11/12 07:55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7W01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2T15:35:00" calcext:value-type="date">
            <text:p>22/11/12 15:35</text:p>
          </table:table-cell>
          <table:table-cell office:value-type="date" office:date-value="2012-11-22T15:46:00" calcext:value-type="date">
            <text:p>22/11/12 15:46</text:p>
          </table:table-cell>
          <table:table-cell office:value-type="date" office:date-value="2012-11-22T15:57:00" calcext:value-type="date">
            <text:p>22/11/12 15:57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0-22T00:21:00" calcext:value-type="date">
            <text:p>22/10/12 00:21</text:p>
          </table:table-cell>
          <table:table-cell office:value-type="date" office:date-value="2012-10-22T00:26:00" calcext:value-type="date">
            <text:p>22/10/12 00:26</text:p>
          </table:table-cell>
          <table:table-cell office:value-type="date" office:date-value="2012-10-22T00:36:00" calcext:value-type="date">
            <text:p>22/10/12 00:36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2T01:37:00" calcext:value-type="date">
            <text:p>22/10/12 01:37</text:p>
          </table:table-cell>
          <table:table-cell office:value-type="date" office:date-value="2012-10-22T01:40:00" calcext:value-type="date">
            <text:p>22/10/12 01:40</text:p>
          </table:table-cell>
          <table:table-cell office:value-type="date" office:date-value="2012-10-22T01:42:00" calcext:value-type="date">
            <text:p>22/10/12 01:4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2T09:04:00" calcext:value-type="date">
            <text:p>22/10/12 09:04</text:p>
          </table:table-cell>
          <table:table-cell office:value-type="date" office:date-value="2012-10-22T09:07:00" calcext:value-type="date">
            <text:p>22/10/12 09:07</text:p>
          </table:table-cell>
          <table:table-cell office:value-type="date" office:date-value="2012-10-22T09:11:00" calcext:value-type="date">
            <text:p>22/10/12 09:11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22T15:52:00" calcext:value-type="date">
            <text:p>22/10/12 15:52</text:p>
          </table:table-cell>
          <table:table-cell office:value-type="date" office:date-value="2012-10-22T16:03:00" calcext:value-type="date">
            <text:p>22/10/12 16:03</text:p>
          </table:table-cell>
          <table:table-cell office:value-type="date" office:date-value="2012-10-22T16:10:00" calcext:value-type="date">
            <text:p>22/10/12 16:10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2T18:38:00" calcext:value-type="date">
            <text:p>22/10/12 18:38</text:p>
          </table:table-cell>
          <table:table-cell office:value-type="date" office:date-value="2012-10-22T18:51:00" calcext:value-type="date">
            <text:p>22/10/12 18:51</text:p>
          </table:table-cell>
          <table:table-cell office:value-type="date" office:date-value="2012-10-22T19:01:00" calcext:value-type="date">
            <text:p>22/10/12 19:01</text:p>
          </table:table-cell>
          <table:table-cell office:value-type="string" calcext:value-type="string">
            <text:p>M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61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2T22:35:00" calcext:value-type="date">
            <text:p>22/10/12 22:35</text:p>
          </table:table-cell>
          <table:table-cell office:value-type="date" office:date-value="2012-10-22T22:39:00" calcext:value-type="date">
            <text:p>22/10/12 22:39</text:p>
          </table:table-cell>
          <table:table-cell office:value-type="date" office:date-value="2012-10-22T22:44:00" calcext:value-type="date">
            <text:p>22/10/12 22:4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09-22T19:30:00" calcext:value-type="date">
            <text:p>22/09/12 19:30</text:p>
          </table:table-cell>
          <table:table-cell office:value-type="date" office:date-value="2012-09-22T20:10:00" calcext:value-type="date">
            <text:p>22/09/12 20:10</text:p>
          </table:table-cell>
          <table:table-cell office:value-type="date" office:date-value="2012-09-22T20:51:00" calcext:value-type="date">
            <text:p>22/09/12 20:51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23T01:58:00" calcext:value-type="date">
            <text:p>23/04/12 01:58</text:p>
          </table:table-cell>
          <table:table-cell office:value-type="date" office:date-value="2012-04-23T02:01:00" calcext:value-type="date">
            <text:p>23/04/12 02:01</text:p>
          </table:table-cell>
          <table:table-cell office:value-type="date" office:date-value="2012-04-23T02:03:00" calcext:value-type="date">
            <text:p>23/04/12 02:03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3T05:55:00" calcext:value-type="date">
            <text:p>23/04/12 05:55</text:p>
          </table:table-cell>
          <table:table-cell office:value-type="date" office:date-value="2012-04-23T05:59:00" calcext:value-type="date">
            <text:p>23/04/12 05:59</text:p>
          </table:table-cell>
          <table:table-cell office:value-type="date" office:date-value="2012-04-23T06:03:00" calcext:value-type="date">
            <text:p>23/04/12 06:03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23T07:18:00" calcext:value-type="date">
            <text:p>23/04/12 07:18</text:p>
          </table:table-cell>
          <table:table-cell office:value-type="date" office:date-value="2012-04-23T07:22:00" calcext:value-type="date">
            <text:p>23/04/12 07:22</text:p>
          </table:table-cell>
          <table:table-cell office:value-type="date" office:date-value="2012-04-23T07:26:00" calcext:value-type="date">
            <text:p>23/04/12 07:26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3T12:09:00" calcext:value-type="date">
            <text:p>23/04/12 12:09</text:p>
          </table:table-cell>
          <table:table-cell office:value-type="date" office:date-value="2012-04-23T12:13:00" calcext:value-type="date">
            <text:p>23/04/12 12:13</text:p>
          </table:table-cell>
          <table:table-cell office:value-type="date" office:date-value="2012-04-23T12:15:00" calcext:value-type="date">
            <text:p>23/04/12 12:1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4-23T15:37:00" calcext:value-type="date">
            <text:p>23/04/12 15:37</text:p>
          </table:table-cell>
          <table:table-cell office:value-type="date" office:date-value="2012-04-23T15:41:00" calcext:value-type="date">
            <text:p>23/04/12 15:41</text:p>
          </table:table-cell>
          <table:table-cell office:value-type="date" office:date-value="2012-04-23T15:45:00" calcext:value-type="date">
            <text:p>23/04/12 15:45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34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3T17:38:00" calcext:value-type="date">
            <text:p>23/04/12 17:38</text:p>
          </table:table-cell>
          <table:table-cell office:value-type="date" office:date-value="2012-04-23T17:51:00" calcext:value-type="date">
            <text:p>23/04/12 17:51</text:p>
          </table:table-cell>
          <table:table-cell office:value-type="date" office:date-value="2012-04-23T18:05:00" calcext:value-type="date">
            <text:p>23/04/12 18:05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17</text:p>
          </table:table-cell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8-23T03:09:00" calcext:value-type="date">
            <text:p>23/08/12 03:09</text:p>
          </table:table-cell>
          <table:table-cell office:value-type="date" office:date-value="2012-08-23T03:15:00" calcext:value-type="date">
            <text:p>23/08/12 03:15</text:p>
          </table:table-cell>
          <table:table-cell office:value-type="date" office:date-value="2012-08-23T03:20:00" calcext:value-type="date">
            <text:p>23/08/12 03:20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3T04:24:00" calcext:value-type="date">
            <text:p>23/08/12 04:24</text:p>
          </table:table-cell>
          <table:table-cell office:value-type="date" office:date-value="2012-08-23T04:30:00" calcext:value-type="date">
            <text:p>23/08/12 04:30</text:p>
          </table:table-cell>
          <table:table-cell office:value-type="date" office:date-value="2012-08-23T04:33:00" calcext:value-type="date">
            <text:p>23/08/12 04:33</text:p>
          </table:table-cell>
          <table:table-cell office:value-type="string" calcext:value-type="string">
            <text:p>B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3T05:18:00" calcext:value-type="date">
            <text:p>23/08/12 05:18</text:p>
          </table:table-cell>
          <table:table-cell office:value-type="date" office:date-value="2012-08-23T05:36:00" calcext:value-type="date">
            <text:p>23/08/12 05:36</text:p>
          </table:table-cell>
          <table:table-cell office:value-type="date" office:date-value="2012-08-23T05:43:00" calcext:value-type="date">
            <text:p>23/08/12 05:43</text:p>
          </table:table-cell>
          <table:table-cell office:value-type="string" calcext:value-type="string">
            <text:p>B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48" calcext:value-type="float">
            <text:p>11548</text:p>
          </table:table-cell>
        </table:table-row>
        <table:table-row table:style-name="ro1">
          <table:table-cell office:value-type="date" office:date-value="2012-12-23T00:12:00" calcext:value-type="date">
            <text:p>23/12/12 00:12</text:p>
          </table:table-cell>
          <table:table-cell office:value-type="date" office:date-value="2012-12-23T00:20:00" calcext:value-type="date">
            <text:p>23/12/12 00:20</text:p>
          </table:table-cell>
          <table:table-cell office:value-type="date" office:date-value="2012-12-23T00:24:00" calcext:value-type="date">
            <text:p>23/12/12 00:2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3T02:22:00" calcext:value-type="date">
            <text:p>23/12/12 02:22</text:p>
          </table:table-cell>
          <table:table-cell office:value-type="date" office:date-value="2012-12-23T02:30:00" calcext:value-type="date">
            <text:p>23/12/12 02:30</text:p>
          </table:table-cell>
          <table:table-cell office:value-type="date" office:date-value="2012-12-23T02:43:00" calcext:value-type="date">
            <text:p>23/12/12 02:4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25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3T03:04:00" calcext:value-type="date">
            <text:p>23/12/12 03:04</text:p>
          </table:table-cell>
          <table:table-cell office:value-type="date" office:date-value="2012-12-23T03:07:00" calcext:value-type="date">
            <text:p>23/12/12 03:07</text:p>
          </table:table-cell>
          <table:table-cell office:value-type="date" office:date-value="2012-12-23T03:09:00" calcext:value-type="date">
            <text:p>23/12/12 03:09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7W31</text:p>
          </table:table-cell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3T05:43:00" calcext:value-type="date">
            <text:p>23/12/12 05:43</text:p>
          </table:table-cell>
          <table:table-cell office:value-type="date" office:date-value="2012-12-23T05:50:00" calcext:value-type="date">
            <text:p>23/12/12 05:50</text:p>
          </table:table-cell>
          <table:table-cell office:value-type="date" office:date-value="2012-12-23T05:52:00" calcext:value-type="date">
            <text:p>23/12/12 05:5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08W33</text:p>
          </table:table-cell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3T12:50:00" calcext:value-type="date">
            <text:p>23/12/12 12:50</text:p>
          </table:table-cell>
          <table:table-cell office:value-type="date" office:date-value="2012-12-23T12:56:00" calcext:value-type="date">
            <text:p>23/12/12 12:56</text:p>
          </table:table-cell>
          <table:table-cell office:value-type="date" office:date-value="2012-12-23T13:01:00" calcext:value-type="date">
            <text:p>23/12/12 13:01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3T14:23:00" calcext:value-type="date">
            <text:p>23/12/12 14:23</text:p>
          </table:table-cell>
          <table:table-cell office:value-type="date" office:date-value="2012-12-23T14:29:00" calcext:value-type="date">
            <text:p>23/12/12 14:29</text:p>
          </table:table-cell>
          <table:table-cell office:value-type="date" office:date-value="2012-12-23T14:39:00" calcext:value-type="date">
            <text:p>23/12/12 14:39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3T16:13:00" calcext:value-type="date">
            <text:p>23/12/12 16:13</text:p>
          </table:table-cell>
          <table:table-cell office:value-type="date" office:date-value="2012-12-23T16:17:00" calcext:value-type="date">
            <text:p>23/12/12 16:17</text:p>
          </table:table-cell>
          <table:table-cell office:value-type="date" office:date-value="2012-12-23T16:38:00" calcext:value-type="date">
            <text:p>23/12/12 16:38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3T20:00:00" calcext:value-type="date">
            <text:p>23/12/12 20:00</text:p>
          </table:table-cell>
          <table:table-cell office:value-type="date" office:date-value="2012-12-23T20:44:00" calcext:value-type="date">
            <text:p>23/12/12 20:44</text:p>
          </table:table-cell>
          <table:table-cell office:value-type="date" office:date-value="2012-12-23T20:57:00" calcext:value-type="date">
            <text:p>23/12/12 20:57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01-23T03:38:00" calcext:value-type="date">
            <text:p>23/01/12 03:38</text:p>
          </table:table-cell>
          <table:table-cell office:value-type="date" office:date-value="2012-01-23T03:59:00" calcext:value-type="date">
            <text:p>23/01/12 03:59</text:p>
          </table:table-cell>
          <table:table-cell office:value-type="date" office:date-value="2012-01-23T04:34:00" calcext:value-type="date">
            <text:p>23/01/12 04:34</text:p>
          </table:table-cell>
          <table:table-cell office:value-type="string" calcext:value-type="string">
            <text:p>M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8W21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3T19:40:00" calcext:value-type="date">
            <text:p>23/01/12 19:40</text:p>
          </table:table-cell>
          <table:table-cell office:value-type="date" office:date-value="2012-01-23T20:11:00" calcext:value-type="date">
            <text:p>23/01/12 20:11</text:p>
          </table:table-cell>
          <table:table-cell office:value-type="date" office:date-value="2012-01-23T20:26:00" calcext:value-type="date">
            <text:p>23/01/12 20:2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W33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7-23T11:21:00" calcext:value-type="date">
            <text:p>23/07/12 11:21</text:p>
          </table:table-cell>
          <table:table-cell office:value-type="date" office:date-value="2012-07-23T11:27:00" calcext:value-type="date">
            <text:p>23/07/12 11:27</text:p>
          </table:table-cell>
          <table:table-cell office:value-type="date" office:date-value="2012-07-23T11:48:00" calcext:value-type="date">
            <text:p>23/07/12 11:48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7" calcext:value-type="float">
            <text:p>11527</text:p>
          </table:table-cell>
        </table:table-row>
        <table:table-row table:style-name="ro1">
          <table:table-cell office:value-type="date" office:date-value="2012-07-23T15:29:00" calcext:value-type="date">
            <text:p>23/07/12 15:29</text:p>
          </table:table-cell>
          <table:table-cell office:value-type="date" office:date-value="2012-07-23T15:39:00" calcext:value-type="date">
            <text:p>23/07/12 15:39</text:p>
          </table:table-cell>
          <table:table-cell office:value-type="date" office:date-value="2012-07-23T15:50:00" calcext:value-type="date">
            <text:p>23/07/12 15:50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3T16:40:00" calcext:value-type="date">
            <text:p>23/07/12 16:40</text:p>
          </table:table-cell>
          <table:table-cell office:value-type="date" office:date-value="2012-07-23T17:00:00" calcext:value-type="date">
            <text:p>23/07/12 17:00</text:p>
          </table:table-cell>
          <table:table-cell office:value-type="date" office:date-value="2012-07-23T17:06:00" calcext:value-type="date">
            <text:p>23/07/12 17:0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3T22:15:00" calcext:value-type="date">
            <text:p>23/07/12 22:15</text:p>
          </table:table-cell>
          <table:table-cell office:value-type="date" office:date-value="2012-07-23T22:25:00" calcext:value-type="date">
            <text:p>23/07/12 22:25</text:p>
          </table:table-cell>
          <table:table-cell office:value-type="date" office:date-value="2012-07-23T22:36:00" calcext:value-type="date">
            <text:p>23/07/12 22:36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3T23:10:00" calcext:value-type="date">
            <text:p>23/07/12 23:10</text:p>
          </table:table-cell>
          <table:table-cell office:value-type="date" office:date-value="2012-07-23T23:25:00" calcext:value-type="date">
            <text:p>23/07/12 23:25</text:p>
          </table:table-cell>
          <table:table-cell office:value-type="date" office:date-value="2012-07-23T23:33:00" calcext:value-type="date">
            <text:p>23/07/12 23:3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6-23T07:02:00" calcext:value-type="date">
            <text:p>23/06/12 07:02</text:p>
          </table:table-cell>
          <table:table-cell office:value-type="date" office:date-value="2012-06-23T07:50:00" calcext:value-type="date">
            <text:p>23/06/12 07:50</text:p>
          </table:table-cell>
          <table:table-cell office:value-type="date" office:date-value="2012-06-23T08:44:00" calcext:value-type="date">
            <text:p>23/06/12 08:4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3T16:31:00" calcext:value-type="date">
            <text:p>23/03/12 16:31</text:p>
          </table:table-cell>
          <table:table-cell office:value-type="date" office:date-value="2012-03-23T16:39:00" calcext:value-type="date">
            <text:p>23/03/12 16:39</text:p>
          </table:table-cell>
          <table:table-cell office:value-type="date" office:date-value="2012-03-23T16:43:00" calcext:value-type="date">
            <text:p>23/03/12 16:43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3T19:34:00" calcext:value-type="date">
            <text:p>23/03/12 19:34</text:p>
          </table:table-cell>
          <table:table-cell office:value-type="date" office:date-value="2012-03-23T19:40:00" calcext:value-type="date">
            <text:p>23/03/12 19:40</text:p>
          </table:table-cell>
          <table:table-cell office:value-type="date" office:date-value="2012-03-23T19:44:00" calcext:value-type="date">
            <text:p>23/03/12 19:44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date" office:date-value="2012-03-23T21:49:00" calcext:value-type="date">
            <text:p>23/03/12 21:49</text:p>
          </table:table-cell>
          <table:table-cell office:value-type="date" office:date-value="2012-03-23T21:54:00" calcext:value-type="date">
            <text:p>23/03/12 21:54</text:p>
          </table:table-cell>
          <table:table-cell office:value-type="date" office:date-value="2012-03-23T21:58:00" calcext:value-type="date">
            <text:p>23/03/12 21:58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3T22:26:00" calcext:value-type="date">
            <text:p>23/03/12 22:26</text:p>
          </table:table-cell>
          <table:table-cell office:value-type="date" office:date-value="2012-03-23T22:29:00" calcext:value-type="date">
            <text:p>23/03/12 22:29</text:p>
          </table:table-cell>
          <table:table-cell office:value-type="date" office:date-value="2012-03-23T22:31:00" calcext:value-type="date">
            <text:p>23/03/12 22:31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3T23:26:00" calcext:value-type="date">
            <text:p>23/03/12 23:26</text:p>
          </table:table-cell>
          <table:table-cell office:value-type="date" office:date-value="2012-03-23T23:29:00" calcext:value-type="date">
            <text:p>23/03/12 23:29</text:p>
          </table:table-cell>
          <table:table-cell office:value-type="date" office:date-value="2012-03-23T23:31:00" calcext:value-type="date">
            <text:p>23/03/12 23:31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3T00:15:00" calcext:value-type="date">
            <text:p>23/05/12 00:15</text:p>
          </table:table-cell>
          <table:table-cell office:value-type="date" office:date-value="2012-05-23T00:27:00" calcext:value-type="date">
            <text:p>23/05/12 00:27</text:p>
          </table:table-cell>
          <table:table-cell office:value-type="date" office:date-value="2012-05-23T00:35:00" calcext:value-type="date">
            <text:p>23/05/12 00:3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42</text:p>
          </table:table-cell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date" office:date-value="2012-05-23T01:40:00" calcext:value-type="date">
            <text:p>23/05/12 01:40</text:p>
          </table:table-cell>
          <table:table-cell office:value-type="date" office:date-value="2012-05-23T01:45:00" calcext:value-type="date">
            <text:p>23/05/12 01:45</text:p>
          </table:table-cell>
          <table:table-cell office:value-type="date" office:date-value="2012-05-23T01:49:00" calcext:value-type="date">
            <text:p>23/05/12 01:49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54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date" office:date-value="2012-05-23T11:02:00" calcext:value-type="date">
            <text:p>23/05/12 11:02</text:p>
          </table:table-cell>
          <table:table-cell office:value-type="date" office:date-value="2012-05-23T11:08:00" calcext:value-type="date">
            <text:p>23/05/12 11:08</text:p>
          </table:table-cell>
          <table:table-cell office:value-type="date" office:date-value="2012-05-23T11:15:00" calcext:value-type="date">
            <text:p>23/05/12 11:15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date" office:date-value="2012-11-23T12:06:00" calcext:value-type="date">
            <text:p>23/11/12 12:06</text:p>
          </table:table-cell>
          <table:table-cell office:value-type="date" office:date-value="2012-11-23T12:12:00" calcext:value-type="date">
            <text:p>23/11/12 12:12</text:p>
          </table:table-cell>
          <table:table-cell office:value-type="date" office:date-value="2012-11-23T12:18:00" calcext:value-type="date">
            <text:p>23/11/12 12:1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18:29:00" calcext:value-type="date">
            <text:p>23/11/12 18:29</text:p>
          </table:table-cell>
          <table:table-cell office:value-type="date" office:date-value="2012-11-23T18:32:00" calcext:value-type="date">
            <text:p>23/11/12 18:32</text:p>
          </table:table-cell>
          <table:table-cell office:value-type="date" office:date-value="2012-11-23T18:36:00" calcext:value-type="date">
            <text:p>23/11/12 18:36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3T19:17:00" calcext:value-type="date">
            <text:p>23/11/12 19:17</text:p>
          </table:table-cell>
          <table:table-cell office:value-type="date" office:date-value="2012-11-23T19:21:00" calcext:value-type="date">
            <text:p>23/11/12 19:21</text:p>
          </table:table-cell>
          <table:table-cell office:value-type="date" office:date-value="2012-11-23T19:26:00" calcext:value-type="date">
            <text:p>23/11/12 19:2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19:27:00" calcext:value-type="date">
            <text:p>23/11/12 19:27</text:p>
          </table:table-cell>
          <table:table-cell office:value-type="date" office:date-value="2012-11-23T19:30:00" calcext:value-type="date">
            <text:p>23/11/12 19:30</text:p>
          </table:table-cell>
          <table:table-cell office:value-type="date" office:date-value="2012-11-23T19:32:00" calcext:value-type="date">
            <text:p>23/11/12 19:32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19:36:00" calcext:value-type="date">
            <text:p>23/11/12 19:36</text:p>
          </table:table-cell>
          <table:table-cell office:value-type="date" office:date-value="2012-11-23T19:42:00" calcext:value-type="date">
            <text:p>23/11/12 19:42</text:p>
          </table:table-cell>
          <table:table-cell office:value-type="date" office:date-value="2012-11-23T19:44:00" calcext:value-type="date">
            <text:p>23/11/12 19:4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19:44:00" calcext:value-type="date">
            <text:p>23/11/12 19:44</text:p>
          </table:table-cell>
          <table:table-cell office:value-type="date" office:date-value="2012-11-23T19:47:00" calcext:value-type="date">
            <text:p>23/11/12 19:47</text:p>
          </table:table-cell>
          <table:table-cell office:value-type="date" office:date-value="2012-11-23T19:49:00" calcext:value-type="date">
            <text:p>23/11/12 19:4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19:53:00" calcext:value-type="date">
            <text:p>23/11/12 19:53</text:p>
          </table:table-cell>
          <table:table-cell office:value-type="date" office:date-value="2012-11-23T19:56:00" calcext:value-type="date">
            <text:p>23/11/12 19:56</text:p>
          </table:table-cell>
          <table:table-cell office:value-type="date" office:date-value="2012-11-23T19:58:00" calcext:value-type="date">
            <text:p>23/11/12 19:58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20:01:00" calcext:value-type="date">
            <text:p>23/11/12 20:01</text:p>
          </table:table-cell>
          <table:table-cell office:value-type="date" office:date-value="2012-11-23T20:05:00" calcext:value-type="date">
            <text:p>23/11/12 20:05</text:p>
          </table:table-cell>
          <table:table-cell office:value-type="date" office:date-value="2012-11-23T20:07:00" calcext:value-type="date">
            <text:p>23/11/12 20:0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3T20:55:00" calcext:value-type="date">
            <text:p>23/11/12 20:55</text:p>
          </table:table-cell>
          <table:table-cell office:value-type="date" office:date-value="2012-11-23T21:00:00" calcext:value-type="date">
            <text:p>23/11/12 21:00</text:p>
          </table:table-cell>
          <table:table-cell office:value-type="date" office:date-value="2012-11-23T21:06:00" calcext:value-type="date">
            <text:p>23/11/12 21:06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3T23:36:00" calcext:value-type="date">
            <text:p>23/11/12 23:36</text:p>
          </table:table-cell>
          <table:table-cell office:value-type="date" office:date-value="2012-11-23T23:57:00" calcext:value-type="date">
            <text:p>23/11/12 23:57</text:p>
          </table:table-cell>
          <table:table-cell office:value-type="date" office:date-value="2012-11-24T00:13:00" calcext:value-type="date">
            <text:p>24/11/12 00:1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0-23T03:13:00" calcext:value-type="date">
            <text:p>23/10/12 03:13</text:p>
          </table:table-cell>
          <table:table-cell office:value-type="date" office:date-value="2012-10-23T03:17:00" calcext:value-type="date">
            <text:p>23/10/12 03:17</text:p>
          </table:table-cell>
          <table:table-cell office:value-type="date" office:date-value="2012-10-23T03:21:00" calcext:value-type="date">
            <text:p>23/10/12 03:21</text:p>
          </table:table-cell>
          <table:table-cell office:value-type="string" calcext:value-type="string">
            <text:p>X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3T06:03:00" calcext:value-type="date">
            <text:p>23/10/12 06:03</text:p>
          </table:table-cell>
          <table:table-cell office:value-type="date" office:date-value="2012-10-23T06:10:00" calcext:value-type="date">
            <text:p>23/10/12 06:10</text:p>
          </table:table-cell>
          <table:table-cell office:value-type="date" office:date-value="2012-10-23T06:15:00" calcext:value-type="date">
            <text:p>23/10/12 06:1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3T07:40:00" calcext:value-type="date">
            <text:p>23/10/12 07:40</text:p>
          </table:table-cell>
          <table:table-cell office:value-type="date" office:date-value="2012-10-23T08:21:00" calcext:value-type="date">
            <text:p>23/10/12 08:21</text:p>
          </table:table-cell>
          <table:table-cell office:value-type="date" office:date-value="2012-10-23T08:56:00" calcext:value-type="date">
            <text:p>23/10/12 08:56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19</text:p>
          </table:table-cell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3T13:10:00" calcext:value-type="date">
            <text:p>23/10/12 13:10</text:p>
          </table:table-cell>
          <table:table-cell office:value-type="date" office:date-value="2012-10-23T13:15:00" calcext:value-type="date">
            <text:p>23/10/12 13:15</text:p>
          </table:table-cell>
          <table:table-cell office:value-type="date" office:date-value="2012-10-23T13:18:00" calcext:value-type="date">
            <text:p>23/10/12 13:18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3T14:57:00" calcext:value-type="date">
            <text:p>23/10/12 14:57</text:p>
          </table:table-cell>
          <table:table-cell office:value-type="date" office:date-value="2012-10-23T15:00:00" calcext:value-type="date">
            <text:p>23/10/12 15:00</text:p>
          </table:table-cell>
          <table:table-cell office:value-type="date" office:date-value="2012-10-23T15:05:00" calcext:value-type="date">
            <text:p>23/10/12 15:0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54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3T18:26:00" calcext:value-type="date">
            <text:p>23/10/12 18:26</text:p>
          </table:table-cell>
          <table:table-cell office:value-type="date" office:date-value="2012-10-23T18:39:00" calcext:value-type="date">
            <text:p>23/10/12 18:39</text:p>
          </table:table-cell>
          <table:table-cell office:value-type="date" office:date-value="2012-10-23T18:45:00" calcext:value-type="date">
            <text:p>23/10/12 18:45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3T19:54:00" calcext:value-type="date">
            <text:p>23/10/12 19:54</text:p>
          </table:table-cell>
          <table:table-cell office:value-type="date" office:date-value="2012-10-23T19:58:00" calcext:value-type="date">
            <text:p>23/10/12 19:58</text:p>
          </table:table-cell>
          <table:table-cell office:value-type="date" office:date-value="2012-10-23T20:04:00" calcext:value-type="date">
            <text:p>23/10/12 20:0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09-23T07:12:00" calcext:value-type="date">
            <text:p>23/09/12 07:12</text:p>
          </table:table-cell>
          <table:table-cell office:value-type="date" office:date-value="2012-09-23T07:25:00" calcext:value-type="date">
            <text:p>23/09/12 07:25</text:p>
          </table:table-cell>
          <table:table-cell office:value-type="date" office:date-value="2012-09-23T07:31:00" calcext:value-type="date">
            <text:p>23/09/12 07:31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3T13:10:00" calcext:value-type="date">
            <text:p>23/09/12 13:10</text:p>
          </table:table-cell>
          <table:table-cell office:value-type="date" office:date-value="2012-09-23T13:15:00" calcext:value-type="date">
            <text:p>23/09/12 13:15</text:p>
          </table:table-cell>
          <table:table-cell office:value-type="date" office:date-value="2012-09-23T13:27:00" calcext:value-type="date">
            <text:p>23/09/12 13:27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3T15:02:00" calcext:value-type="date">
            <text:p>23/09/12 15:02</text:p>
          </table:table-cell>
          <table:table-cell office:value-type="date" office:date-value="2012-09-23T15:56:00" calcext:value-type="date">
            <text:p>23/09/12 15:56</text:p>
          </table:table-cell>
          <table:table-cell office:value-type="date" office:date-value="2012-09-23T18:55:00" calcext:value-type="date">
            <text:p>23/09/12 18:5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24T02:32:00" calcext:value-type="date">
            <text:p>24/04/12 02:32</text:p>
          </table:table-cell>
          <table:table-cell office:value-type="date" office:date-value="2012-04-24T02:37:00" calcext:value-type="date">
            <text:p>24/04/12 02:37</text:p>
          </table:table-cell>
          <table:table-cell office:value-type="date" office:date-value="2012-04-24T02:42:00" calcext:value-type="date">
            <text:p>24/04/12 02:42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24T04:26:00" calcext:value-type="date">
            <text:p>24/04/12 04:26</text:p>
          </table:table-cell>
          <table:table-cell office:value-type="date" office:date-value="2012-04-24T04:35:00" calcext:value-type="date">
            <text:p>24/04/12 04:35</text:p>
          </table:table-cell>
          <table:table-cell office:value-type="date" office:date-value="2012-04-24T04:44:00" calcext:value-type="date">
            <text:p>24/04/12 04:4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4T07:38:00" calcext:value-type="date">
            <text:p>24/04/12 07:38</text:p>
          </table:table-cell>
          <table:table-cell office:value-type="date" office:date-value="2012-04-24T07:45:00" calcext:value-type="date">
            <text:p>24/04/12 07:45</text:p>
          </table:table-cell>
          <table:table-cell office:value-type="date" office:date-value="2012-04-24T08:00:00" calcext:value-type="date">
            <text:p>24/04/12 08:00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date" office:date-value="2012-04-24T11:39:00" calcext:value-type="date">
            <text:p>24/04/12 11:39</text:p>
          </table:table-cell>
          <table:table-cell office:value-type="date" office:date-value="2012-04-24T11:51:00" calcext:value-type="date">
            <text:p>24/04/12 11:51</text:p>
          </table:table-cell>
          <table:table-cell office:value-type="date" office:date-value="2012-04-24T12:02:00" calcext:value-type="date">
            <text:p>24/04/12 12: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date" office:date-value="2012-04-24T13:06:00" calcext:value-type="date">
            <text:p>24/04/12 13:06</text:p>
          </table:table-cell>
          <table:table-cell office:value-type="date" office:date-value="2012-04-24T13:10:00" calcext:value-type="date">
            <text:p>24/04/12 13:10</text:p>
          </table:table-cell>
          <table:table-cell office:value-type="date" office:date-value="2012-04-24T13:13:00" calcext:value-type="date">
            <text:p>24/04/12 13:1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80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4T16:35:00" calcext:value-type="date">
            <text:p>24/04/12 16:35</text:p>
          </table:table-cell>
          <table:table-cell office:value-type="date" office:date-value="2012-04-24T16:44:00" calcext:value-type="date">
            <text:p>24/04/12 16:44</text:p>
          </table:table-cell>
          <table:table-cell office:value-type="date" office:date-value="2012-04-24T16:56:00" calcext:value-type="date">
            <text:p>24/04/12 16:56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75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4T20:48:00" calcext:value-type="date">
            <text:p>24/04/12 20:48</text:p>
          </table:table-cell>
          <table:table-cell office:value-type="date" office:date-value="2012-04-24T20:53:00" calcext:value-type="date">
            <text:p>24/04/12 20:53</text:p>
          </table:table-cell>
          <table:table-cell office:value-type="date" office:date-value="2012-04-24T20:58:00" calcext:value-type="date">
            <text:p>24/04/12 20:5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4T09:40:00" calcext:value-type="date">
            <text:p>24/12/12 09:40</text:p>
          </table:table-cell>
          <table:table-cell office:value-type="date" office:date-value="2012-12-24T09:44:00" calcext:value-type="date">
            <text:p>24/12/12 09:44</text:p>
          </table:table-cell>
          <table:table-cell office:value-type="date" office:date-value="2012-12-24T09:48:00" calcext:value-type="date">
            <text:p>24/12/12 09:48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4T16:07:00" calcext:value-type="date">
            <text:p>24/12/12 16:07</text:p>
          </table:table-cell>
          <table:table-cell office:value-type="date" office:date-value="2012-12-24T16:14:00" calcext:value-type="date">
            <text:p>24/12/12 16:14</text:p>
          </table:table-cell>
          <table:table-cell office:value-type="date" office:date-value="2012-12-24T16:22:00" calcext:value-type="date">
            <text:p>24/12/12 16:22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4T22:19:00" calcext:value-type="date">
            <text:p>24/12/12 22:19</text:p>
          </table:table-cell>
          <table:table-cell office:value-type="date" office:date-value="2012-12-24T22:26:00" calcext:value-type="date">
            <text:p>24/12/12 22:26</text:p>
          </table:table-cell>
          <table:table-cell office:value-type="date" office:date-value="2012-12-24T22:34:00" calcext:value-type="date">
            <text:p>24/12/12 22:3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02-24T00:45:00" calcext:value-type="date">
            <text:p>24/02/12 00:45</text:p>
          </table:table-cell>
          <table:table-cell office:value-type="date" office:date-value="2012-02-24T00:49:00" calcext:value-type="date">
            <text:p>24/02/12 00:49</text:p>
          </table:table-cell>
          <table:table-cell office:value-type="date" office:date-value="2012-02-24T00:55:00" calcext:value-type="date">
            <text:p>24/02/12 00:55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4T13:21:00" calcext:value-type="date">
            <text:p>24/02/12 13:21</text:p>
          </table:table-cell>
          <table:table-cell office:value-type="date" office:date-value="2012-02-24T13:24:00" calcext:value-type="date">
            <text:p>24/02/12 13:24</text:p>
          </table:table-cell>
          <table:table-cell office:value-type="date" office:date-value="2012-02-24T13:30:00" calcext:value-type="date">
            <text:p>24/02/12 13:30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4T04:29:00" calcext:value-type="date">
            <text:p>24/01/12 04:29</text:p>
          </table:table-cell>
          <table:table-cell office:value-type="date" office:date-value="2012-01-24T04:33:00" calcext:value-type="date">
            <text:p>24/01/12 04:33</text:p>
          </table:table-cell>
          <table:table-cell office:value-type="date" office:date-value="2012-01-24T04:37:00" calcext:value-type="date">
            <text:p>24/01/12 04:3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4T09:46:00" calcext:value-type="date">
            <text:p>24/01/12 09:46</text:p>
          </table:table-cell>
          <table:table-cell office:value-type="date" office:date-value="2012-01-24T09:53:00" calcext:value-type="date">
            <text:p>24/01/12 09:53</text:p>
          </table:table-cell>
          <table:table-cell office:value-type="date" office:date-value="2012-01-24T09:59:00" calcext:value-type="date">
            <text:p>24/01/12 09:5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4T16:57:00" calcext:value-type="date">
            <text:p>24/01/12 16:57</text:p>
          </table:table-cell>
          <table:table-cell office:value-type="date" office:date-value="2012-01-24T17:08:00" calcext:value-type="date">
            <text:p>24/01/12 17:08</text:p>
          </table:table-cell>
          <table:table-cell office:value-type="date" office:date-value="2012-01-24T17:10:00" calcext:value-type="date">
            <text:p>24/01/12 17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date" office:date-value="2012-07-24T05:33:00" calcext:value-type="date">
            <text:p>24/07/12 05:33</text:p>
          </table:table-cell>
          <table:table-cell office:value-type="date" office:date-value="2012-07-24T05:56:00" calcext:value-type="date">
            <text:p>24/07/12 05:56</text:p>
          </table:table-cell>
          <table:table-cell office:value-type="date" office:date-value="2012-07-24T06:27:00" calcext:value-type="date">
            <text:p>24/07/12 06:2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4T08:54:00" calcext:value-type="date">
            <text:p>24/07/12 08:54</text:p>
          </table:table-cell>
          <table:table-cell office:value-type="date" office:date-value="2012-07-24T09:13:00" calcext:value-type="date">
            <text:p>24/07/12 09:13</text:p>
          </table:table-cell>
          <table:table-cell office:value-type="date" office:date-value="2012-07-24T09:32:00" calcext:value-type="date">
            <text:p>24/07/12 09:32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4T10:22:00" calcext:value-type="date">
            <text:p>24/07/12 10:22</text:p>
          </table:table-cell>
          <table:table-cell office:value-type="date" office:date-value="2012-07-24T10:31:00" calcext:value-type="date">
            <text:p>24/07/12 10:31</text:p>
          </table:table-cell>
          <table:table-cell office:value-type="date" office:date-value="2012-07-24T10:46:00" calcext:value-type="date">
            <text:p>24/07/12 10:46</text:p>
          </table:table-cell>
          <table:table-cell office:value-type="string" calcext:value-type="string">
            <text:p>B8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4T11:28:00" calcext:value-type="date">
            <text:p>24/07/12 11:28</text:p>
          </table:table-cell>
          <table:table-cell office:value-type="date" office:date-value="2012-07-24T11:49:00" calcext:value-type="date">
            <text:p>24/07/12 11:49</text:p>
          </table:table-cell>
          <table:table-cell office:value-type="date" office:date-value="2012-07-24T12:21:00" calcext:value-type="date">
            <text:p>24/07/12 12:2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4T13:43:00" calcext:value-type="date">
            <text:p>24/07/12 13:43</text:p>
          </table:table-cell>
          <table:table-cell office:value-type="date" office:date-value="2012-07-24T13:55:00" calcext:value-type="date">
            <text:p>24/07/12 13:55</text:p>
          </table:table-cell>
          <table:table-cell office:value-type="date" office:date-value="2012-07-24T14:15:00" calcext:value-type="date">
            <text:p>24/07/12 14:1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4T16:16:00" calcext:value-type="date">
            <text:p>24/07/12 16:16</text:p>
          </table:table-cell>
          <table:table-cell office:value-type="date" office:date-value="2012-07-24T16:21:00" calcext:value-type="date">
            <text:p>24/07/12 16:21</text:p>
          </table:table-cell>
          <table:table-cell office:value-type="date" office:date-value="2012-07-24T16:27:00" calcext:value-type="date">
            <text:p>24/07/12 16:27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4T18:56:00" calcext:value-type="date">
            <text:p>24/07/12 18:56</text:p>
          </table:table-cell>
          <table:table-cell office:value-type="date" office:date-value="2012-07-24T19:05:00" calcext:value-type="date">
            <text:p>24/07/12 19:05</text:p>
          </table:table-cell>
          <table:table-cell office:value-type="date" office:date-value="2012-07-24T19:17:00" calcext:value-type="date">
            <text:p>24/07/12 19:17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75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3-24T08:39:00" calcext:value-type="date">
            <text:p>24/03/12 08:39</text:p>
          </table:table-cell>
          <table:table-cell office:value-type="date" office:date-value="2012-03-24T09:01:00" calcext:value-type="date">
            <text:p>24/03/12 09:01</text:p>
          </table:table-cell>
          <table:table-cell office:value-type="date" office:date-value="2012-03-24T09:35:00" calcext:value-type="date">
            <text:p>24/03/12 09:35</text:p>
          </table:table-cell>
          <table:table-cell office:value-type="string" calcext:value-type="string">
            <text:p>C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date" office:date-value="2012-03-24T19:14:00" calcext:value-type="date">
            <text:p>24/03/12 19:14</text:p>
          </table:table-cell>
          <table:table-cell office:value-type="date" office:date-value="2012-03-24T19:17:00" calcext:value-type="date">
            <text:p>24/03/12 19:17</text:p>
          </table:table-cell>
          <table:table-cell office:value-type="date" office:date-value="2012-03-24T19:20:00" calcext:value-type="date">
            <text:p>24/03/12 19:20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4T22:51:00" calcext:value-type="date">
            <text:p>24/03/12 22:51</text:p>
          </table:table-cell>
          <table:table-cell office:value-type="date" office:date-value="2012-03-24T22:55:00" calcext:value-type="date">
            <text:p>24/03/12 22:55</text:p>
          </table:table-cell>
          <table:table-cell office:value-type="date" office:date-value="2012-03-24T22:58:00" calcext:value-type="date">
            <text:p>24/03/12 22:58</text:p>
          </table:table-cell>
          <table:table-cell office:value-type="string" calcext:value-type="string">
            <text:p>B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68</text:p>
          </table:table-cell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date" office:date-value="2012-05-24T11:33:00" calcext:value-type="date">
            <text:p>24/05/12 11:33</text:p>
          </table:table-cell>
          <table:table-cell office:value-type="date" office:date-value="2012-05-24T11:37:00" calcext:value-type="date">
            <text:p>24/05/12 11:37</text:p>
          </table:table-cell>
          <table:table-cell office:value-type="date" office:date-value="2012-05-24T11:43:00" calcext:value-type="date">
            <text:p>24/05/12 11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4T16:07:00" calcext:value-type="date">
            <text:p>24/05/12 16:07</text:p>
          </table:table-cell>
          <table:table-cell office:value-type="date" office:date-value="2012-05-24T16:11:00" calcext:value-type="date">
            <text:p>24/05/12 16:11</text:p>
          </table:table-cell>
          <table:table-cell office:value-type="date" office:date-value="2012-05-24T16:15:00" calcext:value-type="date">
            <text:p>24/05/12 16:15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4T17:33:00" calcext:value-type="date">
            <text:p>24/05/12 17:33</text:p>
          </table:table-cell>
          <table:table-cell office:value-type="date" office:date-value="2012-05-24T17:37:00" calcext:value-type="date">
            <text:p>24/05/12 17:37</text:p>
          </table:table-cell>
          <table:table-cell office:value-type="date" office:date-value="2012-05-24T17:39:00" calcext:value-type="date">
            <text:p>24/05/12 17:39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4T18:41:00" calcext:value-type="date">
            <text:p>24/05/12 18:41</text:p>
          </table:table-cell>
          <table:table-cell office:value-type="date" office:date-value="2012-05-24T18:45:00" calcext:value-type="date">
            <text:p>24/05/12 18:45</text:p>
          </table:table-cell>
          <table:table-cell office:value-type="date" office:date-value="2012-05-24T18:49:00" calcext:value-type="date">
            <text:p>24/05/12 18:4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4T19:57:00" calcext:value-type="date">
            <text:p>24/05/12 19:57</text:p>
          </table:table-cell>
          <table:table-cell office:value-type="date" office:date-value="2012-05-24T20:09:00" calcext:value-type="date">
            <text:p>24/05/12 20:09</text:p>
          </table:table-cell>
          <table:table-cell office:value-type="date" office:date-value="2012-05-24T20:14:00" calcext:value-type="date">
            <text:p>24/05/12 20:14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30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date" office:date-value="2012-11-24T13:33:00" calcext:value-type="date">
            <text:p>24/11/12 13:33</text:p>
          </table:table-cell>
          <table:table-cell office:value-type="date" office:date-value="2012-11-24T13:40:00" calcext:value-type="date">
            <text:p>24/11/12 13:40</text:p>
          </table:table-cell>
          <table:table-cell office:value-type="date" office:date-value="2012-11-24T13:44:00" calcext:value-type="date">
            <text:p>24/11/12 13:44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4T15:31:00" calcext:value-type="date">
            <text:p>24/11/12 15:31</text:p>
          </table:table-cell>
          <table:table-cell office:value-type="date" office:date-value="2012-11-24T15:36:00" calcext:value-type="date">
            <text:p>24/11/12 15:36</text:p>
          </table:table-cell>
          <table:table-cell office:value-type="date" office:date-value="2012-11-24T15:45:00" calcext:value-type="date">
            <text:p>24/11/12 15:45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1" calcext:value-type="float">
            <text:p>11621</text:p>
          </table:table-cell>
        </table:table-row>
        <table:table-row table:style-name="ro1">
          <table:table-cell office:value-type="date" office:date-value="2012-10-24T01:11:00" calcext:value-type="date">
            <text:p>24/10/12 01:11</text:p>
          </table:table-cell>
          <table:table-cell office:value-type="date" office:date-value="2012-10-24T01:26:00" calcext:value-type="date">
            <text:p>24/10/12 01:26</text:p>
          </table:table-cell>
          <table:table-cell office:value-type="date" office:date-value="2012-10-24T01:52:00" calcext:value-type="date">
            <text:p>24/10/12 01:5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4T05:26:00" calcext:value-type="date">
            <text:p>24/10/12 05:26</text:p>
          </table:table-cell>
          <table:table-cell office:value-type="date" office:date-value="2012-10-24T05:38:00" calcext:value-type="date">
            <text:p>24/10/12 05:38</text:p>
          </table:table-cell>
          <table:table-cell office:value-type="date" office:date-value="2012-10-24T05:46:00" calcext:value-type="date">
            <text:p>24/10/12 05:46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07:05:00" calcext:value-type="date">
            <text:p>24/10/12 07:05</text:p>
          </table:table-cell>
          <table:table-cell office:value-type="date" office:date-value="2012-10-24T07:10:00" calcext:value-type="date">
            <text:p>24/10/12 07:10</text:p>
          </table:table-cell>
          <table:table-cell office:value-type="date" office:date-value="2012-10-24T07:15:00" calcext:value-type="date">
            <text:p>24/10/12 07:1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09:06:00" calcext:value-type="date">
            <text:p>24/10/12 09:06</text:p>
          </table:table-cell>
          <table:table-cell office:value-type="date" office:date-value="2012-10-24T09:28:00" calcext:value-type="date">
            <text:p>24/10/12 09:28</text:p>
          </table:table-cell>
          <table:table-cell office:value-type="date" office:date-value="2012-10-24T09:34:00" calcext:value-type="date">
            <text:p>24/10/12 09:34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13:18:00" calcext:value-type="date">
            <text:p>24/10/12 13:18</text:p>
          </table:table-cell>
          <table:table-cell office:value-type="date" office:date-value="2012-10-24T13:23:00" calcext:value-type="date">
            <text:p>24/10/12 13:23</text:p>
          </table:table-cell>
          <table:table-cell office:value-type="date" office:date-value="2012-10-24T13:28:00" calcext:value-type="date">
            <text:p>24/10/12 13:2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14:14:00" calcext:value-type="date">
            <text:p>24/10/12 14:14</text:p>
          </table:table-cell>
          <table:table-cell office:value-type="date" office:date-value="2012-10-24T14:19:00" calcext:value-type="date">
            <text:p>24/10/12 14:19</text:p>
          </table:table-cell>
          <table:table-cell office:value-type="date" office:date-value="2012-10-24T14:27:00" calcext:value-type="date">
            <text:p>24/10/12 14:2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15:22:00" calcext:value-type="date">
            <text:p>24/10/12 15:22</text:p>
          </table:table-cell>
          <table:table-cell office:value-type="date" office:date-value="2012-10-24T15:26:00" calcext:value-type="date">
            <text:p>24/10/12 15:26</text:p>
          </table:table-cell>
          <table:table-cell office:value-type="date" office:date-value="2012-10-24T15:36:00" calcext:value-type="date">
            <text:p>24/10/12 15:3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4T18:27:00" calcext:value-type="date">
            <text:p>24/10/12 18:27</text:p>
          </table:table-cell>
          <table:table-cell office:value-type="date" office:date-value="2012-10-24T18:32:00" calcext:value-type="date">
            <text:p>24/10/12 18:32</text:p>
          </table:table-cell>
          <table:table-cell office:value-type="date" office:date-value="2012-10-24T18:41:00" calcext:value-type="date">
            <text:p>24/10/12 18:41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24T20:51:00" calcext:value-type="date">
            <text:p>24/10/12 20:51</text:p>
          </table:table-cell>
          <table:table-cell office:value-type="date" office:date-value="2012-10-24T20:54:00" calcext:value-type="date">
            <text:p>24/10/12 20:54</text:p>
          </table:table-cell>
          <table:table-cell office:value-type="date" office:date-value="2012-10-24T21:00:00" calcext:value-type="date">
            <text:p>24/10/12 21:00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09-24T09:44:00" calcext:value-type="date">
            <text:p>24/09/12 09:44</text:p>
          </table:table-cell>
          <table:table-cell office:value-type="date" office:date-value="2012-09-24T09:49:00" calcext:value-type="date">
            <text:p>24/09/12 09:49</text:p>
          </table:table-cell>
          <table:table-cell office:value-type="date" office:date-value="2012-09-24T09:54:00" calcext:value-type="date">
            <text:p>24/09/12 09:54</text:p>
          </table:table-cell>
          <table:table-cell office:value-type="string" calcext:value-type="string">
            <text:p>B9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09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4T15:39:00" calcext:value-type="date">
            <text:p>24/09/12 15:39</text:p>
          </table:table-cell>
          <table:table-cell office:value-type="date" office:date-value="2012-09-24T15:42:00" calcext:value-type="date">
            <text:p>24/09/12 15:42</text:p>
          </table:table-cell>
          <table:table-cell office:value-type="date" office:date-value="2012-09-24T15:45:00" calcext:value-type="date">
            <text:p>24/09/12 15:4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8" calcext:value-type="float">
            <text:p>11578</text:p>
          </table:table-cell>
        </table:table-row>
        <table:table-row table:style-name="ro1">
          <table:table-cell office:value-type="date" office:date-value="2012-09-24T19:23:00" calcext:value-type="date">
            <text:p>24/09/12 19:23</text:p>
          </table:table-cell>
          <table:table-cell office:value-type="date" office:date-value="2012-09-24T19:31:00" calcext:value-type="date">
            <text:p>24/09/12 19:31</text:p>
          </table:table-cell>
          <table:table-cell office:value-type="date" office:date-value="2012-09-24T19:39:00" calcext:value-type="date">
            <text:p>24/09/12 19:3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date" office:date-value="2012-04-25T01:56:00" calcext:value-type="date">
            <text:p>25/04/12 01:56</text:p>
          </table:table-cell>
          <table:table-cell office:value-type="date" office:date-value="2012-04-25T02:24:00" calcext:value-type="date">
            <text:p>25/04/12 02:24</text:p>
          </table:table-cell>
          <table:table-cell office:value-type="date" office:date-value="2012-04-25T02:31:00" calcext:value-type="date">
            <text:p>25/04/12 02:3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5T06:48:00" calcext:value-type="date">
            <text:p>25/04/12 06:48</text:p>
          </table:table-cell>
          <table:table-cell office:value-type="date" office:date-value="2012-04-25T06:53:00" calcext:value-type="date">
            <text:p>25/04/12 06:53</text:p>
          </table:table-cell>
          <table:table-cell office:value-type="date" office:date-value="2012-04-25T06:56:00" calcext:value-type="date">
            <text:p>25/04/12 06:56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25T08:45:00" calcext:value-type="date">
            <text:p>25/04/12 08:45</text:p>
          </table:table-cell>
          <table:table-cell office:value-type="date" office:date-value="2012-04-25T08:57:00" calcext:value-type="date">
            <text:p>25/04/12 08:57</text:p>
          </table:table-cell>
          <table:table-cell office:value-type="date" office:date-value="2012-04-25T09:00:00" calcext:value-type="date">
            <text:p>25/04/12 09:00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72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25T12:07:00" calcext:value-type="date">
            <text:p>25/04/12 12:07</text:p>
          </table:table-cell>
          <table:table-cell office:value-type="date" office:date-value="2012-04-25T12:15:00" calcext:value-type="date">
            <text:p>25/04/12 12:15</text:p>
          </table:table-cell>
          <table:table-cell office:value-type="date" office:date-value="2012-04-25T12:19:00" calcext:value-type="date">
            <text:p>25/04/12 12:19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73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4-25T22:36:00" calcext:value-type="date">
            <text:p>25/04/12 22:36</text:p>
          </table:table-cell>
          <table:table-cell office:value-type="date" office:date-value="2012-04-25T22:42:00" calcext:value-type="date">
            <text:p>25/04/12 22:42</text:p>
          </table:table-cell>
          <table:table-cell office:value-type="date" office:date-value="2012-04-25T22:50:00" calcext:value-type="date">
            <text:p>25/04/12 22:5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date" office:date-value="2012-08-25T02:24:00" calcext:value-type="date">
            <text:p>25/08/12 02:24</text:p>
          </table:table-cell>
          <table:table-cell office:value-type="date" office:date-value="2012-08-25T02:36:00" calcext:value-type="date">
            <text:p>25/08/12 02:36</text:p>
          </table:table-cell>
          <table:table-cell office:value-type="date" office:date-value="2012-08-25T02:55:00" calcext:value-type="date">
            <text:p>25/08/12 02:5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12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12-25T00:43:00" calcext:value-type="date">
            <text:p>25/12/12 00:43</text:p>
          </table:table-cell>
          <table:table-cell office:value-type="date" office:date-value="2012-12-25T00:46:00" calcext:value-type="date">
            <text:p>25/12/12 00:46</text:p>
          </table:table-cell>
          <table:table-cell office:value-type="date" office:date-value="2012-12-25T00:49:00" calcext:value-type="date">
            <text:p>25/12/12 00:49</text:p>
          </table:table-cell>
          <table:table-cell office:value-type="string" calcext:value-type="string">
            <text:p>B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2:40:00" calcext:value-type="date">
            <text:p>25/12/12 02:40</text:p>
          </table:table-cell>
          <table:table-cell office:value-type="date" office:date-value="2012-12-25T02:45:00" calcext:value-type="date">
            <text:p>25/12/12 02:45</text:p>
          </table:table-cell>
          <table:table-cell office:value-type="date" office:date-value="2012-12-25T02:52:00" calcext:value-type="date">
            <text:p>25/12/12 02:52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3:58:00" calcext:value-type="date">
            <text:p>25/12/12 03:58</text:p>
          </table:table-cell>
          <table:table-cell office:value-type="date" office:date-value="2012-12-25T04:01:00" calcext:value-type="date">
            <text:p>25/12/12 04:01</text:p>
          </table:table-cell>
          <table:table-cell office:value-type="date" office:date-value="2012-12-25T04:23:00" calcext:value-type="date">
            <text:p>25/12/12 04:23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4:59:00" calcext:value-type="date">
            <text:p>25/12/12 04:59</text:p>
          </table:table-cell>
          <table:table-cell office:value-type="date" office:date-value="2012-12-25T05:04:00" calcext:value-type="date">
            <text:p>25/12/12 05:04</text:p>
          </table:table-cell>
          <table:table-cell office:value-type="date" office:date-value="2012-12-25T05:08:00" calcext:value-type="date">
            <text:p>25/12/12 05:0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5:31:00" calcext:value-type="date">
            <text:p>25/12/12 05:31</text:p>
          </table:table-cell>
          <table:table-cell office:value-type="date" office:date-value="2012-12-25T05:35:00" calcext:value-type="date">
            <text:p>25/12/12 05:35</text:p>
          </table:table-cell>
          <table:table-cell office:value-type="date" office:date-value="2012-12-25T05:40:00" calcext:value-type="date">
            <text:p>25/12/12 05:40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6:38:00" calcext:value-type="date">
            <text:p>25/12/12 06:38</text:p>
          </table:table-cell>
          <table:table-cell office:value-type="date" office:date-value="2012-12-25T06:43:00" calcext:value-type="date">
            <text:p>25/12/12 06:43</text:p>
          </table:table-cell>
          <table:table-cell office:value-type="date" office:date-value="2012-12-25T06:47:00" calcext:value-type="date">
            <text:p>25/12/12 06:47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25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09:02:00" calcext:value-type="date">
            <text:p>25/12/12 09:02</text:p>
          </table:table-cell>
          <table:table-cell office:value-type="date" office:date-value="2012-12-25T09:05:00" calcext:value-type="date">
            <text:p>25/12/12 09:05</text:p>
          </table:table-cell>
          <table:table-cell office:value-type="date" office:date-value="2012-12-25T09:10:00" calcext:value-type="date">
            <text:p>25/12/12 09:10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10:26:00" calcext:value-type="date">
            <text:p>25/12/12 10:26</text:p>
          </table:table-cell>
          <table:table-cell office:value-type="date" office:date-value="2012-12-25T10:39:00" calcext:value-type="date">
            <text:p>25/12/12 10:39</text:p>
          </table:table-cell>
          <table:table-cell office:value-type="date" office:date-value="2012-12-25T10:52:00" calcext:value-type="date">
            <text:p>25/12/12 10:5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5T12:58:00" calcext:value-type="date">
            <text:p>25/12/12 12:58</text:p>
          </table:table-cell>
          <table:table-cell office:value-type="date" office:date-value="2012-12-25T13:04:00" calcext:value-type="date">
            <text:p>25/12/12 13:04</text:p>
          </table:table-cell>
          <table:table-cell office:value-type="date" office:date-value="2012-12-25T13:07:00" calcext:value-type="date">
            <text:p>25/12/12 13:07</text:p>
          </table:table-cell>
          <table:table-cell office:value-type="string" calcext:value-type="string">
            <text:p>C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5T15:47:00" calcext:value-type="date">
            <text:p>25/12/12 15:47</text:p>
          </table:table-cell>
          <table:table-cell office:value-type="date" office:date-value="2012-12-25T15:56:00" calcext:value-type="date">
            <text:p>25/12/12 15:56</text:p>
          </table:table-cell>
          <table:table-cell office:value-type="date" office:date-value="2012-12-25T16:02:00" calcext:value-type="date">
            <text:p>25/12/12 16:02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date" office:date-value="2012-12-25T18:04:00" calcext:value-type="date">
            <text:p>25/12/12 18:04</text:p>
          </table:table-cell>
          <table:table-cell office:value-type="date" office:date-value="2012-12-25T18:10:00" calcext:value-type="date">
            <text:p>25/12/12 18:10</text:p>
          </table:table-cell>
          <table:table-cell office:value-type="date" office:date-value="2012-12-25T18:15:00" calcext:value-type="date">
            <text:p>25/12/12 18:15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17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02-25T14:20:00" calcext:value-type="date">
            <text:p>25/02/12 14:20</text:p>
          </table:table-cell>
          <table:table-cell office:value-type="date" office:date-value="2012-02-25T15:00:00" calcext:value-type="date">
            <text:p>25/02/12 15:00</text:p>
          </table:table-cell>
          <table:table-cell office:value-type="date" office:date-value="2012-02-25T15:15:00" calcext:value-type="date">
            <text:p>25/02/12 15:15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4" calcext:value-type="float">
            <text:p>11424</text:p>
          </table:table-cell>
        </table:table-row>
        <table:table-row table:style-name="ro1">
          <table:table-cell office:value-type="date" office:date-value="2012-02-25T15:53:00" calcext:value-type="date">
            <text:p>25/02/12 15:53</text:p>
          </table:table-cell>
          <table:table-cell office:value-type="date" office:date-value="2012-02-25T15:56:00" calcext:value-type="date">
            <text:p>25/02/12 15:56</text:p>
          </table:table-cell>
          <table:table-cell office:value-type="date" office:date-value="2012-02-25T15:58:00" calcext:value-type="date">
            <text:p>25/02/12 15:58</text:p>
          </table:table-cell>
          <table:table-cell office:value-type="string" calcext:value-type="string">
            <text:p>B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4" calcext:value-type="float">
            <text:p>11424</text:p>
          </table:table-cell>
        </table:table-row>
        <table:table-row table:style-name="ro1">
          <table:table-cell office:value-type="date" office:date-value="2012-02-25T20:46:00" calcext:value-type="date">
            <text:p>25/02/12 20:46</text:p>
          </table:table-cell>
          <table:table-cell office:value-type="date" office:date-value="2012-02-25T20:50:00" calcext:value-type="date">
            <text:p>25/02/12 20:50</text:p>
          </table:table-cell>
          <table:table-cell office:value-type="date" office:date-value="2012-02-25T20:58:00" calcext:value-type="date">
            <text:p>25/02/12 20:58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5T22:05:00" calcext:value-type="date">
            <text:p>25/02/12 22:05</text:p>
          </table:table-cell>
          <table:table-cell office:value-type="date" office:date-value="2012-02-25T22:11:00" calcext:value-type="date">
            <text:p>25/02/12 22:11</text:p>
          </table:table-cell>
          <table:table-cell office:value-type="date" office:date-value="2012-02-25T22:16:00" calcext:value-type="date">
            <text:p>25/02/12 22:16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5T05:58:00" calcext:value-type="date">
            <text:p>25/07/12 05:58</text:p>
          </table:table-cell>
          <table:table-cell office:value-type="date" office:date-value="2012-07-25T06:02:00" calcext:value-type="date">
            <text:p>25/07/12 06:02</text:p>
          </table:table-cell>
          <table:table-cell office:value-type="date" office:date-value="2012-07-25T06:07:00" calcext:value-type="date">
            <text:p>25/07/12 06:07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54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25T10:35:00" calcext:value-type="date">
            <text:p>25/07/12 10:35</text:p>
          </table:table-cell>
          <table:table-cell office:value-type="date" office:date-value="2012-07-25T10:40:00" calcext:value-type="date">
            <text:p>25/07/12 10:40</text:p>
          </table:table-cell>
          <table:table-cell office:value-type="date" office:date-value="2012-07-25T10:44:00" calcext:value-type="date">
            <text:p>25/07/12 10:44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5T16:09:00" calcext:value-type="date">
            <text:p>25/07/12 16:09</text:p>
          </table:table-cell>
          <table:table-cell office:value-type="date" office:date-value="2012-07-25T16:33:00" calcext:value-type="date">
            <text:p>25/07/12 16:33</text:p>
          </table:table-cell>
          <table:table-cell office:value-type="date" office:date-value="2012-07-25T16:46:00" calcext:value-type="date">
            <text:p>25/07/12 16:46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5T21:39:00" calcext:value-type="date">
            <text:p>25/07/12 21:39</text:p>
          </table:table-cell>
          <table:table-cell office:value-type="date" office:date-value="2012-07-25T21:42:00" calcext:value-type="date">
            <text:p>25/07/12 21:42</text:p>
          </table:table-cell>
          <table:table-cell office:value-type="date" office:date-value="2012-07-25T21:47:00" calcext:value-type="date">
            <text:p>25/07/12 21:47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5T11:45:00" calcext:value-type="date">
            <text:p>25/06/12 11:45</text:p>
          </table:table-cell>
          <table:table-cell office:value-type="date" office:date-value="2012-06-25T11:50:00" calcext:value-type="date">
            <text:p>25/06/12 11:50</text:p>
          </table:table-cell>
          <table:table-cell office:value-type="date" office:date-value="2012-06-25T11:58:00" calcext:value-type="date">
            <text:p>25/06/12 11:58</text:p>
          </table:table-cell>
          <table:table-cell office:value-type="string" calcext:value-type="string">
            <text:p>B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49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5T16:41:00" calcext:value-type="date">
            <text:p>25/06/12 16:41</text:p>
          </table:table-cell>
          <table:table-cell office:value-type="date" office:date-value="2012-06-25T16:45:00" calcext:value-type="date">
            <text:p>25/06/12 16:45</text:p>
          </table:table-cell>
          <table:table-cell office:value-type="date" office:date-value="2012-06-25T16:53:00" calcext:value-type="date">
            <text:p>25/06/12 16:53</text:p>
          </table:table-cell>
          <table:table-cell office:value-type="string" calcext:value-type="string">
            <text:p>B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5T18:03:00" calcext:value-type="date">
            <text:p>25/06/12 18:03</text:p>
          </table:table-cell>
          <table:table-cell office:value-type="date" office:date-value="2012-06-25T18:14:00" calcext:value-type="date">
            <text:p>25/06/12 18:14</text:p>
          </table:table-cell>
          <table:table-cell office:value-type="date" office:date-value="2012-06-25T18:22:00" calcext:value-type="date">
            <text:p>25/06/12 18:22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5T18:26:00" calcext:value-type="date">
            <text:p>25/06/12 18:26</text:p>
          </table:table-cell>
          <table:table-cell office:value-type="date" office:date-value="2012-06-25T18:48:00" calcext:value-type="date">
            <text:p>25/06/12 18:48</text:p>
          </table:table-cell>
          <table:table-cell office:value-type="date" office:date-value="2012-06-25T19:45:00" calcext:value-type="date">
            <text:p>25/06/12 19:45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5T20:40:00" calcext:value-type="date">
            <text:p>25/06/12 20:40</text:p>
          </table:table-cell>
          <table:table-cell office:value-type="date" office:date-value="2012-06-25T20:44:00" calcext:value-type="date">
            <text:p>25/06/12 20:44</text:p>
          </table:table-cell>
          <table:table-cell office:value-type="date" office:date-value="2012-06-25T20:52:00" calcext:value-type="date">
            <text:p>25/06/12 20:52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5T20:55:00" calcext:value-type="date">
            <text:p>25/06/12 20:55</text:p>
          </table:table-cell>
          <table:table-cell office:value-type="date" office:date-value="2012-06-25T20:59:00" calcext:value-type="date">
            <text:p>25/06/12 20:59</text:p>
          </table:table-cell>
          <table:table-cell office:value-type="date" office:date-value="2012-06-25T21:05:00" calcext:value-type="date">
            <text:p>25/06/12 21:0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42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5T22:15:00" calcext:value-type="date">
            <text:p>25/06/12 22:15</text:p>
          </table:table-cell>
          <table:table-cell office:value-type="date" office:date-value="2012-06-25T22:23:00" calcext:value-type="date">
            <text:p>25/06/12 22:23</text:p>
          </table:table-cell>
          <table:table-cell office:value-type="date" office:date-value="2012-06-25T22:29:00" calcext:value-type="date">
            <text:p>25/06/12 22:29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5T00:15:00" calcext:value-type="date">
            <text:p>25/03/12 00:15</text:p>
          </table:table-cell>
          <table:table-cell office:value-type="date" office:date-value="2012-03-25T00:28:00" calcext:value-type="date">
            <text:p>25/03/12 00:28</text:p>
          </table:table-cell>
          <table:table-cell office:value-type="date" office:date-value="2012-03-25T00:38:00" calcext:value-type="date">
            <text:p>25/03/12 00:38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25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3-25T01:38:00" calcext:value-type="date">
            <text:p>25/03/12 01:38</text:p>
          </table:table-cell>
          <table:table-cell office:value-type="date" office:date-value="2012-03-25T01:57:00" calcext:value-type="date">
            <text:p>25/03/12 01:57</text:p>
          </table:table-cell>
          <table:table-cell office:value-type="date" office:date-value="2012-03-25T02:20:00" calcext:value-type="date">
            <text:p>25/03/12 02:20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5" calcext:value-type="float">
            <text:p>11445</text:p>
          </table:table-cell>
        </table:table-row>
        <table:table-row table:style-name="ro1">
          <table:table-cell office:value-type="date" office:date-value="2012-03-25T08:32:00" calcext:value-type="date">
            <text:p>25/03/12 08:32</text:p>
          </table:table-cell>
          <table:table-cell office:value-type="date" office:date-value="2012-03-25T08:59:00" calcext:value-type="date">
            <text:p>25/03/12 08:59</text:p>
          </table:table-cell>
          <table:table-cell office:value-type="date" office:date-value="2012-03-25T09:22:00" calcext:value-type="date">
            <text:p>25/03/12 09:22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19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3-25T11:19:00" calcext:value-type="date">
            <text:p>25/03/12 11:19</text:p>
          </table:table-cell>
          <table:table-cell office:value-type="date" office:date-value="2012-03-25T11:57:00" calcext:value-type="date">
            <text:p>25/03/12 11:57</text:p>
          </table:table-cell>
          <table:table-cell office:value-type="date" office:date-value="2012-03-25T12:21:00" calcext:value-type="date">
            <text:p>25/03/12 12:21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3-25T14:37:00" calcext:value-type="date">
            <text:p>25/03/12 14:37</text:p>
          </table:table-cell>
          <table:table-cell office:value-type="date" office:date-value="2012-03-25T14:58:00" calcext:value-type="date">
            <text:p>25/03/12 14:58</text:p>
          </table:table-cell>
          <table:table-cell office:value-type="date" office:date-value="2012-03-25T15:25:00" calcext:value-type="date">
            <text:p>25/03/12 15:25</text:p>
          </table:table-cell>
          <table:table-cell office:value-type="string" calcext:value-type="string">
            <text:p>B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12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05-25T01:56:00" calcext:value-type="date">
            <text:p>25/05/12 01:56</text:p>
          </table:table-cell>
          <table:table-cell office:value-type="date" office:date-value="2012-05-25T02:01:00" calcext:value-type="date">
            <text:p>25/05/12 02:01</text:p>
          </table:table-cell>
          <table:table-cell office:value-type="date" office:date-value="2012-05-25T02:05:00" calcext:value-type="date">
            <text:p>25/05/12 02:0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5T10:09:00" calcext:value-type="date">
            <text:p>25/05/12 10:09</text:p>
          </table:table-cell>
          <table:table-cell office:value-type="date" office:date-value="2012-05-25T10:14:00" calcext:value-type="date">
            <text:p>25/05/12 10:14</text:p>
          </table:table-cell>
          <table:table-cell office:value-type="date" office:date-value="2012-05-25T10:22:00" calcext:value-type="date">
            <text:p>25/05/12 10:2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5T10:54:00" calcext:value-type="date">
            <text:p>25/05/12 10:54</text:p>
          </table:table-cell>
          <table:table-cell office:value-type="date" office:date-value="2012-05-25T11:01:00" calcext:value-type="date">
            <text:p>25/05/12 11:01</text:p>
          </table:table-cell>
          <table:table-cell office:value-type="date" office:date-value="2012-05-25T11:08:00" calcext:value-type="date">
            <text:p>25/05/12 11:0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5T11:24:00" calcext:value-type="date">
            <text:p>25/05/12 11:24</text:p>
          </table:table-cell>
          <table:table-cell office:value-type="date" office:date-value="2012-05-25T11:27:00" calcext:value-type="date">
            <text:p>25/05/12 11:27</text:p>
          </table:table-cell>
          <table:table-cell office:value-type="date" office:date-value="2012-05-25T11:33:00" calcext:value-type="date">
            <text:p>25/05/12 11:33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5T15:49:00" calcext:value-type="date">
            <text:p>25/05/12 15:49</text:p>
          </table:table-cell>
          <table:table-cell office:value-type="date" office:date-value="2012-05-25T15:55:00" calcext:value-type="date">
            <text:p>25/05/12 15:55</text:p>
          </table:table-cell>
          <table:table-cell office:value-type="date" office:date-value="2012-05-25T16:05:00" calcext:value-type="date">
            <text:p>25/05/12 16:0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81</text:p>
          </table:table-cell>
          <table:table-cell/>
        </table:table-row>
        <table:table-row table:style-name="ro1">
          <table:table-cell office:value-type="date" office:date-value="2012-05-25T19:53:00" calcext:value-type="date">
            <text:p>25/05/12 19:53</text:p>
          </table:table-cell>
          <table:table-cell office:value-type="date" office:date-value="2012-05-25T19:58:00" calcext:value-type="date">
            <text:p>25/05/12 19:58</text:p>
          </table:table-cell>
          <table:table-cell office:value-type="date" office:date-value="2012-05-25T20:00:00" calcext:value-type="date">
            <text:p>25/05/12 20:00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5-25T20:02:00" calcext:value-type="date">
            <text:p>25/05/12 20:02</text:p>
          </table:table-cell>
          <table:table-cell office:value-type="date" office:date-value="2012-05-25T20:07:00" calcext:value-type="date">
            <text:p>25/05/12 20:07</text:p>
          </table:table-cell>
          <table:table-cell office:value-type="date" office:date-value="2012-05-25T20:09:00" calcext:value-type="date">
            <text:p>25/05/12 20:0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80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5-25T23:07:00" calcext:value-type="date">
            <text:p>25/05/12 23:07</text:p>
          </table:table-cell>
          <table:table-cell office:value-type="date" office:date-value="2012-05-25T23:10:00" calcext:value-type="date">
            <text:p>25/05/12 23:10</text:p>
          </table:table-cell>
          <table:table-cell office:value-type="date" office:date-value="2012-05-25T23:12:00" calcext:value-type="date">
            <text:p>25/05/12 23:1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80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11-25T06:12:00" calcext:value-type="date">
            <text:p>25/11/12 06:12</text:p>
          </table:table-cell>
          <table:table-cell office:value-type="date" office:date-value="2012-11-25T06:17:00" calcext:value-type="date">
            <text:p>25/11/12 06:17</text:p>
          </table:table-cell>
          <table:table-cell office:value-type="date" office:date-value="2012-11-25T06:22:00" calcext:value-type="date">
            <text:p>25/11/12 06:22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5T20:10:00" calcext:value-type="date">
            <text:p>25/11/12 20:10</text:p>
          </table:table-cell>
          <table:table-cell office:value-type="date" office:date-value="2012-11-25T20:14:00" calcext:value-type="date">
            <text:p>25/11/12 20:14</text:p>
          </table:table-cell>
          <table:table-cell office:value-type="date" office:date-value="2012-11-25T20:21:00" calcext:value-type="date">
            <text:p>25/11/12 20:2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9" calcext:value-type="float">
            <text:p>11619</text:p>
          </table:table-cell>
        </table:table-row>
        <table:table-row table:style-name="ro1">
          <table:table-cell office:value-type="date" office:date-value="2012-11-25T22:14:00" calcext:value-type="date">
            <text:p>25/11/12 22:14</text:p>
          </table:table-cell>
          <table:table-cell office:value-type="date" office:date-value="2012-11-25T22:18:00" calcext:value-type="date">
            <text:p>25/11/12 22:18</text:p>
          </table:table-cell>
          <table:table-cell office:value-type="date" office:date-value="2012-11-25T22:33:00" calcext:value-type="date">
            <text:p>25/11/12 22:3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15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0-25T03:36:00" calcext:value-type="date">
            <text:p>25/10/12 03:36</text:p>
          </table:table-cell>
          <table:table-cell office:value-type="date" office:date-value="2012-10-25T03:42:00" calcext:value-type="date">
            <text:p>25/10/12 03:42</text:p>
          </table:table-cell>
          <table:table-cell office:value-type="date" office:date-value="2012-10-25T03:47:00" calcext:value-type="date">
            <text:p>25/10/12 03:47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5T04:04:00" calcext:value-type="date">
            <text:p>25/10/12 04:04</text:p>
          </table:table-cell>
          <table:table-cell office:value-type="date" office:date-value="2012-10-25T04:22:00" calcext:value-type="date">
            <text:p>25/10/12 04:22</text:p>
          </table:table-cell>
          <table:table-cell office:value-type="date" office:date-value="2012-10-25T04:32:00" calcext:value-type="date">
            <text:p>25/10/12 04:32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5T07:30:00" calcext:value-type="date">
            <text:p>25/10/12 07:30</text:p>
          </table:table-cell>
          <table:table-cell office:value-type="date" office:date-value="2012-10-25T07:34:00" calcext:value-type="date">
            <text:p>25/10/12 07:34</text:p>
          </table:table-cell>
          <table:table-cell office:value-type="date" office:date-value="2012-10-25T07:37:00" calcext:value-type="date">
            <text:p>25/10/12 07:3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5T09:32:00" calcext:value-type="date">
            <text:p>25/10/12 09:32</text:p>
          </table:table-cell>
          <table:table-cell office:value-type="date" office:date-value="2012-10-25T09:35:00" calcext:value-type="date">
            <text:p>25/10/12 09:35</text:p>
          </table:table-cell>
          <table:table-cell office:value-type="date" office:date-value="2012-10-25T09:37:00" calcext:value-type="date">
            <text:p>25/10/12 09:37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5T10:14:00" calcext:value-type="date">
            <text:p>25/10/12 10:14</text:p>
          </table:table-cell>
          <table:table-cell office:value-type="date" office:date-value="2012-10-25T10:21:00" calcext:value-type="date">
            <text:p>25/10/12 10:21</text:p>
          </table:table-cell>
          <table:table-cell office:value-type="date" office:date-value="2012-10-25T10:30:00" calcext:value-type="date">
            <text:p>25/10/12 10:30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5T14:32:00" calcext:value-type="date">
            <text:p>25/10/12 14:32</text:p>
          </table:table-cell>
          <table:table-cell office:value-type="date" office:date-value="2012-10-25T14:51:00" calcext:value-type="date">
            <text:p>25/10/12 14:51</text:p>
          </table:table-cell>
          <table:table-cell office:value-type="date" office:date-value="2012-10-25T15:11:00" calcext:value-type="date">
            <text:p>25/10/12 15:11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09-25T01:51:00" calcext:value-type="date">
            <text:p>25/09/12 01:51</text:p>
          </table:table-cell>
          <table:table-cell office:value-type="date" office:date-value="2012-09-25T01:55:00" calcext:value-type="date">
            <text:p>25/09/12 01:55</text:p>
          </table:table-cell>
          <table:table-cell office:value-type="date" office:date-value="2012-09-25T01:59:00" calcext:value-type="date">
            <text:p>25/09/12 01:5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5T02:40:00" calcext:value-type="date">
            <text:p>25/09/12 02:40</text:p>
          </table:table-cell>
          <table:table-cell office:value-type="date" office:date-value="2012-09-25T02:47:00" calcext:value-type="date">
            <text:p>25/09/12 02:47</text:p>
          </table:table-cell>
          <table:table-cell office:value-type="date" office:date-value="2012-09-25T02:55:00" calcext:value-type="date">
            <text:p>25/09/12 02:5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01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5T04:24:00" calcext:value-type="date">
            <text:p>25/09/12 04:24</text:p>
          </table:table-cell>
          <table:table-cell office:value-type="date" office:date-value="2012-09-25T04:35:00" calcext:value-type="date">
            <text:p>25/09/12 04:35</text:p>
          </table:table-cell>
          <table:table-cell office:value-type="date" office:date-value="2012-09-25T04:49:00" calcext:value-type="date">
            <text:p>25/09/12 04:49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E20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25T06:34:00" calcext:value-type="date">
            <text:p>25/09/12 06:34</text:p>
          </table:table-cell>
          <table:table-cell office:value-type="date" office:date-value="2012-09-25T06:58:00" calcext:value-type="date">
            <text:p>25/09/12 06:58</text:p>
          </table:table-cell>
          <table:table-cell office:value-type="date" office:date-value="2012-09-25T07:24:00" calcext:value-type="date">
            <text:p>25/09/12 07:2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42</text:p>
          </table:table-cell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9-25T09:37:00" calcext:value-type="date">
            <text:p>25/09/12 09:37</text:p>
          </table:table-cell>
          <table:table-cell office:value-type="date" office:date-value="2012-09-25T09:43:00" calcext:value-type="date">
            <text:p>25/09/12 09:43</text:p>
          </table:table-cell>
          <table:table-cell office:value-type="date" office:date-value="2012-09-25T09:51:00" calcext:value-type="date">
            <text:p>25/09/12 09: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5T17:47:00" calcext:value-type="date">
            <text:p>25/09/12 17:47</text:p>
          </table:table-cell>
          <table:table-cell office:value-type="date" office:date-value="2012-09-25T17:53:00" calcext:value-type="date">
            <text:p>25/09/12 17:53</text:p>
          </table:table-cell>
          <table:table-cell office:value-type="date" office:date-value="2012-09-25T17:56:00" calcext:value-type="date">
            <text:p>25/09/12 17:56</text:p>
          </table:table-cell>
          <table:table-cell office:value-type="string" calcext:value-type="string">
            <text:p>C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71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date" office:date-value="2012-09-25T22:05:00" calcext:value-type="date">
            <text:p>25/09/12 22:05</text:p>
          </table:table-cell>
          <table:table-cell office:value-type="date" office:date-value="2012-09-25T22:08:00" calcext:value-type="date">
            <text:p>25/09/12 22:08</text:p>
          </table:table-cell>
          <table:table-cell office:value-type="date" office:date-value="2012-09-25T22:11:00" calcext:value-type="date">
            <text:p>25/09/12 22:11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3" calcext:value-type="float">
            <text:p>11573</text:p>
          </table:table-cell>
        </table:table-row>
        <table:table-row table:style-name="ro1">
          <table:table-cell office:value-type="date" office:date-value="2012-04-26T17:15:00" calcext:value-type="date">
            <text:p>26/04/12 17:15</text:p>
          </table:table-cell>
          <table:table-cell office:value-type="date" office:date-value="2012-04-26T17:23:00" calcext:value-type="date">
            <text:p>26/04/12 17:23</text:p>
          </table:table-cell>
          <table:table-cell office:value-type="date" office:date-value="2012-04-26T17:30:00" calcext:value-type="date">
            <text:p>26/04/12 17:30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8-26T01:00:00" calcext:value-type="date">
            <text:p>26/08/12 01:00</text:p>
          </table:table-cell>
          <table:table-cell office:value-type="date" office:date-value="2012-08-26T01:06:00" calcext:value-type="date">
            <text:p>26/08/12 01:06</text:p>
          </table:table-cell>
          <table:table-cell office:value-type="date" office:date-value="2012-08-26T01:10:00" calcext:value-type="date">
            <text:p>26/08/12 01:10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26T17:12:00" calcext:value-type="date">
            <text:p>26/08/12 17:12</text:p>
          </table:table-cell>
          <table:table-cell office:value-type="date" office:date-value="2012-08-26T18:17:00" calcext:value-type="date">
            <text:p>26/08/12 18:17</text:p>
          </table:table-cell>
          <table:table-cell office:value-type="date" office:date-value="2012-08-26T19:14:00" calcext:value-type="date">
            <text:p>26/08/12 19:1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2-26T04:24:00" calcext:value-type="date">
            <text:p>26/12/12 04:24</text:p>
          </table:table-cell>
          <table:table-cell office:value-type="date" office:date-value="2012-12-26T04:30:00" calcext:value-type="date">
            <text:p>26/12/12 04:30</text:p>
          </table:table-cell>
          <table:table-cell office:value-type="date" office:date-value="2012-12-26T04:37:00" calcext:value-type="date">
            <text:p>26/12/12 04:37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04:48:00" calcext:value-type="date">
            <text:p>26/12/12 04:48</text:p>
          </table:table-cell>
          <table:table-cell office:value-type="date" office:date-value="2012-12-26T04:55:00" calcext:value-type="date">
            <text:p>26/12/12 04:55</text:p>
          </table:table-cell>
          <table:table-cell office:value-type="date" office:date-value="2012-12-26T04:58:00" calcext:value-type="date">
            <text:p>26/12/12 04:58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08:33:00" calcext:value-type="date">
            <text:p>26/12/12 08:33</text:p>
          </table:table-cell>
          <table:table-cell office:value-type="date" office:date-value="2012-12-26T09:11:00" calcext:value-type="date">
            <text:p>26/12/12 09:11</text:p>
          </table:table-cell>
          <table:table-cell office:value-type="date" office:date-value="2012-12-26T09:35:00" calcext:value-type="date">
            <text:p>26/12/12 09:35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24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11:18:00" calcext:value-type="date">
            <text:p>26/12/12 11:18</text:p>
          </table:table-cell>
          <table:table-cell office:value-type="date" office:date-value="2012-12-26T11:25:00" calcext:value-type="date">
            <text:p>26/12/12 11:25</text:p>
          </table:table-cell>
          <table:table-cell office:value-type="date" office:date-value="2012-12-26T11:28:00" calcext:value-type="date">
            <text:p>26/12/12 11:28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13:48:00" calcext:value-type="date">
            <text:p>26/12/12 13:48</text:p>
          </table:table-cell>
          <table:table-cell office:value-type="date" office:date-value="2012-12-26T13:53:00" calcext:value-type="date">
            <text:p>26/12/12 13:53</text:p>
          </table:table-cell>
          <table:table-cell office:value-type="date" office:date-value="2012-12-26T14:07:00" calcext:value-type="date">
            <text:p>26/12/12 14:0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16:45:00" calcext:value-type="date">
            <text:p>26/12/12 16:45</text:p>
          </table:table-cell>
          <table:table-cell office:value-type="date" office:date-value="2012-12-26T16:48:00" calcext:value-type="date">
            <text:p>26/12/12 16:48</text:p>
          </table:table-cell>
          <table:table-cell office:value-type="date" office:date-value="2012-12-26T16:50:00" calcext:value-type="date">
            <text:p>26/12/12 16:50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16:58:00" calcext:value-type="date">
            <text:p>26/12/12 16:58</text:p>
          </table:table-cell>
          <table:table-cell office:value-type="date" office:date-value="2012-12-26T17:14:00" calcext:value-type="date">
            <text:p>26/12/12 17:14</text:p>
          </table:table-cell>
          <table:table-cell office:value-type="date" office:date-value="2012-12-26T17:21:00" calcext:value-type="date">
            <text:p>26/12/12 17:2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20:42:00" calcext:value-type="date">
            <text:p>26/12/12 20:42</text:p>
          </table:table-cell>
          <table:table-cell office:value-type="date" office:date-value="2012-12-26T20:48:00" calcext:value-type="date">
            <text:p>26/12/12 20:48</text:p>
          </table:table-cell>
          <table:table-cell office:value-type="date" office:date-value="2012-12-26T20:53:00" calcext:value-type="date">
            <text:p>26/12/12 20:5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26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6T21:35:00" calcext:value-type="date">
            <text:p>26/12/12 21:35</text:p>
          </table:table-cell>
          <table:table-cell office:value-type="date" office:date-value="2012-12-26T21:38:00" calcext:value-type="date">
            <text:p>26/12/12 21:38</text:p>
          </table:table-cell>
          <table:table-cell office:value-type="date" office:date-value="2012-12-26T21:40:00" calcext:value-type="date">
            <text:p>26/12/12 21:40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6T02:11:00" calcext:value-type="date">
            <text:p>26/02/12 02:11</text:p>
          </table:table-cell>
          <table:table-cell office:value-type="date" office:date-value="2012-02-26T02:15:00" calcext:value-type="date">
            <text:p>26/02/12 02:15</text:p>
          </table:table-cell>
          <table:table-cell office:value-type="date" office:date-value="2012-02-26T02:18:00" calcext:value-type="date">
            <text:p>26/02/12 02:18</text:p>
          </table:table-cell>
          <table:table-cell office:value-type="string" calcext:value-type="string">
            <text:p>B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2-26T04:07:00" calcext:value-type="date">
            <text:p>26/02/12 04:07</text:p>
          </table:table-cell>
          <table:table-cell office:value-type="date" office:date-value="2012-02-26T04:10:00" calcext:value-type="date">
            <text:p>26/02/12 04:10</text:p>
          </table:table-cell>
          <table:table-cell office:value-type="date" office:date-value="2012-02-26T04:14:00" calcext:value-type="date">
            <text:p>26/02/12 04:14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6T09:09:00" calcext:value-type="date">
            <text:p>26/02/12 09:09</text:p>
          </table:table-cell>
          <table:table-cell office:value-type="date" office:date-value="2012-02-26T09:55:00" calcext:value-type="date">
            <text:p>26/02/12 09:55</text:p>
          </table:table-cell>
          <table:table-cell office:value-type="date" office:date-value="2012-02-26T10:33:00" calcext:value-type="date">
            <text:p>26/02/12 10:33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6T11:19:00" calcext:value-type="date">
            <text:p>26/02/12 11:19</text:p>
          </table:table-cell>
          <table:table-cell office:value-type="date" office:date-value="2012-02-26T11:25:00" calcext:value-type="date">
            <text:p>26/02/12 11:25</text:p>
          </table:table-cell>
          <table:table-cell office:value-type="date" office:date-value="2012-02-26T11:34:00" calcext:value-type="date">
            <text:p>26/02/12 11:3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1" calcext:value-type="float">
            <text:p>11421</text:p>
          </table:table-cell>
        </table:table-row>
        <table:table-row table:style-name="ro1">
          <table:table-cell office:value-type="date" office:date-value="2012-02-26T21:35:00" calcext:value-type="date">
            <text:p>26/02/12 21:35</text:p>
          </table:table-cell>
          <table:table-cell office:value-type="date" office:date-value="2012-02-26T21:41:00" calcext:value-type="date">
            <text:p>26/02/12 21:41</text:p>
          </table:table-cell>
          <table:table-cell office:value-type="date" office:date-value="2012-02-26T21:49:00" calcext:value-type="date">
            <text:p>26/02/12 21:49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45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office:value-type="date" office:date-value="2012-02-26T23:29:00" calcext:value-type="date">
            <text:p>26/02/12 23:29</text:p>
          </table:table-cell>
          <table:table-cell office:value-type="date" office:date-value="2012-02-26T23:33:00" calcext:value-type="date">
            <text:p>26/02/12 23:33</text:p>
          </table:table-cell>
          <table:table-cell office:value-type="date" office:date-value="2012-02-26T23:35:00" calcext:value-type="date">
            <text:p>26/02/12 23:35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2" calcext:value-type="float">
            <text:p>11422</text:p>
          </table:table-cell>
        </table:table-row>
        <table:table-row table:style-name="ro1">
          <table:table-cell office:value-type="date" office:date-value="2012-01-26" calcext:value-type="date">
            <text:p>26/01/12 00:00</text:p>
          </table:table-cell>
          <table:table-cell office:value-type="date" office:date-value="2012-01-26T00:05:00" calcext:value-type="date">
            <text:p>26/01/12 00:05</text:p>
          </table:table-cell>
          <table:table-cell office:value-type="date" office:date-value="2012-01-26T00:10:00" calcext:value-type="date">
            <text:p>26/01/12 00:1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6T00:26:00" calcext:value-type="date">
            <text:p>26/01/12 00:26</text:p>
          </table:table-cell>
          <table:table-cell office:value-type="date" office:date-value="2012-01-26T00:36:00" calcext:value-type="date">
            <text:p>26/01/12 00:36</text:p>
          </table:table-cell>
          <table:table-cell office:value-type="date" office:date-value="2012-01-26T00:59:00" calcext:value-type="date">
            <text:p>26/01/12 00:59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6T01:40:00" calcext:value-type="date">
            <text:p>26/01/12 01:40</text:p>
          </table:table-cell>
          <table:table-cell office:value-type="date" office:date-value="2012-01-26T01:49:00" calcext:value-type="date">
            <text:p>26/01/12 01:49</text:p>
          </table:table-cell>
          <table:table-cell office:value-type="date" office:date-value="2012-01-26T02:00:00" calcext:value-type="date">
            <text:p>26/01/12 02:00</text:p>
          </table:table-cell>
          <table:table-cell office:value-type="string" calcext:value-type="string">
            <text:p>C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6T03:58:00" calcext:value-type="date">
            <text:p>26/01/12 03:58</text:p>
          </table:table-cell>
          <table:table-cell office:value-type="date" office:date-value="2012-01-26T05:42:00" calcext:value-type="date">
            <text:p>26/01/12 05:42</text:p>
          </table:table-cell>
          <table:table-cell office:value-type="date" office:date-value="2012-01-26T07:03:00" calcext:value-type="date">
            <text:p>26/01/12 07:03</text:p>
          </table:table-cell>
          <table:table-cell office:value-type="string" calcext:value-type="string">
            <text:p>C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6T10:01:00" calcext:value-type="date">
            <text:p>26/01/12 10:01</text:p>
          </table:table-cell>
          <table:table-cell office:value-type="date" office:date-value="2012-01-26T10:11:00" calcext:value-type="date">
            <text:p>26/01/12 10:11</text:p>
          </table:table-cell>
          <table:table-cell office:value-type="date" office:date-value="2012-01-26T10:21:00" calcext:value-type="date">
            <text:p>26/01/12 10:21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6T20:38:00" calcext:value-type="date">
            <text:p>26/01/12 20:38</text:p>
          </table:table-cell>
          <table:table-cell office:value-type="date" office:date-value="2012-01-26T20:44:00" calcext:value-type="date">
            <text:p>26/01/12 20:44</text:p>
          </table:table-cell>
          <table:table-cell office:value-type="date" office:date-value="2012-01-26T20:51:00" calcext:value-type="date">
            <text:p>26/01/12 20:51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33W68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6T21:55:00" calcext:value-type="date">
            <text:p>26/01/12 21:55</text:p>
          </table:table-cell>
          <table:table-cell office:value-type="date" office:date-value="2012-01-26T22:02:00" calcext:value-type="date">
            <text:p>26/01/12 22:02</text:p>
          </table:table-cell>
          <table:table-cell office:value-type="date" office:date-value="2012-01-26T22:10:00" calcext:value-type="date">
            <text:p>26/01/12 22:1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6T09:59:00" calcext:value-type="date">
            <text:p>26/07/12 09:59</text:p>
          </table:table-cell>
          <table:table-cell office:value-type="date" office:date-value="2012-07-26T10:02:00" calcext:value-type="date">
            <text:p>26/07/12 10:02</text:p>
          </table:table-cell>
          <table:table-cell office:value-type="date" office:date-value="2012-07-26T10:04:00" calcext:value-type="date">
            <text:p>26/07/12 10:04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32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26T19:46:00" calcext:value-type="date">
            <text:p>26/07/12 19:46</text:p>
          </table:table-cell>
          <table:table-cell office:value-type="date" office:date-value="2012-07-26T19:53:00" calcext:value-type="date">
            <text:p>26/07/12 19:53</text:p>
          </table:table-cell>
          <table:table-cell office:value-type="date" office:date-value="2012-07-26T20:09:00" calcext:value-type="date">
            <text:p>26/07/12 20:0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6T23:01:00" calcext:value-type="date">
            <text:p>26/07/12 23:01</text:p>
          </table:table-cell>
          <table:table-cell office:value-type="date" office:date-value="2012-07-26T23:05:00" calcext:value-type="date">
            <text:p>26/07/12 23:05</text:p>
          </table:table-cell>
          <table:table-cell office:value-type="date" office:date-value="2012-07-26T23:12:00" calcext:value-type="date">
            <text:p>26/07/12 23:12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6-25T23:41:00" calcext:value-type="date">
            <text:p>25/06/12 23:41</text:p>
          </table:table-cell>
          <table:table-cell office:value-type="date" office:date-value="2012-06-26T00:07:00" calcext:value-type="date">
            <text:p>26/06/12 00:07</text:p>
          </table:table-cell>
          <table:table-cell office:value-type="date" office:date-value="2012-06-26T00:29:00" calcext:value-type="date">
            <text:p>26/06/12 00:2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6T03:42:00" calcext:value-type="date">
            <text:p>26/06/12 03:42</text:p>
          </table:table-cell>
          <table:table-cell office:value-type="date" office:date-value="2012-06-26T03:56:00" calcext:value-type="date">
            <text:p>26/06/12 03:56</text:p>
          </table:table-cell>
          <table:table-cell office:value-type="date" office:date-value="2012-06-26T04:01:00" calcext:value-type="date">
            <text:p>26/06/12 04:01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6T09:01:00" calcext:value-type="date">
            <text:p>26/06/12 09:01</text:p>
          </table:table-cell>
          <table:table-cell office:value-type="date" office:date-value="2012-06-26T09:12:00" calcext:value-type="date">
            <text:p>26/06/12 09:12</text:p>
          </table:table-cell>
          <table:table-cell office:value-type="date" office:date-value="2012-06-26T09:26:00" calcext:value-type="date">
            <text:p>26/06/12 09:26</text:p>
          </table:table-cell>
          <table:table-cell office:value-type="string" calcext:value-type="string">
            <text:p>B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6T12:41:00" calcext:value-type="date">
            <text:p>26/06/12 12:41</text:p>
          </table:table-cell>
          <table:table-cell office:value-type="date" office:date-value="2012-06-26T12:55:00" calcext:value-type="date">
            <text:p>26/06/12 12:55</text:p>
          </table:table-cell>
          <table:table-cell office:value-type="date" office:date-value="2012-06-26T13:06:00" calcext:value-type="date">
            <text:p>26/06/12 13:0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77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6T19:33:00" calcext:value-type="date">
            <text:p>26/06/12 19:33</text:p>
          </table:table-cell>
          <table:table-cell office:value-type="date" office:date-value="2012-06-26T19:44:00" calcext:value-type="date">
            <text:p>26/06/12 19:44</text:p>
          </table:table-cell>
          <table:table-cell office:value-type="date" office:date-value="2012-06-26T19:56:00" calcext:value-type="date">
            <text:p>26/06/12 19:5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3-26T02:50:00" calcext:value-type="date">
            <text:p>26/03/12 02:50</text:p>
          </table:table-cell>
          <table:table-cell office:value-type="date" office:date-value="2012-03-26T02:55:00" calcext:value-type="date">
            <text:p>26/03/12 02:55</text:p>
          </table:table-cell>
          <table:table-cell office:value-type="date" office:date-value="2012-03-26T02:58:00" calcext:value-type="date">
            <text:p>26/03/12 02:58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01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03-26T06:23:00" calcext:value-type="date">
            <text:p>26/03/12 06:23</text:p>
          </table:table-cell>
          <table:table-cell office:value-type="date" office:date-value="2012-03-26T06:42:00" calcext:value-type="date">
            <text:p>26/03/12 06:42</text:p>
          </table:table-cell>
          <table:table-cell office:value-type="date" office:date-value="2012-03-26T07:14:00" calcext:value-type="date">
            <text:p>26/03/12 07:14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11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6T11:17:00" calcext:value-type="date">
            <text:p>26/03/12 11:17</text:p>
          </table:table-cell>
          <table:table-cell office:value-type="date" office:date-value="2012-03-26T11:37:00" calcext:value-type="date">
            <text:p>26/03/12 11:37</text:p>
          </table:table-cell>
          <table:table-cell office:value-type="date" office:date-value="2012-03-26T11:41:00" calcext:value-type="date">
            <text:p>26/03/12 11:41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date" office:date-value="2012-03-26T13:17:00" calcext:value-type="date">
            <text:p>26/03/12 13:17</text:p>
          </table:table-cell>
          <table:table-cell office:value-type="date" office:date-value="2012-03-26T13:20:00" calcext:value-type="date">
            <text:p>26/03/12 13:20</text:p>
          </table:table-cell>
          <table:table-cell office:value-type="date" office:date-value="2012-03-26T13:22:00" calcext:value-type="date">
            <text:p>26/03/12 13:22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date" office:date-value="2012-03-26T15:30:00" calcext:value-type="date">
            <text:p>26/03/12 15:30</text:p>
          </table:table-cell>
          <table:table-cell office:value-type="date" office:date-value="2012-03-26T15:35:00" calcext:value-type="date">
            <text:p>26/03/12 15:35</text:p>
          </table:table-cell>
          <table:table-cell office:value-type="date" office:date-value="2012-03-26T15:38:00" calcext:value-type="date">
            <text:p>26/03/12 15:38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07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6T16:43:00" calcext:value-type="date">
            <text:p>26/03/12 16:43</text:p>
          </table:table-cell>
          <table:table-cell office:value-type="date" office:date-value="2012-03-26T16:48:00" calcext:value-type="date">
            <text:p>26/03/12 16:48</text:p>
          </table:table-cell>
          <table:table-cell office:value-type="date" office:date-value="2012-03-26T16:55:00" calcext:value-type="date">
            <text:p>26/03/12 16:55</text:p>
          </table:table-cell>
          <table:table-cell office:value-type="string" calcext:value-type="string">
            <text:p>B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E06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6T23:32:00" calcext:value-type="date">
            <text:p>26/03/12 23:32</text:p>
          </table:table-cell>
          <table:table-cell office:value-type="date" office:date-value="2012-03-26T23:38:00" calcext:value-type="date">
            <text:p>26/03/12 23:38</text:p>
          </table:table-cell>
          <table:table-cell office:value-type="date" office:date-value="2012-03-26T23:40:00" calcext:value-type="date">
            <text:p>26/03/12 23:40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5-26T01:36:00" calcext:value-type="date">
            <text:p>26/05/12 01:36</text:p>
          </table:table-cell>
          <table:table-cell office:value-type="date" office:date-value="2012-05-26T01:39:00" calcext:value-type="date">
            <text:p>26/05/12 01:39</text:p>
          </table:table-cell>
          <table:table-cell office:value-type="date" office:date-value="2012-05-26T02:19:00" calcext:value-type="date">
            <text:p>26/05/12 02:19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6T04:38:00" calcext:value-type="date">
            <text:p>26/05/12 04:38</text:p>
          </table:table-cell>
          <table:table-cell office:value-type="date" office:date-value="2012-05-26T04:42:00" calcext:value-type="date">
            <text:p>26/05/12 04:42</text:p>
          </table:table-cell>
          <table:table-cell office:value-type="date" office:date-value="2012-05-26T04:44:00" calcext:value-type="date">
            <text:p>26/05/12 04:44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5-26T05:39:00" calcext:value-type="date">
            <text:p>26/05/12 05:39</text:p>
          </table:table-cell>
          <table:table-cell office:value-type="date" office:date-value="2012-05-26T05:42:00" calcext:value-type="date">
            <text:p>26/05/12 05:42</text:p>
          </table:table-cell>
          <table:table-cell office:value-type="date" office:date-value="2012-05-26T05:44:00" calcext:value-type="date">
            <text:p>26/05/12 05:44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6T06:04:00" calcext:value-type="date">
            <text:p>26/05/12 06:04</text:p>
          </table:table-cell>
          <table:table-cell office:value-type="date" office:date-value="2012-05-26T06:07:00" calcext:value-type="date">
            <text:p>26/05/12 06:07</text:p>
          </table:table-cell>
          <table:table-cell office:value-type="date" office:date-value="2012-05-26T06:09:00" calcext:value-type="date">
            <text:p>26/05/12 06:09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6T09:05:00" calcext:value-type="date">
            <text:p>26/05/12 09:05</text:p>
          </table:table-cell>
          <table:table-cell office:value-type="date" office:date-value="2012-05-26T09:14:00" calcext:value-type="date">
            <text:p>26/05/12 09:14</text:p>
          </table:table-cell>
          <table:table-cell office:value-type="date" office:date-value="2012-05-26T09:18:00" calcext:value-type="date">
            <text:p>26/05/12 09:1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5-26T11:10:00" calcext:value-type="date">
            <text:p>26/05/12 11:10</text:p>
          </table:table-cell>
          <table:table-cell office:value-type="date" office:date-value="2012-05-26T11:14:00" calcext:value-type="date">
            <text:p>26/05/12 11:14</text:p>
          </table:table-cell>
          <table:table-cell office:value-type="date" office:date-value="2012-05-26T11:18:00" calcext:value-type="date">
            <text:p>26/05/12 11:18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6T16:04:00" calcext:value-type="date">
            <text:p>26/05/12 16:04</text:p>
          </table:table-cell>
          <table:table-cell office:value-type="date" office:date-value="2012-05-26T16:10:00" calcext:value-type="date">
            <text:p>26/05/12 16:10</text:p>
          </table:table-cell>
          <table:table-cell office:value-type="date" office:date-value="2012-05-26T16:13:00" calcext:value-type="date">
            <text:p>26/05/12 16:13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69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05-26T18:26:00" calcext:value-type="date">
            <text:p>26/05/12 18:26</text:p>
          </table:table-cell>
          <table:table-cell office:value-type="date" office:date-value="2012-05-26T18:29:00" calcext:value-type="date">
            <text:p>26/05/12 18:29</text:p>
          </table:table-cell>
          <table:table-cell office:value-type="date" office:date-value="2012-05-26T18:32:00" calcext:value-type="date">
            <text:p>26/05/12 18:32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39</text:p>
          </table:table-cell>
          <table:table-cell office:value-type="float" office:value="11491" calcext:value-type="float">
            <text:p>11491</text:p>
          </table:table-cell>
        </table:table-row>
        <table:table-row table:style-name="ro1">
          <table:table-cell office:value-type="date" office:date-value="2012-05-26T18:48:00" calcext:value-type="date">
            <text:p>26/05/12 18:48</text:p>
          </table:table-cell>
          <table:table-cell office:value-type="date" office:date-value="2012-05-26T18:56:00" calcext:value-type="date">
            <text:p>26/05/12 18:56</text:p>
          </table:table-cell>
          <table:table-cell office:value-type="date" office:date-value="2012-05-26T19:03:00" calcext:value-type="date">
            <text:p>26/05/12 19:03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6T21:26:00" calcext:value-type="date">
            <text:p>26/05/12 21:26</text:p>
          </table:table-cell>
          <table:table-cell office:value-type="date" office:date-value="2012-05-26T21:29:00" calcext:value-type="date">
            <text:p>26/05/12 21:29</text:p>
          </table:table-cell>
          <table:table-cell office:value-type="date" office:date-value="2012-05-26T21:32:00" calcext:value-type="date">
            <text:p>26/05/12 21:32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38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date" office:date-value="2012-05-26T22:58:00" calcext:value-type="date">
            <text:p>26/05/12 22:58</text:p>
          </table:table-cell>
          <table:table-cell office:value-type="date" office:date-value="2012-05-26T23:01:00" calcext:value-type="date">
            <text:p>26/05/12 23:01</text:p>
          </table:table-cell>
          <table:table-cell office:value-type="date" office:date-value="2012-05-26T23:03:00" calcext:value-type="date">
            <text:p>26/05/12 23:03</text:p>
          </table:table-cell>
          <table:table-cell office:value-type="string" calcext:value-type="string">
            <text:p>B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6T00:37:00" calcext:value-type="date">
            <text:p>26/11/12 00:37</text:p>
          </table:table-cell>
          <table:table-cell office:value-type="date" office:date-value="2012-11-26T00:42:00" calcext:value-type="date">
            <text:p>26/11/12 00:42</text:p>
          </table:table-cell>
          <table:table-cell office:value-type="date" office:date-value="2012-11-26T00:45:00" calcext:value-type="date">
            <text:p>26/11/12 00:45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02:09:00" calcext:value-type="date">
            <text:p>26/11/12 02:09</text:p>
          </table:table-cell>
          <table:table-cell office:value-type="date" office:date-value="2012-11-26T02:13:00" calcext:value-type="date">
            <text:p>26/11/12 02:13</text:p>
          </table:table-cell>
          <table:table-cell office:value-type="date" office:date-value="2012-11-26T02:15:00" calcext:value-type="date">
            <text:p>26/11/12 02:1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6T08:46:00" calcext:value-type="date">
            <text:p>26/11/12 08:46</text:p>
          </table:table-cell>
          <table:table-cell office:value-type="date" office:date-value="2012-11-26T08:50:00" calcext:value-type="date">
            <text:p>26/11/12 08:50</text:p>
          </table:table-cell>
          <table:table-cell office:value-type="date" office:date-value="2012-11-26T09:34:00" calcext:value-type="date">
            <text:p>26/11/12 09:3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1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0:07:00" calcext:value-type="date">
            <text:p>26/11/12 10:07</text:p>
          </table:table-cell>
          <table:table-cell office:value-type="date" office:date-value="2012-11-26T10:10:00" calcext:value-type="date">
            <text:p>26/11/12 10:10</text:p>
          </table:table-cell>
          <table:table-cell office:value-type="date" office:date-value="2012-11-26T10:14:00" calcext:value-type="date">
            <text:p>26/11/12 10:1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6T11:39:00" calcext:value-type="date">
            <text:p>26/11/12 11:39</text:p>
          </table:table-cell>
          <table:table-cell office:value-type="date" office:date-value="2012-11-26T11:43:00" calcext:value-type="date">
            <text:p>26/11/12 11:43</text:p>
          </table:table-cell>
          <table:table-cell office:value-type="date" office:date-value="2012-11-26T11:48:00" calcext:value-type="date">
            <text:p>26/11/12 11:4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26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2:01:00" calcext:value-type="date">
            <text:p>26/11/12 12:01</text:p>
          </table:table-cell>
          <table:table-cell office:value-type="date" office:date-value="2012-11-26T12:12:00" calcext:value-type="date">
            <text:p>26/11/12 12:12</text:p>
          </table:table-cell>
          <table:table-cell office:value-type="date" office:date-value="2012-11-26T12:20:00" calcext:value-type="date">
            <text:p>26/11/12 12:2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1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2:32:00" calcext:value-type="date">
            <text:p>26/11/12 12:32</text:p>
          </table:table-cell>
          <table:table-cell office:value-type="date" office:date-value="2012-11-26T12:37:00" calcext:value-type="date">
            <text:p>26/11/12 12:37</text:p>
          </table:table-cell>
          <table:table-cell office:value-type="date" office:date-value="2012-11-26T12:40:00" calcext:value-type="date">
            <text:p>26/11/12 12:4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3:11:00" calcext:value-type="date">
            <text:p>26/11/12 13:11</text:p>
          </table:table-cell>
          <table:table-cell office:value-type="date" office:date-value="2012-11-26T13:14:00" calcext:value-type="date">
            <text:p>26/11/12 13:14</text:p>
          </table:table-cell>
          <table:table-cell office:value-type="date" office:date-value="2012-11-26T13:17:00" calcext:value-type="date">
            <text:p>26/11/12 13:17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4:29:00" calcext:value-type="date">
            <text:p>26/11/12 14:29</text:p>
          </table:table-cell>
          <table:table-cell office:value-type="date" office:date-value="2012-11-26T14:32:00" calcext:value-type="date">
            <text:p>26/11/12 14:32</text:p>
          </table:table-cell>
          <table:table-cell office:value-type="date" office:date-value="2012-11-26T14:34:00" calcext:value-type="date">
            <text:p>26/11/12 14:34</text:p>
          </table:table-cell>
          <table:table-cell office:value-type="string" calcext:value-type="string">
            <text:p>B9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4:55:00" calcext:value-type="date">
            <text:p>26/11/12 14:55</text:p>
          </table:table-cell>
          <table:table-cell office:value-type="date" office:date-value="2012-11-26T15:06:00" calcext:value-type="date">
            <text:p>26/11/12 15:06</text:p>
          </table:table-cell>
          <table:table-cell office:value-type="date" office:date-value="2012-11-26T15:17:00" calcext:value-type="date">
            <text:p>26/11/12 15:1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5:22:00" calcext:value-type="date">
            <text:p>26/11/12 15:22</text:p>
          </table:table-cell>
          <table:table-cell office:value-type="date" office:date-value="2012-11-26T15:26:00" calcext:value-type="date">
            <text:p>26/11/12 15:26</text:p>
          </table:table-cell>
          <table:table-cell office:value-type="date" office:date-value="2012-11-26T15:29:00" calcext:value-type="date">
            <text:p>26/11/12 15:29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19:49:00" calcext:value-type="date">
            <text:p>26/11/12 19:49</text:p>
          </table:table-cell>
          <table:table-cell office:value-type="date" office:date-value="2012-11-26T19:53:00" calcext:value-type="date">
            <text:p>26/11/12 19:53</text:p>
          </table:table-cell>
          <table:table-cell office:value-type="date" office:date-value="2012-11-26T19:56:00" calcext:value-type="date">
            <text:p>26/11/12 19:5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5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20:45:00" calcext:value-type="date">
            <text:p>26/11/12 20:45</text:p>
          </table:table-cell>
          <table:table-cell office:value-type="date" office:date-value="2012-11-26T20:54:00" calcext:value-type="date">
            <text:p>26/11/12 20:54</text:p>
          </table:table-cell>
          <table:table-cell office:value-type="date" office:date-value="2012-11-26T20:59:00" calcext:value-type="date">
            <text:p>26/11/12 20:5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6T21:13:00" calcext:value-type="date">
            <text:p>26/11/12 21:13</text:p>
          </table:table-cell>
          <table:table-cell office:value-type="date" office:date-value="2012-11-26T21:24:00" calcext:value-type="date">
            <text:p>26/11/12 21:24</text:p>
          </table:table-cell>
          <table:table-cell office:value-type="date" office:date-value="2012-11-26T21:29:00" calcext:value-type="date">
            <text:p>26/11/12 21:29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27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6T22:48:00" calcext:value-type="date">
            <text:p>26/11/12 22:48</text:p>
          </table:table-cell>
          <table:table-cell office:value-type="date" office:date-value="2012-11-26T22:53:00" calcext:value-type="date">
            <text:p>26/11/12 22:53</text:p>
          </table:table-cell>
          <table:table-cell office:value-type="date" office:date-value="2012-11-26T22:58:00" calcext:value-type="date">
            <text:p>26/11/12 22:5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30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0-26T03:54:00" calcext:value-type="date">
            <text:p>26/10/12 03:54</text:p>
          </table:table-cell>
          <table:table-cell office:value-type="date" office:date-value="2012-10-26T04:00:00" calcext:value-type="date">
            <text:p>26/10/12 04:00</text:p>
          </table:table-cell>
          <table:table-cell office:value-type="date" office:date-value="2012-10-26T04:10:00" calcext:value-type="date">
            <text:p>26/10/12 04:1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26T06:00:00" calcext:value-type="date">
            <text:p>26/10/12 06:00</text:p>
          </table:table-cell>
          <table:table-cell office:value-type="date" office:date-value="2012-10-26T06:04:00" calcext:value-type="date">
            <text:p>26/10/12 06:04</text:p>
          </table:table-cell>
          <table:table-cell office:value-type="date" office:date-value="2012-10-26T06:10:00" calcext:value-type="date">
            <text:p>26/10/12 06:10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26T06:36:00" calcext:value-type="date">
            <text:p>26/10/12 06:36</text:p>
          </table:table-cell>
          <table:table-cell office:value-type="date" office:date-value="2012-10-26T06:43:00" calcext:value-type="date">
            <text:p>26/10/12 06:43</text:p>
          </table:table-cell>
          <table:table-cell office:value-type="date" office:date-value="2012-10-26T07:03:00" calcext:value-type="date">
            <text:p>26/10/12 07:0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6T10:23:00" calcext:value-type="date">
            <text:p>26/10/12 10:23</text:p>
          </table:table-cell>
          <table:table-cell office:value-type="date" office:date-value="2012-10-26T10:32:00" calcext:value-type="date">
            <text:p>26/10/12 10:32</text:p>
          </table:table-cell>
          <table:table-cell office:value-type="date" office:date-value="2012-10-26T10:39:00" calcext:value-type="date">
            <text:p>26/10/12 10:3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4W25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26T10:50:00" calcext:value-type="date">
            <text:p>26/10/12 10:50</text:p>
          </table:table-cell>
          <table:table-cell office:value-type="date" office:date-value="2012-10-26T11:04:00" calcext:value-type="date">
            <text:p>26/10/12 11:04</text:p>
          </table:table-cell>
          <table:table-cell office:value-type="date" office:date-value="2012-10-26T11:20:00" calcext:value-type="date">
            <text:p>26/10/12 11:20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date" office:date-value="2012-10-26T11:30:00" calcext:value-type="date">
            <text:p>26/10/12 11:30</text:p>
          </table:table-cell>
          <table:table-cell office:value-type="date" office:date-value="2012-10-26T11:43:00" calcext:value-type="date">
            <text:p>26/10/12 11:43</text:p>
          </table:table-cell>
          <table:table-cell office:value-type="date" office:date-value="2012-10-26T11:55:00" calcext:value-type="date">
            <text:p>26/10/12 11:5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6T12:48:00" calcext:value-type="date">
            <text:p>26/10/12 12:48</text:p>
          </table:table-cell>
          <table:table-cell office:value-type="date" office:date-value="2012-10-26T13:04:00" calcext:value-type="date">
            <text:p>26/10/12 13:04</text:p>
          </table:table-cell>
          <table:table-cell office:value-type="date" office:date-value="2012-10-26T13:21:00" calcext:value-type="date">
            <text:p>26/10/12 13:2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6T15:49:00" calcext:value-type="date">
            <text:p>26/10/12 15:49</text:p>
          </table:table-cell>
          <table:table-cell office:value-type="date" office:date-value="2012-10-26T16:07:00" calcext:value-type="date">
            <text:p>26/10/12 16:07</text:p>
          </table:table-cell>
          <table:table-cell office:value-type="date" office:date-value="2012-10-26T16:44:00" calcext:value-type="date">
            <text:p>26/10/12 16:4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E13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6T21:32:00" calcext:value-type="date">
            <text:p>26/10/12 21:32</text:p>
          </table:table-cell>
          <table:table-cell office:value-type="date" office:date-value="2012-10-26T21:59:00" calcext:value-type="date">
            <text:p>26/10/12 21:59</text:p>
          </table:table-cell>
          <table:table-cell office:value-type="date" office:date-value="2012-10-26T22:34:00" calcext:value-type="date">
            <text:p>26/10/12 22:3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09-26T12:14:00" calcext:value-type="date">
            <text:p>26/09/12 12:14</text:p>
          </table:table-cell>
          <table:table-cell office:value-type="date" office:date-value="2012-09-26T12:40:00" calcext:value-type="date">
            <text:p>26/09/12 12:40</text:p>
          </table:table-cell>
          <table:table-cell office:value-type="date" office:date-value="2012-09-26T13:31:00" calcext:value-type="date">
            <text:p>26/09/12 13:3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date" office:date-value="2012-04-26T23:56:00" calcext:value-type="date">
            <text:p>26/04/12 23:56</text:p>
          </table:table-cell>
          <table:table-cell office:value-type="date" office:date-value="2012-04-27T00:11:00" calcext:value-type="date">
            <text:p>27/04/12 00:11</text:p>
          </table:table-cell>
          <table:table-cell office:value-type="date" office:date-value="2012-04-27T00:31:00" calcext:value-type="date">
            <text:p>27/04/12 00:31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7T01:59:00" calcext:value-type="date">
            <text:p>27/04/12 01:59</text:p>
          </table:table-cell>
          <table:table-cell office:value-type="date" office:date-value="2012-04-27T02:02:00" calcext:value-type="date">
            <text:p>27/04/12 02:02</text:p>
          </table:table-cell>
          <table:table-cell office:value-type="date" office:date-value="2012-04-27T02:05:00" calcext:value-type="date">
            <text:p>27/04/12 02:0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44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7T03:02:00" calcext:value-type="date">
            <text:p>27/04/12 03:02</text:p>
          </table:table-cell>
          <table:table-cell office:value-type="date" office:date-value="2012-04-27T03:07:00" calcext:value-type="date">
            <text:p>27/04/12 03:07</text:p>
          </table:table-cell>
          <table:table-cell office:value-type="date" office:date-value="2012-04-27T03:18:00" calcext:value-type="date">
            <text:p>27/04/12 03:1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7T04:54:00" calcext:value-type="date">
            <text:p>27/04/12 04:54</text:p>
          </table:table-cell>
          <table:table-cell office:value-type="date" office:date-value="2012-04-27T05:01:00" calcext:value-type="date">
            <text:p>27/04/12 05:01</text:p>
          </table:table-cell>
          <table:table-cell office:value-type="date" office:date-value="2012-04-27T05:09:00" calcext:value-type="date">
            <text:p>27/04/12 05:09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28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7T08:15:00" calcext:value-type="date">
            <text:p>27/04/12 08:15</text:p>
          </table:table-cell>
          <table:table-cell office:value-type="date" office:date-value="2012-04-27T08:24:00" calcext:value-type="date">
            <text:p>27/04/12 08:24</text:p>
          </table:table-cell>
          <table:table-cell office:value-type="date" office:date-value="2012-04-27T08:29:00" calcext:value-type="date">
            <text:p>27/04/12 08:29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30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7T10:53:00" calcext:value-type="date">
            <text:p>27/04/12 10:53</text:p>
          </table:table-cell>
          <table:table-cell office:value-type="date" office:date-value="2012-04-27T11:02:00" calcext:value-type="date">
            <text:p>27/04/12 11:02</text:p>
          </table:table-cell>
          <table:table-cell office:value-type="date" office:date-value="2012-04-27T11:08:00" calcext:value-type="date">
            <text:p>27/04/12 11:0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46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7T13:18:00" calcext:value-type="date">
            <text:p>27/04/12 13:18</text:p>
          </table:table-cell>
          <table:table-cell office:value-type="date" office:date-value="2012-04-27T13:22:00" calcext:value-type="date">
            <text:p>27/04/12 13:22</text:p>
          </table:table-cell>
          <table:table-cell office:value-type="date" office:date-value="2012-04-27T13:27:00" calcext:value-type="date">
            <text:p>27/04/12 13:2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38</text:p>
          </table:table-cell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date" office:date-value="2012-04-27T21:01:00" calcext:value-type="date">
            <text:p>27/04/12 21:01</text:p>
          </table:table-cell>
          <table:table-cell office:value-type="date" office:date-value="2012-04-27T21:05:00" calcext:value-type="date">
            <text:p>27/04/12 21:05</text:p>
          </table:table-cell>
          <table:table-cell office:value-type="date" office:date-value="2012-04-27T21:09:00" calcext:value-type="date">
            <text:p>27/04/12 21:09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7T23:00:00" calcext:value-type="date">
            <text:p>27/04/12 23:00</text:p>
          </table:table-cell>
          <table:table-cell office:value-type="date" office:date-value="2012-04-27T23:03:00" calcext:value-type="date">
            <text:p>27/04/12 23:03</text:p>
          </table:table-cell>
          <table:table-cell office:value-type="date" office:date-value="2012-04-27T23:06:00" calcext:value-type="date">
            <text:p>27/04/12 23:06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0" calcext:value-type="float">
            <text:p>11470</text:p>
          </table:table-cell>
        </table:table-row>
        <table:table-row table:style-name="ro1">
          <table:table-cell office:value-type="date" office:date-value="2012-04-27T23:35:00" calcext:value-type="date">
            <text:p>27/04/12 23:35</text:p>
          </table:table-cell>
          <table:table-cell office:value-type="date" office:date-value="2012-04-27T23:39:00" calcext:value-type="date">
            <text:p>27/04/12 23:39</text:p>
          </table:table-cell>
          <table:table-cell office:value-type="date" office:date-value="2012-04-27T23:43:00" calcext:value-type="date">
            <text:p>27/04/12 23:43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7T00:05:00" calcext:value-type="date">
            <text:p>27/08/12 00:05</text:p>
          </table:table-cell>
          <table:table-cell office:value-type="date" office:date-value="2012-08-27T00:18:00" calcext:value-type="date">
            <text:p>27/08/12 00:18</text:p>
          </table:table-cell>
          <table:table-cell office:value-type="date" office:date-value="2012-08-27T00:21:00" calcext:value-type="date">
            <text:p>27/08/12 00:21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7T00:55:00" calcext:value-type="date">
            <text:p>27/08/12 00:55</text:p>
          </table:table-cell>
          <table:table-cell office:value-type="date" office:date-value="2012-08-27T01:02:00" calcext:value-type="date">
            <text:p>27/08/12 01:02</text:p>
          </table:table-cell>
          <table:table-cell office:value-type="date" office:date-value="2012-08-27T01:08:00" calcext:value-type="date">
            <text:p>27/08/12 01:08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7T06:05:00" calcext:value-type="date">
            <text:p>27/08/12 06:05</text:p>
          </table:table-cell>
          <table:table-cell office:value-type="date" office:date-value="2012-08-27T06:12:00" calcext:value-type="date">
            <text:p>27/08/12 06:12</text:p>
          </table:table-cell>
          <table:table-cell office:value-type="date" office:date-value="2012-08-27T06:22:00" calcext:value-type="date">
            <text:p>27/08/12 06:22</text:p>
          </table:table-cell>
          <table:table-cell office:value-type="string" calcext:value-type="string">
            <text:p>B7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W17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27T08:16:00" calcext:value-type="date">
            <text:p>27/08/12 08:16</text:p>
          </table:table-cell>
          <table:table-cell office:value-type="date" office:date-value="2012-08-27T08:21:00" calcext:value-type="date">
            <text:p>27/08/12 08:21</text:p>
          </table:table-cell>
          <table:table-cell office:value-type="date" office:date-value="2012-08-27T08:24:00" calcext:value-type="date">
            <text:p>27/08/12 08:24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7T09:54:00" calcext:value-type="date">
            <text:p>27/08/12 09:54</text:p>
          </table:table-cell>
          <table:table-cell office:value-type="date" office:date-value="2012-08-27T10:18:00" calcext:value-type="date">
            <text:p>27/08/12 10:18</text:p>
          </table:table-cell>
          <table:table-cell office:value-type="date" office:date-value="2012-08-27T10:38:00" calcext:value-type="date">
            <text:p>27/08/12 10:38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6" calcext:value-type="float">
            <text:p>11556</text:p>
          </table:table-cell>
        </table:table-row>
        <table:table-row table:style-name="ro1">
          <table:table-cell office:value-type="date" office:date-value="2012-08-27T15:19:00" calcext:value-type="date">
            <text:p>27/08/12 15:19</text:p>
          </table:table-cell>
          <table:table-cell office:value-type="date" office:date-value="2012-08-27T15:22:00" calcext:value-type="date">
            <text:p>27/08/12 15:22</text:p>
          </table:table-cell>
          <table:table-cell office:value-type="date" office:date-value="2012-08-27T15:25:00" calcext:value-type="date">
            <text:p>27/08/12 15:25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7T16:13:00" calcext:value-type="date">
            <text:p>27/08/12 16:13</text:p>
          </table:table-cell>
          <table:table-cell office:value-type="date" office:date-value="2012-08-27T16:17:00" calcext:value-type="date">
            <text:p>27/08/12 16:17</text:p>
          </table:table-cell>
          <table:table-cell office:value-type="date" office:date-value="2012-08-27T16:19:00" calcext:value-type="date">
            <text:p>27/08/12 16:19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7T17:52:00" calcext:value-type="date">
            <text:p>27/08/12 17:52</text:p>
          </table:table-cell>
          <table:table-cell office:value-type="date" office:date-value="2012-08-27T17:56:00" calcext:value-type="date">
            <text:p>27/08/12 17:56</text:p>
          </table:table-cell>
          <table:table-cell office:value-type="date" office:date-value="2012-08-27T18:02:00" calcext:value-type="date">
            <text:p>27/08/12 18:02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7T19:11:00" calcext:value-type="date">
            <text:p>27/08/12 19:11</text:p>
          </table:table-cell>
          <table:table-cell office:value-type="date" office:date-value="2012-08-27T19:15:00" calcext:value-type="date">
            <text:p>27/08/12 19:15</text:p>
          </table:table-cell>
          <table:table-cell office:value-type="date" office:date-value="2012-08-27T19:17:00" calcext:value-type="date">
            <text:p>27/08/12 19:17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12-27T02:17:00" calcext:value-type="date">
            <text:p>27/12/12 02:17</text:p>
          </table:table-cell>
          <table:table-cell office:value-type="date" office:date-value="2012-12-27T02:24:00" calcext:value-type="date">
            <text:p>27/12/12 02:24</text:p>
          </table:table-cell>
          <table:table-cell office:value-type="date" office:date-value="2012-12-27T02:30:00" calcext:value-type="date">
            <text:p>27/12/12 02:30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29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7T05:26:00" calcext:value-type="date">
            <text:p>27/12/12 05:26</text:p>
          </table:table-cell>
          <table:table-cell office:value-type="date" office:date-value="2012-12-27T05:30:00" calcext:value-type="date">
            <text:p>27/12/12 05:30</text:p>
          </table:table-cell>
          <table:table-cell office:value-type="date" office:date-value="2012-12-27T05:32:00" calcext:value-type="date">
            <text:p>27/12/12 05:32</text:p>
          </table:table-cell>
          <table:table-cell office:value-type="string" calcext:value-type="string">
            <text:p>B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7T08:58:00" calcext:value-type="date">
            <text:p>27/12/12 08:58</text:p>
          </table:table-cell>
          <table:table-cell office:value-type="date" office:date-value="2012-12-27T09:02:00" calcext:value-type="date">
            <text:p>27/12/12 09:02</text:p>
          </table:table-cell>
          <table:table-cell office:value-type="date" office:date-value="2012-12-27T09:05:00" calcext:value-type="date">
            <text:p>27/12/12 09:05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7T13:12:00" calcext:value-type="date">
            <text:p>27/12/12 13:12</text:p>
          </table:table-cell>
          <table:table-cell office:value-type="date" office:date-value="2012-12-27T13:20:00" calcext:value-type="date">
            <text:p>27/12/12 13:20</text:p>
          </table:table-cell>
          <table:table-cell office:value-type="date" office:date-value="2012-12-27T13:25:00" calcext:value-type="date">
            <text:p>27/12/12 13:25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35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7T14:29:00" calcext:value-type="date">
            <text:p>27/12/12 14:29</text:p>
          </table:table-cell>
          <table:table-cell office:value-type="date" office:date-value="2012-12-27T14:32:00" calcext:value-type="date">
            <text:p>27/12/12 14:32</text:p>
          </table:table-cell>
          <table:table-cell office:value-type="date" office:date-value="2012-12-27T14:40:00" calcext:value-type="date">
            <text:p>27/12/12 14:40</text:p>
          </table:table-cell>
          <table:table-cell office:value-type="string" calcext:value-type="string">
            <text:p>B4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3" calcext:value-type="float">
            <text:p>11633</text:p>
          </table:table-cell>
        </table:table-row>
        <table:table-row table:style-name="ro1">
          <table:table-cell office:value-type="date" office:date-value="2012-12-27T21:39:00" calcext:value-type="date">
            <text:p>27/12/12 21:39</text:p>
          </table:table-cell>
          <table:table-cell office:value-type="date" office:date-value="2012-12-27T21:43:00" calcext:value-type="date">
            <text:p>27/12/12 21:43</text:p>
          </table:table-cell>
          <table:table-cell office:value-type="date" office:date-value="2012-12-27T21:47:00" calcext:value-type="date">
            <text:p>27/12/12 21:47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02-27T18:06:00" calcext:value-type="date">
            <text:p>27/02/12 18:06</text:p>
          </table:table-cell>
          <table:table-cell office:value-type="date" office:date-value="2012-02-27T18:13:00" calcext:value-type="date">
            <text:p>27/02/12 18:13</text:p>
          </table:table-cell>
          <table:table-cell office:value-type="date" office:date-value="2012-02-27T18:22:00" calcext:value-type="date">
            <text:p>27/02/12 18:22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42</text:p>
          </table:table-cell>
          <table:table-cell/>
        </table:table-row>
        <table:table-row table:style-name="ro1">
          <table:table-cell office:value-type="date" office:date-value="2012-01-27T01:11:00" calcext:value-type="date">
            <text:p>27/01/12 01:11</text:p>
          </table:table-cell>
          <table:table-cell office:value-type="date" office:date-value="2012-01-27T01:24:00" calcext:value-type="date">
            <text:p>27/01/12 01:24</text:p>
          </table:table-cell>
          <table:table-cell office:value-type="date" office:date-value="2012-01-27T01:32:00" calcext:value-type="date">
            <text:p>27/01/12 01:32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7T04:01:00" calcext:value-type="date">
            <text:p>27/01/12 04:01</text:p>
          </table:table-cell>
          <table:table-cell office:value-type="date" office:date-value="2012-01-27T04:10:00" calcext:value-type="date">
            <text:p>27/01/12 04:10</text:p>
          </table:table-cell>
          <table:table-cell office:value-type="date" office:date-value="2012-01-27T04:26:00" calcext:value-type="date">
            <text:p>27/01/12 04:26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7T06:24:00" calcext:value-type="date">
            <text:p>27/01/12 06:24</text:p>
          </table:table-cell>
          <table:table-cell office:value-type="date" office:date-value="2012-01-27T06:42:00" calcext:value-type="date">
            <text:p>27/01/12 06:42</text:p>
          </table:table-cell>
          <table:table-cell office:value-type="date" office:date-value="2012-01-27T06:53:00" calcext:value-type="date">
            <text:p>27/01/12 06:53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31W74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1-27T11:58:00" calcext:value-type="date">
            <text:p>27/01/12 11:58</text:p>
          </table:table-cell>
          <table:table-cell office:value-type="date" office:date-value="2012-01-27T12:06:00" calcext:value-type="date">
            <text:p>27/01/12 12:06</text:p>
          </table:table-cell>
          <table:table-cell office:value-type="date" office:date-value="2012-01-27T12:16:00" calcext:value-type="date">
            <text:p>27/01/12 12:1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7T13:02:00" calcext:value-type="date">
            <text:p>27/01/12 13:02</text:p>
          </table:table-cell>
          <table:table-cell office:value-type="date" office:date-value="2012-01-27T13:05:00" calcext:value-type="date">
            <text:p>27/01/12 13:05</text:p>
          </table:table-cell>
          <table:table-cell office:value-type="date" office:date-value="2012-01-27T13:09:00" calcext:value-type="date">
            <text:p>27/01/12 13:0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7T17:37:00" calcext:value-type="date">
            <text:p>27/01/12 17:37</text:p>
          </table:table-cell>
          <table:table-cell office:value-type="date" office:date-value="2012-01-27T18:37:00" calcext:value-type="date">
            <text:p>27/01/12 18:37</text:p>
          </table:table-cell>
          <table:table-cell office:value-type="date" office:date-value="2012-01-27T18:56:00" calcext:value-type="date">
            <text:p>27/01/12 18:56</text:p>
          </table:table-cell>
          <table:table-cell office:value-type="string" calcext:value-type="string">
            <text:p>X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7W71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date" office:date-value="2012-07-27T00:17:00" calcext:value-type="date">
            <text:p>27/07/12 00:17</text:p>
          </table:table-cell>
          <table:table-cell office:value-type="date" office:date-value="2012-07-27T00:24:00" calcext:value-type="date">
            <text:p>27/07/12 00:24</text:p>
          </table:table-cell>
          <table:table-cell office:value-type="date" office:date-value="2012-07-27T00:28:00" calcext:value-type="date">
            <text:p>27/07/12 00:2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1" calcext:value-type="float">
            <text:p>11531</text:p>
          </table:table-cell>
        </table:table-row>
        <table:table-row table:style-name="ro1">
          <table:table-cell office:value-type="date" office:date-value="2012-07-27T02:24:00" calcext:value-type="date">
            <text:p>27/07/12 02:24</text:p>
          </table:table-cell>
          <table:table-cell office:value-type="date" office:date-value="2012-07-27T02:29:00" calcext:value-type="date">
            <text:p>27/07/12 02:29</text:p>
          </table:table-cell>
          <table:table-cell office:value-type="date" office:date-value="2012-07-27T02:31:00" calcext:value-type="date">
            <text:p>27/07/12 02: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1" calcext:value-type="float">
            <text:p>11531</text:p>
          </table:table-cell>
        </table:table-row>
        <table:table-row table:style-name="ro1">
          <table:table-cell office:value-type="date" office:date-value="2012-07-27T03:28:00" calcext:value-type="date">
            <text:p>27/07/12 03:28</text:p>
          </table:table-cell>
          <table:table-cell office:value-type="date" office:date-value="2012-07-27T03:36:00" calcext:value-type="date">
            <text:p>27/07/12 03:36</text:p>
          </table:table-cell>
          <table:table-cell office:value-type="date" office:date-value="2012-07-27T03:42:00" calcext:value-type="date">
            <text:p>27/07/12 03:4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7T03:58:00" calcext:value-type="date">
            <text:p>27/07/12 03:58</text:p>
          </table:table-cell>
          <table:table-cell office:value-type="date" office:date-value="2012-07-27T04:02:00" calcext:value-type="date">
            <text:p>27/07/12 04:02</text:p>
          </table:table-cell>
          <table:table-cell office:value-type="date" office:date-value="2012-07-27T04:04:00" calcext:value-type="date">
            <text:p>27/07/12 04:04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22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27T10:05:00" calcext:value-type="date">
            <text:p>27/07/12 10:05</text:p>
          </table:table-cell>
          <table:table-cell office:value-type="date" office:date-value="2012-07-27T10:08:00" calcext:value-type="date">
            <text:p>27/07/12 10:08</text:p>
          </table:table-cell>
          <table:table-cell office:value-type="date" office:date-value="2012-07-27T10:11:00" calcext:value-type="date">
            <text:p>27/07/12 10:11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7T11:44:00" calcext:value-type="date">
            <text:p>27/07/12 11:44</text:p>
          </table:table-cell>
          <table:table-cell office:value-type="date" office:date-value="2012-07-27T11:49:00" calcext:value-type="date">
            <text:p>27/07/12 11:49</text:p>
          </table:table-cell>
          <table:table-cell office:value-type="date" office:date-value="2012-07-27T11:53:00" calcext:value-type="date">
            <text:p>27/07/12 11:53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7T12:19:00" calcext:value-type="date">
            <text:p>27/07/12 12:19</text:p>
          </table:table-cell>
          <table:table-cell office:value-type="date" office:date-value="2012-07-27T12:22:00" calcext:value-type="date">
            <text:p>27/07/12 12:22</text:p>
          </table:table-cell>
          <table:table-cell office:value-type="date" office:date-value="2012-07-27T12:24:00" calcext:value-type="date">
            <text:p>27/07/12 12:2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7T13:57:00" calcext:value-type="date">
            <text:p>27/07/12 13:57</text:p>
          </table:table-cell>
          <table:table-cell office:value-type="date" office:date-value="2012-07-27T14:02:00" calcext:value-type="date">
            <text:p>27/07/12 14:02</text:p>
          </table:table-cell>
          <table:table-cell office:value-type="date" office:date-value="2012-07-27T14:08:00" calcext:value-type="date">
            <text:p>27/07/12 14:0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36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7T17:17:00" calcext:value-type="date">
            <text:p>27/07/12 17:17</text:p>
          </table:table-cell>
          <table:table-cell office:value-type="date" office:date-value="2012-07-27T17:26:00" calcext:value-type="date">
            <text:p>27/07/12 17:26</text:p>
          </table:table-cell>
          <table:table-cell office:value-type="date" office:date-value="2012-07-27T17:32:00" calcext:value-type="date">
            <text:p>27/07/12 17:32</text:p>
          </table:table-cell>
          <table:table-cell office:value-type="string" calcext:value-type="string">
            <text:p>M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62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7T20:18:00" calcext:value-type="date">
            <text:p>27/07/12 20:18</text:p>
          </table:table-cell>
          <table:table-cell office:value-type="date" office:date-value="2012-07-27T20:27:00" calcext:value-type="date">
            <text:p>27/07/12 20:27</text:p>
          </table:table-cell>
          <table:table-cell office:value-type="date" office:date-value="2012-07-27T20:40:00" calcext:value-type="date">
            <text:p>27/07/12 20:40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6-27T01:40:00" calcext:value-type="date">
            <text:p>27/06/12 01:40</text:p>
          </table:table-cell>
          <table:table-cell office:value-type="date" office:date-value="2012-06-27T01:50:00" calcext:value-type="date">
            <text:p>27/06/12 01:50</text:p>
          </table:table-cell>
          <table:table-cell office:value-type="date" office:date-value="2012-06-27T02:00:00" calcext:value-type="date">
            <text:p>27/06/12 02:00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7T02:58:00" calcext:value-type="date">
            <text:p>27/06/12 02:58</text:p>
          </table:table-cell>
          <table:table-cell office:value-type="date" office:date-value="2012-06-27T03:03:00" calcext:value-type="date">
            <text:p>27/06/12 03:03</text:p>
          </table:table-cell>
          <table:table-cell office:value-type="date" office:date-value="2012-06-27T03:10:00" calcext:value-type="date">
            <text:p>27/06/12 03:10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7T05:18:00" calcext:value-type="date">
            <text:p>27/06/12 05:18</text:p>
          </table:table-cell>
          <table:table-cell office:value-type="date" office:date-value="2012-06-27T05:27:00" calcext:value-type="date">
            <text:p>27/06/12 05:27</text:p>
          </table:table-cell>
          <table:table-cell office:value-type="date" office:date-value="2012-06-27T05:35:00" calcext:value-type="date">
            <text:p>27/06/12 05:35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70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7T07:57:00" calcext:value-type="date">
            <text:p>27/06/12 07:57</text:p>
          </table:table-cell>
          <table:table-cell office:value-type="date" office:date-value="2012-06-27T08:08:00" calcext:value-type="date">
            <text:p>27/06/12 08:08</text:p>
          </table:table-cell>
          <table:table-cell office:value-type="date" office:date-value="2012-06-27T08:18:00" calcext:value-type="date">
            <text:p>27/06/12 08:18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21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7T11:00:00" calcext:value-type="date">
            <text:p>27/06/12 11:00</text:p>
          </table:table-cell>
          <table:table-cell office:value-type="date" office:date-value="2012-06-27T11:06:00" calcext:value-type="date">
            <text:p>27/06/12 11:06</text:p>
          </table:table-cell>
          <table:table-cell office:value-type="date" office:date-value="2012-06-27T11:12:00" calcext:value-type="date">
            <text:p>27/06/12 11:1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68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7T12:33:00" calcext:value-type="date">
            <text:p>27/06/12 12:33</text:p>
          </table:table-cell>
          <table:table-cell office:value-type="date" office:date-value="2012-06-27T12:38:00" calcext:value-type="date">
            <text:p>27/06/12 12:38</text:p>
          </table:table-cell>
          <table:table-cell office:value-type="date" office:date-value="2012-06-27T12:40:00" calcext:value-type="date">
            <text:p>27/06/12 12:40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65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7T19:19:00" calcext:value-type="date">
            <text:p>27/06/12 19:19</text:p>
          </table:table-cell>
          <table:table-cell office:value-type="date" office:date-value="2012-06-27T19:23:00" calcext:value-type="date">
            <text:p>27/06/12 19:23</text:p>
          </table:table-cell>
          <table:table-cell office:value-type="date" office:date-value="2012-06-27T19:28:00" calcext:value-type="date">
            <text:p>27/06/12 19:28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3-27T02:50:00" calcext:value-type="date">
            <text:p>27/03/12 02:50</text:p>
          </table:table-cell>
          <table:table-cell office:value-type="date" office:date-value="2012-03-27T03:08:00" calcext:value-type="date">
            <text:p>27/03/12 03:08</text:p>
          </table:table-cell>
          <table:table-cell office:value-type="date" office:date-value="2012-03-27T03:22:00" calcext:value-type="date">
            <text:p>27/03/12 03:22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W05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3-27T04:21:00" calcext:value-type="date">
            <text:p>27/03/12 04:21</text:p>
          </table:table-cell>
          <table:table-cell office:value-type="date" office:date-value="2012-03-27T04:30:00" calcext:value-type="date">
            <text:p>27/03/12 04:30</text:p>
          </table:table-cell>
          <table:table-cell office:value-type="date" office:date-value="2012-03-27T04:41:00" calcext:value-type="date">
            <text:p>27/03/12 04:4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02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7T06:09:00" calcext:value-type="date">
            <text:p>27/03/12 06:09</text:p>
          </table:table-cell>
          <table:table-cell office:value-type="date" office:date-value="2012-03-27T06:12:00" calcext:value-type="date">
            <text:p>27/03/12 06:12</text:p>
          </table:table-cell>
          <table:table-cell office:value-type="date" office:date-value="2012-03-27T06:15:00" calcext:value-type="date">
            <text:p>27/03/12 06:15</text:p>
          </table:table-cell>
          <table:table-cell office:value-type="string" calcext:value-type="string">
            <text:p>B3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7T06:27:00" calcext:value-type="date">
            <text:p>27/03/12 06:27</text:p>
          </table:table-cell>
          <table:table-cell office:value-type="date" office:date-value="2012-03-27T06:31:00" calcext:value-type="date">
            <text:p>27/03/12 06:31</text:p>
          </table:table-cell>
          <table:table-cell office:value-type="date" office:date-value="2012-03-27T06:35:00" calcext:value-type="date">
            <text:p>27/03/12 06:35</text:p>
          </table:table-cell>
          <table:table-cell office:value-type="string" calcext:value-type="string">
            <text:p>B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3-27T11:32:00" calcext:value-type="date">
            <text:p>27/03/12 11:32</text:p>
          </table:table-cell>
          <table:table-cell office:value-type="date" office:date-value="2012-03-27T11:36:00" calcext:value-type="date">
            <text:p>27/03/12 11:36</text:p>
          </table:table-cell>
          <table:table-cell office:value-type="date" office:date-value="2012-03-27T11:39:00" calcext:value-type="date">
            <text:p>27/03/12 11:39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date" office:date-value="2012-03-27T23:42:00" calcext:value-type="date">
            <text:p>27/03/12 23:42</text:p>
          </table:table-cell>
          <table:table-cell office:value-type="date" office:date-value="2012-03-27T23:45:00" calcext:value-type="date">
            <text:p>27/03/12 23:45</text:p>
          </table:table-cell>
          <table:table-cell office:value-type="date" office:date-value="2012-03-27T23:48:00" calcext:value-type="date">
            <text:p>27/03/12 23:48</text:p>
          </table:table-cell>
          <table:table-cell office:value-type="string" calcext:value-type="string">
            <text:p>B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25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05-27T02:50:00" calcext:value-type="date">
            <text:p>27/05/12 02:50</text:p>
          </table:table-cell>
          <table:table-cell office:value-type="date" office:date-value="2012-05-27T02:58:00" calcext:value-type="date">
            <text:p>27/05/12 02:58</text:p>
          </table:table-cell>
          <table:table-cell office:value-type="date" office:date-value="2012-05-27T03:05:00" calcext:value-type="date">
            <text:p>27/05/12 03:05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27T04:42:00" calcext:value-type="date">
            <text:p>27/05/12 04:42</text:p>
          </table:table-cell>
          <table:table-cell office:value-type="date" office:date-value="2012-05-27T05:52:00" calcext:value-type="date">
            <text:p>27/05/12 05:52</text:p>
          </table:table-cell>
          <table:table-cell office:value-type="date" office:date-value="2012-05-27T06:32:00" calcext:value-type="date">
            <text:p>27/05/12 06:3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57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11-27T00:06:00" calcext:value-type="date">
            <text:p>27/11/12 00:06</text:p>
          </table:table-cell>
          <table:table-cell office:value-type="date" office:date-value="2012-11-27T00:17:00" calcext:value-type="date">
            <text:p>27/11/12 00:17</text:p>
          </table:table-cell>
          <table:table-cell office:value-type="date" office:date-value="2012-11-27T00:25:00" calcext:value-type="date">
            <text:p>27/11/12 00:25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02:10:00" calcext:value-type="date">
            <text:p>27/11/12 02:10</text:p>
          </table:table-cell>
          <table:table-cell office:value-type="date" office:date-value="2012-11-27T02:15:00" calcext:value-type="date">
            <text:p>27/11/12 02:15</text:p>
          </table:table-cell>
          <table:table-cell office:value-type="date" office:date-value="2012-11-27T02:20:00" calcext:value-type="date">
            <text:p>27/11/12 02:20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04:54:00" calcext:value-type="date">
            <text:p>27/11/12 04:54</text:p>
          </table:table-cell>
          <table:table-cell office:value-type="date" office:date-value="2012-11-27T04:58:00" calcext:value-type="date">
            <text:p>27/11/12 04:58</text:p>
          </table:table-cell>
          <table:table-cell office:value-type="date" office:date-value="2012-11-27T05:01:00" calcext:value-type="date">
            <text:p>27/11/12 05:0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08:01:00" calcext:value-type="date">
            <text:p>27/11/12 08:01</text:p>
          </table:table-cell>
          <table:table-cell office:value-type="date" office:date-value="2012-11-27T08:04:00" calcext:value-type="date">
            <text:p>27/11/12 08:04</text:p>
          </table:table-cell>
          <table:table-cell office:value-type="date" office:date-value="2012-11-27T08:06:00" calcext:value-type="date">
            <text:p>27/11/12 08:0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09:13:00" calcext:value-type="date">
            <text:p>27/11/12 09:13</text:p>
          </table:table-cell>
          <table:table-cell office:value-type="date" office:date-value="2012-11-27T09:17:00" calcext:value-type="date">
            <text:p>27/11/12 09:17</text:p>
          </table:table-cell>
          <table:table-cell office:value-type="date" office:date-value="2012-11-27T09:21:00" calcext:value-type="date">
            <text:p>27/11/12 09:2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7T11:25:00" calcext:value-type="date">
            <text:p>27/11/12 11:25</text:p>
          </table:table-cell>
          <table:table-cell office:value-type="date" office:date-value="2012-11-27T11:31:00" calcext:value-type="date">
            <text:p>27/11/12 11:31</text:p>
          </table:table-cell>
          <table:table-cell office:value-type="date" office:date-value="2012-11-27T11:34:00" calcext:value-type="date">
            <text:p>27/11/12 11:3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12:14:00" calcext:value-type="date">
            <text:p>27/11/12 12:14</text:p>
          </table:table-cell>
          <table:table-cell office:value-type="date" office:date-value="2012-11-27T12:23:00" calcext:value-type="date">
            <text:p>27/11/12 12:23</text:p>
          </table:table-cell>
          <table:table-cell office:value-type="date" office:date-value="2012-11-27T12:27:00" calcext:value-type="date">
            <text:p>27/11/12 12:27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7T12:57:00" calcext:value-type="date">
            <text:p>27/11/12 12:57</text:p>
          </table:table-cell>
          <table:table-cell office:value-type="date" office:date-value="2012-11-27T13:05:00" calcext:value-type="date">
            <text:p>27/11/12 13:05</text:p>
          </table:table-cell>
          <table:table-cell office:value-type="date" office:date-value="2012-11-27T13:10:00" calcext:value-type="date">
            <text:p>27/11/12 13:10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7T13:25:00" calcext:value-type="date">
            <text:p>27/11/12 13:25</text:p>
          </table:table-cell>
          <table:table-cell office:value-type="date" office:date-value="2012-11-27T13:32:00" calcext:value-type="date">
            <text:p>27/11/12 13:32</text:p>
          </table:table-cell>
          <table:table-cell office:value-type="date" office:date-value="2012-11-27T13:40:00" calcext:value-type="date">
            <text:p>27/11/12 13:40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14:32:00" calcext:value-type="date">
            <text:p>27/11/12 14:32</text:p>
          </table:table-cell>
          <table:table-cell office:value-type="date" office:date-value="2012-11-27T14:39:00" calcext:value-type="date">
            <text:p>27/11/12 14:39</text:p>
          </table:table-cell>
          <table:table-cell office:value-type="date" office:date-value="2012-11-27T14:49:00" calcext:value-type="date">
            <text:p>27/11/12 14:4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7T15:12:00" calcext:value-type="date">
            <text:p>27/11/12 15:12</text:p>
          </table:table-cell>
          <table:table-cell office:value-type="date" office:date-value="2012-11-27T15:16:00" calcext:value-type="date">
            <text:p>27/11/12 15:16</text:p>
          </table:table-cell>
          <table:table-cell office:value-type="date" office:date-value="2012-11-27T15:22:00" calcext:value-type="date">
            <text:p>27/11/12 15:2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38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15:52:00" calcext:value-type="date">
            <text:p>27/11/12 15:52</text:p>
          </table:table-cell>
          <table:table-cell office:value-type="date" office:date-value="2012-11-27T15:57:00" calcext:value-type="date">
            <text:p>27/11/12 15:57</text:p>
          </table:table-cell>
          <table:table-cell office:value-type="date" office:date-value="2012-11-27T16:03:00" calcext:value-type="date">
            <text:p>27/11/12 16:03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5W73</text:p>
          </table:table-cell>
          <table:table-cell office:value-type="float" office:value="11618" calcext:value-type="float">
            <text:p>11618</text:p>
          </table:table-cell>
        </table:table-row>
        <table:table-row table:style-name="ro1">
          <table:table-cell office:value-type="date" office:date-value="2012-11-27T16:58:00" calcext:value-type="date">
            <text:p>27/11/12 16:58</text:p>
          </table:table-cell>
          <table:table-cell office:value-type="date" office:date-value="2012-11-27T17:03:00" calcext:value-type="date">
            <text:p>27/11/12 17:03</text:p>
          </table:table-cell>
          <table:table-cell office:value-type="date" office:date-value="2012-11-27T17:13:00" calcext:value-type="date">
            <text:p>27/11/12 17:1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18:12:00" calcext:value-type="date">
            <text:p>27/11/12 18:12</text:p>
          </table:table-cell>
          <table:table-cell office:value-type="date" office:date-value="2012-11-27T18:17:00" calcext:value-type="date">
            <text:p>27/11/12 18:17</text:p>
          </table:table-cell>
          <table:table-cell office:value-type="date" office:date-value="2012-11-27T18:19:00" calcext:value-type="date">
            <text:p>27/11/12 18:19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W44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20:30:00" calcext:value-type="date">
            <text:p>27/11/12 20:30</text:p>
          </table:table-cell>
          <table:table-cell office:value-type="date" office:date-value="2012-11-27T20:36:00" calcext:value-type="date">
            <text:p>27/11/12 20:36</text:p>
          </table:table-cell>
          <table:table-cell office:value-type="date" office:date-value="2012-11-27T20:40:00" calcext:value-type="date">
            <text:p>27/11/12 20:40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7T21:05:00" calcext:value-type="date">
            <text:p>27/11/12 21:05</text:p>
          </table:table-cell>
          <table:table-cell office:value-type="date" office:date-value="2012-11-27T21:26:00" calcext:value-type="date">
            <text:p>27/11/12 21:26</text:p>
          </table:table-cell>
          <table:table-cell office:value-type="date" office:date-value="2012-11-27T21:30:00" calcext:value-type="date">
            <text:p>27/11/12 21:30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41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7T23:02:00" calcext:value-type="date">
            <text:p>27/11/12 23:02</text:p>
          </table:table-cell>
          <table:table-cell office:value-type="date" office:date-value="2012-11-27T23:24:00" calcext:value-type="date">
            <text:p>27/11/12 23:24</text:p>
          </table:table-cell>
          <table:table-cell office:value-type="date" office:date-value="2012-11-27T23:37:00" calcext:value-type="date">
            <text:p>27/11/12 23:37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0-27T03:43:00" calcext:value-type="date">
            <text:p>27/10/12 03:43</text:p>
          </table:table-cell>
          <table:table-cell office:value-type="date" office:date-value="2012-10-27T04:11:00" calcext:value-type="date">
            <text:p>27/10/12 04:11</text:p>
          </table:table-cell>
          <table:table-cell office:value-type="date" office:date-value="2012-10-27T04:43:00" calcext:value-type="date">
            <text:p>27/10/12 04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7T07:25:00" calcext:value-type="date">
            <text:p>27/10/12 07:25</text:p>
          </table:table-cell>
          <table:table-cell office:value-type="date" office:date-value="2012-10-27T07:48:00" calcext:value-type="date">
            <text:p>27/10/12 07:48</text:p>
          </table:table-cell>
          <table:table-cell office:value-type="date" office:date-value="2012-10-27T08:14:00" calcext:value-type="date">
            <text:p>27/10/12 08:14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10-27T11:38:00" calcext:value-type="date">
            <text:p>27/10/12 11:38</text:p>
          </table:table-cell>
          <table:table-cell office:value-type="date" office:date-value="2012-10-27T12:35:00" calcext:value-type="date">
            <text:p>27/10/12 12:35</text:p>
          </table:table-cell>
          <table:table-cell office:value-type="date" office:date-value="2012-10-27T12:56:00" calcext:value-type="date">
            <text:p>27/10/12 12:56</text:p>
          </table:table-cell>
          <table:table-cell office:value-type="string" calcext:value-type="string">
            <text:p>B9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27T16:46:00" calcext:value-type="date">
            <text:p>27/10/12 16:46</text:p>
          </table:table-cell>
          <table:table-cell office:value-type="date" office:date-value="2012-10-27T16:51:00" calcext:value-type="date">
            <text:p>27/10/12 16:51</text:p>
          </table:table-cell>
          <table:table-cell office:value-type="date" office:date-value="2012-10-27T16:57:00" calcext:value-type="date">
            <text:p>27/10/12 16:57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date" office:date-value="2012-09-27T06:53:00" calcext:value-type="date">
            <text:p>27/09/12 06:53</text:p>
          </table:table-cell>
          <table:table-cell office:value-type="date" office:date-value="2012-09-27T06:56:00" calcext:value-type="date">
            <text:p>27/09/12 06:56</text:p>
          </table:table-cell>
          <table:table-cell office:value-type="date" office:date-value="2012-09-27T06:59:00" calcext:value-type="date">
            <text:p>27/09/12 06:59</text:p>
          </table:table-cell>
          <table:table-cell office:value-type="string" calcext:value-type="string">
            <text:p>B7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7T17:04:00" calcext:value-type="date">
            <text:p>27/09/12 17:04</text:p>
          </table:table-cell>
          <table:table-cell office:value-type="date" office:date-value="2012-09-27T17:20:00" calcext:value-type="date">
            <text:p>27/09/12 17:20</text:p>
          </table:table-cell>
          <table:table-cell office:value-type="date" office:date-value="2012-09-27T17:30:00" calcext:value-type="date">
            <text:p>27/09/12 17:30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39</text:p>
          </table:table-cell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date" office:date-value="2012-09-27T23:36:00" calcext:value-type="date">
            <text:p>27/09/12 23:36</text:p>
          </table:table-cell>
          <table:table-cell office:value-type="date" office:date-value="2012-09-27T23:57:00" calcext:value-type="date">
            <text:p>27/09/12 23:57</text:p>
          </table:table-cell>
          <table:table-cell office:value-type="date" office:date-value="2012-09-28T00:34:00" calcext:value-type="date">
            <text:p>28/09/12 00:34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34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4-28T00:38:00" calcext:value-type="date">
            <text:p>28/04/12 00:38</text:p>
          </table:table-cell>
          <table:table-cell office:value-type="date" office:date-value="2012-04-28T00:48:00" calcext:value-type="date">
            <text:p>28/04/12 00:48</text:p>
          </table:table-cell>
          <table:table-cell office:value-type="date" office:date-value="2012-04-28T00:53:00" calcext:value-type="date">
            <text:p>28/04/12 00:53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date" office:date-value="2012-04-28T01:48:00" calcext:value-type="date">
            <text:p>28/04/12 01:48</text:p>
          </table:table-cell>
          <table:table-cell office:value-type="date" office:date-value="2012-04-28T01:54:00" calcext:value-type="date">
            <text:p>28/04/12 01:54</text:p>
          </table:table-cell>
          <table:table-cell office:value-type="date" office:date-value="2012-04-28T02:00:00" calcext:value-type="date">
            <text:p>28/04/12 02:00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date" office:date-value="2012-04-28T08:54:00" calcext:value-type="date">
            <text:p>28/04/12 08:54</text:p>
          </table:table-cell>
          <table:table-cell office:value-type="date" office:date-value="2012-04-28T09:01:00" calcext:value-type="date">
            <text:p>28/04/12 09:01</text:p>
          </table:table-cell>
          <table:table-cell office:value-type="date" office:date-value="2012-04-28T09:04:00" calcext:value-type="date">
            <text:p>28/04/12 09:04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0E26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8T12:12:00" calcext:value-type="date">
            <text:p>28/04/12 12:12</text:p>
          </table:table-cell>
          <table:table-cell office:value-type="date" office:date-value="2012-04-28T12:15:00" calcext:value-type="date">
            <text:p>28/04/12 12:15</text:p>
          </table:table-cell>
          <table:table-cell office:value-type="date" office:date-value="2012-04-28T12:18:00" calcext:value-type="date">
            <text:p>28/04/12 12:18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1W42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8T13:45:00" calcext:value-type="date">
            <text:p>28/04/12 13:45</text:p>
          </table:table-cell>
          <table:table-cell office:value-type="date" office:date-value="2012-04-28T14:14:00" calcext:value-type="date">
            <text:p>28/04/12 14:14</text:p>
          </table:table-cell>
          <table:table-cell office:value-type="date" office:date-value="2012-04-28T14:34:00" calcext:value-type="date">
            <text:p>28/04/12 14:3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W46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8T20:10:00" calcext:value-type="date">
            <text:p>28/04/12 20:10</text:p>
          </table:table-cell>
          <table:table-cell office:value-type="date" office:date-value="2012-04-28T20:13:00" calcext:value-type="date">
            <text:p>28/04/12 20:13</text:p>
          </table:table-cell>
          <table:table-cell office:value-type="date" office:date-value="2012-04-28T20:16:00" calcext:value-type="date">
            <text:p>28/04/12 20:1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date" office:date-value="2012-04-28T21:48:00" calcext:value-type="date">
            <text:p>28/04/12 21:48</text:p>
          </table:table-cell>
          <table:table-cell office:value-type="date" office:date-value="2012-04-28T22:14:00" calcext:value-type="date">
            <text:p>28/04/12 22:14</text:p>
          </table:table-cell>
          <table:table-cell office:value-type="date" office:date-value="2012-04-28T22:24:00" calcext:value-type="date">
            <text:p>28/04/12 22:2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21</text:p>
          </table:table-cell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date" office:date-value="2012-08-28T00:11:00" calcext:value-type="date">
            <text:p>28/08/12 00:11</text:p>
          </table:table-cell>
          <table:table-cell office:value-type="date" office:date-value="2012-08-28T00:16:00" calcext:value-type="date">
            <text:p>28/08/12 00:16</text:p>
          </table:table-cell>
          <table:table-cell office:value-type="date" office:date-value="2012-08-28T00:18:00" calcext:value-type="date">
            <text:p>28/08/12 00:18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8T03:03:00" calcext:value-type="date">
            <text:p>28/08/12 03:03</text:p>
          </table:table-cell>
          <table:table-cell office:value-type="date" office:date-value="2012-08-28T03:07:00" calcext:value-type="date">
            <text:p>28/08/12 03:07</text:p>
          </table:table-cell>
          <table:table-cell office:value-type="date" office:date-value="2012-08-28T03:09:00" calcext:value-type="date">
            <text:p>28/08/12 03:09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73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8T03:15:00" calcext:value-type="date">
            <text:p>28/08/12 03:15</text:p>
          </table:table-cell>
          <table:table-cell office:value-type="date" office:date-value="2012-08-28T03:19:00" calcext:value-type="date">
            <text:p>28/08/12 03:19</text:p>
          </table:table-cell>
          <table:table-cell office:value-type="date" office:date-value="2012-08-28T03:21:00" calcext:value-type="date">
            <text:p>28/08/12 03:21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date" office:date-value="2012-08-28T18:10:00" calcext:value-type="date">
            <text:p>28/08/12 18:10</text:p>
          </table:table-cell>
          <table:table-cell office:value-type="date" office:date-value="2012-08-28T18:14:00" calcext:value-type="date">
            <text:p>28/08/12 18:14</text:p>
          </table:table-cell>
          <table:table-cell office:value-type="date" office:date-value="2012-08-28T18:18:00" calcext:value-type="date">
            <text:p>28/08/12 18:18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28T19:55:00" calcext:value-type="date">
            <text:p>28/08/12 19:55</text:p>
          </table:table-cell>
          <table:table-cell office:value-type="date" office:date-value="2012-08-28T19:58:00" calcext:value-type="date">
            <text:p>28/08/12 19:58</text:p>
          </table:table-cell>
          <table:table-cell office:value-type="date" office:date-value="2012-08-28T20:09:00" calcext:value-type="date">
            <text:p>28/08/12 20:09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08-28T21:04:00" calcext:value-type="date">
            <text:p>28/08/12 21:04</text:p>
          </table:table-cell>
          <table:table-cell office:value-type="date" office:date-value="2012-08-28T21:10:00" calcext:value-type="date">
            <text:p>28/08/12 21:10</text:p>
          </table:table-cell>
          <table:table-cell office:value-type="date" office:date-value="2012-08-28T21:16:00" calcext:value-type="date">
            <text:p>28/08/12 21:16</text:p>
          </table:table-cell>
          <table:table-cell office:value-type="string" calcext:value-type="string">
            <text:p>B9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34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08-28T22:04:00" calcext:value-type="date">
            <text:p>28/08/12 22:04</text:p>
          </table:table-cell>
          <table:table-cell office:value-type="date" office:date-value="2012-08-28T22:07:00" calcext:value-type="date">
            <text:p>28/08/12 22:07</text:p>
          </table:table-cell>
          <table:table-cell office:value-type="date" office:date-value="2012-08-28T22:16:00" calcext:value-type="date">
            <text:p>28/08/12 22:16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8T22:43:00" calcext:value-type="date">
            <text:p>28/08/12 22:43</text:p>
          </table:table-cell>
          <table:table-cell office:value-type="date" office:date-value="2012-08-28T22:48:00" calcext:value-type="date">
            <text:p>28/08/12 22:48</text:p>
          </table:table-cell>
          <table:table-cell office:value-type="date" office:date-value="2012-08-28T23:05:00" calcext:value-type="date">
            <text:p>28/08/12 23:05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08-28T23:50:00" calcext:value-type="date">
            <text:p>28/08/12 23:50</text:p>
          </table:table-cell>
          <table:table-cell office:value-type="date" office:date-value="2012-08-28T23:54:00" calcext:value-type="date">
            <text:p>28/08/12 23:54</text:p>
          </table:table-cell>
          <table:table-cell office:value-type="date" office:date-value="2012-08-28T23:58:00" calcext:value-type="date">
            <text:p>28/08/12 23:58</text:p>
          </table:table-cell>
          <table:table-cell office:value-type="string" calcext:value-type="string">
            <text:p>B8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12-28T11:05:00" calcext:value-type="date">
            <text:p>28/12/12 11:05</text:p>
          </table:table-cell>
          <table:table-cell office:value-type="date" office:date-value="2012-12-28T11:10:00" calcext:value-type="date">
            <text:p>28/12/12 11:10</text:p>
          </table:table-cell>
          <table:table-cell office:value-type="date" office:date-value="2012-12-28T11:18:00" calcext:value-type="date">
            <text:p>28/12/12 11:18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28T21:38:00" calcext:value-type="date">
            <text:p>28/12/12 21:38</text:p>
          </table:table-cell>
          <table:table-cell office:value-type="date" office:date-value="2012-12-28T21:42:00" calcext:value-type="date">
            <text:p>28/12/12 21:42</text:p>
          </table:table-cell>
          <table:table-cell office:value-type="date" office:date-value="2012-12-28T21:48:00" calcext:value-type="date">
            <text:p>28/12/12 21:48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8T00:06:00" calcext:value-type="date">
            <text:p>28/02/12 00:06</text:p>
          </table:table-cell>
          <table:table-cell office:value-type="date" office:date-value="2012-02-28T00:19:00" calcext:value-type="date">
            <text:p>28/02/12 00:19</text:p>
          </table:table-cell>
          <table:table-cell office:value-type="date" office:date-value="2012-02-28T00:32:00" calcext:value-type="date">
            <text:p>28/02/12 00:32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8T07:57:00" calcext:value-type="date">
            <text:p>28/02/12 07:57</text:p>
          </table:table-cell>
          <table:table-cell office:value-type="date" office:date-value="2012-02-28T08:07:00" calcext:value-type="date">
            <text:p>28/02/12 08:07</text:p>
          </table:table-cell>
          <table:table-cell office:value-type="date" office:date-value="2012-02-28T08:14:00" calcext:value-type="date">
            <text:p>28/02/12 08:14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28T15:30:00" calcext:value-type="date">
            <text:p>28/01/12 15:30</text:p>
          </table:table-cell>
          <table:table-cell office:value-type="date" office:date-value="2012-01-28T15:34:00" calcext:value-type="date">
            <text:p>28/01/12 15:34</text:p>
          </table:table-cell>
          <table:table-cell office:value-type="date" office:date-value="2012-01-28T15:40:00" calcext:value-type="date">
            <text:p>28/01/12 15:4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7-28T07:21:00" calcext:value-type="date">
            <text:p>28/07/12 07:21</text:p>
          </table:table-cell>
          <table:table-cell office:value-type="date" office:date-value="2012-07-28T07:29:00" calcext:value-type="date">
            <text:p>28/07/12 07:29</text:p>
          </table:table-cell>
          <table:table-cell office:value-type="date" office:date-value="2012-07-28T07:42:00" calcext:value-type="date">
            <text:p>28/07/12 07:42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date" office:date-value="2012-07-28T13:10:00" calcext:value-type="date">
            <text:p>28/07/12 13:10</text:p>
          </table:table-cell>
          <table:table-cell office:value-type="date" office:date-value="2012-07-28T13:19:00" calcext:value-type="date">
            <text:p>28/07/12 13:19</text:p>
          </table:table-cell>
          <table:table-cell office:value-type="date" office:date-value="2012-07-28T13:26:00" calcext:value-type="date">
            <text:p>28/07/12 13:2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8T18:24:00" calcext:value-type="date">
            <text:p>28/07/12 18:24</text:p>
          </table:table-cell>
          <table:table-cell office:value-type="date" office:date-value="2012-07-28T18:31:00" calcext:value-type="date">
            <text:p>28/07/12 18:31</text:p>
          </table:table-cell>
          <table:table-cell office:value-type="date" office:date-value="2012-07-28T18:40:00" calcext:value-type="date">
            <text:p>28/07/12 18:40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8T20:44:00" calcext:value-type="date">
            <text:p>28/07/12 20:44</text:p>
          </table:table-cell>
          <table:table-cell office:value-type="date" office:date-value="2012-07-28T20:56:00" calcext:value-type="date">
            <text:p>28/07/12 20:56</text:p>
          </table:table-cell>
          <table:table-cell office:value-type="date" office:date-value="2012-07-28T21:04:00" calcext:value-type="date">
            <text:p>28/07/12 21:04</text:p>
          </table:table-cell>
          <table:table-cell office:value-type="string" calcext:value-type="string">
            <text:p>M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54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6-28T01:46:00" calcext:value-type="date">
            <text:p>28/06/12 01:46</text:p>
          </table:table-cell>
          <table:table-cell office:value-type="date" office:date-value="2012-06-28T01:54:00" calcext:value-type="date">
            <text:p>28/06/12 01:54</text:p>
          </table:table-cell>
          <table:table-cell office:value-type="date" office:date-value="2012-06-28T02:04:00" calcext:value-type="date">
            <text:p>28/06/12 02:04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8T02:10:00" calcext:value-type="date">
            <text:p>28/06/12 02:10</text:p>
          </table:table-cell>
          <table:table-cell office:value-type="date" office:date-value="2012-06-28T02:14:00" calcext:value-type="date">
            <text:p>28/06/12 02:14</text:p>
          </table:table-cell>
          <table:table-cell office:value-type="date" office:date-value="2012-06-28T02:16:00" calcext:value-type="date">
            <text:p>28/06/12 02:16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03:18:00" calcext:value-type="date">
            <text:p>28/06/12 03:18</text:p>
          </table:table-cell>
          <table:table-cell office:value-type="date" office:date-value="2012-06-28T03:23:00" calcext:value-type="date">
            <text:p>28/06/12 03:23</text:p>
          </table:table-cell>
          <table:table-cell office:value-type="date" office:date-value="2012-06-28T03:33:00" calcext:value-type="date">
            <text:p>28/06/12 03:33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6-28T04:45:00" calcext:value-type="date">
            <text:p>28/06/12 04:45</text:p>
          </table:table-cell>
          <table:table-cell office:value-type="date" office:date-value="2012-06-28T04:52:00" calcext:value-type="date">
            <text:p>28/06/12 04:52</text:p>
          </table:table-cell>
          <table:table-cell office:value-type="date" office:date-value="2012-06-28T04:55:00" calcext:value-type="date">
            <text:p>28/06/12 04:55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09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8T05:57:00" calcext:value-type="date">
            <text:p>28/06/12 05:57</text:p>
          </table:table-cell>
          <table:table-cell office:value-type="date" office:date-value="2012-06-28T06:01:00" calcext:value-type="date">
            <text:p>28/06/12 06:01</text:p>
          </table:table-cell>
          <table:table-cell office:value-type="date" office:date-value="2012-06-28T06:04:00" calcext:value-type="date">
            <text:p>28/06/12 06:04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09:09:00" calcext:value-type="date">
            <text:p>28/06/12 09:09</text:p>
          </table:table-cell>
          <table:table-cell office:value-type="date" office:date-value="2012-06-28T09:23:00" calcext:value-type="date">
            <text:p>28/06/12 09:23</text:p>
          </table:table-cell>
          <table:table-cell office:value-type="date" office:date-value="2012-06-28T09:27:00" calcext:value-type="date">
            <text:p>28/06/12 09:27</text:p>
          </table:table-cell>
          <table:table-cell office:value-type="string" calcext:value-type="string">
            <text:p>B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E08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8T11:12:00" calcext:value-type="date">
            <text:p>28/06/12 11:12</text:p>
          </table:table-cell>
          <table:table-cell office:value-type="date" office:date-value="2012-06-28T11:16:00" calcext:value-type="date">
            <text:p>28/06/12 11:16</text:p>
          </table:table-cell>
          <table:table-cell office:value-type="date" office:date-value="2012-06-28T11:18:00" calcext:value-type="date">
            <text:p>28/06/12 11:18</text:p>
          </table:table-cell>
          <table:table-cell office:value-type="string" calcext:value-type="string">
            <text:p>B7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62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13:02:00" calcext:value-type="date">
            <text:p>28/06/12 13:02</text:p>
          </table:table-cell>
          <table:table-cell office:value-type="date" office:date-value="2012-06-28T13:06:00" calcext:value-type="date">
            <text:p>28/06/12 13:06</text:p>
          </table:table-cell>
          <table:table-cell office:value-type="date" office:date-value="2012-06-28T13:08:00" calcext:value-type="date">
            <text:p>28/06/12 13:08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8T16:03:00" calcext:value-type="date">
            <text:p>28/06/12 16:03</text:p>
          </table:table-cell>
          <table:table-cell office:value-type="date" office:date-value="2012-06-28T16:06:00" calcext:value-type="date">
            <text:p>28/06/12 16:06</text:p>
          </table:table-cell>
          <table:table-cell office:value-type="date" office:date-value="2012-06-28T16:08:00" calcext:value-type="date">
            <text:p>28/06/12 16:08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6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16:07:00" calcext:value-type="date">
            <text:p>28/06/12 16:07</text:p>
          </table:table-cell>
          <table:table-cell office:value-type="date" office:date-value="2012-06-28T16:12:00" calcext:value-type="date">
            <text:p>28/06/12 16:12</text:p>
          </table:table-cell>
          <table:table-cell office:value-type="date" office:date-value="2012-06-28T16:15:00" calcext:value-type="date">
            <text:p>28/06/12 16:15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5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19:38:00" calcext:value-type="date">
            <text:p>28/06/12 19:38</text:p>
          </table:table-cell>
          <table:table-cell office:value-type="date" office:date-value="2012-06-28T19:42:00" calcext:value-type="date">
            <text:p>28/06/12 19:42</text:p>
          </table:table-cell>
          <table:table-cell office:value-type="date" office:date-value="2012-06-28T20:16:00" calcext:value-type="date">
            <text:p>28/06/12 20:16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48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8T21:41:00" calcext:value-type="date">
            <text:p>28/06/12 21:41</text:p>
          </table:table-cell>
          <table:table-cell office:value-type="date" office:date-value="2012-06-28T21:47:00" calcext:value-type="date">
            <text:p>28/06/12 21:47</text:p>
          </table:table-cell>
          <table:table-cell office:value-type="date" office:date-value="2012-06-28T21:49:00" calcext:value-type="date">
            <text:p>28/06/12 21:49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8T00:18:00" calcext:value-type="date">
            <text:p>28/03/12 00:18</text:p>
          </table:table-cell>
          <table:table-cell office:value-type="date" office:date-value="2012-03-28T00:25:00" calcext:value-type="date">
            <text:p>28/03/12 00:25</text:p>
          </table:table-cell>
          <table:table-cell office:value-type="date" office:date-value="2012-03-28T00:28:00" calcext:value-type="date">
            <text:p>28/03/12 00:28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26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03-28T11:31:00" calcext:value-type="date">
            <text:p>28/03/12 11:31</text:p>
          </table:table-cell>
          <table:table-cell office:value-type="date" office:date-value="2012-03-28T11:34:00" calcext:value-type="date">
            <text:p>28/03/12 11:34</text:p>
          </table:table-cell>
          <table:table-cell office:value-type="date" office:date-value="2012-03-28T11:36:00" calcext:value-type="date">
            <text:p>28/03/12 11:36</text:p>
          </table:table-cell>
          <table:table-cell office:value-type="string" calcext:value-type="string">
            <text:p>B4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date" office:date-value="2012-03-28T19:38:00" calcext:value-type="date">
            <text:p>28/03/12 19:38</text:p>
          </table:table-cell>
          <table:table-cell office:value-type="date" office:date-value="2012-03-28T19:42:00" calcext:value-type="date">
            <text:p>28/03/12 19:42</text:p>
          </table:table-cell>
          <table:table-cell office:value-type="date" office:date-value="2012-03-28T19:48:00" calcext:value-type="date">
            <text:p>28/03/12 19:48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35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date" office:date-value="2012-03-28T21:42:00" calcext:value-type="date">
            <text:p>28/03/12 21:42</text:p>
          </table:table-cell>
          <table:table-cell office:value-type="date" office:date-value="2012-03-28T21:58:00" calcext:value-type="date">
            <text:p>28/03/12 21:58</text:p>
          </table:table-cell>
          <table:table-cell office:value-type="date" office:date-value="2012-03-28T22:07:00" calcext:value-type="date">
            <text:p>28/03/12 22:0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W26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5-28T05:27:00" calcext:value-type="date">
            <text:p>28/05/12 05:27</text:p>
          </table:table-cell>
          <table:table-cell office:value-type="date" office:date-value="2012-05-28T05:32:00" calcext:value-type="date">
            <text:p>28/05/12 05:32</text:p>
          </table:table-cell>
          <table:table-cell office:value-type="date" office:date-value="2012-05-28T05:43:00" calcext:value-type="date">
            <text:p>28/05/12 05:43</text:p>
          </table:table-cell>
          <table:table-cell office:value-type="string" calcext:value-type="string">
            <text:p>B5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17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date" office:date-value="2012-05-28T11:44:00" calcext:value-type="date">
            <text:p>28/05/12 11:44</text:p>
          </table:table-cell>
          <table:table-cell office:value-type="date" office:date-value="2012-05-28T11:47:00" calcext:value-type="date">
            <text:p>28/05/12 11:47</text:p>
          </table:table-cell>
          <table:table-cell office:value-type="date" office:date-value="2012-05-28T11:50:00" calcext:value-type="date">
            <text:p>28/05/12 11:50</text:p>
          </table:table-cell>
          <table:table-cell office:value-type="string" calcext:value-type="string">
            <text:p>B6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1E09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date" office:date-value="2012-05-28T12:33:00" calcext:value-type="date">
            <text:p>28/05/12 12:33</text:p>
          </table:table-cell>
          <table:table-cell office:value-type="date" office:date-value="2012-05-28T12:49:00" calcext:value-type="date">
            <text:p>28/05/12 12:49</text:p>
          </table:table-cell>
          <table:table-cell office:value-type="date" office:date-value="2012-05-28T13:10:00" calcext:value-type="date">
            <text:p>28/05/12 13:10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1" calcext:value-type="float">
            <text:p>11491</text:p>
          </table:table-cell>
        </table:table-row>
        <table:table-row table:style-name="ro1">
          <table:table-cell office:value-type="date" office:date-value="2012-05-28T14:09:00" calcext:value-type="date">
            <text:p>28/05/12 14:09</text:p>
          </table:table-cell>
          <table:table-cell office:value-type="date" office:date-value="2012-05-28T14:19:00" calcext:value-type="date">
            <text:p>28/05/12 14:19</text:p>
          </table:table-cell>
          <table:table-cell office:value-type="date" office:date-value="2012-05-28T14:36:00" calcext:value-type="date">
            <text:p>28/05/12 14:36</text:p>
          </table:table-cell>
          <table:table-cell office:value-type="string" calcext:value-type="string">
            <text:p>B6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2E09</text:p>
          </table:table-cell>
          <table:table-cell office:value-type="float" office:value="11490" calcext:value-type="float">
            <text:p>11490</text:p>
          </table:table-cell>
        </table:table-row>
        <table:table-row table:style-name="ro1">
          <table:table-cell office:value-type="date" office:date-value="2012-11-28T01:38:00" calcext:value-type="date">
            <text:p>28/11/12 01:38</text:p>
          </table:table-cell>
          <table:table-cell office:value-type="date" office:date-value="2012-11-28T01:48:00" calcext:value-type="date">
            <text:p>28/11/12 01:48</text:p>
          </table:table-cell>
          <table:table-cell office:value-type="date" office:date-value="2012-11-28T01:55:00" calcext:value-type="date">
            <text:p>28/11/12 01:55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02:46:00" calcext:value-type="date">
            <text:p>28/11/12 02:46</text:p>
          </table:table-cell>
          <table:table-cell office:value-type="date" office:date-value="2012-11-28T02:55:00" calcext:value-type="date">
            <text:p>28/11/12 02:55</text:p>
          </table:table-cell>
          <table:table-cell office:value-type="date" office:date-value="2012-11-28T02:57:00" calcext:value-type="date">
            <text:p>28/11/12 02:57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8T08:04:00" calcext:value-type="date">
            <text:p>28/11/12 08:04</text:p>
          </table:table-cell>
          <table:table-cell office:value-type="date" office:date-value="2012-11-28T08:10:00" calcext:value-type="date">
            <text:p>28/11/12 08:10</text:p>
          </table:table-cell>
          <table:table-cell office:value-type="date" office:date-value="2012-11-28T08:21:00" calcext:value-type="date">
            <text:p>28/11/12 08:21</text:p>
          </table:table-cell>
          <table:table-cell office:value-type="string" calcext:value-type="string">
            <text:p>B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8T08:53:00" calcext:value-type="date">
            <text:p>28/11/12 08:53</text:p>
          </table:table-cell>
          <table:table-cell office:value-type="date" office:date-value="2012-11-28T08:58:00" calcext:value-type="date">
            <text:p>28/11/12 08:58</text:p>
          </table:table-cell>
          <table:table-cell office:value-type="date" office:date-value="2012-11-28T09:04:00" calcext:value-type="date">
            <text:p>28/11/12 09:04</text:p>
          </table:table-cell>
          <table:table-cell office:value-type="string" calcext:value-type="string">
            <text:p>B8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46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09:28:00" calcext:value-type="date">
            <text:p>28/11/12 09:28</text:p>
          </table:table-cell>
          <table:table-cell office:value-type="date" office:date-value="2012-11-28T09:55:00" calcext:value-type="date">
            <text:p>28/11/12 09:55</text:p>
          </table:table-cell>
          <table:table-cell office:value-type="date" office:date-value="2012-11-28T10:02:00" calcext:value-type="date">
            <text:p>28/11/12 10: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11:02:00" calcext:value-type="date">
            <text:p>28/11/12 11:02</text:p>
          </table:table-cell>
          <table:table-cell office:value-type="date" office:date-value="2012-11-28T11:12:00" calcext:value-type="date">
            <text:p>28/11/12 11:12</text:p>
          </table:table-cell>
          <table:table-cell office:value-type="date" office:date-value="2012-11-28T11:23:00" calcext:value-type="date">
            <text:p>28/11/12 11:23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8T11:32:00" calcext:value-type="date">
            <text:p>28/11/12 11:32</text:p>
          </table:table-cell>
          <table:table-cell office:value-type="date" office:date-value="2012-11-28T11:38:00" calcext:value-type="date">
            <text:p>28/11/12 11:38</text:p>
          </table:table-cell>
          <table:table-cell office:value-type="date" office:date-value="2012-11-28T12:02:00" calcext:value-type="date">
            <text:p>28/11/12 12: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12:13:00" calcext:value-type="date">
            <text:p>28/11/12 12:13</text:p>
          </table:table-cell>
          <table:table-cell office:value-type="date" office:date-value="2012-11-28T12:24:00" calcext:value-type="date">
            <text:p>28/11/12 12:24</text:p>
          </table:table-cell>
          <table:table-cell office:value-type="date" office:date-value="2012-11-28T12:33:00" calcext:value-type="date">
            <text:p>28/11/12 12:33</text:p>
          </table:table-cell>
          <table:table-cell office:value-type="string" calcext:value-type="string">
            <text:p>C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15:01:00" calcext:value-type="date">
            <text:p>28/11/12 15:01</text:p>
          </table:table-cell>
          <table:table-cell office:value-type="date" office:date-value="2012-11-28T15:04:00" calcext:value-type="date">
            <text:p>28/11/12 15:04</text:p>
          </table:table-cell>
          <table:table-cell office:value-type="date" office:date-value="2012-11-28T15:07:00" calcext:value-type="date">
            <text:p>28/11/12 15:07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1-28T17:38:00" calcext:value-type="date">
            <text:p>28/11/12 17:38</text:p>
          </table:table-cell>
          <table:table-cell office:value-type="date" office:date-value="2012-11-28T17:58:00" calcext:value-type="date">
            <text:p>28/11/12 17:58</text:p>
          </table:table-cell>
          <table:table-cell office:value-type="date" office:date-value="2012-11-28T18:06:00" calcext:value-type="date">
            <text:p>28/11/12 18:06</text:p>
          </table:table-cell>
          <table:table-cell office:value-type="string" calcext:value-type="string">
            <text:p>C3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56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21:20:00" calcext:value-type="date">
            <text:p>28/11/12 21:20</text:p>
          </table:table-cell>
          <table:table-cell office:value-type="date" office:date-value="2012-11-28T21:36:00" calcext:value-type="date">
            <text:p>28/11/12 21:36</text:p>
          </table:table-cell>
          <table:table-cell office:value-type="date" office:date-value="2012-11-28T21:48:00" calcext:value-type="date">
            <text:p>28/11/12 21:48</text:p>
          </table:table-cell>
          <table:table-cell office:value-type="string" calcext:value-type="string">
            <text:p>M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57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8T23:07:00" calcext:value-type="date">
            <text:p>28/11/12 23:07</text:p>
          </table:table-cell>
          <table:table-cell office:value-type="date" office:date-value="2012-11-28T23:12:00" calcext:value-type="date">
            <text:p>28/11/12 23:12</text:p>
          </table:table-cell>
          <table:table-cell office:value-type="date" office:date-value="2012-11-28T23:20:00" calcext:value-type="date">
            <text:p>28/11/12 23:2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0-28T06:26:00" calcext:value-type="date">
            <text:p>28/10/12 06:26</text:p>
          </table:table-cell>
          <table:table-cell office:value-type="date" office:date-value="2012-10-28T08:05:00" calcext:value-type="date">
            <text:p>28/10/12 08:05</text:p>
          </table:table-cell>
          <table:table-cell office:value-type="date" office:date-value="2012-10-28T10:48:00" calcext:value-type="date">
            <text:p>28/10/12 10:48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28T21:15:00" calcext:value-type="date">
            <text:p>28/09/12 21:15</text:p>
          </table:table-cell>
          <table:table-cell office:value-type="date" office:date-value="2012-09-28T21:18:00" calcext:value-type="date">
            <text:p>28/09/12 21:18</text:p>
          </table:table-cell>
          <table:table-cell office:value-type="date" office:date-value="2012-09-28T21:20:00" calcext:value-type="date">
            <text:p>28/09/12 21:20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6" calcext:value-type="float">
            <text:p>11576</text:p>
          </table:table-cell>
        </table:table-row>
        <table:table-row table:style-name="ro1">
          <table:table-cell office:value-type="date" office:date-value="2012-04-29T00:52:00" calcext:value-type="date">
            <text:p>29/04/12 00:52</text:p>
          </table:table-cell>
          <table:table-cell office:value-type="date" office:date-value="2012-04-29T00:55:00" calcext:value-type="date">
            <text:p>29/04/12 00:55</text:p>
          </table:table-cell>
          <table:table-cell office:value-type="date" office:date-value="2012-04-29T00:57:00" calcext:value-type="date">
            <text:p>29/04/12 00:57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53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date" office:date-value="2012-04-29T05:49:00" calcext:value-type="date">
            <text:p>29/04/12 05:49</text:p>
          </table:table-cell>
          <table:table-cell office:value-type="date" office:date-value="2012-04-29T05:52:00" calcext:value-type="date">
            <text:p>29/04/12 05:52</text:p>
          </table:table-cell>
          <table:table-cell office:value-type="date" office:date-value="2012-04-29T05:54:00" calcext:value-type="date">
            <text:p>29/04/12 05:54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70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9T13:58:00" calcext:value-type="date">
            <text:p>29/04/12 13:58</text:p>
          </table:table-cell>
          <table:table-cell office:value-type="date" office:date-value="2012-04-29T14:08:00" calcext:value-type="date">
            <text:p>29/04/12 14:08</text:p>
          </table:table-cell>
          <table:table-cell office:value-type="date" office:date-value="2012-04-29T14:15:00" calcext:value-type="date">
            <text:p>29/04/12 14:1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4-29T14:27:00" calcext:value-type="date">
            <text:p>29/04/12 14:27</text:p>
          </table:table-cell>
          <table:table-cell office:value-type="date" office:date-value="2012-04-29T14:32:00" calcext:value-type="date">
            <text:p>29/04/12 14:32</text:p>
          </table:table-cell>
          <table:table-cell office:value-type="date" office:date-value="2012-04-29T14:38:00" calcext:value-type="date">
            <text:p>29/04/12 14:38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06</text:p>
          </table:table-cell>
          <table:table-cell office:value-type="float" office:value="11469" calcext:value-type="float">
            <text:p>11469</text:p>
          </table:table-cell>
        </table:table-row>
        <table:table-row table:style-name="ro1">
          <table:table-cell office:value-type="date" office:date-value="2012-04-29T15:09:00" calcext:value-type="date">
            <text:p>29/04/12 15:09</text:p>
          </table:table-cell>
          <table:table-cell office:value-type="date" office:date-value="2012-04-29T15:17:00" calcext:value-type="date">
            <text:p>29/04/12 15:17</text:p>
          </table:table-cell>
          <table:table-cell office:value-type="date" office:date-value="2012-04-29T15:24:00" calcext:value-type="date">
            <text:p>29/04/12 15:24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9T16:29:00" calcext:value-type="date">
            <text:p>29/04/12 16:29</text:p>
          </table:table-cell>
          <table:table-cell office:value-type="date" office:date-value="2012-04-29T16:33:00" calcext:value-type="date">
            <text:p>29/04/12 16:33</text:p>
          </table:table-cell>
          <table:table-cell office:value-type="date" office:date-value="2012-04-29T16:39:00" calcext:value-type="date">
            <text:p>29/04/12 16:3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W78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29T16:54:00" calcext:value-type="date">
            <text:p>29/04/12 16:54</text:p>
          </table:table-cell>
          <table:table-cell office:value-type="date" office:date-value="2012-04-29T16:57:00" calcext:value-type="date">
            <text:p>29/04/12 16:57</text:p>
          </table:table-cell>
          <table:table-cell office:value-type="date" office:date-value="2012-04-29T17:00:00" calcext:value-type="date">
            <text:p>29/04/12 17:00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9T09:19:00" calcext:value-type="date">
            <text:p>29/08/12 09:19</text:p>
          </table:table-cell>
          <table:table-cell office:value-type="date" office:date-value="2012-08-29T09:44:00" calcext:value-type="date">
            <text:p>29/08/12 09:44</text:p>
          </table:table-cell>
          <table:table-cell office:value-type="date" office:date-value="2012-08-29T09:52:00" calcext:value-type="date">
            <text:p>29/08/12 09:52</text:p>
          </table:table-cell>
          <table:table-cell office:value-type="string" calcext:value-type="string">
            <text:p>B8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29T11:52:00" calcext:value-type="date">
            <text:p>29/08/12 11:52</text:p>
          </table:table-cell>
          <table:table-cell office:value-type="date" office:date-value="2012-08-29T12:05:00" calcext:value-type="date">
            <text:p>29/08/12 12:05</text:p>
          </table:table-cell>
          <table:table-cell office:value-type="date" office:date-value="2012-08-29T12:13:00" calcext:value-type="date">
            <text:p>29/08/12 12:13</text:p>
          </table:table-cell>
          <table:table-cell office:value-type="string" calcext:value-type="string">
            <text:p>B6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9T13:42:00" calcext:value-type="date">
            <text:p>29/08/12 13:42</text:p>
          </table:table-cell>
          <table:table-cell office:value-type="date" office:date-value="2012-08-29T13:54:00" calcext:value-type="date">
            <text:p>29/08/12 13:54</text:p>
          </table:table-cell>
          <table:table-cell office:value-type="date" office:date-value="2012-08-29T14:01:00" calcext:value-type="date">
            <text:p>29/08/12 14:01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29T19:23:00" calcext:value-type="date">
            <text:p>29/08/12 19:23</text:p>
          </table:table-cell>
          <table:table-cell office:value-type="date" office:date-value="2012-08-29T19:30:00" calcext:value-type="date">
            <text:p>29/08/12 19:30</text:p>
          </table:table-cell>
          <table:table-cell office:value-type="date" office:date-value="2012-08-29T19:37:00" calcext:value-type="date">
            <text:p>29/08/12 19:37</text:p>
          </table:table-cell>
          <table:table-cell office:value-type="string" calcext:value-type="string">
            <text:p>B7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E19</text:p>
          </table:table-cell>
          <table:table-cell office:value-type="float" office:value="11555" calcext:value-type="float">
            <text:p>11555</text:p>
          </table:table-cell>
        </table:table-row>
        <table:table-row table:style-name="ro1">
          <table:table-cell office:value-type="date" office:date-value="2012-08-29T19:49:00" calcext:value-type="date">
            <text:p>29/08/12 19:49</text:p>
          </table:table-cell>
          <table:table-cell office:value-type="date" office:date-value="2012-08-29T19:58:00" calcext:value-type="date">
            <text:p>29/08/12 19:58</text:p>
          </table:table-cell>
          <table:table-cell office:value-type="date" office:date-value="2012-08-29T20:03:00" calcext:value-type="date">
            <text:p>29/08/12 20:03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29T23:40:00" calcext:value-type="date">
            <text:p>29/08/12 23:40</text:p>
          </table:table-cell>
          <table:table-cell office:value-type="date" office:date-value="2012-08-29T23:44:00" calcext:value-type="date">
            <text:p>29/08/12 23:44</text:p>
          </table:table-cell>
          <table:table-cell office:value-type="date" office:date-value="2012-08-29T23:47:00" calcext:value-type="date">
            <text:p>29/08/12 23:4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date" office:date-value="2012-12-29T12:03:00" calcext:value-type="date">
            <text:p>29/12/12 12:03</text:p>
          </table:table-cell>
          <table:table-cell office:value-type="date" office:date-value="2012-12-29T12:09:00" calcext:value-type="date">
            <text:p>29/12/12 12:09</text:p>
          </table:table-cell>
          <table:table-cell office:value-type="date" office:date-value="2012-12-29T12:14:00" calcext:value-type="date">
            <text:p>29/12/12 12:14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8" calcext:value-type="float">
            <text:p>11638</text:p>
          </table:table-cell>
        </table:table-row>
        <table:table-row table:style-name="ro1">
          <table:table-cell office:value-type="date" office:date-value="2012-12-29T19:27:00" calcext:value-type="date">
            <text:p>29/12/12 19:27</text:p>
          </table:table-cell>
          <table:table-cell office:value-type="date" office:date-value="2012-12-29T19:33:00" calcext:value-type="date">
            <text:p>29/12/12 19:33</text:p>
          </table:table-cell>
          <table:table-cell office:value-type="date" office:date-value="2012-12-29T19:39:00" calcext:value-type="date">
            <text:p>29/12/12 19:3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51</text:p>
          </table:table-cell>
          <table:table-cell office:value-type="float" office:value="11638" calcext:value-type="float">
            <text:p>11638</text:p>
          </table:table-cell>
        </table:table-row>
        <table:table-row table:style-name="ro1">
          <table:table-cell office:value-type="date" office:date-value="2012-02-29T07:33:00" calcext:value-type="date">
            <text:p>29/02/12 07:33</text:p>
          </table:table-cell>
          <table:table-cell office:value-type="date" office:date-value="2012-02-29T07:38:00" calcext:value-type="date">
            <text:p>29/02/12 07:38</text:p>
          </table:table-cell>
          <table:table-cell office:value-type="date" office:date-value="2012-02-29T07:41:00" calcext:value-type="date">
            <text:p>29/02/12 07:41</text:p>
          </table:table-cell>
          <table:table-cell office:value-type="string" calcext:value-type="string">
            <text:p>B5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25</text:p>
          </table:table-cell>
          <table:table-cell/>
        </table:table-row>
        <table:table-row table:style-name="ro1">
          <table:table-cell office:value-type="date" office:date-value="2012-02-29T14:25:00" calcext:value-type="date">
            <text:p>29/02/12 14:25</text:p>
          </table:table-cell>
          <table:table-cell office:value-type="date" office:date-value="2012-02-29T14:28:00" calcext:value-type="date">
            <text:p>29/02/12 14:28</text:p>
          </table:table-cell>
          <table:table-cell office:value-type="date" office:date-value="2012-02-29T14:34:00" calcext:value-type="date">
            <text:p>29/02/12 14:34</text:p>
          </table:table-cell>
          <table:table-cell office:value-type="string" calcext:value-type="string">
            <text:p>B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23" calcext:value-type="float">
            <text:p>11423</text:p>
          </table:table-cell>
        </table:table-row>
        <table:table-row table:style-name="ro1">
          <table:table-cell office:value-type="date" office:date-value="2012-02-29T15:20:00" calcext:value-type="date">
            <text:p>29/02/12 15:20</text:p>
          </table:table-cell>
          <table:table-cell office:value-type="date" office:date-value="2012-02-29T15:25:00" calcext:value-type="date">
            <text:p>29/02/12 15:25</text:p>
          </table:table-cell>
          <table:table-cell office:value-type="date" office:date-value="2012-02-29T15:55:00" calcext:value-type="date">
            <text:p>29/02/12 15:55</text:p>
          </table:table-cell>
          <table:table-cell office:value-type="string" calcext:value-type="string">
            <text:p>B4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2-29T21:15:00" calcext:value-type="date">
            <text:p>29/02/12 21:15</text:p>
          </table:table-cell>
          <table:table-cell office:value-type="date" office:date-value="2012-02-29T21:22:00" calcext:value-type="date">
            <text:p>29/02/12 21:22</text:p>
          </table:table-cell>
          <table:table-cell office:value-type="date" office:date-value="2012-02-29T21:28:00" calcext:value-type="date">
            <text:p>29/02/12 21:28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17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date" office:date-value="2012-02-29T22:34:00" calcext:value-type="date">
            <text:p>29/02/12 22:34</text:p>
          </table:table-cell>
          <table:table-cell office:value-type="date" office:date-value="2012-02-29T22:40:00" calcext:value-type="date">
            <text:p>29/02/12 22:40</text:p>
          </table:table-cell>
          <table:table-cell office:value-type="date" office:date-value="2012-02-29T22:51:00" calcext:value-type="date">
            <text:p>29/02/12 22:51</text:p>
          </table:table-cell>
          <table:table-cell office:value-type="string" calcext:value-type="string">
            <text:p>B9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16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date" office:date-value="2012-07-29T03:12:00" calcext:value-type="date">
            <text:p>29/07/12 03:12</text:p>
          </table:table-cell>
          <table:table-cell office:value-type="date" office:date-value="2012-07-29T03:18:00" calcext:value-type="date">
            <text:p>29/07/12 03:18</text:p>
          </table:table-cell>
          <table:table-cell office:value-type="date" office:date-value="2012-07-29T03:30:00" calcext:value-type="date">
            <text:p>29/07/12 03:30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51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9T05:56:00" calcext:value-type="date">
            <text:p>29/07/12 05:56</text:p>
          </table:table-cell>
          <table:table-cell office:value-type="date" office:date-value="2012-07-29T06:00:00" calcext:value-type="date">
            <text:p>29/07/12 06:00</text:p>
          </table:table-cell>
          <table:table-cell office:value-type="date" office:date-value="2012-07-29T06:05:00" calcext:value-type="date">
            <text:p>29/07/12 06:0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48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9T06:15:00" calcext:value-type="date">
            <text:p>29/07/12 06:15</text:p>
          </table:table-cell>
          <table:table-cell office:value-type="date" office:date-value="2012-07-29T06:22:00" calcext:value-type="date">
            <text:p>29/07/12 06:22</text:p>
          </table:table-cell>
          <table:table-cell office:value-type="date" office:date-value="2012-07-29T06:29:00" calcext:value-type="date">
            <text:p>29/07/12 06:29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49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9T11:56:00" calcext:value-type="date">
            <text:p>29/07/12 11:56</text:p>
          </table:table-cell>
          <table:table-cell office:value-type="date" office:date-value="2012-07-29T12:03:00" calcext:value-type="date">
            <text:p>29/07/12 12:03</text:p>
          </table:table-cell>
          <table:table-cell office:value-type="date" office:date-value="2012-07-29T12:07:00" calcext:value-type="date">
            <text:p>29/07/12 12:07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48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9T15:04:00" calcext:value-type="date">
            <text:p>29/07/12 15:04</text:p>
          </table:table-cell>
          <table:table-cell office:value-type="date" office:date-value="2012-07-29T15:08:00" calcext:value-type="date">
            <text:p>29/07/12 15:08</text:p>
          </table:table-cell>
          <table:table-cell office:value-type="date" office:date-value="2012-07-29T15:11:00" calcext:value-type="date">
            <text:p>29/07/12 15:11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47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29T15:14:00" calcext:value-type="date">
            <text:p>29/07/12 15:14</text:p>
          </table:table-cell>
          <table:table-cell office:value-type="date" office:date-value="2012-07-29T15:17:00" calcext:value-type="date">
            <text:p>29/07/12 15:17</text:p>
          </table:table-cell>
          <table:table-cell office:value-type="date" office:date-value="2012-07-29T15:19:00" calcext:value-type="date">
            <text:p>29/07/12 15:1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29T21:51:00" calcext:value-type="date">
            <text:p>29/07/12 21:51</text:p>
          </table:table-cell>
          <table:table-cell office:value-type="date" office:date-value="2012-07-29T21:57:00" calcext:value-type="date">
            <text:p>29/07/12 21:57</text:p>
          </table:table-cell>
          <table:table-cell office:value-type="date" office:date-value="2012-07-29T22:03:00" calcext:value-type="date">
            <text:p>29/07/12 22:03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9T00:33:00" calcext:value-type="date">
            <text:p>29/06/12 00:33</text:p>
          </table:table-cell>
          <table:table-cell office:value-type="date" office:date-value="2012-06-29T00:38:00" calcext:value-type="date">
            <text:p>29/06/12 00:38</text:p>
          </table:table-cell>
          <table:table-cell office:value-type="date" office:date-value="2012-06-29T00:41:00" calcext:value-type="date">
            <text:p>29/06/12 00:4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E43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9T01:18:00" calcext:value-type="date">
            <text:p>29/06/12 01:18</text:p>
          </table:table-cell>
          <table:table-cell office:value-type="date" office:date-value="2012-06-29T01:25:00" calcext:value-type="date">
            <text:p>29/06/12 01:25</text:p>
          </table:table-cell>
          <table:table-cell office:value-type="date" office:date-value="2012-06-29T01:28:00" calcext:value-type="date">
            <text:p>29/06/12 01:28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42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9T04:09:00" calcext:value-type="date">
            <text:p>29/06/12 04:09</text:p>
          </table:table-cell>
          <table:table-cell office:value-type="date" office:date-value="2012-06-29T04:14:00" calcext:value-type="date">
            <text:p>29/06/12 04:14</text:p>
          </table:table-cell>
          <table:table-cell office:value-type="date" office:date-value="2012-06-29T04:16:00" calcext:value-type="date">
            <text:p>29/06/12 04:16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E61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29T05:10:00" calcext:value-type="date">
            <text:p>29/06/12 05:10</text:p>
          </table:table-cell>
          <table:table-cell office:value-type="date" office:date-value="2012-06-29T05:14:00" calcext:value-type="date">
            <text:p>29/06/12 05:14</text:p>
          </table:table-cell>
          <table:table-cell office:value-type="date" office:date-value="2012-06-29T05:28:00" calcext:value-type="date">
            <text:p>29/06/12 05:28</text:p>
          </table:table-cell>
          <table:table-cell office:value-type="string" calcext:value-type="string">
            <text:p>B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7W04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9T05:55:00" calcext:value-type="date">
            <text:p>29/06/12 05:55</text:p>
          </table:table-cell>
          <table:table-cell office:value-type="date" office:date-value="2012-06-29T05:59:00" calcext:value-type="date">
            <text:p>29/06/12 05:59</text:p>
          </table:table-cell>
          <table:table-cell office:value-type="date" office:date-value="2012-06-29T06:01:00" calcext:value-type="date">
            <text:p>29/06/12 06:0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38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9T06:43:00" calcext:value-type="date">
            <text:p>29/06/12 06:43</text:p>
          </table:table-cell>
          <table:table-cell office:value-type="date" office:date-value="2012-06-29T06:47:00" calcext:value-type="date">
            <text:p>29/06/12 06:47</text:p>
          </table:table-cell>
          <table:table-cell office:value-type="date" office:date-value="2012-06-29T06:50:00" calcext:value-type="date">
            <text:p>29/06/12 06:50</text:p>
          </table:table-cell>
          <table:table-cell office:value-type="string" calcext:value-type="string">
            <text:p>C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6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29T08:19:00" calcext:value-type="date">
            <text:p>29/06/12 08:19</text:p>
          </table:table-cell>
          <table:table-cell office:value-type="date" office:date-value="2012-06-29T08:22:00" calcext:value-type="date">
            <text:p>29/06/12 08:22</text:p>
          </table:table-cell>
          <table:table-cell office:value-type="date" office:date-value="2012-06-29T08:24:00" calcext:value-type="date">
            <text:p>29/06/12 08:24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5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29T09:13:00" calcext:value-type="date">
            <text:p>29/06/12 09:13</text:p>
          </table:table-cell>
          <table:table-cell office:value-type="date" office:date-value="2012-06-29T09:20:00" calcext:value-type="date">
            <text:p>29/06/12 09:20</text:p>
          </table:table-cell>
          <table:table-cell office:value-type="date" office:date-value="2012-06-29T09:22:00" calcext:value-type="date">
            <text:p>29/06/12 09:22</text:p>
          </table:table-cell>
          <table:table-cell office:value-type="string" calcext:value-type="string">
            <text:p>M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37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29T16:27:00" calcext:value-type="date">
            <text:p>29/06/12 16:27</text:p>
          </table:table-cell>
          <table:table-cell office:value-type="date" office:date-value="2012-06-29T16:33:00" calcext:value-type="date">
            <text:p>29/06/12 16:33</text:p>
          </table:table-cell>
          <table:table-cell office:value-type="date" office:date-value="2012-06-29T16:43:00" calcext:value-type="date">
            <text:p>29/06/12 16:4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6-29T18:35:00" calcext:value-type="date">
            <text:p>29/06/12 18:35</text:p>
          </table:table-cell>
          <table:table-cell office:value-type="date" office:date-value="2012-06-29T18:44:00" calcext:value-type="date">
            <text:p>29/06/12 18:44</text:p>
          </table:table-cell>
          <table:table-cell office:value-type="date" office:date-value="2012-06-29T18:50:00" calcext:value-type="date">
            <text:p>29/06/12 18:50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W12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date" office:date-value="2012-06-29T23:30:00" calcext:value-type="date">
            <text:p>29/06/12 23:30</text:p>
          </table:table-cell>
          <table:table-cell office:value-type="date" office:date-value="2012-06-29T23:38:00" calcext:value-type="date">
            <text:p>29/06/12 23:38</text:p>
          </table:table-cell>
          <table:table-cell office:value-type="date" office:date-value="2012-06-29T23:49:00" calcext:value-type="date">
            <text:p>29/06/12 23:4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3-29T08:30:00" calcext:value-type="date">
            <text:p>29/03/12 08:30</text:p>
          </table:table-cell>
          <table:table-cell office:value-type="date" office:date-value="2012-03-29T09:53:00" calcext:value-type="date">
            <text:p>29/03/12 09:53</text:p>
          </table:table-cell>
          <table:table-cell office:value-type="date" office:date-value="2012-03-29T09:55:00" calcext:value-type="date">
            <text:p>29/03/12 09:55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3-29T11:46:00" calcext:value-type="date">
            <text:p>29/03/12 11:46</text:p>
          </table:table-cell>
          <table:table-cell office:value-type="date" office:date-value="2012-03-29T11:51:00" calcext:value-type="date">
            <text:p>29/03/12 11:51</text:p>
          </table:table-cell>
          <table:table-cell office:value-type="date" office:date-value="2012-03-29T11:54:00" calcext:value-type="date">
            <text:p>29/03/12 11:54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W72</text:p>
          </table:table-cell>
          <table:table-cell office:value-type="float" office:value="11447" calcext:value-type="float">
            <text:p>11447</text:p>
          </table:table-cell>
        </table:table-row>
        <table:table-row table:style-name="ro1">
          <table:table-cell office:value-type="date" office:date-value="2012-03-29T12:36:00" calcext:value-type="date">
            <text:p>29/03/12 12:36</text:p>
          </table:table-cell>
          <table:table-cell office:value-type="date" office:date-value="2012-03-29T12:39:00" calcext:value-type="date">
            <text:p>29/03/12 12:39</text:p>
          </table:table-cell>
          <table:table-cell office:value-type="date" office:date-value="2012-03-29T12:43:00" calcext:value-type="date">
            <text:p>29/03/12 12:4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3-29T13:12:00" calcext:value-type="date">
            <text:p>29/03/12 13:12</text:p>
          </table:table-cell>
          <table:table-cell office:value-type="date" office:date-value="2012-03-29T13:21:00" calcext:value-type="date">
            <text:p>29/03/12 13:21</text:p>
          </table:table-cell>
          <table:table-cell office:value-type="date" office:date-value="2012-03-29T13:23:00" calcext:value-type="date">
            <text:p>29/03/12 13:23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3-29T16:35:00" calcext:value-type="date">
            <text:p>29/03/12 16:35</text:p>
          </table:table-cell>
          <table:table-cell office:value-type="date" office:date-value="2012-03-29T16:40:00" calcext:value-type="date">
            <text:p>29/03/12 16:40</text:p>
          </table:table-cell>
          <table:table-cell office:value-type="date" office:date-value="2012-03-29T16:42:00" calcext:value-type="date">
            <text:p>29/03/12 16:4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3-29T18:23:00" calcext:value-type="date">
            <text:p>29/03/12 18:23</text:p>
          </table:table-cell>
          <table:table-cell office:value-type="date" office:date-value="2012-03-29T18:30:00" calcext:value-type="date">
            <text:p>29/03/12 18:30</text:p>
          </table:table-cell>
          <table:table-cell office:value-type="date" office:date-value="2012-03-29T18:34:00" calcext:value-type="date">
            <text:p>29/03/12 18:34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29T23:19:00" calcext:value-type="date">
            <text:p>29/03/12 23:19</text:p>
          </table:table-cell>
          <table:table-cell office:value-type="date" office:date-value="2012-03-29T23:23:00" calcext:value-type="date">
            <text:p>29/03/12 23:23</text:p>
          </table:table-cell>
          <table:table-cell office:value-type="date" office:date-value="2012-03-29T23:26:00" calcext:value-type="date">
            <text:p>29/03/12 23:26</text:p>
          </table:table-cell>
          <table:table-cell office:value-type="string" calcext:value-type="string">
            <text:p>B6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43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5-29T04:51:00" calcext:value-type="date">
            <text:p>29/05/12 04:51</text:p>
          </table:table-cell>
          <table:table-cell office:value-type="date" office:date-value="2012-05-29T04:55:00" calcext:value-type="date">
            <text:p>29/05/12 04:55</text:p>
          </table:table-cell>
          <table:table-cell office:value-type="date" office:date-value="2012-05-29T05:00:00" calcext:value-type="date">
            <text:p>29/05/12 05:00</text:p>
          </table:table-cell>
          <table:table-cell office:value-type="string" calcext:value-type="string">
            <text:p>B3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date" office:date-value="2012-11-29T00:59:00" calcext:value-type="date">
            <text:p>29/11/12 00:59</text:p>
          </table:table-cell>
          <table:table-cell office:value-type="date" office:date-value="2012-11-29T01:03:00" calcext:value-type="date">
            <text:p>29/11/12 01:03</text:p>
          </table:table-cell>
          <table:table-cell office:value-type="date" office:date-value="2012-11-29T01:06:00" calcext:value-type="date">
            <text:p>29/11/12 01:06</text:p>
          </table:table-cell>
          <table:table-cell office:value-type="string" calcext:value-type="string">
            <text:p>B7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9T01:12:00" calcext:value-type="date">
            <text:p>29/11/12 01:12</text:p>
          </table:table-cell>
          <table:table-cell office:value-type="date" office:date-value="2012-11-29T01:16:00" calcext:value-type="date">
            <text:p>29/11/12 01:16</text:p>
          </table:table-cell>
          <table:table-cell office:value-type="date" office:date-value="2012-11-29T01:19:00" calcext:value-type="date">
            <text:p>29/11/12 01:19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9T02:27:00" calcext:value-type="date">
            <text:p>29/11/12 02:27</text:p>
          </table:table-cell>
          <table:table-cell office:value-type="date" office:date-value="2012-11-29T02:37:00" calcext:value-type="date">
            <text:p>29/11/12 02:37</text:p>
          </table:table-cell>
          <table:table-cell office:value-type="date" office:date-value="2012-11-29T02:46:00" calcext:value-type="date">
            <text:p>29/11/12 02:4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9T05:55:00" calcext:value-type="date">
            <text:p>29/11/12 05:55</text:p>
          </table:table-cell>
          <table:table-cell office:value-type="date" office:date-value="2012-11-29T06:01:00" calcext:value-type="date">
            <text:p>29/11/12 06:01</text:p>
          </table:table-cell>
          <table:table-cell office:value-type="date" office:date-value="2012-11-29T06:16:00" calcext:value-type="date">
            <text:p>29/11/12 06:16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E60</text:p>
          </table:table-cell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9T07:03:00" calcext:value-type="date">
            <text:p>29/11/12 07:03</text:p>
          </table:table-cell>
          <table:table-cell office:value-type="date" office:date-value="2012-11-29T07:10:00" calcext:value-type="date">
            <text:p>29/11/12 07:10</text:p>
          </table:table-cell>
          <table:table-cell office:value-type="date" office:date-value="2012-11-29T07:18:00" calcext:value-type="date">
            <text:p>29/11/12 07:18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62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9T08:45:00" calcext:value-type="date">
            <text:p>29/11/12 08:45</text:p>
          </table:table-cell>
          <table:table-cell office:value-type="date" office:date-value="2012-11-29T08:49:00" calcext:value-type="date">
            <text:p>29/11/12 08:49</text:p>
          </table:table-cell>
          <table:table-cell office:value-type="date" office:date-value="2012-11-29T08:51:00" calcext:value-type="date">
            <text:p>29/11/12 08: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29T11:13:00" calcext:value-type="date">
            <text:p>29/11/12 11:13</text:p>
          </table:table-cell>
          <table:table-cell office:value-type="date" office:date-value="2012-11-29T11:18:00" calcext:value-type="date">
            <text:p>29/11/12 11:18</text:p>
          </table:table-cell>
          <table:table-cell office:value-type="date" office:date-value="2012-11-29T11:23:00" calcext:value-type="date">
            <text:p>29/11/12 11:23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9T11:40:00" calcext:value-type="date">
            <text:p>29/11/12 11:40</text:p>
          </table:table-cell>
          <table:table-cell office:value-type="date" office:date-value="2012-11-29T12:05:00" calcext:value-type="date">
            <text:p>29/11/12 12:05</text:p>
          </table:table-cell>
          <table:table-cell office:value-type="date" office:date-value="2012-11-29T12:19:00" calcext:value-type="date">
            <text:p>29/11/12 12:19</text:p>
          </table:table-cell>
          <table:table-cell office:value-type="string" calcext:value-type="string">
            <text:p>C5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29T17:47:00" calcext:value-type="date">
            <text:p>29/11/12 17:47</text:p>
          </table:table-cell>
          <table:table-cell office:value-type="date" office:date-value="2012-11-29T17:50:00" calcext:value-type="date">
            <text:p>29/11/12 17:50</text:p>
          </table:table-cell>
          <table:table-cell office:value-type="date" office:date-value="2012-11-29T17:54:00" calcext:value-type="date">
            <text:p>29/11/12 17:54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29T18:33:00" calcext:value-type="date">
            <text:p>29/11/12 18:33</text:p>
          </table:table-cell>
          <table:table-cell office:value-type="date" office:date-value="2012-11-29T18:38:00" calcext:value-type="date">
            <text:p>29/11/12 18:38</text:p>
          </table:table-cell>
          <table:table-cell office:value-type="date" office:date-value="2012-11-29T18:43:00" calcext:value-type="date">
            <text:p>29/11/12 18:4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53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29T18:59:00" calcext:value-type="date">
            <text:p>29/11/12 18:59</text:p>
          </table:table-cell>
          <table:table-cell office:value-type="date" office:date-value="2012-11-29T19:06:00" calcext:value-type="date">
            <text:p>29/11/12 19:06</text:p>
          </table:table-cell>
          <table:table-cell office:value-type="date" office:date-value="2012-11-29T19:09:00" calcext:value-type="date">
            <text:p>29/11/12 19:09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29T20:35:00" calcext:value-type="date">
            <text:p>29/11/12 20:35</text:p>
          </table:table-cell>
          <table:table-cell office:value-type="date" office:date-value="2012-11-29T20:41:00" calcext:value-type="date">
            <text:p>29/11/12 20:41</text:p>
          </table:table-cell>
          <table:table-cell office:value-type="date" office:date-value="2012-11-29T20:48:00" calcext:value-type="date">
            <text:p>29/11/12 20:48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51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29T21:46:00" calcext:value-type="date">
            <text:p>29/11/12 21:46</text:p>
          </table:table-cell>
          <table:table-cell office:value-type="date" office:date-value="2012-11-29T21:50:00" calcext:value-type="date">
            <text:p>29/11/12 21:50</text:p>
          </table:table-cell>
          <table:table-cell office:value-type="date" office:date-value="2012-11-29T21:54:00" calcext:value-type="date">
            <text:p>29/11/12 21:54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51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29T22:37:00" calcext:value-type="date">
            <text:p>29/11/12 22:37</text:p>
          </table:table-cell>
          <table:table-cell office:value-type="date" office:date-value="2012-11-29T22:44:00" calcext:value-type="date">
            <text:p>29/11/12 22:44</text:p>
          </table:table-cell>
          <table:table-cell office:value-type="date" office:date-value="2012-11-29T22:52:00" calcext:value-type="date">
            <text:p>29/11/12 22:5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51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0-29T02:55:00" calcext:value-type="date">
            <text:p>29/10/12 02:55</text:p>
          </table:table-cell>
          <table:table-cell office:value-type="date" office:date-value="2012-10-29T03:02:00" calcext:value-type="date">
            <text:p>29/10/12 03:02</text:p>
          </table:table-cell>
          <table:table-cell office:value-type="date" office:date-value="2012-10-29T03:05:00" calcext:value-type="date">
            <text:p>29/10/12 03:05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09-29T06:17:00" calcext:value-type="date">
            <text:p>29/09/12 06:17</text:p>
          </table:table-cell>
          <table:table-cell office:value-type="date" office:date-value="2012-09-29T07:53:00" calcext:value-type="date">
            <text:p>29/09/12 07:53</text:p>
          </table:table-cell>
          <table:table-cell office:value-type="date" office:date-value="2012-09-29T07:59:00" calcext:value-type="date">
            <text:p>29/09/12 07:59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6W45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9T08:52:00" calcext:value-type="date">
            <text:p>29/09/12 08:52</text:p>
          </table:table-cell>
          <table:table-cell office:value-type="date" office:date-value="2012-09-29T08:57:00" calcext:value-type="date">
            <text:p>29/09/12 08:57</text:p>
          </table:table-cell>
          <table:table-cell office:value-type="date" office:date-value="2012-09-29T09:05:00" calcext:value-type="date">
            <text:p>29/09/12 09:0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0W46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29T10:24:00" calcext:value-type="date">
            <text:p>29/09/12 10:24</text:p>
          </table:table-cell>
          <table:table-cell office:value-type="date" office:date-value="2012-09-29T10:30:00" calcext:value-type="date">
            <text:p>29/09/12 10:30</text:p>
          </table:table-cell>
          <table:table-cell office:value-type="date" office:date-value="2012-09-29T10:36:00" calcext:value-type="date">
            <text:p>29/09/12 10:3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1E25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date" office:date-value="2012-09-29T13:23:00" calcext:value-type="date">
            <text:p>29/09/12 13:23</text:p>
          </table:table-cell>
          <table:table-cell office:value-type="date" office:date-value="2012-09-29T13:39:00" calcext:value-type="date">
            <text:p>29/09/12 13:39</text:p>
          </table:table-cell>
          <table:table-cell office:value-type="date" office:date-value="2012-09-29T13:49:00" calcext:value-type="date">
            <text:p>29/09/12 13:49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29T15:37:00" calcext:value-type="date">
            <text:p>29/09/12 15:37</text:p>
          </table:table-cell>
          <table:table-cell office:value-type="date" office:date-value="2012-09-29T15:47:00" calcext:value-type="date">
            <text:p>29/09/12 15:47</text:p>
          </table:table-cell>
          <table:table-cell office:value-type="date" office:date-value="2012-09-29T16:01:00" calcext:value-type="date">
            <text:p>29/09/12 16:0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29T17:09:00" calcext:value-type="date">
            <text:p>29/09/12 17:09</text:p>
          </table:table-cell>
          <table:table-cell office:value-type="date" office:date-value="2012-09-29T17:19:00" calcext:value-type="date">
            <text:p>29/09/12 17:19</text:p>
          </table:table-cell>
          <table:table-cell office:value-type="date" office:date-value="2012-09-29T17:23:00" calcext:value-type="date">
            <text:p>29/09/12 17:23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9T17:34:00" calcext:value-type="date">
            <text:p>29/09/12 17:34</text:p>
          </table:table-cell>
          <table:table-cell office:value-type="date" office:date-value="2012-09-29T17:38:00" calcext:value-type="date">
            <text:p>29/09/12 17:38</text:p>
          </table:table-cell>
          <table:table-cell office:value-type="date" office:date-value="2012-09-29T17:43:00" calcext:value-type="date">
            <text:p>29/09/12 17:4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9T17:46:00" calcext:value-type="date">
            <text:p>29/09/12 17:46</text:p>
          </table:table-cell>
          <table:table-cell office:value-type="date" office:date-value="2012-09-29T18:09:00" calcext:value-type="date">
            <text:p>29/09/12 18:09</text:p>
          </table:table-cell>
          <table:table-cell office:value-type="date" office:date-value="2012-09-29T18:21:00" calcext:value-type="date">
            <text:p>29/09/12 18:2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9T18:37:00" calcext:value-type="date">
            <text:p>29/09/12 18:37</text:p>
          </table:table-cell>
          <table:table-cell office:value-type="date" office:date-value="2012-09-29T18:47:00" calcext:value-type="date">
            <text:p>29/09/12 18:47</text:p>
          </table:table-cell>
          <table:table-cell office:value-type="date" office:date-value="2012-09-29T18:57:00" calcext:value-type="date">
            <text:p>29/09/12 18:5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29T20:55:00" calcext:value-type="date">
            <text:p>29/09/12 20:55</text:p>
          </table:table-cell>
          <table:table-cell office:value-type="date" office:date-value="2012-09-29T20:58:00" calcext:value-type="date">
            <text:p>29/09/12 20:58</text:p>
          </table:table-cell>
          <table:table-cell office:value-type="date" office:date-value="2012-09-29T21:04:00" calcext:value-type="date">
            <text:p>29/09/12 21:0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4-30T00:29:00" calcext:value-type="date">
            <text:p>30/04/12 00:29</text:p>
          </table:table-cell>
          <table:table-cell office:value-type="date" office:date-value="2012-04-30T00:33:00" calcext:value-type="date">
            <text:p>30/04/12 00:33</text:p>
          </table:table-cell>
          <table:table-cell office:value-type="date" office:date-value="2012-04-30T00:35:00" calcext:value-type="date">
            <text:p>30/04/12 00:35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30T02:53:00" calcext:value-type="date">
            <text:p>30/04/12 02:53</text:p>
          </table:table-cell>
          <table:table-cell office:value-type="date" office:date-value="2012-04-30T02:59:00" calcext:value-type="date">
            <text:p>30/04/12 02:59</text:p>
          </table:table-cell>
          <table:table-cell office:value-type="date" office:date-value="2012-04-30T03:02:00" calcext:value-type="date">
            <text:p>30/04/12 03:0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63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4-30T05:05:00" calcext:value-type="date">
            <text:p>30/04/12 05:05</text:p>
          </table:table-cell>
          <table:table-cell office:value-type="date" office:date-value="2012-04-30T05:08:00" calcext:value-type="date">
            <text:p>30/04/12 05:08</text:p>
          </table:table-cell>
          <table:table-cell office:value-type="date" office:date-value="2012-04-30T05:12:00" calcext:value-type="date">
            <text:p>30/04/12 05:12</text:p>
          </table:table-cell>
          <table:table-cell office:value-type="string" calcext:value-type="string">
            <text:p>B7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30T06:02:00" calcext:value-type="date">
            <text:p>30/04/12 06:02</text:p>
          </table:table-cell>
          <table:table-cell office:value-type="date" office:date-value="2012-04-30T06:06:00" calcext:value-type="date">
            <text:p>30/04/12 06:06</text:p>
          </table:table-cell>
          <table:table-cell office:value-type="date" office:date-value="2012-04-30T06:10:00" calcext:value-type="date">
            <text:p>30/04/12 06:10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62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4-30T06:56:00" calcext:value-type="date">
            <text:p>30/04/12 06:56</text:p>
          </table:table-cell>
          <table:table-cell office:value-type="date" office:date-value="2012-04-30T07:38:00" calcext:value-type="date">
            <text:p>30/04/12 07:38</text:p>
          </table:table-cell>
          <table:table-cell office:value-type="date" office:date-value="2012-04-30T08:19:00" calcext:value-type="date">
            <text:p>30/04/12 08:19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12-04-30T09:13:00" calcext:value-type="date">
            <text:p>30/04/12 09:13</text:p>
          </table:table-cell>
          <table:table-cell office:value-type="date" office:date-value="2012-04-30T09:17:00" calcext:value-type="date">
            <text:p>30/04/12 09:17</text:p>
          </table:table-cell>
          <table:table-cell office:value-type="date" office:date-value="2012-04-30T09:21:00" calcext:value-type="date">
            <text:p>30/04/12 09:21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4-30T10:21:00" calcext:value-type="date">
            <text:p>30/04/12 10:21</text:p>
          </table:table-cell>
          <table:table-cell office:value-type="date" office:date-value="2012-04-30T10:26:00" calcext:value-type="date">
            <text:p>30/04/12 10:26</text:p>
          </table:table-cell>
          <table:table-cell office:value-type="date" office:date-value="2012-04-30T10:32:00" calcext:value-type="date">
            <text:p>30/04/12 10:32</text:p>
          </table:table-cell>
          <table:table-cell office:value-type="string" calcext:value-type="string">
            <text:p>C5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59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4-30T10:37:00" calcext:value-type="date">
            <text:p>30/04/12 10:37</text:p>
          </table:table-cell>
          <table:table-cell office:value-type="date" office:date-value="2012-04-30T10:41:00" calcext:value-type="date">
            <text:p>30/04/12 10:41</text:p>
          </table:table-cell>
          <table:table-cell office:value-type="date" office:date-value="2012-04-30T10:43:00" calcext:value-type="date">
            <text:p>30/04/12 10:43</text:p>
          </table:table-cell>
          <table:table-cell office:value-type="string" calcext:value-type="string">
            <text:p>C6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4-30T14:30:00" calcext:value-type="date">
            <text:p>30/04/12 14:30</text:p>
          </table:table-cell>
          <table:table-cell office:value-type="date" office:date-value="2012-04-30T14:36:00" calcext:value-type="date">
            <text:p>30/04/12 14:36</text:p>
          </table:table-cell>
          <table:table-cell office:value-type="date" office:date-value="2012-04-30T14:41:00" calcext:value-type="date">
            <text:p>30/04/12 14:41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57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date" office:date-value="2012-08-30T01:37:00" calcext:value-type="date">
            <text:p>30/08/12 01:37</text:p>
          </table:table-cell>
          <table:table-cell office:value-type="date" office:date-value="2012-08-30T01:52:00" calcext:value-type="date">
            <text:p>30/08/12 01:52</text:p>
          </table:table-cell>
          <table:table-cell office:value-type="date" office:date-value="2012-08-30T01:58:00" calcext:value-type="date">
            <text:p>30/08/12 01:58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30T02:16:00" calcext:value-type="date">
            <text:p>30/08/12 02:16</text:p>
          </table:table-cell>
          <table:table-cell office:value-type="date" office:date-value="2012-08-30T02:34:00" calcext:value-type="date">
            <text:p>30/08/12 02:34</text:p>
          </table:table-cell>
          <table:table-cell office:value-type="date" office:date-value="2012-08-30T02:45:00" calcext:value-type="date">
            <text:p>30/08/12 02:45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30T04:42:00" calcext:value-type="date">
            <text:p>30/08/12 04:42</text:p>
          </table:table-cell>
          <table:table-cell office:value-type="date" office:date-value="2012-08-30T04:45:00" calcext:value-type="date">
            <text:p>30/08/12 04:45</text:p>
          </table:table-cell>
          <table:table-cell office:value-type="date" office:date-value="2012-08-30T04:47:00" calcext:value-type="date">
            <text:p>30/08/12 04:47</text:p>
          </table:table-cell>
          <table:table-cell office:value-type="string" calcext:value-type="string">
            <text:p>B9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55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30T04:48:00" calcext:value-type="date">
            <text:p>30/08/12 04:48</text:p>
          </table:table-cell>
          <table:table-cell office:value-type="date" office:date-value="2012-08-30T04:53:00" calcext:value-type="date">
            <text:p>30/08/12 04:53</text:p>
          </table:table-cell>
          <table:table-cell office:value-type="date" office:date-value="2012-08-30T04:59:00" calcext:value-type="date">
            <text:p>30/08/12 04:5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30T06:03:00" calcext:value-type="date">
            <text:p>30/08/12 06:03</text:p>
          </table:table-cell>
          <table:table-cell office:value-type="date" office:date-value="2012-08-30T06:10:00" calcext:value-type="date">
            <text:p>30/08/12 06:10</text:p>
          </table:table-cell>
          <table:table-cell office:value-type="date" office:date-value="2012-08-30T06:36:00" calcext:value-type="date">
            <text:p>30/08/12 06:3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67</text:p>
          </table:table-cell>
          <table:table-cell/>
        </table:table-row>
        <table:table-row table:style-name="ro1">
          <table:table-cell office:value-type="date" office:date-value="2012-08-30T08:18:00" calcext:value-type="date">
            <text:p>30/08/12 08:18</text:p>
          </table:table-cell>
          <table:table-cell office:value-type="date" office:date-value="2012-08-30T08:23:00" calcext:value-type="date">
            <text:p>30/08/12 08:23</text:p>
          </table:table-cell>
          <table:table-cell office:value-type="date" office:date-value="2012-08-30T08:27:00" calcext:value-type="date">
            <text:p>30/08/12 08:27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81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30T08:31:00" calcext:value-type="date">
            <text:p>30/08/12 08:31</text:p>
          </table:table-cell>
          <table:table-cell office:value-type="date" office:date-value="2012-08-30T09:12:00" calcext:value-type="date">
            <text:p>30/08/12 09:12</text:p>
          </table:table-cell>
          <table:table-cell office:value-type="date" office:date-value="2012-08-30T09:16:00" calcext:value-type="date">
            <text:p>30/08/12 09:16</text:p>
          </table:table-cell>
          <table:table-cell office:value-type="string" calcext:value-type="string">
            <text:p>C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W58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date" office:date-value="2012-08-30T12:02:00" calcext:value-type="date">
            <text:p>30/08/12 12:02</text:p>
          </table:table-cell>
          <table:table-cell office:value-type="date" office:date-value="2012-08-30T12:11:00" calcext:value-type="date">
            <text:p>30/08/12 12:11</text:p>
          </table:table-cell>
          <table:table-cell office:value-type="date" office:date-value="2012-08-30T12:14:00" calcext:value-type="date">
            <text:p>30/08/12 12:14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30T18:59:00" calcext:value-type="date">
            <text:p>30/08/12 18:59</text:p>
          </table:table-cell>
          <table:table-cell office:value-type="date" office:date-value="2012-08-30T19:03:00" calcext:value-type="date">
            <text:p>30/08/12 19:03</text:p>
          </table:table-cell>
          <table:table-cell office:value-type="date" office:date-value="2012-08-30T19:06:00" calcext:value-type="date">
            <text:p>30/08/12 19:0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78</text:p>
          </table:table-cell>
          <table:table-cell/>
        </table:table-row>
        <table:table-row table:style-name="ro1">
          <table:table-cell office:value-type="date" office:date-value="2012-08-30T19:14:00" calcext:value-type="date">
            <text:p>30/08/12 19:14</text:p>
          </table:table-cell>
          <table:table-cell office:value-type="date" office:date-value="2012-08-30T19:20:00" calcext:value-type="date">
            <text:p>30/08/12 19:20</text:p>
          </table:table-cell>
          <table:table-cell office:value-type="date" office:date-value="2012-08-30T19:27:00" calcext:value-type="date">
            <text:p>30/08/12 19:2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30T19:49:00" calcext:value-type="date">
            <text:p>30/08/12 19:49</text:p>
          </table:table-cell>
          <table:table-cell office:value-type="date" office:date-value="2012-08-30T19:58:00" calcext:value-type="date">
            <text:p>30/08/12 19:58</text:p>
          </table:table-cell>
          <table:table-cell office:value-type="date" office:date-value="2012-08-30T20:11:00" calcext:value-type="date">
            <text:p>30/08/12 20:11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30T20:35:00" calcext:value-type="date">
            <text:p>30/08/12 20:35</text:p>
          </table:table-cell>
          <table:table-cell office:value-type="date" office:date-value="2012-08-30T20:39:00" calcext:value-type="date">
            <text:p>30/08/12 20:39</text:p>
          </table:table-cell>
          <table:table-cell office:value-type="date" office:date-value="2012-08-30T20:45:00" calcext:value-type="date">
            <text:p>30/08/12 20:45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8-30T21:34:00" calcext:value-type="date">
            <text:p>30/08/12 21:34</text:p>
          </table:table-cell>
          <table:table-cell office:value-type="date" office:date-value="2012-08-30T21:44:00" calcext:value-type="date">
            <text:p>30/08/12 21:44</text:p>
          </table:table-cell>
          <table:table-cell office:value-type="date" office:date-value="2012-08-30T21:49:00" calcext:value-type="date">
            <text:p>30/08/12 21:49</text:p>
          </table:table-cell>
          <table:table-cell office:value-type="string" calcext:value-type="string">
            <text:p>C3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74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12-30T01:57:00" calcext:value-type="date">
            <text:p>30/12/12 01:57</text:p>
          </table:table-cell>
          <table:table-cell office:value-type="date" office:date-value="2012-12-30T02:43:00" calcext:value-type="date">
            <text:p>30/12/12 02:43</text:p>
          </table:table-cell>
          <table:table-cell office:value-type="date" office:date-value="2012-12-30T02:59:00" calcext:value-type="date">
            <text:p>30/12/12 02:59</text:p>
          </table:table-cell>
          <table:table-cell office:value-type="string" calcext:value-type="string">
            <text:p>B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date" office:date-value="2012-12-30T05:50:00" calcext:value-type="date">
            <text:p>30/12/12 05:50</text:p>
          </table:table-cell>
          <table:table-cell office:value-type="date" office:date-value="2012-12-30T05:55:00" calcext:value-type="date">
            <text:p>30/12/12 05:55</text:p>
          </table:table-cell>
          <table:table-cell office:value-type="date" office:date-value="2012-12-30T06:02:00" calcext:value-type="date">
            <text:p>30/12/12 06:02</text:p>
          </table:table-cell>
          <table:table-cell office:value-type="string" calcext:value-type="string">
            <text:p>B3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37" calcext:value-type="float">
            <text:p>11637</text:p>
          </table:table-cell>
        </table:table-row>
        <table:table-row table:style-name="ro1">
          <table:table-cell office:value-type="date" office:date-value="2012-12-30T19:16:00" calcext:value-type="date">
            <text:p>30/12/12 19:16</text:p>
          </table:table-cell>
          <table:table-cell office:value-type="date" office:date-value="2012-12-30T19:21:00" calcext:value-type="date">
            <text:p>30/12/12 19:21</text:p>
          </table:table-cell>
          <table:table-cell office:value-type="date" office:date-value="2012-12-30T19:24:00" calcext:value-type="date">
            <text:p>30/12/12 19:24</text:p>
          </table:table-cell>
          <table:table-cell office:value-type="string" calcext:value-type="string">
            <text:p>B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1-30T03:15:00" calcext:value-type="date">
            <text:p>30/01/12 03:15</text:p>
          </table:table-cell>
          <table:table-cell office:value-type="date" office:date-value="2012-01-30T03:23:00" calcext:value-type="date">
            <text:p>30/01/12 03:23</text:p>
          </table:table-cell>
          <table:table-cell office:value-type="date" office:date-value="2012-01-30T03:30:00" calcext:value-type="date">
            <text:p>30/01/12 03:30</text:p>
          </table:table-cell>
          <table:table-cell office:value-type="string" calcext:value-type="string">
            <text:p>B5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30T04:35:00" calcext:value-type="date">
            <text:p>30/01/12 04:35</text:p>
          </table:table-cell>
          <table:table-cell office:value-type="date" office:date-value="2012-01-30T04:40:00" calcext:value-type="date">
            <text:p>30/01/12 04:40</text:p>
          </table:table-cell>
          <table:table-cell office:value-type="date" office:date-value="2012-01-30T04:43:00" calcext:value-type="date">
            <text:p>30/01/12 04:43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date" office:date-value="2012-01-30T21:43:00" calcext:value-type="date">
            <text:p>30/01/12 21:43</text:p>
          </table:table-cell>
          <table:table-cell office:value-type="date" office:date-value="2012-01-30T21:48:00" calcext:value-type="date">
            <text:p>30/01/12 21:48</text:p>
          </table:table-cell>
          <table:table-cell office:value-type="date" office:date-value="2012-01-30T21:54:00" calcext:value-type="date">
            <text:p>30/01/12 21:54</text:p>
          </table:table-cell>
          <table:table-cell office:value-type="string" calcext:value-type="string">
            <text:p>B4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30T23:50:00" calcext:value-type="date">
            <text:p>30/07/12 23:50</text:p>
          </table:table-cell>
          <table:table-cell office:value-type="date" office:date-value="2012-07-30" calcext:value-type="date">
            <text:p>30/07/12 00:00</text:p>
          </table:table-cell>
          <table:table-cell office:value-type="date" office:date-value="2012-07-31T00:04:00" calcext:value-type="date">
            <text:p>31/07/12 00:04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7-30T00:47:00" calcext:value-type="date">
            <text:p>30/07/12 00:47</text:p>
          </table:table-cell>
          <table:table-cell office:value-type="date" office:date-value="2012-07-30T00:54:00" calcext:value-type="date">
            <text:p>30/07/12 00:54</text:p>
          </table:table-cell>
          <table:table-cell office:value-type="date" office:date-value="2012-07-30T01:01:00" calcext:value-type="date">
            <text:p>30/07/12 01:01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W16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30T01:49:00" calcext:value-type="date">
            <text:p>30/07/12 01:49</text:p>
          </table:table-cell>
          <table:table-cell office:value-type="date" office:date-value="2012-07-30T01:53:00" calcext:value-type="date">
            <text:p>30/07/12 01:53</text:p>
          </table:table-cell>
          <table:table-cell office:value-type="date" office:date-value="2012-07-30T01:56:00" calcext:value-type="date">
            <text:p>30/07/12 01:56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33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30T04:16:00" calcext:value-type="date">
            <text:p>30/07/12 04:16</text:p>
          </table:table-cell>
          <table:table-cell office:value-type="date" office:date-value="2012-07-30T04:24:00" calcext:value-type="date">
            <text:p>30/07/12 04:24</text:p>
          </table:table-cell>
          <table:table-cell office:value-type="date" office:date-value="2012-07-30T04:28:00" calcext:value-type="date">
            <text:p>30/07/12 04:2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19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30T05:14:00" calcext:value-type="date">
            <text:p>30/07/12 05:14</text:p>
          </table:table-cell>
          <table:table-cell office:value-type="date" office:date-value="2012-07-30T05:17:00" calcext:value-type="date">
            <text:p>30/07/12 05:17</text:p>
          </table:table-cell>
          <table:table-cell office:value-type="date" office:date-value="2012-07-30T05:21:00" calcext:value-type="date">
            <text:p>30/07/12 05:21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81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0T06:03:00" calcext:value-type="date">
            <text:p>30/07/12 06:03</text:p>
          </table:table-cell>
          <table:table-cell office:value-type="date" office:date-value="2012-07-30T06:12:00" calcext:value-type="date">
            <text:p>30/07/12 06:12</text:p>
          </table:table-cell>
          <table:table-cell office:value-type="date" office:date-value="2012-07-30T06:22:00" calcext:value-type="date">
            <text:p>30/07/12 06:22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0E78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0T07:06:00" calcext:value-type="date">
            <text:p>30/07/12 07:06</text:p>
          </table:table-cell>
          <table:table-cell office:value-type="date" office:date-value="2012-07-30T07:10:00" calcext:value-type="date">
            <text:p>30/07/12 07:10</text:p>
          </table:table-cell>
          <table:table-cell office:value-type="date" office:date-value="2012-07-30T07:16:00" calcext:value-type="date">
            <text:p>30/07/12 07:16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8E76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0T07:54:00" calcext:value-type="date">
            <text:p>30/07/12 07:54</text:p>
          </table:table-cell>
          <table:table-cell office:value-type="date" office:date-value="2012-07-30T07:58:00" calcext:value-type="date">
            <text:p>30/07/12 07:58</text:p>
          </table:table-cell>
          <table:table-cell office:value-type="date" office:date-value="2012-07-30T08:01:00" calcext:value-type="date">
            <text:p>30/07/12 08:01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30T08:21:00" calcext:value-type="date">
            <text:p>30/07/12 08:21</text:p>
          </table:table-cell>
          <table:table-cell office:value-type="date" office:date-value="2012-07-30T08:26:00" calcext:value-type="date">
            <text:p>30/07/12 08:26</text:p>
          </table:table-cell>
          <table:table-cell office:value-type="date" office:date-value="2012-07-30T08:31:00" calcext:value-type="date">
            <text:p>30/07/12 08:31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30T10:28:00" calcext:value-type="date">
            <text:p>30/07/12 10:28</text:p>
          </table:table-cell>
          <table:table-cell office:value-type="date" office:date-value="2012-07-30T10:35:00" calcext:value-type="date">
            <text:p>30/07/12 10:35</text:p>
          </table:table-cell>
          <table:table-cell office:value-type="date" office:date-value="2012-07-30T10:41:00" calcext:value-type="date">
            <text:p>30/07/12 10:41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30T11:04:00" calcext:value-type="date">
            <text:p>30/07/12 11:04</text:p>
          </table:table-cell>
          <table:table-cell office:value-type="date" office:date-value="2012-07-30T11:07:00" calcext:value-type="date">
            <text:p>30/07/12 11:07</text:p>
          </table:table-cell>
          <table:table-cell office:value-type="date" office:date-value="2012-07-30T11:09:00" calcext:value-type="date">
            <text:p>30/07/12 11:0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21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30T13:55:00" calcext:value-type="date">
            <text:p>30/07/12 13:55</text:p>
          </table:table-cell>
          <table:table-cell office:value-type="date" office:date-value="2012-07-30T14:03:00" calcext:value-type="date">
            <text:p>30/07/12 14:03</text:p>
          </table:table-cell>
          <table:table-cell office:value-type="date" office:date-value="2012-07-30T14:05:00" calcext:value-type="date">
            <text:p>30/07/12 14:05</text:p>
          </table:table-cell>
          <table:table-cell office:value-type="string" calcext:value-type="string">
            <text:p>C8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20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30T15:39:00" calcext:value-type="date">
            <text:p>30/07/12 15:39</text:p>
          </table:table-cell>
          <table:table-cell office:value-type="date" office:date-value="2012-07-30T15:48:00" calcext:value-type="date">
            <text:p>30/07/12 15:48</text:p>
          </table:table-cell>
          <table:table-cell office:value-type="date" office:date-value="2012-07-30T15:53:00" calcext:value-type="date">
            <text:p>30/07/12 15:53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2E28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7-30T20:19:00" calcext:value-type="date">
            <text:p>30/07/12 20:19</text:p>
          </table:table-cell>
          <table:table-cell office:value-type="date" office:date-value="2012-07-30T20:23:00" calcext:value-type="date">
            <text:p>30/07/12 20:23</text:p>
          </table:table-cell>
          <table:table-cell office:value-type="date" office:date-value="2012-07-30T20:27:00" calcext:value-type="date">
            <text:p>30/07/12 20:27</text:p>
          </table:table-cell>
          <table:table-cell office:value-type="string" calcext:value-type="string">
            <text:p>B9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7-30T23:10:00" calcext:value-type="date">
            <text:p>30/07/12 23:10</text:p>
          </table:table-cell>
          <table:table-cell office:value-type="date" office:date-value="2012-07-30T23:18:00" calcext:value-type="date">
            <text:p>30/07/12 23:18</text:p>
          </table:table-cell>
          <table:table-cell office:value-type="date" office:date-value="2012-07-30T23:28:00" calcext:value-type="date">
            <text:p>30/07/12 23:28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8W67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date" office:date-value="2012-06-30T04:35:00" calcext:value-type="date">
            <text:p>30/06/12 04:35</text:p>
          </table:table-cell>
          <table:table-cell office:value-type="date" office:date-value="2012-06-30T04:38:00" calcext:value-type="date">
            <text:p>30/06/12 04:38</text:p>
          </table:table-cell>
          <table:table-cell office:value-type="date" office:date-value="2012-06-30T04:40:00" calcext:value-type="date">
            <text:p>30/06/12 04:40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30T08:22:00" calcext:value-type="date">
            <text:p>30/06/12 08:22</text:p>
          </table:table-cell>
          <table:table-cell office:value-type="date" office:date-value="2012-06-30T08:30:00" calcext:value-type="date">
            <text:p>30/06/12 08:30</text:p>
          </table:table-cell>
          <table:table-cell office:value-type="date" office:date-value="2012-06-30T08:37:00" calcext:value-type="date">
            <text:p>30/06/12 08:37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E24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6-30T09:48:00" calcext:value-type="date">
            <text:p>30/06/12 09:48</text:p>
          </table:table-cell>
          <table:table-cell office:value-type="date" office:date-value="2012-06-30T09:53:00" calcext:value-type="date">
            <text:p>30/06/12 09:53</text:p>
          </table:table-cell>
          <table:table-cell office:value-type="date" office:date-value="2012-06-30T09:56:00" calcext:value-type="date">
            <text:p>30/06/12 09:5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23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30T10:08:00" calcext:value-type="date">
            <text:p>30/06/12 10:08</text:p>
          </table:table-cell>
          <table:table-cell office:value-type="date" office:date-value="2012-06-30T10:11:00" calcext:value-type="date">
            <text:p>30/06/12 10:11</text:p>
          </table:table-cell>
          <table:table-cell office:value-type="date" office:date-value="2012-06-30T10:15:00" calcext:value-type="date">
            <text:p>30/06/12 10:15</text:p>
          </table:table-cell>
          <table:table-cell office:value-type="string" calcext:value-type="string">
            <text:p>B8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5E40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date" office:date-value="2012-06-30T10:48:00" calcext:value-type="date">
            <text:p>30/06/12 10:48</text:p>
          </table:table-cell>
          <table:table-cell office:value-type="date" office:date-value="2012-06-30T10:57:00" calcext:value-type="date">
            <text:p>30/06/12 10:57</text:p>
          </table:table-cell>
          <table:table-cell office:value-type="date" office:date-value="2012-06-30T11:02:00" calcext:value-type="date">
            <text:p>30/06/12 11:02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6E25</text:p>
          </table:table-cell>
          <table:table-cell office:value-type="float" office:value="11514" calcext:value-type="float">
            <text:p>11514</text:p>
          </table:table-cell>
        </table:table-row>
        <table:table-row table:style-name="ro1">
          <table:table-cell office:value-type="date" office:date-value="2012-06-30T12:48:00" calcext:value-type="date">
            <text:p>30/06/12 12:48</text:p>
          </table:table-cell>
          <table:table-cell office:value-type="date" office:date-value="2012-06-30T12:52:00" calcext:value-type="date">
            <text:p>30/06/12 12:52</text:p>
          </table:table-cell>
          <table:table-cell office:value-type="date" office:date-value="2012-06-30T12:54:00" calcext:value-type="date">
            <text:p>30/06/12 12:54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21</text:p>
          </table:table-cell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30T16:02:00" calcext:value-type="date">
            <text:p>30/06/12 16:02</text:p>
          </table:table-cell>
          <table:table-cell office:value-type="date" office:date-value="2012-06-30T16:12:00" calcext:value-type="date">
            <text:p>30/06/12 16:12</text:p>
          </table:table-cell>
          <table:table-cell office:value-type="date" office:date-value="2012-06-30T16:29:00" calcext:value-type="date">
            <text:p>30/06/12 16:29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E58</text:p>
          </table:table-cell>
          <table:table-cell/>
        </table:table-row>
        <table:table-row table:style-name="ro1">
          <table:table-cell office:value-type="date" office:date-value="2012-06-30T18:26:00" calcext:value-type="date">
            <text:p>30/06/12 18:26</text:p>
          </table:table-cell>
          <table:table-cell office:value-type="date" office:date-value="2012-06-30T18:32:00" calcext:value-type="date">
            <text:p>30/06/12 18:32</text:p>
          </table:table-cell>
          <table:table-cell office:value-type="date" office:date-value="2012-06-30T18:34:00" calcext:value-type="date">
            <text:p>30/06/12 18:34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13" calcext:value-type="float">
            <text:p>11513</text:p>
          </table:table-cell>
        </table:table-row>
        <table:table-row table:style-name="ro1">
          <table:table-cell office:value-type="date" office:date-value="2012-06-30T21:21:00" calcext:value-type="date">
            <text:p>30/06/12 21:21</text:p>
          </table:table-cell>
          <table:table-cell office:value-type="date" office:date-value="2012-06-30T21:25:00" calcext:value-type="date">
            <text:p>30/06/12 21:25</text:p>
          </table:table-cell>
          <table:table-cell office:value-type="date" office:date-value="2012-06-30T21:27:00" calcext:value-type="date">
            <text:p>30/06/12 21:27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00:58:00" calcext:value-type="date">
            <text:p>30/03/12 00:58</text:p>
          </table:table-cell>
          <table:table-cell office:value-type="date" office:date-value="2012-03-30T01:02:00" calcext:value-type="date">
            <text:p>30/03/12 01:02</text:p>
          </table:table-cell>
          <table:table-cell office:value-type="date" office:date-value="2012-03-30T01:04:00" calcext:value-type="date">
            <text:p>30/03/12 01:04</text:p>
          </table:table-cell>
          <table:table-cell office:value-type="string" calcext:value-type="string">
            <text:p>B5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02:02:00" calcext:value-type="date">
            <text:p>30/03/12 02:02</text:p>
          </table:table-cell>
          <table:table-cell office:value-type="date" office:date-value="2012-03-30T02:05:00" calcext:value-type="date">
            <text:p>30/03/12 02:05</text:p>
          </table:table-cell>
          <table:table-cell office:value-type="date" office:date-value="2012-03-30T02:07:00" calcext:value-type="date">
            <text:p>30/03/12 02:07</text:p>
          </table:table-cell>
          <table:table-cell office:value-type="string" calcext:value-type="string">
            <text:p>B7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07:06:00" calcext:value-type="date">
            <text:p>30/03/12 07:06</text:p>
          </table:table-cell>
          <table:table-cell office:value-type="date" office:date-value="2012-03-30T07:09:00" calcext:value-type="date">
            <text:p>30/03/12 07:09</text:p>
          </table:table-cell>
          <table:table-cell office:value-type="date" office:date-value="2012-03-30T07:11:00" calcext:value-type="date">
            <text:p>30/03/12 07:11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12:54:00" calcext:value-type="date">
            <text:p>30/03/12 12:54</text:p>
          </table:table-cell>
          <table:table-cell office:value-type="date" office:date-value="2012-03-30T12:57:00" calcext:value-type="date">
            <text:p>30/03/12 12:57</text:p>
          </table:table-cell>
          <table:table-cell office:value-type="date" office:date-value="2012-03-30T12:59:00" calcext:value-type="date">
            <text:p>30/03/12 12:59</text:p>
          </table:table-cell>
          <table:table-cell office:value-type="string" calcext:value-type="string">
            <text:p>B4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14:17:00" calcext:value-type="date">
            <text:p>30/03/12 14:17</text:p>
          </table:table-cell>
          <table:table-cell office:value-type="date" office:date-value="2012-03-30T15:10:00" calcext:value-type="date">
            <text:p>30/03/12 15:10</text:p>
          </table:table-cell>
          <table:table-cell office:value-type="date" office:date-value="2012-03-30T16:01:00" calcext:value-type="date">
            <text:p>30/03/12 16:01</text:p>
          </table:table-cell>
          <table:table-cell office:value-type="string" calcext:value-type="string">
            <text:p>B6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3-30T21:06:00" calcext:value-type="date">
            <text:p>30/03/12 21:06</text:p>
          </table:table-cell>
          <table:table-cell office:value-type="date" office:date-value="2012-03-30T21:12:00" calcext:value-type="date">
            <text:p>30/03/12 21:12</text:p>
          </table:table-cell>
          <table:table-cell office:value-type="date" office:date-value="2012-03-30T21:16:00" calcext:value-type="date">
            <text:p>30/03/12 21:1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74</text:p>
          </table:table-cell>
          <table:table-cell office:value-type="float" office:value="11451" calcext:value-type="float">
            <text:p>11451</text:p>
          </table:table-cell>
        </table:table-row>
        <table:table-row table:style-name="ro1">
          <table:table-cell office:value-type="date" office:date-value="2012-05-30T01:43:00" calcext:value-type="date">
            <text:p>30/05/12 01:43</text:p>
          </table:table-cell>
          <table:table-cell office:value-type="date" office:date-value="2012-05-30T02:26:00" calcext:value-type="date">
            <text:p>30/05/12 02:26</text:p>
          </table:table-cell>
          <table:table-cell office:value-type="date" office:date-value="2012-05-30T02:54:00" calcext:value-type="date">
            <text:p>30/05/12 02:54</text:p>
          </table:table-cell>
          <table:table-cell office:value-type="string" calcext:value-type="string">
            <text:p>B9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date" office:date-value="2012-05-30T08:36:00" calcext:value-type="date">
            <text:p>30/05/12 08:36</text:p>
          </table:table-cell>
          <table:table-cell office:value-type="date" office:date-value="2012-05-30T08:50:00" calcext:value-type="date">
            <text:p>30/05/12 08:50</text:p>
          </table:table-cell>
          <table:table-cell office:value-type="date" office:date-value="2012-05-30T09:07:00" calcext:value-type="date">
            <text:p>30/05/12 09:07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05-30T18:56:00" calcext:value-type="date">
            <text:p>30/05/12 18:56</text:p>
          </table:table-cell>
          <table:table-cell office:value-type="date" office:date-value="2012-05-30T19:07:00" calcext:value-type="date">
            <text:p>30/05/12 19:07</text:p>
          </table:table-cell>
          <table:table-cell office:value-type="date" office:date-value="2012-05-30T19:20:00" calcext:value-type="date">
            <text:p>30/05/12 19:20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30T21:55:00" calcext:value-type="date">
            <text:p>30/05/12 21:55</text:p>
          </table:table-cell>
          <table:table-cell office:value-type="date" office:date-value="2012-05-30T21:59:00" calcext:value-type="date">
            <text:p>30/05/12 21:59</text:p>
          </table:table-cell>
          <table:table-cell office:value-type="date" office:date-value="2012-05-30T22:03:00" calcext:value-type="date">
            <text:p>30/05/12 22:03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date" office:date-value="2012-11-29T23:52:00" calcext:value-type="date">
            <text:p>29/11/12 23:52</text:p>
          </table:table-cell>
          <table:table-cell office:value-type="date" office:date-value="2012-11-30T00:19:00" calcext:value-type="date">
            <text:p>30/11/12 00:19</text:p>
          </table:table-cell>
          <table:table-cell office:value-type="date" office:date-value="2012-11-30T00:32:00" calcext:value-type="date">
            <text:p>30/11/12 00:32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30T01:11:00" calcext:value-type="date">
            <text:p>30/11/12 01:11</text:p>
          </table:table-cell>
          <table:table-cell office:value-type="date" office:date-value="2012-11-30T01:15:00" calcext:value-type="date">
            <text:p>30/11/12 01:15</text:p>
          </table:table-cell>
          <table:table-cell office:value-type="date" office:date-value="2012-11-30T01:19:00" calcext:value-type="date">
            <text:p>30/11/12 01:19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3W71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1-30T04:02:00" calcext:value-type="date">
            <text:p>30/11/12 04:02</text:p>
          </table:table-cell>
          <table:table-cell office:value-type="date" office:date-value="2012-11-30T04:16:00" calcext:value-type="date">
            <text:p>30/11/12 04:16</text:p>
          </table:table-cell>
          <table:table-cell office:value-type="date" office:date-value="2012-11-30T04:25:00" calcext:value-type="date">
            <text:p>30/11/12 04:25</text:p>
          </table:table-cell>
          <table:table-cell office:value-type="string" calcext:value-type="string">
            <text:p>B8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4E47</text:p>
          </table:table-cell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30T08:41:00" calcext:value-type="date">
            <text:p>30/11/12 08:41</text:p>
          </table:table-cell>
          <table:table-cell office:value-type="date" office:date-value="2012-11-30T09:26:00" calcext:value-type="date">
            <text:p>30/11/12 09:26</text:p>
          </table:table-cell>
          <table:table-cell office:value-type="date" office:date-value="2012-11-30T09:45:00" calcext:value-type="date">
            <text:p>30/11/12 09:4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30T10:30:00" calcext:value-type="date">
            <text:p>30/11/12 10:30</text:p>
          </table:table-cell>
          <table:table-cell office:value-type="date" office:date-value="2012-11-30T10:35:00" calcext:value-type="date">
            <text:p>30/11/12 10:35</text:p>
          </table:table-cell>
          <table:table-cell office:value-type="date" office:date-value="2012-11-30T10:45:00" calcext:value-type="date">
            <text:p>30/11/12 10:45</text:p>
          </table:table-cell>
          <table:table-cell office:value-type="string" calcext:value-type="string">
            <text:p>B6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5" calcext:value-type="float">
            <text:p>11625</text:p>
          </table:table-cell>
        </table:table-row>
        <table:table-row table:style-name="ro1">
          <table:table-cell office:value-type="date" office:date-value="2012-11-30T14:32:00" calcext:value-type="date">
            <text:p>30/11/12 14:32</text:p>
          </table:table-cell>
          <table:table-cell office:value-type="date" office:date-value="2012-11-30T14:37:00" calcext:value-type="date">
            <text:p>30/11/12 14:37</text:p>
          </table:table-cell>
          <table:table-cell office:value-type="date" office:date-value="2012-11-30T14:42:00" calcext:value-type="date">
            <text:p>30/11/12 14:42</text:p>
          </table:table-cell>
          <table:table-cell office:value-type="string" calcext:value-type="string">
            <text:p>B7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23" calcext:value-type="float">
            <text:p>11623</text:p>
          </table:table-cell>
        </table:table-row>
        <table:table-row table:style-name="ro1">
          <table:table-cell office:value-type="date" office:date-value="2012-11-30T16:56:00" calcext:value-type="date">
            <text:p>30/11/12 16:56</text:p>
          </table:table-cell>
          <table:table-cell office:value-type="date" office:date-value="2012-11-30T17:48:00" calcext:value-type="date">
            <text:p>30/11/12 17:48</text:p>
          </table:table-cell>
          <table:table-cell office:value-type="date" office:date-value="2012-11-30T18:10:00" calcext:value-type="date">
            <text:p>30/11/12 18:10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4W85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date" office:date-value="2012-10-30T01:16:00" calcext:value-type="date">
            <text:p>30/10/12 01:16</text:p>
          </table:table-cell>
          <table:table-cell office:value-type="date" office:date-value="2012-10-30T01:37:00" calcext:value-type="date">
            <text:p>30/10/12 01:37</text:p>
          </table:table-cell>
          <table:table-cell office:value-type="date" office:date-value="2012-10-30T01:50:00" calcext:value-type="date">
            <text:p>30/10/12 01:50</text:p>
          </table:table-cell>
          <table:table-cell office:value-type="string" calcext:value-type="string">
            <text:p>B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09-30T00:07:00" calcext:value-type="date">
            <text:p>30/09/12 00:07</text:p>
          </table:table-cell>
          <table:table-cell office:value-type="date" office:date-value="2012-09-30T00:10:00" calcext:value-type="date">
            <text:p>30/09/12 00:10</text:p>
          </table:table-cell>
          <table:table-cell office:value-type="date" office:date-value="2012-09-30T00:12:00" calcext:value-type="date">
            <text:p>30/09/12 00:12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77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30T00:42:00" calcext:value-type="date">
            <text:p>30/09/12 00:42</text:p>
          </table:table-cell>
          <table:table-cell office:value-type="date" office:date-value="2012-09-30T00:45:00" calcext:value-type="date">
            <text:p>30/09/12 00:45</text:p>
          </table:table-cell>
          <table:table-cell office:value-type="date" office:date-value="2012-09-30T00:48:00" calcext:value-type="date">
            <text:p>30/09/12 00:48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30T01:08:00" calcext:value-type="date">
            <text:p>30/09/12 01:08</text:p>
          </table:table-cell>
          <table:table-cell office:value-type="date" office:date-value="2012-09-30T01:11:00" calcext:value-type="date">
            <text:p>30/09/12 01:11</text:p>
          </table:table-cell>
          <table:table-cell office:value-type="date" office:date-value="2012-09-30T01:13:00" calcext:value-type="date">
            <text:p>30/09/12 01:13</text:p>
          </table:table-cell>
          <table:table-cell office:value-type="string" calcext:value-type="string">
            <text:p>B8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2W77</text:p>
          </table:table-cell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date" office:date-value="2012-09-30T04:27:00" calcext:value-type="date">
            <text:p>30/09/12 04:27</text:p>
          </table:table-cell>
          <table:table-cell office:value-type="date" office:date-value="2012-09-30T04:33:00" calcext:value-type="date">
            <text:p>30/09/12 04:33</text:p>
          </table:table-cell>
          <table:table-cell office:value-type="date" office:date-value="2012-09-30T04:42:00" calcext:value-type="date">
            <text:p>30/09/12 04:42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3" calcext:value-type="float">
            <text:p>11583</text:p>
          </table:table-cell>
        </table:table-row>
        <table:table-row table:style-name="ro1">
          <table:table-cell office:value-type="date" office:date-value="2012-09-30T06:34:00" calcext:value-type="date">
            <text:p>30/09/12 06:34</text:p>
          </table:table-cell>
          <table:table-cell office:value-type="date" office:date-value="2012-09-30T06:45:00" calcext:value-type="date">
            <text:p>30/09/12 06:45</text:p>
          </table:table-cell>
          <table:table-cell office:value-type="date" office:date-value="2012-09-30T07:10:00" calcext:value-type="date">
            <text:p>30/09/12 07:10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4W62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date" office:date-value="2012-09-30T12:29:00" calcext:value-type="date">
            <text:p>30/09/12 12:29</text:p>
          </table:table-cell>
          <table:table-cell office:value-type="date" office:date-value="2012-09-30T12:33:00" calcext:value-type="date">
            <text:p>30/09/12 12:33</text:p>
          </table:table-cell>
          <table:table-cell office:value-type="date" office:date-value="2012-09-30T12:36:00" calcext:value-type="date">
            <text:p>30/09/12 12:36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date" office:date-value="2012-09-30T14:21:00" calcext:value-type="date">
            <text:p>30/09/12 14:21</text:p>
          </table:table-cell>
          <table:table-cell office:value-type="date" office:date-value="2012-09-30T14:26:00" calcext:value-type="date">
            <text:p>30/09/12 14:26</text:p>
          </table:table-cell>
          <table:table-cell office:value-type="date" office:date-value="2012-09-30T14:33:00" calcext:value-type="date">
            <text:p>30/09/12 14:33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8W81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30T15:01:00" calcext:value-type="date">
            <text:p>30/09/12 15:01</text:p>
          </table:table-cell>
          <table:table-cell office:value-type="date" office:date-value="2012-09-30T15:10:00" calcext:value-type="date">
            <text:p>30/09/12 15:10</text:p>
          </table:table-cell>
          <table:table-cell office:value-type="date" office:date-value="2012-09-30T15:14:00" calcext:value-type="date">
            <text:p>30/09/12 15:14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89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30T20:04:00" calcext:value-type="date">
            <text:p>30/09/12 20:04</text:p>
          </table:table-cell>
          <table:table-cell office:value-type="date" office:date-value="2012-09-30T20:08:00" calcext:value-type="date">
            <text:p>30/09/12 20:08</text:p>
          </table:table-cell>
          <table:table-cell office:value-type="date" office:date-value="2012-09-30T20:10:00" calcext:value-type="date">
            <text:p>30/09/12 20:10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30T20:57:00" calcext:value-type="date">
            <text:p>30/09/12 20:57</text:p>
          </table:table-cell>
          <table:table-cell office:value-type="date" office:date-value="2012-09-30T21:01:00" calcext:value-type="date">
            <text:p>30/09/12 21:01</text:p>
          </table:table-cell>
          <table:table-cell office:value-type="date" office:date-value="2012-09-30T21:04:00" calcext:value-type="date">
            <text:p>30/09/12 21:0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30T21:16:00" calcext:value-type="date">
            <text:p>30/09/12 21:16</text:p>
          </table:table-cell>
          <table:table-cell office:value-type="date" office:date-value="2012-09-30T21:20:00" calcext:value-type="date">
            <text:p>30/09/12 21:20</text:p>
          </table:table-cell>
          <table:table-cell office:value-type="date" office:date-value="2012-09-30T21:23:00" calcext:value-type="date">
            <text:p>30/09/12 21:23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9-30T22:01:00" calcext:value-type="date">
            <text:p>30/09/12 22:01</text:p>
          </table:table-cell>
          <table:table-cell office:value-type="date" office:date-value="2012-09-30T22:06:00" calcext:value-type="date">
            <text:p>30/09/12 22:06</text:p>
          </table:table-cell>
          <table:table-cell office:value-type="date" office:date-value="2012-09-30T22:09:00" calcext:value-type="date">
            <text:p>30/09/12 22:09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30T22:39:00" calcext:value-type="date">
            <text:p>30/09/12 22:39</text:p>
          </table:table-cell>
          <table:table-cell office:value-type="date" office:date-value="2012-09-30T22:43:00" calcext:value-type="date">
            <text:p>30/09/12 22:43</text:p>
          </table:table-cell>
          <table:table-cell office:value-type="date" office:date-value="2012-09-30T22:47:00" calcext:value-type="date">
            <text:p>30/09/12 22:47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9-30T23:17:00" calcext:value-type="date">
            <text:p>30/09/12 23:17</text:p>
          </table:table-cell>
          <table:table-cell office:value-type="date" office:date-value="2012-09-30T23:39:00" calcext:value-type="date">
            <text:p>30/09/12 23:39</text:p>
          </table:table-cell>
          <table:table-cell office:value-type="date" office:date-value="2012-09-30T23:44:00" calcext:value-type="date">
            <text:p>30/09/12 23:44</text:p>
          </table:table-cell>
          <table:table-cell office:value-type="string" calcext:value-type="string">
            <text:p>C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9W89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date" office:date-value="2012-08-31T04:08:00" calcext:value-type="date">
            <text:p>31/08/12 04:08</text:p>
          </table:table-cell>
          <table:table-cell office:value-type="date" office:date-value="2012-08-31T04:12:00" calcext:value-type="date">
            <text:p>31/08/12 04:12</text:p>
          </table:table-cell>
          <table:table-cell office:value-type="date" office:date-value="2012-08-31T04:16:00" calcext:value-type="date">
            <text:p>31/08/12 04:16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3E20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8-31T04:46:00" calcext:value-type="date">
            <text:p>31/08/12 04:46</text:p>
          </table:table-cell>
          <table:table-cell office:value-type="date" office:date-value="2012-08-31T04:51:00" calcext:value-type="date">
            <text:p>31/08/12 04:51</text:p>
          </table:table-cell>
          <table:table-cell office:value-type="date" office:date-value="2012-08-31T04:55:00" calcext:value-type="date">
            <text:p>31/08/12 04:55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6E67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31T07:13:00" calcext:value-type="date">
            <text:p>31/08/12 07:13</text:p>
          </table:table-cell>
          <table:table-cell office:value-type="date" office:date-value="2012-08-31T07:21:00" calcext:value-type="date">
            <text:p>31/08/12 07:21</text:p>
          </table:table-cell>
          <table:table-cell office:value-type="date" office:date-value="2012-08-31T07:27:00" calcext:value-type="date">
            <text:p>31/08/12 07:27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5E22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8-31T09:04:00" calcext:value-type="date">
            <text:p>31/08/12 09:04</text:p>
          </table:table-cell>
          <table:table-cell office:value-type="date" office:date-value="2012-08-31T10:04:00" calcext:value-type="date">
            <text:p>31/08/12 10:04</text:p>
          </table:table-cell>
          <table:table-cell office:value-type="date" office:date-value="2012-08-31T10:19:00" calcext:value-type="date">
            <text:p>31/08/12 10:19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05E21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date" office:date-value="2012-08-31T11:23:00" calcext:value-type="date">
            <text:p>31/08/12 11:23</text:p>
          </table:table-cell>
          <table:table-cell office:value-type="date" office:date-value="2012-08-31T11:27:00" calcext:value-type="date">
            <text:p>31/08/12 11:27</text:p>
          </table:table-cell>
          <table:table-cell office:value-type="date" office:date-value="2012-08-31T11:36:00" calcext:value-type="date">
            <text:p>31/08/12 11:3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1E63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date" office:date-value="2012-08-31T14:06:00" calcext:value-type="date">
            <text:p>31/08/12 14:06</text:p>
          </table:table-cell>
          <table:table-cell office:value-type="date" office:date-value="2012-08-31T14:14:00" calcext:value-type="date">
            <text:p>31/08/12 14:14</text:p>
          </table:table-cell>
          <table:table-cell office:value-type="date" office:date-value="2012-08-31T14:23:00" calcext:value-type="date">
            <text:p>31/08/12 14:23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8-31T16:05:00" calcext:value-type="date">
            <text:p>31/08/12 16:05</text:p>
          </table:table-cell>
          <table:table-cell office:value-type="date" office:date-value="2012-08-31T16:12:00" calcext:value-type="date">
            <text:p>31/08/12 16:12</text:p>
          </table:table-cell>
          <table:table-cell office:value-type="date" office:date-value="2012-08-31T16:22:00" calcext:value-type="date">
            <text:p>31/08/12 16:22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64" calcext:value-type="float">
            <text:p>11564</text:p>
          </table:table-cell>
        </table:table-row>
        <table:table-row table:style-name="ro1">
          <table:table-cell office:value-type="date" office:date-value="2012-08-31T19:45:00" calcext:value-type="date">
            <text:p>31/08/12 19:45</text:p>
          </table:table-cell>
          <table:table-cell office:value-type="date" office:date-value="2012-08-31T20:43:00" calcext:value-type="date">
            <text:p>31/08/12 20:43</text:p>
          </table:table-cell>
          <table:table-cell office:value-type="date" office:date-value="2012-08-31T21:51:00" calcext:value-type="date">
            <text:p>31/08/12 21:51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42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date" office:date-value="2012-12-31T18:59:00" calcext:value-type="date">
            <text:p>31/12/12 18:59</text:p>
          </table:table-cell>
          <table:table-cell office:value-type="date" office:date-value="2012-12-31T19:03:00" calcext:value-type="date">
            <text:p>31/12/12 19:03</text:p>
          </table:table-cell>
          <table:table-cell office:value-type="date" office:date-value="2012-12-31T19:06:00" calcext:value-type="date">
            <text:p>31/12/12 19:06</text:p>
          </table:table-cell>
          <table:table-cell office:value-type="string" calcext:value-type="string">
            <text:p>B5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date" office:date-value="2012-12-31T22:12:00" calcext:value-type="date">
            <text:p>31/12/12 22:12</text:p>
          </table:table-cell>
          <table:table-cell office:value-type="date" office:date-value="2012-12-31T22:17:00" calcext:value-type="date">
            <text:p>31/12/12 22:17</text:p>
          </table:table-cell>
          <table:table-cell office:value-type="date" office:date-value="2012-12-31T22:22:00" calcext:value-type="date">
            <text:p>31/12/12 22:22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date" office:date-value="2012-01-31T06:16:00" calcext:value-type="date">
            <text:p>31/01/12 06:16</text:p>
          </table:table-cell>
          <table:table-cell office:value-type="date" office:date-value="2012-01-31T06:24:00" calcext:value-type="date">
            <text:p>31/01/12 06:24</text:p>
          </table:table-cell>
          <table:table-cell office:value-type="date" office:date-value="2012-01-31T06:41:00" calcext:value-type="date">
            <text:p>31/01/12 06:41</text:p>
          </table:table-cell>
          <table:table-cell office:value-type="string" calcext:value-type="string">
            <text:p>B6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date" office:date-value="2012-01-31T14:04:00" calcext:value-type="date">
            <text:p>31/01/12 14:04</text:p>
          </table:table-cell>
          <table:table-cell office:value-type="date" office:date-value="2012-01-31T14:15:00" calcext:value-type="date">
            <text:p>31/01/12 14:15</text:p>
          </table:table-cell>
          <table:table-cell office:value-type="date" office:date-value="2012-01-31T14:28:00" calcext:value-type="date">
            <text:p>31/01/12 14:28</text:p>
          </table:table-cell>
          <table:table-cell office:value-type="string" calcext:value-type="string">
            <text:p>B9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date" office:date-value="2012-07-31T01:48:00" calcext:value-type="date">
            <text:p>31/07/12 01:48</text:p>
          </table:table-cell>
          <table:table-cell office:value-type="date" office:date-value="2012-07-31T01:51:00" calcext:value-type="date">
            <text:p>31/07/12 01:51</text:p>
          </table:table-cell>
          <table:table-cell office:value-type="date" office:date-value="2012-07-31T01:54:00" calcext:value-type="date">
            <text:p>31/07/12 01:54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19E13</text:p>
          </table:table-cell>
          <table:table-cell office:value-type="float" office:value="11532" calcext:value-type="float">
            <text:p>11532</text:p>
          </table:table-cell>
        </table:table-row>
        <table:table-row table:style-name="ro1">
          <table:table-cell office:value-type="date" office:date-value="2012-07-31T03:28:00" calcext:value-type="date">
            <text:p>31/07/12 03:28</text:p>
          </table:table-cell>
          <table:table-cell office:value-type="date" office:date-value="2012-07-31T03:34:00" calcext:value-type="date">
            <text:p>31/07/12 03:34</text:p>
          </table:table-cell>
          <table:table-cell office:value-type="date" office:date-value="2012-07-31T03:35:00" calcext:value-type="date">
            <text:p>31/07/12 03:35</text:p>
          </table:table-cell>
          <table:table-cell office:value-type="string" calcext:value-type="string">
            <text:p>C1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3E23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7-31T09:35:00" calcext:value-type="date">
            <text:p>31/07/12 09:35</text:p>
          </table:table-cell>
          <table:table-cell office:value-type="date" office:date-value="2012-07-31T09:40:00" calcext:value-type="date">
            <text:p>31/07/12 09:40</text:p>
          </table:table-cell>
          <table:table-cell office:value-type="date" office:date-value="2012-07-31T09:57:00" calcext:value-type="date">
            <text:p>31/07/12 09:5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1T10:46:00" calcext:value-type="date">
            <text:p>31/07/12 10:46</text:p>
          </table:table-cell>
          <table:table-cell office:value-type="date" office:date-value="2012-07-31T11:30:00" calcext:value-type="date">
            <text:p>31/07/12 11:30</text:p>
          </table:table-cell>
          <table:table-cell office:value-type="date" office:date-value="2012-07-31T12:26:00" calcext:value-type="date">
            <text:p>31/07/12 12:26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9E59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1T14:17:00" calcext:value-type="date">
            <text:p>31/07/12 14:17</text:p>
          </table:table-cell>
          <table:table-cell office:value-type="date" office:date-value="2012-07-31T14:25:00" calcext:value-type="date">
            <text:p>31/07/12 14:25</text:p>
          </table:table-cell>
          <table:table-cell office:value-type="date" office:date-value="2012-07-31T14:30:00" calcext:value-type="date">
            <text:p>31/07/12 14:30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78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7-31T15:10:00" calcext:value-type="date">
            <text:p>31/07/12 15:10</text:p>
          </table:table-cell>
          <table:table-cell office:value-type="date" office:date-value="2012-07-31T15:15:00" calcext:value-type="date">
            <text:p>31/07/12 15:15</text:p>
          </table:table-cell>
          <table:table-cell office:value-type="date" office:date-value="2012-07-31T15:22:00" calcext:value-type="date">
            <text:p>31/07/12 15:22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22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7-31T15:54:00" calcext:value-type="date">
            <text:p>31/07/12 15:54</text:p>
          </table:table-cell>
          <table:table-cell office:value-type="date" office:date-value="2012-07-31T16:02:00" calcext:value-type="date">
            <text:p>31/07/12 16:02</text:p>
          </table:table-cell>
          <table:table-cell office:value-type="date" office:date-value="2012-07-31T16:07:00" calcext:value-type="date">
            <text:p>31/07/12 16:0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4E78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7-31T17:10:00" calcext:value-type="date">
            <text:p>31/07/12 17:10</text:p>
          </table:table-cell>
          <table:table-cell office:value-type="date" office:date-value="2012-07-31T17:27:00" calcext:value-type="date">
            <text:p>31/07/12 17:27</text:p>
          </table:table-cell>
          <table:table-cell office:value-type="date" office:date-value="2012-07-31T17:32:00" calcext:value-type="date">
            <text:p>31/07/12 17:32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S25E21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7-31T19:25:00" calcext:value-type="date">
            <text:p>31/07/12 19:25</text:p>
          </table:table-cell>
          <table:table-cell office:value-type="date" office:date-value="2012-07-31T19:30:00" calcext:value-type="date">
            <text:p>31/07/12 19:30</text:p>
          </table:table-cell>
          <table:table-cell office:value-type="date" office:date-value="2012-07-31T19:35:00" calcext:value-type="date">
            <text:p>31/07/12 19:35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date" office:date-value="2012-07-31T21:59:00" calcext:value-type="date">
            <text:p>31/07/12 21:59</text:p>
          </table:table-cell>
          <table:table-cell office:value-type="date" office:date-value="2012-07-31T22:05:00" calcext:value-type="date">
            <text:p>31/07/12 22:05</text:p>
          </table:table-cell>
          <table:table-cell office:value-type="date" office:date-value="2012-07-31T22:08:00" calcext:value-type="date">
            <text:p>31/07/12 22:0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5W40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date" office:date-value="2012-07-31T23:29:00" calcext:value-type="date">
            <text:p>31/07/12 23:29</text:p>
          </table:table-cell>
          <table:table-cell office:value-type="date" office:date-value="2012-07-31T23:33:00" calcext:value-type="date">
            <text:p>31/07/12 23:33</text:p>
          </table:table-cell>
          <table:table-cell office:value-type="date" office:date-value="2012-07-31T23:36:00" calcext:value-type="date">
            <text:p>31/07/12 23:36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8" calcext:value-type="float">
            <text:p>11538</text:p>
          </table:table-cell>
        </table:table-row>
        <table:table-row table:style-name="ro1">
          <table:table-cell office:value-type="date" office:date-value="2012-07-31T23:54:00" calcext:value-type="date">
            <text:p>31/07/12 23:54</text:p>
          </table:table-cell>
          <table:table-cell office:value-type="date" office:date-value="2012-07-31T23:59:00" calcext:value-type="date">
            <text:p>31/07/12 23:59</text:p>
          </table:table-cell>
          <table:table-cell office:value-type="date" office:date-value="2012-08-01T00:04:00" calcext:value-type="date">
            <text:p>01/08/12 00:04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36" calcext:value-type="float">
            <text:p>11536</text:p>
          </table:table-cell>
        </table:table-row>
        <table:table-row table:style-name="ro1">
          <table:table-cell office:value-type="date" office:date-value="2012-03-31T21:01:00" calcext:value-type="date">
            <text:p>31/03/12 21:01</text:p>
          </table:table-cell>
          <table:table-cell office:value-type="date" office:date-value="2012-03-31T21:09:00" calcext:value-type="date">
            <text:p>31/03/12 21:09</text:p>
          </table:table-cell>
          <table:table-cell office:value-type="date" office:date-value="2012-03-31T21:20:00" calcext:value-type="date">
            <text:p>31/03/12 21:20</text:p>
          </table:table-cell>
          <table:table-cell office:value-type="string" calcext:value-type="string">
            <text:p>B8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23W64</text:p>
          </table:table-cell>
          <table:table-cell office:value-type="float" office:value="11444" calcext:value-type="float">
            <text:p>11444</text:p>
          </table:table-cell>
        </table:table-row>
        <table:table-row table:style-name="ro1">
          <table:table-cell office:value-type="date" office:date-value="2012-05-31T01:03:00" calcext:value-type="date">
            <text:p>31/05/12 01:03</text:p>
          </table:table-cell>
          <table:table-cell office:value-type="date" office:date-value="2012-05-31T01:27:00" calcext:value-type="date">
            <text:p>31/05/12 01:27</text:p>
          </table:table-cell>
          <table:table-cell office:value-type="date" office:date-value="2012-05-31T01:40:00" calcext:value-type="date">
            <text:p>31/05/12 01:40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5-31T05:15:00" calcext:value-type="date">
            <text:p>31/05/12 05:15</text:p>
          </table:table-cell>
          <table:table-cell office:value-type="date" office:date-value="2012-05-31T05:49:00" calcext:value-type="date">
            <text:p>31/05/12 05:49</text:p>
          </table:table-cell>
          <table:table-cell office:value-type="date" office:date-value="2012-05-31T06:17:00" calcext:value-type="date">
            <text:p>31/05/12 06:1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31T06:35:00" calcext:value-type="date">
            <text:p>31/05/12 06:35</text:p>
          </table:table-cell>
          <table:table-cell office:value-type="date" office:date-value="2012-05-31T06:43:00" calcext:value-type="date">
            <text:p>31/05/12 06:43</text:p>
          </table:table-cell>
          <table:table-cell office:value-type="date" office:date-value="2012-05-31T06:47:00" calcext:value-type="date">
            <text:p>31/05/12 06:47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05-31T13:26:00" calcext:value-type="date">
            <text:p>31/05/12 13:26</text:p>
          </table:table-cell>
          <table:table-cell office:value-type="date" office:date-value="2012-05-31T14:32:00" calcext:value-type="date">
            <text:p>31/05/12 14:32</text:p>
          </table:table-cell>
          <table:table-cell office:value-type="date" office:date-value="2012-05-31T14:46:00" calcext:value-type="date">
            <text:p>31/05/12 14:46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6E74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5-31T15:30:00" calcext:value-type="date">
            <text:p>31/05/12 15:30</text:p>
          </table:table-cell>
          <table:table-cell office:value-type="date" office:date-value="2012-05-31T15:36:00" calcext:value-type="date">
            <text:p>31/05/12 15:36</text:p>
          </table:table-cell>
          <table:table-cell office:value-type="date" office:date-value="2012-05-31T15:41:00" calcext:value-type="date">
            <text:p>31/05/12 15:41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7E70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5-31T17:36:00" calcext:value-type="date">
            <text:p>31/05/12 17:36</text:p>
          </table:table-cell>
          <table:table-cell office:value-type="date" office:date-value="2012-05-31T17:40:00" calcext:value-type="date">
            <text:p>31/05/12 17:40</text:p>
          </table:table-cell>
          <table:table-cell office:value-type="date" office:date-value="2012-05-31T17:42:00" calcext:value-type="date">
            <text:p>31/05/12 17:42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office:value-type="string" calcext:value-type="string">
            <text:p>N13E69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5-31T22:54:00" calcext:value-type="date">
            <text:p>31/05/12 22:54</text:p>
          </table:table-cell>
          <table:table-cell office:value-type="date" office:date-value="2012-05-31T23:17:00" calcext:value-type="date">
            <text:p>31/05/12 23:17</text:p>
          </table:table-cell>
          <table:table-cell office:value-type="date" office:date-value="2012-05-31T23:22:00" calcext:value-type="date">
            <text:p>31/05/12 23:22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05-31T23:27:00" calcext:value-type="date">
            <text:p>31/05/12 23:27</text:p>
          </table:table-cell>
          <table:table-cell office:value-type="date" office:date-value="2012-05-31T23:36:00" calcext:value-type="date">
            <text:p>31/05/12 23:36</text:p>
          </table:table-cell>
          <table:table-cell office:value-type="date" office:date-value="2012-05-31T23:48:00" calcext:value-type="date">
            <text:p>31/05/12 23:48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date" office:date-value="2012-10-31T04:59:00" calcext:value-type="date">
            <text:p>31/10/12 04:59</text:p>
          </table:table-cell>
          <table:table-cell office:value-type="date" office:date-value="2012-10-31T05:07:00" calcext:value-type="date">
            <text:p>31/10/12 05:07</text:p>
          </table:table-cell>
          <table:table-cell office:value-type="date" office:date-value="2012-10-31T05:13:00" calcext:value-type="date">
            <text:p>31/10/12 05:13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date" office:date-value="2012-10-31T06:50:00" calcext:value-type="date">
            <text:p>31/10/12 06:50</text:p>
          </table:table-cell>
          <table:table-cell office:value-type="date" office:date-value="2012-10-31T06:54:00" calcext:value-type="date">
            <text:p>31/10/12 06:54</text:p>
          </table:table-cell>
          <table:table-cell office:value-type="date" office:date-value="2012-10-31T06:56:00" calcext:value-type="date">
            <text:p>31/10/12 06:56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31T07:13:00" calcext:value-type="date">
            <text:p>31/10/12 07:13</text:p>
          </table:table-cell>
          <table:table-cell office:value-type="date" office:date-value="2012-10-31T07:18:00" calcext:value-type="date">
            <text:p>31/10/12 07:18</text:p>
          </table:table-cell>
          <table:table-cell office:value-type="date" office:date-value="2012-10-31T07:23:00" calcext:value-type="date">
            <text:p>31/10/12 07:23</text:p>
          </table:table-cell>
          <table:table-cell office:value-type="string" calcext:value-type="string">
            <text:p>B4.8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 table:number-columns-repeated="2"/>
        </table:table-row>
        <table:table-row table:style-name="ro1">
          <table:table-cell office:value-type="date" office:date-value="2012-10-31T11:33:00" calcext:value-type="date">
            <text:p>31/10/12 11:33</text:p>
          </table:table-cell>
          <table:table-cell office:value-type="date" office:date-value="2012-10-31T11:39:00" calcext:value-type="date">
            <text:p>31/10/12 11:39</text:p>
          </table:table-cell>
          <table:table-cell office:value-type="date" office:date-value="2012-10-31T11:45:00" calcext:value-type="date">
            <text:p>31/10/12 11:45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date" office:date-value="2012-10-31T13:06:00" calcext:value-type="date">
            <text:p>31/10/12 13:06</text:p>
          </table:table-cell>
          <table:table-cell office:value-type="date" office:date-value="2012-10-31T13:11:00" calcext:value-type="date">
            <text:p>31/10/12 13:11</text:p>
          </table:table-cell>
          <table:table-cell office:value-type="date" office:date-value="2012-10-31T13:18:00" calcext:value-type="date">
            <text:p>31/10/12 13:18</text:p>
          </table:table-cell>
          <table:table-cell office:value-type="string" calcext:value-type="string">
            <text:p>B3.9</text:p>
          </table:table-cell>
          <table:table-cell office:value-type="string" calcext:value-type="string">
            <text:p>S23E87</text:p>
          </table:table-cell>
          <table:table-cell office:value-type="float" office:value="-890.603" calcext:value-type="float">
            <text:p>-890.603</text:p>
          </table:table-cell>
          <table:table-cell office:value-type="float" office:value="-394.691" calcext:value-type="float">
            <text:p>-394.691</text:p>
          </table:table-cell>
          <table:table-cell/>
          <table:table-cell office:value-type="float" office:value="11598" calcext:value-type="float">
            <text:p>11598</text:p>
          </table:table-cell>
        </table:table-row>
      </table:table>
      <table:table table:name="Pivot Table_gev_her_2011-12-31_2012-12-31_1" table:style-name="ta1">
        <table:shapes>
          <draw:frame draw:z-index="0" draw:style-name="gr1" draw:text-style-name="P1" svg:width="22.751cm" svg:height="19.343cm" svg:x="7.095cm" svg:y="0.1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4"/>
        <table:table-column table:style-name="co7" table:default-cell-style-name="ce9"/>
        <table:table-column table:style-name="co7" table:default-cell-style-name="ce14"/>
        <table:table-row table:style-name="ro1">
          <table:table-cell table:style-name="ce2" office:value-type="string" calcext:value-type="string">
            <text:p>Years</text:p>
          </table:table-cell>
          <table:table-cell table:style-name="ce7" office:value-type="string" calcext:value-type="string">
            <text:p>FLARE_PEAK</text:p>
          </table:table-cell>
          <table:table-cell table:style-name="ce12" office:value-type="string" calcext:value-type="string">
            <text:p>Count - FLARE_PEAK</text:p>
          </table:table-cell>
        </table:table-row>
        <table:table-row table:style-name="ro1">
          <table:table-cell table:style-name="ce3" office:value-type="string" calcext:value-type="string">
            <text:p>2012</text:p>
          </table:table-cell>
          <table:table-cell table:style-name="ce8" office:value-type="string" calcext:value-type="string">
            <text:p>Jan</text:p>
          </table:table-cell>
          <table:table-cell table:style-name="ce13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Feb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Mar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Apr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Jul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Aug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Nov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Dec</text:p>
          </table:table-cell>
          <table:table-cell table:style-name="ce15" office:value-type="float" office:value="183" calcext:value-type="float">
            <text:p>18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/>
          <table:table-cell table:style-name="ce16" office:value-type="float" office:value="2183" calcext:value-type="float">
            <text:p>2183</text:p>
          </table:table-cell>
        </table:table-row>
      </table:table>
      <table:named-expressions/>
      <table:data-pilot-tables>
        <table:data-pilot-table table:name="DataPilot1" table:application-data="" table:target-range-address="'Pivot Table_gev_her_2011-12-31_2012-12-31_1'.A1:'Pivot Table_gev_her_2011-12-31_2012-12-31_1'.C14" table:buttons="'Pivot Table_gev_her_2011-12-31_2012-12-31_1'.A1 'Pivot Table_gev_her_2011-12-31_2012-12-31_1'.B1" table:show-filter-button="false" table:drill-down-on-double-click="false">
          <table:source-cell-range table:cell-range-address="'gev_her_2011-12-31_2012-12-31'.A1:'gev_her_2011-12-31_2012-12-31'.I2184"/>
          <table:data-pilot-field table:source-field-name="Years" table:orientation="row" table:used-hierarchy="-1" table:function="auto">
            <table:data-pilot-level calcext:repeat-item-labels="false"/>
            <table:data-pilot-groups table:source-field-name="FLARE_PEAK" table:grouped-by="year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LARE_PEAK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FLARE_PEAK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16:39:56.808623035</dc:date>
    <meta:editing-duration>PT1M7S</meta:editing-duration>
    <meta:editing-cycles>1</meta:editing-cycles>
    <meta:document-statistic meta:table-count="2" meta:cell-count="1779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52cm" svg:height="19.344cm" xlink:href=".." xlink:type="simple" loext:data-pilot-source="DataPilot1" chart:class="chart:bar" chart:style-name="ch1">
        <chart:plot-area chart:style-name="ch2" table:cell-range-address="PivotChart" chart:data-source-has-labels="column" svg:x="0.455cm" svg:y="0.386cm" svg:width="21.842cm" svg:height="17.672cm">
          <chart:coordinate-region svg:x="1.262cm" svg:y="0.585cm" svg:width="21.035cm" svg:height="16.428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 Jan</text:p>
                <text:list>
                  <text:list-item>
                    <text:p>2012</text:p>
                  </text:list-item>
                  <text:list-item>
                    <text:p>Jan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24">
                <text:p>12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2 Feb</text:p>
                <text:list>
                  <text:list-item>
                    <text:p/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2 Mar</text:p>
                <text:list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12 Apr</text:p>
                <text:list>
                  <text:list-item>
                    <text:p/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2 May</text:p>
                <text:list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2 Jun</text:p>
                <text:list>
                  <text:list-item>
                    <text:p/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2 Jul</text:p>
                <text:list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2 Aug</text:p>
                <text:list>
                  <text:list-item>
                    <text:p/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12 Sep</text:p>
                <text:list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2 Oct</text:p>
                <text:list>
                  <text:list-item>
                    <text:p/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2 Nov</text:p>
                <text:list>
                  <text:list-item>
                    <text:p/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2 Dec</text:p>
                <text:list>
                  <text:list-item>
                    <text:p/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